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776cm"/>
    </style:style>
    <style:style style:name="co2" style:family="table-column">
      <style:table-column-properties fo:break-before="auto" style:column-width="9.483cm"/>
    </style:style>
    <style:style style:name="co3" style:family="table-column">
      <style:table-column-properties fo:break-before="auto" style:column-width="0.519cm"/>
    </style:style>
    <style:style style:name="co4" style:family="table-column">
      <style:table-column-properties fo:break-before="auto" style:column-width="6.472cm"/>
    </style:style>
    <style:style style:name="co5" style:family="table-column">
      <style:table-column-properties fo:break-before="auto" style:column-width="12.751cm"/>
    </style:style>
    <style:style style:name="co6" style:family="table-column">
      <style:table-column-properties fo:break-before="auto" style:column-width="12.109cm"/>
    </style:style>
    <style:style style:name="co7" style:family="table-column">
      <style:table-column-properties fo:break-before="auto" style:column-width="9.451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10.732cm"/>
    </style:style>
    <style:style style:name="co10" style:family="table-column">
      <style:table-column-properties fo:break-before="auto" style:column-width="8.329cm"/>
    </style:style>
    <style:style style:name="co11" style:family="table-column">
      <style:table-column-properties fo:break-before="auto" style:column-width="4.133cm"/>
    </style:style>
    <style:style style:name="co12" style:family="table-column">
      <style:table-column-properties fo:break-before="auto" style:column-width="8.553cm"/>
    </style:style>
    <style:style style:name="co13" style:family="table-column">
      <style:table-column-properties fo:break-before="auto" style:column-width="7.46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c5c00" fo:wrap-option="wrap"/>
    </style:style>
    <style:style style:name="ce4" style:family="table-cell" style:parent-style-name="Default" style:data-style-name="N0">
      <style:table-cell-properties fo:wrap-option="wrap"/>
    </style:style>
    <style:style style:name="ce12" style:family="table-cell" style:parent-style-name="Default">
      <style:table-cell-properties fo:background-color="#fc5c00"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anifestatio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14" table:number-columns-repeated="6" table:default-cell-style-name="ce2"/>
        <table:table-row table:style-name="ro1">
          <table:table-cell table:style-name="ce8" office:value-type="string" calcext:value-type="string">
            <text:p>Source</text:p>
          </table:table-cell>
          <table:table-cell table:style-name="ce8" office:value-type="string" calcext:value-type="string">
            <text:p>Partie 1</text:p>
          </table:table-cell>
          <table:table-cell table:style-name="ce8"/>
          <table:table-cell/>
          <table:table-cell table:style-name="ce12" office:value-type="string" calcext:value-type="string">
            <text:p>manuel titre</text:p>
          </table:table-cell>
          <table:table-cell table:style-name="ce8" office:value-type="string" calcext:value-type="string">
            <text:p>reste</text:p>
          </table:table-cell>
          <table:table-cell table:style-name="ce8"/>
          <table:table-cell table:style-name="ce12" office:value-type="string" calcext:value-type="string">
            <text:p>manuel lieu</text:p>
          </table:table-cell>
          <table:table-cell table:style-name="ce8" office:value-type="string" calcext:value-type="string">
            <text:p>reste</text:p>
          </table:table-cell>
          <table:table-cell table:style-name="ce8"/>
          <table:table-cell table:style-name="ce12" office:value-type="string" calcext:value-type="string">
            <text:p>manuel date</text:p>
          </table:table-cell>
          <table:table-cell table:style-name="ce8" office:value-type="string" calcext:value-type="string">
            <text:p>reste</text:p>
          </table:table-cell>
          <table:table-cell table:style-name="ce8" office:value-type="string" calcext:value-type="string">
            <text:p>dcterms:title</text:p>
          </table:table-cell>
          <table:table-cell table:style-name="ce8" office:value-type="string" calcext:value-type="string">
            <text:p>dcterms:type</text:p>
          </table:table-cell>
          <table:table-cell table:style-name="ce8" office:value-type="string" calcext:value-type="string">
            <text:p>dcterms:date</text:p>
          </table:table-cell>
          <table:table-cell table:style-name="ce8" office:value-type="string" calcext:value-type="string">
            <text:p>bio:plac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es diasporas du nouveau monde" : symposium international des jeunes chercheurs de la Caraïbe, les 21 et 22 janvier 2010. Université des Antilles et de la Guyane</text:p>
          </table:table-cell>
          <table:table-cell table:formula="of:=ORG.LIBREOFFICE.REGEX([.A2]; &quot;:[^:]*?$&quot;; &quot;&quot;)" office:value-type="string" office:string-value="&quot;Les diasporas du nouveau monde&quot; " calcext:value-type="string">
            <text:p>"Les diasporas du nouveau monde" </text:p>
          </table:table-cell>
          <table:table-cell table:formula="of:=IF(ORG.LIBREOFFICE.REGEX([.A2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2] = 1; IF(MID([.B2]; 1; 1) = CHAR(34); MID([.B2]; 2; LEN([.B2]) - 3); [.B2]); ORG.LIBREOFFICE.REGEX([.A2]; &quot;\.[^.]*?$&quot;; &quot;&quot;))" office:value-type="string" office:string-value="Les diasporas du nouveau monde" calcext:value-type="string">
            <text:p>Les diasporas du nouveau monde</text:p>
          </table:table-cell>
          <table:table-cell table:style-name="ce6"/>
          <table:table-cell table:formula="of:= ORG.LIBREOFFICE.REGEX(ORG.LIBREOFFICE.REGEX(MID([.A2]; FIND([.M2]; [.A2]) + LEN([.M2]) + 1; 999); &quot;^\W*&quot;; &quot;&quot;); &quot;\W*$&quot;; &quot;&quot;)" office:value-type="string" office:string-value="symposium international des jeunes chercheurs de la Caraïbe, les 21 et 22 janvier 2010. Université des Antilles et de la Guyane" calcext:value-type="string">
            <text:p>symposium international des jeunes chercheurs de la Caraïbe, les 21 et 22 janvier 2010. Université des Antilles et de la Guyane</text:p>
          </table:table-cell>
          <table:table-cell table:style-name="ce4" table:formula="of:=TRIM(ORG.LIBREOFFICE.REGEX([.F2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2] = &quot;&quot;; [.F2]; TRIM(MID([.F2]; 1; FIND([.P2]; [.F2]) - 1))); &quot;^\W*&quot;; &quot;&quot;); &quot;\W*$&quot;; &quot;&quot;)" office:value-type="string" office:string-value="symposium international des jeunes chercheurs de la Caraïbe, les 21 et 22 janvier 2010" calcext:value-type="string">
            <text:p>symposium international des jeunes chercheurs de la Caraïbe, les 21 et 22 janvier 2010</text:p>
          </table:table-cell>
          <table:table-cell table:formula="of:=IF([.I2] = &quot;&quot;; &quot;&quot;; IFERROR(ORG.LIBREOFFICE.REGEX(ORG.LIBREOFFICE.REGEX(ORG.LIBREOFFICE.REGEX([.I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1 et 22 janvier 2010" calcext:value-type="string">
            <text:p>21 et 22 janvier 2010</text:p>
          </table:table-cell>
          <table:table-cell/>
          <table:table-cell table:formula="of:=IF([.I2] = &quot;&quot;; &quot;&quot;; IFERROR(ORG.LIBREOFFICE.REGEX(ORG.LIBREOFFICE.REGEX(ORG.LIBREOFFICE.REGEX([.I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symposium international des jeunes chercheurs de la Caraïbe, les" calcext:value-type="string">
            <text:p>symposium international des jeunes chercheurs de la Caraïbe, les</text:p>
          </table:table-cell>
          <table:table-cell table:formula="of:=IF([.E2] = &quot;&quot;; [.D2]; IF([.E2] = &quot;-&quot;; &quot;&quot;; [.E2]))" office:value-type="string" office:string-value="Les diasporas du nouveau monde" calcext:value-type="string">
            <text:p>Les diasporas du nouveau monde</text:p>
          </table:table-cell>
          <table:table-cell table:style-name="ce4" table:formula="of:==IF(LEN([.L2]) &lt; 5; &quot;&quot;; ORG.LIBREOFFICE.REGEX([.L2]; &quot;,[^,]*?$&quot;; &quot;&quot;))" office:value-type="string" office:string-value="symposium international des jeunes chercheurs de la Caraïbe" calcext:value-type="string">
            <text:p>symposium international des jeunes chercheurs de la Caraïbe</text:p>
          </table:table-cell>
          <table:table-cell table:formula="of:=IF([.K2] = &quot;&quot;; [.J2]; IF([.K2] = &quot;-&quot;; &quot;&quot;; [.K2]))" office:value-type="string" office:string-value="21 et 22 janvier 2010" calcext:value-type="string">
            <text:p>21 et 22 janvier 2010</text:p>
          </table:table-cell>
          <table:table-cell table:formula="of:=IF([.H2] = &quot;&quot;; [.G2]; IF([.H2] = &quot;-&quot;; &quot;&quot;; [.H2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Biodiversité terrestre des Petites Antilles" : conférence internationale, du 8 au 10 novembre 2010. Université des Antilles et de la Guyane</text:p>
          </table:table-cell>
          <table:table-cell table:formula="of:=ORG.LIBREOFFICE.REGEX([.A3]; &quot;:[^:]*?$&quot;; &quot;&quot;)" office:value-type="string" office:string-value="&quot;Biodiversité terrestre des Petites Antilles&quot; " calcext:value-type="string">
            <text:p>"Biodiversité terrestre des Petites Antilles" </text:p>
          </table:table-cell>
          <table:table-cell table:formula="of:=IF(ORG.LIBREOFFICE.REGEX([.A3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3] = 1; IF(MID([.B3]; 1; 1) = CHAR(34); MID([.B3]; 2; LEN([.B3]) - 3); [.B3]); ORG.LIBREOFFICE.REGEX([.A3]; &quot;\.[^.]*?$&quot;; &quot;&quot;))" office:value-type="string" office:string-value="Biodiversité terrestre des Petites Antilles" calcext:value-type="string">
            <text:p>Biodiversité terrestre des Petites Antilles</text:p>
          </table:table-cell>
          <table:table-cell table:style-name="ce6"/>
          <table:table-cell table:formula="of:= ORG.LIBREOFFICE.REGEX(ORG.LIBREOFFICE.REGEX(MID([.A3]; FIND([.M3]; [.A3]) + LEN([.M3]) + 1; 999); &quot;^\W*&quot;; &quot;&quot;); &quot;\W*$&quot;; &quot;&quot;)" office:value-type="string" office:string-value="conférence internationale, du 8 au 10 novembre 2010. Université des Antilles et de la Guyane" calcext:value-type="string">
            <text:p>conférence internationale, du 8 au 10 novembre 2010. Université des Antilles et de la Guyane</text:p>
          </table:table-cell>
          <table:table-cell table:formula="of:=TRIM(ORG.LIBREOFFICE.REGEX([.F3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3] = &quot;&quot;; [.F3]; TRIM(MID([.F3]; 1; FIND([.P3]; [.F3]) - 1))); &quot;^\W*&quot;; &quot;&quot;); &quot;\W*$&quot;; &quot;&quot;)" office:value-type="string" office:string-value="conférence internationale, du 8 au 10 novembre 2010" calcext:value-type="string">
            <text:p>conférence internationale, du 8 au 10 novembre 2010</text:p>
          </table:table-cell>
          <table:table-cell table:formula="of:=IF([.I3] = &quot;&quot;; &quot;&quot;; IFERROR(ORG.LIBREOFFICE.REGEX(ORG.LIBREOFFICE.REGEX(ORG.LIBREOFFICE.REGEX([.I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8 au 10 novembre 2010" calcext:value-type="string">
            <text:p>8 au 10 novembre 2010</text:p>
          </table:table-cell>
          <table:table-cell/>
          <table:table-cell table:formula="of:=IF([.I3] = &quot;&quot;; &quot;&quot;; IFERROR(ORG.LIBREOFFICE.REGEX(ORG.LIBREOFFICE.REGEX(ORG.LIBREOFFICE.REGEX([.I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nférence internationale, du" calcext:value-type="string">
            <text:p>conférence internationale, du</text:p>
          </table:table-cell>
          <table:table-cell table:formula="of:=IF([.E3] = &quot;&quot;; [.D3]; IF([.E3] = &quot;-&quot;; &quot;&quot;; [.E3]))" office:value-type="string" office:string-value="Biodiversité terrestre des Petites Antilles" calcext:value-type="string">
            <text:p>Biodiversité terrestre des Petites Antilles</text:p>
          </table:table-cell>
          <table:table-cell table:style-name="ce4" table:formula="of:==IF(LEN([.L3]) &lt; 5; &quot;&quot;; ORG.LIBREOFFICE.REGEX([.L3]; &quot;,[^,]*?$&quot;; &quot;&quot;))" office:value-type="string" office:string-value="conférence internationale" calcext:value-type="string">
            <text:p>conférence internationale</text:p>
          </table:table-cell>
          <table:table-cell table:formula="of:=IF([.K3] = &quot;&quot;; [.J3]; IF([.K3] = &quot;-&quot;; &quot;&quot;; [.K3]))" office:value-type="string" office:string-value="8 au 10 novembre 2010" calcext:value-type="string">
            <text:p>8 au 10 novembre 2010</text:p>
          </table:table-cell>
          <table:table-cell table:formula="of:=IF([.H3] = &quot;&quot;; [.G3]; IF([.H3] = &quot;-&quot;; &quot;&quot;; [.H3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Paysages et biodiversités de la Caraïbe et des Guyanes" : colloque pluridisciplinaire, du 7 au 10 décembre 2010. Université des Antilles et de la Guyane</text:p>
          </table:table-cell>
          <table:table-cell table:formula="of:=ORG.LIBREOFFICE.REGEX([.A4]; &quot;:[^:]*?$&quot;; &quot;&quot;)" office:value-type="string" office:string-value="&quot;Paysages et biodiversités de la Caraïbe et des Guyanes&quot; " calcext:value-type="string">
            <text:p>"Paysages et biodiversités de la Caraïbe et des Guyanes" </text:p>
          </table:table-cell>
          <table:table-cell table:formula="of:=IF(ORG.LIBREOFFICE.REGEX([.A4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4] = 1; IF(MID([.B4]; 1; 1) = CHAR(34); MID([.B4]; 2; LEN([.B4]) - 3); [.B4]); ORG.LIBREOFFICE.REGEX([.A4]; &quot;\.[^.]*?$&quot;; &quot;&quot;))" office:value-type="string" office:string-value="Paysages et biodiversités de la Caraïbe et des Guyanes" calcext:value-type="string">
            <text:p>Paysages et biodiversités de la Caraïbe et des Guyanes</text:p>
          </table:table-cell>
          <table:table-cell table:style-name="ce6"/>
          <table:table-cell table:formula="of:= ORG.LIBREOFFICE.REGEX(ORG.LIBREOFFICE.REGEX(MID([.A4]; FIND([.M4]; [.A4]) + LEN([.M4]) + 1; 999); &quot;^\W*&quot;; &quot;&quot;); &quot;\W*$&quot;; &quot;&quot;)" office:value-type="string" office:string-value="colloque pluridisciplinaire, du 7 au 10 décembre 2010. Université des Antilles et de la Guyane" calcext:value-type="string">
            <text:p>colloque pluridisciplinaire, du 7 au 10 décembre 2010. Université des Antilles et de la Guyane</text:p>
          </table:table-cell>
          <table:table-cell table:formula="of:=TRIM(ORG.LIBREOFFICE.REGEX([.F4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4] = &quot;&quot;; [.F4]; TRIM(MID([.F4]; 1; FIND([.P4]; [.F4]) - 1))); &quot;^\W*&quot;; &quot;&quot;); &quot;\W*$&quot;; &quot;&quot;)" office:value-type="string" office:string-value="colloque pluridisciplinaire, du 7 au 10 décembre 2010" calcext:value-type="string">
            <text:p>colloque pluridisciplinaire, du 7 au 10 décembre 2010</text:p>
          </table:table-cell>
          <table:table-cell table:formula="of:=IF([.I4] = &quot;&quot;; &quot;&quot;; IFERROR(ORG.LIBREOFFICE.REGEX(ORG.LIBREOFFICE.REGEX(ORG.LIBREOFFICE.REGEX([.I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7 au 10 décembre 2010" calcext:value-type="string">
            <text:p>7 au 10 décembre 2010</text:p>
          </table:table-cell>
          <table:table-cell/>
          <table:table-cell table:formula="of:=IF([.I4] = &quot;&quot;; &quot;&quot;; IFERROR(ORG.LIBREOFFICE.REGEX(ORG.LIBREOFFICE.REGEX(ORG.LIBREOFFICE.REGEX([.I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 pluridisciplinaire, du" calcext:value-type="string">
            <text:p>colloque pluridisciplinaire, du</text:p>
          </table:table-cell>
          <table:table-cell table:formula="of:=IF([.E4] = &quot;&quot;; [.D4]; IF([.E4] = &quot;-&quot;; &quot;&quot;; [.E4]))" office:value-type="string" office:string-value="Paysages et biodiversités de la Caraïbe et des Guyanes" calcext:value-type="string">
            <text:p>Paysages et biodiversités de la Caraïbe et des Guyanes</text:p>
          </table:table-cell>
          <table:table-cell table:style-name="ce4" table:formula="of:==IF(LEN([.L4]) &lt; 5; &quot;&quot;; ORG.LIBREOFFICE.REGEX([.L4]; &quot;,[^,]*?$&quot;; &quot;&quot;))" office:value-type="string" office:string-value="colloque pluridisciplinaire" calcext:value-type="string">
            <text:p>colloque pluridisciplinaire</text:p>
          </table:table-cell>
          <table:table-cell table:formula="of:=IF([.K4] = &quot;&quot;; [.J4]; IF([.K4] = &quot;-&quot;; &quot;&quot;; [.K4]))" office:value-type="string" office:string-value="7 au 10 décembre 2010" calcext:value-type="string">
            <text:p>7 au 10 décembre 2010</text:p>
          </table:table-cell>
          <table:table-cell table:formula="of:=IF([.H4] = &quot;&quot;; [.G4]; IF([.H4] = &quot;-&quot;; &quot;&quot;; [.H4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s rencontres culturelles de la BU 2009-2010. Université des Antilles et de la Guyane</text:p>
          </table:table-cell>
          <table:table-cell table:formula="of:=ORG.LIBREOFFICE.REGEX([.A5]; &quot;:[^:]*?$&quot;; &quot;&quot;)" office:value-type="string" office:string-value="Les rencontres culturelles de la BU 2009-2010. Université des Antilles et de la Guyane" calcext:value-type="string">
            <text:p>Les rencontres culturelles de la BU 2009-2010. Université des Antilles et de la Guyane</text:p>
          </table:table-cell>
          <table:table-cell table:formula="of:=IF(ORG.LIBREOFFICE.REGEX([.A5]; &quot;[^:]*?$&quot;; &quot;&quot;) = &quot;&quot;; &quot;&quot;; 1)">
            <text:p/>
          </table:table-cell>
          <table:table-cell table:style-name="ce4" table:formula="of:=IF([.C5] = 1; IF(MID([.B5]; 1; 1) = CHAR(34); MID([.B5]; 2; LEN([.B5]) - 3); [.B5]); ORG.LIBREOFFICE.REGEX([.A5]; &quot;\.[^.]*?$&quot;; &quot;&quot;))" office:value-type="string" office:string-value="Les rencontres culturelles de la BU 2009-2010" calcext:value-type="string">
            <text:p>Les rencontres culturelles de la BU 2009-2010</text:p>
          </table:table-cell>
          <table:table-cell table:style-name="ce6" office:value-type="string" calcext:value-type="string">
            <text:p>Les rencontres culturelles de la BU</text:p>
          </table:table-cell>
          <table:table-cell table:formula="of:= ORG.LIBREOFFICE.REGEX(ORG.LIBREOFFICE.REGEX(MID([.A5]; FIND([.M5]; [.A5]) + LEN([.M5]) + 1; 999); &quot;^\W*&quot;; &quot;&quot;); &quot;\W*$&quot;; &quot;&quot;)" office:value-type="string" office:string-value="2009-2010. Université des Antilles et de la Guyane" calcext:value-type="string">
            <text:p>2009-2010. Université des Antilles et de la Guyane</text:p>
          </table:table-cell>
          <table:table-cell table:formula="of:=TRIM(ORG.LIBREOFFICE.REGEX([.F5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5] = &quot;&quot;; [.F5]; TRIM(MID([.F5]; 1; FIND([.P5]; [.F5]) - 1))); &quot;^\W*&quot;; &quot;&quot;); &quot;\W*$&quot;; &quot;&quot;)" office:value-type="string" office:string-value="2009-2010" calcext:value-type="string">
            <text:p>2009-2010</text:p>
          </table:table-cell>
          <table:table-cell table:formula="of:=IF([.I5] = &quot;&quot;; &quot;&quot;; IFERROR(ORG.LIBREOFFICE.REGEX(ORG.LIBREOFFICE.REGEX(ORG.LIBREOFFICE.REGEX([.I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009-2010" calcext:value-type="string">
            <text:p>2009-2010</text:p>
          </table:table-cell>
          <table:table-cell/>
          <table:table-cell table:formula="of:=IF([.I5] = &quot;&quot;; &quot;&quot;; IFERROR(ORG.LIBREOFFICE.REGEX(ORG.LIBREOFFICE.REGEX(ORG.LIBREOFFICE.REGEX([.I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>
            <text:p/>
          </table:table-cell>
          <table:table-cell table:formula="of:=IF([.E5] = &quot;&quot;; [.D5]; IF([.E5] = &quot;-&quot;; &quot;&quot;; [.E5]))" office:value-type="string" office:string-value="Les rencontres culturelles de la BU" calcext:value-type="string">
            <text:p>Les rencontres culturelles de la BU</text:p>
          </table:table-cell>
          <table:table-cell table:style-name="ce4" table:formula="of:==IF(LEN([.L5]) &lt; 5; &quot;&quot;; ORG.LIBREOFFICE.REGEX([.L5]; &quot;,[^,]*?$&quot;; &quot;&quot;))">
            <text:p/>
          </table:table-cell>
          <table:table-cell table:formula="of:=IF([.K5] = &quot;&quot;; [.J5]; IF([.K5] = &quot;-&quot;; &quot;&quot;; [.K5]))" office:value-type="string" office:string-value="2009-2010" calcext:value-type="string">
            <text:p>2009-2010</text:p>
          </table:table-cell>
          <table:table-cell table:formula="of:=IF([.H5] = &quot;&quot;; [.G5]; IF([.H5] = &quot;-&quot;; &quot;&quot;; [.H5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Regards croisés dans la Caraïbe", le 5 mars 2010. Université des Antilles et de la Guyane</text:p>
          </table:table-cell>
          <table:table-cell table:formula="of:=ORG.LIBREOFFICE.REGEX([.A6]; &quot;:[^:]*?$&quot;; &quot;&quot;)" office:value-type="string" office:string-value="&quot;Regards croisés dans la Caraïbe&quot;, le 5 mars 2010. Université des Antilles et de la Guyane" calcext:value-type="string">
            <text:p>"Regards croisés dans la Caraïbe", le 5 mars 2010. Université des Antilles et de la Guyane</text:p>
          </table:table-cell>
          <table:table-cell table:formula="of:=IF(ORG.LIBREOFFICE.REGEX([.A6]; &quot;[^:]*?$&quot;; &quot;&quot;) = &quot;&quot;; &quot;&quot;; 1)">
            <text:p/>
          </table:table-cell>
          <table:table-cell table:style-name="ce4" table:formula="of:=IF([.C6] = 1; IF(MID([.B6]; 1; 1) = CHAR(34); MID([.B6]; 2; LEN([.B6]) - 3); [.B6]); ORG.LIBREOFFICE.REGEX([.A6]; &quot;\.[^.]*?$&quot;; &quot;&quot;))" office:value-type="string" office:string-value="&quot;Regards croisés dans la Caraïbe&quot;, le 5 mars 2010" calcext:value-type="string">
            <text:p>"Regards croisés dans la Caraïbe", le 5 mars 2010</text:p>
          </table:table-cell>
          <table:table-cell table:style-name="ce6" office:value-type="string" calcext:value-type="string">
            <text:p>Regards croisés dans la Caraïbe</text:p>
          </table:table-cell>
          <table:table-cell table:formula="of:= ORG.LIBREOFFICE.REGEX(ORG.LIBREOFFICE.REGEX(MID([.A6]; FIND([.M6]; [.A6]) + LEN([.M6]) + 1; 999); &quot;^\W*&quot;; &quot;&quot;); &quot;\W*$&quot;; &quot;&quot;)" office:value-type="string" office:string-value="le 5 mars 2010. Université des Antilles et de la Guyane" calcext:value-type="string">
            <text:p>le 5 mars 2010. Université des Antilles et de la Guyane</text:p>
          </table:table-cell>
          <table:table-cell table:formula="of:=TRIM(ORG.LIBREOFFICE.REGEX([.F6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6] = &quot;&quot;; [.F6]; TRIM(MID([.F6]; 1; FIND([.P6]; [.F6]) - 1))); &quot;^\W*&quot;; &quot;&quot;); &quot;\W*$&quot;; &quot;&quot;)" office:value-type="string" office:string-value="le 5 mars 2010" calcext:value-type="string">
            <text:p>le 5 mars 2010</text:p>
          </table:table-cell>
          <table:table-cell table:formula="of:=IF([.I6] = &quot;&quot;; &quot;&quot;; IFERROR(ORG.LIBREOFFICE.REGEX(ORG.LIBREOFFICE.REGEX(ORG.LIBREOFFICE.REGEX([.I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5 mars 2010" calcext:value-type="string">
            <text:p>5 mars 2010</text:p>
          </table:table-cell>
          <table:table-cell/>
          <table:table-cell table:formula="of:=IF([.I6] = &quot;&quot;; &quot;&quot;; IFERROR(ORG.LIBREOFFICE.REGEX(ORG.LIBREOFFICE.REGEX(ORG.LIBREOFFICE.REGEX([.I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6] = &quot;&quot;; [.D6]; IF([.E6] = &quot;-&quot;; &quot;&quot;; [.E6]))" office:value-type="string" office:string-value="Regards croisés dans la Caraïbe" calcext:value-type="string">
            <text:p>Regards croisés dans la Caraïbe</text:p>
          </table:table-cell>
          <table:table-cell table:style-name="ce4" table:formula="of:==IF(LEN([.L6]) &lt; 5; &quot;&quot;; ORG.LIBREOFFICE.REGEX([.L6]; &quot;,[^,]*?$&quot;; &quot;&quot;))">
            <text:p/>
          </table:table-cell>
          <table:table-cell table:formula="of:=IF([.K6] = &quot;&quot;; [.J6]; IF([.K6] = &quot;-&quot;; &quot;&quot;; [.K6]))" office:value-type="string" office:string-value="5 mars 2010" calcext:value-type="string">
            <text:p>5 mars 2010</text:p>
          </table:table-cell>
          <table:table-cell table:formula="of:=IF([.H6] = &quot;&quot;; [.G6]; IF([.H6] = &quot;-&quot;; &quot;&quot;; [.H6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Charnières et frontières du territoire" : séminaire, le 6 mai 2010. Université des Antilles et de la Guyane</text:p>
          </table:table-cell>
          <table:table-cell table:formula="of:=ORG.LIBREOFFICE.REGEX([.A7]; &quot;:[^:]*?$&quot;; &quot;&quot;)" office:value-type="string" office:string-value="&quot;Charnières et frontières du territoire&quot; " calcext:value-type="string">
            <text:p>"Charnières et frontières du territoire" </text:p>
          </table:table-cell>
          <table:table-cell table:formula="of:=IF(ORG.LIBREOFFICE.REGEX([.A7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7] = 1; IF(MID([.B7]; 1; 1) = CHAR(34); MID([.B7]; 2; LEN([.B7]) - 3); [.B7]); ORG.LIBREOFFICE.REGEX([.A7]; &quot;\.[^.]*?$&quot;; &quot;&quot;))" office:value-type="string" office:string-value="Charnières et frontières du territoire" calcext:value-type="string">
            <text:p>Charnières et frontières du territoire</text:p>
          </table:table-cell>
          <table:table-cell table:style-name="ce6"/>
          <table:table-cell table:formula="of:= ORG.LIBREOFFICE.REGEX(ORG.LIBREOFFICE.REGEX(MID([.A7]; FIND([.M7]; [.A7]) + LEN([.M7]) + 1; 999); &quot;^\W*&quot;; &quot;&quot;); &quot;\W*$&quot;; &quot;&quot;)" office:value-type="string" office:string-value="séminaire, le 6 mai 2010. Université des Antilles et de la Guyane" calcext:value-type="string">
            <text:p>séminaire, le 6 mai 2010. Université des Antilles et de la Guyane</text:p>
          </table:table-cell>
          <table:table-cell table:formula="of:=TRIM(ORG.LIBREOFFICE.REGEX([.F7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7] = &quot;&quot;; [.F7]; TRIM(MID([.F7]; 1; FIND([.P7]; [.F7]) - 1))); &quot;^\W*&quot;; &quot;&quot;); &quot;\W*$&quot;; &quot;&quot;)" office:value-type="string" office:string-value="séminaire, le 6 mai 2010" calcext:value-type="string">
            <text:p>séminaire, le 6 mai 2010</text:p>
          </table:table-cell>
          <table:table-cell table:formula="of:=IF([.I7] = &quot;&quot;; &quot;&quot;; IFERROR(ORG.LIBREOFFICE.REGEX(ORG.LIBREOFFICE.REGEX(ORG.LIBREOFFICE.REGEX([.I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6 mai 2010" calcext:value-type="string">
            <text:p>6 mai 2010</text:p>
          </table:table-cell>
          <table:table-cell/>
          <table:table-cell table:formula="of:=IF([.I7] = &quot;&quot;; &quot;&quot;; IFERROR(ORG.LIBREOFFICE.REGEX(ORG.LIBREOFFICE.REGEX(ORG.LIBREOFFICE.REGEX([.I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séminaire, le" calcext:value-type="string">
            <text:p>séminaire, le</text:p>
          </table:table-cell>
          <table:table-cell table:formula="of:=IF([.E7] = &quot;&quot;; [.D7]; IF([.E7] = &quot;-&quot;; &quot;&quot;; [.E7]))" office:value-type="string" office:string-value="Charnières et frontières du territoire" calcext:value-type="string">
            <text:p>Charnières et frontières du territoire</text:p>
          </table:table-cell>
          <table:table-cell table:style-name="ce4" table:formula="of:==IF(LEN([.L7]) &lt; 5; &quot;&quot;; ORG.LIBREOFFICE.REGEX([.L7]; &quot;,[^,]*?$&quot;; &quot;&quot;))" office:value-type="string" office:string-value="séminaire" calcext:value-type="string">
            <text:p>séminaire</text:p>
          </table:table-cell>
          <table:table-cell table:formula="of:=IF([.K7] = &quot;&quot;; [.J7]; IF([.K7] = &quot;-&quot;; &quot;&quot;; [.K7]))" office:value-type="string" office:string-value="6 mai 2010" calcext:value-type="string">
            <text:p>6 mai 2010</text:p>
          </table:table-cell>
          <table:table-cell table:formula="of:=IF([.H7] = &quot;&quot;; [.G7]; IF([.H7] = &quot;-&quot;; &quot;&quot;; [.H7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es nouvelles formes d'oralité créole" : journée d'étude, le 28 mai 2010. Université des Antilles et de la Guyane</text:p>
          </table:table-cell>
          <table:table-cell table:formula="of:=ORG.LIBREOFFICE.REGEX([.A8]; &quot;:[^:]*?$&quot;; &quot;&quot;)" office:value-type="string" office:string-value="&quot;Les nouvelles formes d'oralité créole&quot; " calcext:value-type="string">
            <text:p>"Les nouvelles formes d'oralité créole" </text:p>
          </table:table-cell>
          <table:table-cell table:formula="of:=IF(ORG.LIBREOFFICE.REGEX([.A8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8] = 1; IF(MID([.B8]; 1; 1) = CHAR(34); MID([.B8]; 2; LEN([.B8]) - 3); [.B8]); ORG.LIBREOFFICE.REGEX([.A8]; &quot;\.[^.]*?$&quot;; &quot;&quot;))" office:value-type="string" office:string-value="Les nouvelles formes d'oralité créole" calcext:value-type="string">
            <text:p>Les nouvelles formes d'oralité créole</text:p>
          </table:table-cell>
          <table:table-cell table:style-name="ce6"/>
          <table:table-cell table:formula="of:= ORG.LIBREOFFICE.REGEX(ORG.LIBREOFFICE.REGEX(MID([.A8]; FIND([.M8]; [.A8]) + LEN([.M8]) + 1; 999); &quot;^\W*&quot;; &quot;&quot;); &quot;\W*$&quot;; &quot;&quot;)" office:value-type="string" office:string-value="journée d'étude, le 28 mai 2010. Université des Antilles et de la Guyane" calcext:value-type="string">
            <text:p>journée d'étude, le 28 mai 2010. Université des Antilles et de la Guyane</text:p>
          </table:table-cell>
          <table:table-cell table:formula="of:=TRIM(ORG.LIBREOFFICE.REGEX([.F8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8] = &quot;&quot;; [.F8]; TRIM(MID([.F8]; 1; FIND([.P8]; [.F8]) - 1))); &quot;^\W*&quot;; &quot;&quot;); &quot;\W*$&quot;; &quot;&quot;)" office:value-type="string" office:string-value="journée d'étude, le 28 mai 2010" calcext:value-type="string">
            <text:p>journée d'étude, le 28 mai 2010</text:p>
          </table:table-cell>
          <table:table-cell table:formula="of:=IF([.I8] = &quot;&quot;; &quot;&quot;; IFERROR(ORG.LIBREOFFICE.REGEX(ORG.LIBREOFFICE.REGEX(ORG.LIBREOFFICE.REGEX([.I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8 mai 2010" calcext:value-type="string">
            <text:p>28 mai 2010</text:p>
          </table:table-cell>
          <table:table-cell/>
          <table:table-cell table:formula="of:=IF([.I8] = &quot;&quot;; &quot;&quot;; IFERROR(ORG.LIBREOFFICE.REGEX(ORG.LIBREOFFICE.REGEX(ORG.LIBREOFFICE.REGEX([.I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8] = &quot;&quot;; [.D8]; IF([.E8] = &quot;-&quot;; &quot;&quot;; [.E8]))" office:value-type="string" office:string-value="Les nouvelles formes d'oralité créole" calcext:value-type="string">
            <text:p>Les nouvelles formes d'oralité créole</text:p>
          </table:table-cell>
          <table:table-cell table:style-name="ce4" table:formula="of:==IF(LEN([.L8]) &lt; 5; &quot;&quot;; ORG.LIBREOFFICE.REGEX([.L8]; &quot;,[^,]*?$&quot;; &quot;&quot;))" office:value-type="string" office:string-value="journée d'étude" calcext:value-type="string">
            <text:p>journée d'étude</text:p>
          </table:table-cell>
          <table:table-cell table:formula="of:=IF([.K8] = &quot;&quot;; [.J8]; IF([.K8] = &quot;-&quot;; &quot;&quot;; [.K8]))" office:value-type="string" office:string-value="28 mai 2010" calcext:value-type="string">
            <text:p>28 mai 2010</text:p>
          </table:table-cell>
          <table:table-cell table:formula="of:=IF([.H8] = &quot;&quot;; [.G8]; IF([.H8] = &quot;-&quot;; &quot;&quot;; [.H8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s rencontres culturelles de la BU 2010-2011. Université des Antilles et de la Guyane</text:p>
          </table:table-cell>
          <table:table-cell table:formula="of:=ORG.LIBREOFFICE.REGEX([.A9]; &quot;:[^:]*?$&quot;; &quot;&quot;)" office:value-type="string" office:string-value="Les rencontres culturelles de la BU 2010-2011. Université des Antilles et de la Guyane" calcext:value-type="string">
            <text:p>Les rencontres culturelles de la BU 2010-2011. Université des Antilles et de la Guyane</text:p>
          </table:table-cell>
          <table:table-cell table:formula="of:=IF(ORG.LIBREOFFICE.REGEX([.A9]; &quot;[^:]*?$&quot;; &quot;&quot;) = &quot;&quot;; &quot;&quot;; 1)">
            <text:p/>
          </table:table-cell>
          <table:table-cell table:style-name="ce4" table:formula="of:=IF([.C9] = 1; IF(MID([.B9]; 1; 1) = CHAR(34); MID([.B9]; 2; LEN([.B9]) - 3); [.B9]); ORG.LIBREOFFICE.REGEX([.A9]; &quot;\.[^.]*?$&quot;; &quot;&quot;))" office:value-type="string" office:string-value="Les rencontres culturelles de la BU 2010-2011" calcext:value-type="string">
            <text:p>Les rencontres culturelles de la BU 2010-2011</text:p>
          </table:table-cell>
          <table:table-cell table:style-name="ce6" office:value-type="string" calcext:value-type="string">
            <text:p>Les rencontres culturelles de la BU</text:p>
          </table:table-cell>
          <table:table-cell table:formula="of:= ORG.LIBREOFFICE.REGEX(ORG.LIBREOFFICE.REGEX(MID([.A9]; FIND([.M9]; [.A9]) + LEN([.M9]) + 1; 999); &quot;^\W*&quot;; &quot;&quot;); &quot;\W*$&quot;; &quot;&quot;)" office:value-type="string" office:string-value="2010-2011. Université des Antilles et de la Guyane" calcext:value-type="string">
            <text:p>2010-2011. Université des Antilles et de la Guyane</text:p>
          </table:table-cell>
          <table:table-cell table:formula="of:=TRIM(ORG.LIBREOFFICE.REGEX([.F9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9] = &quot;&quot;; [.F9]; TRIM(MID([.F9]; 1; FIND([.P9]; [.F9]) - 1))); &quot;^\W*&quot;; &quot;&quot;); &quot;\W*$&quot;; &quot;&quot;)" office:value-type="string" office:string-value="2010-2011" calcext:value-type="string">
            <text:p>2010-2011</text:p>
          </table:table-cell>
          <table:table-cell table:formula="of:=IF([.I9] = &quot;&quot;; &quot;&quot;; IFERROR(ORG.LIBREOFFICE.REGEX(ORG.LIBREOFFICE.REGEX(ORG.LIBREOFFICE.REGEX([.I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010-2011" calcext:value-type="string">
            <text:p>2010-2011</text:p>
          </table:table-cell>
          <table:table-cell/>
          <table:table-cell table:formula="of:=IF([.I9] = &quot;&quot;; &quot;&quot;; IFERROR(ORG.LIBREOFFICE.REGEX(ORG.LIBREOFFICE.REGEX(ORG.LIBREOFFICE.REGEX([.I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>
            <text:p/>
          </table:table-cell>
          <table:table-cell table:formula="of:=IF([.E9] = &quot;&quot;; [.D9]; IF([.E9] = &quot;-&quot;; &quot;&quot;; [.E9]))" office:value-type="string" office:string-value="Les rencontres culturelles de la BU" calcext:value-type="string">
            <text:p>Les rencontres culturelles de la BU</text:p>
          </table:table-cell>
          <table:table-cell table:style-name="ce4" table:formula="of:==IF(LEN([.L9]) &lt; 5; &quot;&quot;; ORG.LIBREOFFICE.REGEX([.L9]; &quot;,[^,]*?$&quot;; &quot;&quot;))">
            <text:p/>
          </table:table-cell>
          <table:table-cell table:formula="of:=IF([.K9] = &quot;&quot;; [.J9]; IF([.K9] = &quot;-&quot;; &quot;&quot;; [.K9]))" office:value-type="string" office:string-value="2010-2011" calcext:value-type="string">
            <text:p>2010-2011</text:p>
          </table:table-cell>
          <table:table-cell table:formula="of:=IF([.H9] = &quot;&quot;; [.G9]; IF([.H9] = &quot;-&quot;; &quot;&quot;; [.H9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The changing world of coastal, island and tropical tourism" : conférence internationale, du 27 au 29 janvier 2011. Université des Antilles et de la Guyane</text:p>
          </table:table-cell>
          <table:table-cell table:formula="of:=ORG.LIBREOFFICE.REGEX([.A10]; &quot;:[^:]*?$&quot;; &quot;&quot;)" office:value-type="string" office:string-value="&quot;The changing world of coastal, island and tropical tourism&quot; " calcext:value-type="string">
            <text:p>"The changing world of coastal, island and tropical tourism" </text:p>
          </table:table-cell>
          <table:table-cell table:formula="of:=IF(ORG.LIBREOFFICE.REGEX([.A10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0] = 1; IF(MID([.B10]; 1; 1) = CHAR(34); MID([.B10]; 2; LEN([.B10]) - 3); [.B10]); ORG.LIBREOFFICE.REGEX([.A10]; &quot;\.[^.]*?$&quot;; &quot;&quot;))" office:value-type="string" office:string-value="The changing world of coastal, island and tropical tourism" calcext:value-type="string">
            <text:p>The changing world of coastal, island and tropical tourism</text:p>
          </table:table-cell>
          <table:table-cell table:style-name="ce6"/>
          <table:table-cell table:formula="of:= ORG.LIBREOFFICE.REGEX(ORG.LIBREOFFICE.REGEX(MID([.A10]; FIND([.M10]; [.A10]) + LEN([.M10]) + 1; 999); &quot;^\W*&quot;; &quot;&quot;); &quot;\W*$&quot;; &quot;&quot;)" office:value-type="string" office:string-value="conférence internationale, du 27 au 29 janvier 2011. Université des Antilles et de la Guyane" calcext:value-type="string">
            <text:p>conférence internationale, du 27 au 29 janvier 2011. Université des Antilles et de la Guyane</text:p>
          </table:table-cell>
          <table:table-cell table:formula="of:=TRIM(ORG.LIBREOFFICE.REGEX([.F10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10] = &quot;&quot;; [.F10]; TRIM(MID([.F10]; 1; FIND([.P10]; [.F10]) - 1))); &quot;^\W*&quot;; &quot;&quot;); &quot;\W*$&quot;; &quot;&quot;)" office:value-type="string" office:string-value="conférence internationale, du 27 au 29 janvier 2011" calcext:value-type="string">
            <text:p>conférence internationale, du 27 au 29 janvier 2011</text:p>
          </table:table-cell>
          <table:table-cell table:formula="of:=IF([.I10] = &quot;&quot;; &quot;&quot;; IFERROR(ORG.LIBREOFFICE.REGEX(ORG.LIBREOFFICE.REGEX(ORG.LIBREOFFICE.REGEX([.I1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7 au 29 janvier 2011" calcext:value-type="string">
            <text:p>27 au 29 janvier 2011</text:p>
          </table:table-cell>
          <table:table-cell/>
          <table:table-cell table:formula="of:=IF([.I10] = &quot;&quot;; &quot;&quot;; IFERROR(ORG.LIBREOFFICE.REGEX(ORG.LIBREOFFICE.REGEX(ORG.LIBREOFFICE.REGEX([.I1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nférence internationale, du" calcext:value-type="string">
            <text:p>conférence internationale, du</text:p>
          </table:table-cell>
          <table:table-cell table:formula="of:=IF([.E10] = &quot;&quot;; [.D10]; IF([.E10] = &quot;-&quot;; &quot;&quot;; [.E10]))" office:value-type="string" office:string-value="The changing world of coastal, island and tropical tourism" calcext:value-type="string">
            <text:p>The changing world of coastal, island and tropical tourism</text:p>
          </table:table-cell>
          <table:table-cell table:style-name="ce4" table:formula="of:==IF(LEN([.L10]) &lt; 5; &quot;&quot;; ORG.LIBREOFFICE.REGEX([.L10]; &quot;,[^,]*?$&quot;; &quot;&quot;))" office:value-type="string" office:string-value="conférence internationale" calcext:value-type="string">
            <text:p>conférence internationale</text:p>
          </table:table-cell>
          <table:table-cell table:formula="of:=IF([.K10] = &quot;&quot;; [.J10]; IF([.K10] = &quot;-&quot;; &quot;&quot;; [.K10]))" office:value-type="string" office:string-value="27 au 29 janvier 2011" calcext:value-type="string">
            <text:p>27 au 29 janvier 2011</text:p>
          </table:table-cell>
          <table:table-cell table:formula="of:=IF([.H10] = &quot;&quot;; [.G10]; IF([.H10] = &quot;-&quot;; &quot;&quot;; [.H10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De la créolisation culturelle" : séminaire, les 14 et 15 février 2011. Université des Antilles et de la Guyane</text:p>
          </table:table-cell>
          <table:table-cell table:formula="of:=ORG.LIBREOFFICE.REGEX([.A11]; &quot;:[^:]*?$&quot;; &quot;&quot;)" office:value-type="string" office:string-value="&quot;De la créolisation culturelle&quot; " calcext:value-type="string">
            <text:p>"De la créolisation culturelle" </text:p>
          </table:table-cell>
          <table:table-cell table:formula="of:=IF(ORG.LIBREOFFICE.REGEX([.A11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1] = 1; IF(MID([.B11]; 1; 1) = CHAR(34); MID([.B11]; 2; LEN([.B11]) - 3); [.B11]); ORG.LIBREOFFICE.REGEX([.A11]; &quot;\.[^.]*?$&quot;; &quot;&quot;))" office:value-type="string" office:string-value="De la créolisation culturelle" calcext:value-type="string">
            <text:p>De la créolisation culturelle</text:p>
          </table:table-cell>
          <table:table-cell table:style-name="ce6"/>
          <table:table-cell table:formula="of:= ORG.LIBREOFFICE.REGEX(ORG.LIBREOFFICE.REGEX(MID([.A11]; FIND([.M11]; [.A11]) + LEN([.M11]) + 1; 999); &quot;^\W*&quot;; &quot;&quot;); &quot;\W*$&quot;; &quot;&quot;)" office:value-type="string" office:string-value="séminaire, les 14 et 15 février 2011. Université des Antilles et de la Guyane" calcext:value-type="string">
            <text:p>séminaire, les 14 et 15 février 2011. Université des Antilles et de la Guyane</text:p>
          </table:table-cell>
          <table:table-cell table:formula="of:=TRIM(ORG.LIBREOFFICE.REGEX([.F11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11] = &quot;&quot;; [.F11]; TRIM(MID([.F11]; 1; FIND([.P11]; [.F11]) - 1))); &quot;^\W*&quot;; &quot;&quot;); &quot;\W*$&quot;; &quot;&quot;)" office:value-type="string" office:string-value="séminaire, les 14 et 15 février 2011" calcext:value-type="string">
            <text:p>séminaire, les 14 et 15 février 2011</text:p>
          </table:table-cell>
          <table:table-cell table:formula="of:=IF([.I11] = &quot;&quot;; &quot;&quot;; IFERROR(ORG.LIBREOFFICE.REGEX(ORG.LIBREOFFICE.REGEX(ORG.LIBREOFFICE.REGEX([.I1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4 et 15 février 2011" calcext:value-type="string">
            <text:p>14 et 15 février 2011</text:p>
          </table:table-cell>
          <table:table-cell/>
          <table:table-cell table:formula="of:=IF([.I11] = &quot;&quot;; &quot;&quot;; IFERROR(ORG.LIBREOFFICE.REGEX(ORG.LIBREOFFICE.REGEX(ORG.LIBREOFFICE.REGEX([.I1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séminaire, les" calcext:value-type="string">
            <text:p>séminaire, les</text:p>
          </table:table-cell>
          <table:table-cell table:formula="of:=IF([.E11] = &quot;&quot;; [.D11]; IF([.E11] = &quot;-&quot;; &quot;&quot;; [.E11]))" office:value-type="string" office:string-value="De la créolisation culturelle" calcext:value-type="string">
            <text:p>De la créolisation culturelle</text:p>
          </table:table-cell>
          <table:table-cell table:style-name="ce4" table:formula="of:==IF(LEN([.L11]) &lt; 5; &quot;&quot;; ORG.LIBREOFFICE.REGEX([.L11]; &quot;,[^,]*?$&quot;; &quot;&quot;))" office:value-type="string" office:string-value="séminaire" calcext:value-type="string">
            <text:p>séminaire</text:p>
          </table:table-cell>
          <table:table-cell table:formula="of:=IF([.K11] = &quot;&quot;; [.J11]; IF([.K11] = &quot;-&quot;; &quot;&quot;; [.K11]))" office:value-type="string" office:string-value="14 et 15 février 2011" calcext:value-type="string">
            <text:p>14 et 15 février 2011</text:p>
          </table:table-cell>
          <table:table-cell table:formula="of:=IF([.H11] = &quot;&quot;; [.G11]; IF([.H11] = &quot;-&quot;; &quot;&quot;; [.H11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Kréyol bo kampis-nou", le 28 octobre 2009. Université des Antilles et de la Guyane</text:p>
          </table:table-cell>
          <table:table-cell table:formula="of:=ORG.LIBREOFFICE.REGEX([.A12]; &quot;:[^:]*?$&quot;; &quot;&quot;)" office:value-type="string" office:string-value="&quot;Kréyol bo kampis-nou&quot;, le 28 octobre 2009. Université des Antilles et de la Guyane" calcext:value-type="string">
            <text:p>"Kréyol bo kampis-nou", le 28 octobre 2009. Université des Antilles et de la Guyane</text:p>
          </table:table-cell>
          <table:table-cell table:formula="of:=IF(ORG.LIBREOFFICE.REGEX([.A12]; &quot;[^:]*?$&quot;; &quot;&quot;) = &quot;&quot;; &quot;&quot;; 1)">
            <text:p/>
          </table:table-cell>
          <table:table-cell table:style-name="ce4" table:formula="of:=IF([.C12] = 1; IF(MID([.B12]; 1; 1) = CHAR(34); MID([.B12]; 2; LEN([.B12]) - 3); [.B12]); ORG.LIBREOFFICE.REGEX([.A12]; &quot;\.[^.]*?$&quot;; &quot;&quot;))" office:value-type="string" office:string-value="&quot;Kréyol bo kampis-nou&quot;, le 28 octobre 2009" calcext:value-type="string">
            <text:p>"Kréyol bo kampis-nou", le 28 octobre 2009</text:p>
          </table:table-cell>
          <table:table-cell table:style-name="ce6" office:value-type="string" calcext:value-type="string">
            <text:p>Kréyol bo kampis-nou</text:p>
          </table:table-cell>
          <table:table-cell table:formula="of:= ORG.LIBREOFFICE.REGEX(ORG.LIBREOFFICE.REGEX(MID([.A12]; FIND([.M12]; [.A12]) + LEN([.M12]) + 1; 999); &quot;^\W*&quot;; &quot;&quot;); &quot;\W*$&quot;; &quot;&quot;)" office:value-type="string" office:string-value="le 28 octobre 2009. Université des Antilles et de la Guyane" calcext:value-type="string">
            <text:p>le 28 octobre 2009. Université des Antilles et de la Guyane</text:p>
          </table:table-cell>
          <table:table-cell table:formula="of:=TRIM(ORG.LIBREOFFICE.REGEX([.F12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12] = &quot;&quot;; [.F12]; TRIM(MID([.F12]; 1; FIND([.P12]; [.F12]) - 1))); &quot;^\W*&quot;; &quot;&quot;); &quot;\W*$&quot;; &quot;&quot;)" office:value-type="string" office:string-value="le 28 octobre 2009" calcext:value-type="string">
            <text:p>le 28 octobre 2009</text:p>
          </table:table-cell>
          <table:table-cell table:formula="of:=IF([.I12] = &quot;&quot;; &quot;&quot;; IFERROR(ORG.LIBREOFFICE.REGEX(ORG.LIBREOFFICE.REGEX(ORG.LIBREOFFICE.REGEX([.I1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8 octobre 2009" calcext:value-type="string">
            <text:p>28 octobre 2009</text:p>
          </table:table-cell>
          <table:table-cell/>
          <table:table-cell table:formula="of:=IF([.I12] = &quot;&quot;; &quot;&quot;; IFERROR(ORG.LIBREOFFICE.REGEX(ORG.LIBREOFFICE.REGEX(ORG.LIBREOFFICE.REGEX([.I1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12] = &quot;&quot;; [.D12]; IF([.E12] = &quot;-&quot;; &quot;&quot;; [.E12]))" office:value-type="string" office:string-value="Kréyol bo kampis-nou" calcext:value-type="string">
            <text:p>Kréyol bo kampis-nou</text:p>
          </table:table-cell>
          <table:table-cell table:style-name="ce4" table:formula="of:==IF(LEN([.L12]) &lt; 5; &quot;&quot;; ORG.LIBREOFFICE.REGEX([.L12]; &quot;,[^,]*?$&quot;; &quot;&quot;))">
            <text:p/>
          </table:table-cell>
          <table:table-cell table:formula="of:=IF([.K12] = &quot;&quot;; [.J12]; IF([.K12] = &quot;-&quot;; &quot;&quot;; [.K12]))" office:value-type="string" office:string-value="28 octobre 2009" calcext:value-type="string">
            <text:p>28 octobre 2009</text:p>
          </table:table-cell>
          <table:table-cell table:formula="of:=IF([.H12] = &quot;&quot;; [.G12]; IF([.H12] = &quot;-&quot;; &quot;&quot;; [.H12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angage du droit et langage commun. Juristes et linguistes : quel regard sur la langue ?", le 19 janvier 2010. Université des Antilles et de la Guyane</text:p>
          </table:table-cell>
          <table:table-cell table:formula="of:=ORG.LIBREOFFICE.REGEX([.A13]; &quot;:[^:]*?$&quot;; &quot;&quot;)" office:value-type="string" office:string-value="&quot;Langage du droit et langage commun. Juristes et linguistes " calcext:value-type="string">
            <text:p>"Langage du droit et langage commun. Juristes et linguistes </text:p>
          </table:table-cell>
          <table:table-cell table:formula="of:=IF(ORG.LIBREOFFICE.REGEX([.A13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3] = 1; IF(MID([.B13]; 1; 1) = CHAR(34); MID([.B13]; 2; LEN([.B13]) - 3); [.B13]); ORG.LIBREOFFICE.REGEX([.A13]; &quot;\.[^.]*?$&quot;; &quot;&quot;))" office:value-type="string" office:string-value="Langage du droit et langage commun. Juristes et linguiste" calcext:value-type="string">
            <text:p>Langage du droit et langage commun. Juristes et linguiste</text:p>
          </table:table-cell>
          <table:table-cell table:style-name="ce6" office:value-type="string" calcext:value-type="string">
            <text:p>Langage du droit et langage commun. Juristes et linguistes : quel regard sur la langue ?</text:p>
          </table:table-cell>
          <table:table-cell table:formula="of:= ORG.LIBREOFFICE.REGEX(ORG.LIBREOFFICE.REGEX(MID([.A13]; FIND([.M13]; [.A13]) + LEN([.M13]) + 1; 999); &quot;^\W*&quot;; &quot;&quot;); &quot;\W*$&quot;; &quot;&quot;)" office:value-type="string" office:string-value="le 19 janvier 2010. Université des Antilles et de la Guyane" calcext:value-type="string">
            <text:p>le 19 janvier 2010. Université des Antilles et de la Guyane</text:p>
          </table:table-cell>
          <table:table-cell table:formula="of:=TRIM(ORG.LIBREOFFICE.REGEX([.F13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13] = &quot;&quot;; [.F13]; TRIM(MID([.F13]; 1; FIND([.P13]; [.F13]) - 1))); &quot;^\W*&quot;; &quot;&quot;); &quot;\W*$&quot;; &quot;&quot;)" office:value-type="string" office:string-value="le 19 janvier 2010" calcext:value-type="string">
            <text:p>le 19 janvier 2010</text:p>
          </table:table-cell>
          <table:table-cell table:formula="of:=IF([.I13] = &quot;&quot;; &quot;&quot;; IFERROR(ORG.LIBREOFFICE.REGEX(ORG.LIBREOFFICE.REGEX(ORG.LIBREOFFICE.REGEX([.I1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9 janvier 2010" calcext:value-type="string">
            <text:p>19 janvier 2010</text:p>
          </table:table-cell>
          <table:table-cell/>
          <table:table-cell table:formula="of:=IF([.I13] = &quot;&quot;; &quot;&quot;; IFERROR(ORG.LIBREOFFICE.REGEX(ORG.LIBREOFFICE.REGEX(ORG.LIBREOFFICE.REGEX([.I1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13] = &quot;&quot;; [.D13]; IF([.E13] = &quot;-&quot;; &quot;&quot;; [.E13]))" office:value-type="string" office:string-value="Langage du droit et langage commun. Juristes et linguistes : quel regard sur la langue ?" calcext:value-type="string">
            <text:p>Langage du droit et langage commun. Juristes et linguistes : quel regard sur la langue ?</text:p>
          </table:table-cell>
          <table:table-cell table:style-name="ce4" table:formula="of:==IF(LEN([.L13]) &lt; 5; &quot;&quot;; ORG.LIBREOFFICE.REGEX([.L13]; &quot;,[^,]*?$&quot;; &quot;&quot;))">
            <text:p/>
          </table:table-cell>
          <table:table-cell table:formula="of:=IF([.K13] = &quot;&quot;; [.J13]; IF([.K13] = &quot;-&quot;; &quot;&quot;; [.K13]))" office:value-type="string" office:string-value="19 janvier 2010" calcext:value-type="string">
            <text:p>19 janvier 2010</text:p>
          </table:table-cell>
          <table:table-cell table:formula="of:=IF([.H13] = &quot;&quot;; [.G13]; IF([.H13] = &quot;-&quot;; &quot;&quot;; [.H13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Tourisme et réduction de la pauvreté" : workshop, les 7 et 8 décembre 2009. Université des Antilles et de la Guyane</text:p>
          </table:table-cell>
          <table:table-cell table:formula="of:=ORG.LIBREOFFICE.REGEX([.A14]; &quot;:[^:]*?$&quot;; &quot;&quot;)" office:value-type="string" office:string-value="&quot;Tourisme et réduction de la pauvreté&quot; " calcext:value-type="string">
            <text:p>"Tourisme et réduction de la pauvreté" </text:p>
          </table:table-cell>
          <table:table-cell table:formula="of:=IF(ORG.LIBREOFFICE.REGEX([.A14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4] = 1; IF(MID([.B14]; 1; 1) = CHAR(34); MID([.B14]; 2; LEN([.B14]) - 3); [.B14]); ORG.LIBREOFFICE.REGEX([.A14]; &quot;\.[^.]*?$&quot;; &quot;&quot;))" office:value-type="string" office:string-value="Tourisme et réduction de la pauvreté" calcext:value-type="string">
            <text:p>Tourisme et réduction de la pauvreté</text:p>
          </table:table-cell>
          <table:table-cell table:style-name="ce6"/>
          <table:table-cell table:formula="of:= ORG.LIBREOFFICE.REGEX(ORG.LIBREOFFICE.REGEX(MID([.A14]; FIND([.M14]; [.A14]) + LEN([.M14]) + 1; 999); &quot;^\W*&quot;; &quot;&quot;); &quot;\W*$&quot;; &quot;&quot;)" office:value-type="string" office:string-value="workshop, les 7 et 8 décembre 2009. Université des Antilles et de la Guyane" calcext:value-type="string">
            <text:p>workshop, les 7 et 8 décembre 2009. Université des Antilles et de la Guyane</text:p>
          </table:table-cell>
          <table:table-cell table:formula="of:=TRIM(ORG.LIBREOFFICE.REGEX([.F14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14] = &quot;&quot;; [.F14]; TRIM(MID([.F14]; 1; FIND([.P14]; [.F14]) - 1))); &quot;^\W*&quot;; &quot;&quot;); &quot;\W*$&quot;; &quot;&quot;)" office:value-type="string" office:string-value="workshop, les 7 et 8 décembre 2009" calcext:value-type="string">
            <text:p>workshop, les 7 et 8 décembre 2009</text:p>
          </table:table-cell>
          <table:table-cell table:formula="of:=IF([.I14] = &quot;&quot;; &quot;&quot;; IFERROR(ORG.LIBREOFFICE.REGEX(ORG.LIBREOFFICE.REGEX(ORG.LIBREOFFICE.REGEX([.I1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7 et 8 décembre 2009" calcext:value-type="string">
            <text:p>7 et 8 décembre 2009</text:p>
          </table:table-cell>
          <table:table-cell/>
          <table:table-cell table:formula="of:=IF([.I14] = &quot;&quot;; &quot;&quot;; IFERROR(ORG.LIBREOFFICE.REGEX(ORG.LIBREOFFICE.REGEX(ORG.LIBREOFFICE.REGEX([.I1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workshop, les" calcext:value-type="string">
            <text:p>workshop, les</text:p>
          </table:table-cell>
          <table:table-cell table:formula="of:=IF([.E14] = &quot;&quot;; [.D14]; IF([.E14] = &quot;-&quot;; &quot;&quot;; [.E14]))" office:value-type="string" office:string-value="Tourisme et réduction de la pauvreté" calcext:value-type="string">
            <text:p>Tourisme et réduction de la pauvreté</text:p>
          </table:table-cell>
          <table:table-cell table:style-name="ce4" table:formula="of:==IF(LEN([.L14]) &lt; 5; &quot;&quot;; ORG.LIBREOFFICE.REGEX([.L14]; &quot;,[^,]*?$&quot;; &quot;&quot;))" office:value-type="string" office:string-value="workshop" calcext:value-type="string">
            <text:p>workshop</text:p>
          </table:table-cell>
          <table:table-cell table:formula="of:=IF([.K14] = &quot;&quot;; [.J14]; IF([.K14] = &quot;-&quot;; &quot;&quot;; [.K14]))" office:value-type="string" office:string-value="7 et 8 décembre 2009" calcext:value-type="string">
            <text:p>7 et 8 décembre 2009</text:p>
          </table:table-cell>
          <table:table-cell table:formula="of:=IF([.H14] = &quot;&quot;; [.G14]; IF([.H14] = &quot;-&quot;; &quot;&quot;; [.H14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Mise en perspective, historique et culturelle de la post-modernité" : séminaire, le 29 avril 2010. Université des Antilles et de la Guyane</text:p>
          </table:table-cell>
          <table:table-cell table:formula="of:=ORG.LIBREOFFICE.REGEX([.A15]; &quot;:[^:]*?$&quot;; &quot;&quot;)" office:value-type="string" office:string-value="&quot;Mise en perspective, historique et culturelle de la post-modernité&quot; " calcext:value-type="string">
            <text:p>"Mise en perspective, historique et culturelle de la post-modernité" </text:p>
          </table:table-cell>
          <table:table-cell table:formula="of:=IF(ORG.LIBREOFFICE.REGEX([.A15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5] = 1; IF(MID([.B15]; 1; 1) = CHAR(34); MID([.B15]; 2; LEN([.B15]) - 3); [.B15]); ORG.LIBREOFFICE.REGEX([.A15]; &quot;\.[^.]*?$&quot;; &quot;&quot;))" office:value-type="string" office:string-value="Mise en perspective, historique et culturelle de la post-modernité" calcext:value-type="string">
            <text:p>Mise en perspective, historique et culturelle de la post-modernité</text:p>
          </table:table-cell>
          <table:table-cell table:style-name="ce6"/>
          <table:table-cell table:formula="of:= ORG.LIBREOFFICE.REGEX(ORG.LIBREOFFICE.REGEX(MID([.A15]; FIND([.M15]; [.A15]) + LEN([.M15]) + 1; 999); &quot;^\W*&quot;; &quot;&quot;); &quot;\W*$&quot;; &quot;&quot;)" office:value-type="string" office:string-value="séminaire, le 29 avril 2010. Université des Antilles et de la Guyane" calcext:value-type="string">
            <text:p>séminaire, le 29 avril 2010. Université des Antilles et de la Guyane</text:p>
          </table:table-cell>
          <table:table-cell table:formula="of:=TRIM(ORG.LIBREOFFICE.REGEX([.F15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15] = &quot;&quot;; [.F15]; TRIM(MID([.F15]; 1; FIND([.P15]; [.F15]) - 1))); &quot;^\W*&quot;; &quot;&quot;); &quot;\W*$&quot;; &quot;&quot;)" office:value-type="string" office:string-value="séminaire, le 29 avril 2010" calcext:value-type="string">
            <text:p>séminaire, le 29 avril 2010</text:p>
          </table:table-cell>
          <table:table-cell table:formula="of:=IF([.I15] = &quot;&quot;; &quot;&quot;; IFERROR(ORG.LIBREOFFICE.REGEX(ORG.LIBREOFFICE.REGEX(ORG.LIBREOFFICE.REGEX([.I1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9 avril 2010" calcext:value-type="string">
            <text:p>29 avril 2010</text:p>
          </table:table-cell>
          <table:table-cell/>
          <table:table-cell table:formula="of:=IF([.I15] = &quot;&quot;; &quot;&quot;; IFERROR(ORG.LIBREOFFICE.REGEX(ORG.LIBREOFFICE.REGEX(ORG.LIBREOFFICE.REGEX([.I1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séminaire, le" calcext:value-type="string">
            <text:p>séminaire, le</text:p>
          </table:table-cell>
          <table:table-cell table:formula="of:=IF([.E15] = &quot;&quot;; [.D15]; IF([.E15] = &quot;-&quot;; &quot;&quot;; [.E15]))" office:value-type="string" office:string-value="Mise en perspective, historique et culturelle de la post-modernité" calcext:value-type="string">
            <text:p>Mise en perspective, historique et culturelle de la post-modernité</text:p>
          </table:table-cell>
          <table:table-cell table:style-name="ce4" table:formula="of:==IF(LEN([.L15]) &lt; 5; &quot;&quot;; ORG.LIBREOFFICE.REGEX([.L15]; &quot;,[^,]*?$&quot;; &quot;&quot;))" office:value-type="string" office:string-value="séminaire" calcext:value-type="string">
            <text:p>séminaire</text:p>
          </table:table-cell>
          <table:table-cell table:formula="of:=IF([.K15] = &quot;&quot;; [.J15]; IF([.K15] = &quot;-&quot;; &quot;&quot;; [.K15]))" office:value-type="string" office:string-value="29 avril 2010" calcext:value-type="string">
            <text:p>29 avril 2010</text:p>
          </table:table-cell>
          <table:table-cell table:formula="of:=IF([.H15] = &quot;&quot;; [.G15]; IF([.H15] = &quot;-&quot;; &quot;&quot;; [.H15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Patrimonialisation et développement dans la Caraïbe et les Amériques" : colloque international, du 2 au 4 mars 2011. Université des Antilles et de la Guyane</text:p>
          </table:table-cell>
          <table:table-cell table:formula="of:=ORG.LIBREOFFICE.REGEX([.A16]; &quot;:[^:]*?$&quot;; &quot;&quot;)" office:value-type="string" office:string-value="&quot;Patrimonialisation et développement dans la Caraïbe et les Amériques&quot; " calcext:value-type="string">
            <text:p>"Patrimonialisation et développement dans la Caraïbe et les Amériques" </text:p>
          </table:table-cell>
          <table:table-cell table:formula="of:=IF(ORG.LIBREOFFICE.REGEX([.A16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6] = 1; IF(MID([.B16]; 1; 1) = CHAR(34); MID([.B16]; 2; LEN([.B16]) - 3); [.B16]); ORG.LIBREOFFICE.REGEX([.A16]; &quot;\.[^.]*?$&quot;; &quot;&quot;))" office:value-type="string" office:string-value="Patrimonialisation et développement dans la Caraïbe et les Amériques" calcext:value-type="string">
            <text:p>Patrimonialisation et développement dans la Caraïbe et les Amériques</text:p>
          </table:table-cell>
          <table:table-cell table:style-name="ce6"/>
          <table:table-cell table:formula="of:= ORG.LIBREOFFICE.REGEX(ORG.LIBREOFFICE.REGEX(MID([.A16]; FIND([.M16]; [.A16]) + LEN([.M16]) + 1; 999); &quot;^\W*&quot;; &quot;&quot;); &quot;\W*$&quot;; &quot;&quot;)" office:value-type="string" office:string-value="colloque international, du 2 au 4 mars 2011. Université des Antilles et de la Guyane" calcext:value-type="string">
            <text:p>colloque international, du 2 au 4 mars 2011. Université des Antilles et de la Guyane</text:p>
          </table:table-cell>
          <table:table-cell table:formula="of:=TRIM(ORG.LIBREOFFICE.REGEX([.F16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16] = &quot;&quot;; [.F16]; TRIM(MID([.F16]; 1; FIND([.P16]; [.F16]) - 1))); &quot;^\W*&quot;; &quot;&quot;); &quot;\W*$&quot;; &quot;&quot;)" office:value-type="string" office:string-value="colloque international, du 2 au 4 mars 2011" calcext:value-type="string">
            <text:p>colloque international, du 2 au 4 mars 2011</text:p>
          </table:table-cell>
          <table:table-cell table:formula="of:=IF([.I16] = &quot;&quot;; &quot;&quot;; IFERROR(ORG.LIBREOFFICE.REGEX(ORG.LIBREOFFICE.REGEX(ORG.LIBREOFFICE.REGEX([.I1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 au 4 mars 2011" calcext:value-type="string">
            <text:p>2 au 4 mars 2011</text:p>
          </table:table-cell>
          <table:table-cell/>
          <table:table-cell table:formula="of:=IF([.I16] = &quot;&quot;; &quot;&quot;; IFERROR(ORG.LIBREOFFICE.REGEX(ORG.LIBREOFFICE.REGEX(ORG.LIBREOFFICE.REGEX([.I1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 international, du" calcext:value-type="string">
            <text:p>colloque international, du</text:p>
          </table:table-cell>
          <table:table-cell table:formula="of:=IF([.E16] = &quot;&quot;; [.D16]; IF([.E16] = &quot;-&quot;; &quot;&quot;; [.E16]))" office:value-type="string" office:string-value="Patrimonialisation et développement dans la Caraïbe et les Amériques" calcext:value-type="string">
            <text:p>Patrimonialisation et développement dans la Caraïbe et les Amériques</text:p>
          </table:table-cell>
          <table:table-cell table:style-name="ce4" table:formula="of:==IF(LEN([.L16]) &lt; 5; &quot;&quot;; ORG.LIBREOFFICE.REGEX([.L16]; &quot;,[^,]*?$&quot;; &quot;&quot;))" office:value-type="string" office:string-value="colloque international" calcext:value-type="string">
            <text:p>colloque international</text:p>
          </table:table-cell>
          <table:table-cell table:formula="of:=IF([.K16] = &quot;&quot;; [.J16]; IF([.K16] = &quot;-&quot;; &quot;&quot;; [.K16]))" office:value-type="string" office:string-value="2 au 4 mars 2011" calcext:value-type="string">
            <text:p>2 au 4 mars 2011</text:p>
          </table:table-cell>
          <table:table-cell table:formula="of:=IF([.H16] = &quot;&quot;; [.G16]; IF([.H16] = &quot;-&quot;; &quot;&quot;; [.H16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De l'usage de la liberté à l'oppression" : 1ère journée d'étude pluridisciplinaire, le 31 mars 2011. Université des Antilles et de la Guyane</text:p>
          </table:table-cell>
          <table:table-cell table:formula="of:=ORG.LIBREOFFICE.REGEX([.A17]; &quot;:[^:]*?$&quot;; &quot;&quot;)" office:value-type="string" office:string-value="&quot;De l'usage de la liberté à l'oppression&quot; " calcext:value-type="string">
            <text:p>"De l'usage de la liberté à l'oppression" </text:p>
          </table:table-cell>
          <table:table-cell table:formula="of:=IF(ORG.LIBREOFFICE.REGEX([.A17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7] = 1; IF(MID([.B17]; 1; 1) = CHAR(34); MID([.B17]; 2; LEN([.B17]) - 3); [.B17]); ORG.LIBREOFFICE.REGEX([.A17]; &quot;\.[^.]*?$&quot;; &quot;&quot;))" office:value-type="string" office:string-value="De l'usage de la liberté à l'oppression" calcext:value-type="string">
            <text:p>De l'usage de la liberté à l'oppression</text:p>
          </table:table-cell>
          <table:table-cell table:style-name="ce6"/>
          <table:table-cell table:formula="of:= ORG.LIBREOFFICE.REGEX(ORG.LIBREOFFICE.REGEX(MID([.A17]; FIND([.M17]; [.A17]) + LEN([.M17]) + 1; 999); &quot;^\W*&quot;; &quot;&quot;); &quot;\W*$&quot;; &quot;&quot;)" office:value-type="string" office:string-value="1ère journée d'étude pluridisciplinaire, le 31 mars 2011. Université des Antilles et de la Guyane" calcext:value-type="string">
            <text:p>1ère journée d'étude pluridisciplinaire, le 31 mars 2011. Université des Antilles et de la Guyane</text:p>
          </table:table-cell>
          <table:table-cell table:formula="of:=TRIM(ORG.LIBREOFFICE.REGEX([.F17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17] = &quot;&quot;; [.F17]; TRIM(MID([.F17]; 1; FIND([.P17]; [.F17]) - 1))); &quot;^\W*&quot;; &quot;&quot;); &quot;\W*$&quot;; &quot;&quot;)" office:value-type="string" office:string-value="1ère journée d'étude pluridisciplinaire, le 31 mars 2011" calcext:value-type="string">
            <text:p>1ère journée d'étude pluridisciplinaire, le 31 mars 2011</text:p>
          </table:table-cell>
          <table:table-cell table:formula="of:=IF([.I17] = &quot;&quot;; &quot;&quot;; IFERROR(ORG.LIBREOFFICE.REGEX(ORG.LIBREOFFICE.REGEX(ORG.LIBREOFFICE.REGEX([.I1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31 mars 2011" calcext:value-type="string">
            <text:p>31 mars 2011</text:p>
          </table:table-cell>
          <table:table-cell/>
          <table:table-cell table:formula="of:=IF([.I17] = &quot;&quot;; &quot;&quot;; IFERROR(ORG.LIBREOFFICE.REGEX(ORG.LIBREOFFICE.REGEX(ORG.LIBREOFFICE.REGEX([.I1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1ère journée d'étude pluridisciplinaire, le" calcext:value-type="string">
            <text:p>1ère journée d'étude pluridisciplinaire, le</text:p>
          </table:table-cell>
          <table:table-cell table:formula="of:=IF([.E17] = &quot;&quot;; [.D17]; IF([.E17] = &quot;-&quot;; &quot;&quot;; [.E17]))" office:value-type="string" office:string-value="De l'usage de la liberté à l'oppression" calcext:value-type="string">
            <text:p>De l'usage de la liberté à l'oppression</text:p>
          </table:table-cell>
          <table:table-cell table:style-name="ce4" table:formula="of:==IF(LEN([.L17]) &lt; 5; &quot;&quot;; ORG.LIBREOFFICE.REGEX([.L17]; &quot;,[^,]*?$&quot;; &quot;&quot;))" office:value-type="string" office:string-value="1ère journée d'étude pluridisciplinaire" calcext:value-type="string">
            <text:p>1ère journée d'étude pluridisciplinaire</text:p>
          </table:table-cell>
          <table:table-cell table:formula="of:=IF([.K17] = &quot;&quot;; [.J17]; IF([.K17] = &quot;-&quot;; &quot;&quot;; [.K17]))" office:value-type="string" office:string-value="31 mars 2011" calcext:value-type="string">
            <text:p>31 mars 2011</text:p>
          </table:table-cell>
          <table:table-cell table:formula="of:=IF([.H17] = &quot;&quot;; [.G17]; IF([.H17] = &quot;-&quot;; &quot;&quot;; [.H17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s jeudis de l'Université. Université des Antilles et de la Guyane</text:p>
          </table:table-cell>
          <table:table-cell table:formula="of:=ORG.LIBREOFFICE.REGEX([.A18]; &quot;:[^:]*?$&quot;; &quot;&quot;)" office:value-type="string" office:string-value="Les jeudis de l'Université. Université des Antilles et de la Guyane" calcext:value-type="string">
            <text:p>Les jeudis de l'Université. Université des Antilles et de la Guyane</text:p>
          </table:table-cell>
          <table:table-cell table:formula="of:=IF(ORG.LIBREOFFICE.REGEX([.A18]; &quot;[^:]*?$&quot;; &quot;&quot;) = &quot;&quot;; &quot;&quot;; 1)">
            <text:p/>
          </table:table-cell>
          <table:table-cell table:style-name="ce4" table:formula="of:=IF([.C18] = 1; IF(MID([.B18]; 1; 1) = CHAR(34); MID([.B18]; 2; LEN([.B18]) - 3); [.B18]); ORG.LIBREOFFICE.REGEX([.A18]; &quot;\.[^.]*?$&quot;; &quot;&quot;))" office:value-type="string" office:string-value="Les jeudis de l'Université" calcext:value-type="string">
            <text:p>Les jeudis de l'Université</text:p>
          </table:table-cell>
          <table:table-cell table:style-name="ce6"/>
          <table:table-cell table:formula="of:= ORG.LIBREOFFICE.REGEX(ORG.LIBREOFFICE.REGEX(MID([.A18]; FIND([.M18]; [.A18]) + LEN([.M18]) + 1; 999); &quot;^\W*&quot;; &quot;&quot;); &quot;\W*$&quot;; &quot;&quot;)" office:value-type="string" office:string-value="Université des Antilles et de la Guyane" calcext:value-type="string">
            <text:p>Université des Antilles et de la Guyane</text:p>
          </table:table-cell>
          <table:table-cell table:formula="of:=TRIM(ORG.LIBREOFFICE.REGEX([.F18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18] = &quot;&quot;; [.F18]; TRIM(MID([.F18]; 1; FIND([.P18]; [.F18]) - 1))); &quot;^\W*&quot;; &quot;&quot;); &quot;\W*$&quot;; &quot;&quot;)">
            <text:p/>
          </table:table-cell>
          <table:table-cell table:formula="of:=IF([.I18] = &quot;&quot;; &quot;&quot;; IFERROR(ORG.LIBREOFFICE.REGEX(ORG.LIBREOFFICE.REGEX(ORG.LIBREOFFICE.REGEX([.I1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>
            <text:p/>
          </table:table-cell>
          <table:table-cell/>
          <table:table-cell table:formula="of:=IF([.I18] = &quot;&quot;; &quot;&quot;; IFERROR(ORG.LIBREOFFICE.REGEX(ORG.LIBREOFFICE.REGEX(ORG.LIBREOFFICE.REGEX([.I1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>
            <text:p/>
          </table:table-cell>
          <table:table-cell table:formula="of:=IF([.E18] = &quot;&quot;; [.D18]; IF([.E18] = &quot;-&quot;; &quot;&quot;; [.E18]))" office:value-type="string" office:string-value="Les jeudis de l'Université" calcext:value-type="string">
            <text:p>Les jeudis de l'Université</text:p>
          </table:table-cell>
          <table:table-cell table:style-name="ce4" table:formula="of:==IF(LEN([.L18]) &lt; 5; &quot;&quot;; ORG.LIBREOFFICE.REGEX([.L18]; &quot;,[^,]*?$&quot;; &quot;&quot;))">
            <text:p/>
          </table:table-cell>
          <table:table-cell table:formula="of:=IF([.K18] = &quot;&quot;; [.J18]; IF([.K18] = &quot;-&quot;; &quot;&quot;; [.K18]))">
            <text:p/>
          </table:table-cell>
          <table:table-cell table:formula="of:=IF([.H18] = &quot;&quot;; [.G18]; IF([.H18] = &quot;-&quot;; &quot;&quot;; [.H18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Transports et territoires insulaires" : colloque, les 4 et 5 avril 2011. Université des Antilles et de la Guyane</text:p>
          </table:table-cell>
          <table:table-cell table:formula="of:=ORG.LIBREOFFICE.REGEX([.A19]; &quot;:[^:]*?$&quot;; &quot;&quot;)" office:value-type="string" office:string-value="&quot;Transports et territoires insulaires&quot; " calcext:value-type="string">
            <text:p>"Transports et territoires insulaires" </text:p>
          </table:table-cell>
          <table:table-cell table:formula="of:=IF(ORG.LIBREOFFICE.REGEX([.A19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9] = 1; IF(MID([.B19]; 1; 1) = CHAR(34); MID([.B19]; 2; LEN([.B19]) - 3); [.B19]); ORG.LIBREOFFICE.REGEX([.A19]; &quot;\.[^.]*?$&quot;; &quot;&quot;))" office:value-type="string" office:string-value="Transports et territoires insulaires" calcext:value-type="string">
            <text:p>Transports et territoires insulaires</text:p>
          </table:table-cell>
          <table:table-cell table:style-name="ce6"/>
          <table:table-cell table:formula="of:= ORG.LIBREOFFICE.REGEX(ORG.LIBREOFFICE.REGEX(MID([.A19]; FIND([.M19]; [.A19]) + LEN([.M19]) + 1; 999); &quot;^\W*&quot;; &quot;&quot;); &quot;\W*$&quot;; &quot;&quot;)" office:value-type="string" office:string-value="colloque, les 4 et 5 avril 2011. Université des Antilles et de la Guyane" calcext:value-type="string">
            <text:p>colloque, les 4 et 5 avril 2011. Université des Antilles et de la Guyane</text:p>
          </table:table-cell>
          <table:table-cell table:formula="of:=TRIM(ORG.LIBREOFFICE.REGEX([.F19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19] = &quot;&quot;; [.F19]; TRIM(MID([.F19]; 1; FIND([.P19]; [.F19]) - 1))); &quot;^\W*&quot;; &quot;&quot;); &quot;\W*$&quot;; &quot;&quot;)" office:value-type="string" office:string-value="colloque, les 4 et 5 avril 2011" calcext:value-type="string">
            <text:p>colloque, les 4 et 5 avril 2011</text:p>
          </table:table-cell>
          <table:table-cell table:formula="of:=IF([.I19] = &quot;&quot;; &quot;&quot;; IFERROR(ORG.LIBREOFFICE.REGEX(ORG.LIBREOFFICE.REGEX(ORG.LIBREOFFICE.REGEX([.I1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4 et 5 avril 2011" calcext:value-type="string">
            <text:p>4 et 5 avril 2011</text:p>
          </table:table-cell>
          <table:table-cell/>
          <table:table-cell table:formula="of:=IF([.I19] = &quot;&quot;; &quot;&quot;; IFERROR(ORG.LIBREOFFICE.REGEX(ORG.LIBREOFFICE.REGEX(ORG.LIBREOFFICE.REGEX([.I1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, les" calcext:value-type="string">
            <text:p>colloque, les</text:p>
          </table:table-cell>
          <table:table-cell table:formula="of:=IF([.E19] = &quot;&quot;; [.D19]; IF([.E19] = &quot;-&quot;; &quot;&quot;; [.E19]))" office:value-type="string" office:string-value="Transports et territoires insulaires" calcext:value-type="string">
            <text:p>Transports et territoires insulaires</text:p>
          </table:table-cell>
          <table:table-cell table:style-name="ce4" table:formula="of:==IF(LEN([.L19]) &lt; 5; &quot;&quot;; ORG.LIBREOFFICE.REGEX([.L19]; &quot;,[^,]*?$&quot;; &quot;&quot;))" office:value-type="string" office:string-value="colloque" calcext:value-type="string">
            <text:p>colloque</text:p>
          </table:table-cell>
          <table:table-cell table:formula="of:=IF([.K19] = &quot;&quot;; [.J19]; IF([.K19] = &quot;-&quot;; &quot;&quot;; [.K19]))" office:value-type="string" office:string-value="4 et 5 avril 2011" calcext:value-type="string">
            <text:p>4 et 5 avril 2011</text:p>
          </table:table-cell>
          <table:table-cell table:formula="of:=IF([.H19] = &quot;&quot;; [.G19]; IF([.H19] = &quot;-&quot;; &quot;&quot;; [.H19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Sur la route des baleines" : colloque, le 14 avril 2011. Université des Antilles et de la Guyane</text:p>
          </table:table-cell>
          <table:table-cell table:formula="of:=ORG.LIBREOFFICE.REGEX([.A20]; &quot;:[^:]*?$&quot;; &quot;&quot;)" office:value-type="string" office:string-value="&quot;Sur la route des baleines&quot; " calcext:value-type="string">
            <text:p>"Sur la route des baleines" </text:p>
          </table:table-cell>
          <table:table-cell table:formula="of:=IF(ORG.LIBREOFFICE.REGEX([.A20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20] = 1; IF(MID([.B20]; 1; 1) = CHAR(34); MID([.B20]; 2; LEN([.B20]) - 3); [.B20]); ORG.LIBREOFFICE.REGEX([.A20]; &quot;\.[^.]*?$&quot;; &quot;&quot;))" office:value-type="string" office:string-value="Sur la route des baleines" calcext:value-type="string">
            <text:p>Sur la route des baleines</text:p>
          </table:table-cell>
          <table:table-cell table:style-name="ce6"/>
          <table:table-cell table:formula="of:= ORG.LIBREOFFICE.REGEX(ORG.LIBREOFFICE.REGEX(MID([.A20]; FIND([.M20]; [.A20]) + LEN([.M20]) + 1; 999); &quot;^\W*&quot;; &quot;&quot;); &quot;\W*$&quot;; &quot;&quot;)" office:value-type="string" office:string-value="colloque, le 14 avril 2011. Université des Antilles et de la Guyane" calcext:value-type="string">
            <text:p>colloque, le 14 avril 2011. Université des Antilles et de la Guyane</text:p>
          </table:table-cell>
          <table:table-cell table:formula="of:=TRIM(ORG.LIBREOFFICE.REGEX([.F20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20] = &quot;&quot;; [.F20]; TRIM(MID([.F20]; 1; FIND([.P20]; [.F20]) - 1))); &quot;^\W*&quot;; &quot;&quot;); &quot;\W*$&quot;; &quot;&quot;)" office:value-type="string" office:string-value="colloque, le 14 avril 2011" calcext:value-type="string">
            <text:p>colloque, le 14 avril 2011</text:p>
          </table:table-cell>
          <table:table-cell table:formula="of:=IF([.I20] = &quot;&quot;; &quot;&quot;; IFERROR(ORG.LIBREOFFICE.REGEX(ORG.LIBREOFFICE.REGEX(ORG.LIBREOFFICE.REGEX([.I2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4 avril 2011" calcext:value-type="string">
            <text:p>14 avril 2011</text:p>
          </table:table-cell>
          <table:table-cell/>
          <table:table-cell table:formula="of:=IF([.I20] = &quot;&quot;; &quot;&quot;; IFERROR(ORG.LIBREOFFICE.REGEX(ORG.LIBREOFFICE.REGEX(ORG.LIBREOFFICE.REGEX([.I2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, le" calcext:value-type="string">
            <text:p>colloque, le</text:p>
          </table:table-cell>
          <table:table-cell table:formula="of:=IF([.E20] = &quot;&quot;; [.D20]; IF([.E20] = &quot;-&quot;; &quot;&quot;; [.E20]))" office:value-type="string" office:string-value="Sur la route des baleines" calcext:value-type="string">
            <text:p>Sur la route des baleines</text:p>
          </table:table-cell>
          <table:table-cell table:style-name="ce4" table:formula="of:==IF(LEN([.L20]) &lt; 5; &quot;&quot;; ORG.LIBREOFFICE.REGEX([.L20]; &quot;,[^,]*?$&quot;; &quot;&quot;))" office:value-type="string" office:string-value="colloque" calcext:value-type="string">
            <text:p>colloque</text:p>
          </table:table-cell>
          <table:table-cell table:formula="of:=IF([.K20] = &quot;&quot;; [.J20]; IF([.K20] = &quot;-&quot;; &quot;&quot;; [.K20]))" office:value-type="string" office:string-value="14 avril 2011" calcext:value-type="string">
            <text:p>14 avril 2011</text:p>
          </table:table-cell>
          <table:table-cell table:formula="of:=IF([.H20] = &quot;&quot;; [.G20]; IF([.H20] = &quot;-&quot;; &quot;&quot;; [.H20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La Guyane au temps de l'esclavage : discours, pratiques et représentations, XVIIe-XIXe siècle" : colloque international, du 16 au 19 novembre 2010. Université des Antilles et de la Guyane</text:p>
          </table:table-cell>
          <table:table-cell table:formula="of:=ORG.LIBREOFFICE.REGEX([.A21]; &quot;:[^:]*?$&quot;; &quot;&quot;)" office:value-type="string" office:string-value="&quot;La Guyane au temps de l'esclavage : discours, pratiques et représentations, XVIIe-XIXe siècle&quot; " calcext:value-type="string">
            <text:p>"La Guyane au temps de l'esclavage : discours, pratiques et représentations, XVIIe-XIXe siècle" </text:p>
          </table:table-cell>
          <table:table-cell table:formula="of:=IF(ORG.LIBREOFFICE.REGEX([.A21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21] = 1; IF(MID([.B21]; 1; 1) = CHAR(34); MID([.B21]; 2; LEN([.B21]) - 3); [.B21]); ORG.LIBREOFFICE.REGEX([.A21]; &quot;\.[^.]*?$&quot;; &quot;&quot;))" office:value-type="string" office:string-value="La Guyane au temps de l'esclavage : discours, pratiques et représentations, XVIIe-XIXe siècle" calcext:value-type="string">
            <text:p>La Guyane au temps de l'esclavage : discours, pratiques et représentations, XVIIe-XIXe siècle</text:p>
          </table:table-cell>
          <table:table-cell table:style-name="ce6"/>
          <table:table-cell table:formula="of:= ORG.LIBREOFFICE.REGEX(ORG.LIBREOFFICE.REGEX(MID([.A21]; FIND([.M21]; [.A21]) + LEN([.M21]) + 1; 999); &quot;^\W*&quot;; &quot;&quot;); &quot;\W*$&quot;; &quot;&quot;)" office:value-type="string" office:string-value="colloque international, du 16 au 19 novembre 2010. Université des Antilles et de la Guyane" calcext:value-type="string">
            <text:p>colloque international, du 16 au 19 novembre 2010. Université des Antilles et de la Guyane</text:p>
          </table:table-cell>
          <table:table-cell table:formula="of:=TRIM(ORG.LIBREOFFICE.REGEX([.F21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21] = &quot;&quot;; [.F21]; TRIM(MID([.F21]; 1; FIND([.P21]; [.F21]) - 1))); &quot;^\W*&quot;; &quot;&quot;); &quot;\W*$&quot;; &quot;&quot;)" office:value-type="string" office:string-value="colloque international, du 16 au 19 novembre 2010" calcext:value-type="string">
            <text:p>colloque international, du 16 au 19 novembre 2010</text:p>
          </table:table-cell>
          <table:table-cell table:formula="of:=IF([.I21] = &quot;&quot;; &quot;&quot;; IFERROR(ORG.LIBREOFFICE.REGEX(ORG.LIBREOFFICE.REGEX(ORG.LIBREOFFICE.REGEX([.I2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6 au 19 novembre 2010" calcext:value-type="string">
            <text:p>16 au 19 novembre 2010</text:p>
          </table:table-cell>
          <table:table-cell/>
          <table:table-cell table:formula="of:=IF([.I21] = &quot;&quot;; &quot;&quot;; IFERROR(ORG.LIBREOFFICE.REGEX(ORG.LIBREOFFICE.REGEX(ORG.LIBREOFFICE.REGEX([.I2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 international, du" calcext:value-type="string">
            <text:p>colloque international, du</text:p>
          </table:table-cell>
          <table:table-cell table:formula="of:=IF([.E21] = &quot;&quot;; [.D21]; IF([.E21] = &quot;-&quot;; &quot;&quot;; [.E21]))" office:value-type="string" office:string-value="La Guyane au temps de l'esclavage : discours, pratiques et représentations, XVIIe-XIXe siècle" calcext:value-type="string">
            <text:p>La Guyane au temps de l'esclavage : discours, pratiques et représentations, XVIIe-XIXe siècle</text:p>
          </table:table-cell>
          <table:table-cell table:style-name="ce4" table:formula="of:==IF(LEN([.L21]) &lt; 5; &quot;&quot;; ORG.LIBREOFFICE.REGEX([.L21]; &quot;,[^,]*?$&quot;; &quot;&quot;))" office:value-type="string" office:string-value="colloque international" calcext:value-type="string">
            <text:p>colloque international</text:p>
          </table:table-cell>
          <table:table-cell table:formula="of:=IF([.K21] = &quot;&quot;; [.J21]; IF([.K21] = &quot;-&quot;; &quot;&quot;; [.K21]))" office:value-type="string" office:string-value="16 au 19 novembre 2010" calcext:value-type="string">
            <text:p>16 au 19 novembre 2010</text:p>
          </table:table-cell>
          <table:table-cell table:formula="of:=IF([.H21] = &quot;&quot;; [.G21]; IF([.H21] = &quot;-&quot;; &quot;&quot;; [.H21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Multilinguisme et management interculturel" : table ronde, le 20 avril 2011. Université des Antilles et de la Guyane</text:p>
          </table:table-cell>
          <table:table-cell table:formula="of:=ORG.LIBREOFFICE.REGEX([.A22]; &quot;:[^:]*?$&quot;; &quot;&quot;)" office:value-type="string" office:string-value="&quot;Multilinguisme et management interculturel&quot; " calcext:value-type="string">
            <text:p>"Multilinguisme et management interculturel" </text:p>
          </table:table-cell>
          <table:table-cell table:formula="of:=IF(ORG.LIBREOFFICE.REGEX([.A22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22] = 1; IF(MID([.B22]; 1; 1) = CHAR(34); MID([.B22]; 2; LEN([.B22]) - 3); [.B22]); ORG.LIBREOFFICE.REGEX([.A22]; &quot;\.[^.]*?$&quot;; &quot;&quot;))" office:value-type="string" office:string-value="Multilinguisme et management interculturel" calcext:value-type="string">
            <text:p>Multilinguisme et management interculturel</text:p>
          </table:table-cell>
          <table:table-cell table:style-name="ce6"/>
          <table:table-cell table:formula="of:= ORG.LIBREOFFICE.REGEX(ORG.LIBREOFFICE.REGEX(MID([.A22]; FIND([.M22]; [.A22]) + LEN([.M22]) + 1; 999); &quot;^\W*&quot;; &quot;&quot;); &quot;\W*$&quot;; &quot;&quot;)" office:value-type="string" office:string-value="table ronde, le 20 avril 2011. Université des Antilles et de la Guyane" calcext:value-type="string">
            <text:p>table ronde, le 20 avril 2011. Université des Antilles et de la Guyane</text:p>
          </table:table-cell>
          <table:table-cell table:formula="of:=TRIM(ORG.LIBREOFFICE.REGEX([.F22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22] = &quot;&quot;; [.F22]; TRIM(MID([.F22]; 1; FIND([.P22]; [.F22]) - 1))); &quot;^\W*&quot;; &quot;&quot;); &quot;\W*$&quot;; &quot;&quot;)" office:value-type="string" office:string-value="table ronde, le 20 avril 2011" calcext:value-type="string">
            <text:p>table ronde, le 20 avril 2011</text:p>
          </table:table-cell>
          <table:table-cell table:formula="of:=IF([.I22] = &quot;&quot;; &quot;&quot;; IFERROR(ORG.LIBREOFFICE.REGEX(ORG.LIBREOFFICE.REGEX(ORG.LIBREOFFICE.REGEX([.I2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0 avril 2011" calcext:value-type="string">
            <text:p>20 avril 2011</text:p>
          </table:table-cell>
          <table:table-cell/>
          <table:table-cell table:formula="of:=IF([.I22] = &quot;&quot;; &quot;&quot;; IFERROR(ORG.LIBREOFFICE.REGEX(ORG.LIBREOFFICE.REGEX(ORG.LIBREOFFICE.REGEX([.I2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table ronde, le" calcext:value-type="string">
            <text:p>table ronde, le</text:p>
          </table:table-cell>
          <table:table-cell table:formula="of:=IF([.E22] = &quot;&quot;; [.D22]; IF([.E22] = &quot;-&quot;; &quot;&quot;; [.E22]))" office:value-type="string" office:string-value="Multilinguisme et management interculturel" calcext:value-type="string">
            <text:p>Multilinguisme et management interculturel</text:p>
          </table:table-cell>
          <table:table-cell table:style-name="ce4" table:formula="of:==IF(LEN([.L22]) &lt; 5; &quot;&quot;; ORG.LIBREOFFICE.REGEX([.L22]; &quot;,[^,]*?$&quot;; &quot;&quot;))" office:value-type="string" office:string-value="table ronde" calcext:value-type="string">
            <text:p>table ronde</text:p>
          </table:table-cell>
          <table:table-cell table:formula="of:=IF([.K22] = &quot;&quot;; [.J22]; IF([.K22] = &quot;-&quot;; &quot;&quot;; [.K22]))" office:value-type="string" office:string-value="20 avril 2011" calcext:value-type="string">
            <text:p>20 avril 2011</text:p>
          </table:table-cell>
          <table:table-cell table:formula="of:=IF([.H22] = &quot;&quot;; [.G22]; IF([.H22] = &quot;-&quot;; &quot;&quot;; [.H22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e reggae et Bob Marley" : séminaire, le 11 mai 2011. Université des Antilles et de la Guyane</text:p>
          </table:table-cell>
          <table:table-cell table:formula="of:=ORG.LIBREOFFICE.REGEX([.A23]; &quot;:[^:]*?$&quot;; &quot;&quot;)" office:value-type="string" office:string-value="&quot;Le reggae et Bob Marley&quot; " calcext:value-type="string">
            <text:p>"Le reggae et Bob Marley" </text:p>
          </table:table-cell>
          <table:table-cell table:formula="of:=IF(ORG.LIBREOFFICE.REGEX([.A23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23] = 1; IF(MID([.B23]; 1; 1) = CHAR(34); MID([.B23]; 2; LEN([.B23]) - 3); [.B23]); ORG.LIBREOFFICE.REGEX([.A23]; &quot;\.[^.]*?$&quot;; &quot;&quot;))" office:value-type="string" office:string-value="Le reggae et Bob Marley" calcext:value-type="string">
            <text:p>Le reggae et Bob Marley</text:p>
          </table:table-cell>
          <table:table-cell table:style-name="ce6"/>
          <table:table-cell table:formula="of:= ORG.LIBREOFFICE.REGEX(ORG.LIBREOFFICE.REGEX(MID([.A23]; FIND([.M23]; [.A23]) + LEN([.M23]) + 1; 999); &quot;^\W*&quot;; &quot;&quot;); &quot;\W*$&quot;; &quot;&quot;)" office:value-type="string" office:string-value="séminaire, le 11 mai 2011. Université des Antilles et de la Guyane" calcext:value-type="string">
            <text:p>séminaire, le 11 mai 2011. Université des Antilles et de la Guyane</text:p>
          </table:table-cell>
          <table:table-cell table:formula="of:=TRIM(ORG.LIBREOFFICE.REGEX([.F23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23] = &quot;&quot;; [.F23]; TRIM(MID([.F23]; 1; FIND([.P23]; [.F23]) - 1))); &quot;^\W*&quot;; &quot;&quot;); &quot;\W*$&quot;; &quot;&quot;)" office:value-type="string" office:string-value="séminaire, le 11 mai 2011" calcext:value-type="string">
            <text:p>séminaire, le 11 mai 2011</text:p>
          </table:table-cell>
          <table:table-cell table:formula="of:=IF([.I23] = &quot;&quot;; &quot;&quot;; IFERROR(ORG.LIBREOFFICE.REGEX(ORG.LIBREOFFICE.REGEX(ORG.LIBREOFFICE.REGEX([.I2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1 mai 2011" calcext:value-type="string">
            <text:p>11 mai 2011</text:p>
          </table:table-cell>
          <table:table-cell/>
          <table:table-cell table:formula="of:=IF([.I23] = &quot;&quot;; &quot;&quot;; IFERROR(ORG.LIBREOFFICE.REGEX(ORG.LIBREOFFICE.REGEX(ORG.LIBREOFFICE.REGEX([.I2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séminaire, le" calcext:value-type="string">
            <text:p>séminaire, le</text:p>
          </table:table-cell>
          <table:table-cell table:formula="of:=IF([.E23] = &quot;&quot;; [.D23]; IF([.E23] = &quot;-&quot;; &quot;&quot;; [.E23]))" office:value-type="string" office:string-value="Le reggae et Bob Marley" calcext:value-type="string">
            <text:p>Le reggae et Bob Marley</text:p>
          </table:table-cell>
          <table:table-cell table:style-name="ce4" table:formula="of:==IF(LEN([.L23]) &lt; 5; &quot;&quot;; ORG.LIBREOFFICE.REGEX([.L23]; &quot;,[^,]*?$&quot;; &quot;&quot;))" office:value-type="string" office:string-value="séminaire" calcext:value-type="string">
            <text:p>séminaire</text:p>
          </table:table-cell>
          <table:table-cell table:formula="of:=IF([.K23] = &quot;&quot;; [.J23]; IF([.K23] = &quot;-&quot;; &quot;&quot;; [.K23]))" office:value-type="string" office:string-value="11 mai 2011" calcext:value-type="string">
            <text:p>11 mai 2011</text:p>
          </table:table-cell>
          <table:table-cell table:formula="of:=IF([.H23] = &quot;&quot;; [.G23]; IF([.H23] = &quot;-&quot;; &quot;&quot;; [.H23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Signature performancielle et construction identitaire" : journées d'étude, les 24 et 25 mai 2011. Université des Antilles et de la Guyane</text:p>
          </table:table-cell>
          <table:table-cell table:formula="of:=ORG.LIBREOFFICE.REGEX([.A24]; &quot;:[^:]*?$&quot;; &quot;&quot;)" office:value-type="string" office:string-value="&quot;Signature performancielle et construction identitaire&quot; " calcext:value-type="string">
            <text:p>"Signature performancielle et construction identitaire" </text:p>
          </table:table-cell>
          <table:table-cell table:formula="of:=IF(ORG.LIBREOFFICE.REGEX([.A24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24] = 1; IF(MID([.B24]; 1; 1) = CHAR(34); MID([.B24]; 2; LEN([.B24]) - 3); [.B24]); ORG.LIBREOFFICE.REGEX([.A24]; &quot;\.[^.]*?$&quot;; &quot;&quot;))" office:value-type="string" office:string-value="Signature performancielle et construction identitaire" calcext:value-type="string">
            <text:p>Signature performancielle et construction identitaire</text:p>
          </table:table-cell>
          <table:table-cell table:style-name="ce6"/>
          <table:table-cell table:formula="of:= ORG.LIBREOFFICE.REGEX(ORG.LIBREOFFICE.REGEX(MID([.A24]; FIND([.M24]; [.A24]) + LEN([.M24]) + 1; 999); &quot;^\W*&quot;; &quot;&quot;); &quot;\W*$&quot;; &quot;&quot;)" office:value-type="string" office:string-value="journées d'étude, les 24 et 25 mai 2011. Université des Antilles et de la Guyane" calcext:value-type="string">
            <text:p>journées d'étude, les 24 et 25 mai 2011. Université des Antilles et de la Guyane</text:p>
          </table:table-cell>
          <table:table-cell table:formula="of:=TRIM(ORG.LIBREOFFICE.REGEX([.F24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24] = &quot;&quot;; [.F24]; TRIM(MID([.F24]; 1; FIND([.P24]; [.F24]) - 1))); &quot;^\W*&quot;; &quot;&quot;); &quot;\W*$&quot;; &quot;&quot;)" office:value-type="string" office:string-value="journées d'étude, les 24 et 25 mai 2011" calcext:value-type="string">
            <text:p>journées d'étude, les 24 et 25 mai 2011</text:p>
          </table:table-cell>
          <table:table-cell table:formula="of:=IF([.I24] = &quot;&quot;; &quot;&quot;; IFERROR(ORG.LIBREOFFICE.REGEX(ORG.LIBREOFFICE.REGEX(ORG.LIBREOFFICE.REGEX([.I2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4 et 25 mai 2011" calcext:value-type="string">
            <text:p>24 et 25 mai 2011</text:p>
          </table:table-cell>
          <table:table-cell/>
          <table:table-cell table:formula="of:=IF([.I24] = &quot;&quot;; &quot;&quot;; IFERROR(ORG.LIBREOFFICE.REGEX(ORG.LIBREOFFICE.REGEX(ORG.LIBREOFFICE.REGEX([.I2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s d'étude, les" calcext:value-type="string">
            <text:p>journées d'étude, les</text:p>
          </table:table-cell>
          <table:table-cell table:formula="of:=IF([.E24] = &quot;&quot;; [.D24]; IF([.E24] = &quot;-&quot;; &quot;&quot;; [.E24]))" office:value-type="string" office:string-value="Signature performancielle et construction identitaire" calcext:value-type="string">
            <text:p>Signature performancielle et construction identitaire</text:p>
          </table:table-cell>
          <table:table-cell table:style-name="ce4" table:formula="of:==IF(LEN([.L24]) &lt; 5; &quot;&quot;; ORG.LIBREOFFICE.REGEX([.L24]; &quot;,[^,]*?$&quot;; &quot;&quot;))" office:value-type="string" office:string-value="journées d'étude" calcext:value-type="string">
            <text:p>journées d'étude</text:p>
          </table:table-cell>
          <table:table-cell table:formula="of:=IF([.K24] = &quot;&quot;; [.J24]; IF([.K24] = &quot;-&quot;; &quot;&quot;; [.K24]))" office:value-type="string" office:string-value="24 et 25 mai 2011" calcext:value-type="string">
            <text:p>24 et 25 mai 2011</text:p>
          </table:table-cell>
          <table:table-cell table:formula="of:=IF([.H24] = &quot;&quot;; [.G24]; IF([.H24] = &quot;-&quot;; &quot;&quot;; [.H24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ournées du patrimoine. "Patrimoines partagés : rencontres transfrontalières", le 17 septembre 2011. Université des Antilles et de la Guyane</text:p>
          </table:table-cell>
          <table:table-cell table:formula="of:=ORG.LIBREOFFICE.REGEX([.A25]; &quot;:[^:]*?$&quot;; &quot;&quot;)" office:value-type="string" office:string-value="Journées du patrimoine. &quot;Patrimoines partagés " calcext:value-type="string">
            <text:p>Journées du patrimoine. "Patrimoines partagés </text:p>
          </table:table-cell>
          <table:table-cell table:formula="of:=IF(ORG.LIBREOFFICE.REGEX([.A25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25] = 1; IF(MID([.B25]; 1; 1) = CHAR(34); MID([.B25]; 2; LEN([.B25]) - 3); [.B25]); ORG.LIBREOFFICE.REGEX([.A25]; &quot;\.[^.]*?$&quot;; &quot;&quot;))" office:value-type="string" office:string-value="Journées du patrimoine. &quot;Patrimoines partagés " calcext:value-type="string">
            <text:p>Journées du patrimoine. "Patrimoines partagés </text:p>
          </table:table-cell>
          <table:table-cell table:style-name="ce6" office:value-type="string" calcext:value-type="string">
            <text:p>Journées du patrimoine. "Patrimoines partagés : rencontres transfrontalières"</text:p>
          </table:table-cell>
          <table:table-cell table:formula="of:= ORG.LIBREOFFICE.REGEX(ORG.LIBREOFFICE.REGEX(MID([.A25]; FIND([.M25]; [.A25]) + LEN([.M25]) + 1; 999); &quot;^\W*&quot;; &quot;&quot;); &quot;\W*$&quot;; &quot;&quot;)" office:value-type="string" office:string-value="le 17 septembre 2011. Université des Antilles et de la Guyane" calcext:value-type="string">
            <text:p>le 17 septembre 2011. Université des Antilles et de la Guyane</text:p>
          </table:table-cell>
          <table:table-cell table:formula="of:=TRIM(ORG.LIBREOFFICE.REGEX([.F25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25] = &quot;&quot;; [.F25]; TRIM(MID([.F25]; 1; FIND([.P25]; [.F25]) - 1))); &quot;^\W*&quot;; &quot;&quot;); &quot;\W*$&quot;; &quot;&quot;)" office:value-type="string" office:string-value="le 17 septembre 2011" calcext:value-type="string">
            <text:p>le 17 septembre 2011</text:p>
          </table:table-cell>
          <table:table-cell table:formula="of:=IF([.I25] = &quot;&quot;; &quot;&quot;; IFERROR(ORG.LIBREOFFICE.REGEX(ORG.LIBREOFFICE.REGEX(ORG.LIBREOFFICE.REGEX([.I2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7 septembre 2011" calcext:value-type="string">
            <text:p>17 septembre 2011</text:p>
          </table:table-cell>
          <table:table-cell/>
          <table:table-cell table:formula="of:=IF([.I25] = &quot;&quot;; &quot;&quot;; IFERROR(ORG.LIBREOFFICE.REGEX(ORG.LIBREOFFICE.REGEX(ORG.LIBREOFFICE.REGEX([.I2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25] = &quot;&quot;; [.D25]; IF([.E25] = &quot;-&quot;; &quot;&quot;; [.E25]))" office:value-type="string" office:string-value="Journées du patrimoine. &quot;Patrimoines partagés : rencontres transfrontalières&quot;" calcext:value-type="string">
            <text:p>Journées du patrimoine. "Patrimoines partagés : rencontres transfrontalières"</text:p>
          </table:table-cell>
          <table:table-cell table:style-name="ce4" table:formula="of:==IF(LEN([.L25]) &lt; 5; &quot;&quot;; ORG.LIBREOFFICE.REGEX([.L25]; &quot;,[^,]*?$&quot;; &quot;&quot;))">
            <text:p/>
          </table:table-cell>
          <table:table-cell table:formula="of:=IF([.K25] = &quot;&quot;; [.J25]; IF([.K25] = &quot;-&quot;; &quot;&quot;; [.K25]))" office:value-type="string" office:string-value="17 septembre 2011" calcext:value-type="string">
            <text:p>17 septembre 2011</text:p>
          </table:table-cell>
          <table:table-cell table:formula="of:=IF([.H25] = &quot;&quot;; [.G25]; IF([.H25] = &quot;-&quot;; &quot;&quot;; [.H25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24e congrès international de l'Association internationale d'archéologie de la Caraïbe, du 24 au 29 juillet 2011. Université des Antilles et de la Guyane</text:p>
          </table:table-cell>
          <table:table-cell table:formula="of:=ORG.LIBREOFFICE.REGEX([.A26]; &quot;:[^:]*?$&quot;; &quot;&quot;)" office:value-type="string" office:string-value="24e congrès international de l'Association internationale d'archéologie de la Caraïbe, du 24 au 29 juillet 2011. Université des Antilles et de la Guyane" calcext:value-type="string">
            <text:p>24e congrès international de l'Association internationale d'archéologie de la Caraïbe, du 24 au 29 juillet 2011. Université des Antilles et de la Guyane</text:p>
          </table:table-cell>
          <table:table-cell table:formula="of:=IF(ORG.LIBREOFFICE.REGEX([.A26]; &quot;[^:]*?$&quot;; &quot;&quot;) = &quot;&quot;; &quot;&quot;; 1)">
            <text:p/>
          </table:table-cell>
          <table:table-cell table:style-name="ce4" table:formula="of:=IF([.C26] = 1; IF(MID([.B26]; 1; 1) = CHAR(34); MID([.B26]; 2; LEN([.B26]) - 3); [.B26]); ORG.LIBREOFFICE.REGEX([.A26]; &quot;\.[^.]*?$&quot;; &quot;&quot;))" office:value-type="string" office:string-value="24e congrès international de l'Association internationale d'archéologie de la Caraïbe, du 24 au 29 juillet 2011" calcext:value-type="string">
            <text:p>24e congrès international de l'Association internationale d'archéologie de la Caraïbe, du 24 au 29 juillet 2011</text:p>
          </table:table-cell>
          <table:table-cell table:style-name="ce6" office:value-type="string" calcext:value-type="string">
            <text:p>24e congrès international de l'Association internationale d'archéologie de la Caraïbe</text:p>
          </table:table-cell>
          <table:table-cell table:formula="of:= ORG.LIBREOFFICE.REGEX(ORG.LIBREOFFICE.REGEX(MID([.A26]; FIND([.M26]; [.A26]) + LEN([.M26]) + 1; 999); &quot;^\W*&quot;; &quot;&quot;); &quot;\W*$&quot;; &quot;&quot;)" office:value-type="string" office:string-value="du 24 au 29 juillet 2011. Université des Antilles et de la Guyane" calcext:value-type="string">
            <text:p>du 24 au 29 juillet 2011. Université des Antilles et de la Guyane</text:p>
          </table:table-cell>
          <table:table-cell table:formula="of:=TRIM(ORG.LIBREOFFICE.REGEX([.F26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26] = &quot;&quot;; [.F26]; TRIM(MID([.F26]; 1; FIND([.P26]; [.F26]) - 1))); &quot;^\W*&quot;; &quot;&quot;); &quot;\W*$&quot;; &quot;&quot;)" office:value-type="string" office:string-value="du 24 au 29 juillet 2011" calcext:value-type="string">
            <text:p>du 24 au 29 juillet 2011</text:p>
          </table:table-cell>
          <table:table-cell table:formula="of:=IF([.I26] = &quot;&quot;; &quot;&quot;; IFERROR(ORG.LIBREOFFICE.REGEX(ORG.LIBREOFFICE.REGEX(ORG.LIBREOFFICE.REGEX([.I2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4 au 29 juillet 2011" calcext:value-type="string">
            <text:p>24 au 29 juillet 2011</text:p>
          </table:table-cell>
          <table:table-cell/>
          <table:table-cell table:formula="of:=IF([.I26] = &quot;&quot;; &quot;&quot;; IFERROR(ORG.LIBREOFFICE.REGEX(ORG.LIBREOFFICE.REGEX(ORG.LIBREOFFICE.REGEX([.I2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du" calcext:value-type="string">
            <text:p>du</text:p>
          </table:table-cell>
          <table:table-cell table:formula="of:=IF([.E26] = &quot;&quot;; [.D26]; IF([.E26] = &quot;-&quot;; &quot;&quot;; [.E26]))" office:value-type="string" office:string-value="24e congrès international de l'Association internationale d'archéologie de la Caraïbe" calcext:value-type="string">
            <text:p>24e congrès international de l'Association internationale d'archéologie de la Caraïbe</text:p>
          </table:table-cell>
          <table:table-cell table:style-name="ce4" table:formula="of:==IF(LEN([.L26]) &lt; 5; &quot;&quot;; ORG.LIBREOFFICE.REGEX([.L26]; &quot;,[^,]*?$&quot;; &quot;&quot;))">
            <text:p/>
          </table:table-cell>
          <table:table-cell table:formula="of:=IF([.K26] = &quot;&quot;; [.J26]; IF([.K26] = &quot;-&quot;; &quot;&quot;; [.K26]))" office:value-type="string" office:string-value="24 au 29 juillet 2011" calcext:value-type="string">
            <text:p>24 au 29 juillet 2011</text:p>
          </table:table-cell>
          <table:table-cell table:formula="of:=IF([.H26] = &quot;&quot;; [.G26]; IF([.H26] = &quot;-&quot;; &quot;&quot;; [.H26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De l'usage de la liberté à l'oppression" : 2e journée d'étude pluridisciplinaire, le 23 novembre 2011. Université des Antilles et de la Guyane</text:p>
          </table:table-cell>
          <table:table-cell table:formula="of:=ORG.LIBREOFFICE.REGEX([.A27]; &quot;:[^:]*?$&quot;; &quot;&quot;)" office:value-type="string" office:string-value="&quot;De l'usage de la liberté à l'oppression&quot; " calcext:value-type="string">
            <text:p>"De l'usage de la liberté à l'oppression" </text:p>
          </table:table-cell>
          <table:table-cell table:formula="of:=IF(ORG.LIBREOFFICE.REGEX([.A27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27] = 1; IF(MID([.B27]; 1; 1) = CHAR(34); MID([.B27]; 2; LEN([.B27]) - 3); [.B27]); ORG.LIBREOFFICE.REGEX([.A27]; &quot;\.[^.]*?$&quot;; &quot;&quot;))" office:value-type="string" office:string-value="De l'usage de la liberté à l'oppression" calcext:value-type="string">
            <text:p>De l'usage de la liberté à l'oppression</text:p>
          </table:table-cell>
          <table:table-cell table:style-name="ce6"/>
          <table:table-cell table:formula="of:= ORG.LIBREOFFICE.REGEX(ORG.LIBREOFFICE.REGEX(MID([.A27]; FIND([.M27]; [.A27]) + LEN([.M27]) + 1; 999); &quot;^\W*&quot;; &quot;&quot;); &quot;\W*$&quot;; &quot;&quot;)" office:value-type="string" office:string-value="2e journée d'étude pluridisciplinaire, le 23 novembre 2011. Université des Antilles et de la Guyane" calcext:value-type="string">
            <text:p>2e journée d'étude pluridisciplinaire, le 23 novembre 2011. Université des Antilles et de la Guyane</text:p>
          </table:table-cell>
          <table:table-cell table:formula="of:=TRIM(ORG.LIBREOFFICE.REGEX([.F27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27] = &quot;&quot;; [.F27]; TRIM(MID([.F27]; 1; FIND([.P27]; [.F27]) - 1))); &quot;^\W*&quot;; &quot;&quot;); &quot;\W*$&quot;; &quot;&quot;)" office:value-type="string" office:string-value="2e journée d'étude pluridisciplinaire, le 23 novembre 2011" calcext:value-type="string">
            <text:p>2e journée d'étude pluridisciplinaire, le 23 novembre 2011</text:p>
          </table:table-cell>
          <table:table-cell table:formula="of:=IF([.I27] = &quot;&quot;; &quot;&quot;; IFERROR(ORG.LIBREOFFICE.REGEX(ORG.LIBREOFFICE.REGEX(ORG.LIBREOFFICE.REGEX([.I2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3 novembre 2011" calcext:value-type="string">
            <text:p>23 novembre 2011</text:p>
          </table:table-cell>
          <table:table-cell/>
          <table:table-cell table:formula="of:=IF([.I27] = &quot;&quot;; &quot;&quot;; IFERROR(ORG.LIBREOFFICE.REGEX(ORG.LIBREOFFICE.REGEX(ORG.LIBREOFFICE.REGEX([.I2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2e journée d'étude pluridisciplinaire, le" calcext:value-type="string">
            <text:p>2e journée d'étude pluridisciplinaire, le</text:p>
          </table:table-cell>
          <table:table-cell table:formula="of:=IF([.E27] = &quot;&quot;; [.D27]; IF([.E27] = &quot;-&quot;; &quot;&quot;; [.E27]))" office:value-type="string" office:string-value="De l'usage de la liberté à l'oppression" calcext:value-type="string">
            <text:p>De l'usage de la liberté à l'oppression</text:p>
          </table:table-cell>
          <table:table-cell table:style-name="ce4" table:formula="of:==IF(LEN([.L27]) &lt; 5; &quot;&quot;; ORG.LIBREOFFICE.REGEX([.L27]; &quot;,[^,]*?$&quot;; &quot;&quot;))" office:value-type="string" office:string-value="2e journée d'étude pluridisciplinaire" calcext:value-type="string">
            <text:p>2e journée d'étude pluridisciplinaire</text:p>
          </table:table-cell>
          <table:table-cell table:formula="of:=IF([.K27] = &quot;&quot;; [.J27]; IF([.K27] = &quot;-&quot;; &quot;&quot;; [.K27]))" office:value-type="string" office:string-value="23 novembre 2011" calcext:value-type="string">
            <text:p>23 novembre 2011</text:p>
          </table:table-cell>
          <table:table-cell table:formula="of:=IF([.H27] = &quot;&quot;; [.G27]; IF([.H27] = &quot;-&quot;; &quot;&quot;; [.H27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"Le Trouble" : colloque, les 3 et 4 décembre 2011. IUFM</text:p>
          </table:table-cell>
          <table:table-cell table:formula="of:=ORG.LIBREOFFICE.REGEX([.A28]; &quot;:[^:]*?$&quot;; &quot;&quot;)" office:value-type="string" office:string-value="&quot;Le Trouble&quot; " calcext:value-type="string">
            <text:p>"Le Trouble" </text:p>
          </table:table-cell>
          <table:table-cell table:formula="of:=IF(ORG.LIBREOFFICE.REGEX([.A28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28] = 1; IF(MID([.B28]; 1; 1) = CHAR(34); MID([.B28]; 2; LEN([.B28]) - 3); [.B28]); ORG.LIBREOFFICE.REGEX([.A28]; &quot;\.[^.]*?$&quot;; &quot;&quot;))" office:value-type="string" office:string-value="Le Trouble" calcext:value-type="string">
            <text:p>Le Trouble</text:p>
          </table:table-cell>
          <table:table-cell table:style-name="ce6"/>
          <table:table-cell table:formula="of:= ORG.LIBREOFFICE.REGEX(ORG.LIBREOFFICE.REGEX(MID([.A28]; FIND([.M28]; [.A28]) + LEN([.M28]) + 1; 999); &quot;^\W*&quot;; &quot;&quot;); &quot;\W*$&quot;; &quot;&quot;)" office:value-type="string" office:string-value="colloque, les 3 et 4 décembre 2011. IUFM" calcext:value-type="string">
            <text:p>colloque, les 3 et 4 décembre 2011. IUFM</text:p>
          </table:table-cell>
          <table:table-cell table:formula="of:=TRIM(ORG.LIBREOFFICE.REGEX([.F28]; &quot;[^.]+\.(.*)$&quot;; &quot;$1&quot;))" office:value-type="string" office:string-value="IUFM" calcext:value-type="string">
            <text:p>IUFM</text:p>
          </table:table-cell>
          <table:table-cell/>
          <table:table-cell table:formula="of:= ORG.LIBREOFFICE.REGEX(ORG.LIBREOFFICE.REGEX(IF([.P28] = &quot;&quot;; [.F28]; TRIM(MID([.F28]; 1; FIND([.P28]; [.F28]) - 1))); &quot;^\W*&quot;; &quot;&quot;); &quot;\W*$&quot;; &quot;&quot;)" office:value-type="string" office:string-value="colloque, les 3 et 4 décembre 2011" calcext:value-type="string">
            <text:p>colloque, les 3 et 4 décembre 2011</text:p>
          </table:table-cell>
          <table:table-cell table:formula="of:=IF([.I28] = &quot;&quot;; &quot;&quot;; IFERROR(ORG.LIBREOFFICE.REGEX(ORG.LIBREOFFICE.REGEX(ORG.LIBREOFFICE.REGEX([.I2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3 et 4 décembre 2011" calcext:value-type="string">
            <text:p>3 et 4 décembre 2011</text:p>
          </table:table-cell>
          <table:table-cell/>
          <table:table-cell table:formula="of:=IF([.I28] = &quot;&quot;; &quot;&quot;; IFERROR(ORG.LIBREOFFICE.REGEX(ORG.LIBREOFFICE.REGEX(ORG.LIBREOFFICE.REGEX([.I2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, les" calcext:value-type="string">
            <text:p>colloque, les</text:p>
          </table:table-cell>
          <table:table-cell table:formula="of:=IF([.E28] = &quot;&quot;; [.D28]; IF([.E28] = &quot;-&quot;; &quot;&quot;; [.E28]))" office:value-type="string" office:string-value="Le Trouble" calcext:value-type="string">
            <text:p>Le Trouble</text:p>
          </table:table-cell>
          <table:table-cell table:style-name="ce4" table:formula="of:==IF(LEN([.L28]) &lt; 5; &quot;&quot;; ORG.LIBREOFFICE.REGEX([.L28]; &quot;,[^,]*?$&quot;; &quot;&quot;))" office:value-type="string" office:string-value="colloque" calcext:value-type="string">
            <text:p>colloque</text:p>
          </table:table-cell>
          <table:table-cell table:formula="of:=IF([.K28] = &quot;&quot;; [.J28]; IF([.K28] = &quot;-&quot;; &quot;&quot;; [.K28]))" office:value-type="string" office:string-value="3 et 4 décembre 2011" calcext:value-type="string">
            <text:p>3 et 4 décembre 2011</text:p>
          </table:table-cell>
          <table:table-cell table:formula="of:=IF([.H28] = &quot;&quot;; [.G28]; IF([.H28] = &quot;-&quot;; &quot;&quot;; [.H28]))" office:value-type="string" office:string-value="IUFM" calcext:value-type="string">
            <text:p>IUF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s rencontres culturelles de la BU 2011-2012. Université des Antilles et de la Guyane</text:p>
          </table:table-cell>
          <table:table-cell table:formula="of:=ORG.LIBREOFFICE.REGEX([.A29]; &quot;:[^:]*?$&quot;; &quot;&quot;)" office:value-type="string" office:string-value="Les rencontres culturelles de la BU 2011-2012. Université des Antilles et de la Guyane" calcext:value-type="string">
            <text:p>Les rencontres culturelles de la BU 2011-2012. Université des Antilles et de la Guyane</text:p>
          </table:table-cell>
          <table:table-cell table:formula="of:=IF(ORG.LIBREOFFICE.REGEX([.A29]; &quot;[^:]*?$&quot;; &quot;&quot;) = &quot;&quot;; &quot;&quot;; 1)">
            <text:p/>
          </table:table-cell>
          <table:table-cell table:style-name="ce4" table:formula="of:=IF([.C29] = 1; IF(MID([.B29]; 1; 1) = CHAR(34); MID([.B29]; 2; LEN([.B29]) - 3); [.B29]); ORG.LIBREOFFICE.REGEX([.A29]; &quot;\.[^.]*?$&quot;; &quot;&quot;))" office:value-type="string" office:string-value="Les rencontres culturelles de la BU 2011-2012" calcext:value-type="string">
            <text:p>Les rencontres culturelles de la BU 2011-2012</text:p>
          </table:table-cell>
          <table:table-cell table:style-name="ce6" office:value-type="string" calcext:value-type="string">
            <text:p>Les rencontres culturelles de la BU</text:p>
          </table:table-cell>
          <table:table-cell table:formula="of:= ORG.LIBREOFFICE.REGEX(ORG.LIBREOFFICE.REGEX(MID([.A29]; FIND([.M29]; [.A29]) + LEN([.M29]) + 1; 999); &quot;^\W*&quot;; &quot;&quot;); &quot;\W*$&quot;; &quot;&quot;)" office:value-type="string" office:string-value="2011-2012. Université des Antilles et de la Guyane" calcext:value-type="string">
            <text:p>2011-2012. Université des Antilles et de la Guyane</text:p>
          </table:table-cell>
          <table:table-cell table:formula="of:=TRIM(ORG.LIBREOFFICE.REGEX([.F29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29] = &quot;&quot;; [.F29]; TRIM(MID([.F29]; 1; FIND([.P29]; [.F29]) - 1))); &quot;^\W*&quot;; &quot;&quot;); &quot;\W*$&quot;; &quot;&quot;)" office:value-type="string" office:string-value="2011-2012" calcext:value-type="string">
            <text:p>2011-2012</text:p>
          </table:table-cell>
          <table:table-cell table:formula="of:=IF([.I29] = &quot;&quot;; &quot;&quot;; IFERROR(ORG.LIBREOFFICE.REGEX(ORG.LIBREOFFICE.REGEX(ORG.LIBREOFFICE.REGEX([.I2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011-2012" calcext:value-type="string">
            <text:p>2011-2012</text:p>
          </table:table-cell>
          <table:table-cell/>
          <table:table-cell table:formula="of:=IF([.I29] = &quot;&quot;; &quot;&quot;; IFERROR(ORG.LIBREOFFICE.REGEX(ORG.LIBREOFFICE.REGEX(ORG.LIBREOFFICE.REGEX([.I2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>
            <text:p/>
          </table:table-cell>
          <table:table-cell table:formula="of:=IF([.E29] = &quot;&quot;; [.D29]; IF([.E29] = &quot;-&quot;; &quot;&quot;; [.E29]))" office:value-type="string" office:string-value="Les rencontres culturelles de la BU" calcext:value-type="string">
            <text:p>Les rencontres culturelles de la BU</text:p>
          </table:table-cell>
          <table:table-cell table:style-name="ce4" table:formula="of:==IF(LEN([.L29]) &lt; 5; &quot;&quot;; ORG.LIBREOFFICE.REGEX([.L29]; &quot;,[^,]*?$&quot;; &quot;&quot;))">
            <text:p/>
          </table:table-cell>
          <table:table-cell table:formula="of:=IF([.K29] = &quot;&quot;; [.J29]; IF([.K29] = &quot;-&quot;; &quot;&quot;; [.K29]))" office:value-type="string" office:string-value="2011-2012" calcext:value-type="string">
            <text:p>2011-2012</text:p>
          </table:table-cell>
          <table:table-cell table:formula="of:=IF([.H29] = &quot;&quot;; [.G29]; IF([.H29] = &quot;-&quot;; &quot;&quot;; [.H29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es récits de la marginalité en Amérique" : journées d'étude, les 28 et 29 février 2012. Université des Antilles et de la Guyane</text:p>
          </table:table-cell>
          <table:table-cell table:formula="of:=ORG.LIBREOFFICE.REGEX([.A30]; &quot;:[^:]*?$&quot;; &quot;&quot;)" office:value-type="string" office:string-value="&quot;Les récits de la marginalité en Amérique&quot; " calcext:value-type="string">
            <text:p>"Les récits de la marginalité en Amérique" </text:p>
          </table:table-cell>
          <table:table-cell table:formula="of:=IF(ORG.LIBREOFFICE.REGEX([.A30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30] = 1; IF(MID([.B30]; 1; 1) = CHAR(34); MID([.B30]; 2; LEN([.B30]) - 3); [.B30]); ORG.LIBREOFFICE.REGEX([.A30]; &quot;\.[^.]*?$&quot;; &quot;&quot;))" office:value-type="string" office:string-value="Les récits de la marginalité en Amérique" calcext:value-type="string">
            <text:p>Les récits de la marginalité en Amérique</text:p>
          </table:table-cell>
          <table:table-cell table:style-name="ce6"/>
          <table:table-cell table:formula="of:= ORG.LIBREOFFICE.REGEX(ORG.LIBREOFFICE.REGEX(MID([.A30]; FIND([.M30]; [.A30]) + LEN([.M30]) + 1; 999); &quot;^\W*&quot;; &quot;&quot;); &quot;\W*$&quot;; &quot;&quot;)" office:value-type="string" office:string-value="journées d'étude, les 28 et 29 février 2012. Université des Antilles et de la Guyane" calcext:value-type="string">
            <text:p>journées d'étude, les 28 et 29 février 2012. Université des Antilles et de la Guyane</text:p>
          </table:table-cell>
          <table:table-cell table:formula="of:=TRIM(ORG.LIBREOFFICE.REGEX([.F30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30] = &quot;&quot;; [.F30]; TRIM(MID([.F30]; 1; FIND([.P30]; [.F30]) - 1))); &quot;^\W*&quot;; &quot;&quot;); &quot;\W*$&quot;; &quot;&quot;)" office:value-type="string" office:string-value="journées d'étude, les 28 et 29 février 2012" calcext:value-type="string">
            <text:p>journées d'étude, les 28 et 29 février 2012</text:p>
          </table:table-cell>
          <table:table-cell table:formula="of:=IF([.I30] = &quot;&quot;; &quot;&quot;; IFERROR(ORG.LIBREOFFICE.REGEX(ORG.LIBREOFFICE.REGEX(ORG.LIBREOFFICE.REGEX([.I3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8 et 29 février 2012" calcext:value-type="string">
            <text:p>28 et 29 février 2012</text:p>
          </table:table-cell>
          <table:table-cell/>
          <table:table-cell table:formula="of:=IF([.I30] = &quot;&quot;; &quot;&quot;; IFERROR(ORG.LIBREOFFICE.REGEX(ORG.LIBREOFFICE.REGEX(ORG.LIBREOFFICE.REGEX([.I3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s d'étude, les" calcext:value-type="string">
            <text:p>journées d'étude, les</text:p>
          </table:table-cell>
          <table:table-cell table:formula="of:=IF([.E30] = &quot;&quot;; [.D30]; IF([.E30] = &quot;-&quot;; &quot;&quot;; [.E30]))" office:value-type="string" office:string-value="Les récits de la marginalité en Amérique" calcext:value-type="string">
            <text:p>Les récits de la marginalité en Amérique</text:p>
          </table:table-cell>
          <table:table-cell table:style-name="ce4" table:formula="of:==IF(LEN([.L30]) &lt; 5; &quot;&quot;; ORG.LIBREOFFICE.REGEX([.L30]; &quot;,[^,]*?$&quot;; &quot;&quot;))" office:value-type="string" office:string-value="journées d'étude" calcext:value-type="string">
            <text:p>journées d'étude</text:p>
          </table:table-cell>
          <table:table-cell table:formula="of:=IF([.K30] = &quot;&quot;; [.J30]; IF([.K30] = &quot;-&quot;; &quot;&quot;; [.K30]))" office:value-type="string" office:string-value="28 et 29 février 2012" calcext:value-type="string">
            <text:p>28 et 29 février 2012</text:p>
          </table:table-cell>
          <table:table-cell table:formula="of:=IF([.H30] = &quot;&quot;; [.G30]; IF([.H30] = &quot;-&quot;; &quot;&quot;; [.H30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Fiscalité et réforme territoriale" : états généraux des finances locales de la Martinique, les 9 et 10 février 2012. Université des Antilles et de la Guyane</text:p>
          </table:table-cell>
          <table:table-cell table:formula="of:=ORG.LIBREOFFICE.REGEX([.A31]; &quot;:[^:]*?$&quot;; &quot;&quot;)" office:value-type="string" office:string-value="&quot;Fiscalité et réforme territoriale&quot; " calcext:value-type="string">
            <text:p>"Fiscalité et réforme territoriale" </text:p>
          </table:table-cell>
          <table:table-cell table:formula="of:=IF(ORG.LIBREOFFICE.REGEX([.A31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31] = 1; IF(MID([.B31]; 1; 1) = CHAR(34); MID([.B31]; 2; LEN([.B31]) - 3); [.B31]); ORG.LIBREOFFICE.REGEX([.A31]; &quot;\.[^.]*?$&quot;; &quot;&quot;))" office:value-type="string" office:string-value="Fiscalité et réforme territoriale" calcext:value-type="string">
            <text:p>Fiscalité et réforme territoriale</text:p>
          </table:table-cell>
          <table:table-cell table:style-name="ce6"/>
          <table:table-cell table:formula="of:= ORG.LIBREOFFICE.REGEX(ORG.LIBREOFFICE.REGEX(MID([.A31]; FIND([.M31]; [.A31]) + LEN([.M31]) + 1; 999); &quot;^\W*&quot;; &quot;&quot;); &quot;\W*$&quot;; &quot;&quot;)" office:value-type="string" office:string-value="états généraux des finances locales de la Martinique, les 9 et 10 février 2012. Université des Antilles et de la Guyane" calcext:value-type="string">
            <text:p>états généraux des finances locales de la Martinique, les 9 et 10 février 2012. Université des Antilles et de la Guyane</text:p>
          </table:table-cell>
          <table:table-cell table:formula="of:=TRIM(ORG.LIBREOFFICE.REGEX([.F31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31] = &quot;&quot;; [.F31]; TRIM(MID([.F31]; 1; FIND([.P31]; [.F31]) - 1))); &quot;^\W*&quot;; &quot;&quot;); &quot;\W*$&quot;; &quot;&quot;)" office:value-type="string" office:string-value="états généraux des finances locales de la Martinique, les 9 et 10 février 2012" calcext:value-type="string">
            <text:p>états généraux des finances locales de la Martinique, les 9 et 10 février 2012</text:p>
          </table:table-cell>
          <table:table-cell table:formula="of:=IF([.I31] = &quot;&quot;; &quot;&quot;; IFERROR(ORG.LIBREOFFICE.REGEX(ORG.LIBREOFFICE.REGEX(ORG.LIBREOFFICE.REGEX([.I3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9 et 10 février 2012" calcext:value-type="string">
            <text:p>9 et 10 février 2012</text:p>
          </table:table-cell>
          <table:table-cell/>
          <table:table-cell table:formula="of:=IF([.I31] = &quot;&quot;; &quot;&quot;; IFERROR(ORG.LIBREOFFICE.REGEX(ORG.LIBREOFFICE.REGEX(ORG.LIBREOFFICE.REGEX([.I3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états généraux des finances locales de la Martinique, les" calcext:value-type="string">
            <text:p>états généraux des finances locales de la Martinique, les</text:p>
          </table:table-cell>
          <table:table-cell table:formula="of:=IF([.E31] = &quot;&quot;; [.D31]; IF([.E31] = &quot;-&quot;; &quot;&quot;; [.E31]))" office:value-type="string" office:string-value="Fiscalité et réforme territoriale" calcext:value-type="string">
            <text:p>Fiscalité et réforme territoriale</text:p>
          </table:table-cell>
          <table:table-cell table:style-name="ce4" table:formula="of:==IF(LEN([.L31]) &lt; 5; &quot;&quot;; ORG.LIBREOFFICE.REGEX([.L31]; &quot;,[^,]*?$&quot;; &quot;&quot;))" office:value-type="string" office:string-value="états généraux des finances locales de la Martinique" calcext:value-type="string">
            <text:p>états généraux des finances locales de la Martinique</text:p>
          </table:table-cell>
          <table:table-cell table:formula="of:=IF([.K31] = &quot;&quot;; [.J31]; IF([.K31] = &quot;-&quot;; &quot;&quot;; [.K31]))" office:value-type="string" office:string-value="9 et 10 février 2012" calcext:value-type="string">
            <text:p>9 et 10 février 2012</text:p>
          </table:table-cell>
          <table:table-cell table:formula="of:=IF([.H31] = &quot;&quot;; [.G31]; IF([.H31] = &quot;-&quot;; &quot;&quot;; [.H31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Repérage et prise en charge des difficultés d'apprentissage des langues" : journée d'étude, le 8 mars 2012. CRILLASH</text:p>
          </table:table-cell>
          <table:table-cell table:formula="of:=ORG.LIBREOFFICE.REGEX([.A32]; &quot;:[^:]*?$&quot;; &quot;&quot;)" office:value-type="string" office:string-value="&quot;Repérage et prise en charge des difficultés d'apprentissage des langues&quot; " calcext:value-type="string">
            <text:p>"Repérage et prise en charge des difficultés d'apprentissage des langues" </text:p>
          </table:table-cell>
          <table:table-cell table:formula="of:=IF(ORG.LIBREOFFICE.REGEX([.A32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32] = 1; IF(MID([.B32]; 1; 1) = CHAR(34); MID([.B32]; 2; LEN([.B32]) - 3); [.B32]); ORG.LIBREOFFICE.REGEX([.A32]; &quot;\.[^.]*?$&quot;; &quot;&quot;))" office:value-type="string" office:string-value="Repérage et prise en charge des difficultés d'apprentissage des langues" calcext:value-type="string">
            <text:p>Repérage et prise en charge des difficultés d'apprentissage des langues</text:p>
          </table:table-cell>
          <table:table-cell table:style-name="ce6"/>
          <table:table-cell table:formula="of:= ORG.LIBREOFFICE.REGEX(ORG.LIBREOFFICE.REGEX(MID([.A32]; FIND([.M32]; [.A32]) + LEN([.M32]) + 1; 999); &quot;^\W*&quot;; &quot;&quot;); &quot;\W*$&quot;; &quot;&quot;)" office:value-type="string" office:string-value="journée d'étude, le 8 mars 2012. CRILLASH" calcext:value-type="string">
            <text:p>journée d'étude, le 8 mars 2012. CRILLASH</text:p>
          </table:table-cell>
          <table:table-cell table:formula="of:=TRIM(ORG.LIBREOFFICE.REGEX([.F32]; &quot;[^.]+\.(.*)$&quot;; &quot;$1&quot;))" office:value-type="string" office:string-value="CRILLASH" calcext:value-type="string">
            <text:p>CRILLASH</text:p>
          </table:table-cell>
          <table:table-cell/>
          <table:table-cell table:formula="of:= ORG.LIBREOFFICE.REGEX(ORG.LIBREOFFICE.REGEX(IF([.P32] = &quot;&quot;; [.F32]; TRIM(MID([.F32]; 1; FIND([.P32]; [.F32]) - 1))); &quot;^\W*&quot;; &quot;&quot;); &quot;\W*$&quot;; &quot;&quot;)" office:value-type="string" office:string-value="journée d'étude, le 8 mars 2012" calcext:value-type="string">
            <text:p>journée d'étude, le 8 mars 2012</text:p>
          </table:table-cell>
          <table:table-cell table:formula="of:=IF([.I32] = &quot;&quot;; &quot;&quot;; IFERROR(ORG.LIBREOFFICE.REGEX(ORG.LIBREOFFICE.REGEX(ORG.LIBREOFFICE.REGEX([.I3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8 mars 2012" calcext:value-type="string">
            <text:p>8 mars 2012</text:p>
          </table:table-cell>
          <table:table-cell/>
          <table:table-cell table:formula="of:=IF([.I32] = &quot;&quot;; &quot;&quot;; IFERROR(ORG.LIBREOFFICE.REGEX(ORG.LIBREOFFICE.REGEX(ORG.LIBREOFFICE.REGEX([.I3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32] = &quot;&quot;; [.D32]; IF([.E32] = &quot;-&quot;; &quot;&quot;; [.E32]))" office:value-type="string" office:string-value="Repérage et prise en charge des difficultés d'apprentissage des langues" calcext:value-type="string">
            <text:p>Repérage et prise en charge des difficultés d'apprentissage des langues</text:p>
          </table:table-cell>
          <table:table-cell table:style-name="ce4" table:formula="of:==IF(LEN([.L32]) &lt; 5; &quot;&quot;; ORG.LIBREOFFICE.REGEX([.L32]; &quot;,[^,]*?$&quot;; &quot;&quot;))" office:value-type="string" office:string-value="journée d'étude" calcext:value-type="string">
            <text:p>journée d'étude</text:p>
          </table:table-cell>
          <table:table-cell table:formula="of:=IF([.K32] = &quot;&quot;; [.J32]; IF([.K32] = &quot;-&quot;; &quot;&quot;; [.K32]))" office:value-type="string" office:string-value="8 mars 2012" calcext:value-type="string">
            <text:p>8 mars 2012</text:p>
          </table:table-cell>
          <table:table-cell table:formula="of:=IF([.H32] = &quot;&quot;; [.G32]; IF([.H32] = &quot;-&quot;; &quot;&quot;; [.H32]))" office:value-type="string" office:string-value="CRILLASH" calcext:value-type="string">
            <text:p>CRILLASH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La question de la gouvernance territoriale dans les régions et départements français d'Amérique" : journées d'étude, les 8 et 9 avril 2012. Campus de Troubiran</text:p>
          </table:table-cell>
          <table:table-cell table:formula="of:=ORG.LIBREOFFICE.REGEX([.A33]; &quot;:[^:]*?$&quot;; &quot;&quot;)" office:value-type="string" office:string-value="&quot;La question de la gouvernance territoriale dans les régions et départements français d'Amérique&quot; " calcext:value-type="string">
            <text:p>"La question de la gouvernance territoriale dans les régions et départements français d'Amérique" </text:p>
          </table:table-cell>
          <table:table-cell table:formula="of:=IF(ORG.LIBREOFFICE.REGEX([.A33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33] = 1; IF(MID([.B33]; 1; 1) = CHAR(34); MID([.B33]; 2; LEN([.B33]) - 3); [.B33]); ORG.LIBREOFFICE.REGEX([.A33]; &quot;\.[^.]*?$&quot;; &quot;&quot;))" office:value-type="string" office:string-value="La question de la gouvernance territoriale dans les régions et départements français d'Amérique" calcext:value-type="string">
            <text:p>La question de la gouvernance territoriale dans les régions et départements français d'Amérique</text:p>
          </table:table-cell>
          <table:table-cell table:style-name="ce6"/>
          <table:table-cell table:formula="of:= ORG.LIBREOFFICE.REGEX(ORG.LIBREOFFICE.REGEX(MID([.A33]; FIND([.M33]; [.A33]) + LEN([.M33]) + 1; 999); &quot;^\W*&quot;; &quot;&quot;); &quot;\W*$&quot;; &quot;&quot;)" office:value-type="string" office:string-value="journées d'étude, les 8 et 9 avril 2012. Campus de Troubiran" calcext:value-type="string">
            <text:p>journées d'étude, les 8 et 9 avril 2012. Campus de Troubiran</text:p>
          </table:table-cell>
          <table:table-cell table:formula="of:=TRIM(ORG.LIBREOFFICE.REGEX([.F33]; &quot;[^.]+\.(.*)$&quot;; &quot;$1&quot;))" office:value-type="string" office:string-value="Campus de Troubiran" calcext:value-type="string">
            <text:p>Campus de Troubiran</text:p>
          </table:table-cell>
          <table:table-cell/>
          <table:table-cell table:formula="of:= ORG.LIBREOFFICE.REGEX(ORG.LIBREOFFICE.REGEX(IF([.P33] = &quot;&quot;; [.F33]; TRIM(MID([.F33]; 1; FIND([.P33]; [.F33]) - 1))); &quot;^\W*&quot;; &quot;&quot;); &quot;\W*$&quot;; &quot;&quot;)" office:value-type="string" office:string-value="journées d'étude, les 8 et 9 avril 2012" calcext:value-type="string">
            <text:p>journées d'étude, les 8 et 9 avril 2012</text:p>
          </table:table-cell>
          <table:table-cell table:formula="of:=IF([.I33] = &quot;&quot;; &quot;&quot;; IFERROR(ORG.LIBREOFFICE.REGEX(ORG.LIBREOFFICE.REGEX(ORG.LIBREOFFICE.REGEX([.I3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8 et 9 avril 2012" calcext:value-type="string">
            <text:p>8 et 9 avril 2012</text:p>
          </table:table-cell>
          <table:table-cell/>
          <table:table-cell table:formula="of:=IF([.I33] = &quot;&quot;; &quot;&quot;; IFERROR(ORG.LIBREOFFICE.REGEX(ORG.LIBREOFFICE.REGEX(ORG.LIBREOFFICE.REGEX([.I3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s d'étude, les" calcext:value-type="string">
            <text:p>journées d'étude, les</text:p>
          </table:table-cell>
          <table:table-cell table:formula="of:=IF([.E33] = &quot;&quot;; [.D33]; IF([.E33] = &quot;-&quot;; &quot;&quot;; [.E33]))" office:value-type="string" office:string-value="La question de la gouvernance territoriale dans les régions et départements français d'Amérique" calcext:value-type="string">
            <text:p>La question de la gouvernance territoriale dans les régions et départements français d'Amérique</text:p>
          </table:table-cell>
          <table:table-cell table:style-name="ce4" table:formula="of:==IF(LEN([.L33]) &lt; 5; &quot;&quot;; ORG.LIBREOFFICE.REGEX([.L33]; &quot;,[^,]*?$&quot;; &quot;&quot;))" office:value-type="string" office:string-value="journées d'étude" calcext:value-type="string">
            <text:p>journées d'étude</text:p>
          </table:table-cell>
          <table:table-cell table:formula="of:=IF([.K33] = &quot;&quot;; [.J33]; IF([.K33] = &quot;-&quot;; &quot;&quot;; [.K33]))" office:value-type="string" office:string-value="8 et 9 avril 2012" calcext:value-type="string">
            <text:p>8 et 9 avril 2012</text:p>
          </table:table-cell>
          <table:table-cell table:formula="of:=IF([.H33] = &quot;&quot;; [.G33]; IF([.H33] = &quot;-&quot;; &quot;&quot;; [.H33]))" office:value-type="string" office:string-value="Campus de Troubiran" calcext:value-type="string">
            <text:p>Campus de Troubiran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Journées européennes du patrimoine. "Sur les traces du patrimoine caché de Fonds Saint-Jacques", le 15 septembre 2012. Université des Antilles et de la Guyane</text:p>
          </table:table-cell>
          <table:table-cell table:formula="of:=ORG.LIBREOFFICE.REGEX([.A34]; &quot;:[^:]*?$&quot;; &quot;&quot;)" office:value-type="string" office:string-value="Journées européennes du patrimoine. &quot;Sur les traces du patrimoine caché de Fonds Saint-Jacques&quot;, le 15 septembre 2012. Université des Antilles et de la Guyane" calcext:value-type="string">
            <text:p>Journées européennes du patrimoine. "Sur les traces du patrimoine caché de Fonds Saint-Jacques", le 15 septembre 2012. Université des Antilles et de la Guyane</text:p>
          </table:table-cell>
          <table:table-cell table:formula="of:=IF(ORG.LIBREOFFICE.REGEX([.A34]; &quot;[^:]*?$&quot;; &quot;&quot;) = &quot;&quot;; &quot;&quot;; 1)">
            <text:p/>
          </table:table-cell>
          <table:table-cell table:style-name="ce4" table:formula="of:=IF([.C34] = 1; IF(MID([.B34]; 1; 1) = CHAR(34); MID([.B34]; 2; LEN([.B34]) - 3); [.B34]); ORG.LIBREOFFICE.REGEX([.A34]; &quot;\.[^.]*?$&quot;; &quot;&quot;))" office:value-type="string" office:string-value="Journées européennes du patrimoine. &quot;Sur les traces du patrimoine caché de Fonds Saint-Jacques&quot;, le 15 septembre 2012" calcext:value-type="string">
            <text:p>Journées européennes du patrimoine. "Sur les traces du patrimoine caché de Fonds Saint-Jacques", le 15 septembre 2012</text:p>
          </table:table-cell>
          <table:table-cell table:style-name="ce6" office:value-type="string" calcext:value-type="string">
            <text:p>Journées européennes du patrimoine. "Sur les traces du patrimoine caché de Fonds Saint-Jacques"</text:p>
          </table:table-cell>
          <table:table-cell table:formula="of:= ORG.LIBREOFFICE.REGEX(ORG.LIBREOFFICE.REGEX(MID([.A34]; FIND([.M34]; [.A34]) + LEN([.M34]) + 1; 999); &quot;^\W*&quot;; &quot;&quot;); &quot;\W*$&quot;; &quot;&quot;)" office:value-type="string" office:string-value="le 15 septembre 2012. Université des Antilles et de la Guyane" calcext:value-type="string">
            <text:p>le 15 septembre 2012. Université des Antilles et de la Guyane</text:p>
          </table:table-cell>
          <table:table-cell table:formula="of:=TRIM(ORG.LIBREOFFICE.REGEX([.F34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34] = &quot;&quot;; [.F34]; TRIM(MID([.F34]; 1; FIND([.P34]; [.F34]) - 1))); &quot;^\W*&quot;; &quot;&quot;); &quot;\W*$&quot;; &quot;&quot;)" office:value-type="string" office:string-value="le 15 septembre 2012" calcext:value-type="string">
            <text:p>le 15 septembre 2012</text:p>
          </table:table-cell>
          <table:table-cell table:formula="of:=IF([.I34] = &quot;&quot;; &quot;&quot;; IFERROR(ORG.LIBREOFFICE.REGEX(ORG.LIBREOFFICE.REGEX(ORG.LIBREOFFICE.REGEX([.I3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5 septembre 2012" calcext:value-type="string">
            <text:p>15 septembre 2012</text:p>
          </table:table-cell>
          <table:table-cell/>
          <table:table-cell table:formula="of:=IF([.I34] = &quot;&quot;; &quot;&quot;; IFERROR(ORG.LIBREOFFICE.REGEX(ORG.LIBREOFFICE.REGEX(ORG.LIBREOFFICE.REGEX([.I3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34] = &quot;&quot;; [.D34]; IF([.E34] = &quot;-&quot;; &quot;&quot;; [.E34]))" office:value-type="string" office:string-value="Journées européennes du patrimoine. &quot;Sur les traces du patrimoine caché de Fonds Saint-Jacques&quot;" calcext:value-type="string">
            <text:p>Journées européennes du patrimoine. "Sur les traces du patrimoine caché de Fonds Saint-Jacques"</text:p>
          </table:table-cell>
          <table:table-cell table:style-name="ce4" table:formula="of:==IF(LEN([.L34]) &lt; 5; &quot;&quot;; ORG.LIBREOFFICE.REGEX([.L34]; &quot;,[^,]*?$&quot;; &quot;&quot;))">
            <text:p/>
          </table:table-cell>
          <table:table-cell table:formula="of:=IF([.K34] = &quot;&quot;; [.J34]; IF([.K34] = &quot;-&quot;; &quot;&quot;; [.K34]))" office:value-type="string" office:string-value="15 septembre 2012" calcext:value-type="string">
            <text:p>15 septembre 2012</text:p>
          </table:table-cell>
          <table:table-cell table:formula="of:=IF([.H34] = &quot;&quot;; [.G34]; IF([.H34] = &quot;-&quot;; &quot;&quot;; [.H34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s rencontres culturelles de la BU 2012-2013. Université des Antilles et de la Guyane</text:p>
          </table:table-cell>
          <table:table-cell table:formula="of:=ORG.LIBREOFFICE.REGEX([.A35]; &quot;:[^:]*?$&quot;; &quot;&quot;)" office:value-type="string" office:string-value="Les rencontres culturelles de la BU 2012-2013. Université des Antilles et de la Guyane" calcext:value-type="string">
            <text:p>Les rencontres culturelles de la BU 2012-2013. Université des Antilles et de la Guyane</text:p>
          </table:table-cell>
          <table:table-cell table:formula="of:=IF(ORG.LIBREOFFICE.REGEX([.A35]; &quot;[^:]*?$&quot;; &quot;&quot;) = &quot;&quot;; &quot;&quot;; 1)">
            <text:p/>
          </table:table-cell>
          <table:table-cell table:style-name="ce4" table:formula="of:=IF([.C35] = 1; IF(MID([.B35]; 1; 1) = CHAR(34); MID([.B35]; 2; LEN([.B35]) - 3); [.B35]); ORG.LIBREOFFICE.REGEX([.A35]; &quot;\.[^.]*?$&quot;; &quot;&quot;))" office:value-type="string" office:string-value="Les rencontres culturelles de la BU 2012-2013" calcext:value-type="string">
            <text:p>Les rencontres culturelles de la BU 2012-2013</text:p>
          </table:table-cell>
          <table:table-cell table:style-name="ce6" office:value-type="string" calcext:value-type="string">
            <text:p>Les rencontres culturelles de la BU</text:p>
          </table:table-cell>
          <table:table-cell table:formula="of:= ORG.LIBREOFFICE.REGEX(ORG.LIBREOFFICE.REGEX(MID([.A35]; FIND([.M35]; [.A35]) + LEN([.M35]) + 1; 999); &quot;^\W*&quot;; &quot;&quot;); &quot;\W*$&quot;; &quot;&quot;)" office:value-type="string" office:string-value="2012-2013. Université des Antilles et de la Guyane" calcext:value-type="string">
            <text:p>2012-2013. Université des Antilles et de la Guyane</text:p>
          </table:table-cell>
          <table:table-cell table:formula="of:=TRIM(ORG.LIBREOFFICE.REGEX([.F35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35] = &quot;&quot;; [.F35]; TRIM(MID([.F35]; 1; FIND([.P35]; [.F35]) - 1))); &quot;^\W*&quot;; &quot;&quot;); &quot;\W*$&quot;; &quot;&quot;)" office:value-type="string" office:string-value="2012-2013" calcext:value-type="string">
            <text:p>2012-2013</text:p>
          </table:table-cell>
          <table:table-cell table:formula="of:=IF([.I35] = &quot;&quot;; &quot;&quot;; IFERROR(ORG.LIBREOFFICE.REGEX(ORG.LIBREOFFICE.REGEX(ORG.LIBREOFFICE.REGEX([.I3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012-2013" calcext:value-type="string">
            <text:p>2012-2013</text:p>
          </table:table-cell>
          <table:table-cell/>
          <table:table-cell table:formula="of:=IF([.I35] = &quot;&quot;; &quot;&quot;; IFERROR(ORG.LIBREOFFICE.REGEX(ORG.LIBREOFFICE.REGEX(ORG.LIBREOFFICE.REGEX([.I3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>
            <text:p/>
          </table:table-cell>
          <table:table-cell table:formula="of:=IF([.E35] = &quot;&quot;; [.D35]; IF([.E35] = &quot;-&quot;; &quot;&quot;; [.E35]))" office:value-type="string" office:string-value="Les rencontres culturelles de la BU" calcext:value-type="string">
            <text:p>Les rencontres culturelles de la BU</text:p>
          </table:table-cell>
          <table:table-cell table:style-name="ce4" table:formula="of:==IF(LEN([.L35]) &lt; 5; &quot;&quot;; ORG.LIBREOFFICE.REGEX([.L35]; &quot;,[^,]*?$&quot;; &quot;&quot;))">
            <text:p/>
          </table:table-cell>
          <table:table-cell table:formula="of:=IF([.K35] = &quot;&quot;; [.J35]; IF([.K35] = &quot;-&quot;; &quot;&quot;; [.K35]))" office:value-type="string" office:string-value="2012-2013" calcext:value-type="string">
            <text:p>2012-2013</text:p>
          </table:table-cell>
          <table:table-cell table:formula="of:=IF([.H35] = &quot;&quot;; [.G35]; IF([.H35] = &quot;-&quot;; &quot;&quot;; [.H35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nférence doctorale, le 15 mai 2012. Université des Antilles et de la Guyane</text:p>
          </table:table-cell>
          <table:table-cell table:formula="of:=ORG.LIBREOFFICE.REGEX([.A36]; &quot;:[^:]*?$&quot;; &quot;&quot;)" office:value-type="string" office:string-value="Conférence doctorale, le 15 mai 2012. Université des Antilles et de la Guyane" calcext:value-type="string">
            <text:p>Conférence doctorale, le 15 mai 2012. Université des Antilles et de la Guyane</text:p>
          </table:table-cell>
          <table:table-cell table:formula="of:=IF(ORG.LIBREOFFICE.REGEX([.A36]; &quot;[^:]*?$&quot;; &quot;&quot;) = &quot;&quot;; &quot;&quot;; 1)">
            <text:p/>
          </table:table-cell>
          <table:table-cell table:style-name="ce4" table:formula="of:=IF([.C36] = 1; IF(MID([.B36]; 1; 1) = CHAR(34); MID([.B36]; 2; LEN([.B36]) - 3); [.B36]); ORG.LIBREOFFICE.REGEX([.A36]; &quot;\.[^.]*?$&quot;; &quot;&quot;))" office:value-type="string" office:string-value="Conférence doctorale, le 15 mai 2012" calcext:value-type="string">
            <text:p>Conférence doctorale, le 15 mai 2012</text:p>
          </table:table-cell>
          <table:table-cell table:style-name="ce6" office:value-type="string" calcext:value-type="string">
            <text:p>Conférence doctorale</text:p>
          </table:table-cell>
          <table:table-cell table:formula="of:= ORG.LIBREOFFICE.REGEX(ORG.LIBREOFFICE.REGEX(MID([.A36]; FIND([.M36]; [.A36]) + LEN([.M36]) + 1; 999); &quot;^\W*&quot;; &quot;&quot;); &quot;\W*$&quot;; &quot;&quot;)" office:value-type="string" office:string-value="le 15 mai 2012. Université des Antilles et de la Guyane" calcext:value-type="string">
            <text:p>le 15 mai 2012. Université des Antilles et de la Guyane</text:p>
          </table:table-cell>
          <table:table-cell table:formula="of:=TRIM(ORG.LIBREOFFICE.REGEX([.F36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36] = &quot;&quot;; [.F36]; TRIM(MID([.F36]; 1; FIND([.P36]; [.F36]) - 1))); &quot;^\W*&quot;; &quot;&quot;); &quot;\W*$&quot;; &quot;&quot;)" office:value-type="string" office:string-value="le 15 mai 2012" calcext:value-type="string">
            <text:p>le 15 mai 2012</text:p>
          </table:table-cell>
          <table:table-cell table:formula="of:=IF([.I36] = &quot;&quot;; &quot;&quot;; IFERROR(ORG.LIBREOFFICE.REGEX(ORG.LIBREOFFICE.REGEX(ORG.LIBREOFFICE.REGEX([.I3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5 mai 2012" calcext:value-type="string">
            <text:p>15 mai 2012</text:p>
          </table:table-cell>
          <table:table-cell/>
          <table:table-cell table:formula="of:=IF([.I36] = &quot;&quot;; &quot;&quot;; IFERROR(ORG.LIBREOFFICE.REGEX(ORG.LIBREOFFICE.REGEX(ORG.LIBREOFFICE.REGEX([.I3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36] = &quot;&quot;; [.D36]; IF([.E36] = &quot;-&quot;; &quot;&quot;; [.E36]))" office:value-type="string" office:string-value="Conférence doctorale" calcext:value-type="string">
            <text:p>Conférence doctorale</text:p>
          </table:table-cell>
          <table:table-cell table:style-name="ce4" table:formula="of:==IF(LEN([.L36]) &lt; 5; &quot;&quot;; ORG.LIBREOFFICE.REGEX([.L36]; &quot;,[^,]*?$&quot;; &quot;&quot;))">
            <text:p/>
          </table:table-cell>
          <table:table-cell table:formula="of:=IF([.K36] = &quot;&quot;; [.J36]; IF([.K36] = &quot;-&quot;; &quot;&quot;; [.K36]))" office:value-type="string" office:string-value="15 mai 2012" calcext:value-type="string">
            <text:p>15 mai 2012</text:p>
          </table:table-cell>
          <table:table-cell table:formula="of:=IF([.H36] = &quot;&quot;; [.G36]; IF([.H36] = &quot;-&quot;; &quot;&quot;; [.H36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nférence des masters, les 29 et 30 mars 2012. Université des Antilles et de la Guyane</text:p>
          </table:table-cell>
          <table:table-cell table:formula="of:=ORG.LIBREOFFICE.REGEX([.A37]; &quot;:[^:]*?$&quot;; &quot;&quot;)" office:value-type="string" office:string-value="Conférence des masters, les 29 et 30 mars 2012. Université des Antilles et de la Guyane" calcext:value-type="string">
            <text:p>Conférence des masters, les 29 et 30 mars 2012. Université des Antilles et de la Guyane</text:p>
          </table:table-cell>
          <table:table-cell table:formula="of:=IF(ORG.LIBREOFFICE.REGEX([.A37]; &quot;[^:]*?$&quot;; &quot;&quot;) = &quot;&quot;; &quot;&quot;; 1)">
            <text:p/>
          </table:table-cell>
          <table:table-cell table:style-name="ce4" table:formula="of:=IF([.C37] = 1; IF(MID([.B37]; 1; 1) = CHAR(34); MID([.B37]; 2; LEN([.B37]) - 3); [.B37]); ORG.LIBREOFFICE.REGEX([.A37]; &quot;\.[^.]*?$&quot;; &quot;&quot;))" office:value-type="string" office:string-value="Conférence des masters, les 29 et 30 mars 2012" calcext:value-type="string">
            <text:p>Conférence des masters, les 29 et 30 mars 2012</text:p>
          </table:table-cell>
          <table:table-cell table:style-name="ce6" office:value-type="string" calcext:value-type="string">
            <text:p>Conférence des masters</text:p>
          </table:table-cell>
          <table:table-cell table:formula="of:= ORG.LIBREOFFICE.REGEX(ORG.LIBREOFFICE.REGEX(MID([.A37]; FIND([.M37]; [.A37]) + LEN([.M37]) + 1; 999); &quot;^\W*&quot;; &quot;&quot;); &quot;\W*$&quot;; &quot;&quot;)" office:value-type="string" office:string-value="les 29 et 30 mars 2012. Université des Antilles et de la Guyane" calcext:value-type="string">
            <text:p>les 29 et 30 mars 2012. Université des Antilles et de la Guyane</text:p>
          </table:table-cell>
          <table:table-cell table:formula="of:=TRIM(ORG.LIBREOFFICE.REGEX([.F37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37] = &quot;&quot;; [.F37]; TRIM(MID([.F37]; 1; FIND([.P37]; [.F37]) - 1))); &quot;^\W*&quot;; &quot;&quot;); &quot;\W*$&quot;; &quot;&quot;)" office:value-type="string" office:string-value="les 29 et 30 mars 2012" calcext:value-type="string">
            <text:p>les 29 et 30 mars 2012</text:p>
          </table:table-cell>
          <table:table-cell table:formula="of:=IF([.I37] = &quot;&quot;; &quot;&quot;; IFERROR(ORG.LIBREOFFICE.REGEX(ORG.LIBREOFFICE.REGEX(ORG.LIBREOFFICE.REGEX([.I3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9 et 30 mars 2012" calcext:value-type="string">
            <text:p>29 et 30 mars 2012</text:p>
          </table:table-cell>
          <table:table-cell/>
          <table:table-cell table:formula="of:=IF([.I37] = &quot;&quot;; &quot;&quot;; IFERROR(ORG.LIBREOFFICE.REGEX(ORG.LIBREOFFICE.REGEX(ORG.LIBREOFFICE.REGEX([.I3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s" calcext:value-type="string">
            <text:p>les</text:p>
          </table:table-cell>
          <table:table-cell table:formula="of:=IF([.E37] = &quot;&quot;; [.D37]; IF([.E37] = &quot;-&quot;; &quot;&quot;; [.E37]))" office:value-type="string" office:string-value="Conférence des masters" calcext:value-type="string">
            <text:p>Conférence des masters</text:p>
          </table:table-cell>
          <table:table-cell table:style-name="ce4" table:formula="of:==IF(LEN([.L37]) &lt; 5; &quot;&quot;; ORG.LIBREOFFICE.REGEX([.L37]; &quot;,[^,]*?$&quot;; &quot;&quot;))">
            <text:p/>
          </table:table-cell>
          <table:table-cell table:formula="of:=IF([.K37] = &quot;&quot;; [.J37]; IF([.K37] = &quot;-&quot;; &quot;&quot;; [.K37]))" office:value-type="string" office:string-value="29 et 30 mars 2012" calcext:value-type="string">
            <text:p>29 et 30 mars 2012</text:p>
          </table:table-cell>
          <table:table-cell table:formula="of:=IF([.H37] = &quot;&quot;; [.G37]; IF([.H37] = &quot;-&quot;; &quot;&quot;; [.H37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La résilience, une démarche collective pour la Martinique ?", le 10 novembre 2012</text:p>
          </table:table-cell>
          <table:table-cell table:formula="of:=ORG.LIBREOFFICE.REGEX([.A38]; &quot;:[^:]*?$&quot;; &quot;&quot;)" office:value-type="string" office:string-value="&quot;La résilience, une démarche collective pour la Martinique ?&quot;, le 10 novembre 2012" calcext:value-type="string">
            <text:p>"La résilience, une démarche collective pour la Martinique ?", le 10 novembre 2012</text:p>
          </table:table-cell>
          <table:table-cell table:formula="of:=IF(ORG.LIBREOFFICE.REGEX([.A38]; &quot;[^:]*?$&quot;; &quot;&quot;) = &quot;&quot;; &quot;&quot;; 1)">
            <text:p/>
          </table:table-cell>
          <table:table-cell table:style-name="ce4" table:formula="of:=IF([.C38] = 1; IF(MID([.B38]; 1; 1) = CHAR(34); MID([.B38]; 2; LEN([.B38]) - 3); [.B38]); ORG.LIBREOFFICE.REGEX([.A38]; &quot;\.[^.]*?$&quot;; &quot;&quot;))" office:value-type="string" office:string-value="&quot;La résilience, une démarche collective pour la Martinique ?&quot;, le 10 novembre 2012" calcext:value-type="string">
            <text:p>"La résilience, une démarche collective pour la Martinique ?", le 10 novembre 2012</text:p>
          </table:table-cell>
          <table:table-cell table:style-name="ce6" office:value-type="string" calcext:value-type="string">
            <text:p>La résilience, une démarche collective pour la Martinique ?</text:p>
          </table:table-cell>
          <table:table-cell table:formula="of:= ORG.LIBREOFFICE.REGEX(ORG.LIBREOFFICE.REGEX(MID([.A38]; FIND([.M38]; [.A38]) + LEN([.M38]) + 1; 999); &quot;^\W*&quot;; &quot;&quot;); &quot;\W*$&quot;; &quot;&quot;)" office:value-type="string" office:string-value="le 10 novembre 2012" calcext:value-type="string">
            <text:p>le 10 novembre 2012</text:p>
          </table:table-cell>
          <table:table-cell table:formula="of:=TRIM(ORG.LIBREOFFICE.REGEX([.F38]; &quot;[^.]+\.(.*)$&quot;; &quot;$1&quot;))" office:value-type="string" office:string-value="le 10 novembre 2012" calcext:value-type="string">
            <text:p>le 10 novembre 2012</text:p>
          </table:table-cell>
          <table:table-cell office:value-type="string" calcext:value-type="string">
            <text:p>-</text:p>
          </table:table-cell>
          <table:table-cell table:formula="of:= ORG.LIBREOFFICE.REGEX(ORG.LIBREOFFICE.REGEX(IF([.P38] = &quot;&quot;; [.F38]; TRIM(MID([.F38]; 1; FIND([.P38]; [.F38]) - 1))); &quot;^\W*&quot;; &quot;&quot;); &quot;\W*$&quot;; &quot;&quot;)" office:value-type="string" office:string-value="le 10 novembre 2012" calcext:value-type="string">
            <text:p>le 10 novembre 2012</text:p>
          </table:table-cell>
          <table:table-cell table:formula="of:=IF([.I38] = &quot;&quot;; &quot;&quot;; IFERROR(ORG.LIBREOFFICE.REGEX(ORG.LIBREOFFICE.REGEX(ORG.LIBREOFFICE.REGEX([.I3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0 novembre 2012" calcext:value-type="string">
            <text:p>10 novembre 2012</text:p>
          </table:table-cell>
          <table:table-cell/>
          <table:table-cell table:formula="of:=IF([.I38] = &quot;&quot;; &quot;&quot;; IFERROR(ORG.LIBREOFFICE.REGEX(ORG.LIBREOFFICE.REGEX(ORG.LIBREOFFICE.REGEX([.I3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38] = &quot;&quot;; [.D38]; IF([.E38] = &quot;-&quot;; &quot;&quot;; [.E38]))" office:value-type="string" office:string-value="La résilience, une démarche collective pour la Martinique ?" calcext:value-type="string">
            <text:p>La résilience, une démarche collective pour la Martinique ?</text:p>
          </table:table-cell>
          <table:table-cell table:style-name="ce4" table:formula="of:==IF(LEN([.L38]) &lt; 5; &quot;&quot;; ORG.LIBREOFFICE.REGEX([.L38]; &quot;,[^,]*?$&quot;; &quot;&quot;))">
            <text:p/>
          </table:table-cell>
          <table:table-cell table:formula="of:=IF([.K38] = &quot;&quot;; [.J38]; IF([.K38] = &quot;-&quot;; &quot;&quot;; [.K38]))" office:value-type="string" office:string-value="10 novembre 2012" calcext:value-type="string">
            <text:p>10 novembre 2012</text:p>
          </table:table-cell>
          <table:table-cell table:formula="of:=IF([.H38] = &quot;&quot;; [.G38]; IF([.H38] = &quot;-&quot;; &quot;&quot;; [.H38])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"Rimed gran moun. Plantes et usages au fil du temps" : séminaire, le 15 décembre 2012. Université des Antilles et de la Guyane</text:p>
          </table:table-cell>
          <table:table-cell table:formula="of:=ORG.LIBREOFFICE.REGEX([.A39]; &quot;:[^:]*?$&quot;; &quot;&quot;)" office:value-type="string" office:string-value="&quot;Rimed gran moun. Plantes et usages au fil du temps&quot; " calcext:value-type="string">
            <text:p>"Rimed gran moun. Plantes et usages au fil du temps" </text:p>
          </table:table-cell>
          <table:table-cell table:formula="of:=IF(ORG.LIBREOFFICE.REGEX([.A39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39] = 1; IF(MID([.B39]; 1; 1) = CHAR(34); MID([.B39]; 2; LEN([.B39]) - 3); [.B39]); ORG.LIBREOFFICE.REGEX([.A39]; &quot;\.[^.]*?$&quot;; &quot;&quot;))" office:value-type="string" office:string-value="Rimed gran moun. Plantes et usages au fil du temps" calcext:value-type="string">
            <text:p>Rimed gran moun. Plantes et usages au fil du temps</text:p>
          </table:table-cell>
          <table:table-cell table:style-name="ce6"/>
          <table:table-cell table:formula="of:= ORG.LIBREOFFICE.REGEX(ORG.LIBREOFFICE.REGEX(MID([.A39]; FIND([.M39]; [.A39]) + LEN([.M39]) + 1; 999); &quot;^\W*&quot;; &quot;&quot;); &quot;\W*$&quot;; &quot;&quot;)" office:value-type="string" office:string-value="séminaire, le 15 décembre 2012. Université des Antilles et de la Guyane" calcext:value-type="string">
            <text:p>séminaire, le 15 décembre 2012. Université des Antilles et de la Guyane</text:p>
          </table:table-cell>
          <table:table-cell table:formula="of:=TRIM(ORG.LIBREOFFICE.REGEX([.F39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39] = &quot;&quot;; [.F39]; TRIM(MID([.F39]; 1; FIND([.P39]; [.F39]) - 1))); &quot;^\W*&quot;; &quot;&quot;); &quot;\W*$&quot;; &quot;&quot;)" office:value-type="string" office:string-value="séminaire, le 15 décembre 2012" calcext:value-type="string">
            <text:p>séminaire, le 15 décembre 2012</text:p>
          </table:table-cell>
          <table:table-cell table:formula="of:=IF([.I39] = &quot;&quot;; &quot;&quot;; IFERROR(ORG.LIBREOFFICE.REGEX(ORG.LIBREOFFICE.REGEX(ORG.LIBREOFFICE.REGEX([.I3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5 décembre 2012" calcext:value-type="string">
            <text:p>15 décembre 2012</text:p>
          </table:table-cell>
          <table:table-cell/>
          <table:table-cell table:formula="of:=IF([.I39] = &quot;&quot;; &quot;&quot;; IFERROR(ORG.LIBREOFFICE.REGEX(ORG.LIBREOFFICE.REGEX(ORG.LIBREOFFICE.REGEX([.I3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séminaire, le" calcext:value-type="string">
            <text:p>séminaire, le</text:p>
          </table:table-cell>
          <table:table-cell table:formula="of:=IF([.E39] = &quot;&quot;; [.D39]; IF([.E39] = &quot;-&quot;; &quot;&quot;; [.E39]))" office:value-type="string" office:string-value="Rimed gran moun. Plantes et usages au fil du temps" calcext:value-type="string">
            <text:p>Rimed gran moun. Plantes et usages au fil du temps</text:p>
          </table:table-cell>
          <table:table-cell table:style-name="ce4" table:formula="of:==IF(LEN([.L39]) &lt; 5; &quot;&quot;; ORG.LIBREOFFICE.REGEX([.L39]; &quot;,[^,]*?$&quot;; &quot;&quot;))" office:value-type="string" office:string-value="séminaire" calcext:value-type="string">
            <text:p>séminaire</text:p>
          </table:table-cell>
          <table:table-cell table:formula="of:=IF([.K39] = &quot;&quot;; [.J39]; IF([.K39] = &quot;-&quot;; &quot;&quot;; [.K39]))" office:value-type="string" office:string-value="15 décembre 2012" calcext:value-type="string">
            <text:p>15 décembre 2012</text:p>
          </table:table-cell>
          <table:table-cell table:formula="of:=IF([.H39] = &quot;&quot;; [.G39]; IF([.H39] = &quot;-&quot;; &quot;&quot;; [.H39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Présentation des publications du CRILLASH" : conférence, le 13 décembre 2012. Université des Antilles et de la Guyane</text:p>
          </table:table-cell>
          <table:table-cell table:formula="of:=ORG.LIBREOFFICE.REGEX([.A40]; &quot;:[^:]*?$&quot;; &quot;&quot;)" office:value-type="string" office:string-value="&quot;Présentation des publications du CRILLASH&quot; " calcext:value-type="string">
            <text:p>"Présentation des publications du CRILLASH" </text:p>
          </table:table-cell>
          <table:table-cell table:formula="of:=IF(ORG.LIBREOFFICE.REGEX([.A40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40] = 1; IF(MID([.B40]; 1; 1) = CHAR(34); MID([.B40]; 2; LEN([.B40]) - 3); [.B40]); ORG.LIBREOFFICE.REGEX([.A40]; &quot;\.[^.]*?$&quot;; &quot;&quot;))" office:value-type="string" office:string-value="Présentation des publications du CRILLASH" calcext:value-type="string">
            <text:p>Présentation des publications du CRILLASH</text:p>
          </table:table-cell>
          <table:table-cell table:style-name="ce6"/>
          <table:table-cell table:formula="of:= ORG.LIBREOFFICE.REGEX(ORG.LIBREOFFICE.REGEX(MID([.A40]; FIND([.M40]; [.A40]) + LEN([.M40]) + 1; 999); &quot;^\W*&quot;; &quot;&quot;); &quot;\W*$&quot;; &quot;&quot;)" office:value-type="string" office:string-value="conférence, le 13 décembre 2012. Université des Antilles et de la Guyane" calcext:value-type="string">
            <text:p>conférence, le 13 décembre 2012. Université des Antilles et de la Guyane</text:p>
          </table:table-cell>
          <table:table-cell table:formula="of:=TRIM(ORG.LIBREOFFICE.REGEX([.F40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40] = &quot;&quot;; [.F40]; TRIM(MID([.F40]; 1; FIND([.P40]; [.F40]) - 1))); &quot;^\W*&quot;; &quot;&quot;); &quot;\W*$&quot;; &quot;&quot;)" office:value-type="string" office:string-value="conférence, le 13 décembre 2012" calcext:value-type="string">
            <text:p>conférence, le 13 décembre 2012</text:p>
          </table:table-cell>
          <table:table-cell table:formula="of:=IF([.I40] = &quot;&quot;; &quot;&quot;; IFERROR(ORG.LIBREOFFICE.REGEX(ORG.LIBREOFFICE.REGEX(ORG.LIBREOFFICE.REGEX([.I4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3 décembre 2012" calcext:value-type="string">
            <text:p>13 décembre 2012</text:p>
          </table:table-cell>
          <table:table-cell/>
          <table:table-cell table:formula="of:=IF([.I40] = &quot;&quot;; &quot;&quot;; IFERROR(ORG.LIBREOFFICE.REGEX(ORG.LIBREOFFICE.REGEX(ORG.LIBREOFFICE.REGEX([.I4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nférence, le" calcext:value-type="string">
            <text:p>conférence, le</text:p>
          </table:table-cell>
          <table:table-cell table:formula="of:=IF([.E40] = &quot;&quot;; [.D40]; IF([.E40] = &quot;-&quot;; &quot;&quot;; [.E40]))" office:value-type="string" office:string-value="Présentation des publications du CRILLASH" calcext:value-type="string">
            <text:p>Présentation des publications du CRILLASH</text:p>
          </table:table-cell>
          <table:table-cell table:style-name="ce4" table:formula="of:==IF(LEN([.L40]) &lt; 5; &quot;&quot;; ORG.LIBREOFFICE.REGEX([.L40]; &quot;,[^,]*?$&quot;; &quot;&quot;))" office:value-type="string" office:string-value="conférence" calcext:value-type="string">
            <text:p>conférence</text:p>
          </table:table-cell>
          <table:table-cell table:formula="of:=IF([.K40] = &quot;&quot;; [.J40]; IF([.K40] = &quot;-&quot;; &quot;&quot;; [.K40]))" office:value-type="string" office:string-value="13 décembre 2012" calcext:value-type="string">
            <text:p>13 décembre 2012</text:p>
          </table:table-cell>
          <table:table-cell table:formula="of:=IF([.H40] = &quot;&quot;; [.G40]; IF([.H40] = &quot;-&quot;; &quot;&quot;; [.H40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Traduire la Caraïbe" : séminaire, le 7 février 2013. Université des Antilles et de la Guyane</text:p>
          </table:table-cell>
          <table:table-cell table:formula="of:=ORG.LIBREOFFICE.REGEX([.A41]; &quot;:[^:]*?$&quot;; &quot;&quot;)" office:value-type="string" office:string-value="&quot;Traduire la Caraïbe&quot; " calcext:value-type="string">
            <text:p>"Traduire la Caraïbe" </text:p>
          </table:table-cell>
          <table:table-cell table:formula="of:=IF(ORG.LIBREOFFICE.REGEX([.A41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41] = 1; IF(MID([.B41]; 1; 1) = CHAR(34); MID([.B41]; 2; LEN([.B41]) - 3); [.B41]); ORG.LIBREOFFICE.REGEX([.A41]; &quot;\.[^.]*?$&quot;; &quot;&quot;))" office:value-type="string" office:string-value="Traduire la Caraïbe" calcext:value-type="string">
            <text:p>Traduire la Caraïbe</text:p>
          </table:table-cell>
          <table:table-cell table:style-name="ce6"/>
          <table:table-cell table:formula="of:= ORG.LIBREOFFICE.REGEX(ORG.LIBREOFFICE.REGEX(MID([.A41]; FIND([.M41]; [.A41]) + LEN([.M41]) + 1; 999); &quot;^\W*&quot;; &quot;&quot;); &quot;\W*$&quot;; &quot;&quot;)" office:value-type="string" office:string-value="séminaire, le 7 février 2013. Université des Antilles et de la Guyane" calcext:value-type="string">
            <text:p>séminaire, le 7 février 2013. Université des Antilles et de la Guyane</text:p>
          </table:table-cell>
          <table:table-cell table:formula="of:=TRIM(ORG.LIBREOFFICE.REGEX([.F41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41] = &quot;&quot;; [.F41]; TRIM(MID([.F41]; 1; FIND([.P41]; [.F41]) - 1))); &quot;^\W*&quot;; &quot;&quot;); &quot;\W*$&quot;; &quot;&quot;)" office:value-type="string" office:string-value="séminaire, le 7 février 2013" calcext:value-type="string">
            <text:p>séminaire, le 7 février 2013</text:p>
          </table:table-cell>
          <table:table-cell table:formula="of:=IF([.I41] = &quot;&quot;; &quot;&quot;; IFERROR(ORG.LIBREOFFICE.REGEX(ORG.LIBREOFFICE.REGEX(ORG.LIBREOFFICE.REGEX([.I4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7 février 2013" calcext:value-type="string">
            <text:p>7 février 2013</text:p>
          </table:table-cell>
          <table:table-cell/>
          <table:table-cell table:formula="of:=IF([.I41] = &quot;&quot;; &quot;&quot;; IFERROR(ORG.LIBREOFFICE.REGEX(ORG.LIBREOFFICE.REGEX(ORG.LIBREOFFICE.REGEX([.I4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séminaire, le" calcext:value-type="string">
            <text:p>séminaire, le</text:p>
          </table:table-cell>
          <table:table-cell table:formula="of:=IF([.E41] = &quot;&quot;; [.D41]; IF([.E41] = &quot;-&quot;; &quot;&quot;; [.E41]))" office:value-type="string" office:string-value="Traduire la Caraïbe" calcext:value-type="string">
            <text:p>Traduire la Caraïbe</text:p>
          </table:table-cell>
          <table:table-cell table:style-name="ce4" table:formula="of:==IF(LEN([.L41]) &lt; 5; &quot;&quot;; ORG.LIBREOFFICE.REGEX([.L41]; &quot;,[^,]*?$&quot;; &quot;&quot;))" office:value-type="string" office:string-value="séminaire" calcext:value-type="string">
            <text:p>séminaire</text:p>
          </table:table-cell>
          <table:table-cell table:formula="of:=IF([.K41] = &quot;&quot;; [.J41]; IF([.K41] = &quot;-&quot;; &quot;&quot;; [.K41]))" office:value-type="string" office:string-value="7 février 2013" calcext:value-type="string">
            <text:p>7 février 2013</text:p>
          </table:table-cell>
          <table:table-cell table:formula="of:=IF([.H41] = &quot;&quot;; [.G41]; IF([.H41] = &quot;-&quot;; &quot;&quot;; [.H41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"Les représentations du Noir dans la littérature, l'histoire et les arts européens et américains des XVIIIe, XIXe et début du XXe siècle" : colloque pluridisciplinaire, du 27 février au 2 mars 2013. Université des Antilles et de la Guyane</text:p>
          </table:table-cell>
          <table:table-cell table:formula="of:=ORG.LIBREOFFICE.REGEX([.A42]; &quot;:[^:]*?$&quot;; &quot;&quot;)" office:value-type="string" office:string-value="&quot;Les représentations du Noir dans la littérature, l'histoire et les arts européens et américains des XVIIIe, XIXe et début du XXe siècle&quot; " calcext:value-type="string">
            <text:p>"Les représentations du Noir dans la littérature, l'histoire et les arts européens et américains des XVIIIe, XIXe et début du XXe siècle" </text:p>
          </table:table-cell>
          <table:table-cell table:formula="of:=IF(ORG.LIBREOFFICE.REGEX([.A42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42] = 1; IF(MID([.B42]; 1; 1) = CHAR(34); MID([.B42]; 2; LEN([.B42]) - 3); [.B42]); ORG.LIBREOFFICE.REGEX([.A42]; &quot;\.[^.]*?$&quot;; &quot;&quot;))" office:value-type="string" office:string-value="Les représentations du Noir dans la littérature, l'histoire et les arts européens et américains des XVIIIe, XIXe et début du XXe siècle" calcext:value-type="string">
            <text:p>Les représentations du Noir dans la littérature, l'histoire et les arts européens et américains des XVIIIe, XIXe et début du XXe siècle</text:p>
          </table:table-cell>
          <table:table-cell table:style-name="ce6"/>
          <table:table-cell table:formula="of:= ORG.LIBREOFFICE.REGEX(ORG.LIBREOFFICE.REGEX(MID([.A42]; FIND([.M42]; [.A42]) + LEN([.M42]) + 1; 999); &quot;^\W*&quot;; &quot;&quot;); &quot;\W*$&quot;; &quot;&quot;)" office:value-type="string" office:string-value="colloque pluridisciplinaire, du 27 février au 2 mars 2013. Université des Antilles et de la Guyane" calcext:value-type="string">
            <text:p>colloque pluridisciplinaire, du 27 février au 2 mars 2013. Université des Antilles et de la Guyane</text:p>
          </table:table-cell>
          <table:table-cell table:formula="of:=TRIM(ORG.LIBREOFFICE.REGEX([.F42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42] = &quot;&quot;; [.F42]; TRIM(MID([.F42]; 1; FIND([.P42]; [.F42]) - 1))); &quot;^\W*&quot;; &quot;&quot;); &quot;\W*$&quot;; &quot;&quot;)" office:value-type="string" office:string-value="colloque pluridisciplinaire, du 27 février au 2 mars 2013" calcext:value-type="string">
            <text:p>colloque pluridisciplinaire, du 27 février au 2 mars 2013</text:p>
          </table:table-cell>
          <table:table-cell table:formula="of:=IF([.I42] = &quot;&quot;; &quot;&quot;; IFERROR(ORG.LIBREOFFICE.REGEX(ORG.LIBREOFFICE.REGEX(ORG.LIBREOFFICE.REGEX([.I4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7 février au 2 mars 2013" calcext:value-type="string">
            <text:p>27 février au 2 mars 2013</text:p>
          </table:table-cell>
          <table:table-cell/>
          <table:table-cell table:formula="of:=IF([.I42] = &quot;&quot;; &quot;&quot;; IFERROR(ORG.LIBREOFFICE.REGEX(ORG.LIBREOFFICE.REGEX(ORG.LIBREOFFICE.REGEX([.I4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 pluridisciplinaire, du" calcext:value-type="string">
            <text:p>colloque pluridisciplinaire, du</text:p>
          </table:table-cell>
          <table:table-cell table:formula="of:=IF([.E42] = &quot;&quot;; [.D42]; IF([.E42] = &quot;-&quot;; &quot;&quot;; [.E42]))" office:value-type="string" office:string-value="Les représentations du Noir dans la littérature, l'histoire et les arts européens et américains des XVIIIe, XIXe et début du XXe siècle" calcext:value-type="string">
            <text:p>Les représentations du Noir dans la littérature, l'histoire et les arts européens et américains des XVIIIe, XIXe et début du XXe siècle</text:p>
          </table:table-cell>
          <table:table-cell table:style-name="ce4" table:formula="of:==IF(LEN([.L42]) &lt; 5; &quot;&quot;; ORG.LIBREOFFICE.REGEX([.L42]; &quot;,[^,]*?$&quot;; &quot;&quot;))" office:value-type="string" office:string-value="colloque pluridisciplinaire" calcext:value-type="string">
            <text:p>colloque pluridisciplinaire</text:p>
          </table:table-cell>
          <table:table-cell table:formula="of:=IF([.K42] = &quot;&quot;; [.J42]; IF([.K42] = &quot;-&quot;; &quot;&quot;; [.K42]))" office:value-type="string" office:string-value="27 février au 2 mars 2013" calcext:value-type="string">
            <text:p>27 février au 2 mars 2013</text:p>
          </table:table-cell>
          <table:table-cell table:formula="of:=IF([.H42] = &quot;&quot;; [.G42]; IF([.H42] = &quot;-&quot;; &quot;&quot;; [.H42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René Ménil, philosophe martiniquais" : journée d'étude, le 7 mars 2013. Université des Antilles et de la Guyane</text:p>
          </table:table-cell>
          <table:table-cell table:formula="of:=ORG.LIBREOFFICE.REGEX([.A43]; &quot;:[^:]*?$&quot;; &quot;&quot;)" office:value-type="string" office:string-value="&quot;René Ménil, philosophe martiniquais&quot; " calcext:value-type="string">
            <text:p>"René Ménil, philosophe martiniquais" </text:p>
          </table:table-cell>
          <table:table-cell table:formula="of:=IF(ORG.LIBREOFFICE.REGEX([.A43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43] = 1; IF(MID([.B43]; 1; 1) = CHAR(34); MID([.B43]; 2; LEN([.B43]) - 3); [.B43]); ORG.LIBREOFFICE.REGEX([.A43]; &quot;\.[^.]*?$&quot;; &quot;&quot;))" office:value-type="string" office:string-value="René Ménil, philosophe martiniquais" calcext:value-type="string">
            <text:p>René Ménil, philosophe martiniquais</text:p>
          </table:table-cell>
          <table:table-cell table:style-name="ce6"/>
          <table:table-cell table:formula="of:= ORG.LIBREOFFICE.REGEX(ORG.LIBREOFFICE.REGEX(MID([.A43]; FIND([.M43]; [.A43]) + LEN([.M43]) + 1; 999); &quot;^\W*&quot;; &quot;&quot;); &quot;\W*$&quot;; &quot;&quot;)" office:value-type="string" office:string-value="journée d'étude, le 7 mars 2013. Université des Antilles et de la Guyane" calcext:value-type="string">
            <text:p>journée d'étude, le 7 mars 2013. Université des Antilles et de la Guyane</text:p>
          </table:table-cell>
          <table:table-cell table:formula="of:=TRIM(ORG.LIBREOFFICE.REGEX([.F43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43] = &quot;&quot;; [.F43]; TRIM(MID([.F43]; 1; FIND([.P43]; [.F43]) - 1))); &quot;^\W*&quot;; &quot;&quot;); &quot;\W*$&quot;; &quot;&quot;)" office:value-type="string" office:string-value="journée d'étude, le 7 mars 2013" calcext:value-type="string">
            <text:p>journée d'étude, le 7 mars 2013</text:p>
          </table:table-cell>
          <table:table-cell table:formula="of:=IF([.I43] = &quot;&quot;; &quot;&quot;; IFERROR(ORG.LIBREOFFICE.REGEX(ORG.LIBREOFFICE.REGEX(ORG.LIBREOFFICE.REGEX([.I4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7 mars 2013" calcext:value-type="string">
            <text:p>7 mars 2013</text:p>
          </table:table-cell>
          <table:table-cell/>
          <table:table-cell table:formula="of:=IF([.I43] = &quot;&quot;; &quot;&quot;; IFERROR(ORG.LIBREOFFICE.REGEX(ORG.LIBREOFFICE.REGEX(ORG.LIBREOFFICE.REGEX([.I4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43] = &quot;&quot;; [.D43]; IF([.E43] = &quot;-&quot;; &quot;&quot;; [.E43]))" office:value-type="string" office:string-value="René Ménil, philosophe martiniquais" calcext:value-type="string">
            <text:p>René Ménil, philosophe martiniquais</text:p>
          </table:table-cell>
          <table:table-cell table:style-name="ce4" table:formula="of:==IF(LEN([.L43]) &lt; 5; &quot;&quot;; ORG.LIBREOFFICE.REGEX([.L43]; &quot;,[^,]*?$&quot;; &quot;&quot;))" office:value-type="string" office:string-value="journée d'étude" calcext:value-type="string">
            <text:p>journée d'étude</text:p>
          </table:table-cell>
          <table:table-cell table:formula="of:=IF([.K43] = &quot;&quot;; [.J43]; IF([.K43] = &quot;-&quot;; &quot;&quot;; [.K43]))" office:value-type="string" office:string-value="7 mars 2013" calcext:value-type="string">
            <text:p>7 mars 2013</text:p>
          </table:table-cell>
          <table:table-cell table:formula="of:=IF([.H43] = &quot;&quot;; [.G43]; IF([.H43] = &quot;-&quot;; &quot;&quot;; [.H43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Difficultés et troubles des apprentissages scolaires" : journée d'étude, le 14 mars 2013. Université des Antilles et de la Guyane</text:p>
          </table:table-cell>
          <table:table-cell table:formula="of:=ORG.LIBREOFFICE.REGEX([.A44]; &quot;:[^:]*?$&quot;; &quot;&quot;)" office:value-type="string" office:string-value="&quot;Difficultés et troubles des apprentissages scolaires&quot; " calcext:value-type="string">
            <text:p>"Difficultés et troubles des apprentissages scolaires" </text:p>
          </table:table-cell>
          <table:table-cell table:formula="of:=IF(ORG.LIBREOFFICE.REGEX([.A44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44] = 1; IF(MID([.B44]; 1; 1) = CHAR(34); MID([.B44]; 2; LEN([.B44]) - 3); [.B44]); ORG.LIBREOFFICE.REGEX([.A44]; &quot;\.[^.]*?$&quot;; &quot;&quot;))" office:value-type="string" office:string-value="Difficultés et troubles des apprentissages scolaires" calcext:value-type="string">
            <text:p>Difficultés et troubles des apprentissages scolaires</text:p>
          </table:table-cell>
          <table:table-cell table:style-name="ce6"/>
          <table:table-cell table:formula="of:= ORG.LIBREOFFICE.REGEX(ORG.LIBREOFFICE.REGEX(MID([.A44]; FIND([.M44]; [.A44]) + LEN([.M44]) + 1; 999); &quot;^\W*&quot;; &quot;&quot;); &quot;\W*$&quot;; &quot;&quot;)" office:value-type="string" office:string-value="journée d'étude, le 14 mars 2013. Université des Antilles et de la Guyane" calcext:value-type="string">
            <text:p>journée d'étude, le 14 mars 2013. Université des Antilles et de la Guyane</text:p>
          </table:table-cell>
          <table:table-cell table:formula="of:=TRIM(ORG.LIBREOFFICE.REGEX([.F44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44] = &quot;&quot;; [.F44]; TRIM(MID([.F44]; 1; FIND([.P44]; [.F44]) - 1))); &quot;^\W*&quot;; &quot;&quot;); &quot;\W*$&quot;; &quot;&quot;)" office:value-type="string" office:string-value="journée d'étude, le 14 mars 2013" calcext:value-type="string">
            <text:p>journée d'étude, le 14 mars 2013</text:p>
          </table:table-cell>
          <table:table-cell table:formula="of:=IF([.I44] = &quot;&quot;; &quot;&quot;; IFERROR(ORG.LIBREOFFICE.REGEX(ORG.LIBREOFFICE.REGEX(ORG.LIBREOFFICE.REGEX([.I4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4 mars 2013" calcext:value-type="string">
            <text:p>14 mars 2013</text:p>
          </table:table-cell>
          <table:table-cell/>
          <table:table-cell table:formula="of:=IF([.I44] = &quot;&quot;; &quot;&quot;; IFERROR(ORG.LIBREOFFICE.REGEX(ORG.LIBREOFFICE.REGEX(ORG.LIBREOFFICE.REGEX([.I4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44] = &quot;&quot;; [.D44]; IF([.E44] = &quot;-&quot;; &quot;&quot;; [.E44]))" office:value-type="string" office:string-value="Difficultés et troubles des apprentissages scolaires" calcext:value-type="string">
            <text:p>Difficultés et troubles des apprentissages scolaires</text:p>
          </table:table-cell>
          <table:table-cell table:style-name="ce4" table:formula="of:==IF(LEN([.L44]) &lt; 5; &quot;&quot;; ORG.LIBREOFFICE.REGEX([.L44]; &quot;,[^,]*?$&quot;; &quot;&quot;))" office:value-type="string" office:string-value="journée d'étude" calcext:value-type="string">
            <text:p>journée d'étude</text:p>
          </table:table-cell>
          <table:table-cell table:formula="of:=IF([.K44] = &quot;&quot;; [.J44]; IF([.K44] = &quot;-&quot;; &quot;&quot;; [.K44]))" office:value-type="string" office:string-value="14 mars 2013" calcext:value-type="string">
            <text:p>14 mars 2013</text:p>
          </table:table-cell>
          <table:table-cell table:formula="of:=IF([.H44] = &quot;&quot;; [.G44]; IF([.H44] = &quot;-&quot;; &quot;&quot;; [.H44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Projet CARIBSAT, système caribéen d'information environnementale" : conférence, le 21 mars 2013. Université des Antilles et de la Guyane</text:p>
          </table:table-cell>
          <table:table-cell table:formula="of:=ORG.LIBREOFFICE.REGEX([.A45]; &quot;:[^:]*?$&quot;; &quot;&quot;)" office:value-type="string" office:string-value="&quot;Projet CARIBSAT, système caribéen d'information environnementale&quot; " calcext:value-type="string">
            <text:p>"Projet CARIBSAT, système caribéen d'information environnementale" </text:p>
          </table:table-cell>
          <table:table-cell table:formula="of:=IF(ORG.LIBREOFFICE.REGEX([.A45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45] = 1; IF(MID([.B45]; 1; 1) = CHAR(34); MID([.B45]; 2; LEN([.B45]) - 3); [.B45]); ORG.LIBREOFFICE.REGEX([.A45]; &quot;\.[^.]*?$&quot;; &quot;&quot;))" office:value-type="string" office:string-value="Projet CARIBSAT, système caribéen d'information environnementale" calcext:value-type="string">
            <text:p>Projet CARIBSAT, système caribéen d'information environnementale</text:p>
          </table:table-cell>
          <table:table-cell table:style-name="ce6"/>
          <table:table-cell table:formula="of:= ORG.LIBREOFFICE.REGEX(ORG.LIBREOFFICE.REGEX(MID([.A45]; FIND([.M45]; [.A45]) + LEN([.M45]) + 1; 999); &quot;^\W*&quot;; &quot;&quot;); &quot;\W*$&quot;; &quot;&quot;)" office:value-type="string" office:string-value="conférence, le 21 mars 2013. Université des Antilles et de la Guyane" calcext:value-type="string">
            <text:p>conférence, le 21 mars 2013. Université des Antilles et de la Guyane</text:p>
          </table:table-cell>
          <table:table-cell table:formula="of:=TRIM(ORG.LIBREOFFICE.REGEX([.F45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45] = &quot;&quot;; [.F45]; TRIM(MID([.F45]; 1; FIND([.P45]; [.F45]) - 1))); &quot;^\W*&quot;; &quot;&quot;); &quot;\W*$&quot;; &quot;&quot;)" office:value-type="string" office:string-value="conférence, le 21 mars 2013" calcext:value-type="string">
            <text:p>conférence, le 21 mars 2013</text:p>
          </table:table-cell>
          <table:table-cell table:formula="of:=IF([.I45] = &quot;&quot;; &quot;&quot;; IFERROR(ORG.LIBREOFFICE.REGEX(ORG.LIBREOFFICE.REGEX(ORG.LIBREOFFICE.REGEX([.I4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1 mars 2013" calcext:value-type="string">
            <text:p>21 mars 2013</text:p>
          </table:table-cell>
          <table:table-cell/>
          <table:table-cell table:formula="of:=IF([.I45] = &quot;&quot;; &quot;&quot;; IFERROR(ORG.LIBREOFFICE.REGEX(ORG.LIBREOFFICE.REGEX(ORG.LIBREOFFICE.REGEX([.I4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nférence, le" calcext:value-type="string">
            <text:p>conférence, le</text:p>
          </table:table-cell>
          <table:table-cell table:formula="of:=IF([.E45] = &quot;&quot;; [.D45]; IF([.E45] = &quot;-&quot;; &quot;&quot;; [.E45]))" office:value-type="string" office:string-value="Projet CARIBSAT, système caribéen d'information environnementale" calcext:value-type="string">
            <text:p>Projet CARIBSAT, système caribéen d'information environnementale</text:p>
          </table:table-cell>
          <table:table-cell table:style-name="ce4" table:formula="of:==IF(LEN([.L45]) &lt; 5; &quot;&quot;; ORG.LIBREOFFICE.REGEX([.L45]; &quot;,[^,]*?$&quot;; &quot;&quot;))" office:value-type="string" office:string-value="conférence" calcext:value-type="string">
            <text:p>conférence</text:p>
          </table:table-cell>
          <table:table-cell table:formula="of:=IF([.K45] = &quot;&quot;; [.J45]; IF([.K45] = &quot;-&quot;; &quot;&quot;; [.K45]))" office:value-type="string" office:string-value="21 mars 2013" calcext:value-type="string">
            <text:p>21 mars 2013</text:p>
          </table:table-cell>
          <table:table-cell table:formula="of:=IF([.H45] = &quot;&quot;; [.G45]; IF([.H45] = &quot;-&quot;; &quot;&quot;; [.H45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ncontres transfrontalières Oyapock, les 1er et 2 décembre 2012. Université des Antilles et de la Guyane</text:p>
          </table:table-cell>
          <table:table-cell table:formula="of:=ORG.LIBREOFFICE.REGEX([.A46]; &quot;:[^:]*?$&quot;; &quot;&quot;)" office:value-type="string" office:string-value="Rencontres transfrontalières Oyapock, les 1er et 2 décembre 2012. Université des Antilles et de la Guyane" calcext:value-type="string">
            <text:p>Rencontres transfrontalières Oyapock, les 1er et 2 décembre 2012. Université des Antilles et de la Guyane</text:p>
          </table:table-cell>
          <table:table-cell table:formula="of:=IF(ORG.LIBREOFFICE.REGEX([.A46]; &quot;[^:]*?$&quot;; &quot;&quot;) = &quot;&quot;; &quot;&quot;; 1)">
            <text:p/>
          </table:table-cell>
          <table:table-cell table:style-name="ce4" table:formula="of:=IF([.C46] = 1; IF(MID([.B46]; 1; 1) = CHAR(34); MID([.B46]; 2; LEN([.B46]) - 3); [.B46]); ORG.LIBREOFFICE.REGEX([.A46]; &quot;\.[^.]*?$&quot;; &quot;&quot;))" office:value-type="string" office:string-value="Rencontres transfrontalières Oyapock, les 1er et 2 décembre 2012" calcext:value-type="string">
            <text:p>Rencontres transfrontalières Oyapock, les 1er et 2 décembre 2012</text:p>
          </table:table-cell>
          <table:table-cell table:style-name="ce6" office:value-type="string" calcext:value-type="string">
            <text:p>Rencontres transfrontalières Oyapock</text:p>
          </table:table-cell>
          <table:table-cell table:formula="of:= ORG.LIBREOFFICE.REGEX(ORG.LIBREOFFICE.REGEX(MID([.A46]; FIND([.M46]; [.A46]) + LEN([.M46]) + 1; 999); &quot;^\W*&quot;; &quot;&quot;); &quot;\W*$&quot;; &quot;&quot;)" office:value-type="string" office:string-value="les 1er et 2 décembre 2012. Université des Antilles et de la Guyane" calcext:value-type="string">
            <text:p>les 1er et 2 décembre 2012. Université des Antilles et de la Guyane</text:p>
          </table:table-cell>
          <table:table-cell table:formula="of:=TRIM(ORG.LIBREOFFICE.REGEX([.F46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46] = &quot;&quot;; [.F46]; TRIM(MID([.F46]; 1; FIND([.P46]; [.F46]) - 1))); &quot;^\W*&quot;; &quot;&quot;); &quot;\W*$&quot;; &quot;&quot;)" office:value-type="string" office:string-value="les 1er et 2 décembre 2012" calcext:value-type="string">
            <text:p>les 1er et 2 décembre 2012</text:p>
          </table:table-cell>
          <table:table-cell table:formula="of:=IF([.I46] = &quot;&quot;; &quot;&quot;; IFERROR(ORG.LIBREOFFICE.REGEX(ORG.LIBREOFFICE.REGEX(ORG.LIBREOFFICE.REGEX([.I4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er et 2 décembre 2012" calcext:value-type="string">
            <text:p>1er et 2 décembre 2012</text:p>
          </table:table-cell>
          <table:table-cell/>
          <table:table-cell table:formula="of:=IF([.I46] = &quot;&quot;; &quot;&quot;; IFERROR(ORG.LIBREOFFICE.REGEX(ORG.LIBREOFFICE.REGEX(ORG.LIBREOFFICE.REGEX([.I4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s" calcext:value-type="string">
            <text:p>les</text:p>
          </table:table-cell>
          <table:table-cell table:formula="of:=IF([.E46] = &quot;&quot;; [.D46]; IF([.E46] = &quot;-&quot;; &quot;&quot;; [.E46]))" office:value-type="string" office:string-value="Rencontres transfrontalières Oyapock" calcext:value-type="string">
            <text:p>Rencontres transfrontalières Oyapock</text:p>
          </table:table-cell>
          <table:table-cell table:style-name="ce4" table:formula="of:==IF(LEN([.L46]) &lt; 5; &quot;&quot;; ORG.LIBREOFFICE.REGEX([.L46]; &quot;,[^,]*?$&quot;; &quot;&quot;))">
            <text:p/>
          </table:table-cell>
          <table:table-cell table:formula="of:=IF([.K46] = &quot;&quot;; [.J46]; IF([.K46] = &quot;-&quot;; &quot;&quot;; [.K46]))" office:value-type="string" office:string-value="1er et 2 décembre 2012" calcext:value-type="string">
            <text:p>1er et 2 décembre 2012</text:p>
          </table:table-cell>
          <table:table-cell table:formula="of:=IF([.H46] = &quot;&quot;; [.G46]; IF([.H46] = &quot;-&quot;; &quot;&quot;; [.H46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Les entités infra-étatiques et les organisations de coopération et d'intégration régionales" : colloque international, les 25 et 26 mars 2013. Université des Antilles et de la Guyane</text:p>
          </table:table-cell>
          <table:table-cell table:formula="of:=ORG.LIBREOFFICE.REGEX([.A47]; &quot;:[^:]*?$&quot;; &quot;&quot;)" office:value-type="string" office:string-value="&quot;Les entités infra-étatiques et les organisations de coopération et d'intégration régionales&quot; " calcext:value-type="string">
            <text:p>"Les entités infra-étatiques et les organisations de coopération et d'intégration régionales" </text:p>
          </table:table-cell>
          <table:table-cell table:formula="of:=IF(ORG.LIBREOFFICE.REGEX([.A47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47] = 1; IF(MID([.B47]; 1; 1) = CHAR(34); MID([.B47]; 2; LEN([.B47]) - 3); [.B47]); ORG.LIBREOFFICE.REGEX([.A47]; &quot;\.[^.]*?$&quot;; &quot;&quot;))" office:value-type="string" office:string-value="Les entités infra-étatiques et les organisations de coopération et d'intégration régionales" calcext:value-type="string">
            <text:p>Les entités infra-étatiques et les organisations de coopération et d'intégration régionales</text:p>
          </table:table-cell>
          <table:table-cell table:style-name="ce6"/>
          <table:table-cell table:formula="of:= ORG.LIBREOFFICE.REGEX(ORG.LIBREOFFICE.REGEX(MID([.A47]; FIND([.M47]; [.A47]) + LEN([.M47]) + 1; 999); &quot;^\W*&quot;; &quot;&quot;); &quot;\W*$&quot;; &quot;&quot;)" office:value-type="string" office:string-value="colloque international, les 25 et 26 mars 2013. Université des Antilles et de la Guyane" calcext:value-type="string">
            <text:p>colloque international, les 25 et 26 mars 2013. Université des Antilles et de la Guyane</text:p>
          </table:table-cell>
          <table:table-cell table:formula="of:=TRIM(ORG.LIBREOFFICE.REGEX([.F47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47] = &quot;&quot;; [.F47]; TRIM(MID([.F47]; 1; FIND([.P47]; [.F47]) - 1))); &quot;^\W*&quot;; &quot;&quot;); &quot;\W*$&quot;; &quot;&quot;)" office:value-type="string" office:string-value="colloque international, les 25 et 26 mars 2013" calcext:value-type="string">
            <text:p>colloque international, les 25 et 26 mars 2013</text:p>
          </table:table-cell>
          <table:table-cell table:formula="of:=IF([.I47] = &quot;&quot;; &quot;&quot;; IFERROR(ORG.LIBREOFFICE.REGEX(ORG.LIBREOFFICE.REGEX(ORG.LIBREOFFICE.REGEX([.I4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5 et 26 mars 2013" calcext:value-type="string">
            <text:p>25 et 26 mars 2013</text:p>
          </table:table-cell>
          <table:table-cell/>
          <table:table-cell table:formula="of:=IF([.I47] = &quot;&quot;; &quot;&quot;; IFERROR(ORG.LIBREOFFICE.REGEX(ORG.LIBREOFFICE.REGEX(ORG.LIBREOFFICE.REGEX([.I4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 international, les" calcext:value-type="string">
            <text:p>colloque international, les</text:p>
          </table:table-cell>
          <table:table-cell table:formula="of:=IF([.E47] = &quot;&quot;; [.D47]; IF([.E47] = &quot;-&quot;; &quot;&quot;; [.E47]))" office:value-type="string" office:string-value="Les entités infra-étatiques et les organisations de coopération et d'intégration régionales" calcext:value-type="string">
            <text:p>Les entités infra-étatiques et les organisations de coopération et d'intégration régionales</text:p>
          </table:table-cell>
          <table:table-cell table:style-name="ce4" table:formula="of:==IF(LEN([.L47]) &lt; 5; &quot;&quot;; ORG.LIBREOFFICE.REGEX([.L47]; &quot;,[^,]*?$&quot;; &quot;&quot;))" office:value-type="string" office:string-value="colloque international" calcext:value-type="string">
            <text:p>colloque international</text:p>
          </table:table-cell>
          <table:table-cell table:formula="of:=IF([.K47] = &quot;&quot;; [.J47]; IF([.K47] = &quot;-&quot;; &quot;&quot;; [.K47]))" office:value-type="string" office:string-value="25 et 26 mars 2013" calcext:value-type="string">
            <text:p>25 et 26 mars 2013</text:p>
          </table:table-cell>
          <table:table-cell table:formula="of:=IF([.H47] = &quot;&quot;; [.G47]; IF([.H47] = &quot;-&quot;; &quot;&quot;; [.H47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Citoyenneté culturelle et mémoire collective dans la Caraïbe et ses diasporas" : journée d'étude, le 18 avril 2013. Université des Antilles et de la Guyane</text:p>
          </table:table-cell>
          <table:table-cell table:formula="of:=ORG.LIBREOFFICE.REGEX([.A48]; &quot;:[^:]*?$&quot;; &quot;&quot;)" office:value-type="string" office:string-value="&quot;Citoyenneté culturelle et mémoire collective dans la Caraïbe et ses diasporas&quot; " calcext:value-type="string">
            <text:p>"Citoyenneté culturelle et mémoire collective dans la Caraïbe et ses diasporas" </text:p>
          </table:table-cell>
          <table:table-cell table:formula="of:=IF(ORG.LIBREOFFICE.REGEX([.A48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48] = 1; IF(MID([.B48]; 1; 1) = CHAR(34); MID([.B48]; 2; LEN([.B48]) - 3); [.B48]); ORG.LIBREOFFICE.REGEX([.A48]; &quot;\.[^.]*?$&quot;; &quot;&quot;))" office:value-type="string" office:string-value="Citoyenneté culturelle et mémoire collective dans la Caraïbe et ses diasporas" calcext:value-type="string">
            <text:p>Citoyenneté culturelle et mémoire collective dans la Caraïbe et ses diasporas</text:p>
          </table:table-cell>
          <table:table-cell table:style-name="ce6"/>
          <table:table-cell table:formula="of:= ORG.LIBREOFFICE.REGEX(ORG.LIBREOFFICE.REGEX(MID([.A48]; FIND([.M48]; [.A48]) + LEN([.M48]) + 1; 999); &quot;^\W*&quot;; &quot;&quot;); &quot;\W*$&quot;; &quot;&quot;)" office:value-type="string" office:string-value="journée d'étude, le 18 avril 2013. Université des Antilles et de la Guyane" calcext:value-type="string">
            <text:p>journée d'étude, le 18 avril 2013. Université des Antilles et de la Guyane</text:p>
          </table:table-cell>
          <table:table-cell table:formula="of:=TRIM(ORG.LIBREOFFICE.REGEX([.F48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48] = &quot;&quot;; [.F48]; TRIM(MID([.F48]; 1; FIND([.P48]; [.F48]) - 1))); &quot;^\W*&quot;; &quot;&quot;); &quot;\W*$&quot;; &quot;&quot;)" office:value-type="string" office:string-value="journée d'étude, le 18 avril 2013" calcext:value-type="string">
            <text:p>journée d'étude, le 18 avril 2013</text:p>
          </table:table-cell>
          <table:table-cell table:formula="of:=IF([.I48] = &quot;&quot;; &quot;&quot;; IFERROR(ORG.LIBREOFFICE.REGEX(ORG.LIBREOFFICE.REGEX(ORG.LIBREOFFICE.REGEX([.I4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8 avril 2013" calcext:value-type="string">
            <text:p>18 avril 2013</text:p>
          </table:table-cell>
          <table:table-cell/>
          <table:table-cell table:formula="of:=IF([.I48] = &quot;&quot;; &quot;&quot;; IFERROR(ORG.LIBREOFFICE.REGEX(ORG.LIBREOFFICE.REGEX(ORG.LIBREOFFICE.REGEX([.I4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48] = &quot;&quot;; [.D48]; IF([.E48] = &quot;-&quot;; &quot;&quot;; [.E48]))" office:value-type="string" office:string-value="Citoyenneté culturelle et mémoire collective dans la Caraïbe et ses diasporas" calcext:value-type="string">
            <text:p>Citoyenneté culturelle et mémoire collective dans la Caraïbe et ses diasporas</text:p>
          </table:table-cell>
          <table:table-cell table:style-name="ce4" table:formula="of:==IF(LEN([.L48]) &lt; 5; &quot;&quot;; ORG.LIBREOFFICE.REGEX([.L48]; &quot;,[^,]*?$&quot;; &quot;&quot;))" office:value-type="string" office:string-value="journée d'étude" calcext:value-type="string">
            <text:p>journée d'étude</text:p>
          </table:table-cell>
          <table:table-cell table:formula="of:=IF([.K48] = &quot;&quot;; [.J48]; IF([.K48] = &quot;-&quot;; &quot;&quot;; [.K48]))" office:value-type="string" office:string-value="18 avril 2013" calcext:value-type="string">
            <text:p>18 avril 2013</text:p>
          </table:table-cell>
          <table:table-cell table:formula="of:=IF([.H48] = &quot;&quot;; [.G48]; IF([.H48] = &quot;-&quot;; &quot;&quot;; [.H48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Identités de genre dans les pratiques culturelles et objets médiatiques aux Antilles" : journée d'étude, le 2 mai 2013. Université des Antilles et de la Guyane</text:p>
          </table:table-cell>
          <table:table-cell table:formula="of:=ORG.LIBREOFFICE.REGEX([.A49]; &quot;:[^:]*?$&quot;; &quot;&quot;)" office:value-type="string" office:string-value="&quot;Identités de genre dans les pratiques culturelles et objets médiatiques aux Antilles&quot; " calcext:value-type="string">
            <text:p>"Identités de genre dans les pratiques culturelles et objets médiatiques aux Antilles" </text:p>
          </table:table-cell>
          <table:table-cell table:formula="of:=IF(ORG.LIBREOFFICE.REGEX([.A49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49] = 1; IF(MID([.B49]; 1; 1) = CHAR(34); MID([.B49]; 2; LEN([.B49]) - 3); [.B49]); ORG.LIBREOFFICE.REGEX([.A49]; &quot;\.[^.]*?$&quot;; &quot;&quot;))" office:value-type="string" office:string-value="Identités de genre dans les pratiques culturelles et objets médiatiques aux Antilles" calcext:value-type="string">
            <text:p>Identités de genre dans les pratiques culturelles et objets médiatiques aux Antilles</text:p>
          </table:table-cell>
          <table:table-cell table:style-name="ce6"/>
          <table:table-cell table:formula="of:= ORG.LIBREOFFICE.REGEX(ORG.LIBREOFFICE.REGEX(MID([.A49]; FIND([.M49]; [.A49]) + LEN([.M49]) + 1; 999); &quot;^\W*&quot;; &quot;&quot;); &quot;\W*$&quot;; &quot;&quot;)" office:value-type="string" office:string-value="journée d'étude, le 2 mai 2013. Université des Antilles et de la Guyane" calcext:value-type="string">
            <text:p>journée d'étude, le 2 mai 2013. Université des Antilles et de la Guyane</text:p>
          </table:table-cell>
          <table:table-cell table:formula="of:=TRIM(ORG.LIBREOFFICE.REGEX([.F49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49] = &quot;&quot;; [.F49]; TRIM(MID([.F49]; 1; FIND([.P49]; [.F49]) - 1))); &quot;^\W*&quot;; &quot;&quot;); &quot;\W*$&quot;; &quot;&quot;)" office:value-type="string" office:string-value="journée d'étude, le 2 mai 2013" calcext:value-type="string">
            <text:p>journée d'étude, le 2 mai 2013</text:p>
          </table:table-cell>
          <table:table-cell table:formula="of:=IF([.I49] = &quot;&quot;; &quot;&quot;; IFERROR(ORG.LIBREOFFICE.REGEX(ORG.LIBREOFFICE.REGEX(ORG.LIBREOFFICE.REGEX([.I4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 mai 2013" calcext:value-type="string">
            <text:p>2 mai 2013</text:p>
          </table:table-cell>
          <table:table-cell/>
          <table:table-cell table:formula="of:=IF([.I49] = &quot;&quot;; &quot;&quot;; IFERROR(ORG.LIBREOFFICE.REGEX(ORG.LIBREOFFICE.REGEX(ORG.LIBREOFFICE.REGEX([.I4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49] = &quot;&quot;; [.D49]; IF([.E49] = &quot;-&quot;; &quot;&quot;; [.E49]))" office:value-type="string" office:string-value="Identités de genre dans les pratiques culturelles et objets médiatiques aux Antilles" calcext:value-type="string">
            <text:p>Identités de genre dans les pratiques culturelles et objets médiatiques aux Antilles</text:p>
          </table:table-cell>
          <table:table-cell table:style-name="ce4" table:formula="of:==IF(LEN([.L49]) &lt; 5; &quot;&quot;; ORG.LIBREOFFICE.REGEX([.L49]; &quot;,[^,]*?$&quot;; &quot;&quot;))" office:value-type="string" office:string-value="journée d'étude" calcext:value-type="string">
            <text:p>journée d'étude</text:p>
          </table:table-cell>
          <table:table-cell table:formula="of:=IF([.K49] = &quot;&quot;; [.J49]; IF([.K49] = &quot;-&quot;; &quot;&quot;; [.K49]))" office:value-type="string" office:string-value="2 mai 2013" calcext:value-type="string">
            <text:p>2 mai 2013</text:p>
          </table:table-cell>
          <table:table-cell table:formula="of:=IF([.H49] = &quot;&quot;; [.G49]; IF([.H49] = &quot;-&quot;; &quot;&quot;; [.H49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3e forum Bodlanmè. "Une zone de croissance durable ?", les 6 et 7 juin 2013. Université des Antilles et de la Guyane</text:p>
          </table:table-cell>
          <table:table-cell table:formula="of:=ORG.LIBREOFFICE.REGEX([.A50]; &quot;:[^:]*?$&quot;; &quot;&quot;)" office:value-type="string" office:string-value="3e forum Bodlanmè. &quot;Une zone de croissance durable ?&quot;, les 6 et 7 juin 2013. Université des Antilles et de la Guyane" calcext:value-type="string">
            <text:p>3e forum Bodlanmè. "Une zone de croissance durable ?", les 6 et 7 juin 2013. Université des Antilles et de la Guyane</text:p>
          </table:table-cell>
          <table:table-cell table:formula="of:=IF(ORG.LIBREOFFICE.REGEX([.A50]; &quot;[^:]*?$&quot;; &quot;&quot;) = &quot;&quot;; &quot;&quot;; 1)">
            <text:p/>
          </table:table-cell>
          <table:table-cell table:style-name="ce4" table:formula="of:=IF([.C50] = 1; IF(MID([.B50]; 1; 1) = CHAR(34); MID([.B50]; 2; LEN([.B50]) - 3); [.B50]); ORG.LIBREOFFICE.REGEX([.A50]; &quot;\.[^.]*?$&quot;; &quot;&quot;))" office:value-type="string" office:string-value="3e forum Bodlanmè. &quot;Une zone de croissance durable ?&quot;, les 6 et 7 juin 2013" calcext:value-type="string">
            <text:p>3e forum Bodlanmè. "Une zone de croissance durable ?", les 6 et 7 juin 2013</text:p>
          </table:table-cell>
          <table:table-cell table:style-name="ce6" office:value-type="string" calcext:value-type="string">
            <text:p>3e forum Bodlanmè. "Une zone de croissance durable ?"</text:p>
          </table:table-cell>
          <table:table-cell table:formula="of:= ORG.LIBREOFFICE.REGEX(ORG.LIBREOFFICE.REGEX(MID([.A50]; FIND([.M50]; [.A50]) + LEN([.M50]) + 1; 999); &quot;^\W*&quot;; &quot;&quot;); &quot;\W*$&quot;; &quot;&quot;)" office:value-type="string" office:string-value="les 6 et 7 juin 2013. Université des Antilles et de la Guyane" calcext:value-type="string">
            <text:p>les 6 et 7 juin 2013. Université des Antilles et de la Guyane</text:p>
          </table:table-cell>
          <table:table-cell table:formula="of:=TRIM(ORG.LIBREOFFICE.REGEX([.F50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50] = &quot;&quot;; [.F50]; TRIM(MID([.F50]; 1; FIND([.P50]; [.F50]) - 1))); &quot;^\W*&quot;; &quot;&quot;); &quot;\W*$&quot;; &quot;&quot;)" office:value-type="string" office:string-value="les 6 et 7 juin 2013" calcext:value-type="string">
            <text:p>les 6 et 7 juin 2013</text:p>
          </table:table-cell>
          <table:table-cell table:formula="of:=IF([.I50] = &quot;&quot;; &quot;&quot;; IFERROR(ORG.LIBREOFFICE.REGEX(ORG.LIBREOFFICE.REGEX(ORG.LIBREOFFICE.REGEX([.I5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6 et 7 juin 2013" calcext:value-type="string">
            <text:p>6 et 7 juin 2013</text:p>
          </table:table-cell>
          <table:table-cell/>
          <table:table-cell table:formula="of:=IF([.I50] = &quot;&quot;; &quot;&quot;; IFERROR(ORG.LIBREOFFICE.REGEX(ORG.LIBREOFFICE.REGEX(ORG.LIBREOFFICE.REGEX([.I5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s" calcext:value-type="string">
            <text:p>les</text:p>
          </table:table-cell>
          <table:table-cell table:formula="of:=IF([.E50] = &quot;&quot;; [.D50]; IF([.E50] = &quot;-&quot;; &quot;&quot;; [.E50]))" office:value-type="string" office:string-value="3e forum Bodlanmè. &quot;Une zone de croissance durable ?&quot;" calcext:value-type="string">
            <text:p>3e forum Bodlanmè. "Une zone de croissance durable ?"</text:p>
          </table:table-cell>
          <table:table-cell table:style-name="ce4" table:formula="of:==IF(LEN([.L50]) &lt; 5; &quot;&quot;; ORG.LIBREOFFICE.REGEX([.L50]; &quot;,[^,]*?$&quot;; &quot;&quot;))">
            <text:p/>
          </table:table-cell>
          <table:table-cell table:formula="of:=IF([.K50] = &quot;&quot;; [.J50]; IF([.K50] = &quot;-&quot;; &quot;&quot;; [.K50]))" office:value-type="string" office:string-value="6 et 7 juin 2013" calcext:value-type="string">
            <text:p>6 et 7 juin 2013</text:p>
          </table:table-cell>
          <table:table-cell table:formula="of:=IF([.H50] = &quot;&quot;; [.G50]; IF([.H50] = &quot;-&quot;; &quot;&quot;; [.H50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Ecrire la domination" : journée d'étude, le 14 mai 2013. Université des Antilles et de la Guyane</text:p>
          </table:table-cell>
          <table:table-cell table:formula="of:=ORG.LIBREOFFICE.REGEX([.A51]; &quot;:[^:]*?$&quot;; &quot;&quot;)" office:value-type="string" office:string-value="&quot;Ecrire la domination&quot; " calcext:value-type="string">
            <text:p>"Ecrire la domination" </text:p>
          </table:table-cell>
          <table:table-cell table:formula="of:=IF(ORG.LIBREOFFICE.REGEX([.A51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51] = 1; IF(MID([.B51]; 1; 1) = CHAR(34); MID([.B51]; 2; LEN([.B51]) - 3); [.B51]); ORG.LIBREOFFICE.REGEX([.A51]; &quot;\.[^.]*?$&quot;; &quot;&quot;))" office:value-type="string" office:string-value="Ecrire la domination" calcext:value-type="string">
            <text:p>Ecrire la domination</text:p>
          </table:table-cell>
          <table:table-cell table:style-name="ce6"/>
          <table:table-cell table:formula="of:= ORG.LIBREOFFICE.REGEX(ORG.LIBREOFFICE.REGEX(MID([.A51]; FIND([.M51]; [.A51]) + LEN([.M51]) + 1; 999); &quot;^\W*&quot;; &quot;&quot;); &quot;\W*$&quot;; &quot;&quot;)" office:value-type="string" office:string-value="journée d'étude, le 14 mai 2013. Université des Antilles et de la Guyane" calcext:value-type="string">
            <text:p>journée d'étude, le 14 mai 2013. Université des Antilles et de la Guyane</text:p>
          </table:table-cell>
          <table:table-cell table:formula="of:=TRIM(ORG.LIBREOFFICE.REGEX([.F51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51] = &quot;&quot;; [.F51]; TRIM(MID([.F51]; 1; FIND([.P51]; [.F51]) - 1))); &quot;^\W*&quot;; &quot;&quot;); &quot;\W*$&quot;; &quot;&quot;)" office:value-type="string" office:string-value="journée d'étude, le 14 mai 2013" calcext:value-type="string">
            <text:p>journée d'étude, le 14 mai 2013</text:p>
          </table:table-cell>
          <table:table-cell table:formula="of:=IF([.I51] = &quot;&quot;; &quot;&quot;; IFERROR(ORG.LIBREOFFICE.REGEX(ORG.LIBREOFFICE.REGEX(ORG.LIBREOFFICE.REGEX([.I5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4 mai 2013" calcext:value-type="string">
            <text:p>14 mai 2013</text:p>
          </table:table-cell>
          <table:table-cell/>
          <table:table-cell table:formula="of:=IF([.I51] = &quot;&quot;; &quot;&quot;; IFERROR(ORG.LIBREOFFICE.REGEX(ORG.LIBREOFFICE.REGEX(ORG.LIBREOFFICE.REGEX([.I5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51] = &quot;&quot;; [.D51]; IF([.E51] = &quot;-&quot;; &quot;&quot;; [.E51]))" office:value-type="string" office:string-value="Ecrire la domination" calcext:value-type="string">
            <text:p>Ecrire la domination</text:p>
          </table:table-cell>
          <table:table-cell table:style-name="ce4" table:formula="of:==IF(LEN([.L51]) &lt; 5; &quot;&quot;; ORG.LIBREOFFICE.REGEX([.L51]; &quot;,[^,]*?$&quot;; &quot;&quot;))" office:value-type="string" office:string-value="journée d'étude" calcext:value-type="string">
            <text:p>journée d'étude</text:p>
          </table:table-cell>
          <table:table-cell table:formula="of:=IF([.K51] = &quot;&quot;; [.J51]; IF([.K51] = &quot;-&quot;; &quot;&quot;; [.K51]))" office:value-type="string" office:string-value="14 mai 2013" calcext:value-type="string">
            <text:p>14 mai 2013</text:p>
          </table:table-cell>
          <table:table-cell table:formula="of:=IF([.H51] = &quot;&quot;; [.G51]; IF([.H51] = &quot;-&quot;; &quot;&quot;; [.H51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nférence des masters, le 15 mai 2013. Université des Antilles et de la Guyane</text:p>
          </table:table-cell>
          <table:table-cell table:formula="of:=ORG.LIBREOFFICE.REGEX([.A52]; &quot;:[^:]*?$&quot;; &quot;&quot;)" office:value-type="string" office:string-value="Conférence des masters, le 15 mai 2013. Université des Antilles et de la Guyane" calcext:value-type="string">
            <text:p>Conférence des masters, le 15 mai 2013. Université des Antilles et de la Guyane</text:p>
          </table:table-cell>
          <table:table-cell table:formula="of:=IF(ORG.LIBREOFFICE.REGEX([.A52]; &quot;[^:]*?$&quot;; &quot;&quot;) = &quot;&quot;; &quot;&quot;; 1)">
            <text:p/>
          </table:table-cell>
          <table:table-cell table:style-name="ce4" table:formula="of:=IF([.C52] = 1; IF(MID([.B52]; 1; 1) = CHAR(34); MID([.B52]; 2; LEN([.B52]) - 3); [.B52]); ORG.LIBREOFFICE.REGEX([.A52]; &quot;\.[^.]*?$&quot;; &quot;&quot;))" office:value-type="string" office:string-value="Conférence des masters, le 15 mai 2013" calcext:value-type="string">
            <text:p>Conférence des masters, le 15 mai 2013</text:p>
          </table:table-cell>
          <table:table-cell table:style-name="ce6" office:value-type="string" calcext:value-type="string">
            <text:p>Conférence des masters</text:p>
          </table:table-cell>
          <table:table-cell table:formula="of:= ORG.LIBREOFFICE.REGEX(ORG.LIBREOFFICE.REGEX(MID([.A52]; FIND([.M52]; [.A52]) + LEN([.M52]) + 1; 999); &quot;^\W*&quot;; &quot;&quot;); &quot;\W*$&quot;; &quot;&quot;)" office:value-type="string" office:string-value="le 15 mai 2013. Université des Antilles et de la Guyane" calcext:value-type="string">
            <text:p>le 15 mai 2013. Université des Antilles et de la Guyane</text:p>
          </table:table-cell>
          <table:table-cell table:formula="of:=TRIM(ORG.LIBREOFFICE.REGEX([.F52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52] = &quot;&quot;; [.F52]; TRIM(MID([.F52]; 1; FIND([.P52]; [.F52]) - 1))); &quot;^\W*&quot;; &quot;&quot;); &quot;\W*$&quot;; &quot;&quot;)" office:value-type="string" office:string-value="le 15 mai 2013" calcext:value-type="string">
            <text:p>le 15 mai 2013</text:p>
          </table:table-cell>
          <table:table-cell table:formula="of:=IF([.I52] = &quot;&quot;; &quot;&quot;; IFERROR(ORG.LIBREOFFICE.REGEX(ORG.LIBREOFFICE.REGEX(ORG.LIBREOFFICE.REGEX([.I5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5 mai 2013" calcext:value-type="string">
            <text:p>15 mai 2013</text:p>
          </table:table-cell>
          <table:table-cell/>
          <table:table-cell table:formula="of:=IF([.I52] = &quot;&quot;; &quot;&quot;; IFERROR(ORG.LIBREOFFICE.REGEX(ORG.LIBREOFFICE.REGEX(ORG.LIBREOFFICE.REGEX([.I5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52] = &quot;&quot;; [.D52]; IF([.E52] = &quot;-&quot;; &quot;&quot;; [.E52]))" office:value-type="string" office:string-value="Conférence des masters" calcext:value-type="string">
            <text:p>Conférence des masters</text:p>
          </table:table-cell>
          <table:table-cell table:style-name="ce4" table:formula="of:==IF(LEN([.L52]) &lt; 5; &quot;&quot;; ORG.LIBREOFFICE.REGEX([.L52]; &quot;,[^,]*?$&quot;; &quot;&quot;))">
            <text:p/>
          </table:table-cell>
          <table:table-cell table:formula="of:=IF([.K52] = &quot;&quot;; [.J52]; IF([.K52] = &quot;-&quot;; &quot;&quot;; [.K52]))" office:value-type="string" office:string-value="15 mai 2013" calcext:value-type="string">
            <text:p>15 mai 2013</text:p>
          </table:table-cell>
          <table:table-cell table:formula="of:=IF([.H52] = &quot;&quot;; [.G52]; IF([.H52] = &quot;-&quot;; &quot;&quot;; [.H52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nférence doctorale, le 23 mai 2013. Université des Antilles et de la Guyane</text:p>
          </table:table-cell>
          <table:table-cell table:formula="of:=ORG.LIBREOFFICE.REGEX([.A53]; &quot;:[^:]*?$&quot;; &quot;&quot;)" office:value-type="string" office:string-value="Conférence doctorale, le 23 mai 2013. Université des Antilles et de la Guyane" calcext:value-type="string">
            <text:p>Conférence doctorale, le 23 mai 2013. Université des Antilles et de la Guyane</text:p>
          </table:table-cell>
          <table:table-cell table:formula="of:=IF(ORG.LIBREOFFICE.REGEX([.A53]; &quot;[^:]*?$&quot;; &quot;&quot;) = &quot;&quot;; &quot;&quot;; 1)">
            <text:p/>
          </table:table-cell>
          <table:table-cell table:style-name="ce4" table:formula="of:=IF([.C53] = 1; IF(MID([.B53]; 1; 1) = CHAR(34); MID([.B53]; 2; LEN([.B53]) - 3); [.B53]); ORG.LIBREOFFICE.REGEX([.A53]; &quot;\.[^.]*?$&quot;; &quot;&quot;))" office:value-type="string" office:string-value="Conférence doctorale, le 23 mai 2013" calcext:value-type="string">
            <text:p>Conférence doctorale, le 23 mai 2013</text:p>
          </table:table-cell>
          <table:table-cell table:style-name="ce6" office:value-type="string" calcext:value-type="string">
            <text:p>Conférence doctorale</text:p>
          </table:table-cell>
          <table:table-cell table:formula="of:= ORG.LIBREOFFICE.REGEX(ORG.LIBREOFFICE.REGEX(MID([.A53]; FIND([.M53]; [.A53]) + LEN([.M53]) + 1; 999); &quot;^\W*&quot;; &quot;&quot;); &quot;\W*$&quot;; &quot;&quot;)" office:value-type="string" office:string-value="le 23 mai 2013. Université des Antilles et de la Guyane" calcext:value-type="string">
            <text:p>le 23 mai 2013. Université des Antilles et de la Guyane</text:p>
          </table:table-cell>
          <table:table-cell table:formula="of:=TRIM(ORG.LIBREOFFICE.REGEX([.F53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53] = &quot;&quot;; [.F53]; TRIM(MID([.F53]; 1; FIND([.P53]; [.F53]) - 1))); &quot;^\W*&quot;; &quot;&quot;); &quot;\W*$&quot;; &quot;&quot;)" office:value-type="string" office:string-value="le 23 mai 2013" calcext:value-type="string">
            <text:p>le 23 mai 2013</text:p>
          </table:table-cell>
          <table:table-cell table:formula="of:=IF([.I53] = &quot;&quot;; &quot;&quot;; IFERROR(ORG.LIBREOFFICE.REGEX(ORG.LIBREOFFICE.REGEX(ORG.LIBREOFFICE.REGEX([.I5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3 mai 2013" calcext:value-type="string">
            <text:p>23 mai 2013</text:p>
          </table:table-cell>
          <table:table-cell/>
          <table:table-cell table:formula="of:=IF([.I53] = &quot;&quot;; &quot;&quot;; IFERROR(ORG.LIBREOFFICE.REGEX(ORG.LIBREOFFICE.REGEX(ORG.LIBREOFFICE.REGEX([.I5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53] = &quot;&quot;; [.D53]; IF([.E53] = &quot;-&quot;; &quot;&quot;; [.E53]))" office:value-type="string" office:string-value="Conférence doctorale" calcext:value-type="string">
            <text:p>Conférence doctorale</text:p>
          </table:table-cell>
          <table:table-cell table:style-name="ce4" table:formula="of:==IF(LEN([.L53]) &lt; 5; &quot;&quot;; ORG.LIBREOFFICE.REGEX([.L53]; &quot;,[^,]*?$&quot;; &quot;&quot;))">
            <text:p/>
          </table:table-cell>
          <table:table-cell table:formula="of:=IF([.K53] = &quot;&quot;; [.J53]; IF([.K53] = &quot;-&quot;; &quot;&quot;; [.K53]))" office:value-type="string" office:string-value="23 mai 2013" calcext:value-type="string">
            <text:p>23 mai 2013</text:p>
          </table:table-cell>
          <table:table-cell table:formula="of:=IF([.H53] = &quot;&quot;; [.G53]; IF([.H53] = &quot;-&quot;; &quot;&quot;; [.H53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Réel merveilleux, réalisme merveilleux et baroque (I) : des notions propres aux cultures caribéennes créoles, distinctes d'un "magical realism" dorénavant galvaudé dans une "world literature" ?, le 16 mai 2013. Université des Antilles et de la Guyane</text:p>
          </table:table-cell>
          <table:table-cell table:formula="of:=ORG.LIBREOFFICE.REGEX([.A54]; &quot;:[^:]*?$&quot;; &quot;&quot;)" office:value-type="string" office:string-value="&quot;Réel merveilleux, réalisme merveilleux et baroque (I) " calcext:value-type="string">
            <text:p>"Réel merveilleux, réalisme merveilleux et baroque (I) </text:p>
          </table:table-cell>
          <table:table-cell table:formula="of:=IF(ORG.LIBREOFFICE.REGEX([.A54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54] = 1; IF(MID([.B54]; 1; 1) = CHAR(34); MID([.B54]; 2; LEN([.B54]) - 3); [.B54]); ORG.LIBREOFFICE.REGEX([.A54]; &quot;\.[^.]*?$&quot;; &quot;&quot;))" office:value-type="string" office:string-value="Réel merveilleux, réalisme merveilleux et baroque (I" calcext:value-type="string">
            <text:p>Réel merveilleux, réalisme merveilleux et baroque (I</text:p>
          </table:table-cell>
          <table:table-cell table:style-name="ce6" office:value-type="string" calcext:value-type="string">
            <text:p>"Réel merveilleux, réalisme merveilleux et baroque (I) : des notions propres aux cultures caribéennes créoles, distinctes d'un "magical realism" dorénavant galvaudé dans une "world literature" ?</text:p>
          </table:table-cell>
          <table:table-cell table:formula="of:= ORG.LIBREOFFICE.REGEX(ORG.LIBREOFFICE.REGEX(MID([.A54]; FIND([.M54]; [.A54]) + LEN([.M54]) + 1; 999); &quot;^\W*&quot;; &quot;&quot;); &quot;\W*$&quot;; &quot;&quot;)" office:value-type="string" office:string-value="le 16 mai 2013. Université des Antilles et de la Guyane" calcext:value-type="string">
            <text:p>le 16 mai 2013. Université des Antilles et de la Guyane</text:p>
          </table:table-cell>
          <table:table-cell table:formula="of:=TRIM(ORG.LIBREOFFICE.REGEX([.F54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54] = &quot;&quot;; [.F54]; TRIM(MID([.F54]; 1; FIND([.P54]; [.F54]) - 1))); &quot;^\W*&quot;; &quot;&quot;); &quot;\W*$&quot;; &quot;&quot;)" office:value-type="string" office:string-value="le 16 mai 2013" calcext:value-type="string">
            <text:p>le 16 mai 2013</text:p>
          </table:table-cell>
          <table:table-cell table:formula="of:=IF([.I54] = &quot;&quot;; &quot;&quot;; IFERROR(ORG.LIBREOFFICE.REGEX(ORG.LIBREOFFICE.REGEX(ORG.LIBREOFFICE.REGEX([.I5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6 mai 2013" calcext:value-type="string">
            <text:p>16 mai 2013</text:p>
          </table:table-cell>
          <table:table-cell/>
          <table:table-cell table:formula="of:=IF([.I54] = &quot;&quot;; &quot;&quot;; IFERROR(ORG.LIBREOFFICE.REGEX(ORG.LIBREOFFICE.REGEX(ORG.LIBREOFFICE.REGEX([.I5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54] = &quot;&quot;; [.D54]; IF([.E54] = &quot;-&quot;; &quot;&quot;; [.E54]))" office:value-type="string" office:string-value="&quot;Réel merveilleux, réalisme merveilleux et baroque (I) : des notions propres aux cultures caribéennes créoles, distinctes d'un &quot;magical realism&quot; dorénavant galvaudé dans une &quot;world literature&quot; ?" calcext:value-type="string">
            <text:p>"Réel merveilleux, réalisme merveilleux et baroque (I) : des notions propres aux cultures caribéennes créoles, distinctes d'un "magical realism" dorénavant galvaudé dans une "world literature" ?</text:p>
          </table:table-cell>
          <table:table-cell table:style-name="ce4" table:formula="of:==IF(LEN([.L54]) &lt; 5; &quot;&quot;; ORG.LIBREOFFICE.REGEX([.L54]; &quot;,[^,]*?$&quot;; &quot;&quot;))">
            <text:p/>
          </table:table-cell>
          <table:table-cell table:formula="of:=IF([.K54] = &quot;&quot;; [.J54]; IF([.K54] = &quot;-&quot;; &quot;&quot;; [.K54]))" office:value-type="string" office:string-value="16 mai 2013" calcext:value-type="string">
            <text:p>16 mai 2013</text:p>
          </table:table-cell>
          <table:table-cell table:formula="of:=IF([.H54] = &quot;&quot;; [.G54]; IF([.H54] = &quot;-&quot;; &quot;&quot;; [.H54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Gouvernance du développement durable et de la biodiversité" : séminaire, le 26 avril 2013. Université des Antilles et de la Guyane</text:p>
          </table:table-cell>
          <table:table-cell table:formula="of:=ORG.LIBREOFFICE.REGEX([.A55]; &quot;:[^:]*?$&quot;; &quot;&quot;)" office:value-type="string" office:string-value="&quot;Gouvernance du développement durable et de la biodiversité&quot; " calcext:value-type="string">
            <text:p>"Gouvernance du développement durable et de la biodiversité" </text:p>
          </table:table-cell>
          <table:table-cell table:formula="of:=IF(ORG.LIBREOFFICE.REGEX([.A55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55] = 1; IF(MID([.B55]; 1; 1) = CHAR(34); MID([.B55]; 2; LEN([.B55]) - 3); [.B55]); ORG.LIBREOFFICE.REGEX([.A55]; &quot;\.[^.]*?$&quot;; &quot;&quot;))" office:value-type="string" office:string-value="Gouvernance du développement durable et de la biodiversité" calcext:value-type="string">
            <text:p>Gouvernance du développement durable et de la biodiversité</text:p>
          </table:table-cell>
          <table:table-cell table:style-name="ce6"/>
          <table:table-cell table:formula="of:= ORG.LIBREOFFICE.REGEX(ORG.LIBREOFFICE.REGEX(MID([.A55]; FIND([.M55]; [.A55]) + LEN([.M55]) + 1; 999); &quot;^\W*&quot;; &quot;&quot;); &quot;\W*$&quot;; &quot;&quot;)" office:value-type="string" office:string-value="séminaire, le 26 avril 2013. Université des Antilles et de la Guyane" calcext:value-type="string">
            <text:p>séminaire, le 26 avril 2013. Université des Antilles et de la Guyane</text:p>
          </table:table-cell>
          <table:table-cell table:formula="of:=TRIM(ORG.LIBREOFFICE.REGEX([.F55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55] = &quot;&quot;; [.F55]; TRIM(MID([.F55]; 1; FIND([.P55]; [.F55]) - 1))); &quot;^\W*&quot;; &quot;&quot;); &quot;\W*$&quot;; &quot;&quot;)" office:value-type="string" office:string-value="séminaire, le 26 avril 2013" calcext:value-type="string">
            <text:p>séminaire, le 26 avril 2013</text:p>
          </table:table-cell>
          <table:table-cell table:formula="of:=IF([.I55] = &quot;&quot;; &quot;&quot;; IFERROR(ORG.LIBREOFFICE.REGEX(ORG.LIBREOFFICE.REGEX(ORG.LIBREOFFICE.REGEX([.I5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6 avril 2013" calcext:value-type="string">
            <text:p>26 avril 2013</text:p>
          </table:table-cell>
          <table:table-cell/>
          <table:table-cell table:formula="of:=IF([.I55] = &quot;&quot;; &quot;&quot;; IFERROR(ORG.LIBREOFFICE.REGEX(ORG.LIBREOFFICE.REGEX(ORG.LIBREOFFICE.REGEX([.I5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séminaire, le" calcext:value-type="string">
            <text:p>séminaire, le</text:p>
          </table:table-cell>
          <table:table-cell table:formula="of:=IF([.E55] = &quot;&quot;; [.D55]; IF([.E55] = &quot;-&quot;; &quot;&quot;; [.E55]))" office:value-type="string" office:string-value="Gouvernance du développement durable et de la biodiversité" calcext:value-type="string">
            <text:p>Gouvernance du développement durable et de la biodiversité</text:p>
          </table:table-cell>
          <table:table-cell table:style-name="ce4" table:formula="of:==IF(LEN([.L55]) &lt; 5; &quot;&quot;; ORG.LIBREOFFICE.REGEX([.L55]; &quot;,[^,]*?$&quot;; &quot;&quot;))" office:value-type="string" office:string-value="séminaire" calcext:value-type="string">
            <text:p>séminaire</text:p>
          </table:table-cell>
          <table:table-cell table:formula="of:=IF([.K55] = &quot;&quot;; [.J55]; IF([.K55] = &quot;-&quot;; &quot;&quot;; [.K55]))" office:value-type="string" office:string-value="26 avril 2013" calcext:value-type="string">
            <text:p>26 avril 2013</text:p>
          </table:table-cell>
          <table:table-cell table:formula="of:=IF([.H55] = &quot;&quot;; [.G55]; IF([.H55] = &quot;-&quot;; &quot;&quot;; [.H55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Rencontres Ville Caraïbe : 1ère édition, les 12 et 14 juin 2013. Université des Antilles</text:p>
          </table:table-cell>
          <table:table-cell table:formula="of:=ORG.LIBREOFFICE.REGEX([.A56]; &quot;:[^:]*?$&quot;; &quot;&quot;)" office:value-type="string" office:string-value="Rencontres Ville Caraïbe " calcext:value-type="string">
            <text:p>Rencontres Ville Caraïbe </text:p>
          </table:table-cell>
          <table:table-cell table:formula="of:=IF(ORG.LIBREOFFICE.REGEX([.A56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56] = 1; IF(MID([.B56]; 1; 1) = CHAR(34); MID([.B56]; 2; LEN([.B56]) - 3); [.B56]); ORG.LIBREOFFICE.REGEX([.A56]; &quot;\.[^.]*?$&quot;; &quot;&quot;))" office:value-type="string" office:string-value="Rencontres Ville Caraïbe " calcext:value-type="string">
            <text:p>Rencontres Ville Caraïbe </text:p>
          </table:table-cell>
          <table:table-cell table:style-name="ce6"/>
          <table:table-cell table:formula="of:= ORG.LIBREOFFICE.REGEX(ORG.LIBREOFFICE.REGEX(MID([.A56]; FIND([.M56]; [.A56]) + LEN([.M56]) + 1; 999); &quot;^\W*&quot;; &quot;&quot;); &quot;\W*$&quot;; &quot;&quot;)" office:value-type="string" office:string-value="1ère édition, les 12 et 14 juin 2013. Université des Antilles" calcext:value-type="string">
            <text:p>1ère édition, les 12 et 14 juin 2013. Université des Antilles</text:p>
          </table:table-cell>
          <table:table-cell table:formula="of:=TRIM(ORG.LIBREOFFICE.REGEX([.F56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56] = &quot;&quot;; [.F56]; TRIM(MID([.F56]; 1; FIND([.P56]; [.F56]) - 1))); &quot;^\W*&quot;; &quot;&quot;); &quot;\W*$&quot;; &quot;&quot;)" office:value-type="string" office:string-value="1ère édition, les 12 et 14 juin 2013" calcext:value-type="string">
            <text:p>1ère édition, les 12 et 14 juin 2013</text:p>
          </table:table-cell>
          <table:table-cell table:formula="of:=IF([.I56] = &quot;&quot;; &quot;&quot;; IFERROR(ORG.LIBREOFFICE.REGEX(ORG.LIBREOFFICE.REGEX(ORG.LIBREOFFICE.REGEX([.I5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2 et 14 juin 2013" calcext:value-type="string">
            <text:p>12 et 14 juin 2013</text:p>
          </table:table-cell>
          <table:table-cell/>
          <table:table-cell table:formula="of:=IF([.I56] = &quot;&quot;; &quot;&quot;; IFERROR(ORG.LIBREOFFICE.REGEX(ORG.LIBREOFFICE.REGEX(ORG.LIBREOFFICE.REGEX([.I5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1ère édition, les" calcext:value-type="string">
            <text:p>1ère édition, les</text:p>
          </table:table-cell>
          <table:table-cell table:formula="of:=IF([.E56] = &quot;&quot;; [.D56]; IF([.E56] = &quot;-&quot;; &quot;&quot;; [.E56]))" office:value-type="string" office:string-value="Rencontres Ville Caraïbe " calcext:value-type="string">
            <text:p>Rencontres Ville Caraïbe </text:p>
          </table:table-cell>
          <table:table-cell table:style-name="ce4" table:formula="of:==IF(LEN([.L56]) &lt; 5; &quot;&quot;; ORG.LIBREOFFICE.REGEX([.L56]; &quot;,[^,]*?$&quot;; &quot;&quot;))" office:value-type="string" office:string-value="1ère édition" calcext:value-type="string">
            <text:p>1ère édition</text:p>
          </table:table-cell>
          <table:table-cell table:formula="of:=IF([.K56] = &quot;&quot;; [.J56]; IF([.K56] = &quot;-&quot;; &quot;&quot;; [.K56]))" office:value-type="string" office:string-value="12 et 14 juin 2013" calcext:value-type="string">
            <text:p>12 et 14 juin 2013</text:p>
          </table:table-cell>
          <table:table-cell table:formula="of:=IF([.H56] = &quot;&quot;; [.G56]; IF([.H56] = &quot;-&quot;; &quot;&quot;; [.H56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s rencontres culturelles de la BU 2013-2014. Université des Antilles et de la Guyane</text:p>
          </table:table-cell>
          <table:table-cell table:formula="of:=ORG.LIBREOFFICE.REGEX([.A57]; &quot;:[^:]*?$&quot;; &quot;&quot;)" office:value-type="string" office:string-value="Les rencontres culturelles de la BU 2013-2014. Université des Antilles et de la Guyane" calcext:value-type="string">
            <text:p>Les rencontres culturelles de la BU 2013-2014. Université des Antilles et de la Guyane</text:p>
          </table:table-cell>
          <table:table-cell table:formula="of:=IF(ORG.LIBREOFFICE.REGEX([.A57]; &quot;[^:]*?$&quot;; &quot;&quot;) = &quot;&quot;; &quot;&quot;; 1)">
            <text:p/>
          </table:table-cell>
          <table:table-cell table:style-name="ce4" table:formula="of:=IF([.C57] = 1; IF(MID([.B57]; 1; 1) = CHAR(34); MID([.B57]; 2; LEN([.B57]) - 3); [.B57]); ORG.LIBREOFFICE.REGEX([.A57]; &quot;\.[^.]*?$&quot;; &quot;&quot;))" office:value-type="string" office:string-value="Les rencontres culturelles de la BU 2013-2014" calcext:value-type="string">
            <text:p>Les rencontres culturelles de la BU 2013-2014</text:p>
          </table:table-cell>
          <table:table-cell table:style-name="ce6" office:value-type="string" calcext:value-type="string">
            <text:p>Les rencontres culturelles de la BU</text:p>
          </table:table-cell>
          <table:table-cell table:formula="of:= ORG.LIBREOFFICE.REGEX(ORG.LIBREOFFICE.REGEX(MID([.A57]; FIND([.M57]; [.A57]) + LEN([.M57]) + 1; 999); &quot;^\W*&quot;; &quot;&quot;); &quot;\W*$&quot;; &quot;&quot;)" office:value-type="string" office:string-value="2013-2014. Université des Antilles et de la Guyane" calcext:value-type="string">
            <text:p>2013-2014. Université des Antilles et de la Guyane</text:p>
          </table:table-cell>
          <table:table-cell table:formula="of:=TRIM(ORG.LIBREOFFICE.REGEX([.F57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57] = &quot;&quot;; [.F57]; TRIM(MID([.F57]; 1; FIND([.P57]; [.F57]) - 1))); &quot;^\W*&quot;; &quot;&quot;); &quot;\W*$&quot;; &quot;&quot;)" office:value-type="string" office:string-value="2013-2014" calcext:value-type="string">
            <text:p>2013-2014</text:p>
          </table:table-cell>
          <table:table-cell table:formula="of:=IF([.I57] = &quot;&quot;; &quot;&quot;; IFERROR(ORG.LIBREOFFICE.REGEX(ORG.LIBREOFFICE.REGEX(ORG.LIBREOFFICE.REGEX([.I5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013-2014" calcext:value-type="string">
            <text:p>2013-2014</text:p>
          </table:table-cell>
          <table:table-cell/>
          <table:table-cell table:formula="of:=IF([.I57] = &quot;&quot;; &quot;&quot;; IFERROR(ORG.LIBREOFFICE.REGEX(ORG.LIBREOFFICE.REGEX(ORG.LIBREOFFICE.REGEX([.I5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>
            <text:p/>
          </table:table-cell>
          <table:table-cell table:formula="of:=IF([.E57] = &quot;&quot;; [.D57]; IF([.E57] = &quot;-&quot;; &quot;&quot;; [.E57]))" office:value-type="string" office:string-value="Les rencontres culturelles de la BU" calcext:value-type="string">
            <text:p>Les rencontres culturelles de la BU</text:p>
          </table:table-cell>
          <table:table-cell table:style-name="ce4" table:formula="of:==IF(LEN([.L57]) &lt; 5; &quot;&quot;; ORG.LIBREOFFICE.REGEX([.L57]; &quot;,[^,]*?$&quot;; &quot;&quot;))">
            <text:p/>
          </table:table-cell>
          <table:table-cell table:formula="of:=IF([.K57] = &quot;&quot;; [.J57]; IF([.K57] = &quot;-&quot;; &quot;&quot;; [.K57]))" office:value-type="string" office:string-value="2013-2014" calcext:value-type="string">
            <text:p>2013-2014</text:p>
          </table:table-cell>
          <table:table-cell table:formula="of:=IF([.H57] = &quot;&quot;; [.G57]; IF([.H57] = &quot;-&quot;; &quot;&quot;; [.H57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Exploitation des ressources naturelles et environnement sur le plateau des Guyanes" : journées d'étude, les 29 et 30 avril 2013. Université des Antilles et de la Guyane</text:p>
          </table:table-cell>
          <table:table-cell table:formula="of:=ORG.LIBREOFFICE.REGEX([.A58]; &quot;:[^:]*?$&quot;; &quot;&quot;)" office:value-type="string" office:string-value="&quot;Exploitation des ressources naturelles et environnement sur le plateau des Guyanes&quot; " calcext:value-type="string">
            <text:p>"Exploitation des ressources naturelles et environnement sur le plateau des Guyanes" </text:p>
          </table:table-cell>
          <table:table-cell table:formula="of:=IF(ORG.LIBREOFFICE.REGEX([.A58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58] = 1; IF(MID([.B58]; 1; 1) = CHAR(34); MID([.B58]; 2; LEN([.B58]) - 3); [.B58]); ORG.LIBREOFFICE.REGEX([.A58]; &quot;\.[^.]*?$&quot;; &quot;&quot;))" office:value-type="string" office:string-value="Exploitation des ressources naturelles et environnement sur le plateau des Guyanes" calcext:value-type="string">
            <text:p>Exploitation des ressources naturelles et environnement sur le plateau des Guyanes</text:p>
          </table:table-cell>
          <table:table-cell table:style-name="ce6"/>
          <table:table-cell table:formula="of:= ORG.LIBREOFFICE.REGEX(ORG.LIBREOFFICE.REGEX(MID([.A58]; FIND([.M58]; [.A58]) + LEN([.M58]) + 1; 999); &quot;^\W*&quot;; &quot;&quot;); &quot;\W*$&quot;; &quot;&quot;)" office:value-type="string" office:string-value="journées d'étude, les 29 et 30 avril 2013. Université des Antilles et de la Guyane" calcext:value-type="string">
            <text:p>journées d'étude, les 29 et 30 avril 2013. Université des Antilles et de la Guyane</text:p>
          </table:table-cell>
          <table:table-cell table:formula="of:=TRIM(ORG.LIBREOFFICE.REGEX([.F58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58] = &quot;&quot;; [.F58]; TRIM(MID([.F58]; 1; FIND([.P58]; [.F58]) - 1))); &quot;^\W*&quot;; &quot;&quot;); &quot;\W*$&quot;; &quot;&quot;)" office:value-type="string" office:string-value="journées d'étude, les 29 et 30 avril 2013" calcext:value-type="string">
            <text:p>journées d'étude, les 29 et 30 avril 2013</text:p>
          </table:table-cell>
          <table:table-cell table:formula="of:=IF([.I58] = &quot;&quot;; &quot;&quot;; IFERROR(ORG.LIBREOFFICE.REGEX(ORG.LIBREOFFICE.REGEX(ORG.LIBREOFFICE.REGEX([.I5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9 et 30 avril 2013" calcext:value-type="string">
            <text:p>29 et 30 avril 2013</text:p>
          </table:table-cell>
          <table:table-cell/>
          <table:table-cell table:formula="of:=IF([.I58] = &quot;&quot;; &quot;&quot;; IFERROR(ORG.LIBREOFFICE.REGEX(ORG.LIBREOFFICE.REGEX(ORG.LIBREOFFICE.REGEX([.I5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s d'étude, les" calcext:value-type="string">
            <text:p>journées d'étude, les</text:p>
          </table:table-cell>
          <table:table-cell table:formula="of:=IF([.E58] = &quot;&quot;; [.D58]; IF([.E58] = &quot;-&quot;; &quot;&quot;; [.E58]))" office:value-type="string" office:string-value="Exploitation des ressources naturelles et environnement sur le plateau des Guyanes" calcext:value-type="string">
            <text:p>Exploitation des ressources naturelles et environnement sur le plateau des Guyanes</text:p>
          </table:table-cell>
          <table:table-cell table:style-name="ce4" table:formula="of:==IF(LEN([.L58]) &lt; 5; &quot;&quot;; ORG.LIBREOFFICE.REGEX([.L58]; &quot;,[^,]*?$&quot;; &quot;&quot;))" office:value-type="string" office:string-value="journées d'étude" calcext:value-type="string">
            <text:p>journées d'étude</text:p>
          </table:table-cell>
          <table:table-cell table:formula="of:=IF([.K58] = &quot;&quot;; [.J58]; IF([.K58] = &quot;-&quot;; &quot;&quot;; [.K58]))" office:value-type="string" office:string-value="29 et 30 avril 2013" calcext:value-type="string">
            <text:p>29 et 30 avril 2013</text:p>
          </table:table-cell>
          <table:table-cell table:formula="of:=IF([.H58] = &quot;&quot;; [.G58]; IF([.H58] = &quot;-&quot;; &quot;&quot;; [.H58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"Léon-Gontran Damas : poète, écrivain patrimonial et postcolonial. Quels héritiers, quels héritages au seuil du XXIème siècle ?" : colloque international, les 19 et 20 avril 2012. Université des Antilles et de la Guyane</text:p>
          </table:table-cell>
          <table:table-cell table:formula="of:=ORG.LIBREOFFICE.REGEX([.A59]; &quot;:[^:]*?$&quot;; &quot;&quot;)" office:value-type="string" office:string-value="&quot;Léon-Gontran Damas : poète, écrivain patrimonial et postcolonial. Quels héritiers, quels héritages au seuil du XXIème siècle ?&quot; " calcext:value-type="string">
            <text:p>"Léon-Gontran Damas : poète, écrivain patrimonial et postcolonial. Quels héritiers, quels héritages au seuil du XXIème siècle ?" </text:p>
          </table:table-cell>
          <table:table-cell table:formula="of:=IF(ORG.LIBREOFFICE.REGEX([.A59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59] = 1; IF(MID([.B59]; 1; 1) = CHAR(34); MID([.B59]; 2; LEN([.B59]) - 3); [.B59]); ORG.LIBREOFFICE.REGEX([.A59]; &quot;\.[^.]*?$&quot;; &quot;&quot;))" office:value-type="string" office:string-value="Léon-Gontran Damas : poète, écrivain patrimonial et postcolonial. Quels héritiers, quels héritages au seuil du XXIème siècle ?" calcext:value-type="string">
            <text:p>Léon-Gontran Damas : poète, écrivain patrimonial et postcolonial. Quels héritiers, quels héritages au seuil du XXIème siècle ?</text:p>
          </table:table-cell>
          <table:table-cell table:style-name="ce6"/>
          <table:table-cell table:formula="of:= ORG.LIBREOFFICE.REGEX(ORG.LIBREOFFICE.REGEX(MID([.A59]; FIND([.M59]; [.A59]) + LEN([.M59]) + 1; 999); &quot;^\W*&quot;; &quot;&quot;); &quot;\W*$&quot;; &quot;&quot;)" office:value-type="string" office:string-value="colloque international, les 19 et 20 avril 2012. Université des Antilles et de la Guyane" calcext:value-type="string">
            <text:p>colloque international, les 19 et 20 avril 2012. Université des Antilles et de la Guyane</text:p>
          </table:table-cell>
          <table:table-cell table:formula="of:=TRIM(ORG.LIBREOFFICE.REGEX([.F59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59] = &quot;&quot;; [.F59]; TRIM(MID([.F59]; 1; FIND([.P59]; [.F59]) - 1))); &quot;^\W*&quot;; &quot;&quot;); &quot;\W*$&quot;; &quot;&quot;)" office:value-type="string" office:string-value="colloque international, les 19 et 20 avril 2012" calcext:value-type="string">
            <text:p>colloque international, les 19 et 20 avril 2012</text:p>
          </table:table-cell>
          <table:table-cell table:formula="of:=IF([.I59] = &quot;&quot;; &quot;&quot;; IFERROR(ORG.LIBREOFFICE.REGEX(ORG.LIBREOFFICE.REGEX(ORG.LIBREOFFICE.REGEX([.I5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9 et 20 avril 2012" calcext:value-type="string">
            <text:p>19 et 20 avril 2012</text:p>
          </table:table-cell>
          <table:table-cell/>
          <table:table-cell table:formula="of:=IF([.I59] = &quot;&quot;; &quot;&quot;; IFERROR(ORG.LIBREOFFICE.REGEX(ORG.LIBREOFFICE.REGEX(ORG.LIBREOFFICE.REGEX([.I5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 international, les" calcext:value-type="string">
            <text:p>colloque international, les</text:p>
          </table:table-cell>
          <table:table-cell table:formula="of:=IF([.E59] = &quot;&quot;; [.D59]; IF([.E59] = &quot;-&quot;; &quot;&quot;; [.E59]))" office:value-type="string" office:string-value="Léon-Gontran Damas : poète, écrivain patrimonial et postcolonial. Quels héritiers, quels héritages au seuil du XXIème siècle ?" calcext:value-type="string">
            <text:p>Léon-Gontran Damas : poète, écrivain patrimonial et postcolonial. Quels héritiers, quels héritages au seuil du XXIème siècle ?</text:p>
          </table:table-cell>
          <table:table-cell table:style-name="ce4" table:formula="of:==IF(LEN([.L59]) &lt; 5; &quot;&quot;; ORG.LIBREOFFICE.REGEX([.L59]; &quot;,[^,]*?$&quot;; &quot;&quot;))" office:value-type="string" office:string-value="colloque international" calcext:value-type="string">
            <text:p>colloque international</text:p>
          </table:table-cell>
          <table:table-cell table:formula="of:=IF([.K59] = &quot;&quot;; [.J59]; IF([.K59] = &quot;-&quot;; &quot;&quot;; [.K59]))" office:value-type="string" office:string-value="19 et 20 avril 2012" calcext:value-type="string">
            <text:p>19 et 20 avril 2012</text:p>
          </table:table-cell>
          <table:table-cell table:formula="of:=IF([.H59] = &quot;&quot;; [.G59]; IF([.H59] = &quot;-&quot;; &quot;&quot;; [.H59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Albert Camus, Aimé Césaire : poétiques de la révolte" : colloque, du 13 au 15 novembre 2013. Université des Antilles et de la Guyane</text:p>
          </table:table-cell>
          <table:table-cell table:formula="of:=ORG.LIBREOFFICE.REGEX([.A60]; &quot;:[^:]*?$&quot;; &quot;&quot;)" office:value-type="string" office:string-value="&quot;Albert Camus, Aimé Césaire : poétiques de la révolte&quot; " calcext:value-type="string">
            <text:p>"Albert Camus, Aimé Césaire : poétiques de la révolte" </text:p>
          </table:table-cell>
          <table:table-cell table:formula="of:=IF(ORG.LIBREOFFICE.REGEX([.A60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60] = 1; IF(MID([.B60]; 1; 1) = CHAR(34); MID([.B60]; 2; LEN([.B60]) - 3); [.B60]); ORG.LIBREOFFICE.REGEX([.A60]; &quot;\.[^.]*?$&quot;; &quot;&quot;))" office:value-type="string" office:string-value="Albert Camus, Aimé Césaire : poétiques de la révolte" calcext:value-type="string">
            <text:p>Albert Camus, Aimé Césaire : poétiques de la révolte</text:p>
          </table:table-cell>
          <table:table-cell table:style-name="ce6"/>
          <table:table-cell table:formula="of:= ORG.LIBREOFFICE.REGEX(ORG.LIBREOFFICE.REGEX(MID([.A60]; FIND([.M60]; [.A60]) + LEN([.M60]) + 1; 999); &quot;^\W*&quot;; &quot;&quot;); &quot;\W*$&quot;; &quot;&quot;)" office:value-type="string" office:string-value="colloque, du 13 au 15 novembre 2013. Université des Antilles et de la Guyane" calcext:value-type="string">
            <text:p>colloque, du 13 au 15 novembre 2013. Université des Antilles et de la Guyane</text:p>
          </table:table-cell>
          <table:table-cell table:formula="of:=TRIM(ORG.LIBREOFFICE.REGEX([.F60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60] = &quot;&quot;; [.F60]; TRIM(MID([.F60]; 1; FIND([.P60]; [.F60]) - 1))); &quot;^\W*&quot;; &quot;&quot;); &quot;\W*$&quot;; &quot;&quot;)" office:value-type="string" office:string-value="colloque, du 13 au 15 novembre 2013" calcext:value-type="string">
            <text:p>colloque, du 13 au 15 novembre 2013</text:p>
          </table:table-cell>
          <table:table-cell table:formula="of:=IF([.I60] = &quot;&quot;; &quot;&quot;; IFERROR(ORG.LIBREOFFICE.REGEX(ORG.LIBREOFFICE.REGEX(ORG.LIBREOFFICE.REGEX([.I6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3 au 15 novembre 2013" calcext:value-type="string">
            <text:p>13 au 15 novembre 2013</text:p>
          </table:table-cell>
          <table:table-cell/>
          <table:table-cell table:formula="of:=IF([.I60] = &quot;&quot;; &quot;&quot;; IFERROR(ORG.LIBREOFFICE.REGEX(ORG.LIBREOFFICE.REGEX(ORG.LIBREOFFICE.REGEX([.I6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, du" calcext:value-type="string">
            <text:p>colloque, du</text:p>
          </table:table-cell>
          <table:table-cell table:formula="of:=IF([.E60] = &quot;&quot;; [.D60]; IF([.E60] = &quot;-&quot;; &quot;&quot;; [.E60]))" office:value-type="string" office:string-value="Albert Camus, Aimé Césaire : poétiques de la révolte" calcext:value-type="string">
            <text:p>Albert Camus, Aimé Césaire : poétiques de la révolte</text:p>
          </table:table-cell>
          <table:table-cell table:style-name="ce4" table:formula="of:==IF(LEN([.L60]) &lt; 5; &quot;&quot;; ORG.LIBREOFFICE.REGEX([.L60]; &quot;,[^,]*?$&quot;; &quot;&quot;))" office:value-type="string" office:string-value="colloque" calcext:value-type="string">
            <text:p>colloque</text:p>
          </table:table-cell>
          <table:table-cell table:formula="of:=IF([.K60] = &quot;&quot;; [.J60]; IF([.K60] = &quot;-&quot;; &quot;&quot;; [.K60]))" office:value-type="string" office:string-value="13 au 15 novembre 2013" calcext:value-type="string">
            <text:p>13 au 15 novembre 2013</text:p>
          </table:table-cell>
          <table:table-cell table:formula="of:=IF([.H60] = &quot;&quot;; [.G60]; IF([.H60] = &quot;-&quot;; &quot;&quot;; [.H60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Intercompréhension des langues et des cultures dans la Caraïbe" : séminaire international, les 4 et 5 décembre 2013. Université des Antilles et de la Guyane</text:p>
          </table:table-cell>
          <table:table-cell table:formula="of:=ORG.LIBREOFFICE.REGEX([.A61]; &quot;:[^:]*?$&quot;; &quot;&quot;)" office:value-type="string" office:string-value="&quot;Intercompréhension des langues et des cultures dans la Caraïbe&quot; " calcext:value-type="string">
            <text:p>"Intercompréhension des langues et des cultures dans la Caraïbe" </text:p>
          </table:table-cell>
          <table:table-cell table:formula="of:=IF(ORG.LIBREOFFICE.REGEX([.A61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61] = 1; IF(MID([.B61]; 1; 1) = CHAR(34); MID([.B61]; 2; LEN([.B61]) - 3); [.B61]); ORG.LIBREOFFICE.REGEX([.A61]; &quot;\.[^.]*?$&quot;; &quot;&quot;))" office:value-type="string" office:string-value="Intercompréhension des langues et des cultures dans la Caraïbe" calcext:value-type="string">
            <text:p>Intercompréhension des langues et des cultures dans la Caraïbe</text:p>
          </table:table-cell>
          <table:table-cell table:style-name="ce6"/>
          <table:table-cell table:formula="of:= ORG.LIBREOFFICE.REGEX(ORG.LIBREOFFICE.REGEX(MID([.A61]; FIND([.M61]; [.A61]) + LEN([.M61]) + 1; 999); &quot;^\W*&quot;; &quot;&quot;); &quot;\W*$&quot;; &quot;&quot;)" office:value-type="string" office:string-value="séminaire international, les 4 et 5 décembre 2013. Université des Antilles et de la Guyane" calcext:value-type="string">
            <text:p>séminaire international, les 4 et 5 décembre 2013. Université des Antilles et de la Guyane</text:p>
          </table:table-cell>
          <table:table-cell table:formula="of:=TRIM(ORG.LIBREOFFICE.REGEX([.F61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61] = &quot;&quot;; [.F61]; TRIM(MID([.F61]; 1; FIND([.P61]; [.F61]) - 1))); &quot;^\W*&quot;; &quot;&quot;); &quot;\W*$&quot;; &quot;&quot;)" office:value-type="string" office:string-value="séminaire international, les 4 et 5 décembre 2013" calcext:value-type="string">
            <text:p>séminaire international, les 4 et 5 décembre 2013</text:p>
          </table:table-cell>
          <table:table-cell table:formula="of:=IF([.I61] = &quot;&quot;; &quot;&quot;; IFERROR(ORG.LIBREOFFICE.REGEX(ORG.LIBREOFFICE.REGEX(ORG.LIBREOFFICE.REGEX([.I6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4 et 5 décembre 2013" calcext:value-type="string">
            <text:p>4 et 5 décembre 2013</text:p>
          </table:table-cell>
          <table:table-cell/>
          <table:table-cell table:formula="of:=IF([.I61] = &quot;&quot;; &quot;&quot;; IFERROR(ORG.LIBREOFFICE.REGEX(ORG.LIBREOFFICE.REGEX(ORG.LIBREOFFICE.REGEX([.I6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séminaire international, les" calcext:value-type="string">
            <text:p>séminaire international, les</text:p>
          </table:table-cell>
          <table:table-cell table:formula="of:=IF([.E61] = &quot;&quot;; [.D61]; IF([.E61] = &quot;-&quot;; &quot;&quot;; [.E61]))" office:value-type="string" office:string-value="Intercompréhension des langues et des cultures dans la Caraïbe" calcext:value-type="string">
            <text:p>Intercompréhension des langues et des cultures dans la Caraïbe</text:p>
          </table:table-cell>
          <table:table-cell table:style-name="ce4" table:formula="of:==IF(LEN([.L61]) &lt; 5; &quot;&quot;; ORG.LIBREOFFICE.REGEX([.L61]; &quot;,[^,]*?$&quot;; &quot;&quot;))" office:value-type="string" office:string-value="séminaire international" calcext:value-type="string">
            <text:p>séminaire international</text:p>
          </table:table-cell>
          <table:table-cell table:formula="of:=IF([.K61] = &quot;&quot;; [.J61]; IF([.K61] = &quot;-&quot;; &quot;&quot;; [.K61]))" office:value-type="string" office:string-value="4 et 5 décembre 2013" calcext:value-type="string">
            <text:p>4 et 5 décembre 2013</text:p>
          </table:table-cell>
          <table:table-cell table:formula="of:=IF([.H61] = &quot;&quot;; [.G61]; IF([.H61] = &quot;-&quot;; &quot;&quot;; [.H61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Projet DEVAG" : conférence, le 5 décembre 2013. Université des Antilles et de la Guyane</text:p>
          </table:table-cell>
          <table:table-cell table:formula="of:=ORG.LIBREOFFICE.REGEX([.A62]; &quot;:[^:]*?$&quot;; &quot;&quot;)" office:value-type="string" office:string-value="&quot;Projet DEVAG&quot; " calcext:value-type="string">
            <text:p>"Projet DEVAG" </text:p>
          </table:table-cell>
          <table:table-cell table:formula="of:=IF(ORG.LIBREOFFICE.REGEX([.A62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62] = 1; IF(MID([.B62]; 1; 1) = CHAR(34); MID([.B62]; 2; LEN([.B62]) - 3); [.B62]); ORG.LIBREOFFICE.REGEX([.A62]; &quot;\.[^.]*?$&quot;; &quot;&quot;))" office:value-type="string" office:string-value="Projet DEVAG" calcext:value-type="string">
            <text:p>Projet DEVAG</text:p>
          </table:table-cell>
          <table:table-cell table:style-name="ce6"/>
          <table:table-cell table:formula="of:= ORG.LIBREOFFICE.REGEX(ORG.LIBREOFFICE.REGEX(MID([.A62]; FIND([.M62]; [.A62]) + LEN([.M62]) + 1; 999); &quot;^\W*&quot;; &quot;&quot;); &quot;\W*$&quot;; &quot;&quot;)" office:value-type="string" office:string-value="conférence, le 5 décembre 2013. Université des Antilles et de la Guyane" calcext:value-type="string">
            <text:p>conférence, le 5 décembre 2013. Université des Antilles et de la Guyane</text:p>
          </table:table-cell>
          <table:table-cell table:formula="of:=TRIM(ORG.LIBREOFFICE.REGEX([.F62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62] = &quot;&quot;; [.F62]; TRIM(MID([.F62]; 1; FIND([.P62]; [.F62]) - 1))); &quot;^\W*&quot;; &quot;&quot;); &quot;\W*$&quot;; &quot;&quot;)" office:value-type="string" office:string-value="conférence, le 5 décembre 2013" calcext:value-type="string">
            <text:p>conférence, le 5 décembre 2013</text:p>
          </table:table-cell>
          <table:table-cell table:formula="of:=IF([.I62] = &quot;&quot;; &quot;&quot;; IFERROR(ORG.LIBREOFFICE.REGEX(ORG.LIBREOFFICE.REGEX(ORG.LIBREOFFICE.REGEX([.I6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5 décembre 2013" calcext:value-type="string">
            <text:p>5 décembre 2013</text:p>
          </table:table-cell>
          <table:table-cell/>
          <table:table-cell table:formula="of:=IF([.I62] = &quot;&quot;; &quot;&quot;; IFERROR(ORG.LIBREOFFICE.REGEX(ORG.LIBREOFFICE.REGEX(ORG.LIBREOFFICE.REGEX([.I6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nférence, le" calcext:value-type="string">
            <text:p>conférence, le</text:p>
          </table:table-cell>
          <table:table-cell table:formula="of:=IF([.E62] = &quot;&quot;; [.D62]; IF([.E62] = &quot;-&quot;; &quot;&quot;; [.E62]))" office:value-type="string" office:string-value="Projet DEVAG" calcext:value-type="string">
            <text:p>Projet DEVAG</text:p>
          </table:table-cell>
          <table:table-cell table:style-name="ce4" table:formula="of:==IF(LEN([.L62]) &lt; 5; &quot;&quot;; ORG.LIBREOFFICE.REGEX([.L62]; &quot;,[^,]*?$&quot;; &quot;&quot;))" office:value-type="string" office:string-value="conférence" calcext:value-type="string">
            <text:p>conférence</text:p>
          </table:table-cell>
          <table:table-cell table:formula="of:=IF([.K62] = &quot;&quot;; [.J62]; IF([.K62] = &quot;-&quot;; &quot;&quot;; [.K62]))" office:value-type="string" office:string-value="5 décembre 2013" calcext:value-type="string">
            <text:p>5 décembre 2013</text:p>
          </table:table-cell>
          <table:table-cell table:formula="of:=IF([.H62] = &quot;&quot;; [.G62]; IF([.H62] = &quot;-&quot;; &quot;&quot;; [.H62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Les territoires non indépendants de la Caraïbe : une quête inaboutie de nouveaux modèles de gouvernance ?" : séminaire, le 21 février 2014. Université des Antilles et de la Guyane</text:p>
          </table:table-cell>
          <table:table-cell table:formula="of:=ORG.LIBREOFFICE.REGEX([.A63]; &quot;:[^:]*?$&quot;; &quot;&quot;)" office:value-type="string" office:string-value="&quot;Les territoires non indépendants de la Caraïbe : une quête inaboutie de nouveaux modèles de gouvernance ?&quot; " calcext:value-type="string">
            <text:p>"Les territoires non indépendants de la Caraïbe : une quête inaboutie de nouveaux modèles de gouvernance ?" </text:p>
          </table:table-cell>
          <table:table-cell table:formula="of:=IF(ORG.LIBREOFFICE.REGEX([.A63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63] = 1; IF(MID([.B63]; 1; 1) = CHAR(34); MID([.B63]; 2; LEN([.B63]) - 3); [.B63]); ORG.LIBREOFFICE.REGEX([.A63]; &quot;\.[^.]*?$&quot;; &quot;&quot;))" office:value-type="string" office:string-value="Les territoires non indépendants de la Caraïbe : une quête inaboutie de nouveaux modèles de gouvernance ?" calcext:value-type="string">
            <text:p>Les territoires non indépendants de la Caraïbe : une quête inaboutie de nouveaux modèles de gouvernance ?</text:p>
          </table:table-cell>
          <table:table-cell table:style-name="ce6"/>
          <table:table-cell table:formula="of:= ORG.LIBREOFFICE.REGEX(ORG.LIBREOFFICE.REGEX(MID([.A63]; FIND([.M63]; [.A63]) + LEN([.M63]) + 1; 999); &quot;^\W*&quot;; &quot;&quot;); &quot;\W*$&quot;; &quot;&quot;)" office:value-type="string" office:string-value="séminaire, le 21 février 2014. Université des Antilles et de la Guyane" calcext:value-type="string">
            <text:p>séminaire, le 21 février 2014. Université des Antilles et de la Guyane</text:p>
          </table:table-cell>
          <table:table-cell table:formula="of:=TRIM(ORG.LIBREOFFICE.REGEX([.F63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63] = &quot;&quot;; [.F63]; TRIM(MID([.F63]; 1; FIND([.P63]; [.F63]) - 1))); &quot;^\W*&quot;; &quot;&quot;); &quot;\W*$&quot;; &quot;&quot;)" office:value-type="string" office:string-value="séminaire, le 21 février 2014" calcext:value-type="string">
            <text:p>séminaire, le 21 février 2014</text:p>
          </table:table-cell>
          <table:table-cell table:formula="of:=IF([.I63] = &quot;&quot;; &quot;&quot;; IFERROR(ORG.LIBREOFFICE.REGEX(ORG.LIBREOFFICE.REGEX(ORG.LIBREOFFICE.REGEX([.I6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1 février 2014" calcext:value-type="string">
            <text:p>21 février 2014</text:p>
          </table:table-cell>
          <table:table-cell/>
          <table:table-cell table:formula="of:=IF([.I63] = &quot;&quot;; &quot;&quot;; IFERROR(ORG.LIBREOFFICE.REGEX(ORG.LIBREOFFICE.REGEX(ORG.LIBREOFFICE.REGEX([.I6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séminaire, le" calcext:value-type="string">
            <text:p>séminaire, le</text:p>
          </table:table-cell>
          <table:table-cell table:formula="of:=IF([.E63] = &quot;&quot;; [.D63]; IF([.E63] = &quot;-&quot;; &quot;&quot;; [.E63]))" office:value-type="string" office:string-value="Les territoires non indépendants de la Caraïbe : une quête inaboutie de nouveaux modèles de gouvernance ?" calcext:value-type="string">
            <text:p>Les territoires non indépendants de la Caraïbe : une quête inaboutie de nouveaux modèles de gouvernance ?</text:p>
          </table:table-cell>
          <table:table-cell table:style-name="ce4" table:formula="of:==IF(LEN([.L63]) &lt; 5; &quot;&quot;; ORG.LIBREOFFICE.REGEX([.L63]; &quot;,[^,]*?$&quot;; &quot;&quot;))" office:value-type="string" office:string-value="séminaire" calcext:value-type="string">
            <text:p>séminaire</text:p>
          </table:table-cell>
          <table:table-cell table:formula="of:=IF([.K63] = &quot;&quot;; [.J63]; IF([.K63] = &quot;-&quot;; &quot;&quot;; [.K63]))" office:value-type="string" office:string-value="21 février 2014" calcext:value-type="string">
            <text:p>21 février 2014</text:p>
          </table:table-cell>
          <table:table-cell table:formula="of:=IF([.H63] = &quot;&quot;; [.G63]; IF([.H63] = &quot;-&quot;; &quot;&quot;; [.H63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ournée de l'entreprise 2014 : 9e édition, le 11 avril 2014. Université des Antilles et de la Guyane</text:p>
          </table:table-cell>
          <table:table-cell table:formula="of:=ORG.LIBREOFFICE.REGEX([.A64]; &quot;:[^:]*?$&quot;; &quot;&quot;)" office:value-type="string" office:string-value="Journée de l'entreprise 2014 " calcext:value-type="string">
            <text:p>Journée de l'entreprise 2014 </text:p>
          </table:table-cell>
          <table:table-cell table:formula="of:=IF(ORG.LIBREOFFICE.REGEX([.A64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64] = 1; IF(MID([.B64]; 1; 1) = CHAR(34); MID([.B64]; 2; LEN([.B64]) - 3); [.B64]); ORG.LIBREOFFICE.REGEX([.A64]; &quot;\.[^.]*?$&quot;; &quot;&quot;))" office:value-type="string" office:string-value="Journée de l'entreprise 2014 " calcext:value-type="string">
            <text:p>Journée de l'entreprise 2014 </text:p>
          </table:table-cell>
          <table:table-cell table:style-name="ce6"/>
          <table:table-cell table:formula="of:= ORG.LIBREOFFICE.REGEX(ORG.LIBREOFFICE.REGEX(MID([.A64]; FIND([.M64]; [.A64]) + LEN([.M64]) + 1; 999); &quot;^\W*&quot;; &quot;&quot;); &quot;\W*$&quot;; &quot;&quot;)" office:value-type="string" office:string-value="9e édition, le 11 avril 2014. Université des Antilles et de la Guyane" calcext:value-type="string">
            <text:p>9e édition, le 11 avril 2014. Université des Antilles et de la Guyane</text:p>
          </table:table-cell>
          <table:table-cell table:formula="of:=TRIM(ORG.LIBREOFFICE.REGEX([.F64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64] = &quot;&quot;; [.F64]; TRIM(MID([.F64]; 1; FIND([.P64]; [.F64]) - 1))); &quot;^\W*&quot;; &quot;&quot;); &quot;\W*$&quot;; &quot;&quot;)" office:value-type="string" office:string-value="9e édition, le 11 avril 2014" calcext:value-type="string">
            <text:p>9e édition, le 11 avril 2014</text:p>
          </table:table-cell>
          <table:table-cell table:formula="of:=IF([.I64] = &quot;&quot;; &quot;&quot;; IFERROR(ORG.LIBREOFFICE.REGEX(ORG.LIBREOFFICE.REGEX(ORG.LIBREOFFICE.REGEX([.I6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1 avril 2014" calcext:value-type="string">
            <text:p>11 avril 2014</text:p>
          </table:table-cell>
          <table:table-cell/>
          <table:table-cell table:formula="of:=IF([.I64] = &quot;&quot;; &quot;&quot;; IFERROR(ORG.LIBREOFFICE.REGEX(ORG.LIBREOFFICE.REGEX(ORG.LIBREOFFICE.REGEX([.I6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9e édition, le" calcext:value-type="string">
            <text:p>9e édition, le</text:p>
          </table:table-cell>
          <table:table-cell table:formula="of:=IF([.E64] = &quot;&quot;; [.D64]; IF([.E64] = &quot;-&quot;; &quot;&quot;; [.E64]))" office:value-type="string" office:string-value="Journée de l'entreprise 2014 " calcext:value-type="string">
            <text:p>Journée de l'entreprise 2014 </text:p>
          </table:table-cell>
          <table:table-cell table:style-name="ce4" table:formula="of:==IF(LEN([.L64]) &lt; 5; &quot;&quot;; ORG.LIBREOFFICE.REGEX([.L64]; &quot;,[^,]*?$&quot;; &quot;&quot;))" office:value-type="string" office:string-value="9e édition" calcext:value-type="string">
            <text:p>9e édition</text:p>
          </table:table-cell>
          <table:table-cell table:formula="of:=IF([.K64] = &quot;&quot;; [.J64]; IF([.K64] = &quot;-&quot;; &quot;&quot;; [.K64]))" office:value-type="string" office:string-value="11 avril 2014" calcext:value-type="string">
            <text:p>11 avril 2014</text:p>
          </table:table-cell>
          <table:table-cell table:formula="of:=IF([.H64] = &quot;&quot;; [.G64]; IF([.H64] = &quot;-&quot;; &quot;&quot;; [.H64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Nouvelles perspectives en histoire et patrimoine de la Caraïbe" : séminaire, le 19 mars 2014. Université des Antilles et de la Guyane</text:p>
          </table:table-cell>
          <table:table-cell table:formula="of:=ORG.LIBREOFFICE.REGEX([.A65]; &quot;:[^:]*?$&quot;; &quot;&quot;)" office:value-type="string" office:string-value="&quot;Nouvelles perspectives en histoire et patrimoine de la Caraïbe&quot; " calcext:value-type="string">
            <text:p>"Nouvelles perspectives en histoire et patrimoine de la Caraïbe" </text:p>
          </table:table-cell>
          <table:table-cell table:formula="of:=IF(ORG.LIBREOFFICE.REGEX([.A65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65] = 1; IF(MID([.B65]; 1; 1) = CHAR(34); MID([.B65]; 2; LEN([.B65]) - 3); [.B65]); ORG.LIBREOFFICE.REGEX([.A65]; &quot;\.[^.]*?$&quot;; &quot;&quot;))" office:value-type="string" office:string-value="Nouvelles perspectives en histoire et patrimoine de la Caraïbe" calcext:value-type="string">
            <text:p>Nouvelles perspectives en histoire et patrimoine de la Caraïbe</text:p>
          </table:table-cell>
          <table:table-cell table:style-name="ce6"/>
          <table:table-cell table:formula="of:= ORG.LIBREOFFICE.REGEX(ORG.LIBREOFFICE.REGEX(MID([.A65]; FIND([.M65]; [.A65]) + LEN([.M65]) + 1; 999); &quot;^\W*&quot;; &quot;&quot;); &quot;\W*$&quot;; &quot;&quot;)" office:value-type="string" office:string-value="séminaire, le 19 mars 2014. Université des Antilles et de la Guyane" calcext:value-type="string">
            <text:p>séminaire, le 19 mars 2014. Université des Antilles et de la Guyane</text:p>
          </table:table-cell>
          <table:table-cell table:formula="of:=TRIM(ORG.LIBREOFFICE.REGEX([.F65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65] = &quot;&quot;; [.F65]; TRIM(MID([.F65]; 1; FIND([.P65]; [.F65]) - 1))); &quot;^\W*&quot;; &quot;&quot;); &quot;\W*$&quot;; &quot;&quot;)" office:value-type="string" office:string-value="séminaire, le 19 mars 2014" calcext:value-type="string">
            <text:p>séminaire, le 19 mars 2014</text:p>
          </table:table-cell>
          <table:table-cell table:formula="of:=IF([.I65] = &quot;&quot;; &quot;&quot;; IFERROR(ORG.LIBREOFFICE.REGEX(ORG.LIBREOFFICE.REGEX(ORG.LIBREOFFICE.REGEX([.I6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9 mars 2014" calcext:value-type="string">
            <text:p>19 mars 2014</text:p>
          </table:table-cell>
          <table:table-cell/>
          <table:table-cell table:formula="of:=IF([.I65] = &quot;&quot;; &quot;&quot;; IFERROR(ORG.LIBREOFFICE.REGEX(ORG.LIBREOFFICE.REGEX(ORG.LIBREOFFICE.REGEX([.I6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séminaire, le" calcext:value-type="string">
            <text:p>séminaire, le</text:p>
          </table:table-cell>
          <table:table-cell table:formula="of:=IF([.E65] = &quot;&quot;; [.D65]; IF([.E65] = &quot;-&quot;; &quot;&quot;; [.E65]))" office:value-type="string" office:string-value="Nouvelles perspectives en histoire et patrimoine de la Caraïbe" calcext:value-type="string">
            <text:p>Nouvelles perspectives en histoire et patrimoine de la Caraïbe</text:p>
          </table:table-cell>
          <table:table-cell table:style-name="ce4" table:formula="of:==IF(LEN([.L65]) &lt; 5; &quot;&quot;; ORG.LIBREOFFICE.REGEX([.L65]; &quot;,[^,]*?$&quot;; &quot;&quot;))" office:value-type="string" office:string-value="séminaire" calcext:value-type="string">
            <text:p>séminaire</text:p>
          </table:table-cell>
          <table:table-cell table:formula="of:=IF([.K65] = &quot;&quot;; [.J65]; IF([.K65] = &quot;-&quot;; &quot;&quot;; [.K65]))" office:value-type="string" office:string-value="19 mars 2014" calcext:value-type="string">
            <text:p>19 mars 2014</text:p>
          </table:table-cell>
          <table:table-cell table:formula="of:=IF([.H65] = &quot;&quot;; [.G65]; IF([.H65] = &quot;-&quot;; &quot;&quot;; [.H65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L'éducation au numérique et par le numérique : quelles pratiques et quels effets ?" : séminaire, le 26 mars 2014. Université des Antilles et de la Guyane</text:p>
          </table:table-cell>
          <table:table-cell table:formula="of:=ORG.LIBREOFFICE.REGEX([.A66]; &quot;:[^:]*?$&quot;; &quot;&quot;)" office:value-type="string" office:string-value="&quot;L'éducation au numérique et par le numérique : quelles pratiques et quels effets ?&quot; " calcext:value-type="string">
            <text:p>"L'éducation au numérique et par le numérique : quelles pratiques et quels effets ?" </text:p>
          </table:table-cell>
          <table:table-cell table:formula="of:=IF(ORG.LIBREOFFICE.REGEX([.A66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66] = 1; IF(MID([.B66]; 1; 1) = CHAR(34); MID([.B66]; 2; LEN([.B66]) - 3); [.B66]); ORG.LIBREOFFICE.REGEX([.A66]; &quot;\.[^.]*?$&quot;; &quot;&quot;))" office:value-type="string" office:string-value="L'éducation au numérique et par le numérique : quelles pratiques et quels effets ?" calcext:value-type="string">
            <text:p>L'éducation au numérique et par le numérique : quelles pratiques et quels effets ?</text:p>
          </table:table-cell>
          <table:table-cell table:style-name="ce6"/>
          <table:table-cell table:formula="of:= ORG.LIBREOFFICE.REGEX(ORG.LIBREOFFICE.REGEX(MID([.A66]; FIND([.M66]; [.A66]) + LEN([.M66]) + 1; 999); &quot;^\W*&quot;; &quot;&quot;); &quot;\W*$&quot;; &quot;&quot;)" office:value-type="string" office:string-value="séminaire, le 26 mars 2014. Université des Antilles et de la Guyane" calcext:value-type="string">
            <text:p>séminaire, le 26 mars 2014. Université des Antilles et de la Guyane</text:p>
          </table:table-cell>
          <table:table-cell table:formula="of:=TRIM(ORG.LIBREOFFICE.REGEX([.F66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66] = &quot;&quot;; [.F66]; TRIM(MID([.F66]; 1; FIND([.P66]; [.F66]) - 1))); &quot;^\W*&quot;; &quot;&quot;); &quot;\W*$&quot;; &quot;&quot;)" office:value-type="string" office:string-value="séminaire, le 26 mars 2014" calcext:value-type="string">
            <text:p>séminaire, le 26 mars 2014</text:p>
          </table:table-cell>
          <table:table-cell table:formula="of:=IF([.I66] = &quot;&quot;; &quot;&quot;; IFERROR(ORG.LIBREOFFICE.REGEX(ORG.LIBREOFFICE.REGEX(ORG.LIBREOFFICE.REGEX([.I6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6 mars 2014" calcext:value-type="string">
            <text:p>26 mars 2014</text:p>
          </table:table-cell>
          <table:table-cell/>
          <table:table-cell table:formula="of:=IF([.I66] = &quot;&quot;; &quot;&quot;; IFERROR(ORG.LIBREOFFICE.REGEX(ORG.LIBREOFFICE.REGEX(ORG.LIBREOFFICE.REGEX([.I6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séminaire, le" calcext:value-type="string">
            <text:p>séminaire, le</text:p>
          </table:table-cell>
          <table:table-cell table:formula="of:=IF([.E66] = &quot;&quot;; [.D66]; IF([.E66] = &quot;-&quot;; &quot;&quot;; [.E66]))" office:value-type="string" office:string-value="L'éducation au numérique et par le numérique : quelles pratiques et quels effets ?" calcext:value-type="string">
            <text:p>L'éducation au numérique et par le numérique : quelles pratiques et quels effets ?</text:p>
          </table:table-cell>
          <table:table-cell table:style-name="ce4" table:formula="of:==IF(LEN([.L66]) &lt; 5; &quot;&quot;; ORG.LIBREOFFICE.REGEX([.L66]; &quot;,[^,]*?$&quot;; &quot;&quot;))" office:value-type="string" office:string-value="séminaire" calcext:value-type="string">
            <text:p>séminaire</text:p>
          </table:table-cell>
          <table:table-cell table:formula="of:=IF([.K66] = &quot;&quot;; [.J66]; IF([.K66] = &quot;-&quot;; &quot;&quot;; [.K66]))" office:value-type="string" office:string-value="26 mars 2014" calcext:value-type="string">
            <text:p>26 mars 2014</text:p>
          </table:table-cell>
          <table:table-cell table:formula="of:=IF([.H66] = &quot;&quot;; [.G66]; IF([.H66] = &quot;-&quot;; &quot;&quot;; [.H66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Criminalité, éducation et sécurité" : journée d'étude, le 28 mars 2014. Université des Antilles et de la Guyane</text:p>
          </table:table-cell>
          <table:table-cell table:formula="of:=ORG.LIBREOFFICE.REGEX([.A67]; &quot;:[^:]*?$&quot;; &quot;&quot;)" office:value-type="string" office:string-value="&quot;Criminalité, éducation et sécurité&quot; " calcext:value-type="string">
            <text:p>"Criminalité, éducation et sécurité" </text:p>
          </table:table-cell>
          <table:table-cell table:formula="of:=IF(ORG.LIBREOFFICE.REGEX([.A67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67] = 1; IF(MID([.B67]; 1; 1) = CHAR(34); MID([.B67]; 2; LEN([.B67]) - 3); [.B67]); ORG.LIBREOFFICE.REGEX([.A67]; &quot;\.[^.]*?$&quot;; &quot;&quot;))" office:value-type="string" office:string-value="Criminalité, éducation et sécurité" calcext:value-type="string">
            <text:p>Criminalité, éducation et sécurité</text:p>
          </table:table-cell>
          <table:table-cell table:style-name="ce6"/>
          <table:table-cell table:formula="of:= ORG.LIBREOFFICE.REGEX(ORG.LIBREOFFICE.REGEX(MID([.A67]; FIND([.M67]; [.A67]) + LEN([.M67]) + 1; 999); &quot;^\W*&quot;; &quot;&quot;); &quot;\W*$&quot;; &quot;&quot;)" office:value-type="string" office:string-value="journée d'étude, le 28 mars 2014. Université des Antilles et de la Guyane" calcext:value-type="string">
            <text:p>journée d'étude, le 28 mars 2014. Université des Antilles et de la Guyane</text:p>
          </table:table-cell>
          <table:table-cell table:formula="of:=TRIM(ORG.LIBREOFFICE.REGEX([.F67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67] = &quot;&quot;; [.F67]; TRIM(MID([.F67]; 1; FIND([.P67]; [.F67]) - 1))); &quot;^\W*&quot;; &quot;&quot;); &quot;\W*$&quot;; &quot;&quot;)" office:value-type="string" office:string-value="journée d'étude, le 28 mars 2014" calcext:value-type="string">
            <text:p>journée d'étude, le 28 mars 2014</text:p>
          </table:table-cell>
          <table:table-cell table:formula="of:=IF([.I67] = &quot;&quot;; &quot;&quot;; IFERROR(ORG.LIBREOFFICE.REGEX(ORG.LIBREOFFICE.REGEX(ORG.LIBREOFFICE.REGEX([.I6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8 mars 2014" calcext:value-type="string">
            <text:p>28 mars 2014</text:p>
          </table:table-cell>
          <table:table-cell/>
          <table:table-cell table:formula="of:=IF([.I67] = &quot;&quot;; &quot;&quot;; IFERROR(ORG.LIBREOFFICE.REGEX(ORG.LIBREOFFICE.REGEX(ORG.LIBREOFFICE.REGEX([.I6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67] = &quot;&quot;; [.D67]; IF([.E67] = &quot;-&quot;; &quot;&quot;; [.E67]))" office:value-type="string" office:string-value="Criminalité, éducation et sécurité" calcext:value-type="string">
            <text:p>Criminalité, éducation et sécurité</text:p>
          </table:table-cell>
          <table:table-cell table:style-name="ce4" table:formula="of:==IF(LEN([.L67]) &lt; 5; &quot;&quot;; ORG.LIBREOFFICE.REGEX([.L67]; &quot;,[^,]*?$&quot;; &quot;&quot;))" office:value-type="string" office:string-value="journée d'étude" calcext:value-type="string">
            <text:p>journée d'étude</text:p>
          </table:table-cell>
          <table:table-cell table:formula="of:=IF([.K67] = &quot;&quot;; [.J67]; IF([.K67] = &quot;-&quot;; &quot;&quot;; [.K67]))" office:value-type="string" office:string-value="28 mars 2014" calcext:value-type="string">
            <text:p>28 mars 2014</text:p>
          </table:table-cell>
          <table:table-cell table:formula="of:=IF([.H67] = &quot;&quot;; [.G67]; IF([.H67] = &quot;-&quot;; &quot;&quot;; [.H67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Réel merveilleux, réalisme merveilleux, réalisme magique et baroque (II)" : journée d'étude, le 16 mai 2014. Université des Antilles et de la Guyane</text:p>
          </table:table-cell>
          <table:table-cell table:formula="of:=ORG.LIBREOFFICE.REGEX([.A68]; &quot;:[^:]*?$&quot;; &quot;&quot;)" office:value-type="string" office:string-value="&quot;Réel merveilleux, réalisme merveilleux, réalisme magique et baroque (II)&quot; " calcext:value-type="string">
            <text:p>"Réel merveilleux, réalisme merveilleux, réalisme magique et baroque (II)" </text:p>
          </table:table-cell>
          <table:table-cell table:formula="of:=IF(ORG.LIBREOFFICE.REGEX([.A68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68] = 1; IF(MID([.B68]; 1; 1) = CHAR(34); MID([.B68]; 2; LEN([.B68]) - 3); [.B68]); ORG.LIBREOFFICE.REGEX([.A68]; &quot;\.[^.]*?$&quot;; &quot;&quot;))" office:value-type="string" office:string-value="Réel merveilleux, réalisme merveilleux, réalisme magique et baroque (II)" calcext:value-type="string">
            <text:p>Réel merveilleux, réalisme merveilleux, réalisme magique et baroque (II)</text:p>
          </table:table-cell>
          <table:table-cell table:style-name="ce6"/>
          <table:table-cell table:formula="of:= ORG.LIBREOFFICE.REGEX(ORG.LIBREOFFICE.REGEX(MID([.A68]; FIND([.M68]; [.A68]) + LEN([.M68]) + 1; 999); &quot;^\W*&quot;; &quot;&quot;); &quot;\W*$&quot;; &quot;&quot;)" office:value-type="string" office:string-value="journée d'étude, le 16 mai 2014. Université des Antilles et de la Guyane" calcext:value-type="string">
            <text:p>journée d'étude, le 16 mai 2014. Université des Antilles et de la Guyane</text:p>
          </table:table-cell>
          <table:table-cell table:formula="of:=TRIM(ORG.LIBREOFFICE.REGEX([.F68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68] = &quot;&quot;; [.F68]; TRIM(MID([.F68]; 1; FIND([.P68]; [.F68]) - 1))); &quot;^\W*&quot;; &quot;&quot;); &quot;\W*$&quot;; &quot;&quot;)" office:value-type="string" office:string-value="journée d'étude, le 16 mai 2014" calcext:value-type="string">
            <text:p>journée d'étude, le 16 mai 2014</text:p>
          </table:table-cell>
          <table:table-cell table:formula="of:=IF([.I68] = &quot;&quot;; &quot;&quot;; IFERROR(ORG.LIBREOFFICE.REGEX(ORG.LIBREOFFICE.REGEX(ORG.LIBREOFFICE.REGEX([.I6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6 mai 2014" calcext:value-type="string">
            <text:p>16 mai 2014</text:p>
          </table:table-cell>
          <table:table-cell/>
          <table:table-cell table:formula="of:=IF([.I68] = &quot;&quot;; &quot;&quot;; IFERROR(ORG.LIBREOFFICE.REGEX(ORG.LIBREOFFICE.REGEX(ORG.LIBREOFFICE.REGEX([.I6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68] = &quot;&quot;; [.D68]; IF([.E68] = &quot;-&quot;; &quot;&quot;; [.E68]))" office:value-type="string" office:string-value="Réel merveilleux, réalisme merveilleux, réalisme magique et baroque (II)" calcext:value-type="string">
            <text:p>Réel merveilleux, réalisme merveilleux, réalisme magique et baroque (II)</text:p>
          </table:table-cell>
          <table:table-cell table:style-name="ce4" table:formula="of:==IF(LEN([.L68]) &lt; 5; &quot;&quot;; ORG.LIBREOFFICE.REGEX([.L68]; &quot;,[^,]*?$&quot;; &quot;&quot;))" office:value-type="string" office:string-value="journée d'étude" calcext:value-type="string">
            <text:p>journée d'étude</text:p>
          </table:table-cell>
          <table:table-cell table:formula="of:=IF([.K68] = &quot;&quot;; [.J68]; IF([.K68] = &quot;-&quot;; &quot;&quot;; [.K68]))" office:value-type="string" office:string-value="16 mai 2014" calcext:value-type="string">
            <text:p>16 mai 2014</text:p>
          </table:table-cell>
          <table:table-cell table:formula="of:=IF([.H68] = &quot;&quot;; [.G68]; IF([.H68] = &quot;-&quot;; &quot;&quot;; [.H68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Sexualités et mondialisation" : journée d'étude, le 27 mai 2014. Université des Antilles et de la Guyane</text:p>
          </table:table-cell>
          <table:table-cell table:formula="of:=ORG.LIBREOFFICE.REGEX([.A69]; &quot;:[^:]*?$&quot;; &quot;&quot;)" office:value-type="string" office:string-value="&quot;Sexualités et mondialisation&quot; " calcext:value-type="string">
            <text:p>"Sexualités et mondialisation" </text:p>
          </table:table-cell>
          <table:table-cell table:formula="of:=IF(ORG.LIBREOFFICE.REGEX([.A69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69] = 1; IF(MID([.B69]; 1; 1) = CHAR(34); MID([.B69]; 2; LEN([.B69]) - 3); [.B69]); ORG.LIBREOFFICE.REGEX([.A69]; &quot;\.[^.]*?$&quot;; &quot;&quot;))" office:value-type="string" office:string-value="Sexualités et mondialisation" calcext:value-type="string">
            <text:p>Sexualités et mondialisation</text:p>
          </table:table-cell>
          <table:table-cell table:style-name="ce6"/>
          <table:table-cell table:formula="of:= ORG.LIBREOFFICE.REGEX(ORG.LIBREOFFICE.REGEX(MID([.A69]; FIND([.M69]; [.A69]) + LEN([.M69]) + 1; 999); &quot;^\W*&quot;; &quot;&quot;); &quot;\W*$&quot;; &quot;&quot;)" office:value-type="string" office:string-value="journée d'étude, le 27 mai 2014. Université des Antilles et de la Guyane" calcext:value-type="string">
            <text:p>journée d'étude, le 27 mai 2014. Université des Antilles et de la Guyane</text:p>
          </table:table-cell>
          <table:table-cell table:formula="of:=TRIM(ORG.LIBREOFFICE.REGEX([.F69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69] = &quot;&quot;; [.F69]; TRIM(MID([.F69]; 1; FIND([.P69]; [.F69]) - 1))); &quot;^\W*&quot;; &quot;&quot;); &quot;\W*$&quot;; &quot;&quot;)" office:value-type="string" office:string-value="journée d'étude, le 27 mai 2014" calcext:value-type="string">
            <text:p>journée d'étude, le 27 mai 2014</text:p>
          </table:table-cell>
          <table:table-cell table:formula="of:=IF([.I69] = &quot;&quot;; &quot;&quot;; IFERROR(ORG.LIBREOFFICE.REGEX(ORG.LIBREOFFICE.REGEX(ORG.LIBREOFFICE.REGEX([.I6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7 mai 2014" calcext:value-type="string">
            <text:p>27 mai 2014</text:p>
          </table:table-cell>
          <table:table-cell/>
          <table:table-cell table:formula="of:=IF([.I69] = &quot;&quot;; &quot;&quot;; IFERROR(ORG.LIBREOFFICE.REGEX(ORG.LIBREOFFICE.REGEX(ORG.LIBREOFFICE.REGEX([.I6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69] = &quot;&quot;; [.D69]; IF([.E69] = &quot;-&quot;; &quot;&quot;; [.E69]))" office:value-type="string" office:string-value="Sexualités et mondialisation" calcext:value-type="string">
            <text:p>Sexualités et mondialisation</text:p>
          </table:table-cell>
          <table:table-cell table:style-name="ce4" table:formula="of:==IF(LEN([.L69]) &lt; 5; &quot;&quot;; ORG.LIBREOFFICE.REGEX([.L69]; &quot;,[^,]*?$&quot;; &quot;&quot;))" office:value-type="string" office:string-value="journée d'étude" calcext:value-type="string">
            <text:p>journée d'étude</text:p>
          </table:table-cell>
          <table:table-cell table:formula="of:=IF([.K69] = &quot;&quot;; [.J69]; IF([.K69] = &quot;-&quot;; &quot;&quot;; [.K69]))" office:value-type="string" office:string-value="27 mai 2014" calcext:value-type="string">
            <text:p>27 mai 2014</text:p>
          </table:table-cell>
          <table:table-cell table:formula="of:=IF([.H69] = &quot;&quot;; [.G69]; IF([.H69] = &quot;-&quot;; &quot;&quot;; [.H69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Protection des cultures et santé environnementale : héritages et conceptions nouvelles" : congrès, le 26 mai 2014. Université des Antilles et de la Guyane</text:p>
          </table:table-cell>
          <table:table-cell table:formula="of:=ORG.LIBREOFFICE.REGEX([.A70]; &quot;:[^:]*?$&quot;; &quot;&quot;)" office:value-type="string" office:string-value="&quot;Protection des cultures et santé environnementale : héritages et conceptions nouvelles&quot; " calcext:value-type="string">
            <text:p>"Protection des cultures et santé environnementale : héritages et conceptions nouvelles" </text:p>
          </table:table-cell>
          <table:table-cell table:formula="of:=IF(ORG.LIBREOFFICE.REGEX([.A70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70] = 1; IF(MID([.B70]; 1; 1) = CHAR(34); MID([.B70]; 2; LEN([.B70]) - 3); [.B70]); ORG.LIBREOFFICE.REGEX([.A70]; &quot;\.[^.]*?$&quot;; &quot;&quot;))" office:value-type="string" office:string-value="Protection des cultures et santé environnementale : héritages et conceptions nouvelles" calcext:value-type="string">
            <text:p>Protection des cultures et santé environnementale : héritages et conceptions nouvelles</text:p>
          </table:table-cell>
          <table:table-cell table:style-name="ce6"/>
          <table:table-cell table:formula="of:= ORG.LIBREOFFICE.REGEX(ORG.LIBREOFFICE.REGEX(MID([.A70]; FIND([.M70]; [.A70]) + LEN([.M70]) + 1; 999); &quot;^\W*&quot;; &quot;&quot;); &quot;\W*$&quot;; &quot;&quot;)" office:value-type="string" office:string-value="congrès, le 26 mai 2014. Université des Antilles et de la Guyane" calcext:value-type="string">
            <text:p>congrès, le 26 mai 2014. Université des Antilles et de la Guyane</text:p>
          </table:table-cell>
          <table:table-cell table:formula="of:=TRIM(ORG.LIBREOFFICE.REGEX([.F70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70] = &quot;&quot;; [.F70]; TRIM(MID([.F70]; 1; FIND([.P70]; [.F70]) - 1))); &quot;^\W*&quot;; &quot;&quot;); &quot;\W*$&quot;; &quot;&quot;)" office:value-type="string" office:string-value="congrès, le 26 mai 2014" calcext:value-type="string">
            <text:p>congrès, le 26 mai 2014</text:p>
          </table:table-cell>
          <table:table-cell table:formula="of:=IF([.I70] = &quot;&quot;; &quot;&quot;; IFERROR(ORG.LIBREOFFICE.REGEX(ORG.LIBREOFFICE.REGEX(ORG.LIBREOFFICE.REGEX([.I7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6 mai 2014" calcext:value-type="string">
            <text:p>26 mai 2014</text:p>
          </table:table-cell>
          <table:table-cell/>
          <table:table-cell table:formula="of:=IF([.I70] = &quot;&quot;; &quot;&quot;; IFERROR(ORG.LIBREOFFICE.REGEX(ORG.LIBREOFFICE.REGEX(ORG.LIBREOFFICE.REGEX([.I7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ngrès, le" calcext:value-type="string">
            <text:p>congrès, le</text:p>
          </table:table-cell>
          <table:table-cell table:formula="of:=IF([.E70] = &quot;&quot;; [.D70]; IF([.E70] = &quot;-&quot;; &quot;&quot;; [.E70]))" office:value-type="string" office:string-value="Protection des cultures et santé environnementale : héritages et conceptions nouvelles" calcext:value-type="string">
            <text:p>Protection des cultures et santé environnementale : héritages et conceptions nouvelles</text:p>
          </table:table-cell>
          <table:table-cell table:style-name="ce4" table:formula="of:==IF(LEN([.L70]) &lt; 5; &quot;&quot;; ORG.LIBREOFFICE.REGEX([.L70]; &quot;,[^,]*?$&quot;; &quot;&quot;))" office:value-type="string" office:string-value="congrès" calcext:value-type="string">
            <text:p>congrès</text:p>
          </table:table-cell>
          <table:table-cell table:formula="of:=IF([.K70] = &quot;&quot;; [.J70]; IF([.K70] = &quot;-&quot;; &quot;&quot;; [.K70]))" office:value-type="string" office:string-value="26 mai 2014" calcext:value-type="string">
            <text:p>26 mai 2014</text:p>
          </table:table-cell>
          <table:table-cell table:formula="of:=IF([.H70] = &quot;&quot;; [.G70]; IF([.H70] = &quot;-&quot;; &quot;&quot;; [.H70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Éduquer en pays dominé (Afrique, Amérique, Caraïbe, Europe)" : journées, les 20 et 21 février 2014. Université des Antilles et de la Guyane</text:p>
          </table:table-cell>
          <table:table-cell table:formula="of:=ORG.LIBREOFFICE.REGEX([.A71]; &quot;:[^:]*?$&quot;; &quot;&quot;)" office:value-type="string" office:string-value="&quot;Éduquer en pays dominé (Afrique, Amérique, Caraïbe, Europe)&quot; " calcext:value-type="string">
            <text:p>"Éduquer en pays dominé (Afrique, Amérique, Caraïbe, Europe)" </text:p>
          </table:table-cell>
          <table:table-cell table:formula="of:=IF(ORG.LIBREOFFICE.REGEX([.A71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71] = 1; IF(MID([.B71]; 1; 1) = CHAR(34); MID([.B71]; 2; LEN([.B71]) - 3); [.B71]); ORG.LIBREOFFICE.REGEX([.A71]; &quot;\.[^.]*?$&quot;; &quot;&quot;))" office:value-type="string" office:string-value="Éduquer en pays dominé (Afrique, Amérique, Caraïbe, Europe)" calcext:value-type="string">
            <text:p>Éduquer en pays dominé (Afrique, Amérique, Caraïbe, Europe)</text:p>
          </table:table-cell>
          <table:table-cell table:style-name="ce6"/>
          <table:table-cell table:formula="of:= ORG.LIBREOFFICE.REGEX(ORG.LIBREOFFICE.REGEX(MID([.A71]; FIND([.M71]; [.A71]) + LEN([.M71]) + 1; 999); &quot;^\W*&quot;; &quot;&quot;); &quot;\W*$&quot;; &quot;&quot;)" office:value-type="string" office:string-value="journées, les 20 et 21 février 2014. Université des Antilles et de la Guyane" calcext:value-type="string">
            <text:p>journées, les 20 et 21 février 2014. Université des Antilles et de la Guyane</text:p>
          </table:table-cell>
          <table:table-cell table:formula="of:=TRIM(ORG.LIBREOFFICE.REGEX([.F71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71] = &quot;&quot;; [.F71]; TRIM(MID([.F71]; 1; FIND([.P71]; [.F71]) - 1))); &quot;^\W*&quot;; &quot;&quot;); &quot;\W*$&quot;; &quot;&quot;)" office:value-type="string" office:string-value="journées, les 20 et 21 février 2014" calcext:value-type="string">
            <text:p>journées, les 20 et 21 février 2014</text:p>
          </table:table-cell>
          <table:table-cell table:formula="of:=IF([.I71] = &quot;&quot;; &quot;&quot;; IFERROR(ORG.LIBREOFFICE.REGEX(ORG.LIBREOFFICE.REGEX(ORG.LIBREOFFICE.REGEX([.I7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0 et 21 février 2014" calcext:value-type="string">
            <text:p>20 et 21 février 2014</text:p>
          </table:table-cell>
          <table:table-cell/>
          <table:table-cell table:formula="of:=IF([.I71] = &quot;&quot;; &quot;&quot;; IFERROR(ORG.LIBREOFFICE.REGEX(ORG.LIBREOFFICE.REGEX(ORG.LIBREOFFICE.REGEX([.I7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s, les" calcext:value-type="string">
            <text:p>journées, les</text:p>
          </table:table-cell>
          <table:table-cell table:formula="of:=IF([.E71] = &quot;&quot;; [.D71]; IF([.E71] = &quot;-&quot;; &quot;&quot;; [.E71]))" office:value-type="string" office:string-value="Éduquer en pays dominé (Afrique, Amérique, Caraïbe, Europe)" calcext:value-type="string">
            <text:p>Éduquer en pays dominé (Afrique, Amérique, Caraïbe, Europe)</text:p>
          </table:table-cell>
          <table:table-cell table:style-name="ce4" table:formula="of:==IF(LEN([.L71]) &lt; 5; &quot;&quot;; ORG.LIBREOFFICE.REGEX([.L71]; &quot;,[^,]*?$&quot;; &quot;&quot;))" office:value-type="string" office:string-value="journées" calcext:value-type="string">
            <text:p>journées</text:p>
          </table:table-cell>
          <table:table-cell table:formula="of:=IF([.K71] = &quot;&quot;; [.J71]; IF([.K71] = &quot;-&quot;; &quot;&quot;; [.K71]))" office:value-type="string" office:string-value="20 et 21 février 2014" calcext:value-type="string">
            <text:p>20 et 21 février 2014</text:p>
          </table:table-cell>
          <table:table-cell table:formula="of:=IF([.H71] = &quot;&quot;; [.G71]; IF([.H71] = &quot;-&quot;; &quot;&quot;; [.H71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46e colloque de l'Association des historiens de la Caraïbe, du 11 au 15 mai 2014.</text:p>
          </table:table-cell>
          <table:table-cell table:formula="of:=ORG.LIBREOFFICE.REGEX([.A72]; &quot;:[^:]*?$&quot;; &quot;&quot;)" office:value-type="string" office:string-value="46e colloque de l'Association des historiens de la Caraïbe, du 11 au 15 mai 2014." calcext:value-type="string">
            <text:p>46e colloque de l'Association des historiens de la Caraïbe, du 11 au 15 mai 2014.</text:p>
          </table:table-cell>
          <table:table-cell table:formula="of:=IF(ORG.LIBREOFFICE.REGEX([.A72]; &quot;[^:]*?$&quot;; &quot;&quot;) = &quot;&quot;; &quot;&quot;; 1)">
            <text:p/>
          </table:table-cell>
          <table:table-cell table:style-name="ce4" table:formula="of:=IF([.C72] = 1; IF(MID([.B72]; 1; 1) = CHAR(34); MID([.B72]; 2; LEN([.B72]) - 3); [.B72]); ORG.LIBREOFFICE.REGEX([.A72]; &quot;\.[^.]*?$&quot;; &quot;&quot;))" office:value-type="string" office:string-value="46e colloque de l'Association des historiens de la Caraïbe, du 11 au 15 mai 2014" calcext:value-type="string">
            <text:p>46e colloque de l'Association des historiens de la Caraïbe, du 11 au 15 mai 2014</text:p>
          </table:table-cell>
          <table:table-cell table:style-name="ce6" office:value-type="string" calcext:value-type="string">
            <text:p>46e colloque de l'Association des historiens de la Caraïbe</text:p>
          </table:table-cell>
          <table:table-cell table:formula="of:= ORG.LIBREOFFICE.REGEX(ORG.LIBREOFFICE.REGEX(MID([.A72]; FIND([.M72]; [.A72]) + LEN([.M72]) + 1; 999); &quot;^\W*&quot;; &quot;&quot;); &quot;\W*$&quot;; &quot;&quot;)" office:value-type="string" office:string-value="du 11 au 15 mai 2014" calcext:value-type="string">
            <text:p>du 11 au 15 mai 2014</text:p>
          </table:table-cell>
          <table:table-cell table:formula="of:=TRIM(ORG.LIBREOFFICE.REGEX([.F72]; &quot;[^.]+\.(.*)$&quot;; &quot;$1&quot;))" office:value-type="string" office:string-value="du 11 au 15 mai 2014" calcext:value-type="string">
            <text:p>du 11 au 15 mai 2014</text:p>
          </table:table-cell>
          <table:table-cell office:value-type="string" calcext:value-type="string">
            <text:p>-</text:p>
          </table:table-cell>
          <table:table-cell table:formula="of:= ORG.LIBREOFFICE.REGEX(ORG.LIBREOFFICE.REGEX(IF([.P72] = &quot;&quot;; [.F72]; TRIM(MID([.F72]; 1; FIND([.P72]; [.F72]) - 1))); &quot;^\W*&quot;; &quot;&quot;); &quot;\W*$&quot;; &quot;&quot;)" office:value-type="string" office:string-value="du 11 au 15 mai 2014" calcext:value-type="string">
            <text:p>du 11 au 15 mai 2014</text:p>
          </table:table-cell>
          <table:table-cell table:formula="of:=IF([.I72] = &quot;&quot;; &quot;&quot;; IFERROR(ORG.LIBREOFFICE.REGEX(ORG.LIBREOFFICE.REGEX(ORG.LIBREOFFICE.REGEX([.I7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1 au 15 mai 2014" calcext:value-type="string">
            <text:p>11 au 15 mai 2014</text:p>
          </table:table-cell>
          <table:table-cell/>
          <table:table-cell table:formula="of:=IF([.I72] = &quot;&quot;; &quot;&quot;; IFERROR(ORG.LIBREOFFICE.REGEX(ORG.LIBREOFFICE.REGEX(ORG.LIBREOFFICE.REGEX([.I7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du" calcext:value-type="string">
            <text:p>du</text:p>
          </table:table-cell>
          <table:table-cell table:formula="of:=IF([.E72] = &quot;&quot;; [.D72]; IF([.E72] = &quot;-&quot;; &quot;&quot;; [.E72]))" office:value-type="string" office:string-value="46e colloque de l'Association des historiens de la Caraïbe" calcext:value-type="string">
            <text:p>46e colloque de l'Association des historiens de la Caraïbe</text:p>
          </table:table-cell>
          <table:table-cell table:style-name="ce4" table:formula="of:==IF(LEN([.L72]) &lt; 5; &quot;&quot;; ORG.LIBREOFFICE.REGEX([.L72]; &quot;,[^,]*?$&quot;; &quot;&quot;))">
            <text:p/>
          </table:table-cell>
          <table:table-cell table:formula="of:=IF([.K72] = &quot;&quot;; [.J72]; IF([.K72] = &quot;-&quot;; &quot;&quot;; [.K72]))" office:value-type="string" office:string-value="11 au 15 mai 2014" calcext:value-type="string">
            <text:p>11 au 15 mai 2014</text:p>
          </table:table-cell>
          <table:table-cell table:formula="of:=IF([.H72] = &quot;&quot;; [.G72]; IF([.H72] = &quot;-&quot;; &quot;&quot;; [.H72]))">
            <text:p/>
          </table:table-cell>
          <table:table-cell table:number-columns-repeated="6"/>
        </table:table-row>
        <table:table-row table:style-name="ro6">
          <table:table-cell office:value-type="string" calcext:value-type="string">
            <text:p>"Les marronnages et leurs productions sociales, culturelles dans les Guyanes et le bassin caribéen du XVIIème au XXème siècle : bilans et perspectives de recherche" : colloque pluridisciplinaire, du 18 au 21 novembre 2013. Université des Antilles et de la Guyane</text:p>
          </table:table-cell>
          <table:table-cell table:formula="of:=ORG.LIBREOFFICE.REGEX([.A73]; &quot;:[^:]*?$&quot;; &quot;&quot;)" office:value-type="string" office:string-value="&quot;Les marronnages et leurs productions sociales, culturelles dans les Guyanes et le bassin caribéen du XVIIème au XXème siècle : bilans et perspectives de recherche&quot; " calcext:value-type="string">
            <text:p>"Les marronnages et leurs productions sociales, culturelles dans les Guyanes et le bassin caribéen du XVIIème au XXème siècle : bilans et perspectives de recherche" </text:p>
          </table:table-cell>
          <table:table-cell table:formula="of:=IF(ORG.LIBREOFFICE.REGEX([.A73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73] = 1; IF(MID([.B73]; 1; 1) = CHAR(34); MID([.B73]; 2; LEN([.B73]) - 3); [.B73]); ORG.LIBREOFFICE.REGEX([.A73]; &quot;\.[^.]*?$&quot;; &quot;&quot;))" office:value-type="string" office:string-value="Les marronnages et leurs productions sociales, culturelles dans les Guyanes et le bassin caribéen du XVIIème au XXème siècle : bilans et perspectives de recherche" calcext:value-type="string">
            <text:p>Les marronnages et leurs productions sociales, culturelles dans les Guyanes et le bassin caribéen du XVIIème au XXème siècle : bilans et perspectives de recherche</text:p>
          </table:table-cell>
          <table:table-cell table:style-name="ce6"/>
          <table:table-cell table:formula="of:= ORG.LIBREOFFICE.REGEX(ORG.LIBREOFFICE.REGEX(MID([.A73]; FIND([.M73]; [.A73]) + LEN([.M73]) + 1; 999); &quot;^\W*&quot;; &quot;&quot;); &quot;\W*$&quot;; &quot;&quot;)" office:value-type="string" office:string-value="colloque pluridisciplinaire, du 18 au 21 novembre 2013. Université des Antilles et de la Guyane" calcext:value-type="string">
            <text:p>colloque pluridisciplinaire, du 18 au 21 novembre 2013. Université des Antilles et de la Guyane</text:p>
          </table:table-cell>
          <table:table-cell table:formula="of:=TRIM(ORG.LIBREOFFICE.REGEX([.F73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73] = &quot;&quot;; [.F73]; TRIM(MID([.F73]; 1; FIND([.P73]; [.F73]) - 1))); &quot;^\W*&quot;; &quot;&quot;); &quot;\W*$&quot;; &quot;&quot;)" office:value-type="string" office:string-value="colloque pluridisciplinaire, du 18 au 21 novembre 2013" calcext:value-type="string">
            <text:p>colloque pluridisciplinaire, du 18 au 21 novembre 2013</text:p>
          </table:table-cell>
          <table:table-cell table:formula="of:=IF([.I73] = &quot;&quot;; &quot;&quot;; IFERROR(ORG.LIBREOFFICE.REGEX(ORG.LIBREOFFICE.REGEX(ORG.LIBREOFFICE.REGEX([.I7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8 au 21 novembre 2013" calcext:value-type="string">
            <text:p>18 au 21 novembre 2013</text:p>
          </table:table-cell>
          <table:table-cell/>
          <table:table-cell table:formula="of:=IF([.I73] = &quot;&quot;; &quot;&quot;; IFERROR(ORG.LIBREOFFICE.REGEX(ORG.LIBREOFFICE.REGEX(ORG.LIBREOFFICE.REGEX([.I7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 pluridisciplinaire, du" calcext:value-type="string">
            <text:p>colloque pluridisciplinaire, du</text:p>
          </table:table-cell>
          <table:table-cell table:formula="of:=IF([.E73] = &quot;&quot;; [.D73]; IF([.E73] = &quot;-&quot;; &quot;&quot;; [.E73]))" office:value-type="string" office:string-value="Les marronnages et leurs productions sociales, culturelles dans les Guyanes et le bassin caribéen du XVIIème au XXème siècle : bilans et perspectives de recherche" calcext:value-type="string">
            <text:p>Les marronnages et leurs productions sociales, culturelles dans les Guyanes et le bassin caribéen du XVIIème au XXème siècle : bilans et perspectives de recherche</text:p>
          </table:table-cell>
          <table:table-cell table:style-name="ce4" table:formula="of:==IF(LEN([.L73]) &lt; 5; &quot;&quot;; ORG.LIBREOFFICE.REGEX([.L73]; &quot;,[^,]*?$&quot;; &quot;&quot;))" office:value-type="string" office:string-value="colloque pluridisciplinaire" calcext:value-type="string">
            <text:p>colloque pluridisciplinaire</text:p>
          </table:table-cell>
          <table:table-cell table:formula="of:=IF([.K73] = &quot;&quot;; [.J73]; IF([.K73] = &quot;-&quot;; &quot;&quot;; [.K73]))" office:value-type="string" office:string-value="18 au 21 novembre 2013" calcext:value-type="string">
            <text:p>18 au 21 novembre 2013</text:p>
          </table:table-cell>
          <table:table-cell table:formula="of:=IF([.H73] = &quot;&quot;; [.G73]; IF([.H73] = &quot;-&quot;; &quot;&quot;; [.H73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ournée des Canaries, le 25 septembre 2014. Université des Antilles et de la Guyane</text:p>
          </table:table-cell>
          <table:table-cell table:formula="of:=ORG.LIBREOFFICE.REGEX([.A74]; &quot;:[^:]*?$&quot;; &quot;&quot;)" office:value-type="string" office:string-value="Journée des Canaries, le 25 septembre 2014. Université des Antilles et de la Guyane" calcext:value-type="string">
            <text:p>Journée des Canaries, le 25 septembre 2014. Université des Antilles et de la Guyane</text:p>
          </table:table-cell>
          <table:table-cell table:formula="of:=IF(ORG.LIBREOFFICE.REGEX([.A74]; &quot;[^:]*?$&quot;; &quot;&quot;) = &quot;&quot;; &quot;&quot;; 1)">
            <text:p/>
          </table:table-cell>
          <table:table-cell table:style-name="ce4" table:formula="of:=IF([.C74] = 1; IF(MID([.B74]; 1; 1) = CHAR(34); MID([.B74]; 2; LEN([.B74]) - 3); [.B74]); ORG.LIBREOFFICE.REGEX([.A74]; &quot;\.[^.]*?$&quot;; &quot;&quot;))" office:value-type="string" office:string-value="Journée des Canaries, le 25 septembre 2014" calcext:value-type="string">
            <text:p>Journée des Canaries, le 25 septembre 2014</text:p>
          </table:table-cell>
          <table:table-cell table:style-name="ce6" office:value-type="string" calcext:value-type="string">
            <text:p>Journée des Canaries</text:p>
          </table:table-cell>
          <table:table-cell table:formula="of:= ORG.LIBREOFFICE.REGEX(ORG.LIBREOFFICE.REGEX(MID([.A74]; FIND([.M74]; [.A74]) + LEN([.M74]) + 1; 999); &quot;^\W*&quot;; &quot;&quot;); &quot;\W*$&quot;; &quot;&quot;)" office:value-type="string" office:string-value="le 25 septembre 2014. Université des Antilles et de la Guyane" calcext:value-type="string">
            <text:p>le 25 septembre 2014. Université des Antilles et de la Guyane</text:p>
          </table:table-cell>
          <table:table-cell table:formula="of:=TRIM(ORG.LIBREOFFICE.REGEX([.F74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74] = &quot;&quot;; [.F74]; TRIM(MID([.F74]; 1; FIND([.P74]; [.F74]) - 1))); &quot;^\W*&quot;; &quot;&quot;); &quot;\W*$&quot;; &quot;&quot;)" office:value-type="string" office:string-value="le 25 septembre 2014" calcext:value-type="string">
            <text:p>le 25 septembre 2014</text:p>
          </table:table-cell>
          <table:table-cell table:formula="of:=IF([.I74] = &quot;&quot;; &quot;&quot;; IFERROR(ORG.LIBREOFFICE.REGEX(ORG.LIBREOFFICE.REGEX(ORG.LIBREOFFICE.REGEX([.I7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5 septembre 2014" calcext:value-type="string">
            <text:p>25 septembre 2014</text:p>
          </table:table-cell>
          <table:table-cell/>
          <table:table-cell table:formula="of:=IF([.I74] = &quot;&quot;; &quot;&quot;; IFERROR(ORG.LIBREOFFICE.REGEX(ORG.LIBREOFFICE.REGEX(ORG.LIBREOFFICE.REGEX([.I7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74] = &quot;&quot;; [.D74]; IF([.E74] = &quot;-&quot;; &quot;&quot;; [.E74]))" office:value-type="string" office:string-value="Journée des Canaries" calcext:value-type="string">
            <text:p>Journée des Canaries</text:p>
          </table:table-cell>
          <table:table-cell table:style-name="ce4" table:formula="of:==IF(LEN([.L74]) &lt; 5; &quot;&quot;; ORG.LIBREOFFICE.REGEX([.L74]; &quot;,[^,]*?$&quot;; &quot;&quot;))">
            <text:p/>
          </table:table-cell>
          <table:table-cell table:formula="of:=IF([.K74] = &quot;&quot;; [.J74]; IF([.K74] = &quot;-&quot;; &quot;&quot;; [.K74]))" office:value-type="string" office:string-value="25 septembre 2014" calcext:value-type="string">
            <text:p>25 septembre 2014</text:p>
          </table:table-cell>
          <table:table-cell table:formula="of:=IF([.H74] = &quot;&quot;; [.G74]; IF([.H74] = &quot;-&quot;; &quot;&quot;; [.H74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"Les résistances politiques à l'esclavage dans l'espace colonial français (1750-1850) : essai de théorisation (définitions, typologies, comparaisons)" : grand séminaire d'histoire des outre-mers, du 3 au 8 février 2014. Université des Antilles et de la Guyane</text:p>
          </table:table-cell>
          <table:table-cell table:formula="of:=ORG.LIBREOFFICE.REGEX([.A75]; &quot;:[^:]*?$&quot;; &quot;&quot;)" office:value-type="string" office:string-value="&quot;Les résistances politiques à l'esclavage dans l'espace colonial français (1750-1850) : essai de théorisation (définitions, typologies, comparaisons)&quot; " calcext:value-type="string">
            <text:p>"Les résistances politiques à l'esclavage dans l'espace colonial français (1750-1850) : essai de théorisation (définitions, typologies, comparaisons)" </text:p>
          </table:table-cell>
          <table:table-cell table:formula="of:=IF(ORG.LIBREOFFICE.REGEX([.A75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75] = 1; IF(MID([.B75]; 1; 1) = CHAR(34); MID([.B75]; 2; LEN([.B75]) - 3); [.B75]); ORG.LIBREOFFICE.REGEX([.A75]; &quot;\.[^.]*?$&quot;; &quot;&quot;))" office:value-type="string" office:string-value="Les résistances politiques à l'esclavage dans l'espace colonial français (1750-1850) : essai de théorisation (définitions, typologies, comparaisons)" calcext:value-type="string">
            <text:p>Les résistances politiques à l'esclavage dans l'espace colonial français (1750-1850) : essai de théorisation (définitions, typologies, comparaisons)</text:p>
          </table:table-cell>
          <table:table-cell table:style-name="ce6"/>
          <table:table-cell table:formula="of:= ORG.LIBREOFFICE.REGEX(ORG.LIBREOFFICE.REGEX(MID([.A75]; FIND([.M75]; [.A75]) + LEN([.M75]) + 1; 999); &quot;^\W*&quot;; &quot;&quot;); &quot;\W*$&quot;; &quot;&quot;)" office:value-type="string" office:string-value="grand séminaire d'histoire des outre-mers, du 3 au 8 février 2014. Université des Antilles et de la Guyane" calcext:value-type="string">
            <text:p>grand séminaire d'histoire des outre-mers, du 3 au 8 février 2014. Université des Antilles et de la Guyane</text:p>
          </table:table-cell>
          <table:table-cell table:formula="of:=TRIM(ORG.LIBREOFFICE.REGEX([.F75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75] = &quot;&quot;; [.F75]; TRIM(MID([.F75]; 1; FIND([.P75]; [.F75]) - 1))); &quot;^\W*&quot;; &quot;&quot;); &quot;\W*$&quot;; &quot;&quot;)" office:value-type="string" office:string-value="grand séminaire d'histoire des outre-mers, du 3 au 8 février 2014" calcext:value-type="string">
            <text:p>grand séminaire d'histoire des outre-mers, du 3 au 8 février 2014</text:p>
          </table:table-cell>
          <table:table-cell table:formula="of:=IF([.I75] = &quot;&quot;; &quot;&quot;; IFERROR(ORG.LIBREOFFICE.REGEX(ORG.LIBREOFFICE.REGEX(ORG.LIBREOFFICE.REGEX([.I7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3 au 8 février 2014" calcext:value-type="string">
            <text:p>3 au 8 février 2014</text:p>
          </table:table-cell>
          <table:table-cell/>
          <table:table-cell table:formula="of:=IF([.I75] = &quot;&quot;; &quot;&quot;; IFERROR(ORG.LIBREOFFICE.REGEX(ORG.LIBREOFFICE.REGEX(ORG.LIBREOFFICE.REGEX([.I7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grand séminaire d'histoire des outre-mers, du" calcext:value-type="string">
            <text:p>grand séminaire d'histoire des outre-mers, du</text:p>
          </table:table-cell>
          <table:table-cell table:formula="of:=IF([.E75] = &quot;&quot;; [.D75]; IF([.E75] = &quot;-&quot;; &quot;&quot;; [.E75]))" office:value-type="string" office:string-value="Les résistances politiques à l'esclavage dans l'espace colonial français (1750-1850) : essai de théorisation (définitions, typologies, comparaisons)" calcext:value-type="string">
            <text:p>Les résistances politiques à l'esclavage dans l'espace colonial français (1750-1850) : essai de théorisation (définitions, typologies, comparaisons)</text:p>
          </table:table-cell>
          <table:table-cell table:style-name="ce4" table:formula="of:==IF(LEN([.L75]) &lt; 5; &quot;&quot;; ORG.LIBREOFFICE.REGEX([.L75]; &quot;,[^,]*?$&quot;; &quot;&quot;))" office:value-type="string" office:string-value="grand séminaire d'histoire des outre-mers" calcext:value-type="string">
            <text:p>grand séminaire d'histoire des outre-mers</text:p>
          </table:table-cell>
          <table:table-cell table:formula="of:=IF([.K75] = &quot;&quot;; [.J75]; IF([.K75] = &quot;-&quot;; &quot;&quot;; [.K75]))" office:value-type="string" office:string-value="3 au 8 février 2014" calcext:value-type="string">
            <text:p>3 au 8 février 2014</text:p>
          </table:table-cell>
          <table:table-cell table:formula="of:=IF([.H75] = &quot;&quot;; [.G75]; IF([.H75] = &quot;-&quot;; &quot;&quot;; [.H75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s rencontres culturelles de la BU 2014-2015. Université des Antilles</text:p>
          </table:table-cell>
          <table:table-cell table:formula="of:=ORG.LIBREOFFICE.REGEX([.A76]; &quot;:[^:]*?$&quot;; &quot;&quot;)" office:value-type="string" office:string-value="Les rencontres culturelles de la BU 2014-2015. Université des Antilles" calcext:value-type="string">
            <text:p>Les rencontres culturelles de la BU 2014-2015. Université des Antilles</text:p>
          </table:table-cell>
          <table:table-cell table:formula="of:=IF(ORG.LIBREOFFICE.REGEX([.A76]; &quot;[^:]*?$&quot;; &quot;&quot;) = &quot;&quot;; &quot;&quot;; 1)">
            <text:p/>
          </table:table-cell>
          <table:table-cell table:style-name="ce4" table:formula="of:=IF([.C76] = 1; IF(MID([.B76]; 1; 1) = CHAR(34); MID([.B76]; 2; LEN([.B76]) - 3); [.B76]); ORG.LIBREOFFICE.REGEX([.A76]; &quot;\.[^.]*?$&quot;; &quot;&quot;))" office:value-type="string" office:string-value="Les rencontres culturelles de la BU 2014-2015" calcext:value-type="string">
            <text:p>Les rencontres culturelles de la BU 2014-2015</text:p>
          </table:table-cell>
          <table:table-cell table:style-name="ce6" office:value-type="string" calcext:value-type="string">
            <text:p>Les rencontres culturelles de la BU</text:p>
          </table:table-cell>
          <table:table-cell table:formula="of:= ORG.LIBREOFFICE.REGEX(ORG.LIBREOFFICE.REGEX(MID([.A76]; FIND([.M76]; [.A76]) + LEN([.M76]) + 1; 999); &quot;^\W*&quot;; &quot;&quot;); &quot;\W*$&quot;; &quot;&quot;)" office:value-type="string" office:string-value="2014-2015. Université des Antilles" calcext:value-type="string">
            <text:p>2014-2015. Université des Antilles</text:p>
          </table:table-cell>
          <table:table-cell table:formula="of:=TRIM(ORG.LIBREOFFICE.REGEX([.F76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76] = &quot;&quot;; [.F76]; TRIM(MID([.F76]; 1; FIND([.P76]; [.F76]) - 1))); &quot;^\W*&quot;; &quot;&quot;); &quot;\W*$&quot;; &quot;&quot;)" office:value-type="string" office:string-value="2014-2015" calcext:value-type="string">
            <text:p>2014-2015</text:p>
          </table:table-cell>
          <table:table-cell table:formula="of:=IF([.I76] = &quot;&quot;; &quot;&quot;; IFERROR(ORG.LIBREOFFICE.REGEX(ORG.LIBREOFFICE.REGEX(ORG.LIBREOFFICE.REGEX([.I7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014-2015" calcext:value-type="string">
            <text:p>2014-2015</text:p>
          </table:table-cell>
          <table:table-cell/>
          <table:table-cell table:formula="of:=IF([.I76] = &quot;&quot;; &quot;&quot;; IFERROR(ORG.LIBREOFFICE.REGEX(ORG.LIBREOFFICE.REGEX(ORG.LIBREOFFICE.REGEX([.I7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>
            <text:p/>
          </table:table-cell>
          <table:table-cell table:formula="of:=IF([.E76] = &quot;&quot;; [.D76]; IF([.E76] = &quot;-&quot;; &quot;&quot;; [.E76]))" office:value-type="string" office:string-value="Les rencontres culturelles de la BU" calcext:value-type="string">
            <text:p>Les rencontres culturelles de la BU</text:p>
          </table:table-cell>
          <table:table-cell table:style-name="ce4" table:formula="of:==IF(LEN([.L76]) &lt; 5; &quot;&quot;; ORG.LIBREOFFICE.REGEX([.L76]; &quot;,[^,]*?$&quot;; &quot;&quot;))">
            <text:p/>
          </table:table-cell>
          <table:table-cell table:formula="of:=IF([.K76] = &quot;&quot;; [.J76]; IF([.K76] = &quot;-&quot;; &quot;&quot;; [.K76]))" office:value-type="string" office:string-value="2014-2015" calcext:value-type="string">
            <text:p>2014-2015</text:p>
          </table:table-cell>
          <table:table-cell table:formula="of:=IF([.H76] = &quot;&quot;; [.G76]; IF([.H76] = &quot;-&quot;; &quot;&quot;; [.H76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Inégalités entres sexes dans la famille, à l'école et au travail : approches comparées" : 12e colloque international, le 28 octobre 2014. Université des Antilles et de la Guyane</text:p>
          </table:table-cell>
          <table:table-cell table:formula="of:=ORG.LIBREOFFICE.REGEX([.A77]; &quot;:[^:]*?$&quot;; &quot;&quot;)" office:value-type="string" office:string-value="&quot;Inégalités entres sexes dans la famille, à l'école et au travail : approches comparées&quot; " calcext:value-type="string">
            <text:p>"Inégalités entres sexes dans la famille, à l'école et au travail : approches comparées" </text:p>
          </table:table-cell>
          <table:table-cell table:formula="of:=IF(ORG.LIBREOFFICE.REGEX([.A77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77] = 1; IF(MID([.B77]; 1; 1) = CHAR(34); MID([.B77]; 2; LEN([.B77]) - 3); [.B77]); ORG.LIBREOFFICE.REGEX([.A77]; &quot;\.[^.]*?$&quot;; &quot;&quot;))" office:value-type="string" office:string-value="Inégalités entres sexes dans la famille, à l'école et au travail : approches comparées" calcext:value-type="string">
            <text:p>Inégalités entres sexes dans la famille, à l'école et au travail : approches comparées</text:p>
          </table:table-cell>
          <table:table-cell table:style-name="ce6"/>
          <table:table-cell table:formula="of:= ORG.LIBREOFFICE.REGEX(ORG.LIBREOFFICE.REGEX(MID([.A77]; FIND([.M77]; [.A77]) + LEN([.M77]) + 1; 999); &quot;^\W*&quot;; &quot;&quot;); &quot;\W*$&quot;; &quot;&quot;)" office:value-type="string" office:string-value="12e colloque international, le 28 octobre 2014. Université des Antilles et de la Guyane" calcext:value-type="string">
            <text:p>12e colloque international, le 28 octobre 2014. Université des Antilles et de la Guyane</text:p>
          </table:table-cell>
          <table:table-cell table:formula="of:=TRIM(ORG.LIBREOFFICE.REGEX([.F77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77] = &quot;&quot;; [.F77]; TRIM(MID([.F77]; 1; FIND([.P77]; [.F77]) - 1))); &quot;^\W*&quot;; &quot;&quot;); &quot;\W*$&quot;; &quot;&quot;)" office:value-type="string" office:string-value="12e colloque international, le 28 octobre 2014" calcext:value-type="string">
            <text:p>12e colloque international, le 28 octobre 2014</text:p>
          </table:table-cell>
          <table:table-cell table:formula="of:=IF([.I77] = &quot;&quot;; &quot;&quot;; IFERROR(ORG.LIBREOFFICE.REGEX(ORG.LIBREOFFICE.REGEX(ORG.LIBREOFFICE.REGEX([.I7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8 octobre 2014" calcext:value-type="string">
            <text:p>28 octobre 2014</text:p>
          </table:table-cell>
          <table:table-cell/>
          <table:table-cell table:formula="of:=IF([.I77] = &quot;&quot;; &quot;&quot;; IFERROR(ORG.LIBREOFFICE.REGEX(ORG.LIBREOFFICE.REGEX(ORG.LIBREOFFICE.REGEX([.I7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12e colloque international, le" calcext:value-type="string">
            <text:p>12e colloque international, le</text:p>
          </table:table-cell>
          <table:table-cell table:formula="of:=IF([.E77] = &quot;&quot;; [.D77]; IF([.E77] = &quot;-&quot;; &quot;&quot;; [.E77]))" office:value-type="string" office:string-value="Inégalités entres sexes dans la famille, à l'école et au travail : approches comparées" calcext:value-type="string">
            <text:p>Inégalités entres sexes dans la famille, à l'école et au travail : approches comparées</text:p>
          </table:table-cell>
          <table:table-cell table:style-name="ce4" table:formula="of:==IF(LEN([.L77]) &lt; 5; &quot;&quot;; ORG.LIBREOFFICE.REGEX([.L77]; &quot;,[^,]*?$&quot;; &quot;&quot;))" office:value-type="string" office:string-value="12e colloque international" calcext:value-type="string">
            <text:p>12e colloque international</text:p>
          </table:table-cell>
          <table:table-cell table:formula="of:=IF([.K77] = &quot;&quot;; [.J77]; IF([.K77] = &quot;-&quot;; &quot;&quot;; [.K77]))" office:value-type="string" office:string-value="28 octobre 2014" calcext:value-type="string">
            <text:p>28 octobre 2014</text:p>
          </table:table-cell>
          <table:table-cell table:formula="of:=IF([.H77] = &quot;&quot;; [.G77]; IF([.H77] = &quot;-&quot;; &quot;&quot;; [.H77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ournée de la République dominicaine, le 19 mars 2015. Université des Antilles et de la Guyane</text:p>
          </table:table-cell>
          <table:table-cell table:formula="of:=ORG.LIBREOFFICE.REGEX([.A78]; &quot;:[^:]*?$&quot;; &quot;&quot;)" office:value-type="string" office:string-value="Journée de la République dominicaine, le 19 mars 2015. Université des Antilles et de la Guyane" calcext:value-type="string">
            <text:p>Journée de la République dominicaine, le 19 mars 2015. Université des Antilles et de la Guyane</text:p>
          </table:table-cell>
          <table:table-cell table:formula="of:=IF(ORG.LIBREOFFICE.REGEX([.A78]; &quot;[^:]*?$&quot;; &quot;&quot;) = &quot;&quot;; &quot;&quot;; 1)">
            <text:p/>
          </table:table-cell>
          <table:table-cell table:style-name="ce4" table:formula="of:=IF([.C78] = 1; IF(MID([.B78]; 1; 1) = CHAR(34); MID([.B78]; 2; LEN([.B78]) - 3); [.B78]); ORG.LIBREOFFICE.REGEX([.A78]; &quot;\.[^.]*?$&quot;; &quot;&quot;))" office:value-type="string" office:string-value="Journée de la République dominicaine, le 19 mars 2015" calcext:value-type="string">
            <text:p>Journée de la République dominicaine, le 19 mars 2015</text:p>
          </table:table-cell>
          <table:table-cell table:style-name="ce6" office:value-type="string" calcext:value-type="string">
            <text:p>Journée de la République dominicaine</text:p>
          </table:table-cell>
          <table:table-cell table:formula="of:= ORG.LIBREOFFICE.REGEX(ORG.LIBREOFFICE.REGEX(MID([.A78]; FIND([.M78]; [.A78]) + LEN([.M78]) + 1; 999); &quot;^\W*&quot;; &quot;&quot;); &quot;\W*$&quot;; &quot;&quot;)" office:value-type="string" office:string-value="le 19 mars 2015. Université des Antilles et de la Guyane" calcext:value-type="string">
            <text:p>le 19 mars 2015. Université des Antilles et de la Guyane</text:p>
          </table:table-cell>
          <table:table-cell table:formula="of:=TRIM(ORG.LIBREOFFICE.REGEX([.F78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78] = &quot;&quot;; [.F78]; TRIM(MID([.F78]; 1; FIND([.P78]; [.F78]) - 1))); &quot;^\W*&quot;; &quot;&quot;); &quot;\W*$&quot;; &quot;&quot;)" office:value-type="string" office:string-value="le 19 mars 2015" calcext:value-type="string">
            <text:p>le 19 mars 2015</text:p>
          </table:table-cell>
          <table:table-cell table:formula="of:=IF([.I78] = &quot;&quot;; &quot;&quot;; IFERROR(ORG.LIBREOFFICE.REGEX(ORG.LIBREOFFICE.REGEX(ORG.LIBREOFFICE.REGEX([.I7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9 mars 2015" calcext:value-type="string">
            <text:p>19 mars 2015</text:p>
          </table:table-cell>
          <table:table-cell/>
          <table:table-cell table:formula="of:=IF([.I78] = &quot;&quot;; &quot;&quot;; IFERROR(ORG.LIBREOFFICE.REGEX(ORG.LIBREOFFICE.REGEX(ORG.LIBREOFFICE.REGEX([.I7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78] = &quot;&quot;; [.D78]; IF([.E78] = &quot;-&quot;; &quot;&quot;; [.E78]))" office:value-type="string" office:string-value="Journée de la République dominicaine" calcext:value-type="string">
            <text:p>Journée de la République dominicaine</text:p>
          </table:table-cell>
          <table:table-cell table:style-name="ce4" table:formula="of:==IF(LEN([.L78]) &lt; 5; &quot;&quot;; ORG.LIBREOFFICE.REGEX([.L78]; &quot;,[^,]*?$&quot;; &quot;&quot;))">
            <text:p/>
          </table:table-cell>
          <table:table-cell table:formula="of:=IF([.K78] = &quot;&quot;; [.J78]; IF([.K78] = &quot;-&quot;; &quot;&quot;; [.K78]))" office:value-type="string" office:string-value="19 mars 2015" calcext:value-type="string">
            <text:p>19 mars 2015</text:p>
          </table:table-cell>
          <table:table-cell table:formula="of:=IF([.H78] = &quot;&quot;; [.G78]; IF([.H78] = &quot;-&quot;; &quot;&quot;; [.H78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'inventaire et la collecte des contes en Guyane et leur valorisation" : séminaire, les 16 et 17 avril 2014. Université des Antilles et de la Guyane</text:p>
          </table:table-cell>
          <table:table-cell table:formula="of:=ORG.LIBREOFFICE.REGEX([.A79]; &quot;:[^:]*?$&quot;; &quot;&quot;)" office:value-type="string" office:string-value="&quot;L'inventaire et la collecte des contes en Guyane et leur valorisation&quot; " calcext:value-type="string">
            <text:p>"L'inventaire et la collecte des contes en Guyane et leur valorisation" </text:p>
          </table:table-cell>
          <table:table-cell table:formula="of:=IF(ORG.LIBREOFFICE.REGEX([.A79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79] = 1; IF(MID([.B79]; 1; 1) = CHAR(34); MID([.B79]; 2; LEN([.B79]) - 3); [.B79]); ORG.LIBREOFFICE.REGEX([.A79]; &quot;\.[^.]*?$&quot;; &quot;&quot;))" office:value-type="string" office:string-value="L'inventaire et la collecte des contes en Guyane et leur valorisation" calcext:value-type="string">
            <text:p>L'inventaire et la collecte des contes en Guyane et leur valorisation</text:p>
          </table:table-cell>
          <table:table-cell table:style-name="ce6"/>
          <table:table-cell table:formula="of:= ORG.LIBREOFFICE.REGEX(ORG.LIBREOFFICE.REGEX(MID([.A79]; FIND([.M79]; [.A79]) + LEN([.M79]) + 1; 999); &quot;^\W*&quot;; &quot;&quot;); &quot;\W*$&quot;; &quot;&quot;)" office:value-type="string" office:string-value="séminaire, les 16 et 17 avril 2014. Université des Antilles et de la Guyane" calcext:value-type="string">
            <text:p>séminaire, les 16 et 17 avril 2014. Université des Antilles et de la Guyane</text:p>
          </table:table-cell>
          <table:table-cell table:formula="of:=TRIM(ORG.LIBREOFFICE.REGEX([.F79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79] = &quot;&quot;; [.F79]; TRIM(MID([.F79]; 1; FIND([.P79]; [.F79]) - 1))); &quot;^\W*&quot;; &quot;&quot;); &quot;\W*$&quot;; &quot;&quot;)" office:value-type="string" office:string-value="séminaire, les 16 et 17 avril 2014" calcext:value-type="string">
            <text:p>séminaire, les 16 et 17 avril 2014</text:p>
          </table:table-cell>
          <table:table-cell table:formula="of:=IF([.I79] = &quot;&quot;; &quot;&quot;; IFERROR(ORG.LIBREOFFICE.REGEX(ORG.LIBREOFFICE.REGEX(ORG.LIBREOFFICE.REGEX([.I7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6 et 17 avril 2014" calcext:value-type="string">
            <text:p>16 et 17 avril 2014</text:p>
          </table:table-cell>
          <table:table-cell/>
          <table:table-cell table:formula="of:=IF([.I79] = &quot;&quot;; &quot;&quot;; IFERROR(ORG.LIBREOFFICE.REGEX(ORG.LIBREOFFICE.REGEX(ORG.LIBREOFFICE.REGEX([.I7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séminaire, les" calcext:value-type="string">
            <text:p>séminaire, les</text:p>
          </table:table-cell>
          <table:table-cell table:formula="of:=IF([.E79] = &quot;&quot;; [.D79]; IF([.E79] = &quot;-&quot;; &quot;&quot;; [.E79]))" office:value-type="string" office:string-value="L'inventaire et la collecte des contes en Guyane et leur valorisation" calcext:value-type="string">
            <text:p>L'inventaire et la collecte des contes en Guyane et leur valorisation</text:p>
          </table:table-cell>
          <table:table-cell table:style-name="ce4" table:formula="of:==IF(LEN([.L79]) &lt; 5; &quot;&quot;; ORG.LIBREOFFICE.REGEX([.L79]; &quot;,[^,]*?$&quot;; &quot;&quot;))" office:value-type="string" office:string-value="séminaire" calcext:value-type="string">
            <text:p>séminaire</text:p>
          </table:table-cell>
          <table:table-cell table:formula="of:=IF([.K79] = &quot;&quot;; [.J79]; IF([.K79] = &quot;-&quot;; &quot;&quot;; [.K79]))" office:value-type="string" office:string-value="16 et 17 avril 2014" calcext:value-type="string">
            <text:p>16 et 17 avril 2014</text:p>
          </table:table-cell>
          <table:table-cell table:formula="of:=IF([.H79] = &quot;&quot;; [.G79]; IF([.H79] = &quot;-&quot;; &quot;&quot;; [.H79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ournées de l'entreprise 2012. "L'industrie pétrolière et la Guyane : croissance économique et développement durable", le 29 mars 2012. Université des Antilles et de la Guyane</text:p>
          </table:table-cell>
          <table:table-cell table:formula="of:=ORG.LIBREOFFICE.REGEX([.A80]; &quot;:[^:]*?$&quot;; &quot;&quot;)" office:value-type="string" office:string-value="Journées de l'entreprise 2012. &quot;L'industrie pétrolière et la Guyane " calcext:value-type="string">
            <text:p>Journées de l'entreprise 2012. "L'industrie pétrolière et la Guyane </text:p>
          </table:table-cell>
          <table:table-cell table:formula="of:=IF(ORG.LIBREOFFICE.REGEX([.A80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80] = 1; IF(MID([.B80]; 1; 1) = CHAR(34); MID([.B80]; 2; LEN([.B80]) - 3); [.B80]); ORG.LIBREOFFICE.REGEX([.A80]; &quot;\.[^.]*?$&quot;; &quot;&quot;))" office:value-type="string" office:string-value="Journées de l'entreprise 2012. &quot;L'industrie pétrolière et la Guyane " calcext:value-type="string">
            <text:p>Journées de l'entreprise 2012. "L'industrie pétrolière et la Guyane </text:p>
          </table:table-cell>
          <table:table-cell table:style-name="ce6" office:value-type="string" calcext:value-type="string">
            <text:p>Journées de l'entreprise 2012. "L'industrie pétrolière et la Guyane : croissance économique et développement durable"</text:p>
          </table:table-cell>
          <table:table-cell table:formula="of:= ORG.LIBREOFFICE.REGEX(ORG.LIBREOFFICE.REGEX(MID([.A80]; FIND([.M80]; [.A80]) + LEN([.M80]) + 1; 999); &quot;^\W*&quot;; &quot;&quot;); &quot;\W*$&quot;; &quot;&quot;)" office:value-type="string" office:string-value="le 29 mars 2012. Université des Antilles et de la Guyane" calcext:value-type="string">
            <text:p>le 29 mars 2012. Université des Antilles et de la Guyane</text:p>
          </table:table-cell>
          <table:table-cell table:formula="of:=TRIM(ORG.LIBREOFFICE.REGEX([.F80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80] = &quot;&quot;; [.F80]; TRIM(MID([.F80]; 1; FIND([.P80]; [.F80]) - 1))); &quot;^\W*&quot;; &quot;&quot;); &quot;\W*$&quot;; &quot;&quot;)" office:value-type="string" office:string-value="le 29 mars 2012" calcext:value-type="string">
            <text:p>le 29 mars 2012</text:p>
          </table:table-cell>
          <table:table-cell table:formula="of:=IF([.I80] = &quot;&quot;; &quot;&quot;; IFERROR(ORG.LIBREOFFICE.REGEX(ORG.LIBREOFFICE.REGEX(ORG.LIBREOFFICE.REGEX([.I8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9 mars 2012" calcext:value-type="string">
            <text:p>29 mars 2012</text:p>
          </table:table-cell>
          <table:table-cell/>
          <table:table-cell table:formula="of:=IF([.I80] = &quot;&quot;; &quot;&quot;; IFERROR(ORG.LIBREOFFICE.REGEX(ORG.LIBREOFFICE.REGEX(ORG.LIBREOFFICE.REGEX([.I8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80] = &quot;&quot;; [.D80]; IF([.E80] = &quot;-&quot;; &quot;&quot;; [.E80]))" office:value-type="string" office:string-value="Journées de l'entreprise 2012. &quot;L'industrie pétrolière et la Guyane : croissance économique et développement durable&quot;" calcext:value-type="string">
            <text:p>Journées de l'entreprise 2012. "L'industrie pétrolière et la Guyane : croissance économique et développement durable"</text:p>
          </table:table-cell>
          <table:table-cell table:style-name="ce4" table:formula="of:==IF(LEN([.L80]) &lt; 5; &quot;&quot;; ORG.LIBREOFFICE.REGEX([.L80]; &quot;,[^,]*?$&quot;; &quot;&quot;))">
            <text:p/>
          </table:table-cell>
          <table:table-cell table:formula="of:=IF([.K80] = &quot;&quot;; [.J80]; IF([.K80] = &quot;-&quot;; &quot;&quot;; [.K80]))" office:value-type="string" office:string-value="29 mars 2012" calcext:value-type="string">
            <text:p>29 mars 2012</text:p>
          </table:table-cell>
          <table:table-cell table:formula="of:=IF([.H80] = &quot;&quot;; [.G80]; IF([.H80] = &quot;-&quot;; &quot;&quot;; [.H80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Créations, pouvoir et contestation en Caraïbe" : journée d'étude, le 26 février 2015. Université des Antilles et de la Guyane</text:p>
          </table:table-cell>
          <table:table-cell table:formula="of:=ORG.LIBREOFFICE.REGEX([.A81]; &quot;:[^:]*?$&quot;; &quot;&quot;)" office:value-type="string" office:string-value="&quot;Créations, pouvoir et contestation en Caraïbe&quot; " calcext:value-type="string">
            <text:p>"Créations, pouvoir et contestation en Caraïbe" </text:p>
          </table:table-cell>
          <table:table-cell table:formula="of:=IF(ORG.LIBREOFFICE.REGEX([.A81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81] = 1; IF(MID([.B81]; 1; 1) = CHAR(34); MID([.B81]; 2; LEN([.B81]) - 3); [.B81]); ORG.LIBREOFFICE.REGEX([.A81]; &quot;\.[^.]*?$&quot;; &quot;&quot;))" office:value-type="string" office:string-value="Créations, pouvoir et contestation en Caraïbe" calcext:value-type="string">
            <text:p>Créations, pouvoir et contestation en Caraïbe</text:p>
          </table:table-cell>
          <table:table-cell table:style-name="ce6"/>
          <table:table-cell table:formula="of:= ORG.LIBREOFFICE.REGEX(ORG.LIBREOFFICE.REGEX(MID([.A81]; FIND([.M81]; [.A81]) + LEN([.M81]) + 1; 999); &quot;^\W*&quot;; &quot;&quot;); &quot;\W*$&quot;; &quot;&quot;)" office:value-type="string" office:string-value="journée d'étude, le 26 février 2015. Université des Antilles et de la Guyane" calcext:value-type="string">
            <text:p>journée d'étude, le 26 février 2015. Université des Antilles et de la Guyane</text:p>
          </table:table-cell>
          <table:table-cell table:formula="of:=TRIM(ORG.LIBREOFFICE.REGEX([.F81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81] = &quot;&quot;; [.F81]; TRIM(MID([.F81]; 1; FIND([.P81]; [.F81]) - 1))); &quot;^\W*&quot;; &quot;&quot;); &quot;\W*$&quot;; &quot;&quot;)" office:value-type="string" office:string-value="journée d'étude, le 26 février 2015" calcext:value-type="string">
            <text:p>journée d'étude, le 26 février 2015</text:p>
          </table:table-cell>
          <table:table-cell table:formula="of:=IF([.I81] = &quot;&quot;; &quot;&quot;; IFERROR(ORG.LIBREOFFICE.REGEX(ORG.LIBREOFFICE.REGEX(ORG.LIBREOFFICE.REGEX([.I8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6 février 2015" calcext:value-type="string">
            <text:p>26 février 2015</text:p>
          </table:table-cell>
          <table:table-cell/>
          <table:table-cell table:formula="of:=IF([.I81] = &quot;&quot;; &quot;&quot;; IFERROR(ORG.LIBREOFFICE.REGEX(ORG.LIBREOFFICE.REGEX(ORG.LIBREOFFICE.REGEX([.I8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81] = &quot;&quot;; [.D81]; IF([.E81] = &quot;-&quot;; &quot;&quot;; [.E81]))" office:value-type="string" office:string-value="Créations, pouvoir et contestation en Caraïbe" calcext:value-type="string">
            <text:p>Créations, pouvoir et contestation en Caraïbe</text:p>
          </table:table-cell>
          <table:table-cell table:style-name="ce4" table:formula="of:==IF(LEN([.L81]) &lt; 5; &quot;&quot;; ORG.LIBREOFFICE.REGEX([.L81]; &quot;,[^,]*?$&quot;; &quot;&quot;))" office:value-type="string" office:string-value="journée d'étude" calcext:value-type="string">
            <text:p>journée d'étude</text:p>
          </table:table-cell>
          <table:table-cell table:formula="of:=IF([.K81] = &quot;&quot;; [.J81]; IF([.K81] = &quot;-&quot;; &quot;&quot;; [.K81]))" office:value-type="string" office:string-value="26 février 2015" calcext:value-type="string">
            <text:p>26 février 2015</text:p>
          </table:table-cell>
          <table:table-cell table:formula="of:=IF([.H81] = &quot;&quot;; [.G81]; IF([.H81] = &quot;-&quot;; &quot;&quot;; [.H81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"Poétique et politique de l'altérité : colonialisme, esclavagisme, exotisme dans la littérature et les arts (XVIIe-XXIe siècles)" : colloque international, le 12 mars 2015. Université des Antilles et de la Guyane</text:p>
          </table:table-cell>
          <table:table-cell table:formula="of:=ORG.LIBREOFFICE.REGEX([.A82]; &quot;:[^:]*?$&quot;; &quot;&quot;)" office:value-type="string" office:string-value="&quot;Poétique et politique de l'altérité : colonialisme, esclavagisme, exotisme dans la littérature et les arts (XVIIe-XXIe siècles)&quot; " calcext:value-type="string">
            <text:p>"Poétique et politique de l'altérité : colonialisme, esclavagisme, exotisme dans la littérature et les arts (XVIIe-XXIe siècles)" </text:p>
          </table:table-cell>
          <table:table-cell table:formula="of:=IF(ORG.LIBREOFFICE.REGEX([.A82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82] = 1; IF(MID([.B82]; 1; 1) = CHAR(34); MID([.B82]; 2; LEN([.B82]) - 3); [.B82]); ORG.LIBREOFFICE.REGEX([.A82]; &quot;\.[^.]*?$&quot;; &quot;&quot;))" office:value-type="string" office:string-value="Poétique et politique de l'altérité : colonialisme, esclavagisme, exotisme dans la littérature et les arts (XVIIe-XXIe siècles)" calcext:value-type="string">
            <text:p>Poétique et politique de l'altérité : colonialisme, esclavagisme, exotisme dans la littérature et les arts (XVIIe-XXIe siècles)</text:p>
          </table:table-cell>
          <table:table-cell table:style-name="ce6"/>
          <table:table-cell table:formula="of:= ORG.LIBREOFFICE.REGEX(ORG.LIBREOFFICE.REGEX(MID([.A82]; FIND([.M82]; [.A82]) + LEN([.M82]) + 1; 999); &quot;^\W*&quot;; &quot;&quot;); &quot;\W*$&quot;; &quot;&quot;)" office:value-type="string" office:string-value="colloque international, le 12 mars 2015. Université des Antilles et de la Guyane" calcext:value-type="string">
            <text:p>colloque international, le 12 mars 2015. Université des Antilles et de la Guyane</text:p>
          </table:table-cell>
          <table:table-cell table:formula="of:=TRIM(ORG.LIBREOFFICE.REGEX([.F82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82] = &quot;&quot;; [.F82]; TRIM(MID([.F82]; 1; FIND([.P82]; [.F82]) - 1))); &quot;^\W*&quot;; &quot;&quot;); &quot;\W*$&quot;; &quot;&quot;)" office:value-type="string" office:string-value="colloque international, le 12 mars 2015" calcext:value-type="string">
            <text:p>colloque international, le 12 mars 2015</text:p>
          </table:table-cell>
          <table:table-cell table:formula="of:=IF([.I82] = &quot;&quot;; &quot;&quot;; IFERROR(ORG.LIBREOFFICE.REGEX(ORG.LIBREOFFICE.REGEX(ORG.LIBREOFFICE.REGEX([.I8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2 mars 2015" calcext:value-type="string">
            <text:p>12 mars 2015</text:p>
          </table:table-cell>
          <table:table-cell/>
          <table:table-cell table:formula="of:=IF([.I82] = &quot;&quot;; &quot;&quot;; IFERROR(ORG.LIBREOFFICE.REGEX(ORG.LIBREOFFICE.REGEX(ORG.LIBREOFFICE.REGEX([.I8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 international, le" calcext:value-type="string">
            <text:p>colloque international, le</text:p>
          </table:table-cell>
          <table:table-cell table:formula="of:=IF([.E82] = &quot;&quot;; [.D82]; IF([.E82] = &quot;-&quot;; &quot;&quot;; [.E82]))" office:value-type="string" office:string-value="Poétique et politique de l'altérité : colonialisme, esclavagisme, exotisme dans la littérature et les arts (XVIIe-XXIe siècles)" calcext:value-type="string">
            <text:p>Poétique et politique de l'altérité : colonialisme, esclavagisme, exotisme dans la littérature et les arts (XVIIe-XXIe siècles)</text:p>
          </table:table-cell>
          <table:table-cell table:style-name="ce4" table:formula="of:==IF(LEN([.L82]) &lt; 5; &quot;&quot;; ORG.LIBREOFFICE.REGEX([.L82]; &quot;,[^,]*?$&quot;; &quot;&quot;))" office:value-type="string" office:string-value="colloque international" calcext:value-type="string">
            <text:p>colloque international</text:p>
          </table:table-cell>
          <table:table-cell table:formula="of:=IF([.K82] = &quot;&quot;; [.J82]; IF([.K82] = &quot;-&quot;; &quot;&quot;; [.K82]))" office:value-type="string" office:string-value="12 mars 2015" calcext:value-type="string">
            <text:p>12 mars 2015</text:p>
          </table:table-cell>
          <table:table-cell table:formula="of:=IF([.H82] = &quot;&quot;; [.G82]; IF([.H82] = &quot;-&quot;; &quot;&quot;; [.H82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1ère journée d'études scientifiques des jeunes doctorants. "S'engager dans la recherche, un atout pour la Caraïbe", le 15 avril 2015. Université des Antilles et de la Guyane</text:p>
          </table:table-cell>
          <table:table-cell table:formula="of:=ORG.LIBREOFFICE.REGEX([.A83]; &quot;:[^:]*?$&quot;; &quot;&quot;)" office:value-type="string" office:string-value="1ère journée d'études scientifiques des jeunes doctorants. &quot;S'engager dans la recherche, un atout pour la Caraïbe&quot;, le 15 avril 2015. Université des Antilles et de la Guyane" calcext:value-type="string">
            <text:p>1ère journée d'études scientifiques des jeunes doctorants. "S'engager dans la recherche, un atout pour la Caraïbe", le 15 avril 2015. Université des Antilles et de la Guyane</text:p>
          </table:table-cell>
          <table:table-cell table:formula="of:=IF(ORG.LIBREOFFICE.REGEX([.A83]; &quot;[^:]*?$&quot;; &quot;&quot;) = &quot;&quot;; &quot;&quot;; 1)">
            <text:p/>
          </table:table-cell>
          <table:table-cell table:style-name="ce4" table:formula="of:=IF([.C83] = 1; IF(MID([.B83]; 1; 1) = CHAR(34); MID([.B83]; 2; LEN([.B83]) - 3); [.B83]); ORG.LIBREOFFICE.REGEX([.A83]; &quot;\.[^.]*?$&quot;; &quot;&quot;))" office:value-type="string" office:string-value="1ère journée d'études scientifiques des jeunes doctorants. &quot;S'engager dans la recherche, un atout pour la Caraïbe&quot;, le 15 avril 2015" calcext:value-type="string">
            <text:p>1ère journée d'études scientifiques des jeunes doctorants. "S'engager dans la recherche, un atout pour la Caraïbe", le 15 avril 2015</text:p>
          </table:table-cell>
          <table:table-cell table:style-name="ce6" office:value-type="string" calcext:value-type="string">
            <text:p>1ère journée d'études scientifiques des jeunes doctorants. "S'engager dans la recherche, un atout pour la Caraïbe"</text:p>
          </table:table-cell>
          <table:table-cell table:formula="of:= ORG.LIBREOFFICE.REGEX(ORG.LIBREOFFICE.REGEX(MID([.A83]; FIND([.M83]; [.A83]) + LEN([.M83]) + 1; 999); &quot;^\W*&quot;; &quot;&quot;); &quot;\W*$&quot;; &quot;&quot;)" office:value-type="string" office:string-value="le 15 avril 2015. Université des Antilles et de la Guyane" calcext:value-type="string">
            <text:p>le 15 avril 2015. Université des Antilles et de la Guyane</text:p>
          </table:table-cell>
          <table:table-cell table:formula="of:=TRIM(ORG.LIBREOFFICE.REGEX([.F83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83] = &quot;&quot;; [.F83]; TRIM(MID([.F83]; 1; FIND([.P83]; [.F83]) - 1))); &quot;^\W*&quot;; &quot;&quot;); &quot;\W*$&quot;; &quot;&quot;)" office:value-type="string" office:string-value="le 15 avril 2015" calcext:value-type="string">
            <text:p>le 15 avril 2015</text:p>
          </table:table-cell>
          <table:table-cell table:formula="of:=IF([.I83] = &quot;&quot;; &quot;&quot;; IFERROR(ORG.LIBREOFFICE.REGEX(ORG.LIBREOFFICE.REGEX(ORG.LIBREOFFICE.REGEX([.I8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5 avril 2015" calcext:value-type="string">
            <text:p>15 avril 2015</text:p>
          </table:table-cell>
          <table:table-cell/>
          <table:table-cell table:formula="of:=IF([.I83] = &quot;&quot;; &quot;&quot;; IFERROR(ORG.LIBREOFFICE.REGEX(ORG.LIBREOFFICE.REGEX(ORG.LIBREOFFICE.REGEX([.I8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83] = &quot;&quot;; [.D83]; IF([.E83] = &quot;-&quot;; &quot;&quot;; [.E83]))" office:value-type="string" office:string-value="1ère journée d'études scientifiques des jeunes doctorants. &quot;S'engager dans la recherche, un atout pour la Caraïbe&quot;" calcext:value-type="string">
            <text:p>1ère journée d'études scientifiques des jeunes doctorants. "S'engager dans la recherche, un atout pour la Caraïbe"</text:p>
          </table:table-cell>
          <table:table-cell table:style-name="ce4" table:formula="of:==IF(LEN([.L83]) &lt; 5; &quot;&quot;; ORG.LIBREOFFICE.REGEX([.L83]; &quot;,[^,]*?$&quot;; &quot;&quot;))">
            <text:p/>
          </table:table-cell>
          <table:table-cell table:formula="of:=IF([.K83] = &quot;&quot;; [.J83]; IF([.K83] = &quot;-&quot;; &quot;&quot;; [.K83]))" office:value-type="string" office:string-value="15 avril 2015" calcext:value-type="string">
            <text:p>15 avril 2015</text:p>
          </table:table-cell>
          <table:table-cell table:formula="of:=IF([.H83] = &quot;&quot;; [.G83]; IF([.H83] = &quot;-&quot;; &quot;&quot;; [.H83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'apprentissage scolaire" : journée d'étude, le 11 mars 2015. Université des Antilles et de la Guyane</text:p>
          </table:table-cell>
          <table:table-cell table:formula="of:=ORG.LIBREOFFICE.REGEX([.A84]; &quot;:[^:]*?$&quot;; &quot;&quot;)" office:value-type="string" office:string-value="&quot;L'apprentissage scolaire&quot; " calcext:value-type="string">
            <text:p>"L'apprentissage scolaire" </text:p>
          </table:table-cell>
          <table:table-cell table:formula="of:=IF(ORG.LIBREOFFICE.REGEX([.A84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84] = 1; IF(MID([.B84]; 1; 1) = CHAR(34); MID([.B84]; 2; LEN([.B84]) - 3); [.B84]); ORG.LIBREOFFICE.REGEX([.A84]; &quot;\.[^.]*?$&quot;; &quot;&quot;))" office:value-type="string" office:string-value="L'apprentissage scolaire" calcext:value-type="string">
            <text:p>L'apprentissage scolaire</text:p>
          </table:table-cell>
          <table:table-cell table:style-name="ce6"/>
          <table:table-cell table:formula="of:= ORG.LIBREOFFICE.REGEX(ORG.LIBREOFFICE.REGEX(MID([.A84]; FIND([.M84]; [.A84]) + LEN([.M84]) + 1; 999); &quot;^\W*&quot;; &quot;&quot;); &quot;\W*$&quot;; &quot;&quot;)" office:value-type="string" office:string-value="journée d'étude, le 11 mars 2015. Université des Antilles et de la Guyane" calcext:value-type="string">
            <text:p>journée d'étude, le 11 mars 2015. Université des Antilles et de la Guyane</text:p>
          </table:table-cell>
          <table:table-cell table:formula="of:=TRIM(ORG.LIBREOFFICE.REGEX([.F84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84] = &quot;&quot;; [.F84]; TRIM(MID([.F84]; 1; FIND([.P84]; [.F84]) - 1))); &quot;^\W*&quot;; &quot;&quot;); &quot;\W*$&quot;; &quot;&quot;)" office:value-type="string" office:string-value="journée d'étude, le 11 mars 2015" calcext:value-type="string">
            <text:p>journée d'étude, le 11 mars 2015</text:p>
          </table:table-cell>
          <table:table-cell table:formula="of:=IF([.I84] = &quot;&quot;; &quot;&quot;; IFERROR(ORG.LIBREOFFICE.REGEX(ORG.LIBREOFFICE.REGEX(ORG.LIBREOFFICE.REGEX([.I8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1 mars 2015" calcext:value-type="string">
            <text:p>11 mars 2015</text:p>
          </table:table-cell>
          <table:table-cell/>
          <table:table-cell table:formula="of:=IF([.I84] = &quot;&quot;; &quot;&quot;; IFERROR(ORG.LIBREOFFICE.REGEX(ORG.LIBREOFFICE.REGEX(ORG.LIBREOFFICE.REGEX([.I8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84] = &quot;&quot;; [.D84]; IF([.E84] = &quot;-&quot;; &quot;&quot;; [.E84]))" office:value-type="string" office:string-value="L'apprentissage scolaire" calcext:value-type="string">
            <text:p>L'apprentissage scolaire</text:p>
          </table:table-cell>
          <table:table-cell table:style-name="ce4" table:formula="of:==IF(LEN([.L84]) &lt; 5; &quot;&quot;; ORG.LIBREOFFICE.REGEX([.L84]; &quot;,[^,]*?$&quot;; &quot;&quot;))" office:value-type="string" office:string-value="journée d'étude" calcext:value-type="string">
            <text:p>journée d'étude</text:p>
          </table:table-cell>
          <table:table-cell table:formula="of:=IF([.K84] = &quot;&quot;; [.J84]; IF([.K84] = &quot;-&quot;; &quot;&quot;; [.K84]))" office:value-type="string" office:string-value="11 mars 2015" calcext:value-type="string">
            <text:p>11 mars 2015</text:p>
          </table:table-cell>
          <table:table-cell table:formula="of:=IF([.H84] = &quot;&quot;; [.G84]; IF([.H84] = &quot;-&quot;; &quot;&quot;; [.H84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ournées de l'or. "Valorisation du patrimoine minier guyanais", le 17 mai 2014. Université de la Guyane</text:p>
          </table:table-cell>
          <table:table-cell table:formula="of:=ORG.LIBREOFFICE.REGEX([.A85]; &quot;:[^:]*?$&quot;; &quot;&quot;)" office:value-type="string" office:string-value="Journées de l'or. &quot;Valorisation du patrimoine minier guyanais&quot;, le 17 mai 2014. Université de la Guyane" calcext:value-type="string">
            <text:p>Journées de l'or. "Valorisation du patrimoine minier guyanais", le 17 mai 2014. Université de la Guyane</text:p>
          </table:table-cell>
          <table:table-cell table:formula="of:=IF(ORG.LIBREOFFICE.REGEX([.A85]; &quot;[^:]*?$&quot;; &quot;&quot;) = &quot;&quot;; &quot;&quot;; 1)">
            <text:p/>
          </table:table-cell>
          <table:table-cell table:style-name="ce4" table:formula="of:=IF([.C85] = 1; IF(MID([.B85]; 1; 1) = CHAR(34); MID([.B85]; 2; LEN([.B85]) - 3); [.B85]); ORG.LIBREOFFICE.REGEX([.A85]; &quot;\.[^.]*?$&quot;; &quot;&quot;))" office:value-type="string" office:string-value="Journées de l'or. &quot;Valorisation du patrimoine minier guyanais&quot;, le 17 mai 2014" calcext:value-type="string">
            <text:p>Journées de l'or. "Valorisation du patrimoine minier guyanais", le 17 mai 2014</text:p>
          </table:table-cell>
          <table:table-cell table:style-name="ce6" office:value-type="string" calcext:value-type="string">
            <text:p>Journées de l'or. "Valorisation du patrimoine minier guyanais"</text:p>
          </table:table-cell>
          <table:table-cell table:formula="of:= ORG.LIBREOFFICE.REGEX(ORG.LIBREOFFICE.REGEX(MID([.A85]; FIND([.M85]; [.A85]) + LEN([.M85]) + 1; 999); &quot;^\W*&quot;; &quot;&quot;); &quot;\W*$&quot;; &quot;&quot;)" office:value-type="string" office:string-value="le 17 mai 2014. Université de la Guyane" calcext:value-type="string">
            <text:p>le 17 mai 2014. Université de la Guyane</text:p>
          </table:table-cell>
          <table:table-cell table:formula="of:=TRIM(ORG.LIBREOFFICE.REGEX([.F85]; &quot;[^.]+\.(.*)$&quot;; &quot;$1&quot;))" office:value-type="string" office:string-value="Université de la Guyane" calcext:value-type="string">
            <text:p>Université de la Guyane</text:p>
          </table:table-cell>
          <table:table-cell/>
          <table:table-cell table:formula="of:= ORG.LIBREOFFICE.REGEX(ORG.LIBREOFFICE.REGEX(IF([.P85] = &quot;&quot;; [.F85]; TRIM(MID([.F85]; 1; FIND([.P85]; [.F85]) - 1))); &quot;^\W*&quot;; &quot;&quot;); &quot;\W*$&quot;; &quot;&quot;)" office:value-type="string" office:string-value="le 17 mai 2014" calcext:value-type="string">
            <text:p>le 17 mai 2014</text:p>
          </table:table-cell>
          <table:table-cell table:formula="of:=IF([.I85] = &quot;&quot;; &quot;&quot;; IFERROR(ORG.LIBREOFFICE.REGEX(ORG.LIBREOFFICE.REGEX(ORG.LIBREOFFICE.REGEX([.I8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7 mai 2014" calcext:value-type="string">
            <text:p>17 mai 2014</text:p>
          </table:table-cell>
          <table:table-cell/>
          <table:table-cell table:formula="of:=IF([.I85] = &quot;&quot;; &quot;&quot;; IFERROR(ORG.LIBREOFFICE.REGEX(ORG.LIBREOFFICE.REGEX(ORG.LIBREOFFICE.REGEX([.I8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85] = &quot;&quot;; [.D85]; IF([.E85] = &quot;-&quot;; &quot;&quot;; [.E85]))" office:value-type="string" office:string-value="Journées de l'or. &quot;Valorisation du patrimoine minier guyanais&quot;" calcext:value-type="string">
            <text:p>Journées de l'or. "Valorisation du patrimoine minier guyanais"</text:p>
          </table:table-cell>
          <table:table-cell table:style-name="ce4" table:formula="of:==IF(LEN([.L85]) &lt; 5; &quot;&quot;; ORG.LIBREOFFICE.REGEX([.L85]; &quot;,[^,]*?$&quot;; &quot;&quot;))">
            <text:p/>
          </table:table-cell>
          <table:table-cell table:formula="of:=IF([.K85] = &quot;&quot;; [.J85]; IF([.K85] = &quot;-&quot;; &quot;&quot;; [.K85]))" office:value-type="string" office:string-value="17 mai 2014" calcext:value-type="string">
            <text:p>17 mai 2014</text:p>
          </table:table-cell>
          <table:table-cell table:formula="of:=IF([.H85] = &quot;&quot;; [.G85]; IF([.H85] = &quot;-&quot;; &quot;&quot;; [.H85]))" office:value-type="string" office:string-value="Université de la Guyane" calcext:value-type="string">
            <text:p>Université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'Université face aux grands défis guyanais et amazoniens" : table ronde, le 12 février 2015. Université de Guyane</text:p>
          </table:table-cell>
          <table:table-cell table:formula="of:=ORG.LIBREOFFICE.REGEX([.A86]; &quot;:[^:]*?$&quot;; &quot;&quot;)" office:value-type="string" office:string-value="&quot;L'Université face aux grands défis guyanais et amazoniens&quot; " calcext:value-type="string">
            <text:p>"L'Université face aux grands défis guyanais et amazoniens" </text:p>
          </table:table-cell>
          <table:table-cell table:formula="of:=IF(ORG.LIBREOFFICE.REGEX([.A86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86] = 1; IF(MID([.B86]; 1; 1) = CHAR(34); MID([.B86]; 2; LEN([.B86]) - 3); [.B86]); ORG.LIBREOFFICE.REGEX([.A86]; &quot;\.[^.]*?$&quot;; &quot;&quot;))" office:value-type="string" office:string-value="L'Université face aux grands défis guyanais et amazoniens" calcext:value-type="string">
            <text:p>L'Université face aux grands défis guyanais et amazoniens</text:p>
          </table:table-cell>
          <table:table-cell table:style-name="ce6"/>
          <table:table-cell table:formula="of:= ORG.LIBREOFFICE.REGEX(ORG.LIBREOFFICE.REGEX(MID([.A86]; FIND([.M86]; [.A86]) + LEN([.M86]) + 1; 999); &quot;^\W*&quot;; &quot;&quot;); &quot;\W*$&quot;; &quot;&quot;)" office:value-type="string" office:string-value="table ronde, le 12 février 2015. Université de Guyane" calcext:value-type="string">
            <text:p>table ronde, le 12 février 2015. Université de Guyane</text:p>
          </table:table-cell>
          <table:table-cell table:formula="of:=TRIM(ORG.LIBREOFFICE.REGEX([.F86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86] = &quot;&quot;; [.F86]; TRIM(MID([.F86]; 1; FIND([.P86]; [.F86]) - 1))); &quot;^\W*&quot;; &quot;&quot;); &quot;\W*$&quot;; &quot;&quot;)" office:value-type="string" office:string-value="table ronde, le 12 février 2015" calcext:value-type="string">
            <text:p>table ronde, le 12 février 2015</text:p>
          </table:table-cell>
          <table:table-cell table:formula="of:=IF([.I86] = &quot;&quot;; &quot;&quot;; IFERROR(ORG.LIBREOFFICE.REGEX(ORG.LIBREOFFICE.REGEX(ORG.LIBREOFFICE.REGEX([.I8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2 février 2015" calcext:value-type="string">
            <text:p>12 février 2015</text:p>
          </table:table-cell>
          <table:table-cell/>
          <table:table-cell table:formula="of:=IF([.I86] = &quot;&quot;; &quot;&quot;; IFERROR(ORG.LIBREOFFICE.REGEX(ORG.LIBREOFFICE.REGEX(ORG.LIBREOFFICE.REGEX([.I8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table ronde, le" calcext:value-type="string">
            <text:p>table ronde, le</text:p>
          </table:table-cell>
          <table:table-cell table:formula="of:=IF([.E86] = &quot;&quot;; [.D86]; IF([.E86] = &quot;-&quot;; &quot;&quot;; [.E86]))" office:value-type="string" office:string-value="L'Université face aux grands défis guyanais et amazoniens" calcext:value-type="string">
            <text:p>L'Université face aux grands défis guyanais et amazoniens</text:p>
          </table:table-cell>
          <table:table-cell table:style-name="ce4" table:formula="of:==IF(LEN([.L86]) &lt; 5; &quot;&quot;; ORG.LIBREOFFICE.REGEX([.L86]; &quot;,[^,]*?$&quot;; &quot;&quot;))" office:value-type="string" office:string-value="table ronde" calcext:value-type="string">
            <text:p>table ronde</text:p>
          </table:table-cell>
          <table:table-cell table:formula="of:=IF([.K86] = &quot;&quot;; [.J86]; IF([.K86] = &quot;-&quot;; &quot;&quot;; [.K86]))" office:value-type="string" office:string-value="12 février 2015" calcext:value-type="string">
            <text:p>12 février 2015</text:p>
          </table:table-cell>
          <table:table-cell table:formula="of:=IF([.H86] = &quot;&quot;; [.G86]; IF([.H86] = &quot;-&quot;; &quot;&quot;; [.H86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utte contre les discriminations dans l'éducation" : journée d'étude, le 4 juin 2015. Université des Antilles et de la Guyane</text:p>
          </table:table-cell>
          <table:table-cell table:formula="of:=ORG.LIBREOFFICE.REGEX([.A87]; &quot;:[^:]*?$&quot;; &quot;&quot;)" office:value-type="string" office:string-value="&quot;Lutte contre les discriminations dans l'éducation&quot; " calcext:value-type="string">
            <text:p>"Lutte contre les discriminations dans l'éducation" </text:p>
          </table:table-cell>
          <table:table-cell table:formula="of:=IF(ORG.LIBREOFFICE.REGEX([.A87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87] = 1; IF(MID([.B87]; 1; 1) = CHAR(34); MID([.B87]; 2; LEN([.B87]) - 3); [.B87]); ORG.LIBREOFFICE.REGEX([.A87]; &quot;\.[^.]*?$&quot;; &quot;&quot;))" office:value-type="string" office:string-value="Lutte contre les discriminations dans l'éducation" calcext:value-type="string">
            <text:p>Lutte contre les discriminations dans l'éducation</text:p>
          </table:table-cell>
          <table:table-cell table:style-name="ce6"/>
          <table:table-cell table:formula="of:= ORG.LIBREOFFICE.REGEX(ORG.LIBREOFFICE.REGEX(MID([.A87]; FIND([.M87]; [.A87]) + LEN([.M87]) + 1; 999); &quot;^\W*&quot;; &quot;&quot;); &quot;\W*$&quot;; &quot;&quot;)" office:value-type="string" office:string-value="journée d'étude, le 4 juin 2015. Université des Antilles et de la Guyane" calcext:value-type="string">
            <text:p>journée d'étude, le 4 juin 2015. Université des Antilles et de la Guyane</text:p>
          </table:table-cell>
          <table:table-cell table:formula="of:=TRIM(ORG.LIBREOFFICE.REGEX([.F87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87] = &quot;&quot;; [.F87]; TRIM(MID([.F87]; 1; FIND([.P87]; [.F87]) - 1))); &quot;^\W*&quot;; &quot;&quot;); &quot;\W*$&quot;; &quot;&quot;)" office:value-type="string" office:string-value="journée d'étude, le 4 juin 2015" calcext:value-type="string">
            <text:p>journée d'étude, le 4 juin 2015</text:p>
          </table:table-cell>
          <table:table-cell table:formula="of:=IF([.I87] = &quot;&quot;; &quot;&quot;; IFERROR(ORG.LIBREOFFICE.REGEX(ORG.LIBREOFFICE.REGEX(ORG.LIBREOFFICE.REGEX([.I8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4 juin 2015" calcext:value-type="string">
            <text:p>4 juin 2015</text:p>
          </table:table-cell>
          <table:table-cell/>
          <table:table-cell table:formula="of:=IF([.I87] = &quot;&quot;; &quot;&quot;; IFERROR(ORG.LIBREOFFICE.REGEX(ORG.LIBREOFFICE.REGEX(ORG.LIBREOFFICE.REGEX([.I8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87] = &quot;&quot;; [.D87]; IF([.E87] = &quot;-&quot;; &quot;&quot;; [.E87]))" office:value-type="string" office:string-value="Lutte contre les discriminations dans l'éducation" calcext:value-type="string">
            <text:p>Lutte contre les discriminations dans l'éducation</text:p>
          </table:table-cell>
          <table:table-cell table:style-name="ce4" table:formula="of:==IF(LEN([.L87]) &lt; 5; &quot;&quot;; ORG.LIBREOFFICE.REGEX([.L87]; &quot;,[^,]*?$&quot;; &quot;&quot;))" office:value-type="string" office:string-value="journée d'étude" calcext:value-type="string">
            <text:p>journée d'étude</text:p>
          </table:table-cell>
          <table:table-cell table:formula="of:=IF([.K87] = &quot;&quot;; [.J87]; IF([.K87] = &quot;-&quot;; &quot;&quot;; [.K87]))" office:value-type="string" office:string-value="4 juin 2015" calcext:value-type="string">
            <text:p>4 juin 2015</text:p>
          </table:table-cell>
          <table:table-cell table:formula="of:=IF([.H87] = &quot;&quot;; [.G87]; IF([.H87] = &quot;-&quot;; &quot;&quot;; [.H87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"L'évaluation en langues étrangères à l'école et/ou à l'université. Pour une démarche qualité : entre tensions, ruptures et continuités" : journée d'étude, le 27 mai 2015. Université des Antilles et de la Guyane</text:p>
          </table:table-cell>
          <table:table-cell table:formula="of:=ORG.LIBREOFFICE.REGEX([.A88]; &quot;:[^:]*?$&quot;; &quot;&quot;)" office:value-type="string" office:string-value="&quot;L'évaluation en langues étrangères à l'école et/ou à l'université. Pour une démarche qualité : entre tensions, ruptures et continuités&quot; " calcext:value-type="string">
            <text:p>"L'évaluation en langues étrangères à l'école et/ou à l'université. Pour une démarche qualité : entre tensions, ruptures et continuités" </text:p>
          </table:table-cell>
          <table:table-cell table:formula="of:=IF(ORG.LIBREOFFICE.REGEX([.A88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88] = 1; IF(MID([.B88]; 1; 1) = CHAR(34); MID([.B88]; 2; LEN([.B88]) - 3); [.B88]); ORG.LIBREOFFICE.REGEX([.A88]; &quot;\.[^.]*?$&quot;; &quot;&quot;))" office:value-type="string" office:string-value="L'évaluation en langues étrangères à l'école et/ou à l'université. Pour une démarche qualité : entre tensions, ruptures et continuités" calcext:value-type="string">
            <text:p>L'évaluation en langues étrangères à l'école et/ou à l'université. Pour une démarche qualité : entre tensions, ruptures et continuités</text:p>
          </table:table-cell>
          <table:table-cell table:style-name="ce6"/>
          <table:table-cell table:formula="of:= ORG.LIBREOFFICE.REGEX(ORG.LIBREOFFICE.REGEX(MID([.A88]; FIND([.M88]; [.A88]) + LEN([.M88]) + 1; 999); &quot;^\W*&quot;; &quot;&quot;); &quot;\W*$&quot;; &quot;&quot;)" office:value-type="string" office:string-value="journée d'étude, le 27 mai 2015. Université des Antilles et de la Guyane" calcext:value-type="string">
            <text:p>journée d'étude, le 27 mai 2015. Université des Antilles et de la Guyane</text:p>
          </table:table-cell>
          <table:table-cell table:formula="of:=TRIM(ORG.LIBREOFFICE.REGEX([.F88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88] = &quot;&quot;; [.F88]; TRIM(MID([.F88]; 1; FIND([.P88]; [.F88]) - 1))); &quot;^\W*&quot;; &quot;&quot;); &quot;\W*$&quot;; &quot;&quot;)" office:value-type="string" office:string-value="journée d'étude, le 27 mai 2015" calcext:value-type="string">
            <text:p>journée d'étude, le 27 mai 2015</text:p>
          </table:table-cell>
          <table:table-cell table:formula="of:=IF([.I88] = &quot;&quot;; &quot;&quot;; IFERROR(ORG.LIBREOFFICE.REGEX(ORG.LIBREOFFICE.REGEX(ORG.LIBREOFFICE.REGEX([.I8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7 mai 2015" calcext:value-type="string">
            <text:p>27 mai 2015</text:p>
          </table:table-cell>
          <table:table-cell/>
          <table:table-cell table:formula="of:=IF([.I88] = &quot;&quot;; &quot;&quot;; IFERROR(ORG.LIBREOFFICE.REGEX(ORG.LIBREOFFICE.REGEX(ORG.LIBREOFFICE.REGEX([.I8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88] = &quot;&quot;; [.D88]; IF([.E88] = &quot;-&quot;; &quot;&quot;; [.E88]))" office:value-type="string" office:string-value="L'évaluation en langues étrangères à l'école et/ou à l'université. Pour une démarche qualité : entre tensions, ruptures et continuités" calcext:value-type="string">
            <text:p>L'évaluation en langues étrangères à l'école et/ou à l'université. Pour une démarche qualité : entre tensions, ruptures et continuités</text:p>
          </table:table-cell>
          <table:table-cell table:style-name="ce4" table:formula="of:==IF(LEN([.L88]) &lt; 5; &quot;&quot;; ORG.LIBREOFFICE.REGEX([.L88]; &quot;,[^,]*?$&quot;; &quot;&quot;))" office:value-type="string" office:string-value="journée d'étude" calcext:value-type="string">
            <text:p>journée d'étude</text:p>
          </table:table-cell>
          <table:table-cell table:formula="of:=IF([.K88] = &quot;&quot;; [.J88]; IF([.K88] = &quot;-&quot;; &quot;&quot;; [.K88]))" office:value-type="string" office:string-value="27 mai 2015" calcext:value-type="string">
            <text:p>27 mai 2015</text:p>
          </table:table-cell>
          <table:table-cell table:formula="of:=IF([.H88] = &quot;&quot;; [.G88]; IF([.H88] = &quot;-&quot;; &quot;&quot;; [.H88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Réel merveilleux, réalisme merveilleux, réalisme magique et baroque (III)" : journée d'étude, le 7 mai 2015. Université des Antilles et de la Guyane</text:p>
          </table:table-cell>
          <table:table-cell table:formula="of:=ORG.LIBREOFFICE.REGEX([.A89]; &quot;:[^:]*?$&quot;; &quot;&quot;)" office:value-type="string" office:string-value="&quot;Réel merveilleux, réalisme merveilleux, réalisme magique et baroque (III)&quot; " calcext:value-type="string">
            <text:p>"Réel merveilleux, réalisme merveilleux, réalisme magique et baroque (III)" </text:p>
          </table:table-cell>
          <table:table-cell table:formula="of:=IF(ORG.LIBREOFFICE.REGEX([.A89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89] = 1; IF(MID([.B89]; 1; 1) = CHAR(34); MID([.B89]; 2; LEN([.B89]) - 3); [.B89]); ORG.LIBREOFFICE.REGEX([.A89]; &quot;\.[^.]*?$&quot;; &quot;&quot;))" office:value-type="string" office:string-value="Réel merveilleux, réalisme merveilleux, réalisme magique et baroque (III)" calcext:value-type="string">
            <text:p>Réel merveilleux, réalisme merveilleux, réalisme magique et baroque (III)</text:p>
          </table:table-cell>
          <table:table-cell table:style-name="ce6"/>
          <table:table-cell table:formula="of:= ORG.LIBREOFFICE.REGEX(ORG.LIBREOFFICE.REGEX(MID([.A89]; FIND([.M89]; [.A89]) + LEN([.M89]) + 1; 999); &quot;^\W*&quot;; &quot;&quot;); &quot;\W*$&quot;; &quot;&quot;)" office:value-type="string" office:string-value="journée d'étude, le 7 mai 2015. Université des Antilles et de la Guyane" calcext:value-type="string">
            <text:p>journée d'étude, le 7 mai 2015. Université des Antilles et de la Guyane</text:p>
          </table:table-cell>
          <table:table-cell table:formula="of:=TRIM(ORG.LIBREOFFICE.REGEX([.F89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89] = &quot;&quot;; [.F89]; TRIM(MID([.F89]; 1; FIND([.P89]; [.F89]) - 1))); &quot;^\W*&quot;; &quot;&quot;); &quot;\W*$&quot;; &quot;&quot;)" office:value-type="string" office:string-value="journée d'étude, le 7 mai 2015" calcext:value-type="string">
            <text:p>journée d'étude, le 7 mai 2015</text:p>
          </table:table-cell>
          <table:table-cell table:formula="of:=IF([.I89] = &quot;&quot;; &quot;&quot;; IFERROR(ORG.LIBREOFFICE.REGEX(ORG.LIBREOFFICE.REGEX(ORG.LIBREOFFICE.REGEX([.I8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7 mai 2015" calcext:value-type="string">
            <text:p>7 mai 2015</text:p>
          </table:table-cell>
          <table:table-cell/>
          <table:table-cell table:formula="of:=IF([.I89] = &quot;&quot;; &quot;&quot;; IFERROR(ORG.LIBREOFFICE.REGEX(ORG.LIBREOFFICE.REGEX(ORG.LIBREOFFICE.REGEX([.I8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89] = &quot;&quot;; [.D89]; IF([.E89] = &quot;-&quot;; &quot;&quot;; [.E89]))" office:value-type="string" office:string-value="Réel merveilleux, réalisme merveilleux, réalisme magique et baroque (III)" calcext:value-type="string">
            <text:p>Réel merveilleux, réalisme merveilleux, réalisme magique et baroque (III)</text:p>
          </table:table-cell>
          <table:table-cell table:style-name="ce4" table:formula="of:==IF(LEN([.L89]) &lt; 5; &quot;&quot;; ORG.LIBREOFFICE.REGEX([.L89]; &quot;,[^,]*?$&quot;; &quot;&quot;))" office:value-type="string" office:string-value="journée d'étude" calcext:value-type="string">
            <text:p>journée d'étude</text:p>
          </table:table-cell>
          <table:table-cell table:formula="of:=IF([.K89] = &quot;&quot;; [.J89]; IF([.K89] = &quot;-&quot;; &quot;&quot;; [.K89]))" office:value-type="string" office:string-value="7 mai 2015" calcext:value-type="string">
            <text:p>7 mai 2015</text:p>
          </table:table-cell>
          <table:table-cell table:formula="of:=IF([.H89] = &quot;&quot;; [.G89]; IF([.H89] = &quot;-&quot;; &quot;&quot;; [.H89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'enquête de terrain en Martinique : quelles "spécificités ?" : journée d'étude doctorale, le 24 avril 2015. Université des Antilles et de la Guyane</text:p>
          </table:table-cell>
          <table:table-cell table:formula="of:=ORG.LIBREOFFICE.REGEX([.A90]; &quot;:[^:]*?$&quot;; &quot;&quot;)" office:value-type="string" office:string-value="&quot;L'enquête de terrain en Martinique : quelles &quot;spécificités ?&quot; " calcext:value-type="string">
            <text:p>"L'enquête de terrain en Martinique : quelles "spécificités ?" </text:p>
          </table:table-cell>
          <table:table-cell table:formula="of:=IF(ORG.LIBREOFFICE.REGEX([.A90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90] = 1; IF(MID([.B90]; 1; 1) = CHAR(34); MID([.B90]; 2; LEN([.B90]) - 3); [.B90]); ORG.LIBREOFFICE.REGEX([.A90]; &quot;\.[^.]*?$&quot;; &quot;&quot;))" office:value-type="string" office:string-value="L'enquête de terrain en Martinique : quelles &quot;spécificités ?" calcext:value-type="string">
            <text:p>L'enquête de terrain en Martinique : quelles "spécificités ?</text:p>
          </table:table-cell>
          <table:table-cell table:style-name="ce6"/>
          <table:table-cell table:formula="of:= ORG.LIBREOFFICE.REGEX(ORG.LIBREOFFICE.REGEX(MID([.A90]; FIND([.M90]; [.A90]) + LEN([.M90]) + 1; 999); &quot;^\W*&quot;; &quot;&quot;); &quot;\W*$&quot;; &quot;&quot;)" office:value-type="string" office:string-value="journée d'étude doctorale, le 24 avril 2015. Université des Antilles et de la Guyane" calcext:value-type="string">
            <text:p>journée d'étude doctorale, le 24 avril 2015. Université des Antilles et de la Guyane</text:p>
          </table:table-cell>
          <table:table-cell table:formula="of:=TRIM(ORG.LIBREOFFICE.REGEX([.F90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90] = &quot;&quot;; [.F90]; TRIM(MID([.F90]; 1; FIND([.P90]; [.F90]) - 1))); &quot;^\W*&quot;; &quot;&quot;); &quot;\W*$&quot;; &quot;&quot;)" office:value-type="string" office:string-value="journée d'étude doctorale, le 24 avril 2015" calcext:value-type="string">
            <text:p>journée d'étude doctorale, le 24 avril 2015</text:p>
          </table:table-cell>
          <table:table-cell table:formula="of:=IF([.I90] = &quot;&quot;; &quot;&quot;; IFERROR(ORG.LIBREOFFICE.REGEX(ORG.LIBREOFFICE.REGEX(ORG.LIBREOFFICE.REGEX([.I9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4 avril 2015" calcext:value-type="string">
            <text:p>24 avril 2015</text:p>
          </table:table-cell>
          <table:table-cell/>
          <table:table-cell table:formula="of:=IF([.I90] = &quot;&quot;; &quot;&quot;; IFERROR(ORG.LIBREOFFICE.REGEX(ORG.LIBREOFFICE.REGEX(ORG.LIBREOFFICE.REGEX([.I9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 doctorale, le" calcext:value-type="string">
            <text:p>journée d'étude doctorale, le</text:p>
          </table:table-cell>
          <table:table-cell table:formula="of:=IF([.E90] = &quot;&quot;; [.D90]; IF([.E90] = &quot;-&quot;; &quot;&quot;; [.E90]))" office:value-type="string" office:string-value="L'enquête de terrain en Martinique : quelles &quot;spécificités ?" calcext:value-type="string">
            <text:p>L'enquête de terrain en Martinique : quelles "spécificités ?</text:p>
          </table:table-cell>
          <table:table-cell table:style-name="ce4" table:formula="of:==IF(LEN([.L90]) &lt; 5; &quot;&quot;; ORG.LIBREOFFICE.REGEX([.L90]; &quot;,[^,]*?$&quot;; &quot;&quot;))" office:value-type="string" office:string-value="journée d'étude doctorale" calcext:value-type="string">
            <text:p>journée d'étude doctorale</text:p>
          </table:table-cell>
          <table:table-cell table:formula="of:=IF([.K90] = &quot;&quot;; [.J90]; IF([.K90] = &quot;-&quot;; &quot;&quot;; [.K90]))" office:value-type="string" office:string-value="24 avril 2015" calcext:value-type="string">
            <text:p>24 avril 2015</text:p>
          </table:table-cell>
          <table:table-cell table:formula="of:=IF([.H90] = &quot;&quot;; [.G90]; IF([.H90] = &quot;-&quot;; &quot;&quot;; [.H90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es jeudis de l'Université. Université des Antilles</text:p>
          </table:table-cell>
          <table:table-cell table:formula="of:=ORG.LIBREOFFICE.REGEX([.A91]; &quot;:[^:]*?$&quot;; &quot;&quot;)" office:value-type="string" office:string-value="Les jeudis de l'Université. Université des Antilles" calcext:value-type="string">
            <text:p>Les jeudis de l'Université. Université des Antilles</text:p>
          </table:table-cell>
          <table:table-cell table:formula="of:=IF(ORG.LIBREOFFICE.REGEX([.A91]; &quot;[^:]*?$&quot;; &quot;&quot;) = &quot;&quot;; &quot;&quot;; 1)">
            <text:p/>
          </table:table-cell>
          <table:table-cell table:style-name="ce4" table:formula="of:=IF([.C91] = 1; IF(MID([.B91]; 1; 1) = CHAR(34); MID([.B91]; 2; LEN([.B91]) - 3); [.B91]); ORG.LIBREOFFICE.REGEX([.A91]; &quot;\.[^.]*?$&quot;; &quot;&quot;))" office:value-type="string" office:string-value="Les jeudis de l'Université" calcext:value-type="string">
            <text:p>Les jeudis de l'Université</text:p>
          </table:table-cell>
          <table:table-cell table:style-name="ce6"/>
          <table:table-cell table:formula="of:= ORG.LIBREOFFICE.REGEX(ORG.LIBREOFFICE.REGEX(MID([.A91]; FIND([.M91]; [.A91]) + LEN([.M91]) + 1; 999); &quot;^\W*&quot;; &quot;&quot;); &quot;\W*$&quot;; &quot;&quot;)" office:value-type="string" office:string-value="Université des Antilles" calcext:value-type="string">
            <text:p>Université des Antilles</text:p>
          </table:table-cell>
          <table:table-cell table:formula="of:=TRIM(ORG.LIBREOFFICE.REGEX([.F91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91] = &quot;&quot;; [.F91]; TRIM(MID([.F91]; 1; FIND([.P91]; [.F91]) - 1))); &quot;^\W*&quot;; &quot;&quot;); &quot;\W*$&quot;; &quot;&quot;)">
            <text:p/>
          </table:table-cell>
          <table:table-cell table:formula="of:=IF([.I91] = &quot;&quot;; &quot;&quot;; IFERROR(ORG.LIBREOFFICE.REGEX(ORG.LIBREOFFICE.REGEX(ORG.LIBREOFFICE.REGEX([.I9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>
            <text:p/>
          </table:table-cell>
          <table:table-cell/>
          <table:table-cell table:formula="of:=IF([.I91] = &quot;&quot;; &quot;&quot;; IFERROR(ORG.LIBREOFFICE.REGEX(ORG.LIBREOFFICE.REGEX(ORG.LIBREOFFICE.REGEX([.I9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>
            <text:p/>
          </table:table-cell>
          <table:table-cell table:formula="of:=IF([.E91] = &quot;&quot;; [.D91]; IF([.E91] = &quot;-&quot;; &quot;&quot;; [.E91]))" office:value-type="string" office:string-value="Les jeudis de l'Université" calcext:value-type="string">
            <text:p>Les jeudis de l'Université</text:p>
          </table:table-cell>
          <table:table-cell table:style-name="ce4" table:formula="of:==IF(LEN([.L91]) &lt; 5; &quot;&quot;; ORG.LIBREOFFICE.REGEX([.L91]; &quot;,[^,]*?$&quot;; &quot;&quot;))">
            <text:p/>
          </table:table-cell>
          <table:table-cell table:formula="of:=IF([.K91] = &quot;&quot;; [.J91]; IF([.K91] = &quot;-&quot;; &quot;&quot;; [.K91]))">
            <text:p/>
          </table:table-cell>
          <table:table-cell table:formula="of:=IF([.H91] = &quot;&quot;; [.G91]; IF([.H91] = &quot;-&quot;; &quot;&quot;; [.H91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ournée de la Colombie, le 23 avril 2015. Université des Antilles et de la Guyane</text:p>
          </table:table-cell>
          <table:table-cell table:formula="of:=ORG.LIBREOFFICE.REGEX([.A92]; &quot;:[^:]*?$&quot;; &quot;&quot;)" office:value-type="string" office:string-value="Journée de la Colombie, le 23 avril 2015. Université des Antilles et de la Guyane" calcext:value-type="string">
            <text:p>Journée de la Colombie, le 23 avril 2015. Université des Antilles et de la Guyane</text:p>
          </table:table-cell>
          <table:table-cell table:formula="of:=IF(ORG.LIBREOFFICE.REGEX([.A92]; &quot;[^:]*?$&quot;; &quot;&quot;) = &quot;&quot;; &quot;&quot;; 1)">
            <text:p/>
          </table:table-cell>
          <table:table-cell table:style-name="ce4" table:formula="of:=IF([.C92] = 1; IF(MID([.B92]; 1; 1) = CHAR(34); MID([.B92]; 2; LEN([.B92]) - 3); [.B92]); ORG.LIBREOFFICE.REGEX([.A92]; &quot;\.[^.]*?$&quot;; &quot;&quot;))" office:value-type="string" office:string-value="Journée de la Colombie, le 23 avril 2015" calcext:value-type="string">
            <text:p>Journée de la Colombie, le 23 avril 2015</text:p>
          </table:table-cell>
          <table:table-cell table:style-name="ce6" office:value-type="string" calcext:value-type="string">
            <text:p>Journée de la Colombie</text:p>
          </table:table-cell>
          <table:table-cell table:formula="of:= ORG.LIBREOFFICE.REGEX(ORG.LIBREOFFICE.REGEX(MID([.A92]; FIND([.M92]; [.A92]) + LEN([.M92]) + 1; 999); &quot;^\W*&quot;; &quot;&quot;); &quot;\W*$&quot;; &quot;&quot;)" office:value-type="string" office:string-value="le 23 avril 2015. Université des Antilles et de la Guyane" calcext:value-type="string">
            <text:p>le 23 avril 2015. Université des Antilles et de la Guyane</text:p>
          </table:table-cell>
          <table:table-cell table:formula="of:=TRIM(ORG.LIBREOFFICE.REGEX([.F92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92] = &quot;&quot;; [.F92]; TRIM(MID([.F92]; 1; FIND([.P92]; [.F92]) - 1))); &quot;^\W*&quot;; &quot;&quot;); &quot;\W*$&quot;; &quot;&quot;)" office:value-type="string" office:string-value="le 23 avril 2015" calcext:value-type="string">
            <text:p>le 23 avril 2015</text:p>
          </table:table-cell>
          <table:table-cell table:formula="of:=IF([.I92] = &quot;&quot;; &quot;&quot;; IFERROR(ORG.LIBREOFFICE.REGEX(ORG.LIBREOFFICE.REGEX(ORG.LIBREOFFICE.REGEX([.I9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3 avril 2015" calcext:value-type="string">
            <text:p>23 avril 2015</text:p>
          </table:table-cell>
          <table:table-cell/>
          <table:table-cell table:formula="of:=IF([.I92] = &quot;&quot;; &quot;&quot;; IFERROR(ORG.LIBREOFFICE.REGEX(ORG.LIBREOFFICE.REGEX(ORG.LIBREOFFICE.REGEX([.I9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92] = &quot;&quot;; [.D92]; IF([.E92] = &quot;-&quot;; &quot;&quot;; [.E92]))" office:value-type="string" office:string-value="Journée de la Colombie" calcext:value-type="string">
            <text:p>Journée de la Colombie</text:p>
          </table:table-cell>
          <table:table-cell table:style-name="ce4" table:formula="of:==IF(LEN([.L92]) &lt; 5; &quot;&quot;; ORG.LIBREOFFICE.REGEX([.L92]; &quot;,[^,]*?$&quot;; &quot;&quot;))">
            <text:p/>
          </table:table-cell>
          <table:table-cell table:formula="of:=IF([.K92] = &quot;&quot;; [.J92]; IF([.K92] = &quot;-&quot;; &quot;&quot;; [.K92]))" office:value-type="string" office:string-value="23 avril 2015" calcext:value-type="string">
            <text:p>23 avril 2015</text:p>
          </table:table-cell>
          <table:table-cell table:formula="of:=IF([.H92] = &quot;&quot;; [.G92]; IF([.H92] = &quot;-&quot;; &quot;&quot;; [.H92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Klima en boulvès. Changement climatique : conséquences, causes et alternatives" : conférences, le 18 avril 2015. Université des Antilles et de la Guyane</text:p>
          </table:table-cell>
          <table:table-cell table:formula="of:=ORG.LIBREOFFICE.REGEX([.A93]; &quot;:[^:]*?$&quot;; &quot;&quot;)" office:value-type="string" office:string-value="&quot;Klima en boulvès. Changement climatique : conséquences, causes et alternatives&quot; " calcext:value-type="string">
            <text:p>"Klima en boulvès. Changement climatique : conséquences, causes et alternatives" </text:p>
          </table:table-cell>
          <table:table-cell table:formula="of:=IF(ORG.LIBREOFFICE.REGEX([.A93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93] = 1; IF(MID([.B93]; 1; 1) = CHAR(34); MID([.B93]; 2; LEN([.B93]) - 3); [.B93]); ORG.LIBREOFFICE.REGEX([.A93]; &quot;\.[^.]*?$&quot;; &quot;&quot;))" office:value-type="string" office:string-value="Klima en boulvès. Changement climatique : conséquences, causes et alternatives" calcext:value-type="string">
            <text:p>Klima en boulvès. Changement climatique : conséquences, causes et alternatives</text:p>
          </table:table-cell>
          <table:table-cell table:style-name="ce6"/>
          <table:table-cell table:formula="of:= ORG.LIBREOFFICE.REGEX(ORG.LIBREOFFICE.REGEX(MID([.A93]; FIND([.M93]; [.A93]) + LEN([.M93]) + 1; 999); &quot;^\W*&quot;; &quot;&quot;); &quot;\W*$&quot;; &quot;&quot;)" office:value-type="string" office:string-value="conférences, le 18 avril 2015. Université des Antilles et de la Guyane" calcext:value-type="string">
            <text:p>conférences, le 18 avril 2015. Université des Antilles et de la Guyane</text:p>
          </table:table-cell>
          <table:table-cell table:formula="of:=TRIM(ORG.LIBREOFFICE.REGEX([.F93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93] = &quot;&quot;; [.F93]; TRIM(MID([.F93]; 1; FIND([.P93]; [.F93]) - 1))); &quot;^\W*&quot;; &quot;&quot;); &quot;\W*$&quot;; &quot;&quot;)" office:value-type="string" office:string-value="conférences, le 18 avril 2015" calcext:value-type="string">
            <text:p>conférences, le 18 avril 2015</text:p>
          </table:table-cell>
          <table:table-cell table:formula="of:=IF([.I93] = &quot;&quot;; &quot;&quot;; IFERROR(ORG.LIBREOFFICE.REGEX(ORG.LIBREOFFICE.REGEX(ORG.LIBREOFFICE.REGEX([.I9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8 avril 2015" calcext:value-type="string">
            <text:p>18 avril 2015</text:p>
          </table:table-cell>
          <table:table-cell/>
          <table:table-cell table:formula="of:=IF([.I93] = &quot;&quot;; &quot;&quot;; IFERROR(ORG.LIBREOFFICE.REGEX(ORG.LIBREOFFICE.REGEX(ORG.LIBREOFFICE.REGEX([.I9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nférences, le" calcext:value-type="string">
            <text:p>conférences, le</text:p>
          </table:table-cell>
          <table:table-cell table:formula="of:=IF([.E93] = &quot;&quot;; [.D93]; IF([.E93] = &quot;-&quot;; &quot;&quot;; [.E93]))" office:value-type="string" office:string-value="Klima en boulvès. Changement climatique : conséquences, causes et alternatives" calcext:value-type="string">
            <text:p>Klima en boulvès. Changement climatique : conséquences, causes et alternatives</text:p>
          </table:table-cell>
          <table:table-cell table:style-name="ce4" table:formula="of:==IF(LEN([.L93]) &lt; 5; &quot;&quot;; ORG.LIBREOFFICE.REGEX([.L93]; &quot;,[^,]*?$&quot;; &quot;&quot;))" office:value-type="string" office:string-value="conférences" calcext:value-type="string">
            <text:p>conférences</text:p>
          </table:table-cell>
          <table:table-cell table:formula="of:=IF([.K93] = &quot;&quot;; [.J93]; IF([.K93] = &quot;-&quot;; &quot;&quot;; [.K93]))" office:value-type="string" office:string-value="18 avril 2015" calcext:value-type="string">
            <text:p>18 avril 2015</text:p>
          </table:table-cell>
          <table:table-cell table:formula="of:=IF([.H93] = &quot;&quot;; [.G93]; IF([.H93] = &quot;-&quot;; &quot;&quot;; [.H93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Innovation sociale dans les petites et moyennes entreprises : représentations, pratiques et prospective" : colloque, les 6 et 7 mai 2015. Université des Antilles</text:p>
          </table:table-cell>
          <table:table-cell table:formula="of:=ORG.LIBREOFFICE.REGEX([.A94]; &quot;:[^:]*?$&quot;; &quot;&quot;)" office:value-type="string" office:string-value="&quot;Innovation sociale dans les petites et moyennes entreprises : représentations, pratiques et prospective&quot; " calcext:value-type="string">
            <text:p>"Innovation sociale dans les petites et moyennes entreprises : représentations, pratiques et prospective" </text:p>
          </table:table-cell>
          <table:table-cell table:formula="of:=IF(ORG.LIBREOFFICE.REGEX([.A94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94] = 1; IF(MID([.B94]; 1; 1) = CHAR(34); MID([.B94]; 2; LEN([.B94]) - 3); [.B94]); ORG.LIBREOFFICE.REGEX([.A94]; &quot;\.[^.]*?$&quot;; &quot;&quot;))" office:value-type="string" office:string-value="Innovation sociale dans les petites et moyennes entreprises : représentations, pratiques et prospective" calcext:value-type="string">
            <text:p>Innovation sociale dans les petites et moyennes entreprises : représentations, pratiques et prospective</text:p>
          </table:table-cell>
          <table:table-cell table:style-name="ce6"/>
          <table:table-cell table:formula="of:= ORG.LIBREOFFICE.REGEX(ORG.LIBREOFFICE.REGEX(MID([.A94]; FIND([.M94]; [.A94]) + LEN([.M94]) + 1; 999); &quot;^\W*&quot;; &quot;&quot;); &quot;\W*$&quot;; &quot;&quot;)" office:value-type="string" office:string-value="colloque, les 6 et 7 mai 2015. Université des Antilles" calcext:value-type="string">
            <text:p>colloque, les 6 et 7 mai 2015. Université des Antilles</text:p>
          </table:table-cell>
          <table:table-cell table:formula="of:=TRIM(ORG.LIBREOFFICE.REGEX([.F94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94] = &quot;&quot;; [.F94]; TRIM(MID([.F94]; 1; FIND([.P94]; [.F94]) - 1))); &quot;^\W*&quot;; &quot;&quot;); &quot;\W*$&quot;; &quot;&quot;)" office:value-type="string" office:string-value="colloque, les 6 et 7 mai 2015" calcext:value-type="string">
            <text:p>colloque, les 6 et 7 mai 2015</text:p>
          </table:table-cell>
          <table:table-cell table:formula="of:=IF([.I94] = &quot;&quot;; &quot;&quot;; IFERROR(ORG.LIBREOFFICE.REGEX(ORG.LIBREOFFICE.REGEX(ORG.LIBREOFFICE.REGEX([.I9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6 et 7 mai 2015" calcext:value-type="string">
            <text:p>6 et 7 mai 2015</text:p>
          </table:table-cell>
          <table:table-cell/>
          <table:table-cell table:formula="of:=IF([.I94] = &quot;&quot;; &quot;&quot;; IFERROR(ORG.LIBREOFFICE.REGEX(ORG.LIBREOFFICE.REGEX(ORG.LIBREOFFICE.REGEX([.I9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, les" calcext:value-type="string">
            <text:p>colloque, les</text:p>
          </table:table-cell>
          <table:table-cell table:formula="of:=IF([.E94] = &quot;&quot;; [.D94]; IF([.E94] = &quot;-&quot;; &quot;&quot;; [.E94]))" office:value-type="string" office:string-value="Innovation sociale dans les petites et moyennes entreprises : représentations, pratiques et prospective" calcext:value-type="string">
            <text:p>Innovation sociale dans les petites et moyennes entreprises : représentations, pratiques et prospective</text:p>
          </table:table-cell>
          <table:table-cell table:style-name="ce4" table:formula="of:==IF(LEN([.L94]) &lt; 5; &quot;&quot;; ORG.LIBREOFFICE.REGEX([.L94]; &quot;,[^,]*?$&quot;; &quot;&quot;))" office:value-type="string" office:string-value="colloque" calcext:value-type="string">
            <text:p>colloque</text:p>
          </table:table-cell>
          <table:table-cell table:formula="of:=IF([.K94] = &quot;&quot;; [.J94]; IF([.K94] = &quot;-&quot;; &quot;&quot;; [.K94]))" office:value-type="string" office:string-value="6 et 7 mai 2015" calcext:value-type="string">
            <text:p>6 et 7 mai 2015</text:p>
          </table:table-cell>
          <table:table-cell table:formula="of:=IF([.H94] = &quot;&quot;; [.G94]; IF([.H94] = &quot;-&quot;; &quot;&quot;; [.H94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Mémorial des marrons de la liberté, 167e anniversaire de l'abolition de l'esclavage" : conférences, les 6 et 9 juin 2015. Université de Guyane</text:p>
          </table:table-cell>
          <table:table-cell table:formula="of:=ORG.LIBREOFFICE.REGEX([.A95]; &quot;:[^:]*?$&quot;; &quot;&quot;)" office:value-type="string" office:string-value="&quot;Mémorial des marrons de la liberté, 167e anniversaire de l'abolition de l'esclavage&quot; " calcext:value-type="string">
            <text:p>"Mémorial des marrons de la liberté, 167e anniversaire de l'abolition de l'esclavage" </text:p>
          </table:table-cell>
          <table:table-cell table:formula="of:=IF(ORG.LIBREOFFICE.REGEX([.A95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95] = 1; IF(MID([.B95]; 1; 1) = CHAR(34); MID([.B95]; 2; LEN([.B95]) - 3); [.B95]); ORG.LIBREOFFICE.REGEX([.A95]; &quot;\.[^.]*?$&quot;; &quot;&quot;))" office:value-type="string" office:string-value="Mémorial des marrons de la liberté, 167e anniversaire de l'abolition de l'esclavage" calcext:value-type="string">
            <text:p>Mémorial des marrons de la liberté, 167e anniversaire de l'abolition de l'esclavage</text:p>
          </table:table-cell>
          <table:table-cell table:style-name="ce6"/>
          <table:table-cell table:formula="of:= ORG.LIBREOFFICE.REGEX(ORG.LIBREOFFICE.REGEX(MID([.A95]; FIND([.M95]; [.A95]) + LEN([.M95]) + 1; 999); &quot;^\W*&quot;; &quot;&quot;); &quot;\W*$&quot;; &quot;&quot;)" office:value-type="string" office:string-value="conférences, les 6 et 9 juin 2015. Université de Guyane" calcext:value-type="string">
            <text:p>conférences, les 6 et 9 juin 2015. Université de Guyane</text:p>
          </table:table-cell>
          <table:table-cell table:formula="of:=TRIM(ORG.LIBREOFFICE.REGEX([.F95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95] = &quot;&quot;; [.F95]; TRIM(MID([.F95]; 1; FIND([.P95]; [.F95]) - 1))); &quot;^\W*&quot;; &quot;&quot;); &quot;\W*$&quot;; &quot;&quot;)" office:value-type="string" office:string-value="conférences, les 6 et 9 juin 2015" calcext:value-type="string">
            <text:p>conférences, les 6 et 9 juin 2015</text:p>
          </table:table-cell>
          <table:table-cell table:formula="of:=IF([.I95] = &quot;&quot;; &quot;&quot;; IFERROR(ORG.LIBREOFFICE.REGEX(ORG.LIBREOFFICE.REGEX(ORG.LIBREOFFICE.REGEX([.I9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6 et 9 juin 2015" calcext:value-type="string">
            <text:p>6 et 9 juin 2015</text:p>
          </table:table-cell>
          <table:table-cell/>
          <table:table-cell table:formula="of:=IF([.I95] = &quot;&quot;; &quot;&quot;; IFERROR(ORG.LIBREOFFICE.REGEX(ORG.LIBREOFFICE.REGEX(ORG.LIBREOFFICE.REGEX([.I9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nférences, les" calcext:value-type="string">
            <text:p>conférences, les</text:p>
          </table:table-cell>
          <table:table-cell table:formula="of:=IF([.E95] = &quot;&quot;; [.D95]; IF([.E95] = &quot;-&quot;; &quot;&quot;; [.E95]))" office:value-type="string" office:string-value="Mémorial des marrons de la liberté, 167e anniversaire de l'abolition de l'esclavage" calcext:value-type="string">
            <text:p>Mémorial des marrons de la liberté, 167e anniversaire de l'abolition de l'esclavage</text:p>
          </table:table-cell>
          <table:table-cell table:style-name="ce4" table:formula="of:==IF(LEN([.L95]) &lt; 5; &quot;&quot;; ORG.LIBREOFFICE.REGEX([.L95]; &quot;,[^,]*?$&quot;; &quot;&quot;))" office:value-type="string" office:string-value="conférences" calcext:value-type="string">
            <text:p>conférences</text:p>
          </table:table-cell>
          <table:table-cell table:formula="of:=IF([.K95] = &quot;&quot;; [.J95]; IF([.K95] = &quot;-&quot;; &quot;&quot;; [.K95]))" office:value-type="string" office:string-value="6 et 9 juin 2015" calcext:value-type="string">
            <text:p>6 et 9 juin 2015</text:p>
          </table:table-cell>
          <table:table-cell table:formula="of:=IF([.H95] = &quot;&quot;; [.G95]; IF([.H95] = &quot;-&quot;; &quot;&quot;; [.H95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Journées de la Liberté, 167e anniversaire de l'abolition de l'esclavage en Guyane. "Luttes et résistances en héritage", le 5 juin 2015. Université de Guyane</text:p>
          </table:table-cell>
          <table:table-cell table:formula="of:=ORG.LIBREOFFICE.REGEX([.A96]; &quot;:[^:]*?$&quot;; &quot;&quot;)" office:value-type="string" office:string-value="Journées de la Liberté, 167e anniversaire de l'abolition de l'esclavage en Guyane. &quot;Luttes et résistances en héritage&quot;, le 5 juin 2015. Université de Guyane" calcext:value-type="string">
            <text:p>Journées de la Liberté, 167e anniversaire de l'abolition de l'esclavage en Guyane. "Luttes et résistances en héritage", le 5 juin 2015. Université de Guyane</text:p>
          </table:table-cell>
          <table:table-cell table:formula="of:=IF(ORG.LIBREOFFICE.REGEX([.A96]; &quot;[^:]*?$&quot;; &quot;&quot;) = &quot;&quot;; &quot;&quot;; 1)">
            <text:p/>
          </table:table-cell>
          <table:table-cell table:style-name="ce4" table:formula="of:=IF([.C96] = 1; IF(MID([.B96]; 1; 1) = CHAR(34); MID([.B96]; 2; LEN([.B96]) - 3); [.B96]); ORG.LIBREOFFICE.REGEX([.A96]; &quot;\.[^.]*?$&quot;; &quot;&quot;))" office:value-type="string" office:string-value="Journées de la Liberté, 167e anniversaire de l'abolition de l'esclavage en Guyane. &quot;Luttes et résistances en héritage&quot;, le 5 juin 2015" calcext:value-type="string">
            <text:p>Journées de la Liberté, 167e anniversaire de l'abolition de l'esclavage en Guyane. "Luttes et résistances en héritage", le 5 juin 2015</text:p>
          </table:table-cell>
          <table:table-cell table:style-name="ce6" office:value-type="string" calcext:value-type="string">
            <text:p>Journées de la Liberté, 167e anniversaire de l'abolition de l'esclavage en Guyane. "Luttes et résistances en héritage"</text:p>
          </table:table-cell>
          <table:table-cell table:formula="of:= ORG.LIBREOFFICE.REGEX(ORG.LIBREOFFICE.REGEX(MID([.A96]; FIND([.M96]; [.A96]) + LEN([.M96]) + 1; 999); &quot;^\W*&quot;; &quot;&quot;); &quot;\W*$&quot;; &quot;&quot;)" office:value-type="string" office:string-value="le 5 juin 2015. Université de Guyane" calcext:value-type="string">
            <text:p>le 5 juin 2015. Université de Guyane</text:p>
          </table:table-cell>
          <table:table-cell table:formula="of:=TRIM(ORG.LIBREOFFICE.REGEX([.F96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96] = &quot;&quot;; [.F96]; TRIM(MID([.F96]; 1; FIND([.P96]; [.F96]) - 1))); &quot;^\W*&quot;; &quot;&quot;); &quot;\W*$&quot;; &quot;&quot;)" office:value-type="string" office:string-value="le 5 juin 2015" calcext:value-type="string">
            <text:p>le 5 juin 2015</text:p>
          </table:table-cell>
          <table:table-cell table:formula="of:=IF([.I96] = &quot;&quot;; &quot;&quot;; IFERROR(ORG.LIBREOFFICE.REGEX(ORG.LIBREOFFICE.REGEX(ORG.LIBREOFFICE.REGEX([.I9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5 juin 2015" calcext:value-type="string">
            <text:p>5 juin 2015</text:p>
          </table:table-cell>
          <table:table-cell/>
          <table:table-cell table:formula="of:=IF([.I96] = &quot;&quot;; &quot;&quot;; IFERROR(ORG.LIBREOFFICE.REGEX(ORG.LIBREOFFICE.REGEX(ORG.LIBREOFFICE.REGEX([.I9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96] = &quot;&quot;; [.D96]; IF([.E96] = &quot;-&quot;; &quot;&quot;; [.E96]))" office:value-type="string" office:string-value="Journées de la Liberté, 167e anniversaire de l'abolition de l'esclavage en Guyane. &quot;Luttes et résistances en héritage&quot;" calcext:value-type="string">
            <text:p>Journées de la Liberté, 167e anniversaire de l'abolition de l'esclavage en Guyane. "Luttes et résistances en héritage"</text:p>
          </table:table-cell>
          <table:table-cell table:style-name="ce4" table:formula="of:==IF(LEN([.L96]) &lt; 5; &quot;&quot;; ORG.LIBREOFFICE.REGEX([.L96]; &quot;,[^,]*?$&quot;; &quot;&quot;))">
            <text:p/>
          </table:table-cell>
          <table:table-cell table:formula="of:=IF([.K96] = &quot;&quot;; [.J96]; IF([.K96] = &quot;-&quot;; &quot;&quot;; [.K96]))" office:value-type="string" office:string-value="5 juin 2015" calcext:value-type="string">
            <text:p>5 juin 2015</text:p>
          </table:table-cell>
          <table:table-cell table:formula="of:=IF([.H96] = &quot;&quot;; [.G96]; IF([.H96] = &quot;-&quot;; &quot;&quot;; [.H96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ournées nationales de l'archéologie 2015, le 19 juin 2015. Université des Antilles et de la Guyane</text:p>
          </table:table-cell>
          <table:table-cell table:formula="of:=ORG.LIBREOFFICE.REGEX([.A97]; &quot;:[^:]*?$&quot;; &quot;&quot;)" office:value-type="string" office:string-value="Journées nationales de l'archéologie 2015, le 19 juin 2015. Université des Antilles et de la Guyane" calcext:value-type="string">
            <text:p>Journées nationales de l'archéologie 2015, le 19 juin 2015. Université des Antilles et de la Guyane</text:p>
          </table:table-cell>
          <table:table-cell table:formula="of:=IF(ORG.LIBREOFFICE.REGEX([.A97]; &quot;[^:]*?$&quot;; &quot;&quot;) = &quot;&quot;; &quot;&quot;; 1)">
            <text:p/>
          </table:table-cell>
          <table:table-cell table:style-name="ce4" table:formula="of:=IF([.C97] = 1; IF(MID([.B97]; 1; 1) = CHAR(34); MID([.B97]; 2; LEN([.B97]) - 3); [.B97]); ORG.LIBREOFFICE.REGEX([.A97]; &quot;\.[^.]*?$&quot;; &quot;&quot;))" office:value-type="string" office:string-value="Journées nationales de l'archéologie 2015, le 19 juin 2015" calcext:value-type="string">
            <text:p>Journées nationales de l'archéologie 2015, le 19 juin 2015</text:p>
          </table:table-cell>
          <table:table-cell table:style-name="ce6" office:value-type="string" calcext:value-type="string">
            <text:p>Journées nationales de l'archéologie 2015</text:p>
          </table:table-cell>
          <table:table-cell table:formula="of:= ORG.LIBREOFFICE.REGEX(ORG.LIBREOFFICE.REGEX(MID([.A97]; FIND([.M97]; [.A97]) + LEN([.M97]) + 1; 999); &quot;^\W*&quot;; &quot;&quot;); &quot;\W*$&quot;; &quot;&quot;)" office:value-type="string" office:string-value="le 19 juin 2015. Université des Antilles et de la Guyane" calcext:value-type="string">
            <text:p>le 19 juin 2015. Université des Antilles et de la Guyane</text:p>
          </table:table-cell>
          <table:table-cell table:formula="of:=TRIM(ORG.LIBREOFFICE.REGEX([.F97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97] = &quot;&quot;; [.F97]; TRIM(MID([.F97]; 1; FIND([.P97]; [.F97]) - 1))); &quot;^\W*&quot;; &quot;&quot;); &quot;\W*$&quot;; &quot;&quot;)" office:value-type="string" office:string-value="le 19 juin 2015" calcext:value-type="string">
            <text:p>le 19 juin 2015</text:p>
          </table:table-cell>
          <table:table-cell table:formula="of:=IF([.I97] = &quot;&quot;; &quot;&quot;; IFERROR(ORG.LIBREOFFICE.REGEX(ORG.LIBREOFFICE.REGEX(ORG.LIBREOFFICE.REGEX([.I9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9 juin 2015" calcext:value-type="string">
            <text:p>19 juin 2015</text:p>
          </table:table-cell>
          <table:table-cell/>
          <table:table-cell table:formula="of:=IF([.I97] = &quot;&quot;; &quot;&quot;; IFERROR(ORG.LIBREOFFICE.REGEX(ORG.LIBREOFFICE.REGEX(ORG.LIBREOFFICE.REGEX([.I9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97] = &quot;&quot;; [.D97]; IF([.E97] = &quot;-&quot;; &quot;&quot;; [.E97]))" office:value-type="string" office:string-value="Journées nationales de l'archéologie 2015" calcext:value-type="string">
            <text:p>Journées nationales de l'archéologie 2015</text:p>
          </table:table-cell>
          <table:table-cell table:style-name="ce4" table:formula="of:==IF(LEN([.L97]) &lt; 5; &quot;&quot;; ORG.LIBREOFFICE.REGEX([.L97]; &quot;,[^,]*?$&quot;; &quot;&quot;))">
            <text:p/>
          </table:table-cell>
          <table:table-cell table:formula="of:=IF([.K97] = &quot;&quot;; [.J97]; IF([.K97] = &quot;-&quot;; &quot;&quot;; [.K97]))" office:value-type="string" office:string-value="19 juin 2015" calcext:value-type="string">
            <text:p>19 juin 2015</text:p>
          </table:table-cell>
          <table:table-cell table:formula="of:=IF([.H97] = &quot;&quot;; [.G97]; IF([.H97] = &quot;-&quot;; &quot;&quot;; [.H97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Esclavage, traite et exploitation des êtres humains au regard du droit" : colloque, du 28 au 30 mai 2015. Université des Antilles et de la Guyane</text:p>
          </table:table-cell>
          <table:table-cell table:formula="of:=ORG.LIBREOFFICE.REGEX([.A98]; &quot;:[^:]*?$&quot;; &quot;&quot;)" office:value-type="string" office:string-value="&quot;Esclavage, traite et exploitation des êtres humains au regard du droit&quot; " calcext:value-type="string">
            <text:p>"Esclavage, traite et exploitation des êtres humains au regard du droit" </text:p>
          </table:table-cell>
          <table:table-cell table:formula="of:=IF(ORG.LIBREOFFICE.REGEX([.A98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98] = 1; IF(MID([.B98]; 1; 1) = CHAR(34); MID([.B98]; 2; LEN([.B98]) - 3); [.B98]); ORG.LIBREOFFICE.REGEX([.A98]; &quot;\.[^.]*?$&quot;; &quot;&quot;))" office:value-type="string" office:string-value="Esclavage, traite et exploitation des êtres humains au regard du droit" calcext:value-type="string">
            <text:p>Esclavage, traite et exploitation des êtres humains au regard du droit</text:p>
          </table:table-cell>
          <table:table-cell table:style-name="ce6"/>
          <table:table-cell table:formula="of:= ORG.LIBREOFFICE.REGEX(ORG.LIBREOFFICE.REGEX(MID([.A98]; FIND([.M98]; [.A98]) + LEN([.M98]) + 1; 999); &quot;^\W*&quot;; &quot;&quot;); &quot;\W*$&quot;; &quot;&quot;)" office:value-type="string" office:string-value="colloque, du 28 au 30 mai 2015. Université des Antilles et de la Guyane" calcext:value-type="string">
            <text:p>colloque, du 28 au 30 mai 2015. Université des Antilles et de la Guyane</text:p>
          </table:table-cell>
          <table:table-cell table:formula="of:=TRIM(ORG.LIBREOFFICE.REGEX([.F98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98] = &quot;&quot;; [.F98]; TRIM(MID([.F98]; 1; FIND([.P98]; [.F98]) - 1))); &quot;^\W*&quot;; &quot;&quot;); &quot;\W*$&quot;; &quot;&quot;)" office:value-type="string" office:string-value="colloque, du 28 au 30 mai 2015" calcext:value-type="string">
            <text:p>colloque, du 28 au 30 mai 2015</text:p>
          </table:table-cell>
          <table:table-cell table:formula="of:=IF([.I98] = &quot;&quot;; &quot;&quot;; IFERROR(ORG.LIBREOFFICE.REGEX(ORG.LIBREOFFICE.REGEX(ORG.LIBREOFFICE.REGEX([.I9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8 au 30 mai 2015" calcext:value-type="string">
            <text:p>28 au 30 mai 2015</text:p>
          </table:table-cell>
          <table:table-cell/>
          <table:table-cell table:formula="of:=IF([.I98] = &quot;&quot;; &quot;&quot;; IFERROR(ORG.LIBREOFFICE.REGEX(ORG.LIBREOFFICE.REGEX(ORG.LIBREOFFICE.REGEX([.I9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, du" calcext:value-type="string">
            <text:p>colloque, du</text:p>
          </table:table-cell>
          <table:table-cell table:formula="of:=IF([.E98] = &quot;&quot;; [.D98]; IF([.E98] = &quot;-&quot;; &quot;&quot;; [.E98]))" office:value-type="string" office:string-value="Esclavage, traite et exploitation des êtres humains au regard du droit" calcext:value-type="string">
            <text:p>Esclavage, traite et exploitation des êtres humains au regard du droit</text:p>
          </table:table-cell>
          <table:table-cell table:style-name="ce4" table:formula="of:==IF(LEN([.L98]) &lt; 5; &quot;&quot;; ORG.LIBREOFFICE.REGEX([.L98]; &quot;,[^,]*?$&quot;; &quot;&quot;))" office:value-type="string" office:string-value="colloque" calcext:value-type="string">
            <text:p>colloque</text:p>
          </table:table-cell>
          <table:table-cell table:formula="of:=IF([.K98] = &quot;&quot;; [.J98]; IF([.K98] = &quot;-&quot;; &quot;&quot;; [.K98]))" office:value-type="string" office:string-value="28 au 30 mai 2015" calcext:value-type="string">
            <text:p>28 au 30 mai 2015</text:p>
          </table:table-cell>
          <table:table-cell table:formula="of:=IF([.H98] = &quot;&quot;; [.G98]; IF([.H98] = &quot;-&quot;; &quot;&quot;; [.H98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Etat et sociétés en Outre-mer" : colloque, les 27 et 28 novembre 2014. Université des Antilles et de la Guyane</text:p>
          </table:table-cell>
          <table:table-cell table:formula="of:=ORG.LIBREOFFICE.REGEX([.A99]; &quot;:[^:]*?$&quot;; &quot;&quot;)" office:value-type="string" office:string-value="&quot;Etat et sociétés en Outre-mer&quot; " calcext:value-type="string">
            <text:p>"Etat et sociétés en Outre-mer" </text:p>
          </table:table-cell>
          <table:table-cell table:formula="of:=IF(ORG.LIBREOFFICE.REGEX([.A99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99] = 1; IF(MID([.B99]; 1; 1) = CHAR(34); MID([.B99]; 2; LEN([.B99]) - 3); [.B99]); ORG.LIBREOFFICE.REGEX([.A99]; &quot;\.[^.]*?$&quot;; &quot;&quot;))" office:value-type="string" office:string-value="Etat et sociétés en Outre-mer" calcext:value-type="string">
            <text:p>Etat et sociétés en Outre-mer</text:p>
          </table:table-cell>
          <table:table-cell table:style-name="ce6"/>
          <table:table-cell table:formula="of:= ORG.LIBREOFFICE.REGEX(ORG.LIBREOFFICE.REGEX(MID([.A99]; FIND([.M99]; [.A99]) + LEN([.M99]) + 1; 999); &quot;^\W*&quot;; &quot;&quot;); &quot;\W*$&quot;; &quot;&quot;)" office:value-type="string" office:string-value="colloque, les 27 et 28 novembre 2014. Université des Antilles et de la Guyane" calcext:value-type="string">
            <text:p>colloque, les 27 et 28 novembre 2014. Université des Antilles et de la Guyane</text:p>
          </table:table-cell>
          <table:table-cell table:formula="of:=TRIM(ORG.LIBREOFFICE.REGEX([.F99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99] = &quot;&quot;; [.F99]; TRIM(MID([.F99]; 1; FIND([.P99]; [.F99]) - 1))); &quot;^\W*&quot;; &quot;&quot;); &quot;\W*$&quot;; &quot;&quot;)" office:value-type="string" office:string-value="colloque, les 27 et 28 novembre 2014" calcext:value-type="string">
            <text:p>colloque, les 27 et 28 novembre 2014</text:p>
          </table:table-cell>
          <table:table-cell table:formula="of:=IF([.I99] = &quot;&quot;; &quot;&quot;; IFERROR(ORG.LIBREOFFICE.REGEX(ORG.LIBREOFFICE.REGEX(ORG.LIBREOFFICE.REGEX([.I9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7 et 28 novembre 2014" calcext:value-type="string">
            <text:p>27 et 28 novembre 2014</text:p>
          </table:table-cell>
          <table:table-cell/>
          <table:table-cell table:formula="of:=IF([.I99] = &quot;&quot;; &quot;&quot;; IFERROR(ORG.LIBREOFFICE.REGEX(ORG.LIBREOFFICE.REGEX(ORG.LIBREOFFICE.REGEX([.I9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, les" calcext:value-type="string">
            <text:p>colloque, les</text:p>
          </table:table-cell>
          <table:table-cell table:formula="of:=IF([.E99] = &quot;&quot;; [.D99]; IF([.E99] = &quot;-&quot;; &quot;&quot;; [.E99]))" office:value-type="string" office:string-value="Etat et sociétés en Outre-mer" calcext:value-type="string">
            <text:p>Etat et sociétés en Outre-mer</text:p>
          </table:table-cell>
          <table:table-cell table:style-name="ce4" table:formula="of:==IF(LEN([.L99]) &lt; 5; &quot;&quot;; ORG.LIBREOFFICE.REGEX([.L99]; &quot;,[^,]*?$&quot;; &quot;&quot;))" office:value-type="string" office:string-value="colloque" calcext:value-type="string">
            <text:p>colloque</text:p>
          </table:table-cell>
          <table:table-cell table:formula="of:=IF([.K99] = &quot;&quot;; [.J99]; IF([.K99] = &quot;-&quot;; &quot;&quot;; [.K99]))" office:value-type="string" office:string-value="27 et 28 novembre 2014" calcext:value-type="string">
            <text:p>27 et 28 novembre 2014</text:p>
          </table:table-cell>
          <table:table-cell table:formula="of:=IF([.H99] = &quot;&quot;; [.G99]; IF([.H99] = &quot;-&quot;; &quot;&quot;; [.H99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Hommage à Serge Patient et à Elie Stephenson" : journée scientifique et culturelle, le 5 décembre 2014. Université de Guyane</text:p>
          </table:table-cell>
          <table:table-cell table:formula="of:=ORG.LIBREOFFICE.REGEX([.A100]; &quot;:[^:]*?$&quot;; &quot;&quot;)" office:value-type="string" office:string-value="&quot;Hommage à Serge Patient et à Elie Stephenson&quot; " calcext:value-type="string">
            <text:p>"Hommage à Serge Patient et à Elie Stephenson" </text:p>
          </table:table-cell>
          <table:table-cell table:formula="of:=IF(ORG.LIBREOFFICE.REGEX([.A100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00] = 1; IF(MID([.B100]; 1; 1) = CHAR(34); MID([.B100]; 2; LEN([.B100]) - 3); [.B100]); ORG.LIBREOFFICE.REGEX([.A100]; &quot;\.[^.]*?$&quot;; &quot;&quot;))" office:value-type="string" office:string-value="Hommage à Serge Patient et à Elie Stephenson" calcext:value-type="string">
            <text:p>Hommage à Serge Patient et à Elie Stephenson</text:p>
          </table:table-cell>
          <table:table-cell table:style-name="ce6"/>
          <table:table-cell table:formula="of:= ORG.LIBREOFFICE.REGEX(ORG.LIBREOFFICE.REGEX(MID([.A100]; FIND([.M100]; [.A100]) + LEN([.M100]) + 1; 999); &quot;^\W*&quot;; &quot;&quot;); &quot;\W*$&quot;; &quot;&quot;)" office:value-type="string" office:string-value="journée scientifique et culturelle, le 5 décembre 2014. Université de Guyane" calcext:value-type="string">
            <text:p>journée scientifique et culturelle, le 5 décembre 2014. Université de Guyane</text:p>
          </table:table-cell>
          <table:table-cell table:formula="of:=TRIM(ORG.LIBREOFFICE.REGEX([.F100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100] = &quot;&quot;; [.F100]; TRIM(MID([.F100]; 1; FIND([.P100]; [.F100]) - 1))); &quot;^\W*&quot;; &quot;&quot;); &quot;\W*$&quot;; &quot;&quot;)" office:value-type="string" office:string-value="journée scientifique et culturelle, le 5 décembre 2014" calcext:value-type="string">
            <text:p>journée scientifique et culturelle, le 5 décembre 2014</text:p>
          </table:table-cell>
          <table:table-cell table:formula="of:=IF([.I100] = &quot;&quot;; &quot;&quot;; IFERROR(ORG.LIBREOFFICE.REGEX(ORG.LIBREOFFICE.REGEX(ORG.LIBREOFFICE.REGEX([.I10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5 décembre 2014" calcext:value-type="string">
            <text:p>5 décembre 2014</text:p>
          </table:table-cell>
          <table:table-cell/>
          <table:table-cell table:formula="of:=IF([.I100] = &quot;&quot;; &quot;&quot;; IFERROR(ORG.LIBREOFFICE.REGEX(ORG.LIBREOFFICE.REGEX(ORG.LIBREOFFICE.REGEX([.I10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scientifique et culturelle, le" calcext:value-type="string">
            <text:p>journée scientifique et culturelle, le</text:p>
          </table:table-cell>
          <table:table-cell table:formula="of:=IF([.E100] = &quot;&quot;; [.D100]; IF([.E100] = &quot;-&quot;; &quot;&quot;; [.E100]))" office:value-type="string" office:string-value="Hommage à Serge Patient et à Elie Stephenson" calcext:value-type="string">
            <text:p>Hommage à Serge Patient et à Elie Stephenson</text:p>
          </table:table-cell>
          <table:table-cell table:style-name="ce4" table:formula="of:==IF(LEN([.L100]) &lt; 5; &quot;&quot;; ORG.LIBREOFFICE.REGEX([.L100]; &quot;,[^,]*?$&quot;; &quot;&quot;))" office:value-type="string" office:string-value="journée scientifique et culturelle" calcext:value-type="string">
            <text:p>journée scientifique et culturelle</text:p>
          </table:table-cell>
          <table:table-cell table:formula="of:=IF([.K100] = &quot;&quot;; [.J100]; IF([.K100] = &quot;-&quot;; &quot;&quot;; [.K100]))" office:value-type="string" office:string-value="5 décembre 2014" calcext:value-type="string">
            <text:p>5 décembre 2014</text:p>
          </table:table-cell>
          <table:table-cell table:formula="of:=IF([.H100] = &quot;&quot;; [.G100]; IF([.H100] = &quot;-&quot;; &quot;&quot;; [.H100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Sport et développement des territoires enjeux et perspectives" : colloque international, le 7 juin 2013. Université des Antilles et de la Guyane</text:p>
          </table:table-cell>
          <table:table-cell table:formula="of:=ORG.LIBREOFFICE.REGEX([.A101]; &quot;:[^:]*?$&quot;; &quot;&quot;)" office:value-type="string" office:string-value="&quot;Sport et développement des territoires enjeux et perspectives&quot; " calcext:value-type="string">
            <text:p>"Sport et développement des territoires enjeux et perspectives" </text:p>
          </table:table-cell>
          <table:table-cell table:formula="of:=IF(ORG.LIBREOFFICE.REGEX([.A101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01] = 1; IF(MID([.B101]; 1; 1) = CHAR(34); MID([.B101]; 2; LEN([.B101]) - 3); [.B101]); ORG.LIBREOFFICE.REGEX([.A101]; &quot;\.[^.]*?$&quot;; &quot;&quot;))" office:value-type="string" office:string-value="Sport et développement des territoires enjeux et perspectives" calcext:value-type="string">
            <text:p>Sport et développement des territoires enjeux et perspectives</text:p>
          </table:table-cell>
          <table:table-cell table:style-name="ce6"/>
          <table:table-cell table:formula="of:= ORG.LIBREOFFICE.REGEX(ORG.LIBREOFFICE.REGEX(MID([.A101]; FIND([.M101]; [.A101]) + LEN([.M101]) + 1; 999); &quot;^\W*&quot;; &quot;&quot;); &quot;\W*$&quot;; &quot;&quot;)" office:value-type="string" office:string-value="colloque international, le 7 juin 2013. Université des Antilles et de la Guyane" calcext:value-type="string">
            <text:p>colloque international, le 7 juin 2013. Université des Antilles et de la Guyane</text:p>
          </table:table-cell>
          <table:table-cell table:formula="of:=TRIM(ORG.LIBREOFFICE.REGEX([.F101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101] = &quot;&quot;; [.F101]; TRIM(MID([.F101]; 1; FIND([.P101]; [.F101]) - 1))); &quot;^\W*&quot;; &quot;&quot;); &quot;\W*$&quot;; &quot;&quot;)" office:value-type="string" office:string-value="colloque international, le 7 juin 2013" calcext:value-type="string">
            <text:p>colloque international, le 7 juin 2013</text:p>
          </table:table-cell>
          <table:table-cell table:formula="of:=IF([.I101] = &quot;&quot;; &quot;&quot;; IFERROR(ORG.LIBREOFFICE.REGEX(ORG.LIBREOFFICE.REGEX(ORG.LIBREOFFICE.REGEX([.I10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7 juin 2013" calcext:value-type="string">
            <text:p>7 juin 2013</text:p>
          </table:table-cell>
          <table:table-cell/>
          <table:table-cell table:formula="of:=IF([.I101] = &quot;&quot;; &quot;&quot;; IFERROR(ORG.LIBREOFFICE.REGEX(ORG.LIBREOFFICE.REGEX(ORG.LIBREOFFICE.REGEX([.I10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 international, le" calcext:value-type="string">
            <text:p>colloque international, le</text:p>
          </table:table-cell>
          <table:table-cell table:formula="of:=IF([.E101] = &quot;&quot;; [.D101]; IF([.E101] = &quot;-&quot;; &quot;&quot;; [.E101]))" office:value-type="string" office:string-value="Sport et développement des territoires enjeux et perspectives" calcext:value-type="string">
            <text:p>Sport et développement des territoires enjeux et perspectives</text:p>
          </table:table-cell>
          <table:table-cell table:style-name="ce4" table:formula="of:==IF(LEN([.L101]) &lt; 5; &quot;&quot;; ORG.LIBREOFFICE.REGEX([.L101]; &quot;,[^,]*?$&quot;; &quot;&quot;))" office:value-type="string" office:string-value="colloque international" calcext:value-type="string">
            <text:p>colloque international</text:p>
          </table:table-cell>
          <table:table-cell table:formula="of:=IF([.K101] = &quot;&quot;; [.J101]; IF([.K101] = &quot;-&quot;; &quot;&quot;; [.K101]))" office:value-type="string" office:string-value="7 juin 2013" calcext:value-type="string">
            <text:p>7 juin 2013</text:p>
          </table:table-cell>
          <table:table-cell table:formula="of:=IF([.H101] = &quot;&quot;; [.G101]; IF([.H101] = &quot;-&quot;; &quot;&quot;; [.H101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s rencontres culturelles de la BU 2015-2016. Université des Antilles</text:p>
          </table:table-cell>
          <table:table-cell table:formula="of:=ORG.LIBREOFFICE.REGEX([.A102]; &quot;:[^:]*?$&quot;; &quot;&quot;)" office:value-type="string" office:string-value="Les rencontres culturelles de la BU 2015-2016. Université des Antilles" calcext:value-type="string">
            <text:p>Les rencontres culturelles de la BU 2015-2016. Université des Antilles</text:p>
          </table:table-cell>
          <table:table-cell table:formula="of:=IF(ORG.LIBREOFFICE.REGEX([.A102]; &quot;[^:]*?$&quot;; &quot;&quot;) = &quot;&quot;; &quot;&quot;; 1)">
            <text:p/>
          </table:table-cell>
          <table:table-cell table:style-name="ce4" table:formula="of:=IF([.C102] = 1; IF(MID([.B102]; 1; 1) = CHAR(34); MID([.B102]; 2; LEN([.B102]) - 3); [.B102]); ORG.LIBREOFFICE.REGEX([.A102]; &quot;\.[^.]*?$&quot;; &quot;&quot;))" office:value-type="string" office:string-value="Les rencontres culturelles de la BU 2015-2016" calcext:value-type="string">
            <text:p>Les rencontres culturelles de la BU 2015-2016</text:p>
          </table:table-cell>
          <table:table-cell table:style-name="ce6" office:value-type="string" calcext:value-type="string">
            <text:p>Les rencontres culturelles de la BU</text:p>
          </table:table-cell>
          <table:table-cell table:formula="of:= ORG.LIBREOFFICE.REGEX(ORG.LIBREOFFICE.REGEX(MID([.A102]; FIND([.M102]; [.A102]) + LEN([.M102]) + 1; 999); &quot;^\W*&quot;; &quot;&quot;); &quot;\W*$&quot;; &quot;&quot;)" office:value-type="string" office:string-value="2015-2016. Université des Antilles" calcext:value-type="string">
            <text:p>2015-2016. Université des Antilles</text:p>
          </table:table-cell>
          <table:table-cell table:formula="of:=TRIM(ORG.LIBREOFFICE.REGEX([.F102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02] = &quot;&quot;; [.F102]; TRIM(MID([.F102]; 1; FIND([.P102]; [.F102]) - 1))); &quot;^\W*&quot;; &quot;&quot;); &quot;\W*$&quot;; &quot;&quot;)" office:value-type="string" office:string-value="2015-2016" calcext:value-type="string">
            <text:p>2015-2016</text:p>
          </table:table-cell>
          <table:table-cell table:formula="of:=IF([.I102] = &quot;&quot;; &quot;&quot;; IFERROR(ORG.LIBREOFFICE.REGEX(ORG.LIBREOFFICE.REGEX(ORG.LIBREOFFICE.REGEX([.I10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015-2016" calcext:value-type="string">
            <text:p>2015-2016</text:p>
          </table:table-cell>
          <table:table-cell/>
          <table:table-cell table:formula="of:=IF([.I102] = &quot;&quot;; &quot;&quot;; IFERROR(ORG.LIBREOFFICE.REGEX(ORG.LIBREOFFICE.REGEX(ORG.LIBREOFFICE.REGEX([.I10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>
            <text:p/>
          </table:table-cell>
          <table:table-cell table:formula="of:=IF([.E102] = &quot;&quot;; [.D102]; IF([.E102] = &quot;-&quot;; &quot;&quot;; [.E102]))" office:value-type="string" office:string-value="Les rencontres culturelles de la BU" calcext:value-type="string">
            <text:p>Les rencontres culturelles de la BU</text:p>
          </table:table-cell>
          <table:table-cell table:style-name="ce4" table:formula="of:==IF(LEN([.L102]) &lt; 5; &quot;&quot;; ORG.LIBREOFFICE.REGEX([.L102]; &quot;,[^,]*?$&quot;; &quot;&quot;))">
            <text:p/>
          </table:table-cell>
          <table:table-cell table:formula="of:=IF([.K102] = &quot;&quot;; [.J102]; IF([.K102] = &quot;-&quot;; &quot;&quot;; [.K102]))" office:value-type="string" office:string-value="2015-2016" calcext:value-type="string">
            <text:p>2015-2016</text:p>
          </table:table-cell>
          <table:table-cell table:formula="of:=IF([.H102] = &quot;&quot;; [.G102]; IF([.H102] = &quot;-&quot;; &quot;&quot;; [.H102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'oeuvre de Joseph Zobel : portées, héritages et modernité" : colloque international, du 14 au 16 octobre 2015. Université des Antilles</text:p>
          </table:table-cell>
          <table:table-cell table:formula="of:=ORG.LIBREOFFICE.REGEX([.A103]; &quot;:[^:]*?$&quot;; &quot;&quot;)" office:value-type="string" office:string-value="&quot;L'oeuvre de Joseph Zobel : portées, héritages et modernité&quot; " calcext:value-type="string">
            <text:p>"L'oeuvre de Joseph Zobel : portées, héritages et modernité" </text:p>
          </table:table-cell>
          <table:table-cell table:formula="of:=IF(ORG.LIBREOFFICE.REGEX([.A103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03] = 1; IF(MID([.B103]; 1; 1) = CHAR(34); MID([.B103]; 2; LEN([.B103]) - 3); [.B103]); ORG.LIBREOFFICE.REGEX([.A103]; &quot;\.[^.]*?$&quot;; &quot;&quot;))" office:value-type="string" office:string-value="L'oeuvre de Joseph Zobel : portées, héritages et modernité" calcext:value-type="string">
            <text:p>L'oeuvre de Joseph Zobel : portées, héritages et modernité</text:p>
          </table:table-cell>
          <table:table-cell table:style-name="ce6"/>
          <table:table-cell table:formula="of:= ORG.LIBREOFFICE.REGEX(ORG.LIBREOFFICE.REGEX(MID([.A103]; FIND([.M103]; [.A103]) + LEN([.M103]) + 1; 999); &quot;^\W*&quot;; &quot;&quot;); &quot;\W*$&quot;; &quot;&quot;)" office:value-type="string" office:string-value="colloque international, du 14 au 16 octobre 2015. Université des Antilles" calcext:value-type="string">
            <text:p>colloque international, du 14 au 16 octobre 2015. Université des Antilles</text:p>
          </table:table-cell>
          <table:table-cell table:formula="of:=TRIM(ORG.LIBREOFFICE.REGEX([.F103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03] = &quot;&quot;; [.F103]; TRIM(MID([.F103]; 1; FIND([.P103]; [.F103]) - 1))); &quot;^\W*&quot;; &quot;&quot;); &quot;\W*$&quot;; &quot;&quot;)" office:value-type="string" office:string-value="colloque international, du 14 au 16 octobre 2015" calcext:value-type="string">
            <text:p>colloque international, du 14 au 16 octobre 2015</text:p>
          </table:table-cell>
          <table:table-cell table:formula="of:=IF([.I103] = &quot;&quot;; &quot;&quot;; IFERROR(ORG.LIBREOFFICE.REGEX(ORG.LIBREOFFICE.REGEX(ORG.LIBREOFFICE.REGEX([.I10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4 au 16 octobre 2015" calcext:value-type="string">
            <text:p>14 au 16 octobre 2015</text:p>
          </table:table-cell>
          <table:table-cell/>
          <table:table-cell table:formula="of:=IF([.I103] = &quot;&quot;; &quot;&quot;; IFERROR(ORG.LIBREOFFICE.REGEX(ORG.LIBREOFFICE.REGEX(ORG.LIBREOFFICE.REGEX([.I10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 international, du" calcext:value-type="string">
            <text:p>colloque international, du</text:p>
          </table:table-cell>
          <table:table-cell table:formula="of:=IF([.E103] = &quot;&quot;; [.D103]; IF([.E103] = &quot;-&quot;; &quot;&quot;; [.E103]))" office:value-type="string" office:string-value="L'oeuvre de Joseph Zobel : portées, héritages et modernité" calcext:value-type="string">
            <text:p>L'oeuvre de Joseph Zobel : portées, héritages et modernité</text:p>
          </table:table-cell>
          <table:table-cell table:style-name="ce4" table:formula="of:==IF(LEN([.L103]) &lt; 5; &quot;&quot;; ORG.LIBREOFFICE.REGEX([.L103]; &quot;,[^,]*?$&quot;; &quot;&quot;))" office:value-type="string" office:string-value="colloque international" calcext:value-type="string">
            <text:p>colloque international</text:p>
          </table:table-cell>
          <table:table-cell table:formula="of:=IF([.K103] = &quot;&quot;; [.J103]; IF([.K103] = &quot;-&quot;; &quot;&quot;; [.K103]))" office:value-type="string" office:string-value="14 au 16 octobre 2015" calcext:value-type="string">
            <text:p>14 au 16 octobre 2015</text:p>
          </table:table-cell>
          <table:table-cell table:formula="of:=IF([.H103] = &quot;&quot;; [.G103]; IF([.H103] = &quot;-&quot;; &quot;&quot;; [.H103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a collectivité territoriale de Martinique : enjeux, débats et perspectives" : séminaire, le 24 octobre 2015. Université des Antilles</text:p>
          </table:table-cell>
          <table:table-cell table:formula="of:=ORG.LIBREOFFICE.REGEX([.A104]; &quot;:[^:]*?$&quot;; &quot;&quot;)" office:value-type="string" office:string-value="&quot;La collectivité territoriale de Martinique : enjeux, débats et perspectives&quot; " calcext:value-type="string">
            <text:p>"La collectivité territoriale de Martinique : enjeux, débats et perspectives" </text:p>
          </table:table-cell>
          <table:table-cell table:formula="of:=IF(ORG.LIBREOFFICE.REGEX([.A104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04] = 1; IF(MID([.B104]; 1; 1) = CHAR(34); MID([.B104]; 2; LEN([.B104]) - 3); [.B104]); ORG.LIBREOFFICE.REGEX([.A104]; &quot;\.[^.]*?$&quot;; &quot;&quot;))" office:value-type="string" office:string-value="La collectivité territoriale de Martinique : enjeux, débats et perspectives" calcext:value-type="string">
            <text:p>La collectivité territoriale de Martinique : enjeux, débats et perspectives</text:p>
          </table:table-cell>
          <table:table-cell table:style-name="ce6"/>
          <table:table-cell table:formula="of:= ORG.LIBREOFFICE.REGEX(ORG.LIBREOFFICE.REGEX(MID([.A104]; FIND([.M104]; [.A104]) + LEN([.M104]) + 1; 999); &quot;^\W*&quot;; &quot;&quot;); &quot;\W*$&quot;; &quot;&quot;)" office:value-type="string" office:string-value="séminaire, le 24 octobre 2015. Université des Antilles" calcext:value-type="string">
            <text:p>séminaire, le 24 octobre 2015. Université des Antilles</text:p>
          </table:table-cell>
          <table:table-cell table:formula="of:=TRIM(ORG.LIBREOFFICE.REGEX([.F104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04] = &quot;&quot;; [.F104]; TRIM(MID([.F104]; 1; FIND([.P104]; [.F104]) - 1))); &quot;^\W*&quot;; &quot;&quot;); &quot;\W*$&quot;; &quot;&quot;)" office:value-type="string" office:string-value="séminaire, le 24 octobre 2015" calcext:value-type="string">
            <text:p>séminaire, le 24 octobre 2015</text:p>
          </table:table-cell>
          <table:table-cell table:formula="of:=IF([.I104] = &quot;&quot;; &quot;&quot;; IFERROR(ORG.LIBREOFFICE.REGEX(ORG.LIBREOFFICE.REGEX(ORG.LIBREOFFICE.REGEX([.I10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4 octobre 2015" calcext:value-type="string">
            <text:p>24 octobre 2015</text:p>
          </table:table-cell>
          <table:table-cell/>
          <table:table-cell table:formula="of:=IF([.I104] = &quot;&quot;; &quot;&quot;; IFERROR(ORG.LIBREOFFICE.REGEX(ORG.LIBREOFFICE.REGEX(ORG.LIBREOFFICE.REGEX([.I10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séminaire, le" calcext:value-type="string">
            <text:p>séminaire, le</text:p>
          </table:table-cell>
          <table:table-cell table:formula="of:=IF([.E104] = &quot;&quot;; [.D104]; IF([.E104] = &quot;-&quot;; &quot;&quot;; [.E104]))" office:value-type="string" office:string-value="La collectivité territoriale de Martinique : enjeux, débats et perspectives" calcext:value-type="string">
            <text:p>La collectivité territoriale de Martinique : enjeux, débats et perspectives</text:p>
          </table:table-cell>
          <table:table-cell table:style-name="ce4" table:formula="of:==IF(LEN([.L104]) &lt; 5; &quot;&quot;; ORG.LIBREOFFICE.REGEX([.L104]; &quot;,[^,]*?$&quot;; &quot;&quot;))" office:value-type="string" office:string-value="séminaire" calcext:value-type="string">
            <text:p>séminaire</text:p>
          </table:table-cell>
          <table:table-cell table:formula="of:=IF([.K104] = &quot;&quot;; [.J104]; IF([.K104] = &quot;-&quot;; &quot;&quot;; [.K104]))" office:value-type="string" office:string-value="24 octobre 2015" calcext:value-type="string">
            <text:p>24 octobre 2015</text:p>
          </table:table-cell>
          <table:table-cell table:formula="of:=IF([.H104] = &quot;&quot;; [.G104]; IF([.H104] = &quot;-&quot;; &quot;&quot;; [.H104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ournée des didactiques contextuelles, du 16 au 19 décembre 2013. Université des Antilles et de la Guyane</text:p>
          </table:table-cell>
          <table:table-cell table:formula="of:=ORG.LIBREOFFICE.REGEX([.A105]; &quot;:[^:]*?$&quot;; &quot;&quot;)" office:value-type="string" office:string-value="Journée des didactiques contextuelles, du 16 au 19 décembre 2013. Université des Antilles et de la Guyane" calcext:value-type="string">
            <text:p>Journée des didactiques contextuelles, du 16 au 19 décembre 2013. Université des Antilles et de la Guyane</text:p>
          </table:table-cell>
          <table:table-cell table:formula="of:=IF(ORG.LIBREOFFICE.REGEX([.A105]; &quot;[^:]*?$&quot;; &quot;&quot;) = &quot;&quot;; &quot;&quot;; 1)">
            <text:p/>
          </table:table-cell>
          <table:table-cell table:style-name="ce4" table:formula="of:=IF([.C105] = 1; IF(MID([.B105]; 1; 1) = CHAR(34); MID([.B105]; 2; LEN([.B105]) - 3); [.B105]); ORG.LIBREOFFICE.REGEX([.A105]; &quot;\.[^.]*?$&quot;; &quot;&quot;))" office:value-type="string" office:string-value="Journée des didactiques contextuelles, du 16 au 19 décembre 2013" calcext:value-type="string">
            <text:p>Journée des didactiques contextuelles, du 16 au 19 décembre 2013</text:p>
          </table:table-cell>
          <table:table-cell table:style-name="ce6" office:value-type="string" calcext:value-type="string">
            <text:p>Journée des didactiques contextuelles</text:p>
          </table:table-cell>
          <table:table-cell table:formula="of:= ORG.LIBREOFFICE.REGEX(ORG.LIBREOFFICE.REGEX(MID([.A105]; FIND([.M105]; [.A105]) + LEN([.M105]) + 1; 999); &quot;^\W*&quot;; &quot;&quot;); &quot;\W*$&quot;; &quot;&quot;)" office:value-type="string" office:string-value="du 16 au 19 décembre 2013. Université des Antilles et de la Guyane" calcext:value-type="string">
            <text:p>du 16 au 19 décembre 2013. Université des Antilles et de la Guyane</text:p>
          </table:table-cell>
          <table:table-cell table:formula="of:=TRIM(ORG.LIBREOFFICE.REGEX([.F105]; &quot;[^.]+\.(.*)$&quot;; &quot;$1&quot;))" office:value-type="string" office:string-value="Université des Antilles et de la Guyane" calcext:value-type="string">
            <text:p>Université des Antilles et de la Guyane</text:p>
          </table:table-cell>
          <table:table-cell/>
          <table:table-cell table:formula="of:= ORG.LIBREOFFICE.REGEX(ORG.LIBREOFFICE.REGEX(IF([.P105] = &quot;&quot;; [.F105]; TRIM(MID([.F105]; 1; FIND([.P105]; [.F105]) - 1))); &quot;^\W*&quot;; &quot;&quot;); &quot;\W*$&quot;; &quot;&quot;)" office:value-type="string" office:string-value="du 16 au 19 décembre 2013" calcext:value-type="string">
            <text:p>du 16 au 19 décembre 2013</text:p>
          </table:table-cell>
          <table:table-cell table:formula="of:=IF([.I105] = &quot;&quot;; &quot;&quot;; IFERROR(ORG.LIBREOFFICE.REGEX(ORG.LIBREOFFICE.REGEX(ORG.LIBREOFFICE.REGEX([.I10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6 au 19 décembre 2013" calcext:value-type="string">
            <text:p>16 au 19 décembre 2013</text:p>
          </table:table-cell>
          <table:table-cell/>
          <table:table-cell table:formula="of:=IF([.I105] = &quot;&quot;; &quot;&quot;; IFERROR(ORG.LIBREOFFICE.REGEX(ORG.LIBREOFFICE.REGEX(ORG.LIBREOFFICE.REGEX([.I10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du" calcext:value-type="string">
            <text:p>du</text:p>
          </table:table-cell>
          <table:table-cell table:formula="of:=IF([.E105] = &quot;&quot;; [.D105]; IF([.E105] = &quot;-&quot;; &quot;&quot;; [.E105]))" office:value-type="string" office:string-value="Journée des didactiques contextuelles" calcext:value-type="string">
            <text:p>Journée des didactiques contextuelles</text:p>
          </table:table-cell>
          <table:table-cell table:style-name="ce4" table:formula="of:==IF(LEN([.L105]) &lt; 5; &quot;&quot;; ORG.LIBREOFFICE.REGEX([.L105]; &quot;,[^,]*?$&quot;; &quot;&quot;))">
            <text:p/>
          </table:table-cell>
          <table:table-cell table:formula="of:=IF([.K105] = &quot;&quot;; [.J105]; IF([.K105] = &quot;-&quot;; &quot;&quot;; [.K105]))" office:value-type="string" office:string-value="16 au 19 décembre 2013" calcext:value-type="string">
            <text:p>16 au 19 décembre 2013</text:p>
          </table:table-cell>
          <table:table-cell table:formula="of:=IF([.H105] = &quot;&quot;; [.G105]; IF([.H105] = &quot;-&quot;; &quot;&quot;; [.H105]))" office:value-type="string" office:string-value="Université des Antilles et de la Guyane" calcext:value-type="string">
            <text:p>Université des Antilles et de la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es écosystèmes numériques et la démocratisation informationnelle" : colloque, les 3 et 4 novembre 2015. Université des Antilles</text:p>
          </table:table-cell>
          <table:table-cell table:formula="of:=ORG.LIBREOFFICE.REGEX([.A106]; &quot;:[^:]*?$&quot;; &quot;&quot;)" office:value-type="string" office:string-value="&quot;Les écosystèmes numériques et la démocratisation informationnelle&quot; " calcext:value-type="string">
            <text:p>"Les écosystèmes numériques et la démocratisation informationnelle" </text:p>
          </table:table-cell>
          <table:table-cell table:formula="of:=IF(ORG.LIBREOFFICE.REGEX([.A106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06] = 1; IF(MID([.B106]; 1; 1) = CHAR(34); MID([.B106]; 2; LEN([.B106]) - 3); [.B106]); ORG.LIBREOFFICE.REGEX([.A106]; &quot;\.[^.]*?$&quot;; &quot;&quot;))" office:value-type="string" office:string-value="Les écosystèmes numériques et la démocratisation informationnelle" calcext:value-type="string">
            <text:p>Les écosystèmes numériques et la démocratisation informationnelle</text:p>
          </table:table-cell>
          <table:table-cell table:style-name="ce6"/>
          <table:table-cell table:formula="of:= ORG.LIBREOFFICE.REGEX(ORG.LIBREOFFICE.REGEX(MID([.A106]; FIND([.M106]; [.A106]) + LEN([.M106]) + 1; 999); &quot;^\W*&quot;; &quot;&quot;); &quot;\W*$&quot;; &quot;&quot;)" office:value-type="string" office:string-value="colloque, les 3 et 4 novembre 2015. Université des Antilles" calcext:value-type="string">
            <text:p>colloque, les 3 et 4 novembre 2015. Université des Antilles</text:p>
          </table:table-cell>
          <table:table-cell table:formula="of:=TRIM(ORG.LIBREOFFICE.REGEX([.F106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06] = &quot;&quot;; [.F106]; TRIM(MID([.F106]; 1; FIND([.P106]; [.F106]) - 1))); &quot;^\W*&quot;; &quot;&quot;); &quot;\W*$&quot;; &quot;&quot;)" office:value-type="string" office:string-value="colloque, les 3 et 4 novembre 2015" calcext:value-type="string">
            <text:p>colloque, les 3 et 4 novembre 2015</text:p>
          </table:table-cell>
          <table:table-cell table:formula="of:=IF([.I106] = &quot;&quot;; &quot;&quot;; IFERROR(ORG.LIBREOFFICE.REGEX(ORG.LIBREOFFICE.REGEX(ORG.LIBREOFFICE.REGEX([.I10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3 et 4 novembre 2015" calcext:value-type="string">
            <text:p>3 et 4 novembre 2015</text:p>
          </table:table-cell>
          <table:table-cell/>
          <table:table-cell table:formula="of:=IF([.I106] = &quot;&quot;; &quot;&quot;; IFERROR(ORG.LIBREOFFICE.REGEX(ORG.LIBREOFFICE.REGEX(ORG.LIBREOFFICE.REGEX([.I10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, les" calcext:value-type="string">
            <text:p>colloque, les</text:p>
          </table:table-cell>
          <table:table-cell table:formula="of:=IF([.E106] = &quot;&quot;; [.D106]; IF([.E106] = &quot;-&quot;; &quot;&quot;; [.E106]))" office:value-type="string" office:string-value="Les écosystèmes numériques et la démocratisation informationnelle" calcext:value-type="string">
            <text:p>Les écosystèmes numériques et la démocratisation informationnelle</text:p>
          </table:table-cell>
          <table:table-cell table:style-name="ce4" table:formula="of:==IF(LEN([.L106]) &lt; 5; &quot;&quot;; ORG.LIBREOFFICE.REGEX([.L106]; &quot;,[^,]*?$&quot;; &quot;&quot;))" office:value-type="string" office:string-value="colloque" calcext:value-type="string">
            <text:p>colloque</text:p>
          </table:table-cell>
          <table:table-cell table:formula="of:=IF([.K106] = &quot;&quot;; [.J106]; IF([.K106] = &quot;-&quot;; &quot;&quot;; [.K106]))" office:value-type="string" office:string-value="3 et 4 novembre 2015" calcext:value-type="string">
            <text:p>3 et 4 novembre 2015</text:p>
          </table:table-cell>
          <table:table-cell table:formula="of:=IF([.H106] = &quot;&quot;; [.G106]; IF([.H106] = &quot;-&quot;; &quot;&quot;; [.H106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Biodiversité des espaces forestiers et volcaniques de la Martinique : des spécificités à l'exceptionnalité" : atelier scientifique international, les 12 et 13 octobre 2015. Parc naturel régional de la Martinique</text:p>
          </table:table-cell>
          <table:table-cell table:formula="of:=ORG.LIBREOFFICE.REGEX([.A107]; &quot;:[^:]*?$&quot;; &quot;&quot;)" office:value-type="string" office:string-value="&quot;Biodiversité des espaces forestiers et volcaniques de la Martinique : des spécificités à l'exceptionnalité&quot; " calcext:value-type="string">
            <text:p>"Biodiversité des espaces forestiers et volcaniques de la Martinique : des spécificités à l'exceptionnalité" </text:p>
          </table:table-cell>
          <table:table-cell table:formula="of:=IF(ORG.LIBREOFFICE.REGEX([.A107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07] = 1; IF(MID([.B107]; 1; 1) = CHAR(34); MID([.B107]; 2; LEN([.B107]) - 3); [.B107]); ORG.LIBREOFFICE.REGEX([.A107]; &quot;\.[^.]*?$&quot;; &quot;&quot;))" office:value-type="string" office:string-value="Biodiversité des espaces forestiers et volcaniques de la Martinique : des spécificités à l'exceptionnalité" calcext:value-type="string">
            <text:p>Biodiversité des espaces forestiers et volcaniques de la Martinique : des spécificités à l'exceptionnalité</text:p>
          </table:table-cell>
          <table:table-cell table:style-name="ce6"/>
          <table:table-cell table:formula="of:= ORG.LIBREOFFICE.REGEX(ORG.LIBREOFFICE.REGEX(MID([.A107]; FIND([.M107]; [.A107]) + LEN([.M107]) + 1; 999); &quot;^\W*&quot;; &quot;&quot;); &quot;\W*$&quot;; &quot;&quot;)" office:value-type="string" office:string-value="atelier scientifique international, les 12 et 13 octobre 2015. Parc naturel régional de la Martinique" calcext:value-type="string">
            <text:p>atelier scientifique international, les 12 et 13 octobre 2015. Parc naturel régional de la Martinique</text:p>
          </table:table-cell>
          <table:table-cell table:formula="of:=TRIM(ORG.LIBREOFFICE.REGEX([.F107]; &quot;[^.]+\.(.*)$&quot;; &quot;$1&quot;))" office:value-type="string" office:string-value="Parc naturel régional de la Martinique" calcext:value-type="string">
            <text:p>Parc naturel régional de la Martinique</text:p>
          </table:table-cell>
          <table:table-cell/>
          <table:table-cell table:formula="of:= ORG.LIBREOFFICE.REGEX(ORG.LIBREOFFICE.REGEX(IF([.P107] = &quot;&quot;; [.F107]; TRIM(MID([.F107]; 1; FIND([.P107]; [.F107]) - 1))); &quot;^\W*&quot;; &quot;&quot;); &quot;\W*$&quot;; &quot;&quot;)" office:value-type="string" office:string-value="atelier scientifique international, les 12 et 13 octobre 2015" calcext:value-type="string">
            <text:p>atelier scientifique international, les 12 et 13 octobre 2015</text:p>
          </table:table-cell>
          <table:table-cell table:formula="of:=IF([.I107] = &quot;&quot;; &quot;&quot;; IFERROR(ORG.LIBREOFFICE.REGEX(ORG.LIBREOFFICE.REGEX(ORG.LIBREOFFICE.REGEX([.I10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2 et 13 octobre 2015" calcext:value-type="string">
            <text:p>12 et 13 octobre 2015</text:p>
          </table:table-cell>
          <table:table-cell/>
          <table:table-cell table:formula="of:=IF([.I107] = &quot;&quot;; &quot;&quot;; IFERROR(ORG.LIBREOFFICE.REGEX(ORG.LIBREOFFICE.REGEX(ORG.LIBREOFFICE.REGEX([.I10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atelier scientifique international, les" calcext:value-type="string">
            <text:p>atelier scientifique international, les</text:p>
          </table:table-cell>
          <table:table-cell table:formula="of:=IF([.E107] = &quot;&quot;; [.D107]; IF([.E107] = &quot;-&quot;; &quot;&quot;; [.E107]))" office:value-type="string" office:string-value="Biodiversité des espaces forestiers et volcaniques de la Martinique : des spécificités à l'exceptionnalité" calcext:value-type="string">
            <text:p>Biodiversité des espaces forestiers et volcaniques de la Martinique : des spécificités à l'exceptionnalité</text:p>
          </table:table-cell>
          <table:table-cell table:style-name="ce4" table:formula="of:==IF(LEN([.L107]) &lt; 5; &quot;&quot;; ORG.LIBREOFFICE.REGEX([.L107]; &quot;,[^,]*?$&quot;; &quot;&quot;))" office:value-type="string" office:string-value="atelier scientifique international" calcext:value-type="string">
            <text:p>atelier scientifique international</text:p>
          </table:table-cell>
          <table:table-cell table:formula="of:=IF([.K107] = &quot;&quot;; [.J107]; IF([.K107] = &quot;-&quot;; &quot;&quot;; [.K107]))" office:value-type="string" office:string-value="12 et 13 octobre 2015" calcext:value-type="string">
            <text:p>12 et 13 octobre 2015</text:p>
          </table:table-cell>
          <table:table-cell table:formula="of:=IF([.H107] = &quot;&quot;; [.G107]; IF([.H107] = &quot;-&quot;; &quot;&quot;; [.H107]))" office:value-type="string" office:string-value="Parc naturel régional de la Martinique" calcext:value-type="string">
            <text:p>Parc naturel régional de la Martiniqu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Habiter la ville, de l'archipel des Antilles au plateau de Guyane" : colloque, les 2 et 3 octobre 2015. Université des Antilles</text:p>
          </table:table-cell>
          <table:table-cell table:formula="of:=ORG.LIBREOFFICE.REGEX([.A108]; &quot;:[^:]*?$&quot;; &quot;&quot;)" office:value-type="string" office:string-value="&quot;Habiter la ville, de l'archipel des Antilles au plateau de Guyane&quot; " calcext:value-type="string">
            <text:p>"Habiter la ville, de l'archipel des Antilles au plateau de Guyane" </text:p>
          </table:table-cell>
          <table:table-cell table:formula="of:=IF(ORG.LIBREOFFICE.REGEX([.A108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08] = 1; IF(MID([.B108]; 1; 1) = CHAR(34); MID([.B108]; 2; LEN([.B108]) - 3); [.B108]); ORG.LIBREOFFICE.REGEX([.A108]; &quot;\.[^.]*?$&quot;; &quot;&quot;))" office:value-type="string" office:string-value="Habiter la ville, de l'archipel des Antilles au plateau de Guyane" calcext:value-type="string">
            <text:p>Habiter la ville, de l'archipel des Antilles au plateau de Guyane</text:p>
          </table:table-cell>
          <table:table-cell table:style-name="ce6"/>
          <table:table-cell table:formula="of:= ORG.LIBREOFFICE.REGEX(ORG.LIBREOFFICE.REGEX(MID([.A108]; FIND([.M108]; [.A108]) + LEN([.M108]) + 1; 999); &quot;^\W*&quot;; &quot;&quot;); &quot;\W*$&quot;; &quot;&quot;)" office:value-type="string" office:string-value="colloque, les 2 et 3 octobre 2015. Université des Antilles" calcext:value-type="string">
            <text:p>colloque, les 2 et 3 octobre 2015. Université des Antilles</text:p>
          </table:table-cell>
          <table:table-cell table:formula="of:=TRIM(ORG.LIBREOFFICE.REGEX([.F108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08] = &quot;&quot;; [.F108]; TRIM(MID([.F108]; 1; FIND([.P108]; [.F108]) - 1))); &quot;^\W*&quot;; &quot;&quot;); &quot;\W*$&quot;; &quot;&quot;)" office:value-type="string" office:string-value="colloque, les 2 et 3 octobre 2015" calcext:value-type="string">
            <text:p>colloque, les 2 et 3 octobre 2015</text:p>
          </table:table-cell>
          <table:table-cell table:formula="of:=IF([.I108] = &quot;&quot;; &quot;&quot;; IFERROR(ORG.LIBREOFFICE.REGEX(ORG.LIBREOFFICE.REGEX(ORG.LIBREOFFICE.REGEX([.I10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 et 3 octobre 2015" calcext:value-type="string">
            <text:p>2 et 3 octobre 2015</text:p>
          </table:table-cell>
          <table:table-cell/>
          <table:table-cell table:formula="of:=IF([.I108] = &quot;&quot;; &quot;&quot;; IFERROR(ORG.LIBREOFFICE.REGEX(ORG.LIBREOFFICE.REGEX(ORG.LIBREOFFICE.REGEX([.I10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, les" calcext:value-type="string">
            <text:p>colloque, les</text:p>
          </table:table-cell>
          <table:table-cell table:formula="of:=IF([.E108] = &quot;&quot;; [.D108]; IF([.E108] = &quot;-&quot;; &quot;&quot;; [.E108]))" office:value-type="string" office:string-value="Habiter la ville, de l'archipel des Antilles au plateau de Guyane" calcext:value-type="string">
            <text:p>Habiter la ville, de l'archipel des Antilles au plateau de Guyane</text:p>
          </table:table-cell>
          <table:table-cell table:style-name="ce4" table:formula="of:==IF(LEN([.L108]) &lt; 5; &quot;&quot;; ORG.LIBREOFFICE.REGEX([.L108]; &quot;,[^,]*?$&quot;; &quot;&quot;))" office:value-type="string" office:string-value="colloque" calcext:value-type="string">
            <text:p>colloque</text:p>
          </table:table-cell>
          <table:table-cell table:formula="of:=IF([.K108] = &quot;&quot;; [.J108]; IF([.K108] = &quot;-&quot;; &quot;&quot;; [.K108]))" office:value-type="string" office:string-value="2 et 3 octobre 2015" calcext:value-type="string">
            <text:p>2 et 3 octobre 2015</text:p>
          </table:table-cell>
          <table:table-cell table:formula="of:=IF([.H108] = &quot;&quot;; [.G108]; IF([.H108] = &quot;-&quot;; &quot;&quot;; [.H108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ncontre avec les étudiants de Lettres Modernes, les 19 octobre, 16 novembre et 7 décembre 2015. Université des Antilles</text:p>
          </table:table-cell>
          <table:table-cell table:formula="of:=ORG.LIBREOFFICE.REGEX([.A109]; &quot;:[^:]*?$&quot;; &quot;&quot;)" office:value-type="string" office:string-value="Rencontre avec les étudiants de Lettres Modernes, les 19 octobre, 16 novembre et 7 décembre 2015. Université des Antilles" calcext:value-type="string">
            <text:p>Rencontre avec les étudiants de Lettres Modernes, les 19 octobre, 16 novembre et 7 décembre 2015. Université des Antilles</text:p>
          </table:table-cell>
          <table:table-cell table:formula="of:=IF(ORG.LIBREOFFICE.REGEX([.A109]; &quot;[^:]*?$&quot;; &quot;&quot;) = &quot;&quot;; &quot;&quot;; 1)">
            <text:p/>
          </table:table-cell>
          <table:table-cell table:style-name="ce4" table:formula="of:=IF([.C109] = 1; IF(MID([.B109]; 1; 1) = CHAR(34); MID([.B109]; 2; LEN([.B109]) - 3); [.B109]); ORG.LIBREOFFICE.REGEX([.A109]; &quot;\.[^.]*?$&quot;; &quot;&quot;))" office:value-type="string" office:string-value="Rencontre avec les étudiants de Lettres Modernes, les 19 octobre, 16 novembre et 7 décembre 2015" calcext:value-type="string">
            <text:p>Rencontre avec les étudiants de Lettres Modernes, les 19 octobre, 16 novembre et 7 décembre 2015</text:p>
          </table:table-cell>
          <table:table-cell table:style-name="ce6" office:value-type="string" calcext:value-type="string">
            <text:p>Rencontre avec les étudiants de Lettres Modernes</text:p>
          </table:table-cell>
          <table:table-cell table:formula="of:= ORG.LIBREOFFICE.REGEX(ORG.LIBREOFFICE.REGEX(MID([.A109]; FIND([.M109]; [.A109]) + LEN([.M109]) + 1; 999); &quot;^\W*&quot;; &quot;&quot;); &quot;\W*$&quot;; &quot;&quot;)" office:value-type="string" office:string-value="les 19 octobre, 16 novembre et 7 décembre 2015. Université des Antilles" calcext:value-type="string">
            <text:p>les 19 octobre, 16 novembre et 7 décembre 2015. Université des Antilles</text:p>
          </table:table-cell>
          <table:table-cell table:formula="of:=TRIM(ORG.LIBREOFFICE.REGEX([.F109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09] = &quot;&quot;; [.F109]; TRIM(MID([.F109]; 1; FIND([.P109]; [.F109]) - 1))); &quot;^\W*&quot;; &quot;&quot;); &quot;\W*$&quot;; &quot;&quot;)" office:value-type="string" office:string-value="les 19 octobre, 16 novembre et 7 décembre 2015" calcext:value-type="string">
            <text:p>les 19 octobre, 16 novembre et 7 décembre 2015</text:p>
          </table:table-cell>
          <table:table-cell table:formula="of:=IF([.I109] = &quot;&quot;; &quot;&quot;; IFERROR(ORG.LIBREOFFICE.REGEX(ORG.LIBREOFFICE.REGEX(ORG.LIBREOFFICE.REGEX([.I10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6 novembre et 7 décembre 2015" calcext:value-type="string">
            <text:p>16 novembre et 7 décembre 2015</text:p>
          </table:table-cell>
          <table:table-cell office:value-type="string" calcext:value-type="string">
            <text:p>19 octobre, 16 novembre et 7 décembre 2015</text:p>
          </table:table-cell>
          <table:table-cell table:style-name="ce3"/>
          <table:table-cell table:formula="of:=IF([.E109] = &quot;&quot;; [.D109]; IF([.E109] = &quot;-&quot;; &quot;&quot;; [.E109]))" office:value-type="string" office:string-value="Rencontre avec les étudiants de Lettres Modernes" calcext:value-type="string">
            <text:p>Rencontre avec les étudiants de Lettres Modernes</text:p>
          </table:table-cell>
          <table:table-cell table:style-name="ce4" table:formula="of:==IF(LEN([.L109]) &lt; 5; &quot;&quot;; ORG.LIBREOFFICE.REGEX([.L109]; &quot;,[^,]*?$&quot;; &quot;&quot;))">
            <text:p/>
          </table:table-cell>
          <table:table-cell table:formula="of:=IF([.K109] = &quot;&quot;; [.J109]; IF([.K109] = &quot;-&quot;; &quot;&quot;; [.K109]))" office:value-type="string" office:string-value="19 octobre, 16 novembre et 7 décembre 2015" calcext:value-type="string">
            <text:p>19 octobre, 16 novembre et 7 décembre 2015</text:p>
          </table:table-cell>
          <table:table-cell table:formula="of:=IF([.H109] = &quot;&quot;; [.G109]; IF([.H109] = &quot;-&quot;; &quot;&quot;; [.H109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Qu'est-ce que la pensée postcoloniale ?" : colloque, du 23 au 25 novembre 2015. Université des Antilles</text:p>
          </table:table-cell>
          <table:table-cell table:formula="of:=ORG.LIBREOFFICE.REGEX([.A110]; &quot;:[^:]*?$&quot;; &quot;&quot;)" office:value-type="string" office:string-value="&quot;Qu'est-ce que la pensée postcoloniale ?&quot; " calcext:value-type="string">
            <text:p>"Qu'est-ce que la pensée postcoloniale ?" </text:p>
          </table:table-cell>
          <table:table-cell table:formula="of:=IF(ORG.LIBREOFFICE.REGEX([.A110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10] = 1; IF(MID([.B110]; 1; 1) = CHAR(34); MID([.B110]; 2; LEN([.B110]) - 3); [.B110]); ORG.LIBREOFFICE.REGEX([.A110]; &quot;\.[^.]*?$&quot;; &quot;&quot;))" office:value-type="string" office:string-value="Qu'est-ce que la pensée postcoloniale ?" calcext:value-type="string">
            <text:p>Qu'est-ce que la pensée postcoloniale ?</text:p>
          </table:table-cell>
          <table:table-cell table:style-name="ce6"/>
          <table:table-cell table:formula="of:= ORG.LIBREOFFICE.REGEX(ORG.LIBREOFFICE.REGEX(MID([.A110]; FIND([.M110]; [.A110]) + LEN([.M110]) + 1; 999); &quot;^\W*&quot;; &quot;&quot;); &quot;\W*$&quot;; &quot;&quot;)" office:value-type="string" office:string-value="colloque, du 23 au 25 novembre 2015. Université des Antilles" calcext:value-type="string">
            <text:p>colloque, du 23 au 25 novembre 2015. Université des Antilles</text:p>
          </table:table-cell>
          <table:table-cell table:formula="of:=TRIM(ORG.LIBREOFFICE.REGEX([.F110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10] = &quot;&quot;; [.F110]; TRIM(MID([.F110]; 1; FIND([.P110]; [.F110]) - 1))); &quot;^\W*&quot;; &quot;&quot;); &quot;\W*$&quot;; &quot;&quot;)" office:value-type="string" office:string-value="colloque, du 23 au 25 novembre 2015" calcext:value-type="string">
            <text:p>colloque, du 23 au 25 novembre 2015</text:p>
          </table:table-cell>
          <table:table-cell table:formula="of:=IF([.I110] = &quot;&quot;; &quot;&quot;; IFERROR(ORG.LIBREOFFICE.REGEX(ORG.LIBREOFFICE.REGEX(ORG.LIBREOFFICE.REGEX([.I11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3 au 25 novembre 2015" calcext:value-type="string">
            <text:p>23 au 25 novembre 2015</text:p>
          </table:table-cell>
          <table:table-cell/>
          <table:table-cell table:formula="of:=IF([.I110] = &quot;&quot;; &quot;&quot;; IFERROR(ORG.LIBREOFFICE.REGEX(ORG.LIBREOFFICE.REGEX(ORG.LIBREOFFICE.REGEX([.I11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, du" calcext:value-type="string">
            <text:p>colloque, du</text:p>
          </table:table-cell>
          <table:table-cell table:formula="of:=IF([.E110] = &quot;&quot;; [.D110]; IF([.E110] = &quot;-&quot;; &quot;&quot;; [.E110]))" office:value-type="string" office:string-value="Qu'est-ce que la pensée postcoloniale ?" calcext:value-type="string">
            <text:p>Qu'est-ce que la pensée postcoloniale ?</text:p>
          </table:table-cell>
          <table:table-cell table:style-name="ce4" table:formula="of:==IF(LEN([.L110]) &lt; 5; &quot;&quot;; ORG.LIBREOFFICE.REGEX([.L110]; &quot;,[^,]*?$&quot;; &quot;&quot;))" office:value-type="string" office:string-value="colloque" calcext:value-type="string">
            <text:p>colloque</text:p>
          </table:table-cell>
          <table:table-cell table:formula="of:=IF([.K110] = &quot;&quot;; [.J110]; IF([.K110] = &quot;-&quot;; &quot;&quot;; [.K110]))" office:value-type="string" office:string-value="23 au 25 novembre 2015" calcext:value-type="string">
            <text:p>23 au 25 novembre 2015</text:p>
          </table:table-cell>
          <table:table-cell table:formula="of:=IF([.H110] = &quot;&quot;; [.G110]; IF([.H110] = &quot;-&quot;; &quot;&quot;; [.H110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a prégnance du lieu dans la Caraïbe" : colloque, les 14 et 15 avril 2016. Université des Antilles</text:p>
          </table:table-cell>
          <table:table-cell table:formula="of:=ORG.LIBREOFFICE.REGEX([.A111]; &quot;:[^:]*?$&quot;; &quot;&quot;)" office:value-type="string" office:string-value="&quot;La prégnance du lieu dans la Caraïbe&quot; " calcext:value-type="string">
            <text:p>"La prégnance du lieu dans la Caraïbe" </text:p>
          </table:table-cell>
          <table:table-cell table:formula="of:=IF(ORG.LIBREOFFICE.REGEX([.A111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11] = 1; IF(MID([.B111]; 1; 1) = CHAR(34); MID([.B111]; 2; LEN([.B111]) - 3); [.B111]); ORG.LIBREOFFICE.REGEX([.A111]; &quot;\.[^.]*?$&quot;; &quot;&quot;))" office:value-type="string" office:string-value="La prégnance du lieu dans la Caraïbe" calcext:value-type="string">
            <text:p>La prégnance du lieu dans la Caraïbe</text:p>
          </table:table-cell>
          <table:table-cell table:style-name="ce6"/>
          <table:table-cell table:formula="of:= ORG.LIBREOFFICE.REGEX(ORG.LIBREOFFICE.REGEX(MID([.A111]; FIND([.M111]; [.A111]) + LEN([.M111]) + 1; 999); &quot;^\W*&quot;; &quot;&quot;); &quot;\W*$&quot;; &quot;&quot;)" office:value-type="string" office:string-value="colloque, les 14 et 15 avril 2016. Université des Antilles" calcext:value-type="string">
            <text:p>colloque, les 14 et 15 avril 2016. Université des Antilles</text:p>
          </table:table-cell>
          <table:table-cell table:formula="of:=TRIM(ORG.LIBREOFFICE.REGEX([.F111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11] = &quot;&quot;; [.F111]; TRIM(MID([.F111]; 1; FIND([.P111]; [.F111]) - 1))); &quot;^\W*&quot;; &quot;&quot;); &quot;\W*$&quot;; &quot;&quot;)" office:value-type="string" office:string-value="colloque, les 14 et 15 avril 2016" calcext:value-type="string">
            <text:p>colloque, les 14 et 15 avril 2016</text:p>
          </table:table-cell>
          <table:table-cell table:formula="of:=IF([.I111] = &quot;&quot;; &quot;&quot;; IFERROR(ORG.LIBREOFFICE.REGEX(ORG.LIBREOFFICE.REGEX(ORG.LIBREOFFICE.REGEX([.I11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4 et 15 avril 2016" calcext:value-type="string">
            <text:p>14 et 15 avril 2016</text:p>
          </table:table-cell>
          <table:table-cell/>
          <table:table-cell table:formula="of:=IF([.I111] = &quot;&quot;; &quot;&quot;; IFERROR(ORG.LIBREOFFICE.REGEX(ORG.LIBREOFFICE.REGEX(ORG.LIBREOFFICE.REGEX([.I11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, les" calcext:value-type="string">
            <text:p>colloque, les</text:p>
          </table:table-cell>
          <table:table-cell table:formula="of:=IF([.E111] = &quot;&quot;; [.D111]; IF([.E111] = &quot;-&quot;; &quot;&quot;; [.E111]))" office:value-type="string" office:string-value="La prégnance du lieu dans la Caraïbe" calcext:value-type="string">
            <text:p>La prégnance du lieu dans la Caraïbe</text:p>
          </table:table-cell>
          <table:table-cell table:style-name="ce4" table:formula="of:==IF(LEN([.L111]) &lt; 5; &quot;&quot;; ORG.LIBREOFFICE.REGEX([.L111]; &quot;,[^,]*?$&quot;; &quot;&quot;))" office:value-type="string" office:string-value="colloque" calcext:value-type="string">
            <text:p>colloque</text:p>
          </table:table-cell>
          <table:table-cell table:formula="of:=IF([.K111] = &quot;&quot;; [.J111]; IF([.K111] = &quot;-&quot;; &quot;&quot;; [.K111]))" office:value-type="string" office:string-value="14 et 15 avril 2016" calcext:value-type="string">
            <text:p>14 et 15 avril 2016</text:p>
          </table:table-cell>
          <table:table-cell table:formula="of:=IF([.H111] = &quot;&quot;; [.G111]; IF([.H111] = &quot;-&quot;; &quot;&quot;; [.H111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L'archéologie urbaine, l'archéologie funéraire et l'archéozoologie : apports des disciplines archéologiques à la connaissance des sociétés passées des Antilles", le 11 mars 2016. Université des Antilles</text:p>
          </table:table-cell>
          <table:table-cell table:formula="of:=ORG.LIBREOFFICE.REGEX([.A112]; &quot;:[^:]*?$&quot;; &quot;&quot;)" office:value-type="string" office:string-value="&quot;L'archéologie urbaine, l'archéologie funéraire et l'archéozoologie " calcext:value-type="string">
            <text:p>"L'archéologie urbaine, l'archéologie funéraire et l'archéozoologie </text:p>
          </table:table-cell>
          <table:table-cell table:formula="of:=IF(ORG.LIBREOFFICE.REGEX([.A112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12] = 1; IF(MID([.B112]; 1; 1) = CHAR(34); MID([.B112]; 2; LEN([.B112]) - 3); [.B112]); ORG.LIBREOFFICE.REGEX([.A112]; &quot;\.[^.]*?$&quot;; &quot;&quot;))" office:value-type="string" office:string-value="L'archéologie urbaine, l'archéologie funéraire et l'archéozoologi" calcext:value-type="string">
            <text:p>L'archéologie urbaine, l'archéologie funéraire et l'archéozoologi</text:p>
          </table:table-cell>
          <table:table-cell table:style-name="ce6" office:value-type="string" calcext:value-type="string">
            <text:p>L'archéologie urbaine, l'archéologie funéraire et l'archéozoologie : apports des disciplines archéologiques à la connaissance des sociétés passées des Antilles</text:p>
          </table:table-cell>
          <table:table-cell table:formula="of:= ORG.LIBREOFFICE.REGEX(ORG.LIBREOFFICE.REGEX(MID([.A112]; FIND([.M112]; [.A112]) + LEN([.M112]) + 1; 999); &quot;^\W*&quot;; &quot;&quot;); &quot;\W*$&quot;; &quot;&quot;)" office:value-type="string" office:string-value="le 11 mars 2016. Université des Antilles" calcext:value-type="string">
            <text:p>le 11 mars 2016. Université des Antilles</text:p>
          </table:table-cell>
          <table:table-cell table:formula="of:=TRIM(ORG.LIBREOFFICE.REGEX([.F112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12] = &quot;&quot;; [.F112]; TRIM(MID([.F112]; 1; FIND([.P112]; [.F112]) - 1))); &quot;^\W*&quot;; &quot;&quot;); &quot;\W*$&quot;; &quot;&quot;)" office:value-type="string" office:string-value="le 11 mars 2016" calcext:value-type="string">
            <text:p>le 11 mars 2016</text:p>
          </table:table-cell>
          <table:table-cell table:formula="of:=IF([.I112] = &quot;&quot;; &quot;&quot;; IFERROR(ORG.LIBREOFFICE.REGEX(ORG.LIBREOFFICE.REGEX(ORG.LIBREOFFICE.REGEX([.I11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1 mars 2016" calcext:value-type="string">
            <text:p>11 mars 2016</text:p>
          </table:table-cell>
          <table:table-cell/>
          <table:table-cell table:formula="of:=IF([.I112] = &quot;&quot;; &quot;&quot;; IFERROR(ORG.LIBREOFFICE.REGEX(ORG.LIBREOFFICE.REGEX(ORG.LIBREOFFICE.REGEX([.I11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112] = &quot;&quot;; [.D112]; IF([.E112] = &quot;-&quot;; &quot;&quot;; [.E112]))" office:value-type="string" office:string-value="L'archéologie urbaine, l'archéologie funéraire et l'archéozoologie : apports des disciplines archéologiques à la connaissance des sociétés passées des Antilles" calcext:value-type="string">
            <text:p>L'archéologie urbaine, l'archéologie funéraire et l'archéozoologie : apports des disciplines archéologiques à la connaissance des sociétés passées des Antilles</text:p>
          </table:table-cell>
          <table:table-cell table:style-name="ce4" table:formula="of:==IF(LEN([.L112]) &lt; 5; &quot;&quot;; ORG.LIBREOFFICE.REGEX([.L112]; &quot;,[^,]*?$&quot;; &quot;&quot;))">
            <text:p/>
          </table:table-cell>
          <table:table-cell table:formula="of:=IF([.K112] = &quot;&quot;; [.J112]; IF([.K112] = &quot;-&quot;; &quot;&quot;; [.K112]))" office:value-type="string" office:string-value="11 mars 2016" calcext:value-type="string">
            <text:p>11 mars 2016</text:p>
          </table:table-cell>
          <table:table-cell table:formula="of:=IF([.H112] = &quot;&quot;; [.G112]; IF([.H112] = &quot;-&quot;; &quot;&quot;; [.H112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e journée d'études scientifiques des jeunes doctorants, le 21 avril 2016. Université des Antilles</text:p>
          </table:table-cell>
          <table:table-cell table:formula="of:=ORG.LIBREOFFICE.REGEX([.A113]; &quot;:[^:]*?$&quot;; &quot;&quot;)" office:value-type="string" office:string-value="2e journée d'études scientifiques des jeunes doctorants, le 21 avril 2016. Université des Antilles" calcext:value-type="string">
            <text:p>2e journée d'études scientifiques des jeunes doctorants, le 21 avril 2016. Université des Antilles</text:p>
          </table:table-cell>
          <table:table-cell table:formula="of:=IF(ORG.LIBREOFFICE.REGEX([.A113]; &quot;[^:]*?$&quot;; &quot;&quot;) = &quot;&quot;; &quot;&quot;; 1)">
            <text:p/>
          </table:table-cell>
          <table:table-cell table:style-name="ce4" table:formula="of:=IF([.C113] = 1; IF(MID([.B113]; 1; 1) = CHAR(34); MID([.B113]; 2; LEN([.B113]) - 3); [.B113]); ORG.LIBREOFFICE.REGEX([.A113]; &quot;\.[^.]*?$&quot;; &quot;&quot;))" office:value-type="string" office:string-value="2e journée d'études scientifiques des jeunes doctorants, le 21 avril 2016" calcext:value-type="string">
            <text:p>2e journée d'études scientifiques des jeunes doctorants, le 21 avril 2016</text:p>
          </table:table-cell>
          <table:table-cell table:style-name="ce6" office:value-type="string" calcext:value-type="string">
            <text:p>2e journée d'études scientifiques des jeunes doctorants</text:p>
          </table:table-cell>
          <table:table-cell table:formula="of:= ORG.LIBREOFFICE.REGEX(ORG.LIBREOFFICE.REGEX(MID([.A113]; FIND([.M113]; [.A113]) + LEN([.M113]) + 1; 999); &quot;^\W*&quot;; &quot;&quot;); &quot;\W*$&quot;; &quot;&quot;)" office:value-type="string" office:string-value="le 21 avril 2016. Université des Antilles" calcext:value-type="string">
            <text:p>le 21 avril 2016. Université des Antilles</text:p>
          </table:table-cell>
          <table:table-cell table:formula="of:=TRIM(ORG.LIBREOFFICE.REGEX([.F113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13] = &quot;&quot;; [.F113]; TRIM(MID([.F113]; 1; FIND([.P113]; [.F113]) - 1))); &quot;^\W*&quot;; &quot;&quot;); &quot;\W*$&quot;; &quot;&quot;)" office:value-type="string" office:string-value="le 21 avril 2016" calcext:value-type="string">
            <text:p>le 21 avril 2016</text:p>
          </table:table-cell>
          <table:table-cell table:formula="of:=IF([.I113] = &quot;&quot;; &quot;&quot;; IFERROR(ORG.LIBREOFFICE.REGEX(ORG.LIBREOFFICE.REGEX(ORG.LIBREOFFICE.REGEX([.I11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1 avril 2016" calcext:value-type="string">
            <text:p>21 avril 2016</text:p>
          </table:table-cell>
          <table:table-cell/>
          <table:table-cell table:formula="of:=IF([.I113] = &quot;&quot;; &quot;&quot;; IFERROR(ORG.LIBREOFFICE.REGEX(ORG.LIBREOFFICE.REGEX(ORG.LIBREOFFICE.REGEX([.I11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113] = &quot;&quot;; [.D113]; IF([.E113] = &quot;-&quot;; &quot;&quot;; [.E113]))" office:value-type="string" office:string-value="2e journée d'études scientifiques des jeunes doctorants" calcext:value-type="string">
            <text:p>2e journée d'études scientifiques des jeunes doctorants</text:p>
          </table:table-cell>
          <table:table-cell table:style-name="ce4" table:formula="of:==IF(LEN([.L113]) &lt; 5; &quot;&quot;; ORG.LIBREOFFICE.REGEX([.L113]; &quot;,[^,]*?$&quot;; &quot;&quot;))">
            <text:p/>
          </table:table-cell>
          <table:table-cell table:formula="of:=IF([.K113] = &quot;&quot;; [.J113]; IF([.K113] = &quot;-&quot;; &quot;&quot;; [.K113]))" office:value-type="string" office:string-value="21 avril 2016" calcext:value-type="string">
            <text:p>21 avril 2016</text:p>
          </table:table-cell>
          <table:table-cell table:formula="of:=IF([.H113] = &quot;&quot;; [.G113]; IF([.H113] = &quot;-&quot;; &quot;&quot;; [.H113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Terres promises, représentations et imaginaires" : colloque, du 25 au 27 novembre 2015. Université des Antilles</text:p>
          </table:table-cell>
          <table:table-cell table:formula="of:=ORG.LIBREOFFICE.REGEX([.A114]; &quot;:[^:]*?$&quot;; &quot;&quot;)" office:value-type="string" office:string-value="&quot;Terres promises, représentations et imaginaires&quot; " calcext:value-type="string">
            <text:p>"Terres promises, représentations et imaginaires" </text:p>
          </table:table-cell>
          <table:table-cell table:formula="of:=IF(ORG.LIBREOFFICE.REGEX([.A114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14] = 1; IF(MID([.B114]; 1; 1) = CHAR(34); MID([.B114]; 2; LEN([.B114]) - 3); [.B114]); ORG.LIBREOFFICE.REGEX([.A114]; &quot;\.[^.]*?$&quot;; &quot;&quot;))" office:value-type="string" office:string-value="Terres promises, représentations et imaginaires" calcext:value-type="string">
            <text:p>Terres promises, représentations et imaginaires</text:p>
          </table:table-cell>
          <table:table-cell table:style-name="ce6"/>
          <table:table-cell table:formula="of:= ORG.LIBREOFFICE.REGEX(ORG.LIBREOFFICE.REGEX(MID([.A114]; FIND([.M114]; [.A114]) + LEN([.M114]) + 1; 999); &quot;^\W*&quot;; &quot;&quot;); &quot;\W*$&quot;; &quot;&quot;)" office:value-type="string" office:string-value="colloque, du 25 au 27 novembre 2015. Université des Antilles" calcext:value-type="string">
            <text:p>colloque, du 25 au 27 novembre 2015. Université des Antilles</text:p>
          </table:table-cell>
          <table:table-cell table:formula="of:=TRIM(ORG.LIBREOFFICE.REGEX([.F114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14] = &quot;&quot;; [.F114]; TRIM(MID([.F114]; 1; FIND([.P114]; [.F114]) - 1))); &quot;^\W*&quot;; &quot;&quot;); &quot;\W*$&quot;; &quot;&quot;)" office:value-type="string" office:string-value="colloque, du 25 au 27 novembre 2015" calcext:value-type="string">
            <text:p>colloque, du 25 au 27 novembre 2015</text:p>
          </table:table-cell>
          <table:table-cell table:formula="of:=IF([.I114] = &quot;&quot;; &quot;&quot;; IFERROR(ORG.LIBREOFFICE.REGEX(ORG.LIBREOFFICE.REGEX(ORG.LIBREOFFICE.REGEX([.I11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5 au 27 novembre 2015" calcext:value-type="string">
            <text:p>25 au 27 novembre 2015</text:p>
          </table:table-cell>
          <table:table-cell/>
          <table:table-cell table:formula="of:=IF([.I114] = &quot;&quot;; &quot;&quot;; IFERROR(ORG.LIBREOFFICE.REGEX(ORG.LIBREOFFICE.REGEX(ORG.LIBREOFFICE.REGEX([.I11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, du" calcext:value-type="string">
            <text:p>colloque, du</text:p>
          </table:table-cell>
          <table:table-cell table:formula="of:=IF([.E114] = &quot;&quot;; [.D114]; IF([.E114] = &quot;-&quot;; &quot;&quot;; [.E114]))" office:value-type="string" office:string-value="Terres promises, représentations et imaginaires" calcext:value-type="string">
            <text:p>Terres promises, représentations et imaginaires</text:p>
          </table:table-cell>
          <table:table-cell table:style-name="ce4" table:formula="of:==IF(LEN([.L114]) &lt; 5; &quot;&quot;; ORG.LIBREOFFICE.REGEX([.L114]; &quot;,[^,]*?$&quot;; &quot;&quot;))" office:value-type="string" office:string-value="colloque" calcext:value-type="string">
            <text:p>colloque</text:p>
          </table:table-cell>
          <table:table-cell table:formula="of:=IF([.K114] = &quot;&quot;; [.J114]; IF([.K114] = &quot;-&quot;; &quot;&quot;; [.K114]))" office:value-type="string" office:string-value="25 au 27 novembre 2015" calcext:value-type="string">
            <text:p>25 au 27 novembre 2015</text:p>
          </table:table-cell>
          <table:table-cell table:formula="of:=IF([.H114] = &quot;&quot;; [.G114]; IF([.H114] = &quot;-&quot;; &quot;&quot;; [.H114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"Rencontre avec un pédagogue : Philippe Meirieu", le 14 avril 2016. ESPE Guadeloupe</text:p>
          </table:table-cell>
          <table:table-cell table:formula="of:=ORG.LIBREOFFICE.REGEX([.A115]; &quot;:[^:]*?$&quot;; &quot;&quot;)" office:value-type="string" office:string-value="&quot;Rencontre avec un pédagogue " calcext:value-type="string">
            <text:p>"Rencontre avec un pédagogue </text:p>
          </table:table-cell>
          <table:table-cell table:formula="of:=IF(ORG.LIBREOFFICE.REGEX([.A115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15] = 1; IF(MID([.B115]; 1; 1) = CHAR(34); MID([.B115]; 2; LEN([.B115]) - 3); [.B115]); ORG.LIBREOFFICE.REGEX([.A115]; &quot;\.[^.]*?$&quot;; &quot;&quot;))" office:value-type="string" office:string-value="Rencontre avec un pédagogu" calcext:value-type="string">
            <text:p>Rencontre avec un pédagogu</text:p>
          </table:table-cell>
          <table:table-cell table:style-name="ce6" office:value-type="string" calcext:value-type="string">
            <text:p>Rencontre avec un pédagogue : Philippe Meirieu</text:p>
          </table:table-cell>
          <table:table-cell table:formula="of:= ORG.LIBREOFFICE.REGEX(ORG.LIBREOFFICE.REGEX(MID([.A115]; FIND([.M115]; [.A115]) + LEN([.M115]) + 1; 999); &quot;^\W*&quot;; &quot;&quot;); &quot;\W*$&quot;; &quot;&quot;)" office:value-type="string" office:string-value="le 14 avril 2016. ESPE Guadeloupe" calcext:value-type="string">
            <text:p>le 14 avril 2016. ESPE Guadeloupe</text:p>
          </table:table-cell>
          <table:table-cell table:formula="of:=TRIM(ORG.LIBREOFFICE.REGEX([.F115]; &quot;[^.]+\.(.*)$&quot;; &quot;$1&quot;))" office:value-type="string" office:string-value="ESPE Guadeloupe" calcext:value-type="string">
            <text:p>ESPE Guadeloupe</text:p>
          </table:table-cell>
          <table:table-cell/>
          <table:table-cell table:formula="of:= ORG.LIBREOFFICE.REGEX(ORG.LIBREOFFICE.REGEX(IF([.P115] = &quot;&quot;; [.F115]; TRIM(MID([.F115]; 1; FIND([.P115]; [.F115]) - 1))); &quot;^\W*&quot;; &quot;&quot;); &quot;\W*$&quot;; &quot;&quot;)" office:value-type="string" office:string-value="le 14 avril 2016" calcext:value-type="string">
            <text:p>le 14 avril 2016</text:p>
          </table:table-cell>
          <table:table-cell table:formula="of:=IF([.I115] = &quot;&quot;; &quot;&quot;; IFERROR(ORG.LIBREOFFICE.REGEX(ORG.LIBREOFFICE.REGEX(ORG.LIBREOFFICE.REGEX([.I11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4 avril 2016" calcext:value-type="string">
            <text:p>14 avril 2016</text:p>
          </table:table-cell>
          <table:table-cell/>
          <table:table-cell table:formula="of:=IF([.I115] = &quot;&quot;; &quot;&quot;; IFERROR(ORG.LIBREOFFICE.REGEX(ORG.LIBREOFFICE.REGEX(ORG.LIBREOFFICE.REGEX([.I11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115] = &quot;&quot;; [.D115]; IF([.E115] = &quot;-&quot;; &quot;&quot;; [.E115]))" office:value-type="string" office:string-value="Rencontre avec un pédagogue : Philippe Meirieu" calcext:value-type="string">
            <text:p>Rencontre avec un pédagogue : Philippe Meirieu</text:p>
          </table:table-cell>
          <table:table-cell table:style-name="ce4" table:formula="of:==IF(LEN([.L115]) &lt; 5; &quot;&quot;; ORG.LIBREOFFICE.REGEX([.L115]; &quot;,[^,]*?$&quot;; &quot;&quot;))">
            <text:p/>
          </table:table-cell>
          <table:table-cell table:formula="of:=IF([.K115] = &quot;&quot;; [.J115]; IF([.K115] = &quot;-&quot;; &quot;&quot;; [.K115]))" office:value-type="string" office:string-value="14 avril 2016" calcext:value-type="string">
            <text:p>14 avril 2016</text:p>
          </table:table-cell>
          <table:table-cell table:formula="of:=IF([.H115] = &quot;&quot;; [.G115]; IF([.H115] = &quot;-&quot;; &quot;&quot;; [.H115]))" office:value-type="string" office:string-value="ESPE Guadeloupe" calcext:value-type="string">
            <text:p>ESPE Guadeloup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La révolution française et les colonies. Couleur de peau dans l'espace colonial français (1777-1815)" : grand séminaire, les 17 et 18 mai 2016. Université des Antilles</text:p>
          </table:table-cell>
          <table:table-cell table:formula="of:=ORG.LIBREOFFICE.REGEX([.A116]; &quot;:[^:]*?$&quot;; &quot;&quot;)" office:value-type="string" office:string-value="&quot;La révolution française et les colonies. Couleur de peau dans l'espace colonial français (1777-1815)&quot; " calcext:value-type="string">
            <text:p>"La révolution française et les colonies. Couleur de peau dans l'espace colonial français (1777-1815)" </text:p>
          </table:table-cell>
          <table:table-cell table:formula="of:=IF(ORG.LIBREOFFICE.REGEX([.A116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16] = 1; IF(MID([.B116]; 1; 1) = CHAR(34); MID([.B116]; 2; LEN([.B116]) - 3); [.B116]); ORG.LIBREOFFICE.REGEX([.A116]; &quot;\.[^.]*?$&quot;; &quot;&quot;))" office:value-type="string" office:string-value="La révolution française et les colonies. Couleur de peau dans l'espace colonial français (1777-1815)" calcext:value-type="string">
            <text:p>La révolution française et les colonies. Couleur de peau dans l'espace colonial français (1777-1815)</text:p>
          </table:table-cell>
          <table:table-cell table:style-name="ce6"/>
          <table:table-cell table:formula="of:= ORG.LIBREOFFICE.REGEX(ORG.LIBREOFFICE.REGEX(MID([.A116]; FIND([.M116]; [.A116]) + LEN([.M116]) + 1; 999); &quot;^\W*&quot;; &quot;&quot;); &quot;\W*$&quot;; &quot;&quot;)" office:value-type="string" office:string-value="grand séminaire, les 17 et 18 mai 2016. Université des Antilles" calcext:value-type="string">
            <text:p>grand séminaire, les 17 et 18 mai 2016. Université des Antilles</text:p>
          </table:table-cell>
          <table:table-cell table:formula="of:=TRIM(ORG.LIBREOFFICE.REGEX([.F116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16] = &quot;&quot;; [.F116]; TRIM(MID([.F116]; 1; FIND([.P116]; [.F116]) - 1))); &quot;^\W*&quot;; &quot;&quot;); &quot;\W*$&quot;; &quot;&quot;)" office:value-type="string" office:string-value="grand séminaire, les 17 et 18 mai 2016" calcext:value-type="string">
            <text:p>grand séminaire, les 17 et 18 mai 2016</text:p>
          </table:table-cell>
          <table:table-cell table:formula="of:=IF([.I116] = &quot;&quot;; &quot;&quot;; IFERROR(ORG.LIBREOFFICE.REGEX(ORG.LIBREOFFICE.REGEX(ORG.LIBREOFFICE.REGEX([.I11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7 et 18 mai 2016" calcext:value-type="string">
            <text:p>17 et 18 mai 2016</text:p>
          </table:table-cell>
          <table:table-cell/>
          <table:table-cell table:formula="of:=IF([.I116] = &quot;&quot;; &quot;&quot;; IFERROR(ORG.LIBREOFFICE.REGEX(ORG.LIBREOFFICE.REGEX(ORG.LIBREOFFICE.REGEX([.I11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grand séminaire, les" calcext:value-type="string">
            <text:p>grand séminaire, les</text:p>
          </table:table-cell>
          <table:table-cell table:formula="of:=IF([.E116] = &quot;&quot;; [.D116]; IF([.E116] = &quot;-&quot;; &quot;&quot;; [.E116]))" office:value-type="string" office:string-value="La révolution française et les colonies. Couleur de peau dans l'espace colonial français (1777-1815)" calcext:value-type="string">
            <text:p>La révolution française et les colonies. Couleur de peau dans l'espace colonial français (1777-1815)</text:p>
          </table:table-cell>
          <table:table-cell table:style-name="ce4" table:formula="of:==IF(LEN([.L116]) &lt; 5; &quot;&quot;; ORG.LIBREOFFICE.REGEX([.L116]; &quot;,[^,]*?$&quot;; &quot;&quot;))" office:value-type="string" office:string-value="grand séminaire" calcext:value-type="string">
            <text:p>grand séminaire</text:p>
          </table:table-cell>
          <table:table-cell table:formula="of:=IF([.K116] = &quot;&quot;; [.J116]; IF([.K116] = &quot;-&quot;; &quot;&quot;; [.K116]))" office:value-type="string" office:string-value="17 et 18 mai 2016" calcext:value-type="string">
            <text:p>17 et 18 mai 2016</text:p>
          </table:table-cell>
          <table:table-cell table:formula="of:=IF([.H116] = &quot;&quot;; [.G116]; IF([.H116] = &quot;-&quot;; &quot;&quot;; [.H116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"Chemins croisés de l'Inde" : conférence, le 3 mai 2016. Université des Antilles</text:p>
          </table:table-cell>
          <table:table-cell table:formula="of:=ORG.LIBREOFFICE.REGEX([.A117]; &quot;:[^:]*?$&quot;; &quot;&quot;)" office:value-type="string" office:string-value="&quot;Chemins croisés de l'Inde&quot; " calcext:value-type="string">
            <text:p>"Chemins croisés de l'Inde" </text:p>
          </table:table-cell>
          <table:table-cell table:formula="of:=IF(ORG.LIBREOFFICE.REGEX([.A117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17] = 1; IF(MID([.B117]; 1; 1) = CHAR(34); MID([.B117]; 2; LEN([.B117]) - 3); [.B117]); ORG.LIBREOFFICE.REGEX([.A117]; &quot;\.[^.]*?$&quot;; &quot;&quot;))" office:value-type="string" office:string-value="Chemins croisés de l'Inde" calcext:value-type="string">
            <text:p>Chemins croisés de l'Inde</text:p>
          </table:table-cell>
          <table:table-cell table:style-name="ce6"/>
          <table:table-cell table:formula="of:= ORG.LIBREOFFICE.REGEX(ORG.LIBREOFFICE.REGEX(MID([.A117]; FIND([.M117]; [.A117]) + LEN([.M117]) + 1; 999); &quot;^\W*&quot;; &quot;&quot;); &quot;\W*$&quot;; &quot;&quot;)" office:value-type="string" office:string-value="conférence, le 3 mai 2016. Université des Antilles" calcext:value-type="string">
            <text:p>conférence, le 3 mai 2016. Université des Antilles</text:p>
          </table:table-cell>
          <table:table-cell table:formula="of:=TRIM(ORG.LIBREOFFICE.REGEX([.F117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17] = &quot;&quot;; [.F117]; TRIM(MID([.F117]; 1; FIND([.P117]; [.F117]) - 1))); &quot;^\W*&quot;; &quot;&quot;); &quot;\W*$&quot;; &quot;&quot;)" office:value-type="string" office:string-value="conférence, le 3 mai 2016" calcext:value-type="string">
            <text:p>conférence, le 3 mai 2016</text:p>
          </table:table-cell>
          <table:table-cell table:formula="of:=IF([.I117] = &quot;&quot;; &quot;&quot;; IFERROR(ORG.LIBREOFFICE.REGEX(ORG.LIBREOFFICE.REGEX(ORG.LIBREOFFICE.REGEX([.I11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3 mai 2016" calcext:value-type="string">
            <text:p>3 mai 2016</text:p>
          </table:table-cell>
          <table:table-cell/>
          <table:table-cell table:formula="of:=IF([.I117] = &quot;&quot;; &quot;&quot;; IFERROR(ORG.LIBREOFFICE.REGEX(ORG.LIBREOFFICE.REGEX(ORG.LIBREOFFICE.REGEX([.I11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nférence, le" calcext:value-type="string">
            <text:p>conférence, le</text:p>
          </table:table-cell>
          <table:table-cell table:formula="of:=IF([.E117] = &quot;&quot;; [.D117]; IF([.E117] = &quot;-&quot;; &quot;&quot;; [.E117]))" office:value-type="string" office:string-value="Chemins croisés de l'Inde" calcext:value-type="string">
            <text:p>Chemins croisés de l'Inde</text:p>
          </table:table-cell>
          <table:table-cell table:style-name="ce4" table:formula="of:==IF(LEN([.L117]) &lt; 5; &quot;&quot;; ORG.LIBREOFFICE.REGEX([.L117]; &quot;,[^,]*?$&quot;; &quot;&quot;))" office:value-type="string" office:string-value="conférence" calcext:value-type="string">
            <text:p>conférence</text:p>
          </table:table-cell>
          <table:table-cell table:formula="of:=IF([.K117] = &quot;&quot;; [.J117]; IF([.K117] = &quot;-&quot;; &quot;&quot;; [.K117]))" office:value-type="string" office:string-value="3 mai 2016" calcext:value-type="string">
            <text:p>3 mai 2016</text:p>
          </table:table-cell>
          <table:table-cell table:formula="of:=IF([.H117] = &quot;&quot;; [.G117]; IF([.H117] = &quot;-&quot;; &quot;&quot;; [.H117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La scolarisation des publics allophones en Martinique : enjeux et démarches pour une école inclusive" : séminaire, le 25 mai 2016. Université des Antilles</text:p>
          </table:table-cell>
          <table:table-cell table:formula="of:=ORG.LIBREOFFICE.REGEX([.A118]; &quot;:[^:]*?$&quot;; &quot;&quot;)" office:value-type="string" office:string-value="&quot;La scolarisation des publics allophones en Martinique : enjeux et démarches pour une école inclusive&quot; " calcext:value-type="string">
            <text:p>"La scolarisation des publics allophones en Martinique : enjeux et démarches pour une école inclusive" </text:p>
          </table:table-cell>
          <table:table-cell table:formula="of:=IF(ORG.LIBREOFFICE.REGEX([.A118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18] = 1; IF(MID([.B118]; 1; 1) = CHAR(34); MID([.B118]; 2; LEN([.B118]) - 3); [.B118]); ORG.LIBREOFFICE.REGEX([.A118]; &quot;\.[^.]*?$&quot;; &quot;&quot;))" office:value-type="string" office:string-value="La scolarisation des publics allophones en Martinique : enjeux et démarches pour une école inclusive" calcext:value-type="string">
            <text:p>La scolarisation des publics allophones en Martinique : enjeux et démarches pour une école inclusive</text:p>
          </table:table-cell>
          <table:table-cell table:style-name="ce6"/>
          <table:table-cell table:formula="of:= ORG.LIBREOFFICE.REGEX(ORG.LIBREOFFICE.REGEX(MID([.A118]; FIND([.M118]; [.A118]) + LEN([.M118]) + 1; 999); &quot;^\W*&quot;; &quot;&quot;); &quot;\W*$&quot;; &quot;&quot;)" office:value-type="string" office:string-value="séminaire, le 25 mai 2016. Université des Antilles" calcext:value-type="string">
            <text:p>séminaire, le 25 mai 2016. Université des Antilles</text:p>
          </table:table-cell>
          <table:table-cell table:formula="of:=TRIM(ORG.LIBREOFFICE.REGEX([.F118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18] = &quot;&quot;; [.F118]; TRIM(MID([.F118]; 1; FIND([.P118]; [.F118]) - 1))); &quot;^\W*&quot;; &quot;&quot;); &quot;\W*$&quot;; &quot;&quot;)" office:value-type="string" office:string-value="séminaire, le 25 mai 2016" calcext:value-type="string">
            <text:p>séminaire, le 25 mai 2016</text:p>
          </table:table-cell>
          <table:table-cell table:formula="of:=IF([.I118] = &quot;&quot;; &quot;&quot;; IFERROR(ORG.LIBREOFFICE.REGEX(ORG.LIBREOFFICE.REGEX(ORG.LIBREOFFICE.REGEX([.I11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5 mai 2016" calcext:value-type="string">
            <text:p>25 mai 2016</text:p>
          </table:table-cell>
          <table:table-cell/>
          <table:table-cell table:formula="of:=IF([.I118] = &quot;&quot;; &quot;&quot;; IFERROR(ORG.LIBREOFFICE.REGEX(ORG.LIBREOFFICE.REGEX(ORG.LIBREOFFICE.REGEX([.I11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séminaire, le" calcext:value-type="string">
            <text:p>séminaire, le</text:p>
          </table:table-cell>
          <table:table-cell table:formula="of:=IF([.E118] = &quot;&quot;; [.D118]; IF([.E118] = &quot;-&quot;; &quot;&quot;; [.E118]))" office:value-type="string" office:string-value="La scolarisation des publics allophones en Martinique : enjeux et démarches pour une école inclusive" calcext:value-type="string">
            <text:p>La scolarisation des publics allophones en Martinique : enjeux et démarches pour une école inclusive</text:p>
          </table:table-cell>
          <table:table-cell table:style-name="ce4" table:formula="of:==IF(LEN([.L118]) &lt; 5; &quot;&quot;; ORG.LIBREOFFICE.REGEX([.L118]; &quot;,[^,]*?$&quot;; &quot;&quot;))" office:value-type="string" office:string-value="séminaire" calcext:value-type="string">
            <text:p>séminaire</text:p>
          </table:table-cell>
          <table:table-cell table:formula="of:=IF([.K118] = &quot;&quot;; [.J118]; IF([.K118] = &quot;-&quot;; &quot;&quot;; [.K118]))" office:value-type="string" office:string-value="25 mai 2016" calcext:value-type="string">
            <text:p>25 mai 2016</text:p>
          </table:table-cell>
          <table:table-cell table:formula="of:=IF([.H118] = &quot;&quot;; [.G118]; IF([.H118] = &quot;-&quot;; &quot;&quot;; [.H118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Enjeux civilisationnels des arts et littératures postcoloniaux" : séminaire international, les 23 et 24 juin 2016. Université des Antilles</text:p>
          </table:table-cell>
          <table:table-cell table:formula="of:=ORG.LIBREOFFICE.REGEX([.A119]; &quot;:[^:]*?$&quot;; &quot;&quot;)" office:value-type="string" office:string-value="&quot;Enjeux civilisationnels des arts et littératures postcoloniaux&quot; " calcext:value-type="string">
            <text:p>"Enjeux civilisationnels des arts et littératures postcoloniaux" </text:p>
          </table:table-cell>
          <table:table-cell table:formula="of:=IF(ORG.LIBREOFFICE.REGEX([.A119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19] = 1; IF(MID([.B119]; 1; 1) = CHAR(34); MID([.B119]; 2; LEN([.B119]) - 3); [.B119]); ORG.LIBREOFFICE.REGEX([.A119]; &quot;\.[^.]*?$&quot;; &quot;&quot;))" office:value-type="string" office:string-value="Enjeux civilisationnels des arts et littératures postcoloniaux" calcext:value-type="string">
            <text:p>Enjeux civilisationnels des arts et littératures postcoloniaux</text:p>
          </table:table-cell>
          <table:table-cell table:style-name="ce6"/>
          <table:table-cell table:formula="of:= ORG.LIBREOFFICE.REGEX(ORG.LIBREOFFICE.REGEX(MID([.A119]; FIND([.M119]; [.A119]) + LEN([.M119]) + 1; 999); &quot;^\W*&quot;; &quot;&quot;); &quot;\W*$&quot;; &quot;&quot;)" office:value-type="string" office:string-value="séminaire international, les 23 et 24 juin 2016. Université des Antilles" calcext:value-type="string">
            <text:p>séminaire international, les 23 et 24 juin 2016. Université des Antilles</text:p>
          </table:table-cell>
          <table:table-cell table:formula="of:=TRIM(ORG.LIBREOFFICE.REGEX([.F119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19] = &quot;&quot;; [.F119]; TRIM(MID([.F119]; 1; FIND([.P119]; [.F119]) - 1))); &quot;^\W*&quot;; &quot;&quot;); &quot;\W*$&quot;; &quot;&quot;)" office:value-type="string" office:string-value="séminaire international, les 23 et 24 juin 2016" calcext:value-type="string">
            <text:p>séminaire international, les 23 et 24 juin 2016</text:p>
          </table:table-cell>
          <table:table-cell table:formula="of:=IF([.I119] = &quot;&quot;; &quot;&quot;; IFERROR(ORG.LIBREOFFICE.REGEX(ORG.LIBREOFFICE.REGEX(ORG.LIBREOFFICE.REGEX([.I11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3 et 24 juin 2016" calcext:value-type="string">
            <text:p>23 et 24 juin 2016</text:p>
          </table:table-cell>
          <table:table-cell/>
          <table:table-cell table:formula="of:=IF([.I119] = &quot;&quot;; &quot;&quot;; IFERROR(ORG.LIBREOFFICE.REGEX(ORG.LIBREOFFICE.REGEX(ORG.LIBREOFFICE.REGEX([.I11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séminaire international, les" calcext:value-type="string">
            <text:p>séminaire international, les</text:p>
          </table:table-cell>
          <table:table-cell table:formula="of:=IF([.E119] = &quot;&quot;; [.D119]; IF([.E119] = &quot;-&quot;; &quot;&quot;; [.E119]))" office:value-type="string" office:string-value="Enjeux civilisationnels des arts et littératures postcoloniaux" calcext:value-type="string">
            <text:p>Enjeux civilisationnels des arts et littératures postcoloniaux</text:p>
          </table:table-cell>
          <table:table-cell table:style-name="ce4" table:formula="of:==IF(LEN([.L119]) &lt; 5; &quot;&quot;; ORG.LIBREOFFICE.REGEX([.L119]; &quot;,[^,]*?$&quot;; &quot;&quot;))" office:value-type="string" office:string-value="séminaire international" calcext:value-type="string">
            <text:p>séminaire international</text:p>
          </table:table-cell>
          <table:table-cell table:formula="of:=IF([.K119] = &quot;&quot;; [.J119]; IF([.K119] = &quot;-&quot;; &quot;&quot;; [.K119]))" office:value-type="string" office:string-value="23 et 24 juin 2016" calcext:value-type="string">
            <text:p>23 et 24 juin 2016</text:p>
          </table:table-cell>
          <table:table-cell table:formula="of:=IF([.H119] = &quot;&quot;; [.G119]; IF([.H119] = &quot;-&quot;; &quot;&quot;; [.H119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e carnaval de Guyane générateur d'activités économiques et touristiques" : conférences, le 29 janvier 2016. Université de Guyane</text:p>
          </table:table-cell>
          <table:table-cell table:formula="of:=ORG.LIBREOFFICE.REGEX([.A120]; &quot;:[^:]*?$&quot;; &quot;&quot;)" office:value-type="string" office:string-value="&quot;Le carnaval de Guyane générateur d'activités économiques et touristiques&quot; " calcext:value-type="string">
            <text:p>"Le carnaval de Guyane générateur d'activités économiques et touristiques" </text:p>
          </table:table-cell>
          <table:table-cell table:formula="of:=IF(ORG.LIBREOFFICE.REGEX([.A120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20] = 1; IF(MID([.B120]; 1; 1) = CHAR(34); MID([.B120]; 2; LEN([.B120]) - 3); [.B120]); ORG.LIBREOFFICE.REGEX([.A120]; &quot;\.[^.]*?$&quot;; &quot;&quot;))" office:value-type="string" office:string-value="Le carnaval de Guyane générateur d'activités économiques et touristiques" calcext:value-type="string">
            <text:p>Le carnaval de Guyane générateur d'activités économiques et touristiques</text:p>
          </table:table-cell>
          <table:table-cell table:style-name="ce6"/>
          <table:table-cell table:formula="of:= ORG.LIBREOFFICE.REGEX(ORG.LIBREOFFICE.REGEX(MID([.A120]; FIND([.M120]; [.A120]) + LEN([.M120]) + 1; 999); &quot;^\W*&quot;; &quot;&quot;); &quot;\W*$&quot;; &quot;&quot;)" office:value-type="string" office:string-value="conférences, le 29 janvier 2016. Université de Guyane" calcext:value-type="string">
            <text:p>conférences, le 29 janvier 2016. Université de Guyane</text:p>
          </table:table-cell>
          <table:table-cell table:formula="of:=TRIM(ORG.LIBREOFFICE.REGEX([.F120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120] = &quot;&quot;; [.F120]; TRIM(MID([.F120]; 1; FIND([.P120]; [.F120]) - 1))); &quot;^\W*&quot;; &quot;&quot;); &quot;\W*$&quot;; &quot;&quot;)" office:value-type="string" office:string-value="conférences, le 29 janvier 2016" calcext:value-type="string">
            <text:p>conférences, le 29 janvier 2016</text:p>
          </table:table-cell>
          <table:table-cell table:formula="of:=IF([.I120] = &quot;&quot;; &quot;&quot;; IFERROR(ORG.LIBREOFFICE.REGEX(ORG.LIBREOFFICE.REGEX(ORG.LIBREOFFICE.REGEX([.I12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9 janvier 2016" calcext:value-type="string">
            <text:p>29 janvier 2016</text:p>
          </table:table-cell>
          <table:table-cell/>
          <table:table-cell table:formula="of:=IF([.I120] = &quot;&quot;; &quot;&quot;; IFERROR(ORG.LIBREOFFICE.REGEX(ORG.LIBREOFFICE.REGEX(ORG.LIBREOFFICE.REGEX([.I12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nférences, le" calcext:value-type="string">
            <text:p>conférences, le</text:p>
          </table:table-cell>
          <table:table-cell table:formula="of:=IF([.E120] = &quot;&quot;; [.D120]; IF([.E120] = &quot;-&quot;; &quot;&quot;; [.E120]))" office:value-type="string" office:string-value="Le carnaval de Guyane générateur d'activités économiques et touristiques" calcext:value-type="string">
            <text:p>Le carnaval de Guyane générateur d'activités économiques et touristiques</text:p>
          </table:table-cell>
          <table:table-cell table:style-name="ce4" table:formula="of:==IF(LEN([.L120]) &lt; 5; &quot;&quot;; ORG.LIBREOFFICE.REGEX([.L120]; &quot;,[^,]*?$&quot;; &quot;&quot;))" office:value-type="string" office:string-value="conférences" calcext:value-type="string">
            <text:p>conférences</text:p>
          </table:table-cell>
          <table:table-cell table:formula="of:=IF([.K120] = &quot;&quot;; [.J120]; IF([.K120] = &quot;-&quot;; &quot;&quot;; [.K120]))" office:value-type="string" office:string-value="29 janvier 2016" calcext:value-type="string">
            <text:p>29 janvier 2016</text:p>
          </table:table-cell>
          <table:table-cell table:formula="of:=IF([.H120] = &quot;&quot;; [.G120]; IF([.H120] = &quot;-&quot;; &quot;&quot;; [.H120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Circulation des individus, des savoirs et des pratiques culturelles dans le plateau des Guyanes" : journée d'étude, le 16 juin 2016. Université de Guyane</text:p>
          </table:table-cell>
          <table:table-cell table:formula="of:=ORG.LIBREOFFICE.REGEX([.A121]; &quot;:[^:]*?$&quot;; &quot;&quot;)" office:value-type="string" office:string-value="&quot;Circulation des individus, des savoirs et des pratiques culturelles dans le plateau des Guyanes&quot; " calcext:value-type="string">
            <text:p>"Circulation des individus, des savoirs et des pratiques culturelles dans le plateau des Guyanes" </text:p>
          </table:table-cell>
          <table:table-cell table:formula="of:=IF(ORG.LIBREOFFICE.REGEX([.A121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21] = 1; IF(MID([.B121]; 1; 1) = CHAR(34); MID([.B121]; 2; LEN([.B121]) - 3); [.B121]); ORG.LIBREOFFICE.REGEX([.A121]; &quot;\.[^.]*?$&quot;; &quot;&quot;))" office:value-type="string" office:string-value="Circulation des individus, des savoirs et des pratiques culturelles dans le plateau des Guyanes" calcext:value-type="string">
            <text:p>Circulation des individus, des savoirs et des pratiques culturelles dans le plateau des Guyanes</text:p>
          </table:table-cell>
          <table:table-cell table:style-name="ce6"/>
          <table:table-cell table:formula="of:= ORG.LIBREOFFICE.REGEX(ORG.LIBREOFFICE.REGEX(MID([.A121]; FIND([.M121]; [.A121]) + LEN([.M121]) + 1; 999); &quot;^\W*&quot;; &quot;&quot;); &quot;\W*$&quot;; &quot;&quot;)" office:value-type="string" office:string-value="journée d'étude, le 16 juin 2016. Université de Guyane" calcext:value-type="string">
            <text:p>journée d'étude, le 16 juin 2016. Université de Guyane</text:p>
          </table:table-cell>
          <table:table-cell table:formula="of:=TRIM(ORG.LIBREOFFICE.REGEX([.F121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121] = &quot;&quot;; [.F121]; TRIM(MID([.F121]; 1; FIND([.P121]; [.F121]) - 1))); &quot;^\W*&quot;; &quot;&quot;); &quot;\W*$&quot;; &quot;&quot;)" office:value-type="string" office:string-value="journée d'étude, le 16 juin 2016" calcext:value-type="string">
            <text:p>journée d'étude, le 16 juin 2016</text:p>
          </table:table-cell>
          <table:table-cell table:formula="of:=IF([.I121] = &quot;&quot;; &quot;&quot;; IFERROR(ORG.LIBREOFFICE.REGEX(ORG.LIBREOFFICE.REGEX(ORG.LIBREOFFICE.REGEX([.I12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6 juin 2016" calcext:value-type="string">
            <text:p>16 juin 2016</text:p>
          </table:table-cell>
          <table:table-cell/>
          <table:table-cell table:formula="of:=IF([.I121] = &quot;&quot;; &quot;&quot;; IFERROR(ORG.LIBREOFFICE.REGEX(ORG.LIBREOFFICE.REGEX(ORG.LIBREOFFICE.REGEX([.I12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121] = &quot;&quot;; [.D121]; IF([.E121] = &quot;-&quot;; &quot;&quot;; [.E121]))" office:value-type="string" office:string-value="Circulation des individus, des savoirs et des pratiques culturelles dans le plateau des Guyanes" calcext:value-type="string">
            <text:p>Circulation des individus, des savoirs et des pratiques culturelles dans le plateau des Guyanes</text:p>
          </table:table-cell>
          <table:table-cell table:style-name="ce4" table:formula="of:==IF(LEN([.L121]) &lt; 5; &quot;&quot;; ORG.LIBREOFFICE.REGEX([.L121]; &quot;,[^,]*?$&quot;; &quot;&quot;))" office:value-type="string" office:string-value="journée d'étude" calcext:value-type="string">
            <text:p>journée d'étude</text:p>
          </table:table-cell>
          <table:table-cell table:formula="of:=IF([.K121] = &quot;&quot;; [.J121]; IF([.K121] = &quot;-&quot;; &quot;&quot;; [.K121]))" office:value-type="string" office:string-value="16 juin 2016" calcext:value-type="string">
            <text:p>16 juin 2016</text:p>
          </table:table-cell>
          <table:table-cell table:formula="of:=IF([.H121] = &quot;&quot;; [.G121]; IF([.H121] = &quot;-&quot;; &quot;&quot;; [.H121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Circulation des pratiques culturelles, évolutions et perspectives de réflexion" : journée d'étude, le 17 juin 2016. Université de Guyane</text:p>
          </table:table-cell>
          <table:table-cell table:formula="of:=ORG.LIBREOFFICE.REGEX([.A122]; &quot;:[^:]*?$&quot;; &quot;&quot;)" office:value-type="string" office:string-value="&quot;Circulation des pratiques culturelles, évolutions et perspectives de réflexion&quot; " calcext:value-type="string">
            <text:p>"Circulation des pratiques culturelles, évolutions et perspectives de réflexion" </text:p>
          </table:table-cell>
          <table:table-cell table:formula="of:=IF(ORG.LIBREOFFICE.REGEX([.A122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22] = 1; IF(MID([.B122]; 1; 1) = CHAR(34); MID([.B122]; 2; LEN([.B122]) - 3); [.B122]); ORG.LIBREOFFICE.REGEX([.A122]; &quot;\.[^.]*?$&quot;; &quot;&quot;))" office:value-type="string" office:string-value="Circulation des pratiques culturelles, évolutions et perspectives de réflexion" calcext:value-type="string">
            <text:p>Circulation des pratiques culturelles, évolutions et perspectives de réflexion</text:p>
          </table:table-cell>
          <table:table-cell table:style-name="ce6"/>
          <table:table-cell table:formula="of:= ORG.LIBREOFFICE.REGEX(ORG.LIBREOFFICE.REGEX(MID([.A122]; FIND([.M122]; [.A122]) + LEN([.M122]) + 1; 999); &quot;^\W*&quot;; &quot;&quot;); &quot;\W*$&quot;; &quot;&quot;)" office:value-type="string" office:string-value="journée d'étude, le 17 juin 2016. Université de Guyane" calcext:value-type="string">
            <text:p>journée d'étude, le 17 juin 2016. Université de Guyane</text:p>
          </table:table-cell>
          <table:table-cell table:formula="of:=TRIM(ORG.LIBREOFFICE.REGEX([.F122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122] = &quot;&quot;; [.F122]; TRIM(MID([.F122]; 1; FIND([.P122]; [.F122]) - 1))); &quot;^\W*&quot;; &quot;&quot;); &quot;\W*$&quot;; &quot;&quot;)" office:value-type="string" office:string-value="journée d'étude, le 17 juin 2016" calcext:value-type="string">
            <text:p>journée d'étude, le 17 juin 2016</text:p>
          </table:table-cell>
          <table:table-cell table:formula="of:=IF([.I122] = &quot;&quot;; &quot;&quot;; IFERROR(ORG.LIBREOFFICE.REGEX(ORG.LIBREOFFICE.REGEX(ORG.LIBREOFFICE.REGEX([.I12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7 juin 2016" calcext:value-type="string">
            <text:p>17 juin 2016</text:p>
          </table:table-cell>
          <table:table-cell/>
          <table:table-cell table:formula="of:=IF([.I122] = &quot;&quot;; &quot;&quot;; IFERROR(ORG.LIBREOFFICE.REGEX(ORG.LIBREOFFICE.REGEX(ORG.LIBREOFFICE.REGEX([.I12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122] = &quot;&quot;; [.D122]; IF([.E122] = &quot;-&quot;; &quot;&quot;; [.E122]))" office:value-type="string" office:string-value="Circulation des pratiques culturelles, évolutions et perspectives de réflexion" calcext:value-type="string">
            <text:p>Circulation des pratiques culturelles, évolutions et perspectives de réflexion</text:p>
          </table:table-cell>
          <table:table-cell table:style-name="ce4" table:formula="of:==IF(LEN([.L122]) &lt; 5; &quot;&quot;; ORG.LIBREOFFICE.REGEX([.L122]; &quot;,[^,]*?$&quot;; &quot;&quot;))" office:value-type="string" office:string-value="journée d'étude" calcext:value-type="string">
            <text:p>journée d'étude</text:p>
          </table:table-cell>
          <table:table-cell table:formula="of:=IF([.K122] = &quot;&quot;; [.J122]; IF([.K122] = &quot;-&quot;; &quot;&quot;; [.K122]))" office:value-type="string" office:string-value="17 juin 2016" calcext:value-type="string">
            <text:p>17 juin 2016</text:p>
          </table:table-cell>
          <table:table-cell table:formula="of:=IF([.H122] = &quot;&quot;; [.G122]; IF([.H122] = &quot;-&quot;; &quot;&quot;; [.H122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e forum sur les langues régionales de Guyane, le 24 février 2016. Université de Guyane, CTG</text:p>
          </table:table-cell>
          <table:table-cell table:formula="of:=ORG.LIBREOFFICE.REGEX([.A123]; &quot;:[^:]*?$&quot;; &quot;&quot;)" office:value-type="string" office:string-value="2e forum sur les langues régionales de Guyane, le 24 février 2016. Université de Guyane, CTG" calcext:value-type="string">
            <text:p>2e forum sur les langues régionales de Guyane, le 24 février 2016. Université de Guyane, CTG</text:p>
          </table:table-cell>
          <table:table-cell table:formula="of:=IF(ORG.LIBREOFFICE.REGEX([.A123]; &quot;[^:]*?$&quot;; &quot;&quot;) = &quot;&quot;; &quot;&quot;; 1)">
            <text:p/>
          </table:table-cell>
          <table:table-cell table:style-name="ce4" table:formula="of:=IF([.C123] = 1; IF(MID([.B123]; 1; 1) = CHAR(34); MID([.B123]; 2; LEN([.B123]) - 3); [.B123]); ORG.LIBREOFFICE.REGEX([.A123]; &quot;\.[^.]*?$&quot;; &quot;&quot;))" office:value-type="string" office:string-value="2e forum sur les langues régionales de Guyane, le 24 février 2016" calcext:value-type="string">
            <text:p>2e forum sur les langues régionales de Guyane, le 24 février 2016</text:p>
          </table:table-cell>
          <table:table-cell table:style-name="ce6" office:value-type="string" calcext:value-type="string">
            <text:p>2e forum sur les langues régionales de Guyane</text:p>
          </table:table-cell>
          <table:table-cell table:formula="of:= ORG.LIBREOFFICE.REGEX(ORG.LIBREOFFICE.REGEX(MID([.A123]; FIND([.M123]; [.A123]) + LEN([.M123]) + 1; 999); &quot;^\W*&quot;; &quot;&quot;); &quot;\W*$&quot;; &quot;&quot;)" office:value-type="string" office:string-value="le 24 février 2016. Université de Guyane, CTG" calcext:value-type="string">
            <text:p>le 24 février 2016. Université de Guyane, CTG</text:p>
          </table:table-cell>
          <table:table-cell table:formula="of:=TRIM(ORG.LIBREOFFICE.REGEX([.F123]; &quot;[^.]+\.(.*)$&quot;; &quot;$1&quot;))" office:value-type="string" office:string-value="Université de Guyane, CTG" calcext:value-type="string">
            <text:p>Université de Guyane, CTG</text:p>
          </table:table-cell>
          <table:table-cell/>
          <table:table-cell table:formula="of:= ORG.LIBREOFFICE.REGEX(ORG.LIBREOFFICE.REGEX(IF([.P123] = &quot;&quot;; [.F123]; TRIM(MID([.F123]; 1; FIND([.P123]; [.F123]) - 1))); &quot;^\W*&quot;; &quot;&quot;); &quot;\W*$&quot;; &quot;&quot;)" office:value-type="string" office:string-value="le 24 février 2016" calcext:value-type="string">
            <text:p>le 24 février 2016</text:p>
          </table:table-cell>
          <table:table-cell table:formula="of:=IF([.I123] = &quot;&quot;; &quot;&quot;; IFERROR(ORG.LIBREOFFICE.REGEX(ORG.LIBREOFFICE.REGEX(ORG.LIBREOFFICE.REGEX([.I12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4 février 2016" calcext:value-type="string">
            <text:p>24 février 2016</text:p>
          </table:table-cell>
          <table:table-cell/>
          <table:table-cell table:formula="of:=IF([.I123] = &quot;&quot;; &quot;&quot;; IFERROR(ORG.LIBREOFFICE.REGEX(ORG.LIBREOFFICE.REGEX(ORG.LIBREOFFICE.REGEX([.I12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123] = &quot;&quot;; [.D123]; IF([.E123] = &quot;-&quot;; &quot;&quot;; [.E123]))" office:value-type="string" office:string-value="2e forum sur les langues régionales de Guyane" calcext:value-type="string">
            <text:p>2e forum sur les langues régionales de Guyane</text:p>
          </table:table-cell>
          <table:table-cell table:style-name="ce4" table:formula="of:==IF(LEN([.L123]) &lt; 5; &quot;&quot;; ORG.LIBREOFFICE.REGEX([.L123]; &quot;,[^,]*?$&quot;; &quot;&quot;))">
            <text:p/>
          </table:table-cell>
          <table:table-cell table:formula="of:=IF([.K123] = &quot;&quot;; [.J123]; IF([.K123] = &quot;-&quot;; &quot;&quot;; [.K123]))" office:value-type="string" office:string-value="24 février 2016" calcext:value-type="string">
            <text:p>24 février 2016</text:p>
          </table:table-cell>
          <table:table-cell table:formula="of:=IF([.H123] = &quot;&quot;; [.G123]; IF([.H123] = &quot;-&quot;; &quot;&quot;; [.H123]))" office:value-type="string" office:string-value="Université de Guyane, CTG" calcext:value-type="string">
            <text:p>Université de Guyane, CT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s jeudis du patrimoine de Saint-Laurent du Maroni, le 31 mars 2016. Université de Guyane</text:p>
          </table:table-cell>
          <table:table-cell table:formula="of:=ORG.LIBREOFFICE.REGEX([.A124]; &quot;:[^:]*?$&quot;; &quot;&quot;)" office:value-type="string" office:string-value="Les jeudis du patrimoine de Saint-Laurent du Maroni, le 31 mars 2016. Université de Guyane" calcext:value-type="string">
            <text:p>Les jeudis du patrimoine de Saint-Laurent du Maroni, le 31 mars 2016. Université de Guyane</text:p>
          </table:table-cell>
          <table:table-cell table:formula="of:=IF(ORG.LIBREOFFICE.REGEX([.A124]; &quot;[^:]*?$&quot;; &quot;&quot;) = &quot;&quot;; &quot;&quot;; 1)">
            <text:p/>
          </table:table-cell>
          <table:table-cell table:style-name="ce4" table:formula="of:=IF([.C124] = 1; IF(MID([.B124]; 1; 1) = CHAR(34); MID([.B124]; 2; LEN([.B124]) - 3); [.B124]); ORG.LIBREOFFICE.REGEX([.A124]; &quot;\.[^.]*?$&quot;; &quot;&quot;))" office:value-type="string" office:string-value="Les jeudis du patrimoine de Saint-Laurent du Maroni, le 31 mars 2016" calcext:value-type="string">
            <text:p>Les jeudis du patrimoine de Saint-Laurent du Maroni, le 31 mars 2016</text:p>
          </table:table-cell>
          <table:table-cell table:style-name="ce6" office:value-type="string" calcext:value-type="string">
            <text:p>Les jeudis du patrimoine de Saint-Laurent du Maroni</text:p>
          </table:table-cell>
          <table:table-cell table:formula="of:= ORG.LIBREOFFICE.REGEX(ORG.LIBREOFFICE.REGEX(MID([.A124]; FIND([.M124]; [.A124]) + LEN([.M124]) + 1; 999); &quot;^\W*&quot;; &quot;&quot;); &quot;\W*$&quot;; &quot;&quot;)" office:value-type="string" office:string-value="le 31 mars 2016. Université de Guyane" calcext:value-type="string">
            <text:p>le 31 mars 2016. Université de Guyane</text:p>
          </table:table-cell>
          <table:table-cell table:formula="of:=TRIM(ORG.LIBREOFFICE.REGEX([.F124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124] = &quot;&quot;; [.F124]; TRIM(MID([.F124]; 1; FIND([.P124]; [.F124]) - 1))); &quot;^\W*&quot;; &quot;&quot;); &quot;\W*$&quot;; &quot;&quot;)" office:value-type="string" office:string-value="le 31 mars 2016" calcext:value-type="string">
            <text:p>le 31 mars 2016</text:p>
          </table:table-cell>
          <table:table-cell table:formula="of:=IF([.I124] = &quot;&quot;; &quot;&quot;; IFERROR(ORG.LIBREOFFICE.REGEX(ORG.LIBREOFFICE.REGEX(ORG.LIBREOFFICE.REGEX([.I12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31 mars 2016" calcext:value-type="string">
            <text:p>31 mars 2016</text:p>
          </table:table-cell>
          <table:table-cell/>
          <table:table-cell table:formula="of:=IF([.I124] = &quot;&quot;; &quot;&quot;; IFERROR(ORG.LIBREOFFICE.REGEX(ORG.LIBREOFFICE.REGEX(ORG.LIBREOFFICE.REGEX([.I12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124] = &quot;&quot;; [.D124]; IF([.E124] = &quot;-&quot;; &quot;&quot;; [.E124]))" office:value-type="string" office:string-value="Les jeudis du patrimoine de Saint-Laurent du Maroni" calcext:value-type="string">
            <text:p>Les jeudis du patrimoine de Saint-Laurent du Maroni</text:p>
          </table:table-cell>
          <table:table-cell table:style-name="ce4" table:formula="of:==IF(LEN([.L124]) &lt; 5; &quot;&quot;; ORG.LIBREOFFICE.REGEX([.L124]; &quot;,[^,]*?$&quot;; &quot;&quot;))">
            <text:p/>
          </table:table-cell>
          <table:table-cell table:formula="of:=IF([.K124] = &quot;&quot;; [.J124]; IF([.K124] = &quot;-&quot;; &quot;&quot;; [.K124]))" office:value-type="string" office:string-value="31 mars 2016" calcext:value-type="string">
            <text:p>31 mars 2016</text:p>
          </table:table-cell>
          <table:table-cell table:formula="of:=IF([.H124] = &quot;&quot;; [.G124]; IF([.H124] = &quot;-&quot;; &quot;&quot;; [.H124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auguration de l'Université de Guyane, le 9 mars 2016. Université de Guyane</text:p>
          </table:table-cell>
          <table:table-cell table:formula="of:=ORG.LIBREOFFICE.REGEX([.A125]; &quot;:[^:]*?$&quot;; &quot;&quot;)" office:value-type="string" office:string-value="Inauguration de l'Université de Guyane, le 9 mars 2016. Université de Guyane" calcext:value-type="string">
            <text:p>Inauguration de l'Université de Guyane, le 9 mars 2016. Université de Guyane</text:p>
          </table:table-cell>
          <table:table-cell table:formula="of:=IF(ORG.LIBREOFFICE.REGEX([.A125]; &quot;[^:]*?$&quot;; &quot;&quot;) = &quot;&quot;; &quot;&quot;; 1)">
            <text:p/>
          </table:table-cell>
          <table:table-cell table:style-name="ce4" table:formula="of:=IF([.C125] = 1; IF(MID([.B125]; 1; 1) = CHAR(34); MID([.B125]; 2; LEN([.B125]) - 3); [.B125]); ORG.LIBREOFFICE.REGEX([.A125]; &quot;\.[^.]*?$&quot;; &quot;&quot;))" office:value-type="string" office:string-value="Inauguration de l'Université de Guyane, le 9 mars 2016" calcext:value-type="string">
            <text:p>Inauguration de l'Université de Guyane, le 9 mars 2016</text:p>
          </table:table-cell>
          <table:table-cell table:style-name="ce6" office:value-type="string" calcext:value-type="string">
            <text:p>Inauguration de l'Université de Guyane</text:p>
          </table:table-cell>
          <table:table-cell table:formula="of:= ORG.LIBREOFFICE.REGEX(ORG.LIBREOFFICE.REGEX(MID([.A125]; FIND([.M125]; [.A125]) + LEN([.M125]) + 1; 999); &quot;^\W*&quot;; &quot;&quot;); &quot;\W*$&quot;; &quot;&quot;)" office:value-type="string" office:string-value="le 9 mars 2016. Université de Guyane" calcext:value-type="string">
            <text:p>le 9 mars 2016. Université de Guyane</text:p>
          </table:table-cell>
          <table:table-cell table:formula="of:=TRIM(ORG.LIBREOFFICE.REGEX([.F125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125] = &quot;&quot;; [.F125]; TRIM(MID([.F125]; 1; FIND([.P125]; [.F125]) - 1))); &quot;^\W*&quot;; &quot;&quot;); &quot;\W*$&quot;; &quot;&quot;)" office:value-type="string" office:string-value="le 9 mars 2016" calcext:value-type="string">
            <text:p>le 9 mars 2016</text:p>
          </table:table-cell>
          <table:table-cell table:formula="of:=IF([.I125] = &quot;&quot;; &quot;&quot;; IFERROR(ORG.LIBREOFFICE.REGEX(ORG.LIBREOFFICE.REGEX(ORG.LIBREOFFICE.REGEX([.I12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9 mars 2016" calcext:value-type="string">
            <text:p>9 mars 2016</text:p>
          </table:table-cell>
          <table:table-cell/>
          <table:table-cell table:formula="of:=IF([.I125] = &quot;&quot;; &quot;&quot;; IFERROR(ORG.LIBREOFFICE.REGEX(ORG.LIBREOFFICE.REGEX(ORG.LIBREOFFICE.REGEX([.I12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125] = &quot;&quot;; [.D125]; IF([.E125] = &quot;-&quot;; &quot;&quot;; [.E125]))" office:value-type="string" office:string-value="Inauguration de l'Université de Guyane" calcext:value-type="string">
            <text:p>Inauguration de l'Université de Guyane</text:p>
          </table:table-cell>
          <table:table-cell table:style-name="ce4" table:formula="of:==IF(LEN([.L125]) &lt; 5; &quot;&quot;; ORG.LIBREOFFICE.REGEX([.L125]; &quot;,[^,]*?$&quot;; &quot;&quot;))">
            <text:p/>
          </table:table-cell>
          <table:table-cell table:formula="of:=IF([.K125] = &quot;&quot;; [.J125]; IF([.K125] = &quot;-&quot;; &quot;&quot;; [.K125]))" office:value-type="string" office:string-value="9 mars 2016" calcext:value-type="string">
            <text:p>9 mars 2016</text:p>
          </table:table-cell>
          <table:table-cell table:formula="of:=IF([.H125] = &quot;&quot;; [.G125]; IF([.H125] = &quot;-&quot;; &quot;&quot;; [.H125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Mémoire marronage et abolitions" : journées, du 3 au 10 juin 2016. Université de Guyane</text:p>
          </table:table-cell>
          <table:table-cell table:formula="of:=ORG.LIBREOFFICE.REGEX([.A126]; &quot;:[^:]*?$&quot;; &quot;&quot;)" office:value-type="string" office:string-value="&quot;Mémoire marronage et abolitions&quot; " calcext:value-type="string">
            <text:p>"Mémoire marronage et abolitions" </text:p>
          </table:table-cell>
          <table:table-cell table:formula="of:=IF(ORG.LIBREOFFICE.REGEX([.A126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26] = 1; IF(MID([.B126]; 1; 1) = CHAR(34); MID([.B126]; 2; LEN([.B126]) - 3); [.B126]); ORG.LIBREOFFICE.REGEX([.A126]; &quot;\.[^.]*?$&quot;; &quot;&quot;))" office:value-type="string" office:string-value="Mémoire marronage et abolitions" calcext:value-type="string">
            <text:p>Mémoire marronage et abolitions</text:p>
          </table:table-cell>
          <table:table-cell table:style-name="ce6"/>
          <table:table-cell table:formula="of:= ORG.LIBREOFFICE.REGEX(ORG.LIBREOFFICE.REGEX(MID([.A126]; FIND([.M126]; [.A126]) + LEN([.M126]) + 1; 999); &quot;^\W*&quot;; &quot;&quot;); &quot;\W*$&quot;; &quot;&quot;)" office:value-type="string" office:string-value="journées, du 3 au 10 juin 2016. Université de Guyane" calcext:value-type="string">
            <text:p>journées, du 3 au 10 juin 2016. Université de Guyane</text:p>
          </table:table-cell>
          <table:table-cell table:formula="of:=TRIM(ORG.LIBREOFFICE.REGEX([.F126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126] = &quot;&quot;; [.F126]; TRIM(MID([.F126]; 1; FIND([.P126]; [.F126]) - 1))); &quot;^\W*&quot;; &quot;&quot;); &quot;\W*$&quot;; &quot;&quot;)" office:value-type="string" office:string-value="journées, du 3 au 10 juin 2016" calcext:value-type="string">
            <text:p>journées, du 3 au 10 juin 2016</text:p>
          </table:table-cell>
          <table:table-cell table:formula="of:=IF([.I126] = &quot;&quot;; &quot;&quot;; IFERROR(ORG.LIBREOFFICE.REGEX(ORG.LIBREOFFICE.REGEX(ORG.LIBREOFFICE.REGEX([.I12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3 au 10 juin 2016" calcext:value-type="string">
            <text:p>3 au 10 juin 2016</text:p>
          </table:table-cell>
          <table:table-cell/>
          <table:table-cell table:formula="of:=IF([.I126] = &quot;&quot;; &quot;&quot;; IFERROR(ORG.LIBREOFFICE.REGEX(ORG.LIBREOFFICE.REGEX(ORG.LIBREOFFICE.REGEX([.I12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s, du" calcext:value-type="string">
            <text:p>journées, du</text:p>
          </table:table-cell>
          <table:table-cell table:formula="of:=IF([.E126] = &quot;&quot;; [.D126]; IF([.E126] = &quot;-&quot;; &quot;&quot;; [.E126]))" office:value-type="string" office:string-value="Mémoire marronage et abolitions" calcext:value-type="string">
            <text:p>Mémoire marronage et abolitions</text:p>
          </table:table-cell>
          <table:table-cell table:style-name="ce4" table:formula="of:==IF(LEN([.L126]) &lt; 5; &quot;&quot;; ORG.LIBREOFFICE.REGEX([.L126]; &quot;,[^,]*?$&quot;; &quot;&quot;))" office:value-type="string" office:string-value="journées" calcext:value-type="string">
            <text:p>journées</text:p>
          </table:table-cell>
          <table:table-cell table:formula="of:=IF([.K126] = &quot;&quot;; [.J126]; IF([.K126] = &quot;-&quot;; &quot;&quot;; [.K126]))" office:value-type="string" office:string-value="3 au 10 juin 2016" calcext:value-type="string">
            <text:p>3 au 10 juin 2016</text:p>
          </table:table-cell>
          <table:table-cell table:formula="of:=IF([.H126] = &quot;&quot;; [.G126]; IF([.H126] = &quot;-&quot;; &quot;&quot;; [.H126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La gestion durable de l'eau et des milieux aquatiques du bassin de Guyane" : colloque, le 2 juin 2016. Université de Guyane</text:p>
          </table:table-cell>
          <table:table-cell table:formula="of:=ORG.LIBREOFFICE.REGEX([.A127]; &quot;:[^:]*?$&quot;; &quot;&quot;)" office:value-type="string" office:string-value="&quot;La gestion durable de l'eau et des milieux aquatiques du bassin de Guyane&quot; " calcext:value-type="string">
            <text:p>"La gestion durable de l'eau et des milieux aquatiques du bassin de Guyane" </text:p>
          </table:table-cell>
          <table:table-cell table:formula="of:=IF(ORG.LIBREOFFICE.REGEX([.A127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27] = 1; IF(MID([.B127]; 1; 1) = CHAR(34); MID([.B127]; 2; LEN([.B127]) - 3); [.B127]); ORG.LIBREOFFICE.REGEX([.A127]; &quot;\.[^.]*?$&quot;; &quot;&quot;))" office:value-type="string" office:string-value="La gestion durable de l'eau et des milieux aquatiques du bassin de Guyane" calcext:value-type="string">
            <text:p>La gestion durable de l'eau et des milieux aquatiques du bassin de Guyane</text:p>
          </table:table-cell>
          <table:table-cell table:style-name="ce6"/>
          <table:table-cell table:formula="of:= ORG.LIBREOFFICE.REGEX(ORG.LIBREOFFICE.REGEX(MID([.A127]; FIND([.M127]; [.A127]) + LEN([.M127]) + 1; 999); &quot;^\W*&quot;; &quot;&quot;); &quot;\W*$&quot;; &quot;&quot;)" office:value-type="string" office:string-value="colloque, le 2 juin 2016. Université de Guyane" calcext:value-type="string">
            <text:p>colloque, le 2 juin 2016. Université de Guyane</text:p>
          </table:table-cell>
          <table:table-cell table:formula="of:=TRIM(ORG.LIBREOFFICE.REGEX([.F127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127] = &quot;&quot;; [.F127]; TRIM(MID([.F127]; 1; FIND([.P127]; [.F127]) - 1))); &quot;^\W*&quot;; &quot;&quot;); &quot;\W*$&quot;; &quot;&quot;)" office:value-type="string" office:string-value="colloque, le 2 juin 2016" calcext:value-type="string">
            <text:p>colloque, le 2 juin 2016</text:p>
          </table:table-cell>
          <table:table-cell table:formula="of:=IF([.I127] = &quot;&quot;; &quot;&quot;; IFERROR(ORG.LIBREOFFICE.REGEX(ORG.LIBREOFFICE.REGEX(ORG.LIBREOFFICE.REGEX([.I12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 juin 2016" calcext:value-type="string">
            <text:p>2 juin 2016</text:p>
          </table:table-cell>
          <table:table-cell/>
          <table:table-cell table:formula="of:=IF([.I127] = &quot;&quot;; &quot;&quot;; IFERROR(ORG.LIBREOFFICE.REGEX(ORG.LIBREOFFICE.REGEX(ORG.LIBREOFFICE.REGEX([.I12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, le" calcext:value-type="string">
            <text:p>colloque, le</text:p>
          </table:table-cell>
          <table:table-cell table:formula="of:=IF([.E127] = &quot;&quot;; [.D127]; IF([.E127] = &quot;-&quot;; &quot;&quot;; [.E127]))" office:value-type="string" office:string-value="La gestion durable de l'eau et des milieux aquatiques du bassin de Guyane" calcext:value-type="string">
            <text:p>La gestion durable de l'eau et des milieux aquatiques du bassin de Guyane</text:p>
          </table:table-cell>
          <table:table-cell table:style-name="ce4" table:formula="of:==IF(LEN([.L127]) &lt; 5; &quot;&quot;; ORG.LIBREOFFICE.REGEX([.L127]; &quot;,[^,]*?$&quot;; &quot;&quot;))" office:value-type="string" office:string-value="colloque" calcext:value-type="string">
            <text:p>colloque</text:p>
          </table:table-cell>
          <table:table-cell table:formula="of:=IF([.K127] = &quot;&quot;; [.J127]; IF([.K127] = &quot;-&quot;; &quot;&quot;; [.K127]))" office:value-type="string" office:string-value="2 juin 2016" calcext:value-type="string">
            <text:p>2 juin 2016</text:p>
          </table:table-cell>
          <table:table-cell table:formula="of:=IF([.H127] = &quot;&quot;; [.G127]; IF([.H127] = &quot;-&quot;; &quot;&quot;; [.H127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Expressions musicales et messages : évolution et confrontation" : colloque, le 12 avril 2016. Université des Antilles</text:p>
          </table:table-cell>
          <table:table-cell table:formula="of:=ORG.LIBREOFFICE.REGEX([.A128]; &quot;:[^:]*?$&quot;; &quot;&quot;)" office:value-type="string" office:string-value="&quot;Expressions musicales et messages : évolution et confrontation&quot; " calcext:value-type="string">
            <text:p>"Expressions musicales et messages : évolution et confrontation" </text:p>
          </table:table-cell>
          <table:table-cell table:formula="of:=IF(ORG.LIBREOFFICE.REGEX([.A128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28] = 1; IF(MID([.B128]; 1; 1) = CHAR(34); MID([.B128]; 2; LEN([.B128]) - 3); [.B128]); ORG.LIBREOFFICE.REGEX([.A128]; &quot;\.[^.]*?$&quot;; &quot;&quot;))" office:value-type="string" office:string-value="Expressions musicales et messages : évolution et confrontation" calcext:value-type="string">
            <text:p>Expressions musicales et messages : évolution et confrontation</text:p>
          </table:table-cell>
          <table:table-cell table:style-name="ce6"/>
          <table:table-cell table:formula="of:= ORG.LIBREOFFICE.REGEX(ORG.LIBREOFFICE.REGEX(MID([.A128]; FIND([.M128]; [.A128]) + LEN([.M128]) + 1; 999); &quot;^\W*&quot;; &quot;&quot;); &quot;\W*$&quot;; &quot;&quot;)" office:value-type="string" office:string-value="colloque, le 12 avril 2016. Université des Antilles" calcext:value-type="string">
            <text:p>colloque, le 12 avril 2016. Université des Antilles</text:p>
          </table:table-cell>
          <table:table-cell table:formula="of:=TRIM(ORG.LIBREOFFICE.REGEX([.F128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28] = &quot;&quot;; [.F128]; TRIM(MID([.F128]; 1; FIND([.P128]; [.F128]) - 1))); &quot;^\W*&quot;; &quot;&quot;); &quot;\W*$&quot;; &quot;&quot;)" office:value-type="string" office:string-value="colloque, le 12 avril 2016" calcext:value-type="string">
            <text:p>colloque, le 12 avril 2016</text:p>
          </table:table-cell>
          <table:table-cell table:formula="of:=IF([.I128] = &quot;&quot;; &quot;&quot;; IFERROR(ORG.LIBREOFFICE.REGEX(ORG.LIBREOFFICE.REGEX(ORG.LIBREOFFICE.REGEX([.I12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2 avril 2016" calcext:value-type="string">
            <text:p>12 avril 2016</text:p>
          </table:table-cell>
          <table:table-cell/>
          <table:table-cell table:formula="of:=IF([.I128] = &quot;&quot;; &quot;&quot;; IFERROR(ORG.LIBREOFFICE.REGEX(ORG.LIBREOFFICE.REGEX(ORG.LIBREOFFICE.REGEX([.I12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, le" calcext:value-type="string">
            <text:p>colloque, le</text:p>
          </table:table-cell>
          <table:table-cell table:formula="of:=IF([.E128] = &quot;&quot;; [.D128]; IF([.E128] = &quot;-&quot;; &quot;&quot;; [.E128]))" office:value-type="string" office:string-value="Expressions musicales et messages : évolution et confrontation" calcext:value-type="string">
            <text:p>Expressions musicales et messages : évolution et confrontation</text:p>
          </table:table-cell>
          <table:table-cell table:style-name="ce4" table:formula="of:==IF(LEN([.L128]) &lt; 5; &quot;&quot;; ORG.LIBREOFFICE.REGEX([.L128]; &quot;,[^,]*?$&quot;; &quot;&quot;))" office:value-type="string" office:string-value="colloque" calcext:value-type="string">
            <text:p>colloque</text:p>
          </table:table-cell>
          <table:table-cell table:formula="of:=IF([.K128] = &quot;&quot;; [.J128]; IF([.K128] = &quot;-&quot;; &quot;&quot;; [.K128]))" office:value-type="string" office:string-value="12 avril 2016" calcext:value-type="string">
            <text:p>12 avril 2016</text:p>
          </table:table-cell>
          <table:table-cell table:formula="of:=IF([.H128] = &quot;&quot;; [.G128]; IF([.H128] = &quot;-&quot;; &quot;&quot;; [.H128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33e journées européennes du patrimoine. "Patrimoine et citoyenneté", le 16 septembre 2016. Collectivité territoriale de Guyane</text:p>
          </table:table-cell>
          <table:table-cell table:formula="of:=ORG.LIBREOFFICE.REGEX([.A129]; &quot;:[^:]*?$&quot;; &quot;&quot;)" office:value-type="string" office:string-value="33e journées européennes du patrimoine. &quot;Patrimoine et citoyenneté&quot;, le 16 septembre 2016. Collectivité territoriale de Guyane" calcext:value-type="string">
            <text:p>33e journées européennes du patrimoine. "Patrimoine et citoyenneté", le 16 septembre 2016. Collectivité territoriale de Guyane</text:p>
          </table:table-cell>
          <table:table-cell table:formula="of:=IF(ORG.LIBREOFFICE.REGEX([.A129]; &quot;[^:]*?$&quot;; &quot;&quot;) = &quot;&quot;; &quot;&quot;; 1)">
            <text:p/>
          </table:table-cell>
          <table:table-cell table:style-name="ce4" table:formula="of:=IF([.C129] = 1; IF(MID([.B129]; 1; 1) = CHAR(34); MID([.B129]; 2; LEN([.B129]) - 3); [.B129]); ORG.LIBREOFFICE.REGEX([.A129]; &quot;\.[^.]*?$&quot;; &quot;&quot;))" office:value-type="string" office:string-value="33e journées européennes du patrimoine. &quot;Patrimoine et citoyenneté&quot;, le 16 septembre 2016" calcext:value-type="string">
            <text:p>33e journées européennes du patrimoine. "Patrimoine et citoyenneté", le 16 septembre 2016</text:p>
          </table:table-cell>
          <table:table-cell table:style-name="ce6" office:value-type="string" calcext:value-type="string">
            <text:p>33e journées européennes du patrimoine. "Patrimoine et citoyenneté"</text:p>
          </table:table-cell>
          <table:table-cell table:formula="of:= ORG.LIBREOFFICE.REGEX(ORG.LIBREOFFICE.REGEX(MID([.A129]; FIND([.M129]; [.A129]) + LEN([.M129]) + 1; 999); &quot;^\W*&quot;; &quot;&quot;); &quot;\W*$&quot;; &quot;&quot;)" office:value-type="string" office:string-value="le 16 septembre 2016. Collectivité territoriale de Guyane" calcext:value-type="string">
            <text:p>le 16 septembre 2016. Collectivité territoriale de Guyane</text:p>
          </table:table-cell>
          <table:table-cell table:formula="of:=TRIM(ORG.LIBREOFFICE.REGEX([.F129]; &quot;[^.]+\.(.*)$&quot;; &quot;$1&quot;))" office:value-type="string" office:string-value="Collectivité territoriale de Guyane" calcext:value-type="string">
            <text:p>Collectivité territoriale de Guyane</text:p>
          </table:table-cell>
          <table:table-cell/>
          <table:table-cell table:formula="of:= ORG.LIBREOFFICE.REGEX(ORG.LIBREOFFICE.REGEX(IF([.P129] = &quot;&quot;; [.F129]; TRIM(MID([.F129]; 1; FIND([.P129]; [.F129]) - 1))); &quot;^\W*&quot;; &quot;&quot;); &quot;\W*$&quot;; &quot;&quot;)" office:value-type="string" office:string-value="le 16 septembre 2016" calcext:value-type="string">
            <text:p>le 16 septembre 2016</text:p>
          </table:table-cell>
          <table:table-cell table:formula="of:=IF([.I129] = &quot;&quot;; &quot;&quot;; IFERROR(ORG.LIBREOFFICE.REGEX(ORG.LIBREOFFICE.REGEX(ORG.LIBREOFFICE.REGEX([.I12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6 septembre 2016" calcext:value-type="string">
            <text:p>16 septembre 2016</text:p>
          </table:table-cell>
          <table:table-cell/>
          <table:table-cell table:formula="of:=IF([.I129] = &quot;&quot;; &quot;&quot;; IFERROR(ORG.LIBREOFFICE.REGEX(ORG.LIBREOFFICE.REGEX(ORG.LIBREOFFICE.REGEX([.I12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129] = &quot;&quot;; [.D129]; IF([.E129] = &quot;-&quot;; &quot;&quot;; [.E129]))" office:value-type="string" office:string-value="33e journées européennes du patrimoine. &quot;Patrimoine et citoyenneté&quot;" calcext:value-type="string">
            <text:p>33e journées européennes du patrimoine. "Patrimoine et citoyenneté"</text:p>
          </table:table-cell>
          <table:table-cell table:style-name="ce4" table:formula="of:==IF(LEN([.L129]) &lt; 5; &quot;&quot;; ORG.LIBREOFFICE.REGEX([.L129]; &quot;,[^,]*?$&quot;; &quot;&quot;))">
            <text:p/>
          </table:table-cell>
          <table:table-cell table:formula="of:=IF([.K129] = &quot;&quot;; [.J129]; IF([.K129] = &quot;-&quot;; &quot;&quot;; [.K129]))" office:value-type="string" office:string-value="16 septembre 2016" calcext:value-type="string">
            <text:p>16 septembre 2016</text:p>
          </table:table-cell>
          <table:table-cell table:formula="of:=IF([.H129] = &quot;&quot;; [.G129]; IF([.H129] = &quot;-&quot;; &quot;&quot;; [.H129]))" office:value-type="string" office:string-value="Collectivité territoriale de Guyane" calcext:value-type="string">
            <text:p>Collectivité territoriale de Guyan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52e congrès annuel de la Société caribéenne des plantes alimentaires / 52nd annual meeting of the Caribbean food crops society (CFCS), du 10 au 16 juillet 2016. INRA, CFCS</text:p>
          </table:table-cell>
          <table:table-cell table:formula="of:=ORG.LIBREOFFICE.REGEX([.A130]; &quot;:[^:]*?$&quot;; &quot;&quot;)" office:value-type="string" office:string-value="52e congrès annuel de la Société caribéenne des plantes alimentaires / 52nd annual meeting of the Caribbean food crops society (CFCS), du 10 au 16 juillet 2016. INRA, CFCS" calcext:value-type="string">
            <text:p>52e congrès annuel de la Société caribéenne des plantes alimentaires / 52nd annual meeting of the Caribbean food crops society (CFCS), du 10 au 16 juillet 2016. INRA, CFCS</text:p>
          </table:table-cell>
          <table:table-cell table:formula="of:=IF(ORG.LIBREOFFICE.REGEX([.A130]; &quot;[^:]*?$&quot;; &quot;&quot;) = &quot;&quot;; &quot;&quot;; 1)">
            <text:p/>
          </table:table-cell>
          <table:table-cell table:style-name="ce4" table:formula="of:=IF([.C130] = 1; IF(MID([.B130]; 1; 1) = CHAR(34); MID([.B130]; 2; LEN([.B130]) - 3); [.B130]); ORG.LIBREOFFICE.REGEX([.A130]; &quot;\.[^.]*?$&quot;; &quot;&quot;))" office:value-type="string" office:string-value="52e congrès annuel de la Société caribéenne des plantes alimentaires / 52nd annual meeting of the Caribbean food crops society (CFCS), du 10 au 16 juillet 2016" calcext:value-type="string">
            <text:p>52e congrès annuel de la Société caribéenne des plantes alimentaires / 52nd annual meeting of the Caribbean food crops society (CFCS), du 10 au 16 juillet 2016</text:p>
          </table:table-cell>
          <table:table-cell table:style-name="ce6" office:value-type="string" calcext:value-type="string">
            <text:p>52e congrès annuel de la Société caribéenne des plantes alimentaires / 52nd annual meeting of the Caribbean food crops society (CFCS)</text:p>
          </table:table-cell>
          <table:table-cell table:formula="of:= ORG.LIBREOFFICE.REGEX(ORG.LIBREOFFICE.REGEX(MID([.A130]; FIND([.M130]; [.A130]) + LEN([.M130]) + 1; 999); &quot;^\W*&quot;; &quot;&quot;); &quot;\W*$&quot;; &quot;&quot;)" office:value-type="string" office:string-value="du 10 au 16 juillet 2016. INRA, CFCS" calcext:value-type="string">
            <text:p>du 10 au 16 juillet 2016. INRA, CFCS</text:p>
          </table:table-cell>
          <table:table-cell table:formula="of:=TRIM(ORG.LIBREOFFICE.REGEX([.F130]; &quot;[^.]+\.(.*)$&quot;; &quot;$1&quot;))" office:value-type="string" office:string-value="INRA, CFCS" calcext:value-type="string">
            <text:p>INRA, CFCS</text:p>
          </table:table-cell>
          <table:table-cell/>
          <table:table-cell table:formula="of:= ORG.LIBREOFFICE.REGEX(ORG.LIBREOFFICE.REGEX(IF([.P130] = &quot;&quot;; [.F130]; TRIM(MID([.F130]; 1; FIND([.P130]; [.F130]) - 1))); &quot;^\W*&quot;; &quot;&quot;); &quot;\W*$&quot;; &quot;&quot;)" office:value-type="string" office:string-value="du 10 au 16 juillet 2016" calcext:value-type="string">
            <text:p>du 10 au 16 juillet 2016</text:p>
          </table:table-cell>
          <table:table-cell table:formula="of:=IF([.I130] = &quot;&quot;; &quot;&quot;; IFERROR(ORG.LIBREOFFICE.REGEX(ORG.LIBREOFFICE.REGEX(ORG.LIBREOFFICE.REGEX([.I13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0 au 16 juillet 2016" calcext:value-type="string">
            <text:p>10 au 16 juillet 2016</text:p>
          </table:table-cell>
          <table:table-cell/>
          <table:table-cell table:formula="of:=IF([.I130] = &quot;&quot;; &quot;&quot;; IFERROR(ORG.LIBREOFFICE.REGEX(ORG.LIBREOFFICE.REGEX(ORG.LIBREOFFICE.REGEX([.I13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du" calcext:value-type="string">
            <text:p>du</text:p>
          </table:table-cell>
          <table:table-cell table:formula="of:=IF([.E130] = &quot;&quot;; [.D130]; IF([.E130] = &quot;-&quot;; &quot;&quot;; [.E130]))" office:value-type="string" office:string-value="52e congrès annuel de la Société caribéenne des plantes alimentaires / 52nd annual meeting of the Caribbean food crops society (CFCS)" calcext:value-type="string">
            <text:p>52e congrès annuel de la Société caribéenne des plantes alimentaires / 52nd annual meeting of the Caribbean food crops society (CFCS)</text:p>
          </table:table-cell>
          <table:table-cell table:style-name="ce4" table:formula="of:==IF(LEN([.L130]) &lt; 5; &quot;&quot;; ORG.LIBREOFFICE.REGEX([.L130]; &quot;,[^,]*?$&quot;; &quot;&quot;))">
            <text:p/>
          </table:table-cell>
          <table:table-cell table:formula="of:=IF([.K130] = &quot;&quot;; [.J130]; IF([.K130] = &quot;-&quot;; &quot;&quot;; [.K130]))" office:value-type="string" office:string-value="10 au 16 juillet 2016" calcext:value-type="string">
            <text:p>10 au 16 juillet 2016</text:p>
          </table:table-cell>
          <table:table-cell table:formula="of:=IF([.H130] = &quot;&quot;; [.G130]; IF([.H130] = &quot;-&quot;; &quot;&quot;; [.H130]))" office:value-type="string" office:string-value="INRA, CFCS" calcext:value-type="string">
            <text:p>INRA, CFC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s rencontres culturelles de la BU 2016-2017. Université des Antilles</text:p>
          </table:table-cell>
          <table:table-cell table:formula="of:=ORG.LIBREOFFICE.REGEX([.A131]; &quot;:[^:]*?$&quot;; &quot;&quot;)" office:value-type="string" office:string-value="Les rencontres culturelles de la BU 2016-2017. Université des Antilles" calcext:value-type="string">
            <text:p>Les rencontres culturelles de la BU 2016-2017. Université des Antilles</text:p>
          </table:table-cell>
          <table:table-cell table:formula="of:=IF(ORG.LIBREOFFICE.REGEX([.A131]; &quot;[^:]*?$&quot;; &quot;&quot;) = &quot;&quot;; &quot;&quot;; 1)">
            <text:p/>
          </table:table-cell>
          <table:table-cell table:style-name="ce4" table:formula="of:=IF([.C131] = 1; IF(MID([.B131]; 1; 1) = CHAR(34); MID([.B131]; 2; LEN([.B131]) - 3); [.B131]); ORG.LIBREOFFICE.REGEX([.A131]; &quot;\.[^.]*?$&quot;; &quot;&quot;))" office:value-type="string" office:string-value="Les rencontres culturelles de la BU 2016-2017" calcext:value-type="string">
            <text:p>Les rencontres culturelles de la BU 2016-2017</text:p>
          </table:table-cell>
          <table:table-cell table:style-name="ce6" office:value-type="string" calcext:value-type="string">
            <text:p>Les rencontres culturelles de la BU</text:p>
          </table:table-cell>
          <table:table-cell table:formula="of:= ORG.LIBREOFFICE.REGEX(ORG.LIBREOFFICE.REGEX(MID([.A131]; FIND([.M131]; [.A131]) + LEN([.M131]) + 1; 999); &quot;^\W*&quot;; &quot;&quot;); &quot;\W*$&quot;; &quot;&quot;)" office:value-type="string" office:string-value="2016-2017. Université des Antilles" calcext:value-type="string">
            <text:p>2016-2017. Université des Antilles</text:p>
          </table:table-cell>
          <table:table-cell table:formula="of:=TRIM(ORG.LIBREOFFICE.REGEX([.F131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31] = &quot;&quot;; [.F131]; TRIM(MID([.F131]; 1; FIND([.P131]; [.F131]) - 1))); &quot;^\W*&quot;; &quot;&quot;); &quot;\W*$&quot;; &quot;&quot;)" office:value-type="string" office:string-value="2016-2017" calcext:value-type="string">
            <text:p>2016-2017</text:p>
          </table:table-cell>
          <table:table-cell table:formula="of:=IF([.I131] = &quot;&quot;; &quot;&quot;; IFERROR(ORG.LIBREOFFICE.REGEX(ORG.LIBREOFFICE.REGEX(ORG.LIBREOFFICE.REGEX([.I13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016-2017" calcext:value-type="string">
            <text:p>2016-2017</text:p>
          </table:table-cell>
          <table:table-cell/>
          <table:table-cell table:formula="of:=IF([.I131] = &quot;&quot;; &quot;&quot;; IFERROR(ORG.LIBREOFFICE.REGEX(ORG.LIBREOFFICE.REGEX(ORG.LIBREOFFICE.REGEX([.I13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>
            <text:p/>
          </table:table-cell>
          <table:table-cell table:formula="of:=IF([.E131] = &quot;&quot;; [.D131]; IF([.E131] = &quot;-&quot;; &quot;&quot;; [.E131]))" office:value-type="string" office:string-value="Les rencontres culturelles de la BU" calcext:value-type="string">
            <text:p>Les rencontres culturelles de la BU</text:p>
          </table:table-cell>
          <table:table-cell table:style-name="ce4" table:formula="of:==IF(LEN([.L131]) &lt; 5; &quot;&quot;; ORG.LIBREOFFICE.REGEX([.L131]; &quot;,[^,]*?$&quot;; &quot;&quot;))">
            <text:p/>
          </table:table-cell>
          <table:table-cell table:formula="of:=IF([.K131] = &quot;&quot;; [.J131]; IF([.K131] = &quot;-&quot;; &quot;&quot;; [.K131]))" office:value-type="string" office:string-value="2016-2017" calcext:value-type="string">
            <text:p>2016-2017</text:p>
          </table:table-cell>
          <table:table-cell table:formula="of:=IF([.H131] = &quot;&quot;; [.G131]; IF([.H131] = &quot;-&quot;; &quot;&quot;; [.H131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Penser les frontières et les appartenances depuis la Caraïbe et dans les Amériques" : séminaire, du 17 octobre 2016 au 25 mai 2018. Université des Antilles</text:p>
          </table:table-cell>
          <table:table-cell table:formula="of:=ORG.LIBREOFFICE.REGEX([.A132]; &quot;:[^:]*?$&quot;; &quot;&quot;)" office:value-type="string" office:string-value="&quot;Penser les frontières et les appartenances depuis la Caraïbe et dans les Amériques&quot; " calcext:value-type="string">
            <text:p>"Penser les frontières et les appartenances depuis la Caraïbe et dans les Amériques" </text:p>
          </table:table-cell>
          <table:table-cell table:formula="of:=IF(ORG.LIBREOFFICE.REGEX([.A132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32] = 1; IF(MID([.B132]; 1; 1) = CHAR(34); MID([.B132]; 2; LEN([.B132]) - 3); [.B132]); ORG.LIBREOFFICE.REGEX([.A132]; &quot;\.[^.]*?$&quot;; &quot;&quot;))" office:value-type="string" office:string-value="Penser les frontières et les appartenances depuis la Caraïbe et dans les Amériques" calcext:value-type="string">
            <text:p>Penser les frontières et les appartenances depuis la Caraïbe et dans les Amériques</text:p>
          </table:table-cell>
          <table:table-cell table:style-name="ce6"/>
          <table:table-cell table:formula="of:= ORG.LIBREOFFICE.REGEX(ORG.LIBREOFFICE.REGEX(MID([.A132]; FIND([.M132]; [.A132]) + LEN([.M132]) + 1; 999); &quot;^\W*&quot;; &quot;&quot;); &quot;\W*$&quot;; &quot;&quot;)" office:value-type="string" office:string-value="séminaire, du 17 octobre 2016 au 25 mai 2018. Université des Antilles" calcext:value-type="string">
            <text:p>séminaire, du 17 octobre 2016 au 25 mai 2018. Université des Antilles</text:p>
          </table:table-cell>
          <table:table-cell table:formula="of:=TRIM(ORG.LIBREOFFICE.REGEX([.F132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32] = &quot;&quot;; [.F132]; TRIM(MID([.F132]; 1; FIND([.P132]; [.F132]) - 1))); &quot;^\W*&quot;; &quot;&quot;); &quot;\W*$&quot;; &quot;&quot;)" office:value-type="string" office:string-value="séminaire, du 17 octobre 2016 au 25 mai 2018" calcext:value-type="string">
            <text:p>séminaire, du 17 octobre 2016 au 25 mai 2018</text:p>
          </table:table-cell>
          <table:table-cell table:formula="of:=IF([.I132] = &quot;&quot;; &quot;&quot;; IFERROR(ORG.LIBREOFFICE.REGEX(ORG.LIBREOFFICE.REGEX(ORG.LIBREOFFICE.REGEX([.I13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7 octobre 2016" calcext:value-type="string">
            <text:p>17 octobre 2016</text:p>
          </table:table-cell>
          <table:table-cell office:value-type="string" calcext:value-type="string">
            <text:p>17 octobre 2016 au 25 mai 2018</text:p>
          </table:table-cell>
          <table:table-cell table:style-name="ce3" office:value-type="string" calcext:value-type="string">
            <text:p>séminaire</text:p>
          </table:table-cell>
          <table:table-cell table:formula="of:=IF([.E132] = &quot;&quot;; [.D132]; IF([.E132] = &quot;-&quot;; &quot;&quot;; [.E132]))" office:value-type="string" office:string-value="Penser les frontières et les appartenances depuis la Caraïbe et dans les Amériques" calcext:value-type="string">
            <text:p>Penser les frontières et les appartenances depuis la Caraïbe et dans les Amériques</text:p>
          </table:table-cell>
          <table:table-cell table:style-name="ce4" table:formula="of:==IF(LEN([.L132]) &lt; 5; &quot;&quot;; ORG.LIBREOFFICE.REGEX([.L132]; &quot;,[^,]*?$&quot;; &quot;&quot;))" office:value-type="string" office:string-value="séminaire" calcext:value-type="string">
            <text:p>séminaire</text:p>
          </table:table-cell>
          <table:table-cell table:formula="of:=IF([.K132] = &quot;&quot;; [.J132]; IF([.K132] = &quot;-&quot;; &quot;&quot;; [.K132]))" office:value-type="string" office:string-value="17 octobre 2016 au 25 mai 2018" calcext:value-type="string">
            <text:p>17 octobre 2016 au 25 mai 2018</text:p>
          </table:table-cell>
          <table:table-cell table:formula="of:=IF([.H132] = &quot;&quot;; [.G132]; IF([.H132] = &quot;-&quot;; &quot;&quot;; [.H132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a valorisation du patrimoine urbain dans les territoires antillais et guyanais" : journées d'étude, du 12 au 14 octobre 2016. Université des Antilles</text:p>
          </table:table-cell>
          <table:table-cell table:formula="of:=ORG.LIBREOFFICE.REGEX([.A133]; &quot;:[^:]*?$&quot;; &quot;&quot;)" office:value-type="string" office:string-value="&quot;La valorisation du patrimoine urbain dans les territoires antillais et guyanais&quot; " calcext:value-type="string">
            <text:p>"La valorisation du patrimoine urbain dans les territoires antillais et guyanais" </text:p>
          </table:table-cell>
          <table:table-cell table:formula="of:=IF(ORG.LIBREOFFICE.REGEX([.A133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33] = 1; IF(MID([.B133]; 1; 1) = CHAR(34); MID([.B133]; 2; LEN([.B133]) - 3); [.B133]); ORG.LIBREOFFICE.REGEX([.A133]; &quot;\.[^.]*?$&quot;; &quot;&quot;))" office:value-type="string" office:string-value="La valorisation du patrimoine urbain dans les territoires antillais et guyanais" calcext:value-type="string">
            <text:p>La valorisation du patrimoine urbain dans les territoires antillais et guyanais</text:p>
          </table:table-cell>
          <table:table-cell table:style-name="ce6"/>
          <table:table-cell table:formula="of:= ORG.LIBREOFFICE.REGEX(ORG.LIBREOFFICE.REGEX(MID([.A133]; FIND([.M133]; [.A133]) + LEN([.M133]) + 1; 999); &quot;^\W*&quot;; &quot;&quot;); &quot;\W*$&quot;; &quot;&quot;)" office:value-type="string" office:string-value="journées d'étude, du 12 au 14 octobre 2016. Université des Antilles" calcext:value-type="string">
            <text:p>journées d'étude, du 12 au 14 octobre 2016. Université des Antilles</text:p>
          </table:table-cell>
          <table:table-cell table:formula="of:=TRIM(ORG.LIBREOFFICE.REGEX([.F133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33] = &quot;&quot;; [.F133]; TRIM(MID([.F133]; 1; FIND([.P133]; [.F133]) - 1))); &quot;^\W*&quot;; &quot;&quot;); &quot;\W*$&quot;; &quot;&quot;)" office:value-type="string" office:string-value="journées d'étude, du 12 au 14 octobre 2016" calcext:value-type="string">
            <text:p>journées d'étude, du 12 au 14 octobre 2016</text:p>
          </table:table-cell>
          <table:table-cell table:formula="of:=IF([.I133] = &quot;&quot;; &quot;&quot;; IFERROR(ORG.LIBREOFFICE.REGEX(ORG.LIBREOFFICE.REGEX(ORG.LIBREOFFICE.REGEX([.I13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2 au 14 octobre 2016" calcext:value-type="string">
            <text:p>12 au 14 octobre 2016</text:p>
          </table:table-cell>
          <table:table-cell/>
          <table:table-cell table:formula="of:=IF([.I133] = &quot;&quot;; &quot;&quot;; IFERROR(ORG.LIBREOFFICE.REGEX(ORG.LIBREOFFICE.REGEX(ORG.LIBREOFFICE.REGEX([.I13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s d'étude, du" calcext:value-type="string">
            <text:p>journées d'étude, du</text:p>
          </table:table-cell>
          <table:table-cell table:formula="of:=IF([.E133] = &quot;&quot;; [.D133]; IF([.E133] = &quot;-&quot;; &quot;&quot;; [.E133]))" office:value-type="string" office:string-value="La valorisation du patrimoine urbain dans les territoires antillais et guyanais" calcext:value-type="string">
            <text:p>La valorisation du patrimoine urbain dans les territoires antillais et guyanais</text:p>
          </table:table-cell>
          <table:table-cell table:style-name="ce4" table:formula="of:==IF(LEN([.L133]) &lt; 5; &quot;&quot;; ORG.LIBREOFFICE.REGEX([.L133]; &quot;,[^,]*?$&quot;; &quot;&quot;))" office:value-type="string" office:string-value="journées d'étude" calcext:value-type="string">
            <text:p>journées d'étude</text:p>
          </table:table-cell>
          <table:table-cell table:formula="of:=IF([.K133] = &quot;&quot;; [.J133]; IF([.K133] = &quot;-&quot;; &quot;&quot;; [.K133]))" office:value-type="string" office:string-value="12 au 14 octobre 2016" calcext:value-type="string">
            <text:p>12 au 14 octobre 2016</text:p>
          </table:table-cell>
          <table:table-cell table:formula="of:=IF([.H133] = &quot;&quot;; [.G133]; IF([.H133] = &quot;-&quot;; &quot;&quot;; [.H133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1ère rencontre culturelle transfrontalière annuelle de l'Oyapock Guyane-Amapa, le 8 octobre 2016.</text:p>
          </table:table-cell>
          <table:table-cell table:formula="of:=ORG.LIBREOFFICE.REGEX([.A134]; &quot;:[^:]*?$&quot;; &quot;&quot;)" office:value-type="string" office:string-value="1ère rencontre culturelle transfrontalière annuelle de l'Oyapock Guyane-Amapa, le 8 octobre 2016." calcext:value-type="string">
            <text:p>1ère rencontre culturelle transfrontalière annuelle de l'Oyapock Guyane-Amapa, le 8 octobre 2016.</text:p>
          </table:table-cell>
          <table:table-cell table:formula="of:=IF(ORG.LIBREOFFICE.REGEX([.A134]; &quot;[^:]*?$&quot;; &quot;&quot;) = &quot;&quot;; &quot;&quot;; 1)">
            <text:p/>
          </table:table-cell>
          <table:table-cell table:style-name="ce4" table:formula="of:=IF([.C134] = 1; IF(MID([.B134]; 1; 1) = CHAR(34); MID([.B134]; 2; LEN([.B134]) - 3); [.B134]); ORG.LIBREOFFICE.REGEX([.A134]; &quot;\.[^.]*?$&quot;; &quot;&quot;))" office:value-type="string" office:string-value="1ère rencontre culturelle transfrontalière annuelle de l'Oyapock Guyane-Amapa, le 8 octobre 2016" calcext:value-type="string">
            <text:p>1ère rencontre culturelle transfrontalière annuelle de l'Oyapock Guyane-Amapa, le 8 octobre 2016</text:p>
          </table:table-cell>
          <table:table-cell table:style-name="ce6" office:value-type="string" calcext:value-type="string">
            <text:p>1ère rencontre culturelle transfrontalière annuelle de l'Oyapock Guyane-Amapa</text:p>
          </table:table-cell>
          <table:table-cell table:formula="of:= ORG.LIBREOFFICE.REGEX(ORG.LIBREOFFICE.REGEX(MID([.A134]; FIND([.M134]; [.A134]) + LEN([.M134]) + 1; 999); &quot;^\W*&quot;; &quot;&quot;); &quot;\W*$&quot;; &quot;&quot;)" office:value-type="string" office:string-value="le 8 octobre 2016" calcext:value-type="string">
            <text:p>le 8 octobre 2016</text:p>
          </table:table-cell>
          <table:table-cell table:formula="of:=TRIM(ORG.LIBREOFFICE.REGEX([.F134]; &quot;[^.]+\.(.*)$&quot;; &quot;$1&quot;))" office:value-type="string" office:string-value="le 8 octobre 2016" calcext:value-type="string">
            <text:p>le 8 octobre 2016</text:p>
          </table:table-cell>
          <table:table-cell/>
          <table:table-cell table:formula="of:= ORG.LIBREOFFICE.REGEX(ORG.LIBREOFFICE.REGEX(IF([.P134] = &quot;&quot;; [.F134]; TRIM(MID([.F134]; 1; FIND([.P134]; [.F134]) - 1))); &quot;^\W*&quot;; &quot;&quot;); &quot;\W*$&quot;; &quot;&quot;)">
            <text:p/>
          </table:table-cell>
          <table:table-cell table:formula="of:=IF([.I134] = &quot;&quot;; &quot;&quot;; IFERROR(ORG.LIBREOFFICE.REGEX(ORG.LIBREOFFICE.REGEX(ORG.LIBREOFFICE.REGEX([.I13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>
            <text:p/>
          </table:table-cell>
          <table:table-cell/>
          <table:table-cell table:formula="of:=IF([.I134] = &quot;&quot;; &quot;&quot;; IFERROR(ORG.LIBREOFFICE.REGEX(ORG.LIBREOFFICE.REGEX(ORG.LIBREOFFICE.REGEX([.I13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>
            <text:p/>
          </table:table-cell>
          <table:table-cell table:formula="of:=IF([.E134] = &quot;&quot;; [.D134]; IF([.E134] = &quot;-&quot;; &quot;&quot;; [.E134]))" office:value-type="string" office:string-value="1ère rencontre culturelle transfrontalière annuelle de l'Oyapock Guyane-Amapa" calcext:value-type="string">
            <text:p>1ère rencontre culturelle transfrontalière annuelle de l'Oyapock Guyane-Amapa</text:p>
          </table:table-cell>
          <table:table-cell table:style-name="ce4" table:formula="of:==IF(LEN([.L134]) &lt; 5; &quot;&quot;; ORG.LIBREOFFICE.REGEX([.L134]; &quot;,[^,]*?$&quot;; &quot;&quot;))">
            <text:p/>
          </table:table-cell>
          <table:table-cell table:formula="of:=IF([.K134] = &quot;&quot;; [.J134]; IF([.K134] = &quot;-&quot;; &quot;&quot;; [.K134]))">
            <text:p/>
          </table:table-cell>
          <table:table-cell table:formula="of:=IF([.H134] = &quot;&quot;; [.G134]; IF([.H134] = &quot;-&quot;; &quot;&quot;; [.H134]))" office:value-type="string" office:string-value="le 8 octobre 2016" calcext:value-type="string">
            <text:p>le 8 octobre 20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Rendre hommage à l'Atelier 45" : conférence, le 15 octobre 2016. Université des Antilles</text:p>
          </table:table-cell>
          <table:table-cell table:formula="of:=ORG.LIBREOFFICE.REGEX([.A135]; &quot;:[^:]*?$&quot;; &quot;&quot;)" office:value-type="string" office:string-value="&quot;Rendre hommage à l'Atelier 45&quot; " calcext:value-type="string">
            <text:p>"Rendre hommage à l'Atelier 45" </text:p>
          </table:table-cell>
          <table:table-cell table:formula="of:=IF(ORG.LIBREOFFICE.REGEX([.A135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35] = 1; IF(MID([.B135]; 1; 1) = CHAR(34); MID([.B135]; 2; LEN([.B135]) - 3); [.B135]); ORG.LIBREOFFICE.REGEX([.A135]; &quot;\.[^.]*?$&quot;; &quot;&quot;))" office:value-type="string" office:string-value="Rendre hommage à l'Atelier 45" calcext:value-type="string">
            <text:p>Rendre hommage à l'Atelier 45</text:p>
          </table:table-cell>
          <table:table-cell table:style-name="ce6"/>
          <table:table-cell table:formula="of:= ORG.LIBREOFFICE.REGEX(ORG.LIBREOFFICE.REGEX(MID([.A135]; FIND([.M135]; [.A135]) + LEN([.M135]) + 1; 999); &quot;^\W*&quot;; &quot;&quot;); &quot;\W*$&quot;; &quot;&quot;)" office:value-type="string" office:string-value="conférence, le 15 octobre 2016. Université des Antilles" calcext:value-type="string">
            <text:p>conférence, le 15 octobre 2016. Université des Antilles</text:p>
          </table:table-cell>
          <table:table-cell table:formula="of:=TRIM(ORG.LIBREOFFICE.REGEX([.F135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35] = &quot;&quot;; [.F135]; TRIM(MID([.F135]; 1; FIND([.P135]; [.F135]) - 1))); &quot;^\W*&quot;; &quot;&quot;); &quot;\W*$&quot;; &quot;&quot;)" office:value-type="string" office:string-value="conférence, le 15 octobre 2016" calcext:value-type="string">
            <text:p>conférence, le 15 octobre 2016</text:p>
          </table:table-cell>
          <table:table-cell table:formula="of:=IF([.I135] = &quot;&quot;; &quot;&quot;; IFERROR(ORG.LIBREOFFICE.REGEX(ORG.LIBREOFFICE.REGEX(ORG.LIBREOFFICE.REGEX([.I13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5 octobre 2016" calcext:value-type="string">
            <text:p>15 octobre 2016</text:p>
          </table:table-cell>
          <table:table-cell/>
          <table:table-cell table:formula="of:=IF([.I135] = &quot;&quot;; &quot;&quot;; IFERROR(ORG.LIBREOFFICE.REGEX(ORG.LIBREOFFICE.REGEX(ORG.LIBREOFFICE.REGEX([.I13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nférence, le" calcext:value-type="string">
            <text:p>conférence, le</text:p>
          </table:table-cell>
          <table:table-cell table:formula="of:=IF([.E135] = &quot;&quot;; [.D135]; IF([.E135] = &quot;-&quot;; &quot;&quot;; [.E135]))" office:value-type="string" office:string-value="Rendre hommage à l'Atelier 45" calcext:value-type="string">
            <text:p>Rendre hommage à l'Atelier 45</text:p>
          </table:table-cell>
          <table:table-cell table:style-name="ce4" table:formula="of:==IF(LEN([.L135]) &lt; 5; &quot;&quot;; ORG.LIBREOFFICE.REGEX([.L135]; &quot;,[^,]*?$&quot;; &quot;&quot;))" office:value-type="string" office:string-value="conférence" calcext:value-type="string">
            <text:p>conférence</text:p>
          </table:table-cell>
          <table:table-cell table:formula="of:=IF([.K135] = &quot;&quot;; [.J135]; IF([.K135] = &quot;-&quot;; &quot;&quot;; [.K135]))" office:value-type="string" office:string-value="15 octobre 2016" calcext:value-type="string">
            <text:p>15 octobre 2016</text:p>
          </table:table-cell>
          <table:table-cell table:formula="of:=IF([.H135] = &quot;&quot;; [.G135]; IF([.H135] = &quot;-&quot;; &quot;&quot;; [.H135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Représentations, pratiques, déconstruction du genre dans les sociétés caribéennes" : journée d'étude, le 14 novembre 2016. Université des Antilles</text:p>
          </table:table-cell>
          <table:table-cell table:formula="of:=ORG.LIBREOFFICE.REGEX([.A136]; &quot;:[^:]*?$&quot;; &quot;&quot;)" office:value-type="string" office:string-value="&quot;Représentations, pratiques, déconstruction du genre dans les sociétés caribéennes&quot; " calcext:value-type="string">
            <text:p>"Représentations, pratiques, déconstruction du genre dans les sociétés caribéennes" </text:p>
          </table:table-cell>
          <table:table-cell table:formula="of:=IF(ORG.LIBREOFFICE.REGEX([.A136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36] = 1; IF(MID([.B136]; 1; 1) = CHAR(34); MID([.B136]; 2; LEN([.B136]) - 3); [.B136]); ORG.LIBREOFFICE.REGEX([.A136]; &quot;\.[^.]*?$&quot;; &quot;&quot;))" office:value-type="string" office:string-value="Représentations, pratiques, déconstruction du genre dans les sociétés caribéennes" calcext:value-type="string">
            <text:p>Représentations, pratiques, déconstruction du genre dans les sociétés caribéennes</text:p>
          </table:table-cell>
          <table:table-cell table:style-name="ce6"/>
          <table:table-cell table:formula="of:= ORG.LIBREOFFICE.REGEX(ORG.LIBREOFFICE.REGEX(MID([.A136]; FIND([.M136]; [.A136]) + LEN([.M136]) + 1; 999); &quot;^\W*&quot;; &quot;&quot;); &quot;\W*$&quot;; &quot;&quot;)" office:value-type="string" office:string-value="journée d'étude, le 14 novembre 2016. Université des Antilles" calcext:value-type="string">
            <text:p>journée d'étude, le 14 novembre 2016. Université des Antilles</text:p>
          </table:table-cell>
          <table:table-cell table:formula="of:=TRIM(ORG.LIBREOFFICE.REGEX([.F136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36] = &quot;&quot;; [.F136]; TRIM(MID([.F136]; 1; FIND([.P136]; [.F136]) - 1))); &quot;^\W*&quot;; &quot;&quot;); &quot;\W*$&quot;; &quot;&quot;)" office:value-type="string" office:string-value="journée d'étude, le 14 novembre 2016" calcext:value-type="string">
            <text:p>journée d'étude, le 14 novembre 2016</text:p>
          </table:table-cell>
          <table:table-cell table:formula="of:=IF([.I136] = &quot;&quot;; &quot;&quot;; IFERROR(ORG.LIBREOFFICE.REGEX(ORG.LIBREOFFICE.REGEX(ORG.LIBREOFFICE.REGEX([.I13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4 novembre 2016" calcext:value-type="string">
            <text:p>14 novembre 2016</text:p>
          </table:table-cell>
          <table:table-cell/>
          <table:table-cell table:formula="of:=IF([.I136] = &quot;&quot;; &quot;&quot;; IFERROR(ORG.LIBREOFFICE.REGEX(ORG.LIBREOFFICE.REGEX(ORG.LIBREOFFICE.REGEX([.I13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136] = &quot;&quot;; [.D136]; IF([.E136] = &quot;-&quot;; &quot;&quot;; [.E136]))" office:value-type="string" office:string-value="Représentations, pratiques, déconstruction du genre dans les sociétés caribéennes" calcext:value-type="string">
            <text:p>Représentations, pratiques, déconstruction du genre dans les sociétés caribéennes</text:p>
          </table:table-cell>
          <table:table-cell table:style-name="ce4" table:formula="of:==IF(LEN([.L136]) &lt; 5; &quot;&quot;; ORG.LIBREOFFICE.REGEX([.L136]; &quot;,[^,]*?$&quot;; &quot;&quot;))" office:value-type="string" office:string-value="journée d'étude" calcext:value-type="string">
            <text:p>journée d'étude</text:p>
          </table:table-cell>
          <table:table-cell table:formula="of:=IF([.K136] = &quot;&quot;; [.J136]; IF([.K136] = &quot;-&quot;; &quot;&quot;; [.K136]))" office:value-type="string" office:string-value="14 novembre 2016" calcext:value-type="string">
            <text:p>14 novembre 2016</text:p>
          </table:table-cell>
          <table:table-cell table:formula="of:=IF([.H136] = &quot;&quot;; [.G136]; IF([.H136] = &quot;-&quot;; &quot;&quot;; [.H136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Verticalité et horizontalité de la relation : sources et pistes pour une histoire des réseaux personnels aux Antilles" : journée d'étude, le 8 décembre 2016. Université des Antilles</text:p>
          </table:table-cell>
          <table:table-cell table:formula="of:=ORG.LIBREOFFICE.REGEX([.A137]; &quot;:[^:]*?$&quot;; &quot;&quot;)" office:value-type="string" office:string-value="&quot;Verticalité et horizontalité de la relation : sources et pistes pour une histoire des réseaux personnels aux Antilles&quot; " calcext:value-type="string">
            <text:p>"Verticalité et horizontalité de la relation : sources et pistes pour une histoire des réseaux personnels aux Antilles" </text:p>
          </table:table-cell>
          <table:table-cell table:formula="of:=IF(ORG.LIBREOFFICE.REGEX([.A137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37] = 1; IF(MID([.B137]; 1; 1) = CHAR(34); MID([.B137]; 2; LEN([.B137]) - 3); [.B137]); ORG.LIBREOFFICE.REGEX([.A137]; &quot;\.[^.]*?$&quot;; &quot;&quot;))" office:value-type="string" office:string-value="Verticalité et horizontalité de la relation : sources et pistes pour une histoire des réseaux personnels aux Antilles" calcext:value-type="string">
            <text:p>Verticalité et horizontalité de la relation : sources et pistes pour une histoire des réseaux personnels aux Antilles</text:p>
          </table:table-cell>
          <table:table-cell table:style-name="ce6"/>
          <table:table-cell table:formula="of:= ORG.LIBREOFFICE.REGEX(ORG.LIBREOFFICE.REGEX(MID([.A137]; FIND([.M137]; [.A137]) + LEN([.M137]) + 1; 999); &quot;^\W*&quot;; &quot;&quot;); &quot;\W*$&quot;; &quot;&quot;)" office:value-type="string" office:string-value="journée d'étude, le 8 décembre 2016. Université des Antilles" calcext:value-type="string">
            <text:p>journée d'étude, le 8 décembre 2016. Université des Antilles</text:p>
          </table:table-cell>
          <table:table-cell table:formula="of:=TRIM(ORG.LIBREOFFICE.REGEX([.F137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37] = &quot;&quot;; [.F137]; TRIM(MID([.F137]; 1; FIND([.P137]; [.F137]) - 1))); &quot;^\W*&quot;; &quot;&quot;); &quot;\W*$&quot;; &quot;&quot;)" office:value-type="string" office:string-value="journée d'étude, le 8 décembre 2016" calcext:value-type="string">
            <text:p>journée d'étude, le 8 décembre 2016</text:p>
          </table:table-cell>
          <table:table-cell table:formula="of:=IF([.I137] = &quot;&quot;; &quot;&quot;; IFERROR(ORG.LIBREOFFICE.REGEX(ORG.LIBREOFFICE.REGEX(ORG.LIBREOFFICE.REGEX([.I13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8 décembre 2016" calcext:value-type="string">
            <text:p>8 décembre 2016</text:p>
          </table:table-cell>
          <table:table-cell/>
          <table:table-cell table:formula="of:=IF([.I137] = &quot;&quot;; &quot;&quot;; IFERROR(ORG.LIBREOFFICE.REGEX(ORG.LIBREOFFICE.REGEX(ORG.LIBREOFFICE.REGEX([.I13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137] = &quot;&quot;; [.D137]; IF([.E137] = &quot;-&quot;; &quot;&quot;; [.E137]))" office:value-type="string" office:string-value="Verticalité et horizontalité de la relation : sources et pistes pour une histoire des réseaux personnels aux Antilles" calcext:value-type="string">
            <text:p>Verticalité et horizontalité de la relation : sources et pistes pour une histoire des réseaux personnels aux Antilles</text:p>
          </table:table-cell>
          <table:table-cell table:style-name="ce4" table:formula="of:==IF(LEN([.L137]) &lt; 5; &quot;&quot;; ORG.LIBREOFFICE.REGEX([.L137]; &quot;,[^,]*?$&quot;; &quot;&quot;))" office:value-type="string" office:string-value="journée d'étude" calcext:value-type="string">
            <text:p>journée d'étude</text:p>
          </table:table-cell>
          <table:table-cell table:formula="of:=IF([.K137] = &quot;&quot;; [.J137]; IF([.K137] = &quot;-&quot;; &quot;&quot;; [.K137]))" office:value-type="string" office:string-value="8 décembre 2016" calcext:value-type="string">
            <text:p>8 décembre 2016</text:p>
          </table:table-cell>
          <table:table-cell table:formula="of:=IF([.H137] = &quot;&quot;; [.G137]; IF([.H137] = &quot;-&quot;; &quot;&quot;; [.H137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Au bord de l'espoir : Haïti et la République dominicaine" : conférence, le 11 octobre 2016, Université des Antilles</text:p>
          </table:table-cell>
          <table:table-cell table:formula="of:=ORG.LIBREOFFICE.REGEX([.A138]; &quot;:[^:]*?$&quot;; &quot;&quot;)" office:value-type="string" office:string-value="&quot;Au bord de l'espoir : Haïti et la République dominicaine&quot; " calcext:value-type="string">
            <text:p>"Au bord de l'espoir : Haïti et la République dominicaine" </text:p>
          </table:table-cell>
          <table:table-cell table:formula="of:=IF(ORG.LIBREOFFICE.REGEX([.A138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38] = 1; IF(MID([.B138]; 1; 1) = CHAR(34); MID([.B138]; 2; LEN([.B138]) - 3); [.B138]); ORG.LIBREOFFICE.REGEX([.A138]; &quot;\.[^.]*?$&quot;; &quot;&quot;))" office:value-type="string" office:string-value="Au bord de l'espoir : Haïti et la République dominicaine" calcext:value-type="string">
            <text:p>Au bord de l'espoir : Haïti et la République dominicaine</text:p>
          </table:table-cell>
          <table:table-cell table:style-name="ce6"/>
          <table:table-cell table:formula="of:= ORG.LIBREOFFICE.REGEX(ORG.LIBREOFFICE.REGEX(MID([.A138]; FIND([.M138]; [.A138]) + LEN([.M138]) + 1; 999); &quot;^\W*&quot;; &quot;&quot;); &quot;\W*$&quot;; &quot;&quot;)" office:value-type="string" office:string-value="conférence, le 11 octobre 2016, Université des Antilles" calcext:value-type="string">
            <text:p>conférence, le 11 octobre 2016, Université des Antilles</text:p>
          </table:table-cell>
          <table:table-cell table:formula="of:=TRIM(ORG.LIBREOFFICE.REGEX([.F138]; &quot;[^.]+\.(.*)$&quot;; &quot;$1&quot;))" office:value-type="string" office:string-value="conférence, le 11 octobre 2016, Université des Antilles" calcext:value-type="string">
            <text:p>conférence, le 11 octobre 2016, Université des Antilles</text:p>
          </table:table-cell>
          <table:table-cell office:value-type="string" calcext:value-type="string">
            <text:p>Université des Antilles</text:p>
          </table:table-cell>
          <table:table-cell table:formula="of:= ORG.LIBREOFFICE.REGEX(ORG.LIBREOFFICE.REGEX(IF([.P138] = &quot;&quot;; [.F138]; TRIM(MID([.F138]; 1; FIND([.P138]; [.F138]) - 1))); &quot;^\W*&quot;; &quot;&quot;); &quot;\W*$&quot;; &quot;&quot;)" office:value-type="string" office:string-value="conférence, le 11 octobre 2016" calcext:value-type="string">
            <text:p>conférence, le 11 octobre 2016</text:p>
          </table:table-cell>
          <table:table-cell table:formula="of:=IF([.I138] = &quot;&quot;; &quot;&quot;; IFERROR(ORG.LIBREOFFICE.REGEX(ORG.LIBREOFFICE.REGEX(ORG.LIBREOFFICE.REGEX([.I13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1 octobre 2016" calcext:value-type="string">
            <text:p>11 octobre 2016</text:p>
          </table:table-cell>
          <table:table-cell/>
          <table:table-cell table:formula="of:=IF([.I138] = &quot;&quot;; &quot;&quot;; IFERROR(ORG.LIBREOFFICE.REGEX(ORG.LIBREOFFICE.REGEX(ORG.LIBREOFFICE.REGEX([.I13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nférence, le" calcext:value-type="string">
            <text:p>conférence, le</text:p>
          </table:table-cell>
          <table:table-cell table:formula="of:=IF([.E138] = &quot;&quot;; [.D138]; IF([.E138] = &quot;-&quot;; &quot;&quot;; [.E138]))" office:value-type="string" office:string-value="Au bord de l'espoir : Haïti et la République dominicaine" calcext:value-type="string">
            <text:p>Au bord de l'espoir : Haïti et la République dominicaine</text:p>
          </table:table-cell>
          <table:table-cell table:style-name="ce4" table:formula="of:==IF(LEN([.L138]) &lt; 5; &quot;&quot;; ORG.LIBREOFFICE.REGEX([.L138]; &quot;,[^,]*?$&quot;; &quot;&quot;))" office:value-type="string" office:string-value="conférence" calcext:value-type="string">
            <text:p>conférence</text:p>
          </table:table-cell>
          <table:table-cell table:formula="of:=IF([.K138] = &quot;&quot;; [.J138]; IF([.K138] = &quot;-&quot;; &quot;&quot;; [.K138]))" office:value-type="string" office:string-value="11 octobre 2016" calcext:value-type="string">
            <text:p>11 octobre 2016</text:p>
          </table:table-cell>
          <table:table-cell table:formula="of:=IF([.H138] = &quot;&quot;; [.G138]; IF([.H138] = &quot;-&quot;; &quot;&quot;; [.H138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Croisée-Hommage à Georges Eleuthère Mauvois", le 24 février 2017. Université des Antilles</text:p>
          </table:table-cell>
          <table:table-cell table:formula="of:=ORG.LIBREOFFICE.REGEX([.A139]; &quot;:[^:]*?$&quot;; &quot;&quot;)" office:value-type="string" office:string-value="&quot;Croisée-Hommage à Georges Eleuthère Mauvois&quot;, le 24 février 2017. Université des Antilles" calcext:value-type="string">
            <text:p>"Croisée-Hommage à Georges Eleuthère Mauvois", le 24 février 2017. Université des Antilles</text:p>
          </table:table-cell>
          <table:table-cell table:formula="of:=IF(ORG.LIBREOFFICE.REGEX([.A139]; &quot;[^:]*?$&quot;; &quot;&quot;) = &quot;&quot;; &quot;&quot;; 1)">
            <text:p/>
          </table:table-cell>
          <table:table-cell table:style-name="ce4" table:formula="of:=IF([.C139] = 1; IF(MID([.B139]; 1; 1) = CHAR(34); MID([.B139]; 2; LEN([.B139]) - 3); [.B139]); ORG.LIBREOFFICE.REGEX([.A139]; &quot;\.[^.]*?$&quot;; &quot;&quot;))" office:value-type="string" office:string-value="&quot;Croisée-Hommage à Georges Eleuthère Mauvois&quot;, le 24 février 2017" calcext:value-type="string">
            <text:p>"Croisée-Hommage à Georges Eleuthère Mauvois", le 24 février 2017</text:p>
          </table:table-cell>
          <table:table-cell table:style-name="ce6" office:value-type="string" calcext:value-type="string">
            <text:p>Croisée-Hommage à Georges Eleuthère Mauvois</text:p>
          </table:table-cell>
          <table:table-cell table:formula="of:= ORG.LIBREOFFICE.REGEX(ORG.LIBREOFFICE.REGEX(MID([.A139]; FIND([.M139]; [.A139]) + LEN([.M139]) + 1; 999); &quot;^\W*&quot;; &quot;&quot;); &quot;\W*$&quot;; &quot;&quot;)" office:value-type="string" office:string-value="le 24 février 2017. Université des Antilles" calcext:value-type="string">
            <text:p>le 24 février 2017. Université des Antilles</text:p>
          </table:table-cell>
          <table:table-cell table:formula="of:=TRIM(ORG.LIBREOFFICE.REGEX([.F139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39] = &quot;&quot;; [.F139]; TRIM(MID([.F139]; 1; FIND([.P139]; [.F139]) - 1))); &quot;^\W*&quot;; &quot;&quot;); &quot;\W*$&quot;; &quot;&quot;)" office:value-type="string" office:string-value="le 24 février 2017" calcext:value-type="string">
            <text:p>le 24 février 2017</text:p>
          </table:table-cell>
          <table:table-cell table:formula="of:=IF([.I139] = &quot;&quot;; &quot;&quot;; IFERROR(ORG.LIBREOFFICE.REGEX(ORG.LIBREOFFICE.REGEX(ORG.LIBREOFFICE.REGEX([.I13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4 février 2017" calcext:value-type="string">
            <text:p>24 février 2017</text:p>
          </table:table-cell>
          <table:table-cell/>
          <table:table-cell table:formula="of:=IF([.I139] = &quot;&quot;; &quot;&quot;; IFERROR(ORG.LIBREOFFICE.REGEX(ORG.LIBREOFFICE.REGEX(ORG.LIBREOFFICE.REGEX([.I13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139] = &quot;&quot;; [.D139]; IF([.E139] = &quot;-&quot;; &quot;&quot;; [.E139]))" office:value-type="string" office:string-value="Croisée-Hommage à Georges Eleuthère Mauvois" calcext:value-type="string">
            <text:p>Croisée-Hommage à Georges Eleuthère Mauvois</text:p>
          </table:table-cell>
          <table:table-cell table:style-name="ce4" table:formula="of:==IF(LEN([.L139]) &lt; 5; &quot;&quot;; ORG.LIBREOFFICE.REGEX([.L139]; &quot;,[^,]*?$&quot;; &quot;&quot;))">
            <text:p/>
          </table:table-cell>
          <table:table-cell table:formula="of:=IF([.K139] = &quot;&quot;; [.J139]; IF([.K139] = &quot;-&quot;; &quot;&quot;; [.K139]))" office:value-type="string" office:string-value="24 février 2017" calcext:value-type="string">
            <text:p>24 février 2017</text:p>
          </table:table-cell>
          <table:table-cell table:formula="of:=IF([.H139] = &quot;&quot;; [.G139]; IF([.H139] = &quot;-&quot;; &quot;&quot;; [.H139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"The European unions outermost regions and their sovereign neighbours economic development, integration and migration" : conférence, le 16 mars 2017.</text:p>
          </table:table-cell>
          <table:table-cell table:formula="of:=ORG.LIBREOFFICE.REGEX([.A140]; &quot;:[^:]*?$&quot;; &quot;&quot;)" office:value-type="string" office:string-value="&quot;The European unions outermost regions and their sovereign neighbours economic development, integration and migration&quot; " calcext:value-type="string">
            <text:p>"The European unions outermost regions and their sovereign neighbours economic development, integration and migration" </text:p>
          </table:table-cell>
          <table:table-cell table:formula="of:=IF(ORG.LIBREOFFICE.REGEX([.A140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40] = 1; IF(MID([.B140]; 1; 1) = CHAR(34); MID([.B140]; 2; LEN([.B140]) - 3); [.B140]); ORG.LIBREOFFICE.REGEX([.A140]; &quot;\.[^.]*?$&quot;; &quot;&quot;))" office:value-type="string" office:string-value="The European unions outermost regions and their sovereign neighbours economic development, integration and migration" calcext:value-type="string">
            <text:p>The European unions outermost regions and their sovereign neighbours economic development, integration and migration</text:p>
          </table:table-cell>
          <table:table-cell table:style-name="ce6"/>
          <table:table-cell table:formula="of:= ORG.LIBREOFFICE.REGEX(ORG.LIBREOFFICE.REGEX(MID([.A140]; FIND([.M140]; [.A140]) + LEN([.M140]) + 1; 999); &quot;^\W*&quot;; &quot;&quot;); &quot;\W*$&quot;; &quot;&quot;)" office:value-type="string" office:string-value="conférence, le 16 mars 2017" calcext:value-type="string">
            <text:p>conférence, le 16 mars 2017</text:p>
          </table:table-cell>
          <table:table-cell table:formula="of:=TRIM(ORG.LIBREOFFICE.REGEX([.F140]; &quot;[^.]+\.(.*)$&quot;; &quot;$1&quot;))" office:value-type="string" office:string-value="conférence, le 16 mars 2017" calcext:value-type="string">
            <text:p>conférence, le 16 mars 2017</text:p>
          </table:table-cell>
          <table:table-cell office:value-type="string" calcext:value-type="string">
            <text:p>-</text:p>
          </table:table-cell>
          <table:table-cell table:formula="of:= ORG.LIBREOFFICE.REGEX(ORG.LIBREOFFICE.REGEX(IF([.P140] = &quot;&quot;; [.F140]; TRIM(MID([.F140]; 1; FIND([.P140]; [.F140]) - 1))); &quot;^\W*&quot;; &quot;&quot;); &quot;\W*$&quot;; &quot;&quot;)" office:value-type="string" office:string-value="conférence, le 16 mars 2017" calcext:value-type="string">
            <text:p>conférence, le 16 mars 2017</text:p>
          </table:table-cell>
          <table:table-cell table:formula="of:=IF([.I140] = &quot;&quot;; &quot;&quot;; IFERROR(ORG.LIBREOFFICE.REGEX(ORG.LIBREOFFICE.REGEX(ORG.LIBREOFFICE.REGEX([.I14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6 mars 2017" calcext:value-type="string">
            <text:p>16 mars 2017</text:p>
          </table:table-cell>
          <table:table-cell/>
          <table:table-cell table:formula="of:=IF([.I140] = &quot;&quot;; &quot;&quot;; IFERROR(ORG.LIBREOFFICE.REGEX(ORG.LIBREOFFICE.REGEX(ORG.LIBREOFFICE.REGEX([.I14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nférence, le" calcext:value-type="string">
            <text:p>conférence, le</text:p>
          </table:table-cell>
          <table:table-cell table:formula="of:=IF([.E140] = &quot;&quot;; [.D140]; IF([.E140] = &quot;-&quot;; &quot;&quot;; [.E140]))" office:value-type="string" office:string-value="The European unions outermost regions and their sovereign neighbours economic development, integration and migration" calcext:value-type="string">
            <text:p>The European unions outermost regions and their sovereign neighbours economic development, integration and migration</text:p>
          </table:table-cell>
          <table:table-cell table:style-name="ce4" table:formula="of:==IF(LEN([.L140]) &lt; 5; &quot;&quot;; ORG.LIBREOFFICE.REGEX([.L140]; &quot;,[^,]*?$&quot;; &quot;&quot;))" office:value-type="string" office:string-value="conférence" calcext:value-type="string">
            <text:p>conférence</text:p>
          </table:table-cell>
          <table:table-cell table:formula="of:=IF([.K140] = &quot;&quot;; [.J140]; IF([.K140] = &quot;-&quot;; &quot;&quot;; [.K140]))" office:value-type="string" office:string-value="16 mars 2017" calcext:value-type="string">
            <text:p>16 mars 2017</text:p>
          </table:table-cell>
          <table:table-cell table:formula="of:=IF([.H140] = &quot;&quot;; [.G140]; IF([.H140] = &quot;-&quot;; &quot;&quot;; [.H140]))">
            <text:p/>
          </table:table-cell>
          <table:table-cell table:number-columns-repeated="6"/>
        </table:table-row>
        <table:table-row table:style-name="ro4">
          <table:table-cell office:value-type="string" calcext:value-type="string">
            <text:p>"Hommage à Georges Mauvois" : conférence, le 15 mars 2017. Université des Antilles</text:p>
          </table:table-cell>
          <table:table-cell table:formula="of:=ORG.LIBREOFFICE.REGEX([.A141]; &quot;:[^:]*?$&quot;; &quot;&quot;)" office:value-type="string" office:string-value="&quot;Hommage à Georges Mauvois&quot; " calcext:value-type="string">
            <text:p>"Hommage à Georges Mauvois" </text:p>
          </table:table-cell>
          <table:table-cell table:formula="of:=IF(ORG.LIBREOFFICE.REGEX([.A141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41] = 1; IF(MID([.B141]; 1; 1) = CHAR(34); MID([.B141]; 2; LEN([.B141]) - 3); [.B141]); ORG.LIBREOFFICE.REGEX([.A141]; &quot;\.[^.]*?$&quot;; &quot;&quot;))" office:value-type="string" office:string-value="Hommage à Georges Mauvois" calcext:value-type="string">
            <text:p>Hommage à Georges Mauvois</text:p>
          </table:table-cell>
          <table:table-cell table:style-name="ce6"/>
          <table:table-cell table:formula="of:= ORG.LIBREOFFICE.REGEX(ORG.LIBREOFFICE.REGEX(MID([.A141]; FIND([.M141]; [.A141]) + LEN([.M141]) + 1; 999); &quot;^\W*&quot;; &quot;&quot;); &quot;\W*$&quot;; &quot;&quot;)" office:value-type="string" office:string-value="conférence, le 15 mars 2017. Université des Antilles" calcext:value-type="string">
            <text:p>conférence, le 15 mars 2017. Université des Antilles</text:p>
          </table:table-cell>
          <table:table-cell table:formula="of:=TRIM(ORG.LIBREOFFICE.REGEX([.F141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41] = &quot;&quot;; [.F141]; TRIM(MID([.F141]; 1; FIND([.P141]; [.F141]) - 1))); &quot;^\W*&quot;; &quot;&quot;); &quot;\W*$&quot;; &quot;&quot;)" office:value-type="string" office:string-value="conférence, le 15 mars 2017" calcext:value-type="string">
            <text:p>conférence, le 15 mars 2017</text:p>
          </table:table-cell>
          <table:table-cell table:formula="of:=IF([.I141] = &quot;&quot;; &quot;&quot;; IFERROR(ORG.LIBREOFFICE.REGEX(ORG.LIBREOFFICE.REGEX(ORG.LIBREOFFICE.REGEX([.I14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5 mars 2017" calcext:value-type="string">
            <text:p>15 mars 2017</text:p>
          </table:table-cell>
          <table:table-cell/>
          <table:table-cell table:formula="of:=IF([.I141] = &quot;&quot;; &quot;&quot;; IFERROR(ORG.LIBREOFFICE.REGEX(ORG.LIBREOFFICE.REGEX(ORG.LIBREOFFICE.REGEX([.I14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nférence, le" calcext:value-type="string">
            <text:p>conférence, le</text:p>
          </table:table-cell>
          <table:table-cell table:formula="of:=IF([.E141] = &quot;&quot;; [.D141]; IF([.E141] = &quot;-&quot;; &quot;&quot;; [.E141]))" office:value-type="string" office:string-value="Hommage à Georges Mauvois" calcext:value-type="string">
            <text:p>Hommage à Georges Mauvois</text:p>
          </table:table-cell>
          <table:table-cell table:style-name="ce4" table:formula="of:==IF(LEN([.L141]) &lt; 5; &quot;&quot;; ORG.LIBREOFFICE.REGEX([.L141]; &quot;,[^,]*?$&quot;; &quot;&quot;))" office:value-type="string" office:string-value="conférence" calcext:value-type="string">
            <text:p>conférence</text:p>
          </table:table-cell>
          <table:table-cell table:formula="of:=IF([.K141] = &quot;&quot;; [.J141]; IF([.K141] = &quot;-&quot;; &quot;&quot;; [.K141]))" office:value-type="string" office:string-value="15 mars 2017" calcext:value-type="string">
            <text:p>15 mars 2017</text:p>
          </table:table-cell>
          <table:table-cell table:formula="of:=IF([.H141] = &quot;&quot;; [.G141]; IF([.H141] = &quot;-&quot;; &quot;&quot;; [.H141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nférence des masters, le 24 mars 2017. Université des Antilles</text:p>
          </table:table-cell>
          <table:table-cell table:formula="of:=ORG.LIBREOFFICE.REGEX([.A142]; &quot;:[^:]*?$&quot;; &quot;&quot;)" office:value-type="string" office:string-value="Conférence des masters, le 24 mars 2017. Université des Antilles" calcext:value-type="string">
            <text:p>Conférence des masters, le 24 mars 2017. Université des Antilles</text:p>
          </table:table-cell>
          <table:table-cell table:formula="of:=IF(ORG.LIBREOFFICE.REGEX([.A142]; &quot;[^:]*?$&quot;; &quot;&quot;) = &quot;&quot;; &quot;&quot;; 1)">
            <text:p/>
          </table:table-cell>
          <table:table-cell table:style-name="ce4" table:formula="of:=IF([.C142] = 1; IF(MID([.B142]; 1; 1) = CHAR(34); MID([.B142]; 2; LEN([.B142]) - 3); [.B142]); ORG.LIBREOFFICE.REGEX([.A142]; &quot;\.[^.]*?$&quot;; &quot;&quot;))" office:value-type="string" office:string-value="Conférence des masters, le 24 mars 2017" calcext:value-type="string">
            <text:p>Conférence des masters, le 24 mars 2017</text:p>
          </table:table-cell>
          <table:table-cell table:style-name="ce6" office:value-type="string" calcext:value-type="string">
            <text:p>Conférence des masters</text:p>
          </table:table-cell>
          <table:table-cell table:formula="of:= ORG.LIBREOFFICE.REGEX(ORG.LIBREOFFICE.REGEX(MID([.A142]; FIND([.M142]; [.A142]) + LEN([.M142]) + 1; 999); &quot;^\W*&quot;; &quot;&quot;); &quot;\W*$&quot;; &quot;&quot;)" office:value-type="string" office:string-value="le 24 mars 2017. Université des Antilles" calcext:value-type="string">
            <text:p>le 24 mars 2017. Université des Antilles</text:p>
          </table:table-cell>
          <table:table-cell table:formula="of:=TRIM(ORG.LIBREOFFICE.REGEX([.F142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42] = &quot;&quot;; [.F142]; TRIM(MID([.F142]; 1; FIND([.P142]; [.F142]) - 1))); &quot;^\W*&quot;; &quot;&quot;); &quot;\W*$&quot;; &quot;&quot;)" office:value-type="string" office:string-value="le 24 mars 2017" calcext:value-type="string">
            <text:p>le 24 mars 2017</text:p>
          </table:table-cell>
          <table:table-cell table:formula="of:=IF([.I142] = &quot;&quot;; &quot;&quot;; IFERROR(ORG.LIBREOFFICE.REGEX(ORG.LIBREOFFICE.REGEX(ORG.LIBREOFFICE.REGEX([.I14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4 mars 2017" calcext:value-type="string">
            <text:p>24 mars 2017</text:p>
          </table:table-cell>
          <table:table-cell/>
          <table:table-cell table:formula="of:=IF([.I142] = &quot;&quot;; &quot;&quot;; IFERROR(ORG.LIBREOFFICE.REGEX(ORG.LIBREOFFICE.REGEX(ORG.LIBREOFFICE.REGEX([.I14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142] = &quot;&quot;; [.D142]; IF([.E142] = &quot;-&quot;; &quot;&quot;; [.E142]))" office:value-type="string" office:string-value="Conférence des masters" calcext:value-type="string">
            <text:p>Conférence des masters</text:p>
          </table:table-cell>
          <table:table-cell table:style-name="ce4" table:formula="of:==IF(LEN([.L142]) &lt; 5; &quot;&quot;; ORG.LIBREOFFICE.REGEX([.L142]; &quot;,[^,]*?$&quot;; &quot;&quot;))">
            <text:p/>
          </table:table-cell>
          <table:table-cell table:formula="of:=IF([.K142] = &quot;&quot;; [.J142]; IF([.K142] = &quot;-&quot;; &quot;&quot;; [.K142]))" office:value-type="string" office:string-value="24 mars 2017" calcext:value-type="string">
            <text:p>24 mars 2017</text:p>
          </table:table-cell>
          <table:table-cell table:formula="of:=IF([.H142] = &quot;&quot;; [.G142]; IF([.H142] = &quot;-&quot;; &quot;&quot;; [.H142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nférence doctorale, le 7 avril 2017. Université des Antilles</text:p>
          </table:table-cell>
          <table:table-cell table:formula="of:=ORG.LIBREOFFICE.REGEX([.A143]; &quot;:[^:]*?$&quot;; &quot;&quot;)" office:value-type="string" office:string-value="Conférence doctorale, le 7 avril 2017. Université des Antilles" calcext:value-type="string">
            <text:p>Conférence doctorale, le 7 avril 2017. Université des Antilles</text:p>
          </table:table-cell>
          <table:table-cell table:formula="of:=IF(ORG.LIBREOFFICE.REGEX([.A143]; &quot;[^:]*?$&quot;; &quot;&quot;) = &quot;&quot;; &quot;&quot;; 1)">
            <text:p/>
          </table:table-cell>
          <table:table-cell table:style-name="ce4" table:formula="of:=IF([.C143] = 1; IF(MID([.B143]; 1; 1) = CHAR(34); MID([.B143]; 2; LEN([.B143]) - 3); [.B143]); ORG.LIBREOFFICE.REGEX([.A143]; &quot;\.[^.]*?$&quot;; &quot;&quot;))" office:value-type="string" office:string-value="Conférence doctorale, le 7 avril 2017" calcext:value-type="string">
            <text:p>Conférence doctorale, le 7 avril 2017</text:p>
          </table:table-cell>
          <table:table-cell table:style-name="ce6" office:value-type="string" calcext:value-type="string">
            <text:p>Conférence doctorale</text:p>
          </table:table-cell>
          <table:table-cell table:formula="of:= ORG.LIBREOFFICE.REGEX(ORG.LIBREOFFICE.REGEX(MID([.A143]; FIND([.M143]; [.A143]) + LEN([.M143]) + 1; 999); &quot;^\W*&quot;; &quot;&quot;); &quot;\W*$&quot;; &quot;&quot;)" office:value-type="string" office:string-value="le 7 avril 2017. Université des Antilles" calcext:value-type="string">
            <text:p>le 7 avril 2017. Université des Antilles</text:p>
          </table:table-cell>
          <table:table-cell table:formula="of:=TRIM(ORG.LIBREOFFICE.REGEX([.F143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43] = &quot;&quot;; [.F143]; TRIM(MID([.F143]; 1; FIND([.P143]; [.F143]) - 1))); &quot;^\W*&quot;; &quot;&quot;); &quot;\W*$&quot;; &quot;&quot;)" office:value-type="string" office:string-value="le 7 avril 2017" calcext:value-type="string">
            <text:p>le 7 avril 2017</text:p>
          </table:table-cell>
          <table:table-cell table:formula="of:=IF([.I143] = &quot;&quot;; &quot;&quot;; IFERROR(ORG.LIBREOFFICE.REGEX(ORG.LIBREOFFICE.REGEX(ORG.LIBREOFFICE.REGEX([.I14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7 avril 2017" calcext:value-type="string">
            <text:p>7 avril 2017</text:p>
          </table:table-cell>
          <table:table-cell/>
          <table:table-cell table:formula="of:=IF([.I143] = &quot;&quot;; &quot;&quot;; IFERROR(ORG.LIBREOFFICE.REGEX(ORG.LIBREOFFICE.REGEX(ORG.LIBREOFFICE.REGEX([.I14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143] = &quot;&quot;; [.D143]; IF([.E143] = &quot;-&quot;; &quot;&quot;; [.E143]))" office:value-type="string" office:string-value="Conférence doctorale" calcext:value-type="string">
            <text:p>Conférence doctorale</text:p>
          </table:table-cell>
          <table:table-cell table:style-name="ce4" table:formula="of:==IF(LEN([.L143]) &lt; 5; &quot;&quot;; ORG.LIBREOFFICE.REGEX([.L143]; &quot;,[^,]*?$&quot;; &quot;&quot;))">
            <text:p/>
          </table:table-cell>
          <table:table-cell table:formula="of:=IF([.K143] = &quot;&quot;; [.J143]; IF([.K143] = &quot;-&quot;; &quot;&quot;; [.K143]))" office:value-type="string" office:string-value="7 avril 2017" calcext:value-type="string">
            <text:p>7 avril 2017</text:p>
          </table:table-cell>
          <table:table-cell table:formula="of:=IF([.H143] = &quot;&quot;; [.G143]; IF([.H143] = &quot;-&quot;; &quot;&quot;; [.H143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Festival international d'art performance (FIAP)" : table ronde, le 21 avril 2017. Université des Antilles</text:p>
          </table:table-cell>
          <table:table-cell table:formula="of:=ORG.LIBREOFFICE.REGEX([.A144]; &quot;:[^:]*?$&quot;; &quot;&quot;)" office:value-type="string" office:string-value="&quot;Festival international d'art performance (FIAP)&quot; " calcext:value-type="string">
            <text:p>"Festival international d'art performance (FIAP)" </text:p>
          </table:table-cell>
          <table:table-cell table:formula="of:=IF(ORG.LIBREOFFICE.REGEX([.A144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44] = 1; IF(MID([.B144]; 1; 1) = CHAR(34); MID([.B144]; 2; LEN([.B144]) - 3); [.B144]); ORG.LIBREOFFICE.REGEX([.A144]; &quot;\.[^.]*?$&quot;; &quot;&quot;))" office:value-type="string" office:string-value="Festival international d'art performance (FIAP)" calcext:value-type="string">
            <text:p>Festival international d'art performance (FIAP)</text:p>
          </table:table-cell>
          <table:table-cell table:style-name="ce6"/>
          <table:table-cell table:formula="of:= ORG.LIBREOFFICE.REGEX(ORG.LIBREOFFICE.REGEX(MID([.A144]; FIND([.M144]; [.A144]) + LEN([.M144]) + 1; 999); &quot;^\W*&quot;; &quot;&quot;); &quot;\W*$&quot;; &quot;&quot;)" office:value-type="string" office:string-value="table ronde, le 21 avril 2017. Université des Antilles" calcext:value-type="string">
            <text:p>table ronde, le 21 avril 2017. Université des Antilles</text:p>
          </table:table-cell>
          <table:table-cell table:formula="of:=TRIM(ORG.LIBREOFFICE.REGEX([.F144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44] = &quot;&quot;; [.F144]; TRIM(MID([.F144]; 1; FIND([.P144]; [.F144]) - 1))); &quot;^\W*&quot;; &quot;&quot;); &quot;\W*$&quot;; &quot;&quot;)" office:value-type="string" office:string-value="table ronde, le 21 avril 2017" calcext:value-type="string">
            <text:p>table ronde, le 21 avril 2017</text:p>
          </table:table-cell>
          <table:table-cell table:formula="of:=IF([.I144] = &quot;&quot;; &quot;&quot;; IFERROR(ORG.LIBREOFFICE.REGEX(ORG.LIBREOFFICE.REGEX(ORG.LIBREOFFICE.REGEX([.I14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1 avril 2017" calcext:value-type="string">
            <text:p>21 avril 2017</text:p>
          </table:table-cell>
          <table:table-cell/>
          <table:table-cell table:formula="of:=IF([.I144] = &quot;&quot;; &quot;&quot;; IFERROR(ORG.LIBREOFFICE.REGEX(ORG.LIBREOFFICE.REGEX(ORG.LIBREOFFICE.REGEX([.I14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table ronde, le" calcext:value-type="string">
            <text:p>table ronde, le</text:p>
          </table:table-cell>
          <table:table-cell table:formula="of:=IF([.E144] = &quot;&quot;; [.D144]; IF([.E144] = &quot;-&quot;; &quot;&quot;; [.E144]))" office:value-type="string" office:string-value="Festival international d'art performance (FIAP)" calcext:value-type="string">
            <text:p>Festival international d'art performance (FIAP)</text:p>
          </table:table-cell>
          <table:table-cell table:style-name="ce4" table:formula="of:==IF(LEN([.L144]) &lt; 5; &quot;&quot;; ORG.LIBREOFFICE.REGEX([.L144]; &quot;,[^,]*?$&quot;; &quot;&quot;))" office:value-type="string" office:string-value="table ronde" calcext:value-type="string">
            <text:p>table ronde</text:p>
          </table:table-cell>
          <table:table-cell table:formula="of:=IF([.K144] = &quot;&quot;; [.J144]; IF([.K144] = &quot;-&quot;; &quot;&quot;; [.K144]))" office:value-type="string" office:string-value="21 avril 2017" calcext:value-type="string">
            <text:p>21 avril 2017</text:p>
          </table:table-cell>
          <table:table-cell table:formula="of:=IF([.H144] = &quot;&quot;; [.G144]; IF([.H144] = &quot;-&quot;; &quot;&quot;; [.H144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Révolution, dictature, résistance dans le monde américano-caraïbe" : journées d'étude, les 27 et 28 avril 2017. Université des Antilles</text:p>
          </table:table-cell>
          <table:table-cell table:formula="of:=ORG.LIBREOFFICE.REGEX([.A145]; &quot;:[^:]*?$&quot;; &quot;&quot;)" office:value-type="string" office:string-value="&quot;Révolution, dictature, résistance dans le monde américano-caraïbe&quot; " calcext:value-type="string">
            <text:p>"Révolution, dictature, résistance dans le monde américano-caraïbe" </text:p>
          </table:table-cell>
          <table:table-cell table:formula="of:=IF(ORG.LIBREOFFICE.REGEX([.A145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45] = 1; IF(MID([.B145]; 1; 1) = CHAR(34); MID([.B145]; 2; LEN([.B145]) - 3); [.B145]); ORG.LIBREOFFICE.REGEX([.A145]; &quot;\.[^.]*?$&quot;; &quot;&quot;))" office:value-type="string" office:string-value="Révolution, dictature, résistance dans le monde américano-caraïbe" calcext:value-type="string">
            <text:p>Révolution, dictature, résistance dans le monde américano-caraïbe</text:p>
          </table:table-cell>
          <table:table-cell table:style-name="ce6"/>
          <table:table-cell table:formula="of:= ORG.LIBREOFFICE.REGEX(ORG.LIBREOFFICE.REGEX(MID([.A145]; FIND([.M145]; [.A145]) + LEN([.M145]) + 1; 999); &quot;^\W*&quot;; &quot;&quot;); &quot;\W*$&quot;; &quot;&quot;)" office:value-type="string" office:string-value="journées d'étude, les 27 et 28 avril 2017. Université des Antilles" calcext:value-type="string">
            <text:p>journées d'étude, les 27 et 28 avril 2017. Université des Antilles</text:p>
          </table:table-cell>
          <table:table-cell table:formula="of:=TRIM(ORG.LIBREOFFICE.REGEX([.F145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45] = &quot;&quot;; [.F145]; TRIM(MID([.F145]; 1; FIND([.P145]; [.F145]) - 1))); &quot;^\W*&quot;; &quot;&quot;); &quot;\W*$&quot;; &quot;&quot;)" office:value-type="string" office:string-value="journées d'étude, les 27 et 28 avril 2017" calcext:value-type="string">
            <text:p>journées d'étude, les 27 et 28 avril 2017</text:p>
          </table:table-cell>
          <table:table-cell table:formula="of:=IF([.I145] = &quot;&quot;; &quot;&quot;; IFERROR(ORG.LIBREOFFICE.REGEX(ORG.LIBREOFFICE.REGEX(ORG.LIBREOFFICE.REGEX([.I14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7 et 28 avril 2017" calcext:value-type="string">
            <text:p>27 et 28 avril 2017</text:p>
          </table:table-cell>
          <table:table-cell/>
          <table:table-cell table:formula="of:=IF([.I145] = &quot;&quot;; &quot;&quot;; IFERROR(ORG.LIBREOFFICE.REGEX(ORG.LIBREOFFICE.REGEX(ORG.LIBREOFFICE.REGEX([.I14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s d'étude, les" calcext:value-type="string">
            <text:p>journées d'étude, les</text:p>
          </table:table-cell>
          <table:table-cell table:formula="of:=IF([.E145] = &quot;&quot;; [.D145]; IF([.E145] = &quot;-&quot;; &quot;&quot;; [.E145]))" office:value-type="string" office:string-value="Révolution, dictature, résistance dans le monde américano-caraïbe" calcext:value-type="string">
            <text:p>Révolution, dictature, résistance dans le monde américano-caraïbe</text:p>
          </table:table-cell>
          <table:table-cell table:style-name="ce4" table:formula="of:==IF(LEN([.L145]) &lt; 5; &quot;&quot;; ORG.LIBREOFFICE.REGEX([.L145]; &quot;,[^,]*?$&quot;; &quot;&quot;))" office:value-type="string" office:string-value="journées d'étude" calcext:value-type="string">
            <text:p>journées d'étude</text:p>
          </table:table-cell>
          <table:table-cell table:formula="of:=IF([.K145] = &quot;&quot;; [.J145]; IF([.K145] = &quot;-&quot;; &quot;&quot;; [.K145]))" office:value-type="string" office:string-value="27 et 28 avril 2017" calcext:value-type="string">
            <text:p>27 et 28 avril 2017</text:p>
          </table:table-cell>
          <table:table-cell table:formula="of:=IF([.H145] = &quot;&quot;; [.G145]; IF([.H145] = &quot;-&quot;; &quot;&quot;; [.H145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Mémoires générationnelles et histoire. L'année 1967" : conférences, les 31 mars et 28 avril 2017. Laméca</text:p>
          </table:table-cell>
          <table:table-cell table:formula="of:=ORG.LIBREOFFICE.REGEX([.A146]; &quot;:[^:]*?$&quot;; &quot;&quot;)" office:value-type="string" office:string-value="&quot;Mémoires générationnelles et histoire. L'année 1967&quot; " calcext:value-type="string">
            <text:p>"Mémoires générationnelles et histoire. L'année 1967" </text:p>
          </table:table-cell>
          <table:table-cell table:formula="of:=IF(ORG.LIBREOFFICE.REGEX([.A146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46] = 1; IF(MID([.B146]; 1; 1) = CHAR(34); MID([.B146]; 2; LEN([.B146]) - 3); [.B146]); ORG.LIBREOFFICE.REGEX([.A146]; &quot;\.[^.]*?$&quot;; &quot;&quot;))" office:value-type="string" office:string-value="Mémoires générationnelles et histoire. L'année 1967" calcext:value-type="string">
            <text:p>Mémoires générationnelles et histoire. L'année 1967</text:p>
          </table:table-cell>
          <table:table-cell table:style-name="ce6"/>
          <table:table-cell table:formula="of:= ORG.LIBREOFFICE.REGEX(ORG.LIBREOFFICE.REGEX(MID([.A146]; FIND([.M146]; [.A146]) + LEN([.M146]) + 1; 999); &quot;^\W*&quot;; &quot;&quot;); &quot;\W*$&quot;; &quot;&quot;)" office:value-type="string" office:string-value="conférences, les 31 mars et 28 avril 2017. Laméca" calcext:value-type="string">
            <text:p>conférences, les 31 mars et 28 avril 2017. Laméca</text:p>
          </table:table-cell>
          <table:table-cell table:formula="of:=TRIM(ORG.LIBREOFFICE.REGEX([.F146]; &quot;[^.]+\.(.*)$&quot;; &quot;$1&quot;))" office:value-type="string" office:string-value="Laméca" calcext:value-type="string">
            <text:p>Laméca</text:p>
          </table:table-cell>
          <table:table-cell/>
          <table:table-cell table:formula="of:= ORG.LIBREOFFICE.REGEX(ORG.LIBREOFFICE.REGEX(IF([.P146] = &quot;&quot;; [.F146]; TRIM(MID([.F146]; 1; FIND([.P146]; [.F146]) - 1))); &quot;^\W*&quot;; &quot;&quot;); &quot;\W*$&quot;; &quot;&quot;)" office:value-type="string" office:string-value="conférences, les 31 mars et 28 avril 2017" calcext:value-type="string">
            <text:p>conférences, les 31 mars et 28 avril 2017</text:p>
          </table:table-cell>
          <table:table-cell table:formula="of:=IF([.I146] = &quot;&quot;; &quot;&quot;; IFERROR(ORG.LIBREOFFICE.REGEX(ORG.LIBREOFFICE.REGEX(ORG.LIBREOFFICE.REGEX([.I14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31 mars et 28 avril 2017" calcext:value-type="string">
            <text:p>31 mars et 28 avril 2017</text:p>
          </table:table-cell>
          <table:table-cell/>
          <table:table-cell table:formula="of:=IF([.I146] = &quot;&quot;; &quot;&quot;; IFERROR(ORG.LIBREOFFICE.REGEX(ORG.LIBREOFFICE.REGEX(ORG.LIBREOFFICE.REGEX([.I14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nférences, les" calcext:value-type="string">
            <text:p>conférences, les</text:p>
          </table:table-cell>
          <table:table-cell table:formula="of:=IF([.E146] = &quot;&quot;; [.D146]; IF([.E146] = &quot;-&quot;; &quot;&quot;; [.E146]))" office:value-type="string" office:string-value="Mémoires générationnelles et histoire. L'année 1967" calcext:value-type="string">
            <text:p>Mémoires générationnelles et histoire. L'année 1967</text:p>
          </table:table-cell>
          <table:table-cell table:style-name="ce4" table:formula="of:==IF(LEN([.L146]) &lt; 5; &quot;&quot;; ORG.LIBREOFFICE.REGEX([.L146]; &quot;,[^,]*?$&quot;; &quot;&quot;))" office:value-type="string" office:string-value="conférences" calcext:value-type="string">
            <text:p>conférences</text:p>
          </table:table-cell>
          <table:table-cell table:formula="of:=IF([.K146] = &quot;&quot;; [.J146]; IF([.K146] = &quot;-&quot;; &quot;&quot;; [.K146]))" office:value-type="string" office:string-value="31 mars et 28 avril 2017" calcext:value-type="string">
            <text:p>31 mars et 28 avril 2017</text:p>
          </table:table-cell>
          <table:table-cell table:formula="of:=IF([.H146] = &quot;&quot;; [.G146]; IF([.H146] = &quot;-&quot;; &quot;&quot;; [.H146]))" office:value-type="string" office:string-value="Laméca" calcext:value-type="string">
            <text:p>Laméc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'esclavage : quel impact sur la psychologie des populations" : colloque international, les 26 et 27 octobre 2016. Université des Antilles</text:p>
          </table:table-cell>
          <table:table-cell table:formula="of:=ORG.LIBREOFFICE.REGEX([.A147]; &quot;:[^:]*?$&quot;; &quot;&quot;)" office:value-type="string" office:string-value="&quot;L'esclavage : quel impact sur la psychologie des populations&quot; " calcext:value-type="string">
            <text:p>"L'esclavage : quel impact sur la psychologie des populations" </text:p>
          </table:table-cell>
          <table:table-cell table:formula="of:=IF(ORG.LIBREOFFICE.REGEX([.A147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47] = 1; IF(MID([.B147]; 1; 1) = CHAR(34); MID([.B147]; 2; LEN([.B147]) - 3); [.B147]); ORG.LIBREOFFICE.REGEX([.A147]; &quot;\.[^.]*?$&quot;; &quot;&quot;))" office:value-type="string" office:string-value="L'esclavage : quel impact sur la psychologie des populations" calcext:value-type="string">
            <text:p>L'esclavage : quel impact sur la psychologie des populations</text:p>
          </table:table-cell>
          <table:table-cell table:style-name="ce6"/>
          <table:table-cell table:formula="of:= ORG.LIBREOFFICE.REGEX(ORG.LIBREOFFICE.REGEX(MID([.A147]; FIND([.M147]; [.A147]) + LEN([.M147]) + 1; 999); &quot;^\W*&quot;; &quot;&quot;); &quot;\W*$&quot;; &quot;&quot;)" office:value-type="string" office:string-value="colloque international, les 26 et 27 octobre 2016. Université des Antilles" calcext:value-type="string">
            <text:p>colloque international, les 26 et 27 octobre 2016. Université des Antilles</text:p>
          </table:table-cell>
          <table:table-cell table:formula="of:=TRIM(ORG.LIBREOFFICE.REGEX([.F147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47] = &quot;&quot;; [.F147]; TRIM(MID([.F147]; 1; FIND([.P147]; [.F147]) - 1))); &quot;^\W*&quot;; &quot;&quot;); &quot;\W*$&quot;; &quot;&quot;)" office:value-type="string" office:string-value="colloque international, les 26 et 27 octobre 2016" calcext:value-type="string">
            <text:p>colloque international, les 26 et 27 octobre 2016</text:p>
          </table:table-cell>
          <table:table-cell table:formula="of:=IF([.I147] = &quot;&quot;; &quot;&quot;; IFERROR(ORG.LIBREOFFICE.REGEX(ORG.LIBREOFFICE.REGEX(ORG.LIBREOFFICE.REGEX([.I14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6 et 27 octobre 2016" calcext:value-type="string">
            <text:p>26 et 27 octobre 2016</text:p>
          </table:table-cell>
          <table:table-cell/>
          <table:table-cell table:formula="of:=IF([.I147] = &quot;&quot;; &quot;&quot;; IFERROR(ORG.LIBREOFFICE.REGEX(ORG.LIBREOFFICE.REGEX(ORG.LIBREOFFICE.REGEX([.I14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 international, les" calcext:value-type="string">
            <text:p>colloque international, les</text:p>
          </table:table-cell>
          <table:table-cell table:formula="of:=IF([.E147] = &quot;&quot;; [.D147]; IF([.E147] = &quot;-&quot;; &quot;&quot;; [.E147]))" office:value-type="string" office:string-value="L'esclavage : quel impact sur la psychologie des populations" calcext:value-type="string">
            <text:p>L'esclavage : quel impact sur la psychologie des populations</text:p>
          </table:table-cell>
          <table:table-cell table:style-name="ce4" table:formula="of:==IF(LEN([.L147]) &lt; 5; &quot;&quot;; ORG.LIBREOFFICE.REGEX([.L147]; &quot;,[^,]*?$&quot;; &quot;&quot;))" office:value-type="string" office:string-value="colloque international" calcext:value-type="string">
            <text:p>colloque international</text:p>
          </table:table-cell>
          <table:table-cell table:formula="of:=IF([.K147] = &quot;&quot;; [.J147]; IF([.K147] = &quot;-&quot;; &quot;&quot;; [.K147]))" office:value-type="string" office:string-value="26 et 27 octobre 2016" calcext:value-type="string">
            <text:p>26 et 27 octobre 2016</text:p>
          </table:table-cell>
          <table:table-cell table:formula="of:=IF([.H147] = &quot;&quot;; [.G147]; IF([.H147] = &quot;-&quot;; &quot;&quot;; [.H147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Bals masqués de Guyane et d'ailleurs. Identités et imaginaires carnavalesques en question" : colloque international, les 26 et 27 janvier 2017. Université de Guyane</text:p>
          </table:table-cell>
          <table:table-cell table:formula="of:=ORG.LIBREOFFICE.REGEX([.A148]; &quot;:[^:]*?$&quot;; &quot;&quot;)" office:value-type="string" office:string-value="&quot;Bals masqués de Guyane et d'ailleurs. Identités et imaginaires carnavalesques en question&quot; " calcext:value-type="string">
            <text:p>"Bals masqués de Guyane et d'ailleurs. Identités et imaginaires carnavalesques en question" </text:p>
          </table:table-cell>
          <table:table-cell table:formula="of:=IF(ORG.LIBREOFFICE.REGEX([.A148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48] = 1; IF(MID([.B148]; 1; 1) = CHAR(34); MID([.B148]; 2; LEN([.B148]) - 3); [.B148]); ORG.LIBREOFFICE.REGEX([.A148]; &quot;\.[^.]*?$&quot;; &quot;&quot;))" office:value-type="string" office:string-value="Bals masqués de Guyane et d'ailleurs. Identités et imaginaires carnavalesques en question" calcext:value-type="string">
            <text:p>Bals masqués de Guyane et d'ailleurs. Identités et imaginaires carnavalesques en question</text:p>
          </table:table-cell>
          <table:table-cell table:style-name="ce6"/>
          <table:table-cell table:formula="of:= ORG.LIBREOFFICE.REGEX(ORG.LIBREOFFICE.REGEX(MID([.A148]; FIND([.M148]; [.A148]) + LEN([.M148]) + 1; 999); &quot;^\W*&quot;; &quot;&quot;); &quot;\W*$&quot;; &quot;&quot;)" office:value-type="string" office:string-value="colloque international, les 26 et 27 janvier 2017. Université de Guyane" calcext:value-type="string">
            <text:p>colloque international, les 26 et 27 janvier 2017. Université de Guyane</text:p>
          </table:table-cell>
          <table:table-cell table:formula="of:=TRIM(ORG.LIBREOFFICE.REGEX([.F148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148] = &quot;&quot;; [.F148]; TRIM(MID([.F148]; 1; FIND([.P148]; [.F148]) - 1))); &quot;^\W*&quot;; &quot;&quot;); &quot;\W*$&quot;; &quot;&quot;)" office:value-type="string" office:string-value="colloque international, les 26 et 27 janvier 2017" calcext:value-type="string">
            <text:p>colloque international, les 26 et 27 janvier 2017</text:p>
          </table:table-cell>
          <table:table-cell table:formula="of:=IF([.I148] = &quot;&quot;; &quot;&quot;; IFERROR(ORG.LIBREOFFICE.REGEX(ORG.LIBREOFFICE.REGEX(ORG.LIBREOFFICE.REGEX([.I14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6 et 27 janvier 2017" calcext:value-type="string">
            <text:p>26 et 27 janvier 2017</text:p>
          </table:table-cell>
          <table:table-cell/>
          <table:table-cell table:formula="of:=IF([.I148] = &quot;&quot;; &quot;&quot;; IFERROR(ORG.LIBREOFFICE.REGEX(ORG.LIBREOFFICE.REGEX(ORG.LIBREOFFICE.REGEX([.I14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 international, les" calcext:value-type="string">
            <text:p>colloque international, les</text:p>
          </table:table-cell>
          <table:table-cell table:formula="of:=IF([.E148] = &quot;&quot;; [.D148]; IF([.E148] = &quot;-&quot;; &quot;&quot;; [.E148]))" office:value-type="string" office:string-value="Bals masqués de Guyane et d'ailleurs. Identités et imaginaires carnavalesques en question" calcext:value-type="string">
            <text:p>Bals masqués de Guyane et d'ailleurs. Identités et imaginaires carnavalesques en question</text:p>
          </table:table-cell>
          <table:table-cell table:style-name="ce4" table:formula="of:==IF(LEN([.L148]) &lt; 5; &quot;&quot;; ORG.LIBREOFFICE.REGEX([.L148]; &quot;,[^,]*?$&quot;; &quot;&quot;))" office:value-type="string" office:string-value="colloque international" calcext:value-type="string">
            <text:p>colloque international</text:p>
          </table:table-cell>
          <table:table-cell table:formula="of:=IF([.K148] = &quot;&quot;; [.J148]; IF([.K148] = &quot;-&quot;; &quot;&quot;; [.K148]))" office:value-type="string" office:string-value="26 et 27 janvier 2017" calcext:value-type="string">
            <text:p>26 et 27 janvier 2017</text:p>
          </table:table-cell>
          <table:table-cell table:formula="of:=IF([.H148] = &quot;&quot;; [.G148]; IF([.H148] = &quot;-&quot;; &quot;&quot;; [.H148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Discriminations genrées/raciales dans la danse, danse/théâtre, performance martiniquaises" : journées d'étude, les 30 et 31 mai 2017. Université des Antilles</text:p>
          </table:table-cell>
          <table:table-cell table:formula="of:=ORG.LIBREOFFICE.REGEX([.A149]; &quot;:[^:]*?$&quot;; &quot;&quot;)" office:value-type="string" office:string-value="&quot;Discriminations genrées/raciales dans la danse, danse/théâtre, performance martiniquaises&quot; " calcext:value-type="string">
            <text:p>"Discriminations genrées/raciales dans la danse, danse/théâtre, performance martiniquaises" </text:p>
          </table:table-cell>
          <table:table-cell table:formula="of:=IF(ORG.LIBREOFFICE.REGEX([.A149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49] = 1; IF(MID([.B149]; 1; 1) = CHAR(34); MID([.B149]; 2; LEN([.B149]) - 3); [.B149]); ORG.LIBREOFFICE.REGEX([.A149]; &quot;\.[^.]*?$&quot;; &quot;&quot;))" office:value-type="string" office:string-value="Discriminations genrées/raciales dans la danse, danse/théâtre, performance martiniquaises" calcext:value-type="string">
            <text:p>Discriminations genrées/raciales dans la danse, danse/théâtre, performance martiniquaises</text:p>
          </table:table-cell>
          <table:table-cell table:style-name="ce6"/>
          <table:table-cell table:formula="of:= ORG.LIBREOFFICE.REGEX(ORG.LIBREOFFICE.REGEX(MID([.A149]; FIND([.M149]; [.A149]) + LEN([.M149]) + 1; 999); &quot;^\W*&quot;; &quot;&quot;); &quot;\W*$&quot;; &quot;&quot;)" office:value-type="string" office:string-value="journées d'étude, les 30 et 31 mai 2017. Université des Antilles" calcext:value-type="string">
            <text:p>journées d'étude, les 30 et 31 mai 2017. Université des Antilles</text:p>
          </table:table-cell>
          <table:table-cell table:formula="of:=TRIM(ORG.LIBREOFFICE.REGEX([.F149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49] = &quot;&quot;; [.F149]; TRIM(MID([.F149]; 1; FIND([.P149]; [.F149]) - 1))); &quot;^\W*&quot;; &quot;&quot;); &quot;\W*$&quot;; &quot;&quot;)" office:value-type="string" office:string-value="journées d'étude, les 30 et 31 mai 2017" calcext:value-type="string">
            <text:p>journées d'étude, les 30 et 31 mai 2017</text:p>
          </table:table-cell>
          <table:table-cell table:formula="of:=IF([.I149] = &quot;&quot;; &quot;&quot;; IFERROR(ORG.LIBREOFFICE.REGEX(ORG.LIBREOFFICE.REGEX(ORG.LIBREOFFICE.REGEX([.I14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30 et 31 mai 2017" calcext:value-type="string">
            <text:p>30 et 31 mai 2017</text:p>
          </table:table-cell>
          <table:table-cell/>
          <table:table-cell table:formula="of:=IF([.I149] = &quot;&quot;; &quot;&quot;; IFERROR(ORG.LIBREOFFICE.REGEX(ORG.LIBREOFFICE.REGEX(ORG.LIBREOFFICE.REGEX([.I14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s d'étude, les" calcext:value-type="string">
            <text:p>journées d'étude, les</text:p>
          </table:table-cell>
          <table:table-cell table:formula="of:=IF([.E149] = &quot;&quot;; [.D149]; IF([.E149] = &quot;-&quot;; &quot;&quot;; [.E149]))" office:value-type="string" office:string-value="Discriminations genrées/raciales dans la danse, danse/théâtre, performance martiniquaises" calcext:value-type="string">
            <text:p>Discriminations genrées/raciales dans la danse, danse/théâtre, performance martiniquaises</text:p>
          </table:table-cell>
          <table:table-cell table:style-name="ce4" table:formula="of:==IF(LEN([.L149]) &lt; 5; &quot;&quot;; ORG.LIBREOFFICE.REGEX([.L149]; &quot;,[^,]*?$&quot;; &quot;&quot;))" office:value-type="string" office:string-value="journées d'étude" calcext:value-type="string">
            <text:p>journées d'étude</text:p>
          </table:table-cell>
          <table:table-cell table:formula="of:=IF([.K149] = &quot;&quot;; [.J149]; IF([.K149] = &quot;-&quot;; &quot;&quot;; [.K149]))" office:value-type="string" office:string-value="30 et 31 mai 2017" calcext:value-type="string">
            <text:p>30 et 31 mai 2017</text:p>
          </table:table-cell>
          <table:table-cell table:formula="of:=IF([.H149] = &quot;&quot;; [.G149]; IF([.H149] = &quot;-&quot;; &quot;&quot;; [.H149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5">
          <table:table-cell table:style-name="ce3" office:value-type="string" calcext:value-type="string">
            <text:p>3e journée d'études scientifiques des jeunes doctorants. "Patrimoines naturels, socio-économiques et culturels des territoires insulaires : quel avenir ?", le 17 mai 2017. Université des Antilles</text:p>
          </table:table-cell>
          <table:table-cell table:formula="of:=ORG.LIBREOFFICE.REGEX([.A150]; &quot;:[^:]*?$&quot;; &quot;&quot;)" office:value-type="string" office:string-value="3e journée d'études scientifiques des jeunes doctorants. &quot;Patrimoines naturels, socio-économiques et culturels des territoires insulaires " calcext:value-type="string">
            <text:p>3e journée d'études scientifiques des jeunes doctorants. "Patrimoines naturels, socio-économiques et culturels des territoires insulaires </text:p>
          </table:table-cell>
          <table:table-cell table:formula="of:=IF(ORG.LIBREOFFICE.REGEX([.A150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50] = 1; IF(MID([.B150]; 1; 1) = CHAR(34); MID([.B150]; 2; LEN([.B150]) - 3); [.B150]); ORG.LIBREOFFICE.REGEX([.A150]; &quot;\.[^.]*?$&quot;; &quot;&quot;))" office:value-type="string" office:string-value="3e journée d'études scientifiques des jeunes doctorants. &quot;Patrimoines naturels, socio-économiques et culturels des territoires insulaires " calcext:value-type="string">
            <text:p>3e journée d'études scientifiques des jeunes doctorants. "Patrimoines naturels, socio-économiques et culturels des territoires insulaires </text:p>
          </table:table-cell>
          <table:table-cell table:style-name="ce6" office:value-type="string" calcext:value-type="string">
            <text:p>"Patrimoines naturels, socio-économiques et culturels des territoires insulaires : quel avenir ?"</text:p>
          </table:table-cell>
          <table:table-cell table:style-name="ce3" office:value-type="string" calcext:value-type="string">
            <text:p>3e journée d'études scientifiques des jeunes doctorants, Le 17 mai 2017. Université des Antilles</text:p>
          </table:table-cell>
          <table:table-cell table:formula="of:=TRIM(ORG.LIBREOFFICE.REGEX([.F150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50] = &quot;&quot;; [.F150]; TRIM(MID([.F150]; 1; FIND([.P150]; [.F150]) - 1))); &quot;^\W*&quot;; &quot;&quot;); &quot;\W*$&quot;; &quot;&quot;)" office:value-type="string" office:string-value="3e journée d'études scientifiques des jeunes doctorants, Le 17 mai 2017" calcext:value-type="string">
            <text:p>3e journée d'études scientifiques des jeunes doctorants, Le 17 mai 2017</text:p>
          </table:table-cell>
          <table:table-cell table:formula="of:=IF([.I150] = &quot;&quot;; &quot;&quot;; IFERROR(ORG.LIBREOFFICE.REGEX(ORG.LIBREOFFICE.REGEX(ORG.LIBREOFFICE.REGEX([.I15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7 mai 2017" calcext:value-type="string">
            <text:p>17 mai 2017</text:p>
          </table:table-cell>
          <table:table-cell/>
          <table:table-cell table:formula="of:=IF([.I150] = &quot;&quot;; &quot;&quot;; IFERROR(ORG.LIBREOFFICE.REGEX(ORG.LIBREOFFICE.REGEX(ORG.LIBREOFFICE.REGEX([.I15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3e journée d'études scientifiques des jeunes doctorants, Le" calcext:value-type="string">
            <text:p>3e journée d'études scientifiques des jeunes doctorants, Le</text:p>
          </table:table-cell>
          <table:table-cell table:formula="of:=IF([.E150] = &quot;&quot;; [.D150]; IF([.E150] = &quot;-&quot;; &quot;&quot;; [.E150]))" office:value-type="string" office:string-value="&quot;Patrimoines naturels, socio-économiques et culturels des territoires insulaires : quel avenir ?&quot;" calcext:value-type="string">
            <text:p>"Patrimoines naturels, socio-économiques et culturels des territoires insulaires : quel avenir ?"</text:p>
          </table:table-cell>
          <table:table-cell table:style-name="ce4" table:formula="of:==IF(LEN([.L150]) &lt; 5; &quot;&quot;; ORG.LIBREOFFICE.REGEX([.L150]; &quot;,[^,]*?$&quot;; &quot;&quot;))" office:value-type="string" office:string-value="3e journée d'études scientifiques des jeunes doctorants" calcext:value-type="string">
            <text:p>3e journée d'études scientifiques des jeunes doctorants</text:p>
          </table:table-cell>
          <table:table-cell table:formula="of:=IF([.K150] = &quot;&quot;; [.J150]; IF([.K150] = &quot;-&quot;; &quot;&quot;; [.K150]))" office:value-type="string" office:string-value="17 mai 2017" calcext:value-type="string">
            <text:p>17 mai 2017</text:p>
          </table:table-cell>
          <table:table-cell table:formula="of:=IF([.H150] = &quot;&quot;; [.G150]; IF([.H150] = &quot;-&quot;; &quot;&quot;; [.H150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Microfinance et solidarités financières" : journée d'études, le 16 mai 2017. Université des Antilles</text:p>
          </table:table-cell>
          <table:table-cell table:formula="of:=ORG.LIBREOFFICE.REGEX([.A151]; &quot;:[^:]*?$&quot;; &quot;&quot;)" office:value-type="string" office:string-value="&quot;Microfinance et solidarités financières&quot; " calcext:value-type="string">
            <text:p>"Microfinance et solidarités financières" </text:p>
          </table:table-cell>
          <table:table-cell table:formula="of:=IF(ORG.LIBREOFFICE.REGEX([.A151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51] = 1; IF(MID([.B151]; 1; 1) = CHAR(34); MID([.B151]; 2; LEN([.B151]) - 3); [.B151]); ORG.LIBREOFFICE.REGEX([.A151]; &quot;\.[^.]*?$&quot;; &quot;&quot;))" office:value-type="string" office:string-value="Microfinance et solidarités financières" calcext:value-type="string">
            <text:p>Microfinance et solidarités financières</text:p>
          </table:table-cell>
          <table:table-cell table:style-name="ce6"/>
          <table:table-cell table:formula="of:= ORG.LIBREOFFICE.REGEX(ORG.LIBREOFFICE.REGEX(MID([.A151]; FIND([.M151]; [.A151]) + LEN([.M151]) + 1; 999); &quot;^\W*&quot;; &quot;&quot;); &quot;\W*$&quot;; &quot;&quot;)" office:value-type="string" office:string-value="journée d'études, le 16 mai 2017. Université des Antilles" calcext:value-type="string">
            <text:p>journée d'études, le 16 mai 2017. Université des Antilles</text:p>
          </table:table-cell>
          <table:table-cell table:formula="of:=TRIM(ORG.LIBREOFFICE.REGEX([.F151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51] = &quot;&quot;; [.F151]; TRIM(MID([.F151]; 1; FIND([.P151]; [.F151]) - 1))); &quot;^\W*&quot;; &quot;&quot;); &quot;\W*$&quot;; &quot;&quot;)" office:value-type="string" office:string-value="journée d'études, le 16 mai 2017" calcext:value-type="string">
            <text:p>journée d'études, le 16 mai 2017</text:p>
          </table:table-cell>
          <table:table-cell table:formula="of:=IF([.I151] = &quot;&quot;; &quot;&quot;; IFERROR(ORG.LIBREOFFICE.REGEX(ORG.LIBREOFFICE.REGEX(ORG.LIBREOFFICE.REGEX([.I15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6 mai 2017" calcext:value-type="string">
            <text:p>16 mai 2017</text:p>
          </table:table-cell>
          <table:table-cell/>
          <table:table-cell table:formula="of:=IF([.I151] = &quot;&quot;; &quot;&quot;; IFERROR(ORG.LIBREOFFICE.REGEX(ORG.LIBREOFFICE.REGEX(ORG.LIBREOFFICE.REGEX([.I15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s, le" calcext:value-type="string">
            <text:p>journée d'études, le</text:p>
          </table:table-cell>
          <table:table-cell table:formula="of:=IF([.E151] = &quot;&quot;; [.D151]; IF([.E151] = &quot;-&quot;; &quot;&quot;; [.E151]))" office:value-type="string" office:string-value="Microfinance et solidarités financières" calcext:value-type="string">
            <text:p>Microfinance et solidarités financières</text:p>
          </table:table-cell>
          <table:table-cell table:style-name="ce4" table:formula="of:==IF(LEN([.L151]) &lt; 5; &quot;&quot;; ORG.LIBREOFFICE.REGEX([.L151]; &quot;,[^,]*?$&quot;; &quot;&quot;))" office:value-type="string" office:string-value="journée d'études" calcext:value-type="string">
            <text:p>journée d'études</text:p>
          </table:table-cell>
          <table:table-cell table:formula="of:=IF([.K151] = &quot;&quot;; [.J151]; IF([.K151] = &quot;-&quot;; &quot;&quot;; [.K151]))" office:value-type="string" office:string-value="16 mai 2017" calcext:value-type="string">
            <text:p>16 mai 2017</text:p>
          </table:table-cell>
          <table:table-cell table:formula="of:=IF([.H151] = &quot;&quot;; [.G151]; IF([.H151] = &quot;-&quot;; &quot;&quot;; [.H151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31e congrès mondial du Conseil international d'études francophones, du 26 juin au 2 juillet 2017. Université des Antilles</text:p>
          </table:table-cell>
          <table:table-cell table:formula="of:=ORG.LIBREOFFICE.REGEX([.A152]; &quot;:[^:]*?$&quot;; &quot;&quot;)" office:value-type="string" office:string-value="31e congrès mondial du Conseil international d'études francophones, du 26 juin au 2 juillet 2017. Université des Antilles" calcext:value-type="string">
            <text:p>31e congrès mondial du Conseil international d'études francophones, du 26 juin au 2 juillet 2017. Université des Antilles</text:p>
          </table:table-cell>
          <table:table-cell table:formula="of:=IF(ORG.LIBREOFFICE.REGEX([.A152]; &quot;[^:]*?$&quot;; &quot;&quot;) = &quot;&quot;; &quot;&quot;; 1)">
            <text:p/>
          </table:table-cell>
          <table:table-cell table:style-name="ce4" table:formula="of:=IF([.C152] = 1; IF(MID([.B152]; 1; 1) = CHAR(34); MID([.B152]; 2; LEN([.B152]) - 3); [.B152]); ORG.LIBREOFFICE.REGEX([.A152]; &quot;\.[^.]*?$&quot;; &quot;&quot;))" office:value-type="string" office:string-value="31e congrès mondial du Conseil international d'études francophones, du 26 juin au 2 juillet 2017" calcext:value-type="string">
            <text:p>31e congrès mondial du Conseil international d'études francophones, du 26 juin au 2 juillet 2017</text:p>
          </table:table-cell>
          <table:table-cell table:style-name="ce6" office:value-type="string" calcext:value-type="string">
            <text:p>31e congrès mondial du Conseil international d'études francophones</text:p>
          </table:table-cell>
          <table:table-cell table:formula="of:= ORG.LIBREOFFICE.REGEX(ORG.LIBREOFFICE.REGEX(MID([.A152]; FIND([.M152]; [.A152]) + LEN([.M152]) + 1; 999); &quot;^\W*&quot;; &quot;&quot;); &quot;\W*$&quot;; &quot;&quot;)" office:value-type="string" office:string-value="du 26 juin au 2 juillet 2017. Université des Antilles" calcext:value-type="string">
            <text:p>du 26 juin au 2 juillet 2017. Université des Antilles</text:p>
          </table:table-cell>
          <table:table-cell table:formula="of:=TRIM(ORG.LIBREOFFICE.REGEX([.F152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52] = &quot;&quot;; [.F152]; TRIM(MID([.F152]; 1; FIND([.P152]; [.F152]) - 1))); &quot;^\W*&quot;; &quot;&quot;); &quot;\W*$&quot;; &quot;&quot;)" office:value-type="string" office:string-value="du 26 juin au 2 juillet 2017" calcext:value-type="string">
            <text:p>du 26 juin au 2 juillet 2017</text:p>
          </table:table-cell>
          <table:table-cell table:formula="of:=IF([.I152] = &quot;&quot;; &quot;&quot;; IFERROR(ORG.LIBREOFFICE.REGEX(ORG.LIBREOFFICE.REGEX(ORG.LIBREOFFICE.REGEX([.I15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6 juin au 2 juillet 2017" calcext:value-type="string">
            <text:p>26 juin au 2 juillet 2017</text:p>
          </table:table-cell>
          <table:table-cell/>
          <table:table-cell table:formula="of:=IF([.I152] = &quot;&quot;; &quot;&quot;; IFERROR(ORG.LIBREOFFICE.REGEX(ORG.LIBREOFFICE.REGEX(ORG.LIBREOFFICE.REGEX([.I15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du" calcext:value-type="string">
            <text:p>du</text:p>
          </table:table-cell>
          <table:table-cell table:formula="of:=IF([.E152] = &quot;&quot;; [.D152]; IF([.E152] = &quot;-&quot;; &quot;&quot;; [.E152]))" office:value-type="string" office:string-value="31e congrès mondial du Conseil international d'études francophones" calcext:value-type="string">
            <text:p>31e congrès mondial du Conseil international d'études francophones</text:p>
          </table:table-cell>
          <table:table-cell table:style-name="ce4" table:formula="of:==IF(LEN([.L152]) &lt; 5; &quot;&quot;; ORG.LIBREOFFICE.REGEX([.L152]; &quot;,[^,]*?$&quot;; &quot;&quot;))">
            <text:p/>
          </table:table-cell>
          <table:table-cell table:formula="of:=IF([.K152] = &quot;&quot;; [.J152]; IF([.K152] = &quot;-&quot;; &quot;&quot;; [.K152]))" office:value-type="string" office:string-value="26 juin au 2 juillet 2017" calcext:value-type="string">
            <text:p>26 juin au 2 juillet 2017</text:p>
          </table:table-cell>
          <table:table-cell table:formula="of:=IF([.H152] = &quot;&quot;; [.G152]; IF([.H152] = &quot;-&quot;; &quot;&quot;; [.H152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"L'encyclopédie sonore" : émission radiophonique. Campus FM</text:p>
          </table:table-cell>
          <table:table-cell table:formula="of:=ORG.LIBREOFFICE.REGEX([.A153]; &quot;:[^:]*?$&quot;; &quot;&quot;)" office:value-type="string" office:string-value="&quot;L'encyclopédie sonore&quot; " calcext:value-type="string">
            <text:p>"L'encyclopédie sonore" </text:p>
          </table:table-cell>
          <table:table-cell table:formula="of:=IF(ORG.LIBREOFFICE.REGEX([.A153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53] = 1; IF(MID([.B153]; 1; 1) = CHAR(34); MID([.B153]; 2; LEN([.B153]) - 3); [.B153]); ORG.LIBREOFFICE.REGEX([.A153]; &quot;\.[^.]*?$&quot;; &quot;&quot;))" office:value-type="string" office:string-value="L'encyclopédie sonore" calcext:value-type="string">
            <text:p>L'encyclopédie sonore</text:p>
          </table:table-cell>
          <table:table-cell table:style-name="ce6"/>
          <table:table-cell table:formula="of:= ORG.LIBREOFFICE.REGEX(ORG.LIBREOFFICE.REGEX(MID([.A153]; FIND([.M153]; [.A153]) + LEN([.M153]) + 1; 999); &quot;^\W*&quot;; &quot;&quot;); &quot;\W*$&quot;; &quot;&quot;)" office:value-type="string" office:string-value="émission radiophonique. Campus FM" calcext:value-type="string">
            <text:p>émission radiophonique. Campus FM</text:p>
          </table:table-cell>
          <table:table-cell table:formula="of:=TRIM(ORG.LIBREOFFICE.REGEX([.F153]; &quot;[^.]+\.(.*)$&quot;; &quot;$1&quot;))" office:value-type="string" office:string-value="Campus FM" calcext:value-type="string">
            <text:p>Campus FM</text:p>
          </table:table-cell>
          <table:table-cell/>
          <table:table-cell table:formula="of:= ORG.LIBREOFFICE.REGEX(ORG.LIBREOFFICE.REGEX(IF([.P153] = &quot;&quot;; [.F153]; TRIM(MID([.F153]; 1; FIND([.P153]; [.F153]) - 1))); &quot;^\W*&quot;; &quot;&quot;); &quot;\W*$&quot;; &quot;&quot;)" office:value-type="string" office:string-value="émission radiophonique" calcext:value-type="string">
            <text:p>émission radiophonique</text:p>
          </table:table-cell>
          <table:table-cell table:formula="of:=IF([.I153] = &quot;&quot;; &quot;&quot;; IFERROR(ORG.LIBREOFFICE.REGEX(ORG.LIBREOFFICE.REGEX(ORG.LIBREOFFICE.REGEX([.I15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>
            <text:p/>
          </table:table-cell>
          <table:table-cell/>
          <table:table-cell table:formula="of:=IF([.I153] = &quot;&quot;; &quot;&quot;; IFERROR(ORG.LIBREOFFICE.REGEX(ORG.LIBREOFFICE.REGEX(ORG.LIBREOFFICE.REGEX([.I15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émission radiophonique" calcext:value-type="string">
            <text:p>émission radiophonique</text:p>
          </table:table-cell>
          <table:table-cell table:formula="of:=IF([.E153] = &quot;&quot;; [.D153]; IF([.E153] = &quot;-&quot;; &quot;&quot;; [.E153]))" office:value-type="string" office:string-value="L'encyclopédie sonore" calcext:value-type="string">
            <text:p>L'encyclopédie sonore</text:p>
          </table:table-cell>
          <table:table-cell table:style-name="ce4" table:formula="of:==IF(LEN([.L153]) &lt; 5; &quot;&quot;; ORG.LIBREOFFICE.REGEX([.L153]; &quot;,[^,]*?$&quot;; &quot;&quot;))" office:value-type="string" office:string-value="émission radiophonique" calcext:value-type="string">
            <text:p>émission radiophonique</text:p>
          </table:table-cell>
          <table:table-cell table:formula="of:=IF([.K153] = &quot;&quot;; [.J153]; IF([.K153] = &quot;-&quot;; &quot;&quot;; [.K153]))">
            <text:p/>
          </table:table-cell>
          <table:table-cell table:formula="of:=IF([.H153] = &quot;&quot;; [.G153]; IF([.H153] = &quot;-&quot;; &quot;&quot;; [.H153]))" office:value-type="string" office:string-value="Campus FM" calcext:value-type="string">
            <text:p>Campus FM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Emission radiophonique. Campus FM</text:p>
          </table:table-cell>
          <table:table-cell table:formula="of:=ORG.LIBREOFFICE.REGEX([.A154]; &quot;:[^:]*?$&quot;; &quot;&quot;)" office:value-type="string" office:string-value="Emission radiophonique. Campus FM" calcext:value-type="string">
            <text:p>Emission radiophonique. Campus FM</text:p>
          </table:table-cell>
          <table:table-cell table:formula="of:=IF(ORG.LIBREOFFICE.REGEX([.A154]; &quot;[^:]*?$&quot;; &quot;&quot;) = &quot;&quot;; &quot;&quot;; 1)">
            <text:p/>
          </table:table-cell>
          <table:table-cell table:style-name="ce4" table:formula="of:=IF([.C154] = 1; IF(MID([.B154]; 1; 1) = CHAR(34); MID([.B154]; 2; LEN([.B154]) - 3); [.B154]); ORG.LIBREOFFICE.REGEX([.A154]; &quot;\.[^.]*?$&quot;; &quot;&quot;))" office:value-type="string" office:string-value="Emission radiophonique" calcext:value-type="string">
            <text:p>Emission radiophonique</text:p>
          </table:table-cell>
          <table:table-cell table:style-name="ce6"/>
          <table:table-cell table:formula="of:= ORG.LIBREOFFICE.REGEX(ORG.LIBREOFFICE.REGEX(MID([.A154]; FIND([.M154]; [.A154]) + LEN([.M154]) + 1; 999); &quot;^\W*&quot;; &quot;&quot;); &quot;\W*$&quot;; &quot;&quot;)" office:value-type="string" office:string-value="Campus FM" calcext:value-type="string">
            <text:p>Campus FM</text:p>
          </table:table-cell>
          <table:table-cell table:formula="of:=TRIM(ORG.LIBREOFFICE.REGEX([.F154]; &quot;[^.]+\.(.*)$&quot;; &quot;$1&quot;))" office:value-type="string" office:string-value="Campus FM" calcext:value-type="string">
            <text:p>Campus FM</text:p>
          </table:table-cell>
          <table:table-cell/>
          <table:table-cell table:formula="of:= ORG.LIBREOFFICE.REGEX(ORG.LIBREOFFICE.REGEX(IF([.P154] = &quot;&quot;; [.F154]; TRIM(MID([.F154]; 1; FIND([.P154]; [.F154]) - 1))); &quot;^\W*&quot;; &quot;&quot;); &quot;\W*$&quot;; &quot;&quot;)">
            <text:p/>
          </table:table-cell>
          <table:table-cell table:formula="of:=IF([.I154] = &quot;&quot;; &quot;&quot;; IFERROR(ORG.LIBREOFFICE.REGEX(ORG.LIBREOFFICE.REGEX(ORG.LIBREOFFICE.REGEX([.I15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>
            <text:p/>
          </table:table-cell>
          <table:table-cell/>
          <table:table-cell table:formula="of:=IF([.I154] = &quot;&quot;; &quot;&quot;; IFERROR(ORG.LIBREOFFICE.REGEX(ORG.LIBREOFFICE.REGEX(ORG.LIBREOFFICE.REGEX([.I15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>
            <text:p/>
          </table:table-cell>
          <table:table-cell table:formula="of:=IF([.E154] = &quot;&quot;; [.D154]; IF([.E154] = &quot;-&quot;; &quot;&quot;; [.E154]))" office:value-type="string" office:string-value="Emission radiophonique" calcext:value-type="string">
            <text:p>Emission radiophonique</text:p>
          </table:table-cell>
          <table:table-cell table:style-name="ce4" table:formula="of:==IF(LEN([.L154]) &lt; 5; &quot;&quot;; ORG.LIBREOFFICE.REGEX([.L154]; &quot;,[^,]*?$&quot;; &quot;&quot;))">
            <text:p/>
          </table:table-cell>
          <table:table-cell table:formula="of:=IF([.K154] = &quot;&quot;; [.J154]; IF([.K154] = &quot;-&quot;; &quot;&quot;; [.K154]))">
            <text:p/>
          </table:table-cell>
          <table:table-cell table:formula="of:=IF([.H154] = &quot;&quot;; [.G154]; IF([.H154] = &quot;-&quot;; &quot;&quot;; [.H154]))" office:value-type="string" office:string-value="Campus FM" calcext:value-type="string">
            <text:p>Campus FM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"Education en espace créole" : émission radiophonique. Campus FM</text:p>
          </table:table-cell>
          <table:table-cell table:formula="of:=ORG.LIBREOFFICE.REGEX([.A155]; &quot;:[^:]*?$&quot;; &quot;&quot;)" office:value-type="string" office:string-value="&quot;Education en espace créole&quot; " calcext:value-type="string">
            <text:p>"Education en espace créole" </text:p>
          </table:table-cell>
          <table:table-cell table:formula="of:=IF(ORG.LIBREOFFICE.REGEX([.A155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55] = 1; IF(MID([.B155]; 1; 1) = CHAR(34); MID([.B155]; 2; LEN([.B155]) - 3); [.B155]); ORG.LIBREOFFICE.REGEX([.A155]; &quot;\.[^.]*?$&quot;; &quot;&quot;))" office:value-type="string" office:string-value="Education en espace créole" calcext:value-type="string">
            <text:p>Education en espace créole</text:p>
          </table:table-cell>
          <table:table-cell table:style-name="ce6"/>
          <table:table-cell table:formula="of:= ORG.LIBREOFFICE.REGEX(ORG.LIBREOFFICE.REGEX(MID([.A155]; FIND([.M155]; [.A155]) + LEN([.M155]) + 1; 999); &quot;^\W*&quot;; &quot;&quot;); &quot;\W*$&quot;; &quot;&quot;)" office:value-type="string" office:string-value="émission radiophonique. Campus FM" calcext:value-type="string">
            <text:p>émission radiophonique. Campus FM</text:p>
          </table:table-cell>
          <table:table-cell table:formula="of:=TRIM(ORG.LIBREOFFICE.REGEX([.F155]; &quot;[^.]+\.(.*)$&quot;; &quot;$1&quot;))" office:value-type="string" office:string-value="Campus FM" calcext:value-type="string">
            <text:p>Campus FM</text:p>
          </table:table-cell>
          <table:table-cell/>
          <table:table-cell table:formula="of:= ORG.LIBREOFFICE.REGEX(ORG.LIBREOFFICE.REGEX(IF([.P155] = &quot;&quot;; [.F155]; TRIM(MID([.F155]; 1; FIND([.P155]; [.F155]) - 1))); &quot;^\W*&quot;; &quot;&quot;); &quot;\W*$&quot;; &quot;&quot;)" office:value-type="string" office:string-value="émission radiophonique" calcext:value-type="string">
            <text:p>émission radiophonique</text:p>
          </table:table-cell>
          <table:table-cell table:formula="of:=IF([.I155] = &quot;&quot;; &quot;&quot;; IFERROR(ORG.LIBREOFFICE.REGEX(ORG.LIBREOFFICE.REGEX(ORG.LIBREOFFICE.REGEX([.I15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>
            <text:p/>
          </table:table-cell>
          <table:table-cell/>
          <table:table-cell table:formula="of:=IF([.I155] = &quot;&quot;; &quot;&quot;; IFERROR(ORG.LIBREOFFICE.REGEX(ORG.LIBREOFFICE.REGEX(ORG.LIBREOFFICE.REGEX([.I15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émission radiophonique" calcext:value-type="string">
            <text:p>émission radiophonique</text:p>
          </table:table-cell>
          <table:table-cell table:formula="of:=IF([.E155] = &quot;&quot;; [.D155]; IF([.E155] = &quot;-&quot;; &quot;&quot;; [.E155]))" office:value-type="string" office:string-value="Education en espace créole" calcext:value-type="string">
            <text:p>Education en espace créole</text:p>
          </table:table-cell>
          <table:table-cell table:style-name="ce4" table:formula="of:==IF(LEN([.L155]) &lt; 5; &quot;&quot;; ORG.LIBREOFFICE.REGEX([.L155]; &quot;,[^,]*?$&quot;; &quot;&quot;))" office:value-type="string" office:string-value="émission radiophonique" calcext:value-type="string">
            <text:p>émission radiophonique</text:p>
          </table:table-cell>
          <table:table-cell table:formula="of:=IF([.K155] = &quot;&quot;; [.J155]; IF([.K155] = &quot;-&quot;; &quot;&quot;; [.K155]))">
            <text:p/>
          </table:table-cell>
          <table:table-cell table:formula="of:=IF([.H155] = &quot;&quot;; [.G155]; IF([.H155] = &quot;-&quot;; &quot;&quot;; [.H155]))" office:value-type="string" office:string-value="Campus FM" calcext:value-type="string">
            <text:p>Campus FM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"Créolettres" : émission radiophonique. Campus FM</text:p>
          </table:table-cell>
          <table:table-cell table:formula="of:=ORG.LIBREOFFICE.REGEX([.A156]; &quot;:[^:]*?$&quot;; &quot;&quot;)" office:value-type="string" office:string-value="&quot;Créolettres&quot; " calcext:value-type="string">
            <text:p>"Créolettres" </text:p>
          </table:table-cell>
          <table:table-cell table:formula="of:=IF(ORG.LIBREOFFICE.REGEX([.A156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56] = 1; IF(MID([.B156]; 1; 1) = CHAR(34); MID([.B156]; 2; LEN([.B156]) - 3); [.B156]); ORG.LIBREOFFICE.REGEX([.A156]; &quot;\.[^.]*?$&quot;; &quot;&quot;))" office:value-type="string" office:string-value="Créolettres" calcext:value-type="string">
            <text:p>Créolettres</text:p>
          </table:table-cell>
          <table:table-cell table:style-name="ce6"/>
          <table:table-cell table:formula="of:= ORG.LIBREOFFICE.REGEX(ORG.LIBREOFFICE.REGEX(MID([.A156]; FIND([.M156]; [.A156]) + LEN([.M156]) + 1; 999); &quot;^\W*&quot;; &quot;&quot;); &quot;\W*$&quot;; &quot;&quot;)" office:value-type="string" office:string-value="émission radiophonique. Campus FM" calcext:value-type="string">
            <text:p>émission radiophonique. Campus FM</text:p>
          </table:table-cell>
          <table:table-cell table:formula="of:=TRIM(ORG.LIBREOFFICE.REGEX([.F156]; &quot;[^.]+\.(.*)$&quot;; &quot;$1&quot;))" office:value-type="string" office:string-value="Campus FM" calcext:value-type="string">
            <text:p>Campus FM</text:p>
          </table:table-cell>
          <table:table-cell/>
          <table:table-cell table:formula="of:= ORG.LIBREOFFICE.REGEX(ORG.LIBREOFFICE.REGEX(IF([.P156] = &quot;&quot;; [.F156]; TRIM(MID([.F156]; 1; FIND([.P156]; [.F156]) - 1))); &quot;^\W*&quot;; &quot;&quot;); &quot;\W*$&quot;; &quot;&quot;)" office:value-type="string" office:string-value="émission radiophonique" calcext:value-type="string">
            <text:p>émission radiophonique</text:p>
          </table:table-cell>
          <table:table-cell table:formula="of:=IF([.I156] = &quot;&quot;; &quot;&quot;; IFERROR(ORG.LIBREOFFICE.REGEX(ORG.LIBREOFFICE.REGEX(ORG.LIBREOFFICE.REGEX([.I15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>
            <text:p/>
          </table:table-cell>
          <table:table-cell/>
          <table:table-cell table:formula="of:=IF([.I156] = &quot;&quot;; &quot;&quot;; IFERROR(ORG.LIBREOFFICE.REGEX(ORG.LIBREOFFICE.REGEX(ORG.LIBREOFFICE.REGEX([.I15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émission radiophonique" calcext:value-type="string">
            <text:p>émission radiophonique</text:p>
          </table:table-cell>
          <table:table-cell table:formula="of:=IF([.E156] = &quot;&quot;; [.D156]; IF([.E156] = &quot;-&quot;; &quot;&quot;; [.E156]))" office:value-type="string" office:string-value="Créolettres" calcext:value-type="string">
            <text:p>Créolettres</text:p>
          </table:table-cell>
          <table:table-cell table:style-name="ce4" table:formula="of:==IF(LEN([.L156]) &lt; 5; &quot;&quot;; ORG.LIBREOFFICE.REGEX([.L156]; &quot;,[^,]*?$&quot;; &quot;&quot;))" office:value-type="string" office:string-value="émission radiophonique" calcext:value-type="string">
            <text:p>émission radiophonique</text:p>
          </table:table-cell>
          <table:table-cell table:formula="of:=IF([.K156] = &quot;&quot;; [.J156]; IF([.K156] = &quot;-&quot;; &quot;&quot;; [.K156]))">
            <text:p/>
          </table:table-cell>
          <table:table-cell table:formula="of:=IF([.H156] = &quot;&quot;; [.G156]; IF([.H156] = &quot;-&quot;; &quot;&quot;; [.H156]))" office:value-type="string" office:string-value="Campus FM" calcext:value-type="string">
            <text:p>Campus F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Rencontre avec des poètes de chez nous" : émission radiophonique. Campus FM</text:p>
          </table:table-cell>
          <table:table-cell table:formula="of:=ORG.LIBREOFFICE.REGEX([.A157]; &quot;:[^:]*?$&quot;; &quot;&quot;)" office:value-type="string" office:string-value="&quot;Rencontre avec des poètes de chez nous&quot; " calcext:value-type="string">
            <text:p>"Rencontre avec des poètes de chez nous" </text:p>
          </table:table-cell>
          <table:table-cell table:formula="of:=IF(ORG.LIBREOFFICE.REGEX([.A157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57] = 1; IF(MID([.B157]; 1; 1) = CHAR(34); MID([.B157]; 2; LEN([.B157]) - 3); [.B157]); ORG.LIBREOFFICE.REGEX([.A157]; &quot;\.[^.]*?$&quot;; &quot;&quot;))" office:value-type="string" office:string-value="Rencontre avec des poètes de chez nous" calcext:value-type="string">
            <text:p>Rencontre avec des poètes de chez nous</text:p>
          </table:table-cell>
          <table:table-cell table:style-name="ce6"/>
          <table:table-cell table:formula="of:= ORG.LIBREOFFICE.REGEX(ORG.LIBREOFFICE.REGEX(MID([.A157]; FIND([.M157]; [.A157]) + LEN([.M157]) + 1; 999); &quot;^\W*&quot;; &quot;&quot;); &quot;\W*$&quot;; &quot;&quot;)" office:value-type="string" office:string-value="émission radiophonique. Campus FM" calcext:value-type="string">
            <text:p>émission radiophonique. Campus FM</text:p>
          </table:table-cell>
          <table:table-cell table:formula="of:=TRIM(ORG.LIBREOFFICE.REGEX([.F157]; &quot;[^.]+\.(.*)$&quot;; &quot;$1&quot;))" office:value-type="string" office:string-value="Campus FM" calcext:value-type="string">
            <text:p>Campus FM</text:p>
          </table:table-cell>
          <table:table-cell/>
          <table:table-cell table:formula="of:= ORG.LIBREOFFICE.REGEX(ORG.LIBREOFFICE.REGEX(IF([.P157] = &quot;&quot;; [.F157]; TRIM(MID([.F157]; 1; FIND([.P157]; [.F157]) - 1))); &quot;^\W*&quot;; &quot;&quot;); &quot;\W*$&quot;; &quot;&quot;)" office:value-type="string" office:string-value="émission radiophonique" calcext:value-type="string">
            <text:p>émission radiophonique</text:p>
          </table:table-cell>
          <table:table-cell table:formula="of:=IF([.I157] = &quot;&quot;; &quot;&quot;; IFERROR(ORG.LIBREOFFICE.REGEX(ORG.LIBREOFFICE.REGEX(ORG.LIBREOFFICE.REGEX([.I15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>
            <text:p/>
          </table:table-cell>
          <table:table-cell/>
          <table:table-cell table:formula="of:=IF([.I157] = &quot;&quot;; &quot;&quot;; IFERROR(ORG.LIBREOFFICE.REGEX(ORG.LIBREOFFICE.REGEX(ORG.LIBREOFFICE.REGEX([.I15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émission radiophonique" calcext:value-type="string">
            <text:p>émission radiophonique</text:p>
          </table:table-cell>
          <table:table-cell table:formula="of:=IF([.E157] = &quot;&quot;; [.D157]; IF([.E157] = &quot;-&quot;; &quot;&quot;; [.E157]))" office:value-type="string" office:string-value="Rencontre avec des poètes de chez nous" calcext:value-type="string">
            <text:p>Rencontre avec des poètes de chez nous</text:p>
          </table:table-cell>
          <table:table-cell table:style-name="ce4" table:formula="of:==IF(LEN([.L157]) &lt; 5; &quot;&quot;; ORG.LIBREOFFICE.REGEX([.L157]; &quot;,[^,]*?$&quot;; &quot;&quot;))" office:value-type="string" office:string-value="émission radiophonique" calcext:value-type="string">
            <text:p>émission radiophonique</text:p>
          </table:table-cell>
          <table:table-cell table:formula="of:=IF([.K157] = &quot;&quot;; [.J157]; IF([.K157] = &quot;-&quot;; &quot;&quot;; [.K157]))">
            <text:p/>
          </table:table-cell>
          <table:table-cell table:formula="of:=IF([.H157] = &quot;&quot;; [.G157]; IF([.H157] = &quot;-&quot;; &quot;&quot;; [.H157]))" office:value-type="string" office:string-value="Campus FM" calcext:value-type="string">
            <text:p>Campus FM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Conférence pour le 40e anniversaire de l'arrivée des Hmong en Guyane", le 5 septembre 2017. Collectivité territoriale de Guyane</text:p>
          </table:table-cell>
          <table:table-cell table:formula="of:=ORG.LIBREOFFICE.REGEX([.A158]; &quot;:[^:]*?$&quot;; &quot;&quot;)" office:value-type="string" office:string-value="&quot;Conférence pour le 40e anniversaire de l'arrivée des Hmong en Guyane&quot;, le 5 septembre 2017. Collectivité territoriale de Guyane" calcext:value-type="string">
            <text:p>"Conférence pour le 40e anniversaire de l'arrivée des Hmong en Guyane", le 5 septembre 2017. Collectivité territoriale de Guyane</text:p>
          </table:table-cell>
          <table:table-cell table:formula="of:=IF(ORG.LIBREOFFICE.REGEX([.A158]; &quot;[^:]*?$&quot;; &quot;&quot;) = &quot;&quot;; &quot;&quot;; 1)">
            <text:p/>
          </table:table-cell>
          <table:table-cell table:style-name="ce4" table:formula="of:=IF([.C158] = 1; IF(MID([.B158]; 1; 1) = CHAR(34); MID([.B158]; 2; LEN([.B158]) - 3); [.B158]); ORG.LIBREOFFICE.REGEX([.A158]; &quot;\.[^.]*?$&quot;; &quot;&quot;))" office:value-type="string" office:string-value="&quot;Conférence pour le 40e anniversaire de l'arrivée des Hmong en Guyane&quot;, le 5 septembre 2017" calcext:value-type="string">
            <text:p>"Conférence pour le 40e anniversaire de l'arrivée des Hmong en Guyane", le 5 septembre 2017</text:p>
          </table:table-cell>
          <table:table-cell table:style-name="ce6" office:value-type="string" calcext:value-type="string">
            <text:p>Conférence pour le 40e anniversaire de l'arrivée des Hmong en Guyane</text:p>
          </table:table-cell>
          <table:table-cell table:formula="of:= ORG.LIBREOFFICE.REGEX(ORG.LIBREOFFICE.REGEX(MID([.A158]; FIND([.M158]; [.A158]) + LEN([.M158]) + 1; 999); &quot;^\W*&quot;; &quot;&quot;); &quot;\W*$&quot;; &quot;&quot;)" office:value-type="string" office:string-value="le 5 septembre 2017. Collectivité territoriale de Guyane" calcext:value-type="string">
            <text:p>le 5 septembre 2017. Collectivité territoriale de Guyane</text:p>
          </table:table-cell>
          <table:table-cell table:formula="of:=TRIM(ORG.LIBREOFFICE.REGEX([.F158]; &quot;[^.]+\.(.*)$&quot;; &quot;$1&quot;))" office:value-type="string" office:string-value="Collectivité territoriale de Guyane" calcext:value-type="string">
            <text:p>Collectivité territoriale de Guyane</text:p>
          </table:table-cell>
          <table:table-cell/>
          <table:table-cell table:formula="of:= ORG.LIBREOFFICE.REGEX(ORG.LIBREOFFICE.REGEX(IF([.P158] = &quot;&quot;; [.F158]; TRIM(MID([.F158]; 1; FIND([.P158]; [.F158]) - 1))); &quot;^\W*&quot;; &quot;&quot;); &quot;\W*$&quot;; &quot;&quot;)" office:value-type="string" office:string-value="le 5 septembre 2017" calcext:value-type="string">
            <text:p>le 5 septembre 2017</text:p>
          </table:table-cell>
          <table:table-cell table:formula="of:=IF([.I158] = &quot;&quot;; &quot;&quot;; IFERROR(ORG.LIBREOFFICE.REGEX(ORG.LIBREOFFICE.REGEX(ORG.LIBREOFFICE.REGEX([.I15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5 septembre 2017" calcext:value-type="string">
            <text:p>5 septembre 2017</text:p>
          </table:table-cell>
          <table:table-cell/>
          <table:table-cell table:formula="of:=IF([.I158] = &quot;&quot;; &quot;&quot;; IFERROR(ORG.LIBREOFFICE.REGEX(ORG.LIBREOFFICE.REGEX(ORG.LIBREOFFICE.REGEX([.I15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158] = &quot;&quot;; [.D158]; IF([.E158] = &quot;-&quot;; &quot;&quot;; [.E158]))" office:value-type="string" office:string-value="Conférence pour le 40e anniversaire de l'arrivée des Hmong en Guyane" calcext:value-type="string">
            <text:p>Conférence pour le 40e anniversaire de l'arrivée des Hmong en Guyane</text:p>
          </table:table-cell>
          <table:table-cell table:style-name="ce4" table:formula="of:==IF(LEN([.L158]) &lt; 5; &quot;&quot;; ORG.LIBREOFFICE.REGEX([.L158]; &quot;,[^,]*?$&quot;; &quot;&quot;))">
            <text:p/>
          </table:table-cell>
          <table:table-cell table:formula="of:=IF([.K158] = &quot;&quot;; [.J158]; IF([.K158] = &quot;-&quot;; &quot;&quot;; [.K158]))" office:value-type="string" office:string-value="5 septembre 2017" calcext:value-type="string">
            <text:p>5 septembre 2017</text:p>
          </table:table-cell>
          <table:table-cell table:formula="of:=IF([.H158] = &quot;&quot;; [.G158]; IF([.H158] = &quot;-&quot;; &quot;&quot;; [.H158]))" office:value-type="string" office:string-value="Collectivité territoriale de Guyane" calcext:value-type="string">
            <text:p>Collectivité territoriale de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s rencontres culturelles de la BU 2017-2018. Université des Antilles</text:p>
          </table:table-cell>
          <table:table-cell table:formula="of:=ORG.LIBREOFFICE.REGEX([.A159]; &quot;:[^:]*?$&quot;; &quot;&quot;)" office:value-type="string" office:string-value="Les rencontres culturelles de la BU 2017-2018. Université des Antilles" calcext:value-type="string">
            <text:p>Les rencontres culturelles de la BU 2017-2018. Université des Antilles</text:p>
          </table:table-cell>
          <table:table-cell table:formula="of:=IF(ORG.LIBREOFFICE.REGEX([.A159]; &quot;[^:]*?$&quot;; &quot;&quot;) = &quot;&quot;; &quot;&quot;; 1)">
            <text:p/>
          </table:table-cell>
          <table:table-cell table:style-name="ce4" table:formula="of:=IF([.C159] = 1; IF(MID([.B159]; 1; 1) = CHAR(34); MID([.B159]; 2; LEN([.B159]) - 3); [.B159]); ORG.LIBREOFFICE.REGEX([.A159]; &quot;\.[^.]*?$&quot;; &quot;&quot;))" office:value-type="string" office:string-value="Les rencontres culturelles de la BU 2017-2018" calcext:value-type="string">
            <text:p>Les rencontres culturelles de la BU 2017-2018</text:p>
          </table:table-cell>
          <table:table-cell table:style-name="ce6" office:value-type="string" calcext:value-type="string">
            <text:p>Les rencontres culturelles de la BU</text:p>
          </table:table-cell>
          <table:table-cell table:formula="of:= ORG.LIBREOFFICE.REGEX(ORG.LIBREOFFICE.REGEX(MID([.A159]; FIND([.M159]; [.A159]) + LEN([.M159]) + 1; 999); &quot;^\W*&quot;; &quot;&quot;); &quot;\W*$&quot;; &quot;&quot;)" office:value-type="string" office:string-value="2017-2018. Université des Antilles" calcext:value-type="string">
            <text:p>2017-2018. Université des Antilles</text:p>
          </table:table-cell>
          <table:table-cell table:formula="of:=TRIM(ORG.LIBREOFFICE.REGEX([.F159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59] = &quot;&quot;; [.F159]; TRIM(MID([.F159]; 1; FIND([.P159]; [.F159]) - 1))); &quot;^\W*&quot;; &quot;&quot;); &quot;\W*$&quot;; &quot;&quot;)" office:value-type="string" office:string-value="2017-2018" calcext:value-type="string">
            <text:p>2017-2018</text:p>
          </table:table-cell>
          <table:table-cell table:formula="of:=IF([.I159] = &quot;&quot;; &quot;&quot;; IFERROR(ORG.LIBREOFFICE.REGEX(ORG.LIBREOFFICE.REGEX(ORG.LIBREOFFICE.REGEX([.I15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017-2018" calcext:value-type="string">
            <text:p>2017-2018</text:p>
          </table:table-cell>
          <table:table-cell/>
          <table:table-cell table:formula="of:=IF([.I159] = &quot;&quot;; &quot;&quot;; IFERROR(ORG.LIBREOFFICE.REGEX(ORG.LIBREOFFICE.REGEX(ORG.LIBREOFFICE.REGEX([.I15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>
            <text:p/>
          </table:table-cell>
          <table:table-cell table:formula="of:=IF([.E159] = &quot;&quot;; [.D159]; IF([.E159] = &quot;-&quot;; &quot;&quot;; [.E159]))" office:value-type="string" office:string-value="Les rencontres culturelles de la BU" calcext:value-type="string">
            <text:p>Les rencontres culturelles de la BU</text:p>
          </table:table-cell>
          <table:table-cell table:style-name="ce4" table:formula="of:==IF(LEN([.L159]) &lt; 5; &quot;&quot;; ORG.LIBREOFFICE.REGEX([.L159]; &quot;,[^,]*?$&quot;; &quot;&quot;))">
            <text:p/>
          </table:table-cell>
          <table:table-cell table:formula="of:=IF([.K159] = &quot;&quot;; [.J159]; IF([.K159] = &quot;-&quot;; &quot;&quot;; [.K159]))" office:value-type="string" office:string-value="2017-2018" calcext:value-type="string">
            <text:p>2017-2018</text:p>
          </table:table-cell>
          <table:table-cell table:formula="of:=IF([.H159] = &quot;&quot;; [.G159]; IF([.H159] = &quot;-&quot;; &quot;&quot;; [.H159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"Les territoires de la ville, de l'archipel des Antilles au plateau des Guyanes : espaces, sociétés et relations (XVIe-XXIe siècles). Lire les cartes anciennes des Antilles et de la Guyane française" : journée d'étude, le 2 octobre 2017. Université des Antilles</text:p>
          </table:table-cell>
          <table:table-cell table:formula="of:=ORG.LIBREOFFICE.REGEX([.A160]; &quot;:[^:]*?$&quot;; &quot;&quot;)" office:value-type="string" office:string-value="&quot;Les territoires de la ville, de l'archipel des Antilles au plateau des Guyanes : espaces, sociétés et relations (XVIe-XXIe siècles). Lire les cartes anciennes des Antilles et de la Guyane française&quot; " calcext:value-type="string">
            <text:p>"Les territoires de la ville, de l'archipel des Antilles au plateau des Guyanes : espaces, sociétés et relations (XVIe-XXIe siècles). Lire les cartes anciennes des Antilles et de la Guyane française" </text:p>
          </table:table-cell>
          <table:table-cell table:formula="of:=IF(ORG.LIBREOFFICE.REGEX([.A160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60] = 1; IF(MID([.B160]; 1; 1) = CHAR(34); MID([.B160]; 2; LEN([.B160]) - 3); [.B160]); ORG.LIBREOFFICE.REGEX([.A160]; &quot;\.[^.]*?$&quot;; &quot;&quot;))" office:value-type="string" office:string-value="Les territoires de la ville, de l'archipel des Antilles au plateau des Guyanes : espaces, sociétés et relations (XVIe-XXIe siècles). Lire les cartes anciennes des Antilles et de la Guyane française" calcext:value-type="string">
            <text:p>Les territoires de la ville, de l'archipel des Antilles au plateau des Guyanes : espaces, sociétés et relations (XVIe-XXIe siècles). Lire les cartes anciennes des Antilles et de la Guyane française</text:p>
          </table:table-cell>
          <table:table-cell table:style-name="ce6"/>
          <table:table-cell table:formula="of:= ORG.LIBREOFFICE.REGEX(ORG.LIBREOFFICE.REGEX(MID([.A160]; FIND([.M160]; [.A160]) + LEN([.M160]) + 1; 999); &quot;^\W*&quot;; &quot;&quot;); &quot;\W*$&quot;; &quot;&quot;)" office:value-type="string" office:string-value="journée d'étude, le 2 octobre 2017. Université des Antilles" calcext:value-type="string">
            <text:p>journée d'étude, le 2 octobre 2017. Université des Antilles</text:p>
          </table:table-cell>
          <table:table-cell table:formula="of:=TRIM(ORG.LIBREOFFICE.REGEX([.F160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60] = &quot;&quot;; [.F160]; TRIM(MID([.F160]; 1; FIND([.P160]; [.F160]) - 1))); &quot;^\W*&quot;; &quot;&quot;); &quot;\W*$&quot;; &quot;&quot;)" office:value-type="string" office:string-value="journée d'étude, le 2 octobre 2017" calcext:value-type="string">
            <text:p>journée d'étude, le 2 octobre 2017</text:p>
          </table:table-cell>
          <table:table-cell table:formula="of:=IF([.I160] = &quot;&quot;; &quot;&quot;; IFERROR(ORG.LIBREOFFICE.REGEX(ORG.LIBREOFFICE.REGEX(ORG.LIBREOFFICE.REGEX([.I16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 octobre 2017" calcext:value-type="string">
            <text:p>2 octobre 2017</text:p>
          </table:table-cell>
          <table:table-cell/>
          <table:table-cell table:formula="of:=IF([.I160] = &quot;&quot;; &quot;&quot;; IFERROR(ORG.LIBREOFFICE.REGEX(ORG.LIBREOFFICE.REGEX(ORG.LIBREOFFICE.REGEX([.I16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160] = &quot;&quot;; [.D160]; IF([.E160] = &quot;-&quot;; &quot;&quot;; [.E160]))" office:value-type="string" office:string-value="Les territoires de la ville, de l'archipel des Antilles au plateau des Guyanes : espaces, sociétés et relations (XVIe-XXIe siècles). Lire les cartes anciennes des Antilles et de la Guyane française" calcext:value-type="string">
            <text:p>Les territoires de la ville, de l'archipel des Antilles au plateau des Guyanes : espaces, sociétés et relations (XVIe-XXIe siècles). Lire les cartes anciennes des Antilles et de la Guyane française</text:p>
          </table:table-cell>
          <table:table-cell table:style-name="ce4" table:formula="of:==IF(LEN([.L160]) &lt; 5; &quot;&quot;; ORG.LIBREOFFICE.REGEX([.L160]; &quot;,[^,]*?$&quot;; &quot;&quot;))" office:value-type="string" office:string-value="journée d'étude" calcext:value-type="string">
            <text:p>journée d'étude</text:p>
          </table:table-cell>
          <table:table-cell table:formula="of:=IF([.K160] = &quot;&quot;; [.J160]; IF([.K160] = &quot;-&quot;; &quot;&quot;; [.K160]))" office:value-type="string" office:string-value="2 octobre 2017" calcext:value-type="string">
            <text:p>2 octobre 2017</text:p>
          </table:table-cell>
          <table:table-cell table:formula="of:=IF([.H160] = &quot;&quot;; [.G160]; IF([.H160] = &quot;-&quot;; &quot;&quot;; [.H160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ournées nationales de l'archéologie 2017 : 8e édition, le 16 juin 2017. Université des Antilles</text:p>
          </table:table-cell>
          <table:table-cell table:formula="of:=ORG.LIBREOFFICE.REGEX([.A161]; &quot;:[^:]*?$&quot;; &quot;&quot;)" office:value-type="string" office:string-value="Journées nationales de l'archéologie 2017 " calcext:value-type="string">
            <text:p>Journées nationales de l'archéologie 2017 </text:p>
          </table:table-cell>
          <table:table-cell table:formula="of:=IF(ORG.LIBREOFFICE.REGEX([.A161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61] = 1; IF(MID([.B161]; 1; 1) = CHAR(34); MID([.B161]; 2; LEN([.B161]) - 3); [.B161]); ORG.LIBREOFFICE.REGEX([.A161]; &quot;\.[^.]*?$&quot;; &quot;&quot;))" office:value-type="string" office:string-value="Journées nationales de l'archéologie 2017 " calcext:value-type="string">
            <text:p>Journées nationales de l'archéologie 2017 </text:p>
          </table:table-cell>
          <table:table-cell table:style-name="ce6"/>
          <table:table-cell table:formula="of:= ORG.LIBREOFFICE.REGEX(ORG.LIBREOFFICE.REGEX(MID([.A161]; FIND([.M161]; [.A161]) + LEN([.M161]) + 1; 999); &quot;^\W*&quot;; &quot;&quot;); &quot;\W*$&quot;; &quot;&quot;)" office:value-type="string" office:string-value="8e édition, le 16 juin 2017. Université des Antilles" calcext:value-type="string">
            <text:p>8e édition, le 16 juin 2017. Université des Antilles</text:p>
          </table:table-cell>
          <table:table-cell table:formula="of:=TRIM(ORG.LIBREOFFICE.REGEX([.F161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61] = &quot;&quot;; [.F161]; TRIM(MID([.F161]; 1; FIND([.P161]; [.F161]) - 1))); &quot;^\W*&quot;; &quot;&quot;); &quot;\W*$&quot;; &quot;&quot;)" office:value-type="string" office:string-value="8e édition, le 16 juin 2017" calcext:value-type="string">
            <text:p>8e édition, le 16 juin 2017</text:p>
          </table:table-cell>
          <table:table-cell table:formula="of:=IF([.I161] = &quot;&quot;; &quot;&quot;; IFERROR(ORG.LIBREOFFICE.REGEX(ORG.LIBREOFFICE.REGEX(ORG.LIBREOFFICE.REGEX([.I16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6 juin 2017" calcext:value-type="string">
            <text:p>16 juin 2017</text:p>
          </table:table-cell>
          <table:table-cell/>
          <table:table-cell table:formula="of:=IF([.I161] = &quot;&quot;; &quot;&quot;; IFERROR(ORG.LIBREOFFICE.REGEX(ORG.LIBREOFFICE.REGEX(ORG.LIBREOFFICE.REGEX([.I16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8e édition, le" calcext:value-type="string">
            <text:p>8e édition, le</text:p>
          </table:table-cell>
          <table:table-cell table:formula="of:=IF([.E161] = &quot;&quot;; [.D161]; IF([.E161] = &quot;-&quot;; &quot;&quot;; [.E161]))" office:value-type="string" office:string-value="Journées nationales de l'archéologie 2017 " calcext:value-type="string">
            <text:p>Journées nationales de l'archéologie 2017 </text:p>
          </table:table-cell>
          <table:table-cell table:style-name="ce4" table:formula="of:==IF(LEN([.L161]) &lt; 5; &quot;&quot;; ORG.LIBREOFFICE.REGEX([.L161]; &quot;,[^,]*?$&quot;; &quot;&quot;))" office:value-type="string" office:string-value="8e édition" calcext:value-type="string">
            <text:p>8e édition</text:p>
          </table:table-cell>
          <table:table-cell table:formula="of:=IF([.K161] = &quot;&quot;; [.J161]; IF([.K161] = &quot;-&quot;; &quot;&quot;; [.K161]))" office:value-type="string" office:string-value="16 juin 2017" calcext:value-type="string">
            <text:p>16 juin 2017</text:p>
          </table:table-cell>
          <table:table-cell table:formula="of:=IF([.H161] = &quot;&quot;; [.G161]; IF([.H161] = &quot;-&quot;; &quot;&quot;; [.H161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Tracées de Jean Bernabé" : colloque international, du 25 au 27 octobre 2017. Université des Antilles</text:p>
          </table:table-cell>
          <table:table-cell table:formula="of:=ORG.LIBREOFFICE.REGEX([.A162]; &quot;:[^:]*?$&quot;; &quot;&quot;)" office:value-type="string" office:string-value="&quot;Tracées de Jean Bernabé&quot; " calcext:value-type="string">
            <text:p>"Tracées de Jean Bernabé" </text:p>
          </table:table-cell>
          <table:table-cell table:formula="of:=IF(ORG.LIBREOFFICE.REGEX([.A162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62] = 1; IF(MID([.B162]; 1; 1) = CHAR(34); MID([.B162]; 2; LEN([.B162]) - 3); [.B162]); ORG.LIBREOFFICE.REGEX([.A162]; &quot;\.[^.]*?$&quot;; &quot;&quot;))" office:value-type="string" office:string-value="Tracées de Jean Bernabé" calcext:value-type="string">
            <text:p>Tracées de Jean Bernabé</text:p>
          </table:table-cell>
          <table:table-cell table:style-name="ce6"/>
          <table:table-cell table:formula="of:= ORG.LIBREOFFICE.REGEX(ORG.LIBREOFFICE.REGEX(MID([.A162]; FIND([.M162]; [.A162]) + LEN([.M162]) + 1; 999); &quot;^\W*&quot;; &quot;&quot;); &quot;\W*$&quot;; &quot;&quot;)" office:value-type="string" office:string-value="colloque international, du 25 au 27 octobre 2017. Université des Antilles" calcext:value-type="string">
            <text:p>colloque international, du 25 au 27 octobre 2017. Université des Antilles</text:p>
          </table:table-cell>
          <table:table-cell table:formula="of:=TRIM(ORG.LIBREOFFICE.REGEX([.F162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62] = &quot;&quot;; [.F162]; TRIM(MID([.F162]; 1; FIND([.P162]; [.F162]) - 1))); &quot;^\W*&quot;; &quot;&quot;); &quot;\W*$&quot;; &quot;&quot;)" office:value-type="string" office:string-value="colloque international, du 25 au 27 octobre 2017" calcext:value-type="string">
            <text:p>colloque international, du 25 au 27 octobre 2017</text:p>
          </table:table-cell>
          <table:table-cell table:formula="of:=IF([.I162] = &quot;&quot;; &quot;&quot;; IFERROR(ORG.LIBREOFFICE.REGEX(ORG.LIBREOFFICE.REGEX(ORG.LIBREOFFICE.REGEX([.I16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5 au 27 octobre 2017" calcext:value-type="string">
            <text:p>25 au 27 octobre 2017</text:p>
          </table:table-cell>
          <table:table-cell/>
          <table:table-cell table:formula="of:=IF([.I162] = &quot;&quot;; &quot;&quot;; IFERROR(ORG.LIBREOFFICE.REGEX(ORG.LIBREOFFICE.REGEX(ORG.LIBREOFFICE.REGEX([.I16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 international, du" calcext:value-type="string">
            <text:p>colloque international, du</text:p>
          </table:table-cell>
          <table:table-cell table:formula="of:=IF([.E162] = &quot;&quot;; [.D162]; IF([.E162] = &quot;-&quot;; &quot;&quot;; [.E162]))" office:value-type="string" office:string-value="Tracées de Jean Bernabé" calcext:value-type="string">
            <text:p>Tracées de Jean Bernabé</text:p>
          </table:table-cell>
          <table:table-cell table:style-name="ce4" table:formula="of:==IF(LEN([.L162]) &lt; 5; &quot;&quot;; ORG.LIBREOFFICE.REGEX([.L162]; &quot;,[^,]*?$&quot;; &quot;&quot;))" office:value-type="string" office:string-value="colloque international" calcext:value-type="string">
            <text:p>colloque international</text:p>
          </table:table-cell>
          <table:table-cell table:formula="of:=IF([.K162] = &quot;&quot;; [.J162]; IF([.K162] = &quot;-&quot;; &quot;&quot;; [.K162]))" office:value-type="string" office:string-value="25 au 27 octobre 2017" calcext:value-type="string">
            <text:p>25 au 27 octobre 2017</text:p>
          </table:table-cell>
          <table:table-cell table:formula="of:=IF([.H162] = &quot;&quot;; [.G162]; IF([.H162] = &quot;-&quot;; &quot;&quot;; [.H162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es 30 ans d'Erasmus", le 13 octobre 2017. Université des Antilles</text:p>
          </table:table-cell>
          <table:table-cell table:formula="of:=ORG.LIBREOFFICE.REGEX([.A163]; &quot;:[^:]*?$&quot;; &quot;&quot;)" office:value-type="string" office:string-value="&quot;Les 30 ans d'Erasmus&quot;, le 13 octobre 2017. Université des Antilles" calcext:value-type="string">
            <text:p>"Les 30 ans d'Erasmus", le 13 octobre 2017. Université des Antilles</text:p>
          </table:table-cell>
          <table:table-cell table:formula="of:=IF(ORG.LIBREOFFICE.REGEX([.A163]; &quot;[^:]*?$&quot;; &quot;&quot;) = &quot;&quot;; &quot;&quot;; 1)">
            <text:p/>
          </table:table-cell>
          <table:table-cell table:style-name="ce4" table:formula="of:=IF([.C163] = 1; IF(MID([.B163]; 1; 1) = CHAR(34); MID([.B163]; 2; LEN([.B163]) - 3); [.B163]); ORG.LIBREOFFICE.REGEX([.A163]; &quot;\.[^.]*?$&quot;; &quot;&quot;))" office:value-type="string" office:string-value="&quot;Les 30 ans d'Erasmus&quot;, le 13 octobre 2017" calcext:value-type="string">
            <text:p>"Les 30 ans d'Erasmus", le 13 octobre 2017</text:p>
          </table:table-cell>
          <table:table-cell table:style-name="ce6" office:value-type="string" calcext:value-type="string">
            <text:p>Les 30 ans d'Erasmus</text:p>
          </table:table-cell>
          <table:table-cell table:formula="of:= ORG.LIBREOFFICE.REGEX(ORG.LIBREOFFICE.REGEX(MID([.A163]; FIND([.M163]; [.A163]) + LEN([.M163]) + 1; 999); &quot;^\W*&quot;; &quot;&quot;); &quot;\W*$&quot;; &quot;&quot;)" office:value-type="string" office:string-value="le 13 octobre 2017. Université des Antilles" calcext:value-type="string">
            <text:p>le 13 octobre 2017. Université des Antilles</text:p>
          </table:table-cell>
          <table:table-cell table:formula="of:=TRIM(ORG.LIBREOFFICE.REGEX([.F163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63] = &quot;&quot;; [.F163]; TRIM(MID([.F163]; 1; FIND([.P163]; [.F163]) - 1))); &quot;^\W*&quot;; &quot;&quot;); &quot;\W*$&quot;; &quot;&quot;)" office:value-type="string" office:string-value="le 13 octobre 2017" calcext:value-type="string">
            <text:p>le 13 octobre 2017</text:p>
          </table:table-cell>
          <table:table-cell table:formula="of:=IF([.I163] = &quot;&quot;; &quot;&quot;; IFERROR(ORG.LIBREOFFICE.REGEX(ORG.LIBREOFFICE.REGEX(ORG.LIBREOFFICE.REGEX([.I16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3 octobre 2017" calcext:value-type="string">
            <text:p>13 octobre 2017</text:p>
          </table:table-cell>
          <table:table-cell/>
          <table:table-cell table:formula="of:=IF([.I163] = &quot;&quot;; &quot;&quot;; IFERROR(ORG.LIBREOFFICE.REGEX(ORG.LIBREOFFICE.REGEX(ORG.LIBREOFFICE.REGEX([.I16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163] = &quot;&quot;; [.D163]; IF([.E163] = &quot;-&quot;; &quot;&quot;; [.E163]))" office:value-type="string" office:string-value="Les 30 ans d'Erasmus" calcext:value-type="string">
            <text:p>Les 30 ans d'Erasmus</text:p>
          </table:table-cell>
          <table:table-cell table:style-name="ce4" table:formula="of:==IF(LEN([.L163]) &lt; 5; &quot;&quot;; ORG.LIBREOFFICE.REGEX([.L163]; &quot;,[^,]*?$&quot;; &quot;&quot;))">
            <text:p/>
          </table:table-cell>
          <table:table-cell table:formula="of:=IF([.K163] = &quot;&quot;; [.J163]; IF([.K163] = &quot;-&quot;; &quot;&quot;; [.K163]))" office:value-type="string" office:string-value="13 octobre 2017" calcext:value-type="string">
            <text:p>13 octobre 2017</text:p>
          </table:table-cell>
          <table:table-cell table:formula="of:=IF([.H163] = &quot;&quot;; [.G163]; IF([.H163] = &quot;-&quot;; &quot;&quot;; [.H163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ournée du Panama, le 9 novembre 2017. Université des Antilles</text:p>
          </table:table-cell>
          <table:table-cell table:formula="of:=ORG.LIBREOFFICE.REGEX([.A164]; &quot;:[^:]*?$&quot;; &quot;&quot;)" office:value-type="string" office:string-value="Journée du Panama, le 9 novembre 2017. Université des Antilles" calcext:value-type="string">
            <text:p>Journée du Panama, le 9 novembre 2017. Université des Antilles</text:p>
          </table:table-cell>
          <table:table-cell table:formula="of:=IF(ORG.LIBREOFFICE.REGEX([.A164]; &quot;[^:]*?$&quot;; &quot;&quot;) = &quot;&quot;; &quot;&quot;; 1)">
            <text:p/>
          </table:table-cell>
          <table:table-cell table:style-name="ce4" table:formula="of:=IF([.C164] = 1; IF(MID([.B164]; 1; 1) = CHAR(34); MID([.B164]; 2; LEN([.B164]) - 3); [.B164]); ORG.LIBREOFFICE.REGEX([.A164]; &quot;\.[^.]*?$&quot;; &quot;&quot;))" office:value-type="string" office:string-value="Journée du Panama, le 9 novembre 2017" calcext:value-type="string">
            <text:p>Journée du Panama, le 9 novembre 2017</text:p>
          </table:table-cell>
          <table:table-cell table:style-name="ce6" office:value-type="string" calcext:value-type="string">
            <text:p>Journée du Panama</text:p>
          </table:table-cell>
          <table:table-cell table:formula="of:= ORG.LIBREOFFICE.REGEX(ORG.LIBREOFFICE.REGEX(MID([.A164]; FIND([.M164]; [.A164]) + LEN([.M164]) + 1; 999); &quot;^\W*&quot;; &quot;&quot;); &quot;\W*$&quot;; &quot;&quot;)" office:value-type="string" office:string-value="le 9 novembre 2017. Université des Antilles" calcext:value-type="string">
            <text:p>le 9 novembre 2017. Université des Antilles</text:p>
          </table:table-cell>
          <table:table-cell table:formula="of:=TRIM(ORG.LIBREOFFICE.REGEX([.F164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64] = &quot;&quot;; [.F164]; TRIM(MID([.F164]; 1; FIND([.P164]; [.F164]) - 1))); &quot;^\W*&quot;; &quot;&quot;); &quot;\W*$&quot;; &quot;&quot;)" office:value-type="string" office:string-value="le 9 novembre 2017" calcext:value-type="string">
            <text:p>le 9 novembre 2017</text:p>
          </table:table-cell>
          <table:table-cell table:formula="of:=IF([.I164] = &quot;&quot;; &quot;&quot;; IFERROR(ORG.LIBREOFFICE.REGEX(ORG.LIBREOFFICE.REGEX(ORG.LIBREOFFICE.REGEX([.I16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9 novembre 2017" calcext:value-type="string">
            <text:p>9 novembre 2017</text:p>
          </table:table-cell>
          <table:table-cell/>
          <table:table-cell table:formula="of:=IF([.I164] = &quot;&quot;; &quot;&quot;; IFERROR(ORG.LIBREOFFICE.REGEX(ORG.LIBREOFFICE.REGEX(ORG.LIBREOFFICE.REGEX([.I16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164] = &quot;&quot;; [.D164]; IF([.E164] = &quot;-&quot;; &quot;&quot;; [.E164]))" office:value-type="string" office:string-value="Journée du Panama" calcext:value-type="string">
            <text:p>Journée du Panama</text:p>
          </table:table-cell>
          <table:table-cell table:style-name="ce4" table:formula="of:==IF(LEN([.L164]) &lt; 5; &quot;&quot;; ORG.LIBREOFFICE.REGEX([.L164]; &quot;,[^,]*?$&quot;; &quot;&quot;))">
            <text:p/>
          </table:table-cell>
          <table:table-cell table:formula="of:=IF([.K164] = &quot;&quot;; [.J164]; IF([.K164] = &quot;-&quot;; &quot;&quot;; [.K164]))" office:value-type="string" office:string-value="9 novembre 2017" calcext:value-type="string">
            <text:p>9 novembre 2017</text:p>
          </table:table-cell>
          <table:table-cell table:formula="of:=IF([.H164] = &quot;&quot;; [.G164]; IF([.H164] = &quot;-&quot;; &quot;&quot;; [.H164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"Esclavages et couleurs dans les villes et les sociétés urbaines d'Afrique, des Amériques et d'Europe, XVe-XIXe siècle" : colloque international, le 25 novembre 2017. Université des Antilles</text:p>
          </table:table-cell>
          <table:table-cell table:formula="of:=ORG.LIBREOFFICE.REGEX([.A165]; &quot;:[^:]*?$&quot;; &quot;&quot;)" office:value-type="string" office:string-value="&quot;Esclavages et couleurs dans les villes et les sociétés urbaines d'Afrique, des Amériques et d'Europe, XVe-XIXe siècle&quot; " calcext:value-type="string">
            <text:p>"Esclavages et couleurs dans les villes et les sociétés urbaines d'Afrique, des Amériques et d'Europe, XVe-XIXe siècle" </text:p>
          </table:table-cell>
          <table:table-cell table:formula="of:=IF(ORG.LIBREOFFICE.REGEX([.A165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65] = 1; IF(MID([.B165]; 1; 1) = CHAR(34); MID([.B165]; 2; LEN([.B165]) - 3); [.B165]); ORG.LIBREOFFICE.REGEX([.A165]; &quot;\.[^.]*?$&quot;; &quot;&quot;))" office:value-type="string" office:string-value="Esclavages et couleurs dans les villes et les sociétés urbaines d'Afrique, des Amériques et d'Europe, XVe-XIXe siècle" calcext:value-type="string">
            <text:p>Esclavages et couleurs dans les villes et les sociétés urbaines d'Afrique, des Amériques et d'Europe, XVe-XIXe siècle</text:p>
          </table:table-cell>
          <table:table-cell table:style-name="ce6"/>
          <table:table-cell table:formula="of:= ORG.LIBREOFFICE.REGEX(ORG.LIBREOFFICE.REGEX(MID([.A165]; FIND([.M165]; [.A165]) + LEN([.M165]) + 1; 999); &quot;^\W*&quot;; &quot;&quot;); &quot;\W*$&quot;; &quot;&quot;)" office:value-type="string" office:string-value="colloque international, le 25 novembre 2017. Université des Antilles" calcext:value-type="string">
            <text:p>colloque international, le 25 novembre 2017. Université des Antilles</text:p>
          </table:table-cell>
          <table:table-cell table:formula="of:=TRIM(ORG.LIBREOFFICE.REGEX([.F165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65] = &quot;&quot;; [.F165]; TRIM(MID([.F165]; 1; FIND([.P165]; [.F165]) - 1))); &quot;^\W*&quot;; &quot;&quot;); &quot;\W*$&quot;; &quot;&quot;)" office:value-type="string" office:string-value="colloque international, le 25 novembre 2017" calcext:value-type="string">
            <text:p>colloque international, le 25 novembre 2017</text:p>
          </table:table-cell>
          <table:table-cell table:formula="of:=IF([.I165] = &quot;&quot;; &quot;&quot;; IFERROR(ORG.LIBREOFFICE.REGEX(ORG.LIBREOFFICE.REGEX(ORG.LIBREOFFICE.REGEX([.I16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5 novembre 2017" calcext:value-type="string">
            <text:p>25 novembre 2017</text:p>
          </table:table-cell>
          <table:table-cell/>
          <table:table-cell table:formula="of:=IF([.I165] = &quot;&quot;; &quot;&quot;; IFERROR(ORG.LIBREOFFICE.REGEX(ORG.LIBREOFFICE.REGEX(ORG.LIBREOFFICE.REGEX([.I16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 international, le" calcext:value-type="string">
            <text:p>colloque international, le</text:p>
          </table:table-cell>
          <table:table-cell table:formula="of:=IF([.E165] = &quot;&quot;; [.D165]; IF([.E165] = &quot;-&quot;; &quot;&quot;; [.E165]))" office:value-type="string" office:string-value="Esclavages et couleurs dans les villes et les sociétés urbaines d'Afrique, des Amériques et d'Europe, XVe-XIXe siècle" calcext:value-type="string">
            <text:p>Esclavages et couleurs dans les villes et les sociétés urbaines d'Afrique, des Amériques et d'Europe, XVe-XIXe siècle</text:p>
          </table:table-cell>
          <table:table-cell table:style-name="ce4" table:formula="of:==IF(LEN([.L165]) &lt; 5; &quot;&quot;; ORG.LIBREOFFICE.REGEX([.L165]; &quot;,[^,]*?$&quot;; &quot;&quot;))" office:value-type="string" office:string-value="colloque international" calcext:value-type="string">
            <text:p>colloque international</text:p>
          </table:table-cell>
          <table:table-cell table:formula="of:=IF([.K165] = &quot;&quot;; [.J165]; IF([.K165] = &quot;-&quot;; &quot;&quot;; [.K165]))" office:value-type="string" office:string-value="25 novembre 2017" calcext:value-type="string">
            <text:p>25 novembre 2017</text:p>
          </table:table-cell>
          <table:table-cell table:formula="of:=IF([.H165] = &quot;&quot;; [.G165]; IF([.H165] = &quot;-&quot;; &quot;&quot;; [.H165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Séminaire de restitution des recherches 2016-2017 Observatoire hommes/milieux Oyapock, le 1er décembre 2017. Université de Guyane</text:p>
          </table:table-cell>
          <table:table-cell table:formula="of:=ORG.LIBREOFFICE.REGEX([.A166]; &quot;:[^:]*?$&quot;; &quot;&quot;)" office:value-type="string" office:string-value="Séminaire de restitution des recherches 2016-2017 Observatoire hommes/milieux Oyapock, le 1er décembre 2017. Université de Guyane" calcext:value-type="string">
            <text:p>Séminaire de restitution des recherches 2016-2017 Observatoire hommes/milieux Oyapock, le 1er décembre 2017. Université de Guyane</text:p>
          </table:table-cell>
          <table:table-cell table:formula="of:=IF(ORG.LIBREOFFICE.REGEX([.A166]; &quot;[^:]*?$&quot;; &quot;&quot;) = &quot;&quot;; &quot;&quot;; 1)">
            <text:p/>
          </table:table-cell>
          <table:table-cell table:style-name="ce4" table:formula="of:=IF([.C166] = 1; IF(MID([.B166]; 1; 1) = CHAR(34); MID([.B166]; 2; LEN([.B166]) - 3); [.B166]); ORG.LIBREOFFICE.REGEX([.A166]; &quot;\.[^.]*?$&quot;; &quot;&quot;))" office:value-type="string" office:string-value="Séminaire de restitution des recherches 2016-2017 Observatoire hommes/milieux Oyapock, le 1er décembre 2017" calcext:value-type="string">
            <text:p>Séminaire de restitution des recherches 2016-2017 Observatoire hommes/milieux Oyapock, le 1er décembre 2017</text:p>
          </table:table-cell>
          <table:table-cell table:style-name="ce6" office:value-type="string" calcext:value-type="string">
            <text:p>Séminaire de restitution des recherches 2016-2017 Observatoire hommes/milieux Oyapock</text:p>
          </table:table-cell>
          <table:table-cell table:formula="of:= ORG.LIBREOFFICE.REGEX(ORG.LIBREOFFICE.REGEX(MID([.A166]; FIND([.M166]; [.A166]) + LEN([.M166]) + 1; 999); &quot;^\W*&quot;; &quot;&quot;); &quot;\W*$&quot;; &quot;&quot;)" office:value-type="string" office:string-value="le 1er décembre 2017. Université de Guyane" calcext:value-type="string">
            <text:p>le 1er décembre 2017. Université de Guyane</text:p>
          </table:table-cell>
          <table:table-cell table:formula="of:=TRIM(ORG.LIBREOFFICE.REGEX([.F166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166] = &quot;&quot;; [.F166]; TRIM(MID([.F166]; 1; FIND([.P166]; [.F166]) - 1))); &quot;^\W*&quot;; &quot;&quot;); &quot;\W*$&quot;; &quot;&quot;)" office:value-type="string" office:string-value="le 1er décembre 2017" calcext:value-type="string">
            <text:p>le 1er décembre 2017</text:p>
          </table:table-cell>
          <table:table-cell table:formula="of:=IF([.I166] = &quot;&quot;; &quot;&quot;; IFERROR(ORG.LIBREOFFICE.REGEX(ORG.LIBREOFFICE.REGEX(ORG.LIBREOFFICE.REGEX([.I16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er décembre 2017" calcext:value-type="string">
            <text:p>1er décembre 2017</text:p>
          </table:table-cell>
          <table:table-cell/>
          <table:table-cell table:formula="of:=IF([.I166] = &quot;&quot;; &quot;&quot;; IFERROR(ORG.LIBREOFFICE.REGEX(ORG.LIBREOFFICE.REGEX(ORG.LIBREOFFICE.REGEX([.I16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166] = &quot;&quot;; [.D166]; IF([.E166] = &quot;-&quot;; &quot;&quot;; [.E166]))" office:value-type="string" office:string-value="Séminaire de restitution des recherches 2016-2017 Observatoire hommes/milieux Oyapock" calcext:value-type="string">
            <text:p>Séminaire de restitution des recherches 2016-2017 Observatoire hommes/milieux Oyapock</text:p>
          </table:table-cell>
          <table:table-cell table:style-name="ce4" table:formula="of:==IF(LEN([.L166]) &lt; 5; &quot;&quot;; ORG.LIBREOFFICE.REGEX([.L166]; &quot;,[^,]*?$&quot;; &quot;&quot;))">
            <text:p/>
          </table:table-cell>
          <table:table-cell table:formula="of:=IF([.K166] = &quot;&quot;; [.J166]; IF([.K166] = &quot;-&quot;; &quot;&quot;; [.K166]))" office:value-type="string" office:string-value="1er décembre 2017" calcext:value-type="string">
            <text:p>1er décembre 2017</text:p>
          </table:table-cell>
          <table:table-cell table:formula="of:=IF([.H166] = &quot;&quot;; [.G166]; IF([.H166] = &quot;-&quot;; &quot;&quot;; [.H166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Atipa, roman guyanais" : journée d'étude, le 1er décembre 2017. Collectivité territoriale de Guyane</text:p>
          </table:table-cell>
          <table:table-cell table:formula="of:=ORG.LIBREOFFICE.REGEX([.A167]; &quot;:[^:]*?$&quot;; &quot;&quot;)" office:value-type="string" office:string-value="&quot;Atipa, roman guyanais&quot; " calcext:value-type="string">
            <text:p>"Atipa, roman guyanais" </text:p>
          </table:table-cell>
          <table:table-cell table:formula="of:=IF(ORG.LIBREOFFICE.REGEX([.A167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67] = 1; IF(MID([.B167]; 1; 1) = CHAR(34); MID([.B167]; 2; LEN([.B167]) - 3); [.B167]); ORG.LIBREOFFICE.REGEX([.A167]; &quot;\.[^.]*?$&quot;; &quot;&quot;))" office:value-type="string" office:string-value="Atipa, roman guyanais" calcext:value-type="string">
            <text:p>Atipa, roman guyanais</text:p>
          </table:table-cell>
          <table:table-cell table:style-name="ce6"/>
          <table:table-cell table:formula="of:= ORG.LIBREOFFICE.REGEX(ORG.LIBREOFFICE.REGEX(MID([.A167]; FIND([.M167]; [.A167]) + LEN([.M167]) + 1; 999); &quot;^\W*&quot;; &quot;&quot;); &quot;\W*$&quot;; &quot;&quot;)" office:value-type="string" office:string-value="journée d'étude, le 1er décembre 2017. Collectivité territoriale de Guyane" calcext:value-type="string">
            <text:p>journée d'étude, le 1er décembre 2017. Collectivité territoriale de Guyane</text:p>
          </table:table-cell>
          <table:table-cell table:formula="of:=TRIM(ORG.LIBREOFFICE.REGEX([.F167]; &quot;[^.]+\.(.*)$&quot;; &quot;$1&quot;))" office:value-type="string" office:string-value="Collectivité territoriale de Guyane" calcext:value-type="string">
            <text:p>Collectivité territoriale de Guyane</text:p>
          </table:table-cell>
          <table:table-cell/>
          <table:table-cell table:formula="of:= ORG.LIBREOFFICE.REGEX(ORG.LIBREOFFICE.REGEX(IF([.P167] = &quot;&quot;; [.F167]; TRIM(MID([.F167]; 1; FIND([.P167]; [.F167]) - 1))); &quot;^\W*&quot;; &quot;&quot;); &quot;\W*$&quot;; &quot;&quot;)" office:value-type="string" office:string-value="journée d'étude, le 1er décembre 2017" calcext:value-type="string">
            <text:p>journée d'étude, le 1er décembre 2017</text:p>
          </table:table-cell>
          <table:table-cell table:formula="of:=IF([.I167] = &quot;&quot;; &quot;&quot;; IFERROR(ORG.LIBREOFFICE.REGEX(ORG.LIBREOFFICE.REGEX(ORG.LIBREOFFICE.REGEX([.I16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er décembre 2017" calcext:value-type="string">
            <text:p>1er décembre 2017</text:p>
          </table:table-cell>
          <table:table-cell/>
          <table:table-cell table:formula="of:=IF([.I167] = &quot;&quot;; &quot;&quot;; IFERROR(ORG.LIBREOFFICE.REGEX(ORG.LIBREOFFICE.REGEX(ORG.LIBREOFFICE.REGEX([.I16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167] = &quot;&quot;; [.D167]; IF([.E167] = &quot;-&quot;; &quot;&quot;; [.E167]))" office:value-type="string" office:string-value="Atipa, roman guyanais" calcext:value-type="string">
            <text:p>Atipa, roman guyanais</text:p>
          </table:table-cell>
          <table:table-cell table:style-name="ce4" table:formula="of:==IF(LEN([.L167]) &lt; 5; &quot;&quot;; ORG.LIBREOFFICE.REGEX([.L167]; &quot;,[^,]*?$&quot;; &quot;&quot;))" office:value-type="string" office:string-value="journée d'étude" calcext:value-type="string">
            <text:p>journée d'étude</text:p>
          </table:table-cell>
          <table:table-cell table:formula="of:=IF([.K167] = &quot;&quot;; [.J167]; IF([.K167] = &quot;-&quot;; &quot;&quot;; [.K167]))" office:value-type="string" office:string-value="1er décembre 2017" calcext:value-type="string">
            <text:p>1er décembre 2017</text:p>
          </table:table-cell>
          <table:table-cell table:formula="of:=IF([.H167] = &quot;&quot;; [.G167]; IF([.H167] = &quot;-&quot;; &quot;&quot;; [.H167]))" office:value-type="string" office:string-value="Collectivité territoriale de Guyane" calcext:value-type="string">
            <text:p>Collectivité territoriale de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'histoire de l'enfance inadaptée aux Antilles françaises " : séminaire, le 8 mars 2018. Université des Antilles</text:p>
          </table:table-cell>
          <table:table-cell table:formula="of:=ORG.LIBREOFFICE.REGEX([.A168]; &quot;:[^:]*?$&quot;; &quot;&quot;)" office:value-type="string" office:string-value="&quot;L'histoire de l'enfance inadaptée aux Antilles françaises &quot; " calcext:value-type="string">
            <text:p>"L'histoire de l'enfance inadaptée aux Antilles françaises " </text:p>
          </table:table-cell>
          <table:table-cell table:formula="of:=IF(ORG.LIBREOFFICE.REGEX([.A168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68] = 1; IF(MID([.B168]; 1; 1) = CHAR(34); MID([.B168]; 2; LEN([.B168]) - 3); [.B168]); ORG.LIBREOFFICE.REGEX([.A168]; &quot;\.[^.]*?$&quot;; &quot;&quot;))" office:value-type="string" office:string-value="L'histoire de l'enfance inadaptée aux Antilles françaises " calcext:value-type="string">
            <text:p>L'histoire de l'enfance inadaptée aux Antilles françaises </text:p>
          </table:table-cell>
          <table:table-cell table:style-name="ce6"/>
          <table:table-cell table:formula="of:= ORG.LIBREOFFICE.REGEX(ORG.LIBREOFFICE.REGEX(MID([.A168]; FIND([.M168]; [.A168]) + LEN([.M168]) + 1; 999); &quot;^\W*&quot;; &quot;&quot;); &quot;\W*$&quot;; &quot;&quot;)" office:value-type="string" office:string-value="séminaire, le 8 mars 2018. Université des Antilles" calcext:value-type="string">
            <text:p>séminaire, le 8 mars 2018. Université des Antilles</text:p>
          </table:table-cell>
          <table:table-cell table:formula="of:=TRIM(ORG.LIBREOFFICE.REGEX([.F168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68] = &quot;&quot;; [.F168]; TRIM(MID([.F168]; 1; FIND([.P168]; [.F168]) - 1))); &quot;^\W*&quot;; &quot;&quot;); &quot;\W*$&quot;; &quot;&quot;)" office:value-type="string" office:string-value="séminaire, le 8 mars 2018" calcext:value-type="string">
            <text:p>séminaire, le 8 mars 2018</text:p>
          </table:table-cell>
          <table:table-cell table:formula="of:=IF([.I168] = &quot;&quot;; &quot;&quot;; IFERROR(ORG.LIBREOFFICE.REGEX(ORG.LIBREOFFICE.REGEX(ORG.LIBREOFFICE.REGEX([.I16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8 mars 2018" calcext:value-type="string">
            <text:p>8 mars 2018</text:p>
          </table:table-cell>
          <table:table-cell/>
          <table:table-cell table:formula="of:=IF([.I168] = &quot;&quot;; &quot;&quot;; IFERROR(ORG.LIBREOFFICE.REGEX(ORG.LIBREOFFICE.REGEX(ORG.LIBREOFFICE.REGEX([.I16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séminaire, le" calcext:value-type="string">
            <text:p>séminaire, le</text:p>
          </table:table-cell>
          <table:table-cell table:formula="of:=IF([.E168] = &quot;&quot;; [.D168]; IF([.E168] = &quot;-&quot;; &quot;&quot;; [.E168]))" office:value-type="string" office:string-value="L'histoire de l'enfance inadaptée aux Antilles françaises " calcext:value-type="string">
            <text:p>L'histoire de l'enfance inadaptée aux Antilles françaises </text:p>
          </table:table-cell>
          <table:table-cell table:style-name="ce4" table:formula="of:==IF(LEN([.L168]) &lt; 5; &quot;&quot;; ORG.LIBREOFFICE.REGEX([.L168]; &quot;,[^,]*?$&quot;; &quot;&quot;))" office:value-type="string" office:string-value="séminaire" calcext:value-type="string">
            <text:p>séminaire</text:p>
          </table:table-cell>
          <table:table-cell table:formula="of:=IF([.K168] = &quot;&quot;; [.J168]; IF([.K168] = &quot;-&quot;; &quot;&quot;; [.K168]))" office:value-type="string" office:string-value="8 mars 2018" calcext:value-type="string">
            <text:p>8 mars 2018</text:p>
          </table:table-cell>
          <table:table-cell table:formula="of:=IF([.H168] = &quot;&quot;; [.G168]; IF([.H168] = &quot;-&quot;; &quot;&quot;; [.H168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ire Edouard Glissant. Introduction à l'interprétation des essais " : conférence, du 13 au 15 mars 2018. Université des Antilles</text:p>
          </table:table-cell>
          <table:table-cell table:formula="of:=ORG.LIBREOFFICE.REGEX([.A169]; &quot;:[^:]*?$&quot;; &quot;&quot;)" office:value-type="string" office:string-value="&quot;Lire Edouard Glissant. Introduction à l'interprétation des essais &quot; " calcext:value-type="string">
            <text:p>"Lire Edouard Glissant. Introduction à l'interprétation des essais " </text:p>
          </table:table-cell>
          <table:table-cell table:formula="of:=IF(ORG.LIBREOFFICE.REGEX([.A169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69] = 1; IF(MID([.B169]; 1; 1) = CHAR(34); MID([.B169]; 2; LEN([.B169]) - 3); [.B169]); ORG.LIBREOFFICE.REGEX([.A169]; &quot;\.[^.]*?$&quot;; &quot;&quot;))" office:value-type="string" office:string-value="Lire Edouard Glissant. Introduction à l'interprétation des essais " calcext:value-type="string">
            <text:p>Lire Edouard Glissant. Introduction à l'interprétation des essais </text:p>
          </table:table-cell>
          <table:table-cell table:style-name="ce6"/>
          <table:table-cell table:formula="of:= ORG.LIBREOFFICE.REGEX(ORG.LIBREOFFICE.REGEX(MID([.A169]; FIND([.M169]; [.A169]) + LEN([.M169]) + 1; 999); &quot;^\W*&quot;; &quot;&quot;); &quot;\W*$&quot;; &quot;&quot;)" office:value-type="string" office:string-value="conférence, du 13 au 15 mars 2018. Université des Antilles" calcext:value-type="string">
            <text:p>conférence, du 13 au 15 mars 2018. Université des Antilles</text:p>
          </table:table-cell>
          <table:table-cell table:formula="of:=TRIM(ORG.LIBREOFFICE.REGEX([.F169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69] = &quot;&quot;; [.F169]; TRIM(MID([.F169]; 1; FIND([.P169]; [.F169]) - 1))); &quot;^\W*&quot;; &quot;&quot;); &quot;\W*$&quot;; &quot;&quot;)" office:value-type="string" office:string-value="conférence, du 13 au 15 mars 2018" calcext:value-type="string">
            <text:p>conférence, du 13 au 15 mars 2018</text:p>
          </table:table-cell>
          <table:table-cell table:formula="of:=IF([.I169] = &quot;&quot;; &quot;&quot;; IFERROR(ORG.LIBREOFFICE.REGEX(ORG.LIBREOFFICE.REGEX(ORG.LIBREOFFICE.REGEX([.I16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3 au 15 mars 2018" calcext:value-type="string">
            <text:p>13 au 15 mars 2018</text:p>
          </table:table-cell>
          <table:table-cell/>
          <table:table-cell table:formula="of:=IF([.I169] = &quot;&quot;; &quot;&quot;; IFERROR(ORG.LIBREOFFICE.REGEX(ORG.LIBREOFFICE.REGEX(ORG.LIBREOFFICE.REGEX([.I16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nférence, du" calcext:value-type="string">
            <text:p>conférence, du</text:p>
          </table:table-cell>
          <table:table-cell table:formula="of:=IF([.E169] = &quot;&quot;; [.D169]; IF([.E169] = &quot;-&quot;; &quot;&quot;; [.E169]))" office:value-type="string" office:string-value="Lire Edouard Glissant. Introduction à l'interprétation des essais " calcext:value-type="string">
            <text:p>Lire Edouard Glissant. Introduction à l'interprétation des essais </text:p>
          </table:table-cell>
          <table:table-cell table:style-name="ce4" table:formula="of:==IF(LEN([.L169]) &lt; 5; &quot;&quot;; ORG.LIBREOFFICE.REGEX([.L169]; &quot;,[^,]*?$&quot;; &quot;&quot;))" office:value-type="string" office:string-value="conférence" calcext:value-type="string">
            <text:p>conférence</text:p>
          </table:table-cell>
          <table:table-cell table:formula="of:=IF([.K169] = &quot;&quot;; [.J169]; IF([.K169] = &quot;-&quot;; &quot;&quot;; [.K169]))" office:value-type="string" office:string-value="13 au 15 mars 2018" calcext:value-type="string">
            <text:p>13 au 15 mars 2018</text:p>
          </table:table-cell>
          <table:table-cell table:formula="of:=IF([.H169] = &quot;&quot;; [.G169]; IF([.H169] = &quot;-&quot;; &quot;&quot;; [.H169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Cartographies et topologies identitaires" : journée d'étude, le 1er mars 2018. Université des Antilles</text:p>
          </table:table-cell>
          <table:table-cell table:formula="of:=ORG.LIBREOFFICE.REGEX([.A170]; &quot;:[^:]*?$&quot;; &quot;&quot;)" office:value-type="string" office:string-value="&quot;Cartographies et topologies identitaires&quot; " calcext:value-type="string">
            <text:p>"Cartographies et topologies identitaires" </text:p>
          </table:table-cell>
          <table:table-cell table:formula="of:=IF(ORG.LIBREOFFICE.REGEX([.A170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70] = 1; IF(MID([.B170]; 1; 1) = CHAR(34); MID([.B170]; 2; LEN([.B170]) - 3); [.B170]); ORG.LIBREOFFICE.REGEX([.A170]; &quot;\.[^.]*?$&quot;; &quot;&quot;))" office:value-type="string" office:string-value="Cartographies et topologies identitaires" calcext:value-type="string">
            <text:p>Cartographies et topologies identitaires</text:p>
          </table:table-cell>
          <table:table-cell table:style-name="ce6"/>
          <table:table-cell table:formula="of:= ORG.LIBREOFFICE.REGEX(ORG.LIBREOFFICE.REGEX(MID([.A170]; FIND([.M170]; [.A170]) + LEN([.M170]) + 1; 999); &quot;^\W*&quot;; &quot;&quot;); &quot;\W*$&quot;; &quot;&quot;)" office:value-type="string" office:string-value="journée d'étude, le 1er mars 2018. Université des Antilles" calcext:value-type="string">
            <text:p>journée d'étude, le 1er mars 2018. Université des Antilles</text:p>
          </table:table-cell>
          <table:table-cell table:formula="of:=TRIM(ORG.LIBREOFFICE.REGEX([.F170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70] = &quot;&quot;; [.F170]; TRIM(MID([.F170]; 1; FIND([.P170]; [.F170]) - 1))); &quot;^\W*&quot;; &quot;&quot;); &quot;\W*$&quot;; &quot;&quot;)" office:value-type="string" office:string-value="journée d'étude, le 1er mars 2018" calcext:value-type="string">
            <text:p>journée d'étude, le 1er mars 2018</text:p>
          </table:table-cell>
          <table:table-cell table:formula="of:=IF([.I170] = &quot;&quot;; &quot;&quot;; IFERROR(ORG.LIBREOFFICE.REGEX(ORG.LIBREOFFICE.REGEX(ORG.LIBREOFFICE.REGEX([.I17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er mars 2018" calcext:value-type="string">
            <text:p>1er mars 2018</text:p>
          </table:table-cell>
          <table:table-cell/>
          <table:table-cell table:formula="of:=IF([.I170] = &quot;&quot;; &quot;&quot;; IFERROR(ORG.LIBREOFFICE.REGEX(ORG.LIBREOFFICE.REGEX(ORG.LIBREOFFICE.REGEX([.I17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170] = &quot;&quot;; [.D170]; IF([.E170] = &quot;-&quot;; &quot;&quot;; [.E170]))" office:value-type="string" office:string-value="Cartographies et topologies identitaires" calcext:value-type="string">
            <text:p>Cartographies et topologies identitaires</text:p>
          </table:table-cell>
          <table:table-cell table:style-name="ce4" table:formula="of:==IF(LEN([.L170]) &lt; 5; &quot;&quot;; ORG.LIBREOFFICE.REGEX([.L170]; &quot;,[^,]*?$&quot;; &quot;&quot;))" office:value-type="string" office:string-value="journée d'étude" calcext:value-type="string">
            <text:p>journée d'étude</text:p>
          </table:table-cell>
          <table:table-cell table:formula="of:=IF([.K170] = &quot;&quot;; [.J170]; IF([.K170] = &quot;-&quot;; &quot;&quot;; [.K170]))" office:value-type="string" office:string-value="1er mars 2018" calcext:value-type="string">
            <text:p>1er mars 2018</text:p>
          </table:table-cell>
          <table:table-cell table:formula="of:=IF([.H170] = &quot;&quot;; [.G170]; IF([.H170] = &quot;-&quot;; &quot;&quot;; [.H170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Edouard Glissant, l'éclat et l'obscur" : colloque international, du 19 au 23 mars 2018. Université des Antilles</text:p>
          </table:table-cell>
          <table:table-cell table:formula="of:=ORG.LIBREOFFICE.REGEX([.A171]; &quot;:[^:]*?$&quot;; &quot;&quot;)" office:value-type="string" office:string-value="&quot;Edouard Glissant, l'éclat et l'obscur&quot; " calcext:value-type="string">
            <text:p>"Edouard Glissant, l'éclat et l'obscur" </text:p>
          </table:table-cell>
          <table:table-cell table:formula="of:=IF(ORG.LIBREOFFICE.REGEX([.A171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71] = 1; IF(MID([.B171]; 1; 1) = CHAR(34); MID([.B171]; 2; LEN([.B171]) - 3); [.B171]); ORG.LIBREOFFICE.REGEX([.A171]; &quot;\.[^.]*?$&quot;; &quot;&quot;))" office:value-type="string" office:string-value="Edouard Glissant, l'éclat et l'obscur" calcext:value-type="string">
            <text:p>Edouard Glissant, l'éclat et l'obscur</text:p>
          </table:table-cell>
          <table:table-cell table:style-name="ce6"/>
          <table:table-cell table:formula="of:= ORG.LIBREOFFICE.REGEX(ORG.LIBREOFFICE.REGEX(MID([.A171]; FIND([.M171]; [.A171]) + LEN([.M171]) + 1; 999); &quot;^\W*&quot;; &quot;&quot;); &quot;\W*$&quot;; &quot;&quot;)" office:value-type="string" office:string-value="colloque international, du 19 au 23 mars 2018. Université des Antilles" calcext:value-type="string">
            <text:p>colloque international, du 19 au 23 mars 2018. Université des Antilles</text:p>
          </table:table-cell>
          <table:table-cell table:formula="of:=TRIM(ORG.LIBREOFFICE.REGEX([.F171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71] = &quot;&quot;; [.F171]; TRIM(MID([.F171]; 1; FIND([.P171]; [.F171]) - 1))); &quot;^\W*&quot;; &quot;&quot;); &quot;\W*$&quot;; &quot;&quot;)" office:value-type="string" office:string-value="colloque international, du 19 au 23 mars 2018" calcext:value-type="string">
            <text:p>colloque international, du 19 au 23 mars 2018</text:p>
          </table:table-cell>
          <table:table-cell table:formula="of:=IF([.I171] = &quot;&quot;; &quot;&quot;; IFERROR(ORG.LIBREOFFICE.REGEX(ORG.LIBREOFFICE.REGEX(ORG.LIBREOFFICE.REGEX([.I17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9 au 23 mars 2018" calcext:value-type="string">
            <text:p>19 au 23 mars 2018</text:p>
          </table:table-cell>
          <table:table-cell/>
          <table:table-cell table:formula="of:=IF([.I171] = &quot;&quot;; &quot;&quot;; IFERROR(ORG.LIBREOFFICE.REGEX(ORG.LIBREOFFICE.REGEX(ORG.LIBREOFFICE.REGEX([.I17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 international, du" calcext:value-type="string">
            <text:p>colloque international, du</text:p>
          </table:table-cell>
          <table:table-cell table:formula="of:=IF([.E171] = &quot;&quot;; [.D171]; IF([.E171] = &quot;-&quot;; &quot;&quot;; [.E171]))" office:value-type="string" office:string-value="Edouard Glissant, l'éclat et l'obscur" calcext:value-type="string">
            <text:p>Edouard Glissant, l'éclat et l'obscur</text:p>
          </table:table-cell>
          <table:table-cell table:style-name="ce4" table:formula="of:==IF(LEN([.L171]) &lt; 5; &quot;&quot;; ORG.LIBREOFFICE.REGEX([.L171]; &quot;,[^,]*?$&quot;; &quot;&quot;))" office:value-type="string" office:string-value="colloque international" calcext:value-type="string">
            <text:p>colloque international</text:p>
          </table:table-cell>
          <table:table-cell table:formula="of:=IF([.K171] = &quot;&quot;; [.J171]; IF([.K171] = &quot;-&quot;; &quot;&quot;; [.K171]))" office:value-type="string" office:string-value="19 au 23 mars 2018" calcext:value-type="string">
            <text:p>19 au 23 mars 2018</text:p>
          </table:table-cell>
          <table:table-cell table:formula="of:=IF([.H171] = &quot;&quot;; [.G171]; IF([.H171] = &quot;-&quot;; &quot;&quot;; [.H171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'efficacité en éducation et en formation : définitions, pratiques et innovations" : journée d'étude, le 18 avril 2018. ESPE Martinique</text:p>
          </table:table-cell>
          <table:table-cell table:formula="of:=ORG.LIBREOFFICE.REGEX([.A172]; &quot;:[^:]*?$&quot;; &quot;&quot;)" office:value-type="string" office:string-value="&quot;L'efficacité en éducation et en formation : définitions, pratiques et innovations&quot; " calcext:value-type="string">
            <text:p>"L'efficacité en éducation et en formation : définitions, pratiques et innovations" </text:p>
          </table:table-cell>
          <table:table-cell table:formula="of:=IF(ORG.LIBREOFFICE.REGEX([.A172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72] = 1; IF(MID([.B172]; 1; 1) = CHAR(34); MID([.B172]; 2; LEN([.B172]) - 3); [.B172]); ORG.LIBREOFFICE.REGEX([.A172]; &quot;\.[^.]*?$&quot;; &quot;&quot;))" office:value-type="string" office:string-value="L'efficacité en éducation et en formation : définitions, pratiques et innovations" calcext:value-type="string">
            <text:p>L'efficacité en éducation et en formation : définitions, pratiques et innovations</text:p>
          </table:table-cell>
          <table:table-cell table:style-name="ce6"/>
          <table:table-cell table:formula="of:= ORG.LIBREOFFICE.REGEX(ORG.LIBREOFFICE.REGEX(MID([.A172]; FIND([.M172]; [.A172]) + LEN([.M172]) + 1; 999); &quot;^\W*&quot;; &quot;&quot;); &quot;\W*$&quot;; &quot;&quot;)" office:value-type="string" office:string-value="journée d'étude, le 18 avril 2018. ESPE Martinique" calcext:value-type="string">
            <text:p>journée d'étude, le 18 avril 2018. ESPE Martinique</text:p>
          </table:table-cell>
          <table:table-cell table:formula="of:=TRIM(ORG.LIBREOFFICE.REGEX([.F172]; &quot;[^.]+\.(.*)$&quot;; &quot;$1&quot;))" office:value-type="string" office:string-value="ESPE Martinique" calcext:value-type="string">
            <text:p>ESPE Martinique</text:p>
          </table:table-cell>
          <table:table-cell/>
          <table:table-cell table:formula="of:= ORG.LIBREOFFICE.REGEX(ORG.LIBREOFFICE.REGEX(IF([.P172] = &quot;&quot;; [.F172]; TRIM(MID([.F172]; 1; FIND([.P172]; [.F172]) - 1))); &quot;^\W*&quot;; &quot;&quot;); &quot;\W*$&quot;; &quot;&quot;)" office:value-type="string" office:string-value="journée d'étude, le 18 avril 2018" calcext:value-type="string">
            <text:p>journée d'étude, le 18 avril 2018</text:p>
          </table:table-cell>
          <table:table-cell table:formula="of:=IF([.I172] = &quot;&quot;; &quot;&quot;; IFERROR(ORG.LIBREOFFICE.REGEX(ORG.LIBREOFFICE.REGEX(ORG.LIBREOFFICE.REGEX([.I17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8 avril 2018" calcext:value-type="string">
            <text:p>18 avril 2018</text:p>
          </table:table-cell>
          <table:table-cell/>
          <table:table-cell table:formula="of:=IF([.I172] = &quot;&quot;; &quot;&quot;; IFERROR(ORG.LIBREOFFICE.REGEX(ORG.LIBREOFFICE.REGEX(ORG.LIBREOFFICE.REGEX([.I17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172] = &quot;&quot;; [.D172]; IF([.E172] = &quot;-&quot;; &quot;&quot;; [.E172]))" office:value-type="string" office:string-value="L'efficacité en éducation et en formation : définitions, pratiques et innovations" calcext:value-type="string">
            <text:p>L'efficacité en éducation et en formation : définitions, pratiques et innovations</text:p>
          </table:table-cell>
          <table:table-cell table:style-name="ce4" table:formula="of:==IF(LEN([.L172]) &lt; 5; &quot;&quot;; ORG.LIBREOFFICE.REGEX([.L172]; &quot;,[^,]*?$&quot;; &quot;&quot;))" office:value-type="string" office:string-value="journée d'étude" calcext:value-type="string">
            <text:p>journée d'étude</text:p>
          </table:table-cell>
          <table:table-cell table:formula="of:=IF([.K172] = &quot;&quot;; [.J172]; IF([.K172] = &quot;-&quot;; &quot;&quot;; [.K172]))" office:value-type="string" office:string-value="18 avril 2018" calcext:value-type="string">
            <text:p>18 avril 2018</text:p>
          </table:table-cell>
          <table:table-cell table:formula="of:=IF([.H172] = &quot;&quot;; [.G172]; IF([.H172] = &quot;-&quot;; &quot;&quot;; [.H172]))" office:value-type="string" office:string-value="ESPE Martinique" calcext:value-type="string">
            <text:p>ESPE Martiniqu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'impact des marges dans les capitales littéraires, artistiques, politiques" : journée d'étude, le 19 avril 2018. Université des Antilles</text:p>
          </table:table-cell>
          <table:table-cell table:formula="of:=ORG.LIBREOFFICE.REGEX([.A173]; &quot;:[^:]*?$&quot;; &quot;&quot;)" office:value-type="string" office:string-value="&quot;L'impact des marges dans les capitales littéraires, artistiques, politiques&quot; " calcext:value-type="string">
            <text:p>"L'impact des marges dans les capitales littéraires, artistiques, politiques" </text:p>
          </table:table-cell>
          <table:table-cell table:formula="of:=IF(ORG.LIBREOFFICE.REGEX([.A173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73] = 1; IF(MID([.B173]; 1; 1) = CHAR(34); MID([.B173]; 2; LEN([.B173]) - 3); [.B173]); ORG.LIBREOFFICE.REGEX([.A173]; &quot;\.[^.]*?$&quot;; &quot;&quot;))" office:value-type="string" office:string-value="L'impact des marges dans les capitales littéraires, artistiques, politiques" calcext:value-type="string">
            <text:p>L'impact des marges dans les capitales littéraires, artistiques, politiques</text:p>
          </table:table-cell>
          <table:table-cell table:style-name="ce6"/>
          <table:table-cell table:formula="of:= ORG.LIBREOFFICE.REGEX(ORG.LIBREOFFICE.REGEX(MID([.A173]; FIND([.M173]; [.A173]) + LEN([.M173]) + 1; 999); &quot;^\W*&quot;; &quot;&quot;); &quot;\W*$&quot;; &quot;&quot;)" office:value-type="string" office:string-value="journée d'étude, le 19 avril 2018. Université des Antilles" calcext:value-type="string">
            <text:p>journée d'étude, le 19 avril 2018. Université des Antilles</text:p>
          </table:table-cell>
          <table:table-cell table:formula="of:=TRIM(ORG.LIBREOFFICE.REGEX([.F173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73] = &quot;&quot;; [.F173]; TRIM(MID([.F173]; 1; FIND([.P173]; [.F173]) - 1))); &quot;^\W*&quot;; &quot;&quot;); &quot;\W*$&quot;; &quot;&quot;)" office:value-type="string" office:string-value="journée d'étude, le 19 avril 2018" calcext:value-type="string">
            <text:p>journée d'étude, le 19 avril 2018</text:p>
          </table:table-cell>
          <table:table-cell table:formula="of:=IF([.I173] = &quot;&quot;; &quot;&quot;; IFERROR(ORG.LIBREOFFICE.REGEX(ORG.LIBREOFFICE.REGEX(ORG.LIBREOFFICE.REGEX([.I17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9 avril 2018" calcext:value-type="string">
            <text:p>19 avril 2018</text:p>
          </table:table-cell>
          <table:table-cell/>
          <table:table-cell table:formula="of:=IF([.I173] = &quot;&quot;; &quot;&quot;; IFERROR(ORG.LIBREOFFICE.REGEX(ORG.LIBREOFFICE.REGEX(ORG.LIBREOFFICE.REGEX([.I17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173] = &quot;&quot;; [.D173]; IF([.E173] = &quot;-&quot;; &quot;&quot;; [.E173]))" office:value-type="string" office:string-value="L'impact des marges dans les capitales littéraires, artistiques, politiques" calcext:value-type="string">
            <text:p>L'impact des marges dans les capitales littéraires, artistiques, politiques</text:p>
          </table:table-cell>
          <table:table-cell table:style-name="ce4" table:formula="of:==IF(LEN([.L173]) &lt; 5; &quot;&quot;; ORG.LIBREOFFICE.REGEX([.L173]; &quot;,[^,]*?$&quot;; &quot;&quot;))" office:value-type="string" office:string-value="journée d'étude" calcext:value-type="string">
            <text:p>journée d'étude</text:p>
          </table:table-cell>
          <table:table-cell table:formula="of:=IF([.K173] = &quot;&quot;; [.J173]; IF([.K173] = &quot;-&quot;; &quot;&quot;; [.K173]))" office:value-type="string" office:string-value="19 avril 2018" calcext:value-type="string">
            <text:p>19 avril 2018</text:p>
          </table:table-cell>
          <table:table-cell table:formula="of:=IF([.H173] = &quot;&quot;; [.G173]; IF([.H173] = &quot;-&quot;; &quot;&quot;; [.H173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"La variation linguistique" : journée d'étude, le 27 avril 2018. Université des Antilles</text:p>
          </table:table-cell>
          <table:table-cell table:formula="of:=ORG.LIBREOFFICE.REGEX([.A174]; &quot;:[^:]*?$&quot;; &quot;&quot;)" office:value-type="string" office:string-value="&quot;La variation linguistique&quot; " calcext:value-type="string">
            <text:p>"La variation linguistique" </text:p>
          </table:table-cell>
          <table:table-cell table:formula="of:=IF(ORG.LIBREOFFICE.REGEX([.A174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74] = 1; IF(MID([.B174]; 1; 1) = CHAR(34); MID([.B174]; 2; LEN([.B174]) - 3); [.B174]); ORG.LIBREOFFICE.REGEX([.A174]; &quot;\.[^.]*?$&quot;; &quot;&quot;))" office:value-type="string" office:string-value="La variation linguistique" calcext:value-type="string">
            <text:p>La variation linguistique</text:p>
          </table:table-cell>
          <table:table-cell table:style-name="ce6"/>
          <table:table-cell table:formula="of:= ORG.LIBREOFFICE.REGEX(ORG.LIBREOFFICE.REGEX(MID([.A174]; FIND([.M174]; [.A174]) + LEN([.M174]) + 1; 999); &quot;^\W*&quot;; &quot;&quot;); &quot;\W*$&quot;; &quot;&quot;)" office:value-type="string" office:string-value="journée d'étude, le 27 avril 2018. Université des Antilles" calcext:value-type="string">
            <text:p>journée d'étude, le 27 avril 2018. Université des Antilles</text:p>
          </table:table-cell>
          <table:table-cell table:formula="of:=TRIM(ORG.LIBREOFFICE.REGEX([.F174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74] = &quot;&quot;; [.F174]; TRIM(MID([.F174]; 1; FIND([.P174]; [.F174]) - 1))); &quot;^\W*&quot;; &quot;&quot;); &quot;\W*$&quot;; &quot;&quot;)" office:value-type="string" office:string-value="journée d'étude, le 27 avril 2018" calcext:value-type="string">
            <text:p>journée d'étude, le 27 avril 2018</text:p>
          </table:table-cell>
          <table:table-cell table:formula="of:=IF([.I174] = &quot;&quot;; &quot;&quot;; IFERROR(ORG.LIBREOFFICE.REGEX(ORG.LIBREOFFICE.REGEX(ORG.LIBREOFFICE.REGEX([.I17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7 avril 2018" calcext:value-type="string">
            <text:p>27 avril 2018</text:p>
          </table:table-cell>
          <table:table-cell/>
          <table:table-cell table:formula="of:=IF([.I174] = &quot;&quot;; &quot;&quot;; IFERROR(ORG.LIBREOFFICE.REGEX(ORG.LIBREOFFICE.REGEX(ORG.LIBREOFFICE.REGEX([.I17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174] = &quot;&quot;; [.D174]; IF([.E174] = &quot;-&quot;; &quot;&quot;; [.E174]))" office:value-type="string" office:string-value="La variation linguistique" calcext:value-type="string">
            <text:p>La variation linguistique</text:p>
          </table:table-cell>
          <table:table-cell table:style-name="ce4" table:formula="of:==IF(LEN([.L174]) &lt; 5; &quot;&quot;; ORG.LIBREOFFICE.REGEX([.L174]; &quot;,[^,]*?$&quot;; &quot;&quot;))" office:value-type="string" office:string-value="journée d'étude" calcext:value-type="string">
            <text:p>journée d'étude</text:p>
          </table:table-cell>
          <table:table-cell table:formula="of:=IF([.K174] = &quot;&quot;; [.J174]; IF([.K174] = &quot;-&quot;; &quot;&quot;; [.K174]))" office:value-type="string" office:string-value="27 avril 2018" calcext:value-type="string">
            <text:p>27 avril 2018</text:p>
          </table:table-cell>
          <table:table-cell table:formula="of:=IF([.H174] = &quot;&quot;; [.G174]; IF([.H174] = &quot;-&quot;; &quot;&quot;; [.H174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Monde arabe et Amérique latine : confluence des dynamiques sociétales" : colloque international, les 3 et 4 mai 2018. Université des Antilles</text:p>
          </table:table-cell>
          <table:table-cell table:formula="of:=ORG.LIBREOFFICE.REGEX([.A175]; &quot;:[^:]*?$&quot;; &quot;&quot;)" office:value-type="string" office:string-value="&quot;Monde arabe et Amérique latine : confluence des dynamiques sociétales&quot; " calcext:value-type="string">
            <text:p>"Monde arabe et Amérique latine : confluence des dynamiques sociétales" </text:p>
          </table:table-cell>
          <table:table-cell table:formula="of:=IF(ORG.LIBREOFFICE.REGEX([.A175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75] = 1; IF(MID([.B175]; 1; 1) = CHAR(34); MID([.B175]; 2; LEN([.B175]) - 3); [.B175]); ORG.LIBREOFFICE.REGEX([.A175]; &quot;\.[^.]*?$&quot;; &quot;&quot;))" office:value-type="string" office:string-value="Monde arabe et Amérique latine : confluence des dynamiques sociétales" calcext:value-type="string">
            <text:p>Monde arabe et Amérique latine : confluence des dynamiques sociétales</text:p>
          </table:table-cell>
          <table:table-cell table:style-name="ce6"/>
          <table:table-cell table:formula="of:= ORG.LIBREOFFICE.REGEX(ORG.LIBREOFFICE.REGEX(MID([.A175]; FIND([.M175]; [.A175]) + LEN([.M175]) + 1; 999); &quot;^\W*&quot;; &quot;&quot;); &quot;\W*$&quot;; &quot;&quot;)" office:value-type="string" office:string-value="colloque international, les 3 et 4 mai 2018. Université des Antilles" calcext:value-type="string">
            <text:p>colloque international, les 3 et 4 mai 2018. Université des Antilles</text:p>
          </table:table-cell>
          <table:table-cell table:formula="of:=TRIM(ORG.LIBREOFFICE.REGEX([.F175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75] = &quot;&quot;; [.F175]; TRIM(MID([.F175]; 1; FIND([.P175]; [.F175]) - 1))); &quot;^\W*&quot;; &quot;&quot;); &quot;\W*$&quot;; &quot;&quot;)" office:value-type="string" office:string-value="colloque international, les 3 et 4 mai 2018" calcext:value-type="string">
            <text:p>colloque international, les 3 et 4 mai 2018</text:p>
          </table:table-cell>
          <table:table-cell table:formula="of:=IF([.I175] = &quot;&quot;; &quot;&quot;; IFERROR(ORG.LIBREOFFICE.REGEX(ORG.LIBREOFFICE.REGEX(ORG.LIBREOFFICE.REGEX([.I17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3 et 4 mai 2018" calcext:value-type="string">
            <text:p>3 et 4 mai 2018</text:p>
          </table:table-cell>
          <table:table-cell/>
          <table:table-cell table:formula="of:=IF([.I175] = &quot;&quot;; &quot;&quot;; IFERROR(ORG.LIBREOFFICE.REGEX(ORG.LIBREOFFICE.REGEX(ORG.LIBREOFFICE.REGEX([.I17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 international, les" calcext:value-type="string">
            <text:p>colloque international, les</text:p>
          </table:table-cell>
          <table:table-cell table:formula="of:=IF([.E175] = &quot;&quot;; [.D175]; IF([.E175] = &quot;-&quot;; &quot;&quot;; [.E175]))" office:value-type="string" office:string-value="Monde arabe et Amérique latine : confluence des dynamiques sociétales" calcext:value-type="string">
            <text:p>Monde arabe et Amérique latine : confluence des dynamiques sociétales</text:p>
          </table:table-cell>
          <table:table-cell table:style-name="ce4" table:formula="of:==IF(LEN([.L175]) &lt; 5; &quot;&quot;; ORG.LIBREOFFICE.REGEX([.L175]; &quot;,[^,]*?$&quot;; &quot;&quot;))" office:value-type="string" office:string-value="colloque international" calcext:value-type="string">
            <text:p>colloque international</text:p>
          </table:table-cell>
          <table:table-cell table:formula="of:=IF([.K175] = &quot;&quot;; [.J175]; IF([.K175] = &quot;-&quot;; &quot;&quot;; [.K175]))" office:value-type="string" office:string-value="3 et 4 mai 2018" calcext:value-type="string">
            <text:p>3 et 4 mai 2018</text:p>
          </table:table-cell>
          <table:table-cell table:formula="of:=IF([.H175] = &quot;&quot;; [.G175]; IF([.H175] = &quot;-&quot;; &quot;&quot;; [.H175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Hommage au Professeur Léo Elisabeth" : conférence, le 25 mai 2018. Université des Antilles</text:p>
          </table:table-cell>
          <table:table-cell table:formula="of:=ORG.LIBREOFFICE.REGEX([.A176]; &quot;:[^:]*?$&quot;; &quot;&quot;)" office:value-type="string" office:string-value="&quot;Hommage au Professeur Léo Elisabeth&quot; " calcext:value-type="string">
            <text:p>"Hommage au Professeur Léo Elisabeth" </text:p>
          </table:table-cell>
          <table:table-cell table:formula="of:=IF(ORG.LIBREOFFICE.REGEX([.A176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76] = 1; IF(MID([.B176]; 1; 1) = CHAR(34); MID([.B176]; 2; LEN([.B176]) - 3); [.B176]); ORG.LIBREOFFICE.REGEX([.A176]; &quot;\.[^.]*?$&quot;; &quot;&quot;))" office:value-type="string" office:string-value="Hommage au Professeur Léo Elisabeth" calcext:value-type="string">
            <text:p>Hommage au Professeur Léo Elisabeth</text:p>
          </table:table-cell>
          <table:table-cell table:style-name="ce6"/>
          <table:table-cell table:formula="of:= ORG.LIBREOFFICE.REGEX(ORG.LIBREOFFICE.REGEX(MID([.A176]; FIND([.M176]; [.A176]) + LEN([.M176]) + 1; 999); &quot;^\W*&quot;; &quot;&quot;); &quot;\W*$&quot;; &quot;&quot;)" office:value-type="string" office:string-value="conférence, le 25 mai 2018. Université des Antilles" calcext:value-type="string">
            <text:p>conférence, le 25 mai 2018. Université des Antilles</text:p>
          </table:table-cell>
          <table:table-cell table:formula="of:=TRIM(ORG.LIBREOFFICE.REGEX([.F176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76] = &quot;&quot;; [.F176]; TRIM(MID([.F176]; 1; FIND([.P176]; [.F176]) - 1))); &quot;^\W*&quot;; &quot;&quot;); &quot;\W*$&quot;; &quot;&quot;)" office:value-type="string" office:string-value="conférence, le 25 mai 2018" calcext:value-type="string">
            <text:p>conférence, le 25 mai 2018</text:p>
          </table:table-cell>
          <table:table-cell table:formula="of:=IF([.I176] = &quot;&quot;; &quot;&quot;; IFERROR(ORG.LIBREOFFICE.REGEX(ORG.LIBREOFFICE.REGEX(ORG.LIBREOFFICE.REGEX([.I17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5 mai 2018" calcext:value-type="string">
            <text:p>25 mai 2018</text:p>
          </table:table-cell>
          <table:table-cell/>
          <table:table-cell table:formula="of:=IF([.I176] = &quot;&quot;; &quot;&quot;; IFERROR(ORG.LIBREOFFICE.REGEX(ORG.LIBREOFFICE.REGEX(ORG.LIBREOFFICE.REGEX([.I17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nférence, le" calcext:value-type="string">
            <text:p>conférence, le</text:p>
          </table:table-cell>
          <table:table-cell table:formula="of:=IF([.E176] = &quot;&quot;; [.D176]; IF([.E176] = &quot;-&quot;; &quot;&quot;; [.E176]))" office:value-type="string" office:string-value="Hommage au Professeur Léo Elisabeth" calcext:value-type="string">
            <text:p>Hommage au Professeur Léo Elisabeth</text:p>
          </table:table-cell>
          <table:table-cell table:style-name="ce4" table:formula="of:==IF(LEN([.L176]) &lt; 5; &quot;&quot;; ORG.LIBREOFFICE.REGEX([.L176]; &quot;,[^,]*?$&quot;; &quot;&quot;))" office:value-type="string" office:string-value="conférence" calcext:value-type="string">
            <text:p>conférence</text:p>
          </table:table-cell>
          <table:table-cell table:formula="of:=IF([.K176] = &quot;&quot;; [.J176]; IF([.K176] = &quot;-&quot;; &quot;&quot;; [.K176]))" office:value-type="string" office:string-value="25 mai 2018" calcext:value-type="string">
            <text:p>25 mai 2018</text:p>
          </table:table-cell>
          <table:table-cell table:formula="of:=IF([.H176] = &quot;&quot;; [.G176]; IF([.H176] = &quot;-&quot;; &quot;&quot;; [.H176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Socio-didactique et didactique du français en Martinique et en Guadeloupe" : journée d'étude, le 2 juin 2018. Université des Antilles</text:p>
          </table:table-cell>
          <table:table-cell table:formula="of:=ORG.LIBREOFFICE.REGEX([.A177]; &quot;:[^:]*?$&quot;; &quot;&quot;)" office:value-type="string" office:string-value="&quot;Socio-didactique et didactique du français en Martinique et en Guadeloupe&quot; " calcext:value-type="string">
            <text:p>"Socio-didactique et didactique du français en Martinique et en Guadeloupe" </text:p>
          </table:table-cell>
          <table:table-cell table:formula="of:=IF(ORG.LIBREOFFICE.REGEX([.A177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77] = 1; IF(MID([.B177]; 1; 1) = CHAR(34); MID([.B177]; 2; LEN([.B177]) - 3); [.B177]); ORG.LIBREOFFICE.REGEX([.A177]; &quot;\.[^.]*?$&quot;; &quot;&quot;))" office:value-type="string" office:string-value="Socio-didactique et didactique du français en Martinique et en Guadeloupe" calcext:value-type="string">
            <text:p>Socio-didactique et didactique du français en Martinique et en Guadeloupe</text:p>
          </table:table-cell>
          <table:table-cell table:style-name="ce6"/>
          <table:table-cell table:formula="of:= ORG.LIBREOFFICE.REGEX(ORG.LIBREOFFICE.REGEX(MID([.A177]; FIND([.M177]; [.A177]) + LEN([.M177]) + 1; 999); &quot;^\W*&quot;; &quot;&quot;); &quot;\W*$&quot;; &quot;&quot;)" office:value-type="string" office:string-value="journée d'étude, le 2 juin 2018. Université des Antilles" calcext:value-type="string">
            <text:p>journée d'étude, le 2 juin 2018. Université des Antilles</text:p>
          </table:table-cell>
          <table:table-cell table:formula="of:=TRIM(ORG.LIBREOFFICE.REGEX([.F177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77] = &quot;&quot;; [.F177]; TRIM(MID([.F177]; 1; FIND([.P177]; [.F177]) - 1))); &quot;^\W*&quot;; &quot;&quot;); &quot;\W*$&quot;; &quot;&quot;)" office:value-type="string" office:string-value="journée d'étude, le 2 juin 2018" calcext:value-type="string">
            <text:p>journée d'étude, le 2 juin 2018</text:p>
          </table:table-cell>
          <table:table-cell table:formula="of:=IF([.I177] = &quot;&quot;; &quot;&quot;; IFERROR(ORG.LIBREOFFICE.REGEX(ORG.LIBREOFFICE.REGEX(ORG.LIBREOFFICE.REGEX([.I17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 juin 2018" calcext:value-type="string">
            <text:p>2 juin 2018</text:p>
          </table:table-cell>
          <table:table-cell/>
          <table:table-cell table:formula="of:=IF([.I177] = &quot;&quot;; &quot;&quot;; IFERROR(ORG.LIBREOFFICE.REGEX(ORG.LIBREOFFICE.REGEX(ORG.LIBREOFFICE.REGEX([.I17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177] = &quot;&quot;; [.D177]; IF([.E177] = &quot;-&quot;; &quot;&quot;; [.E177]))" office:value-type="string" office:string-value="Socio-didactique et didactique du français en Martinique et en Guadeloupe" calcext:value-type="string">
            <text:p>Socio-didactique et didactique du français en Martinique et en Guadeloupe</text:p>
          </table:table-cell>
          <table:table-cell table:style-name="ce4" table:formula="of:==IF(LEN([.L177]) &lt; 5; &quot;&quot;; ORG.LIBREOFFICE.REGEX([.L177]; &quot;,[^,]*?$&quot;; &quot;&quot;))" office:value-type="string" office:string-value="journée d'étude" calcext:value-type="string">
            <text:p>journée d'étude</text:p>
          </table:table-cell>
          <table:table-cell table:formula="of:=IF([.K177] = &quot;&quot;; [.J177]; IF([.K177] = &quot;-&quot;; &quot;&quot;; [.K177]))" office:value-type="string" office:string-value="2 juin 2018" calcext:value-type="string">
            <text:p>2 juin 2018</text:p>
          </table:table-cell>
          <table:table-cell table:formula="of:=IF([.H177] = &quot;&quot;; [.G177]; IF([.H177] = &quot;-&quot;; &quot;&quot;; [.H177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ournées nationales de l'archéologie 2018, le 15 juin 2018. Université des Antilles</text:p>
          </table:table-cell>
          <table:table-cell table:formula="of:=ORG.LIBREOFFICE.REGEX([.A178]; &quot;:[^:]*?$&quot;; &quot;&quot;)" office:value-type="string" office:string-value="Journées nationales de l'archéologie 2018, le 15 juin 2018. Université des Antilles" calcext:value-type="string">
            <text:p>Journées nationales de l'archéologie 2018, le 15 juin 2018. Université des Antilles</text:p>
          </table:table-cell>
          <table:table-cell table:formula="of:=IF(ORG.LIBREOFFICE.REGEX([.A178]; &quot;[^:]*?$&quot;; &quot;&quot;) = &quot;&quot;; &quot;&quot;; 1)">
            <text:p/>
          </table:table-cell>
          <table:table-cell table:style-name="ce4" table:formula="of:=IF([.C178] = 1; IF(MID([.B178]; 1; 1) = CHAR(34); MID([.B178]; 2; LEN([.B178]) - 3); [.B178]); ORG.LIBREOFFICE.REGEX([.A178]; &quot;\.[^.]*?$&quot;; &quot;&quot;))" office:value-type="string" office:string-value="Journées nationales de l'archéologie 2018, le 15 juin 2018" calcext:value-type="string">
            <text:p>Journées nationales de l'archéologie 2018, le 15 juin 2018</text:p>
          </table:table-cell>
          <table:table-cell table:style-name="ce6" office:value-type="string" calcext:value-type="string">
            <text:p>Journées nationales de l'archéologie 2018</text:p>
          </table:table-cell>
          <table:table-cell table:formula="of:= ORG.LIBREOFFICE.REGEX(ORG.LIBREOFFICE.REGEX(MID([.A178]; FIND([.M178]; [.A178]) + LEN([.M178]) + 1; 999); &quot;^\W*&quot;; &quot;&quot;); &quot;\W*$&quot;; &quot;&quot;)" office:value-type="string" office:string-value="le 15 juin 2018. Université des Antilles" calcext:value-type="string">
            <text:p>le 15 juin 2018. Université des Antilles</text:p>
          </table:table-cell>
          <table:table-cell table:formula="of:=TRIM(ORG.LIBREOFFICE.REGEX([.F178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78] = &quot;&quot;; [.F178]; TRIM(MID([.F178]; 1; FIND([.P178]; [.F178]) - 1))); &quot;^\W*&quot;; &quot;&quot;); &quot;\W*$&quot;; &quot;&quot;)" office:value-type="string" office:string-value="le 15 juin 2018" calcext:value-type="string">
            <text:p>le 15 juin 2018</text:p>
          </table:table-cell>
          <table:table-cell table:formula="of:=IF([.I178] = &quot;&quot;; &quot;&quot;; IFERROR(ORG.LIBREOFFICE.REGEX(ORG.LIBREOFFICE.REGEX(ORG.LIBREOFFICE.REGEX([.I17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5 juin 2018" calcext:value-type="string">
            <text:p>15 juin 2018</text:p>
          </table:table-cell>
          <table:table-cell/>
          <table:table-cell table:formula="of:=IF([.I178] = &quot;&quot;; &quot;&quot;; IFERROR(ORG.LIBREOFFICE.REGEX(ORG.LIBREOFFICE.REGEX(ORG.LIBREOFFICE.REGEX([.I17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178] = &quot;&quot;; [.D178]; IF([.E178] = &quot;-&quot;; &quot;&quot;; [.E178]))" office:value-type="string" office:string-value="Journées nationales de l'archéologie 2018" calcext:value-type="string">
            <text:p>Journées nationales de l'archéologie 2018</text:p>
          </table:table-cell>
          <table:table-cell table:style-name="ce4" table:formula="of:==IF(LEN([.L178]) &lt; 5; &quot;&quot;; ORG.LIBREOFFICE.REGEX([.L178]; &quot;,[^,]*?$&quot;; &quot;&quot;))">
            <text:p/>
          </table:table-cell>
          <table:table-cell table:formula="of:=IF([.K178] = &quot;&quot;; [.J178]; IF([.K178] = &quot;-&quot;; &quot;&quot;; [.K178]))" office:value-type="string" office:string-value="15 juin 2018" calcext:value-type="string">
            <text:p>15 juin 2018</text:p>
          </table:table-cell>
          <table:table-cell table:formula="of:=IF([.H178] = &quot;&quot;; [.G178]; IF([.H178] = &quot;-&quot;; &quot;&quot;; [.H178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Métissages : chercher, penser, créer, façonner et dire la culture" : colloque international, du 4 au 6 juin 2018. Université des Antilles</text:p>
          </table:table-cell>
          <table:table-cell table:formula="of:=ORG.LIBREOFFICE.REGEX([.A179]; &quot;:[^:]*?$&quot;; &quot;&quot;)" office:value-type="string" office:string-value="&quot;Métissages : chercher, penser, créer, façonner et dire la culture&quot; " calcext:value-type="string">
            <text:p>"Métissages : chercher, penser, créer, façonner et dire la culture" </text:p>
          </table:table-cell>
          <table:table-cell table:formula="of:=IF(ORG.LIBREOFFICE.REGEX([.A179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79] = 1; IF(MID([.B179]; 1; 1) = CHAR(34); MID([.B179]; 2; LEN([.B179]) - 3); [.B179]); ORG.LIBREOFFICE.REGEX([.A179]; &quot;\.[^.]*?$&quot;; &quot;&quot;))" office:value-type="string" office:string-value="Métissages : chercher, penser, créer, façonner et dire la culture" calcext:value-type="string">
            <text:p>Métissages : chercher, penser, créer, façonner et dire la culture</text:p>
          </table:table-cell>
          <table:table-cell table:style-name="ce6"/>
          <table:table-cell table:formula="of:= ORG.LIBREOFFICE.REGEX(ORG.LIBREOFFICE.REGEX(MID([.A179]; FIND([.M179]; [.A179]) + LEN([.M179]) + 1; 999); &quot;^\W*&quot;; &quot;&quot;); &quot;\W*$&quot;; &quot;&quot;)" office:value-type="string" office:string-value="colloque international, du 4 au 6 juin 2018. Université des Antilles" calcext:value-type="string">
            <text:p>colloque international, du 4 au 6 juin 2018. Université des Antilles</text:p>
          </table:table-cell>
          <table:table-cell table:formula="of:=TRIM(ORG.LIBREOFFICE.REGEX([.F179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79] = &quot;&quot;; [.F179]; TRIM(MID([.F179]; 1; FIND([.P179]; [.F179]) - 1))); &quot;^\W*&quot;; &quot;&quot;); &quot;\W*$&quot;; &quot;&quot;)" office:value-type="string" office:string-value="colloque international, du 4 au 6 juin 2018" calcext:value-type="string">
            <text:p>colloque international, du 4 au 6 juin 2018</text:p>
          </table:table-cell>
          <table:table-cell table:formula="of:=IF([.I179] = &quot;&quot;; &quot;&quot;; IFERROR(ORG.LIBREOFFICE.REGEX(ORG.LIBREOFFICE.REGEX(ORG.LIBREOFFICE.REGEX([.I17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4 au 6 juin 2018" calcext:value-type="string">
            <text:p>4 au 6 juin 2018</text:p>
          </table:table-cell>
          <table:table-cell/>
          <table:table-cell table:formula="of:=IF([.I179] = &quot;&quot;; &quot;&quot;; IFERROR(ORG.LIBREOFFICE.REGEX(ORG.LIBREOFFICE.REGEX(ORG.LIBREOFFICE.REGEX([.I17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 international, du" calcext:value-type="string">
            <text:p>colloque international, du</text:p>
          </table:table-cell>
          <table:table-cell table:formula="of:=IF([.E179] = &quot;&quot;; [.D179]; IF([.E179] = &quot;-&quot;; &quot;&quot;; [.E179]))" office:value-type="string" office:string-value="Métissages : chercher, penser, créer, façonner et dire la culture" calcext:value-type="string">
            <text:p>Métissages : chercher, penser, créer, façonner et dire la culture</text:p>
          </table:table-cell>
          <table:table-cell table:style-name="ce4" table:formula="of:==IF(LEN([.L179]) &lt; 5; &quot;&quot;; ORG.LIBREOFFICE.REGEX([.L179]; &quot;,[^,]*?$&quot;; &quot;&quot;))" office:value-type="string" office:string-value="colloque international" calcext:value-type="string">
            <text:p>colloque international</text:p>
          </table:table-cell>
          <table:table-cell table:formula="of:=IF([.K179] = &quot;&quot;; [.J179]; IF([.K179] = &quot;-&quot;; &quot;&quot;; [.K179]))" office:value-type="string" office:string-value="4 au 6 juin 2018" calcext:value-type="string">
            <text:p>4 au 6 juin 2018</text:p>
          </table:table-cell>
          <table:table-cell table:formula="of:=IF([.H179] = &quot;&quot;; [.G179]; IF([.H179] = &quot;-&quot;; &quot;&quot;; [.H179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Sur la scène de l'histoire : théâtre et performance dans les colonies esclavagistes françaises" : colloque international, les 1er et 2 février 2018. Louisiana State University</text:p>
          </table:table-cell>
          <table:table-cell table:formula="of:=ORG.LIBREOFFICE.REGEX([.A180]; &quot;:[^:]*?$&quot;; &quot;&quot;)" office:value-type="string" office:string-value="&quot;Sur la scène de l'histoire : théâtre et performance dans les colonies esclavagistes françaises&quot; " calcext:value-type="string">
            <text:p>"Sur la scène de l'histoire : théâtre et performance dans les colonies esclavagistes françaises" </text:p>
          </table:table-cell>
          <table:table-cell table:formula="of:=IF(ORG.LIBREOFFICE.REGEX([.A180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80] = 1; IF(MID([.B180]; 1; 1) = CHAR(34); MID([.B180]; 2; LEN([.B180]) - 3); [.B180]); ORG.LIBREOFFICE.REGEX([.A180]; &quot;\.[^.]*?$&quot;; &quot;&quot;))" office:value-type="string" office:string-value="Sur la scène de l'histoire : théâtre et performance dans les colonies esclavagistes françaises" calcext:value-type="string">
            <text:p>Sur la scène de l'histoire : théâtre et performance dans les colonies esclavagistes françaises</text:p>
          </table:table-cell>
          <table:table-cell table:style-name="ce6"/>
          <table:table-cell table:formula="of:= ORG.LIBREOFFICE.REGEX(ORG.LIBREOFFICE.REGEX(MID([.A180]; FIND([.M180]; [.A180]) + LEN([.M180]) + 1; 999); &quot;^\W*&quot;; &quot;&quot;); &quot;\W*$&quot;; &quot;&quot;)" office:value-type="string" office:string-value="colloque international, les 1er et 2 février 2018. Louisiana State University" calcext:value-type="string">
            <text:p>colloque international, les 1er et 2 février 2018. Louisiana State University</text:p>
          </table:table-cell>
          <table:table-cell table:formula="of:=TRIM(ORG.LIBREOFFICE.REGEX([.F180]; &quot;[^.]+\.(.*)$&quot;; &quot;$1&quot;))" office:value-type="string" office:string-value="Louisiana State University" calcext:value-type="string">
            <text:p>Louisiana State University</text:p>
          </table:table-cell>
          <table:table-cell/>
          <table:table-cell table:formula="of:= ORG.LIBREOFFICE.REGEX(ORG.LIBREOFFICE.REGEX(IF([.P180] = &quot;&quot;; [.F180]; TRIM(MID([.F180]; 1; FIND([.P180]; [.F180]) - 1))); &quot;^\W*&quot;; &quot;&quot;); &quot;\W*$&quot;; &quot;&quot;)" office:value-type="string" office:string-value="colloque international, les 1er et 2 février 2018" calcext:value-type="string">
            <text:p>colloque international, les 1er et 2 février 2018</text:p>
          </table:table-cell>
          <table:table-cell table:formula="of:=IF([.I180] = &quot;&quot;; &quot;&quot;; IFERROR(ORG.LIBREOFFICE.REGEX(ORG.LIBREOFFICE.REGEX(ORG.LIBREOFFICE.REGEX([.I18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er et 2 février 2018" calcext:value-type="string">
            <text:p>1er et 2 février 2018</text:p>
          </table:table-cell>
          <table:table-cell/>
          <table:table-cell table:formula="of:=IF([.I180] = &quot;&quot;; &quot;&quot;; IFERROR(ORG.LIBREOFFICE.REGEX(ORG.LIBREOFFICE.REGEX(ORG.LIBREOFFICE.REGEX([.I18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 international, les" calcext:value-type="string">
            <text:p>colloque international, les</text:p>
          </table:table-cell>
          <table:table-cell table:formula="of:=IF([.E180] = &quot;&quot;; [.D180]; IF([.E180] = &quot;-&quot;; &quot;&quot;; [.E180]))" office:value-type="string" office:string-value="Sur la scène de l'histoire : théâtre et performance dans les colonies esclavagistes françaises" calcext:value-type="string">
            <text:p>Sur la scène de l'histoire : théâtre et performance dans les colonies esclavagistes françaises</text:p>
          </table:table-cell>
          <table:table-cell table:style-name="ce4" table:formula="of:==IF(LEN([.L180]) &lt; 5; &quot;&quot;; ORG.LIBREOFFICE.REGEX([.L180]; &quot;,[^,]*?$&quot;; &quot;&quot;))" office:value-type="string" office:string-value="colloque international" calcext:value-type="string">
            <text:p>colloque international</text:p>
          </table:table-cell>
          <table:table-cell table:formula="of:=IF([.K180] = &quot;&quot;; [.J180]; IF([.K180] = &quot;-&quot;; &quot;&quot;; [.K180]))" office:value-type="string" office:string-value="1er et 2 février 2018" calcext:value-type="string">
            <text:p>1er et 2 février 2018</text:p>
          </table:table-cell>
          <table:table-cell table:formula="of:=IF([.H180] = &quot;&quot;; [.G180]; IF([.H180] = &quot;-&quot;; &quot;&quot;; [.H180]))" office:value-type="string" office:string-value="Louisiana State University" calcext:value-type="string">
            <text:p>Louisiana State Universit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Paroles d'auteur-e-s" : rencontres-débats, les 26 septembre, 24 octobre et 12 décembre 2018. Université des Antilles</text:p>
          </table:table-cell>
          <table:table-cell table:formula="of:=ORG.LIBREOFFICE.REGEX([.A181]; &quot;:[^:]*?$&quot;; &quot;&quot;)" office:value-type="string" office:string-value="&quot;Paroles d'auteur-e-s&quot; " calcext:value-type="string">
            <text:p>"Paroles d'auteur-e-s" </text:p>
          </table:table-cell>
          <table:table-cell table:formula="of:=IF(ORG.LIBREOFFICE.REGEX([.A181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81] = 1; IF(MID([.B181]; 1; 1) = CHAR(34); MID([.B181]; 2; LEN([.B181]) - 3); [.B181]); ORG.LIBREOFFICE.REGEX([.A181]; &quot;\.[^.]*?$&quot;; &quot;&quot;))" office:value-type="string" office:string-value="Paroles d'auteur-e-s" calcext:value-type="string">
            <text:p>Paroles d'auteur-e-s</text:p>
          </table:table-cell>
          <table:table-cell table:style-name="ce6"/>
          <table:table-cell table:formula="of:= ORG.LIBREOFFICE.REGEX(ORG.LIBREOFFICE.REGEX(MID([.A181]; FIND([.M181]; [.A181]) + LEN([.M181]) + 1; 999); &quot;^\W*&quot;; &quot;&quot;); &quot;\W*$&quot;; &quot;&quot;)" office:value-type="string" office:string-value="rencontres-débats, les 26 septembre, 24 octobre et 12 décembre 2018. Université des Antilles" calcext:value-type="string">
            <text:p>rencontres-débats, les 26 septembre, 24 octobre et 12 décembre 2018. Université des Antilles</text:p>
          </table:table-cell>
          <table:table-cell table:formula="of:=TRIM(ORG.LIBREOFFICE.REGEX([.F181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81] = &quot;&quot;; [.F181]; TRIM(MID([.F181]; 1; FIND([.P181]; [.F181]) - 1))); &quot;^\W*&quot;; &quot;&quot;); &quot;\W*$&quot;; &quot;&quot;)" office:value-type="string" office:string-value="rencontres-débats, les 26 septembre, 24 octobre et 12 décembre 2018" calcext:value-type="string">
            <text:p>rencontres-débats, les 26 septembre, 24 octobre et 12 décembre 2018</text:p>
          </table:table-cell>
          <table:table-cell table:formula="of:=IF([.I181] = &quot;&quot;; &quot;&quot;; IFERROR(ORG.LIBREOFFICE.REGEX(ORG.LIBREOFFICE.REGEX(ORG.LIBREOFFICE.REGEX([.I18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4 octobre et 12 décembre 2018" calcext:value-type="string">
            <text:p>24 octobre et 12 décembre 2018</text:p>
          </table:table-cell>
          <table:table-cell office:value-type="string" calcext:value-type="string">
            <text:p>26 septembre, 24 octobre et 12 décembre 2018</text:p>
          </table:table-cell>
          <table:table-cell table:style-name="ce3" office:value-type="string" calcext:value-type="string">
            <text:p>Rencontres-débats</text:p>
          </table:table-cell>
          <table:table-cell table:formula="of:=IF([.E181] = &quot;&quot;; [.D181]; IF([.E181] = &quot;-&quot;; &quot;&quot;; [.E181]))" office:value-type="string" office:string-value="Paroles d'auteur-e-s" calcext:value-type="string">
            <text:p>Paroles d'auteur-e-s</text:p>
          </table:table-cell>
          <table:table-cell table:style-name="ce4" table:formula="of:==IF(LEN([.L181]) &lt; 5; &quot;&quot;; ORG.LIBREOFFICE.REGEX([.L181]; &quot;,[^,]*?$&quot;; &quot;&quot;))" office:value-type="string" office:string-value="Rencontres-débats" calcext:value-type="string">
            <text:p>Rencontres-débats</text:p>
          </table:table-cell>
          <table:table-cell table:formula="of:=IF([.K181] = &quot;&quot;; [.J181]; IF([.K181] = &quot;-&quot;; &quot;&quot;; [.K181]))" office:value-type="string" office:string-value="26 septembre, 24 octobre et 12 décembre 2018" calcext:value-type="string">
            <text:p>26 septembre, 24 octobre et 12 décembre 2018</text:p>
          </table:table-cell>
          <table:table-cell table:formula="of:=IF([.H181] = &quot;&quot;; [.G181]; IF([.H181] = &quot;-&quot;; &quot;&quot;; [.H181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Conférence Damas 2018" : conférence, les 7 et 8 septembre 2018. Université de Guyane</text:p>
          </table:table-cell>
          <table:table-cell table:formula="of:=ORG.LIBREOFFICE.REGEX([.A182]; &quot;:[^:]*?$&quot;; &quot;&quot;)" office:value-type="string" office:string-value="&quot;Conférence Damas 2018&quot; " calcext:value-type="string">
            <text:p>"Conférence Damas 2018" </text:p>
          </table:table-cell>
          <table:table-cell table:formula="of:=IF(ORG.LIBREOFFICE.REGEX([.A182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82] = 1; IF(MID([.B182]; 1; 1) = CHAR(34); MID([.B182]; 2; LEN([.B182]) - 3); [.B182]); ORG.LIBREOFFICE.REGEX([.A182]; &quot;\.[^.]*?$&quot;; &quot;&quot;))" office:value-type="string" office:string-value="Conférence Damas 2018" calcext:value-type="string">
            <text:p>Conférence Damas 2018</text:p>
          </table:table-cell>
          <table:table-cell table:style-name="ce6"/>
          <table:table-cell table:formula="of:= ORG.LIBREOFFICE.REGEX(ORG.LIBREOFFICE.REGEX(MID([.A182]; FIND([.M182]; [.A182]) + LEN([.M182]) + 1; 999); &quot;^\W*&quot;; &quot;&quot;); &quot;\W*$&quot;; &quot;&quot;)" office:value-type="string" office:string-value="conférence, les 7 et 8 septembre 2018. Université de Guyane" calcext:value-type="string">
            <text:p>conférence, les 7 et 8 septembre 2018. Université de Guyane</text:p>
          </table:table-cell>
          <table:table-cell table:formula="of:=TRIM(ORG.LIBREOFFICE.REGEX([.F182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182] = &quot;&quot;; [.F182]; TRIM(MID([.F182]; 1; FIND([.P182]; [.F182]) - 1))); &quot;^\W*&quot;; &quot;&quot;); &quot;\W*$&quot;; &quot;&quot;)" office:value-type="string" office:string-value="conférence, les 7 et 8 septembre 2018" calcext:value-type="string">
            <text:p>conférence, les 7 et 8 septembre 2018</text:p>
          </table:table-cell>
          <table:table-cell table:formula="of:=IF([.I182] = &quot;&quot;; &quot;&quot;; IFERROR(ORG.LIBREOFFICE.REGEX(ORG.LIBREOFFICE.REGEX(ORG.LIBREOFFICE.REGEX([.I18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7 et 8 septembre 2018" calcext:value-type="string">
            <text:p>7 et 8 septembre 2018</text:p>
          </table:table-cell>
          <table:table-cell/>
          <table:table-cell table:formula="of:=IF([.I182] = &quot;&quot;; &quot;&quot;; IFERROR(ORG.LIBREOFFICE.REGEX(ORG.LIBREOFFICE.REGEX(ORG.LIBREOFFICE.REGEX([.I18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nférence, les" calcext:value-type="string">
            <text:p>conférence, les</text:p>
          </table:table-cell>
          <table:table-cell table:formula="of:=IF([.E182] = &quot;&quot;; [.D182]; IF([.E182] = &quot;-&quot;; &quot;&quot;; [.E182]))" office:value-type="string" office:string-value="Conférence Damas 2018" calcext:value-type="string">
            <text:p>Conférence Damas 2018</text:p>
          </table:table-cell>
          <table:table-cell table:style-name="ce4" table:formula="of:==IF(LEN([.L182]) &lt; 5; &quot;&quot;; ORG.LIBREOFFICE.REGEX([.L182]; &quot;,[^,]*?$&quot;; &quot;&quot;))" office:value-type="string" office:string-value="conférence" calcext:value-type="string">
            <text:p>conférence</text:p>
          </table:table-cell>
          <table:table-cell table:formula="of:=IF([.K182] = &quot;&quot;; [.J182]; IF([.K182] = &quot;-&quot;; &quot;&quot;; [.K182]))" office:value-type="string" office:string-value="7 et 8 septembre 2018" calcext:value-type="string">
            <text:p>7 et 8 septembre 2018</text:p>
          </table:table-cell>
          <table:table-cell table:formula="of:=IF([.H182] = &quot;&quot;; [.G182]; IF([.H182] = &quot;-&quot;; &quot;&quot;; [.H182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s rencontres culturelles de la BU 2018-2019. Université des Antilles</text:p>
          </table:table-cell>
          <table:table-cell table:formula="of:=ORG.LIBREOFFICE.REGEX([.A183]; &quot;:[^:]*?$&quot;; &quot;&quot;)" office:value-type="string" office:string-value="Les rencontres culturelles de la BU 2018-2019. Université des Antilles" calcext:value-type="string">
            <text:p>Les rencontres culturelles de la BU 2018-2019. Université des Antilles</text:p>
          </table:table-cell>
          <table:table-cell table:formula="of:=IF(ORG.LIBREOFFICE.REGEX([.A183]; &quot;[^:]*?$&quot;; &quot;&quot;) = &quot;&quot;; &quot;&quot;; 1)">
            <text:p/>
          </table:table-cell>
          <table:table-cell table:style-name="ce4" table:formula="of:=IF([.C183] = 1; IF(MID([.B183]; 1; 1) = CHAR(34); MID([.B183]; 2; LEN([.B183]) - 3); [.B183]); ORG.LIBREOFFICE.REGEX([.A183]; &quot;\.[^.]*?$&quot;; &quot;&quot;))" office:value-type="string" office:string-value="Les rencontres culturelles de la BU 2018-2019" calcext:value-type="string">
            <text:p>Les rencontres culturelles de la BU 2018-2019</text:p>
          </table:table-cell>
          <table:table-cell table:style-name="ce6" office:value-type="string" calcext:value-type="string">
            <text:p>Les rencontres culturelles de la BU</text:p>
          </table:table-cell>
          <table:table-cell table:formula="of:= ORG.LIBREOFFICE.REGEX(ORG.LIBREOFFICE.REGEX(MID([.A183]; FIND([.M183]; [.A183]) + LEN([.M183]) + 1; 999); &quot;^\W*&quot;; &quot;&quot;); &quot;\W*$&quot;; &quot;&quot;)" office:value-type="string" office:string-value="2018-2019. Université des Antilles" calcext:value-type="string">
            <text:p>2018-2019. Université des Antilles</text:p>
          </table:table-cell>
          <table:table-cell table:formula="of:=TRIM(ORG.LIBREOFFICE.REGEX([.F183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83] = &quot;&quot;; [.F183]; TRIM(MID([.F183]; 1; FIND([.P183]; [.F183]) - 1))); &quot;^\W*&quot;; &quot;&quot;); &quot;\W*$&quot;; &quot;&quot;)" office:value-type="string" office:string-value="2018-2019" calcext:value-type="string">
            <text:p>2018-2019</text:p>
          </table:table-cell>
          <table:table-cell table:formula="of:=IF([.I183] = &quot;&quot;; &quot;&quot;; IFERROR(ORG.LIBREOFFICE.REGEX(ORG.LIBREOFFICE.REGEX(ORG.LIBREOFFICE.REGEX([.I18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018-2019" calcext:value-type="string">
            <text:p>2018-2019</text:p>
          </table:table-cell>
          <table:table-cell/>
          <table:table-cell table:formula="of:=IF([.I183] = &quot;&quot;; &quot;&quot;; IFERROR(ORG.LIBREOFFICE.REGEX(ORG.LIBREOFFICE.REGEX(ORG.LIBREOFFICE.REGEX([.I18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>
            <text:p/>
          </table:table-cell>
          <table:table-cell table:formula="of:=IF([.E183] = &quot;&quot;; [.D183]; IF([.E183] = &quot;-&quot;; &quot;&quot;; [.E183]))" office:value-type="string" office:string-value="Les rencontres culturelles de la BU" calcext:value-type="string">
            <text:p>Les rencontres culturelles de la BU</text:p>
          </table:table-cell>
          <table:table-cell table:style-name="ce4" table:formula="of:==IF(LEN([.L183]) &lt; 5; &quot;&quot;; ORG.LIBREOFFICE.REGEX([.L183]; &quot;,[^,]*?$&quot;; &quot;&quot;))">
            <text:p/>
          </table:table-cell>
          <table:table-cell table:formula="of:=IF([.K183] = &quot;&quot;; [.J183]; IF([.K183] = &quot;-&quot;; &quot;&quot;; [.K183]))" office:value-type="string" office:string-value="2018-2019" calcext:value-type="string">
            <text:p>2018-2019</text:p>
          </table:table-cell>
          <table:table-cell table:formula="of:=IF([.H183] = &quot;&quot;; [.G183]; IF([.H183] = &quot;-&quot;; &quot;&quot;; [.H183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Géographies de l'esclavage sur le plateau des Guyanes : héritages, mobilités, discours" : journées d'étude, les 7 et 8 juin 2018. Université de Guyane</text:p>
          </table:table-cell>
          <table:table-cell table:formula="of:=ORG.LIBREOFFICE.REGEX([.A184]; &quot;:[^:]*?$&quot;; &quot;&quot;)" office:value-type="string" office:string-value="&quot;Géographies de l'esclavage sur le plateau des Guyanes : héritages, mobilités, discours&quot; " calcext:value-type="string">
            <text:p>"Géographies de l'esclavage sur le plateau des Guyanes : héritages, mobilités, discours" </text:p>
          </table:table-cell>
          <table:table-cell table:formula="of:=IF(ORG.LIBREOFFICE.REGEX([.A184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84] = 1; IF(MID([.B184]; 1; 1) = CHAR(34); MID([.B184]; 2; LEN([.B184]) - 3); [.B184]); ORG.LIBREOFFICE.REGEX([.A184]; &quot;\.[^.]*?$&quot;; &quot;&quot;))" office:value-type="string" office:string-value="Géographies de l'esclavage sur le plateau des Guyanes : héritages, mobilités, discours" calcext:value-type="string">
            <text:p>Géographies de l'esclavage sur le plateau des Guyanes : héritages, mobilités, discours</text:p>
          </table:table-cell>
          <table:table-cell table:style-name="ce6"/>
          <table:table-cell table:formula="of:= ORG.LIBREOFFICE.REGEX(ORG.LIBREOFFICE.REGEX(MID([.A184]; FIND([.M184]; [.A184]) + LEN([.M184]) + 1; 999); &quot;^\W*&quot;; &quot;&quot;); &quot;\W*$&quot;; &quot;&quot;)" office:value-type="string" office:string-value="journées d'étude, les 7 et 8 juin 2018. Université de Guyane" calcext:value-type="string">
            <text:p>journées d'étude, les 7 et 8 juin 2018. Université de Guyane</text:p>
          </table:table-cell>
          <table:table-cell table:formula="of:=TRIM(ORG.LIBREOFFICE.REGEX([.F184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184] = &quot;&quot;; [.F184]; TRIM(MID([.F184]; 1; FIND([.P184]; [.F184]) - 1))); &quot;^\W*&quot;; &quot;&quot;); &quot;\W*$&quot;; &quot;&quot;)" office:value-type="string" office:string-value="journées d'étude, les 7 et 8 juin 2018" calcext:value-type="string">
            <text:p>journées d'étude, les 7 et 8 juin 2018</text:p>
          </table:table-cell>
          <table:table-cell table:formula="of:=IF([.I184] = &quot;&quot;; &quot;&quot;; IFERROR(ORG.LIBREOFFICE.REGEX(ORG.LIBREOFFICE.REGEX(ORG.LIBREOFFICE.REGEX([.I18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7 et 8 juin 2018" calcext:value-type="string">
            <text:p>7 et 8 juin 2018</text:p>
          </table:table-cell>
          <table:table-cell/>
          <table:table-cell table:formula="of:=IF([.I184] = &quot;&quot;; &quot;&quot;; IFERROR(ORG.LIBREOFFICE.REGEX(ORG.LIBREOFFICE.REGEX(ORG.LIBREOFFICE.REGEX([.I18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s d'étude, les" calcext:value-type="string">
            <text:p>journées d'étude, les</text:p>
          </table:table-cell>
          <table:table-cell table:formula="of:=IF([.E184] = &quot;&quot;; [.D184]; IF([.E184] = &quot;-&quot;; &quot;&quot;; [.E184]))" office:value-type="string" office:string-value="Géographies de l'esclavage sur le plateau des Guyanes : héritages, mobilités, discours" calcext:value-type="string">
            <text:p>Géographies de l'esclavage sur le plateau des Guyanes : héritages, mobilités, discours</text:p>
          </table:table-cell>
          <table:table-cell table:style-name="ce4" table:formula="of:==IF(LEN([.L184]) &lt; 5; &quot;&quot;; ORG.LIBREOFFICE.REGEX([.L184]; &quot;,[^,]*?$&quot;; &quot;&quot;))" office:value-type="string" office:string-value="journées d'étude" calcext:value-type="string">
            <text:p>journées d'étude</text:p>
          </table:table-cell>
          <table:table-cell table:formula="of:=IF([.K184] = &quot;&quot;; [.J184]; IF([.K184] = &quot;-&quot;; &quot;&quot;; [.K184]))" office:value-type="string" office:string-value="7 et 8 juin 2018" calcext:value-type="string">
            <text:p>7 et 8 juin 2018</text:p>
          </table:table-cell>
          <table:table-cell table:formula="of:=IF([.H184] = &quot;&quot;; [.G184]; IF([.H184] = &quot;-&quot;; &quot;&quot;; [.H184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Théâtre populaire et oralité. Hommage à Rosange Blérald" : journée d'étude, le 27 avril 2018. Université de Guyane</text:p>
          </table:table-cell>
          <table:table-cell table:formula="of:=ORG.LIBREOFFICE.REGEX([.A185]; &quot;:[^:]*?$&quot;; &quot;&quot;)" office:value-type="string" office:string-value="&quot;Théâtre populaire et oralité. Hommage à Rosange Blérald&quot; " calcext:value-type="string">
            <text:p>"Théâtre populaire et oralité. Hommage à Rosange Blérald" </text:p>
          </table:table-cell>
          <table:table-cell table:formula="of:=IF(ORG.LIBREOFFICE.REGEX([.A185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85] = 1; IF(MID([.B185]; 1; 1) = CHAR(34); MID([.B185]; 2; LEN([.B185]) - 3); [.B185]); ORG.LIBREOFFICE.REGEX([.A185]; &quot;\.[^.]*?$&quot;; &quot;&quot;))" office:value-type="string" office:string-value="Théâtre populaire et oralité. Hommage à Rosange Blérald" calcext:value-type="string">
            <text:p>Théâtre populaire et oralité. Hommage à Rosange Blérald</text:p>
          </table:table-cell>
          <table:table-cell table:style-name="ce6"/>
          <table:table-cell table:formula="of:= ORG.LIBREOFFICE.REGEX(ORG.LIBREOFFICE.REGEX(MID([.A185]; FIND([.M185]; [.A185]) + LEN([.M185]) + 1; 999); &quot;^\W*&quot;; &quot;&quot;); &quot;\W*$&quot;; &quot;&quot;)" office:value-type="string" office:string-value="journée d'étude, le 27 avril 2018. Université de Guyane" calcext:value-type="string">
            <text:p>journée d'étude, le 27 avril 2018. Université de Guyane</text:p>
          </table:table-cell>
          <table:table-cell table:formula="of:=TRIM(ORG.LIBREOFFICE.REGEX([.F185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185] = &quot;&quot;; [.F185]; TRIM(MID([.F185]; 1; FIND([.P185]; [.F185]) - 1))); &quot;^\W*&quot;; &quot;&quot;); &quot;\W*$&quot;; &quot;&quot;)" office:value-type="string" office:string-value="journée d'étude, le 27 avril 2018" calcext:value-type="string">
            <text:p>journée d'étude, le 27 avril 2018</text:p>
          </table:table-cell>
          <table:table-cell table:formula="of:=IF([.I185] = &quot;&quot;; &quot;&quot;; IFERROR(ORG.LIBREOFFICE.REGEX(ORG.LIBREOFFICE.REGEX(ORG.LIBREOFFICE.REGEX([.I18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7 avril 2018" calcext:value-type="string">
            <text:p>27 avril 2018</text:p>
          </table:table-cell>
          <table:table-cell/>
          <table:table-cell table:formula="of:=IF([.I185] = &quot;&quot;; &quot;&quot;; IFERROR(ORG.LIBREOFFICE.REGEX(ORG.LIBREOFFICE.REGEX(ORG.LIBREOFFICE.REGEX([.I18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 d'étude, le" calcext:value-type="string">
            <text:p>journée d'étude, le</text:p>
          </table:table-cell>
          <table:table-cell table:formula="of:=IF([.E185] = &quot;&quot;; [.D185]; IF([.E185] = &quot;-&quot;; &quot;&quot;; [.E185]))" office:value-type="string" office:string-value="Théâtre populaire et oralité. Hommage à Rosange Blérald" calcext:value-type="string">
            <text:p>Théâtre populaire et oralité. Hommage à Rosange Blérald</text:p>
          </table:table-cell>
          <table:table-cell table:style-name="ce4" table:formula="of:==IF(LEN([.L185]) &lt; 5; &quot;&quot;; ORG.LIBREOFFICE.REGEX([.L185]; &quot;,[^,]*?$&quot;; &quot;&quot;))" office:value-type="string" office:string-value="journée d'étude" calcext:value-type="string">
            <text:p>journée d'étude</text:p>
          </table:table-cell>
          <table:table-cell table:formula="of:=IF([.K185] = &quot;&quot;; [.J185]; IF([.K185] = &quot;-&quot;; &quot;&quot;; [.K185]))" office:value-type="string" office:string-value="27 avril 2018" calcext:value-type="string">
            <text:p>27 avril 2018</text:p>
          </table:table-cell>
          <table:table-cell table:formula="of:=IF([.H185] = &quot;&quot;; [.G185]; IF([.H185] = &quot;-&quot;; &quot;&quot;; [.H185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Coopération judiciaire internationale en matière pénale : France, Brésil, Suriname" : colloque, les 23 et 24 octobre 2017. Université de Guyane</text:p>
          </table:table-cell>
          <table:table-cell table:formula="of:=ORG.LIBREOFFICE.REGEX([.A186]; &quot;:[^:]*?$&quot;; &quot;&quot;)" office:value-type="string" office:string-value="&quot;Coopération judiciaire internationale en matière pénale : France, Brésil, Suriname&quot; " calcext:value-type="string">
            <text:p>"Coopération judiciaire internationale en matière pénale : France, Brésil, Suriname" </text:p>
          </table:table-cell>
          <table:table-cell table:formula="of:=IF(ORG.LIBREOFFICE.REGEX([.A186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86] = 1; IF(MID([.B186]; 1; 1) = CHAR(34); MID([.B186]; 2; LEN([.B186]) - 3); [.B186]); ORG.LIBREOFFICE.REGEX([.A186]; &quot;\.[^.]*?$&quot;; &quot;&quot;))" office:value-type="string" office:string-value="Coopération judiciaire internationale en matière pénale : France, Brésil, Suriname" calcext:value-type="string">
            <text:p>Coopération judiciaire internationale en matière pénale : France, Brésil, Suriname</text:p>
          </table:table-cell>
          <table:table-cell table:style-name="ce6"/>
          <table:table-cell table:formula="of:= ORG.LIBREOFFICE.REGEX(ORG.LIBREOFFICE.REGEX(MID([.A186]; FIND([.M186]; [.A186]) + LEN([.M186]) + 1; 999); &quot;^\W*&quot;; &quot;&quot;); &quot;\W*$&quot;; &quot;&quot;)" office:value-type="string" office:string-value="colloque, les 23 et 24 octobre 2017. Université de Guyane" calcext:value-type="string">
            <text:p>colloque, les 23 et 24 octobre 2017. Université de Guyane</text:p>
          </table:table-cell>
          <table:table-cell table:formula="of:=TRIM(ORG.LIBREOFFICE.REGEX([.F186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186] = &quot;&quot;; [.F186]; TRIM(MID([.F186]; 1; FIND([.P186]; [.F186]) - 1))); &quot;^\W*&quot;; &quot;&quot;); &quot;\W*$&quot;; &quot;&quot;)" office:value-type="string" office:string-value="colloque, les 23 et 24 octobre 2017" calcext:value-type="string">
            <text:p>colloque, les 23 et 24 octobre 2017</text:p>
          </table:table-cell>
          <table:table-cell table:formula="of:=IF([.I186] = &quot;&quot;; &quot;&quot;; IFERROR(ORG.LIBREOFFICE.REGEX(ORG.LIBREOFFICE.REGEX(ORG.LIBREOFFICE.REGEX([.I18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3 et 24 octobre 2017" calcext:value-type="string">
            <text:p>23 et 24 octobre 2017</text:p>
          </table:table-cell>
          <table:table-cell/>
          <table:table-cell table:formula="of:=IF([.I186] = &quot;&quot;; &quot;&quot;; IFERROR(ORG.LIBREOFFICE.REGEX(ORG.LIBREOFFICE.REGEX(ORG.LIBREOFFICE.REGEX([.I18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, les" calcext:value-type="string">
            <text:p>colloque, les</text:p>
          </table:table-cell>
          <table:table-cell table:formula="of:=IF([.E186] = &quot;&quot;; [.D186]; IF([.E186] = &quot;-&quot;; &quot;&quot;; [.E186]))" office:value-type="string" office:string-value="Coopération judiciaire internationale en matière pénale : France, Brésil, Suriname" calcext:value-type="string">
            <text:p>Coopération judiciaire internationale en matière pénale : France, Brésil, Suriname</text:p>
          </table:table-cell>
          <table:table-cell table:style-name="ce4" table:formula="of:==IF(LEN([.L186]) &lt; 5; &quot;&quot;; ORG.LIBREOFFICE.REGEX([.L186]; &quot;,[^,]*?$&quot;; &quot;&quot;))" office:value-type="string" office:string-value="colloque" calcext:value-type="string">
            <text:p>colloque</text:p>
          </table:table-cell>
          <table:table-cell table:formula="of:=IF([.K186] = &quot;&quot;; [.J186]; IF([.K186] = &quot;-&quot;; &quot;&quot;; [.K186]))" office:value-type="string" office:string-value="23 et 24 octobre 2017" calcext:value-type="string">
            <text:p>23 et 24 octobre 2017</text:p>
          </table:table-cell>
          <table:table-cell table:formula="of:=IF([.H186] = &quot;&quot;; [.G186]; IF([.H186] = &quot;-&quot;; &quot;&quot;; [.H186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"La représentation de l'Autre" : conférence, le 6 novembre 2018. Université des Antilles</text:p>
          </table:table-cell>
          <table:table-cell table:formula="of:=ORG.LIBREOFFICE.REGEX([.A187]; &quot;:[^:]*?$&quot;; &quot;&quot;)" office:value-type="string" office:string-value="&quot;La représentation de l'Autre&quot; " calcext:value-type="string">
            <text:p>"La représentation de l'Autre" </text:p>
          </table:table-cell>
          <table:table-cell table:formula="of:=IF(ORG.LIBREOFFICE.REGEX([.A187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87] = 1; IF(MID([.B187]; 1; 1) = CHAR(34); MID([.B187]; 2; LEN([.B187]) - 3); [.B187]); ORG.LIBREOFFICE.REGEX([.A187]; &quot;\.[^.]*?$&quot;; &quot;&quot;))" office:value-type="string" office:string-value="La représentation de l'Autre" calcext:value-type="string">
            <text:p>La représentation de l'Autre</text:p>
          </table:table-cell>
          <table:table-cell table:style-name="ce6"/>
          <table:table-cell table:formula="of:= ORG.LIBREOFFICE.REGEX(ORG.LIBREOFFICE.REGEX(MID([.A187]; FIND([.M187]; [.A187]) + LEN([.M187]) + 1; 999); &quot;^\W*&quot;; &quot;&quot;); &quot;\W*$&quot;; &quot;&quot;)" office:value-type="string" office:string-value="conférence, le 6 novembre 2018. Université des Antilles" calcext:value-type="string">
            <text:p>conférence, le 6 novembre 2018. Université des Antilles</text:p>
          </table:table-cell>
          <table:table-cell table:formula="of:=TRIM(ORG.LIBREOFFICE.REGEX([.F187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87] = &quot;&quot;; [.F187]; TRIM(MID([.F187]; 1; FIND([.P187]; [.F187]) - 1))); &quot;^\W*&quot;; &quot;&quot;); &quot;\W*$&quot;; &quot;&quot;)" office:value-type="string" office:string-value="conférence, le 6 novembre 2018" calcext:value-type="string">
            <text:p>conférence, le 6 novembre 2018</text:p>
          </table:table-cell>
          <table:table-cell table:formula="of:=IF([.I187] = &quot;&quot;; &quot;&quot;; IFERROR(ORG.LIBREOFFICE.REGEX(ORG.LIBREOFFICE.REGEX(ORG.LIBREOFFICE.REGEX([.I18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6 novembre 2018" calcext:value-type="string">
            <text:p>6 novembre 2018</text:p>
          </table:table-cell>
          <table:table-cell/>
          <table:table-cell table:formula="of:=IF([.I187] = &quot;&quot;; &quot;&quot;; IFERROR(ORG.LIBREOFFICE.REGEX(ORG.LIBREOFFICE.REGEX(ORG.LIBREOFFICE.REGEX([.I18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nférence, le" calcext:value-type="string">
            <text:p>conférence, le</text:p>
          </table:table-cell>
          <table:table-cell table:formula="of:=IF([.E187] = &quot;&quot;; [.D187]; IF([.E187] = &quot;-&quot;; &quot;&quot;; [.E187]))" office:value-type="string" office:string-value="La représentation de l'Autre" calcext:value-type="string">
            <text:p>La représentation de l'Autre</text:p>
          </table:table-cell>
          <table:table-cell table:style-name="ce4" table:formula="of:==IF(LEN([.L187]) &lt; 5; &quot;&quot;; ORG.LIBREOFFICE.REGEX([.L187]; &quot;,[^,]*?$&quot;; &quot;&quot;))" office:value-type="string" office:string-value="conférence" calcext:value-type="string">
            <text:p>conférence</text:p>
          </table:table-cell>
          <table:table-cell table:formula="of:=IF([.K187] = &quot;&quot;; [.J187]; IF([.K187] = &quot;-&quot;; &quot;&quot;; [.K187]))" office:value-type="string" office:string-value="6 novembre 2018" calcext:value-type="string">
            <text:p>6 novembre 2018</text:p>
          </table:table-cell>
          <table:table-cell table:formula="of:=IF([.H187] = &quot;&quot;; [.G187]; IF([.H187] = &quot;-&quot;; &quot;&quot;; [.H187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Histoires orales alternatives dans la Caraïbe, 19ème-21ème siècle" : colloque de clôture, du 19 au 21 novembre 2018. Agence nationale de la recherche, Centre national de la recherche scientifique, LC2S.</text:p>
          </table:table-cell>
          <table:table-cell table:formula="of:=ORG.LIBREOFFICE.REGEX([.A188]; &quot;:[^:]*?$&quot;; &quot;&quot;)" office:value-type="string" office:string-value="&quot;Histoires orales alternatives dans la Caraïbe, 19ème-21ème siècle&quot; " calcext:value-type="string">
            <text:p>"Histoires orales alternatives dans la Caraïbe, 19ème-21ème siècle" </text:p>
          </table:table-cell>
          <table:table-cell table:formula="of:=IF(ORG.LIBREOFFICE.REGEX([.A188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88] = 1; IF(MID([.B188]; 1; 1) = CHAR(34); MID([.B188]; 2; LEN([.B188]) - 3); [.B188]); ORG.LIBREOFFICE.REGEX([.A188]; &quot;\.[^.]*?$&quot;; &quot;&quot;))" office:value-type="string" office:string-value="Histoires orales alternatives dans la Caraïbe, 19ème-21ème siècle" calcext:value-type="string">
            <text:p>Histoires orales alternatives dans la Caraïbe, 19ème-21ème siècle</text:p>
          </table:table-cell>
          <table:table-cell table:style-name="ce6"/>
          <table:table-cell table:formula="of:= ORG.LIBREOFFICE.REGEX(ORG.LIBREOFFICE.REGEX(MID([.A188]; FIND([.M188]; [.A188]) + LEN([.M188]) + 1; 999); &quot;^\W*&quot;; &quot;&quot;); &quot;\W*$&quot;; &quot;&quot;)" office:value-type="string" office:string-value="colloque de clôture, du 19 au 21 novembre 2018. Agence nationale de la recherche, Centre national de la recherche scientifique, LC2S" calcext:value-type="string">
            <text:p>colloque de clôture, du 19 au 21 novembre 2018. Agence nationale de la recherche, Centre national de la recherche scientifique, LC2S</text:p>
          </table:table-cell>
          <table:table-cell table:formula="of:=TRIM(ORG.LIBREOFFICE.REGEX([.F188]; &quot;[^.]+\.(.*)$&quot;; &quot;$1&quot;))" office:value-type="string" office:string-value="Agence nationale de la recherche, Centre national de la recherche scientifique, LC2S" calcext:value-type="string">
            <text:p>Agence nationale de la recherche, Centre national de la recherche scientifique, LC2S</text:p>
          </table:table-cell>
          <table:table-cell/>
          <table:table-cell table:formula="of:= ORG.LIBREOFFICE.REGEX(ORG.LIBREOFFICE.REGEX(IF([.P188] = &quot;&quot;; [.F188]; TRIM(MID([.F188]; 1; FIND([.P188]; [.F188]) - 1))); &quot;^\W*&quot;; &quot;&quot;); &quot;\W*$&quot;; &quot;&quot;)" office:value-type="string" office:string-value="colloque de clôture, du 19 au 21 novembre 2018" calcext:value-type="string">
            <text:p>colloque de clôture, du 19 au 21 novembre 2018</text:p>
          </table:table-cell>
          <table:table-cell table:formula="of:=IF([.I188] = &quot;&quot;; &quot;&quot;; IFERROR(ORG.LIBREOFFICE.REGEX(ORG.LIBREOFFICE.REGEX(ORG.LIBREOFFICE.REGEX([.I18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9 au 21 novembre 2018" calcext:value-type="string">
            <text:p>19 au 21 novembre 2018</text:p>
          </table:table-cell>
          <table:table-cell/>
          <table:table-cell table:formula="of:=IF([.I188] = &quot;&quot;; &quot;&quot;; IFERROR(ORG.LIBREOFFICE.REGEX(ORG.LIBREOFFICE.REGEX(ORG.LIBREOFFICE.REGEX([.I18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 de clôture, du" calcext:value-type="string">
            <text:p>colloque de clôture, du</text:p>
          </table:table-cell>
          <table:table-cell table:formula="of:=IF([.E188] = &quot;&quot;; [.D188]; IF([.E188] = &quot;-&quot;; &quot;&quot;; [.E188]))" office:value-type="string" office:string-value="Histoires orales alternatives dans la Caraïbe, 19ème-21ème siècle" calcext:value-type="string">
            <text:p>Histoires orales alternatives dans la Caraïbe, 19ème-21ème siècle</text:p>
          </table:table-cell>
          <table:table-cell table:style-name="ce4" table:formula="of:==IF(LEN([.L188]) &lt; 5; &quot;&quot;; ORG.LIBREOFFICE.REGEX([.L188]; &quot;,[^,]*?$&quot;; &quot;&quot;))" office:value-type="string" office:string-value="colloque de clôture" calcext:value-type="string">
            <text:p>colloque de clôture</text:p>
          </table:table-cell>
          <table:table-cell table:formula="of:=IF([.K188] = &quot;&quot;; [.J188]; IF([.K188] = &quot;-&quot;; &quot;&quot;; [.K188]))" office:value-type="string" office:string-value="19 au 21 novembre 2018" calcext:value-type="string">
            <text:p>19 au 21 novembre 2018</text:p>
          </table:table-cell>
          <table:table-cell table:formula="of:=IF([.H188] = &quot;&quot;; [.G188]; IF([.H188] = &quot;-&quot;; &quot;&quot;; [.H188]))" office:value-type="string" office:string-value="Agence nationale de la recherche, Centre national de la recherche scientifique, LC2S" calcext:value-type="string">
            <text:p>Agence nationale de la recherche, Centre national de la recherche scientifique, LC2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e théâtre des idées reçues" : conférence, le 17 novembre 2018. Palais des Congrès de Madiana</text:p>
          </table:table-cell>
          <table:table-cell table:formula="of:=ORG.LIBREOFFICE.REGEX([.A189]; &quot;:[^:]*?$&quot;; &quot;&quot;)" office:value-type="string" office:string-value="&quot;Le théâtre des idées reçues&quot; " calcext:value-type="string">
            <text:p>"Le théâtre des idées reçues" </text:p>
          </table:table-cell>
          <table:table-cell table:formula="of:=IF(ORG.LIBREOFFICE.REGEX([.A189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89] = 1; IF(MID([.B189]; 1; 1) = CHAR(34); MID([.B189]; 2; LEN([.B189]) - 3); [.B189]); ORG.LIBREOFFICE.REGEX([.A189]; &quot;\.[^.]*?$&quot;; &quot;&quot;))" office:value-type="string" office:string-value="Le théâtre des idées reçues" calcext:value-type="string">
            <text:p>Le théâtre des idées reçues</text:p>
          </table:table-cell>
          <table:table-cell table:style-name="ce6"/>
          <table:table-cell table:formula="of:= ORG.LIBREOFFICE.REGEX(ORG.LIBREOFFICE.REGEX(MID([.A189]; FIND([.M189]; [.A189]) + LEN([.M189]) + 1; 999); &quot;^\W*&quot;; &quot;&quot;); &quot;\W*$&quot;; &quot;&quot;)" office:value-type="string" office:string-value="conférence, le 17 novembre 2018. Palais des Congrès de Madiana" calcext:value-type="string">
            <text:p>conférence, le 17 novembre 2018. Palais des Congrès de Madiana</text:p>
          </table:table-cell>
          <table:table-cell table:formula="of:=TRIM(ORG.LIBREOFFICE.REGEX([.F189]; &quot;[^.]+\.(.*)$&quot;; &quot;$1&quot;))" office:value-type="string" office:string-value="Palais des Congrès de Madiana" calcext:value-type="string">
            <text:p>Palais des Congrès de Madiana</text:p>
          </table:table-cell>
          <table:table-cell/>
          <table:table-cell table:formula="of:= ORG.LIBREOFFICE.REGEX(ORG.LIBREOFFICE.REGEX(IF([.P189] = &quot;&quot;; [.F189]; TRIM(MID([.F189]; 1; FIND([.P189]; [.F189]) - 1))); &quot;^\W*&quot;; &quot;&quot;); &quot;\W*$&quot;; &quot;&quot;)" office:value-type="string" office:string-value="conférence, le 17 novembre 2018" calcext:value-type="string">
            <text:p>conférence, le 17 novembre 2018</text:p>
          </table:table-cell>
          <table:table-cell table:formula="of:=IF([.I189] = &quot;&quot;; &quot;&quot;; IFERROR(ORG.LIBREOFFICE.REGEX(ORG.LIBREOFFICE.REGEX(ORG.LIBREOFFICE.REGEX([.I18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7 novembre 2018" calcext:value-type="string">
            <text:p>17 novembre 2018</text:p>
          </table:table-cell>
          <table:table-cell/>
          <table:table-cell table:formula="of:=IF([.I189] = &quot;&quot;; &quot;&quot;; IFERROR(ORG.LIBREOFFICE.REGEX(ORG.LIBREOFFICE.REGEX(ORG.LIBREOFFICE.REGEX([.I18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nférence, le" calcext:value-type="string">
            <text:p>conférence, le</text:p>
          </table:table-cell>
          <table:table-cell table:formula="of:=IF([.E189] = &quot;&quot;; [.D189]; IF([.E189] = &quot;-&quot;; &quot;&quot;; [.E189]))" office:value-type="string" office:string-value="Le théâtre des idées reçues" calcext:value-type="string">
            <text:p>Le théâtre des idées reçues</text:p>
          </table:table-cell>
          <table:table-cell table:style-name="ce4" table:formula="of:==IF(LEN([.L189]) &lt; 5; &quot;&quot;; ORG.LIBREOFFICE.REGEX([.L189]; &quot;,[^,]*?$&quot;; &quot;&quot;))" office:value-type="string" office:string-value="conférence" calcext:value-type="string">
            <text:p>conférence</text:p>
          </table:table-cell>
          <table:table-cell table:formula="of:=IF([.K189] = &quot;&quot;; [.J189]; IF([.K189] = &quot;-&quot;; &quot;&quot;; [.K189]))" office:value-type="string" office:string-value="17 novembre 2018" calcext:value-type="string">
            <text:p>17 novembre 2018</text:p>
          </table:table-cell>
          <table:table-cell table:formula="of:=IF([.H189] = &quot;&quot;; [.G189]; IF([.H189] = &quot;-&quot;; &quot;&quot;; [.H189]))" office:value-type="string" office:string-value="Palais des Congrès de Madiana" calcext:value-type="string">
            <text:p>Palais des Congrès de Madiana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"Les ateliers d'artistes" : conférence, le 11 décembre 2018. Université des Antilles</text:p>
          </table:table-cell>
          <table:table-cell table:formula="of:=ORG.LIBREOFFICE.REGEX([.A190]; &quot;:[^:]*?$&quot;; &quot;&quot;)" office:value-type="string" office:string-value="&quot;Les ateliers d'artistes&quot; " calcext:value-type="string">
            <text:p>"Les ateliers d'artistes" </text:p>
          </table:table-cell>
          <table:table-cell table:formula="of:=IF(ORG.LIBREOFFICE.REGEX([.A190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90] = 1; IF(MID([.B190]; 1; 1) = CHAR(34); MID([.B190]; 2; LEN([.B190]) - 3); [.B190]); ORG.LIBREOFFICE.REGEX([.A190]; &quot;\.[^.]*?$&quot;; &quot;&quot;))" office:value-type="string" office:string-value="Les ateliers d'artistes" calcext:value-type="string">
            <text:p>Les ateliers d'artistes</text:p>
          </table:table-cell>
          <table:table-cell table:style-name="ce6"/>
          <table:table-cell table:formula="of:= ORG.LIBREOFFICE.REGEX(ORG.LIBREOFFICE.REGEX(MID([.A190]; FIND([.M190]; [.A190]) + LEN([.M190]) + 1; 999); &quot;^\W*&quot;; &quot;&quot;); &quot;\W*$&quot;; &quot;&quot;)" office:value-type="string" office:string-value="conférence, le 11 décembre 2018. Université des Antilles" calcext:value-type="string">
            <text:p>conférence, le 11 décembre 2018. Université des Antilles</text:p>
          </table:table-cell>
          <table:table-cell table:formula="of:=TRIM(ORG.LIBREOFFICE.REGEX([.F190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90] = &quot;&quot;; [.F190]; TRIM(MID([.F190]; 1; FIND([.P190]; [.F190]) - 1))); &quot;^\W*&quot;; &quot;&quot;); &quot;\W*$&quot;; &quot;&quot;)" office:value-type="string" office:string-value="conférence, le 11 décembre 2018" calcext:value-type="string">
            <text:p>conférence, le 11 décembre 2018</text:p>
          </table:table-cell>
          <table:table-cell table:formula="of:=IF([.I190] = &quot;&quot;; &quot;&quot;; IFERROR(ORG.LIBREOFFICE.REGEX(ORG.LIBREOFFICE.REGEX(ORG.LIBREOFFICE.REGEX([.I19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1 décembre 2018" calcext:value-type="string">
            <text:p>11 décembre 2018</text:p>
          </table:table-cell>
          <table:table-cell/>
          <table:table-cell table:formula="of:=IF([.I190] = &quot;&quot;; &quot;&quot;; IFERROR(ORG.LIBREOFFICE.REGEX(ORG.LIBREOFFICE.REGEX(ORG.LIBREOFFICE.REGEX([.I19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nférence, le" calcext:value-type="string">
            <text:p>conférence, le</text:p>
          </table:table-cell>
          <table:table-cell table:formula="of:=IF([.E190] = &quot;&quot;; [.D190]; IF([.E190] = &quot;-&quot;; &quot;&quot;; [.E190]))" office:value-type="string" office:string-value="Les ateliers d'artistes" calcext:value-type="string">
            <text:p>Les ateliers d'artistes</text:p>
          </table:table-cell>
          <table:table-cell table:style-name="ce4" table:formula="of:==IF(LEN([.L190]) &lt; 5; &quot;&quot;; ORG.LIBREOFFICE.REGEX([.L190]; &quot;,[^,]*?$&quot;; &quot;&quot;))" office:value-type="string" office:string-value="conférence" calcext:value-type="string">
            <text:p>conférence</text:p>
          </table:table-cell>
          <table:table-cell table:formula="of:=IF([.K190] = &quot;&quot;; [.J190]; IF([.K190] = &quot;-&quot;; &quot;&quot;; [.K190]))" office:value-type="string" office:string-value="11 décembre 2018" calcext:value-type="string">
            <text:p>11 décembre 2018</text:p>
          </table:table-cell>
          <table:table-cell table:formula="of:=IF([.H190] = &quot;&quot;; [.G190]; IF([.H190] = &quot;-&quot;; &quot;&quot;; [.H190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"Pour le climat" : rencontre, le 15 mars 2019. Université des Antilles</text:p>
          </table:table-cell>
          <table:table-cell table:formula="of:=ORG.LIBREOFFICE.REGEX([.A191]; &quot;:[^:]*?$&quot;; &quot;&quot;)" office:value-type="string" office:string-value="&quot;Pour le climat&quot; " calcext:value-type="string">
            <text:p>"Pour le climat" </text:p>
          </table:table-cell>
          <table:table-cell table:formula="of:=IF(ORG.LIBREOFFICE.REGEX([.A191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91] = 1; IF(MID([.B191]; 1; 1) = CHAR(34); MID([.B191]; 2; LEN([.B191]) - 3); [.B191]); ORG.LIBREOFFICE.REGEX([.A191]; &quot;\.[^.]*?$&quot;; &quot;&quot;))" office:value-type="string" office:string-value="Pour le climat" calcext:value-type="string">
            <text:p>Pour le climat</text:p>
          </table:table-cell>
          <table:table-cell table:style-name="ce6"/>
          <table:table-cell table:formula="of:= ORG.LIBREOFFICE.REGEX(ORG.LIBREOFFICE.REGEX(MID([.A191]; FIND([.M191]; [.A191]) + LEN([.M191]) + 1; 999); &quot;^\W*&quot;; &quot;&quot;); &quot;\W*$&quot;; &quot;&quot;)" office:value-type="string" office:string-value="rencontre, le 15 mars 2019. Université des Antilles" calcext:value-type="string">
            <text:p>rencontre, le 15 mars 2019. Université des Antilles</text:p>
          </table:table-cell>
          <table:table-cell table:formula="of:=TRIM(ORG.LIBREOFFICE.REGEX([.F191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91] = &quot;&quot;; [.F191]; TRIM(MID([.F191]; 1; FIND([.P191]; [.F191]) - 1))); &quot;^\W*&quot;; &quot;&quot;); &quot;\W*$&quot;; &quot;&quot;)" office:value-type="string" office:string-value="rencontre, le 15 mars 2019" calcext:value-type="string">
            <text:p>rencontre, le 15 mars 2019</text:p>
          </table:table-cell>
          <table:table-cell table:formula="of:=IF([.I191] = &quot;&quot;; &quot;&quot;; IFERROR(ORG.LIBREOFFICE.REGEX(ORG.LIBREOFFICE.REGEX(ORG.LIBREOFFICE.REGEX([.I19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5 mars 2019" calcext:value-type="string">
            <text:p>15 mars 2019</text:p>
          </table:table-cell>
          <table:table-cell/>
          <table:table-cell table:formula="of:=IF([.I191] = &quot;&quot;; &quot;&quot;; IFERROR(ORG.LIBREOFFICE.REGEX(ORG.LIBREOFFICE.REGEX(ORG.LIBREOFFICE.REGEX([.I19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rencontre, le" calcext:value-type="string">
            <text:p>rencontre, le</text:p>
          </table:table-cell>
          <table:table-cell table:formula="of:=IF([.E191] = &quot;&quot;; [.D191]; IF([.E191] = &quot;-&quot;; &quot;&quot;; [.E191]))" office:value-type="string" office:string-value="Pour le climat" calcext:value-type="string">
            <text:p>Pour le climat</text:p>
          </table:table-cell>
          <table:table-cell table:style-name="ce4" table:formula="of:==IF(LEN([.L191]) &lt; 5; &quot;&quot;; ORG.LIBREOFFICE.REGEX([.L191]; &quot;,[^,]*?$&quot;; &quot;&quot;))" office:value-type="string" office:string-value="rencontre" calcext:value-type="string">
            <text:p>rencontre</text:p>
          </table:table-cell>
          <table:table-cell table:formula="of:=IF([.K191] = &quot;&quot;; [.J191]; IF([.K191] = &quot;-&quot;; &quot;&quot;; [.K191]))" office:value-type="string" office:string-value="15 mars 2019" calcext:value-type="string">
            <text:p>15 mars 2019</text:p>
          </table:table-cell>
          <table:table-cell table:formula="of:=IF([.H191] = &quot;&quot;; [.G191]; IF([.H191] = &quot;-&quot;; &quot;&quot;; [.H191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Oralité, mondialité : la langue dans la littérature française et francophone" : colloque, du 11 au 13 février 2019. Université des Antilles</text:p>
          </table:table-cell>
          <table:table-cell table:formula="of:=ORG.LIBREOFFICE.REGEX([.A192]; &quot;:[^:]*?$&quot;; &quot;&quot;)" office:value-type="string" office:string-value="&quot;Oralité, mondialité : la langue dans la littérature française et francophone&quot; " calcext:value-type="string">
            <text:p>"Oralité, mondialité : la langue dans la littérature française et francophone" </text:p>
          </table:table-cell>
          <table:table-cell table:formula="of:=IF(ORG.LIBREOFFICE.REGEX([.A192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92] = 1; IF(MID([.B192]; 1; 1) = CHAR(34); MID([.B192]; 2; LEN([.B192]) - 3); [.B192]); ORG.LIBREOFFICE.REGEX([.A192]; &quot;\.[^.]*?$&quot;; &quot;&quot;))" office:value-type="string" office:string-value="Oralité, mondialité : la langue dans la littérature française et francophone" calcext:value-type="string">
            <text:p>Oralité, mondialité : la langue dans la littérature française et francophone</text:p>
          </table:table-cell>
          <table:table-cell table:style-name="ce6"/>
          <table:table-cell table:formula="of:= ORG.LIBREOFFICE.REGEX(ORG.LIBREOFFICE.REGEX(MID([.A192]; FIND([.M192]; [.A192]) + LEN([.M192]) + 1; 999); &quot;^\W*&quot;; &quot;&quot;); &quot;\W*$&quot;; &quot;&quot;)" office:value-type="string" office:string-value="colloque, du 11 au 13 février 2019. Université des Antilles" calcext:value-type="string">
            <text:p>colloque, du 11 au 13 février 2019. Université des Antilles</text:p>
          </table:table-cell>
          <table:table-cell table:formula="of:=TRIM(ORG.LIBREOFFICE.REGEX([.F192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92] = &quot;&quot;; [.F192]; TRIM(MID([.F192]; 1; FIND([.P192]; [.F192]) - 1))); &quot;^\W*&quot;; &quot;&quot;); &quot;\W*$&quot;; &quot;&quot;)" office:value-type="string" office:string-value="colloque, du 11 au 13 février 2019" calcext:value-type="string">
            <text:p>colloque, du 11 au 13 février 2019</text:p>
          </table:table-cell>
          <table:table-cell table:formula="of:=IF([.I192] = &quot;&quot;; &quot;&quot;; IFERROR(ORG.LIBREOFFICE.REGEX(ORG.LIBREOFFICE.REGEX(ORG.LIBREOFFICE.REGEX([.I19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1 au 13 février 2019" calcext:value-type="string">
            <text:p>11 au 13 février 2019</text:p>
          </table:table-cell>
          <table:table-cell/>
          <table:table-cell table:formula="of:=IF([.I192] = &quot;&quot;; &quot;&quot;; IFERROR(ORG.LIBREOFFICE.REGEX(ORG.LIBREOFFICE.REGEX(ORG.LIBREOFFICE.REGEX([.I19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, du" calcext:value-type="string">
            <text:p>colloque, du</text:p>
          </table:table-cell>
          <table:table-cell table:formula="of:=IF([.E192] = &quot;&quot;; [.D192]; IF([.E192] = &quot;-&quot;; &quot;&quot;; [.E192]))" office:value-type="string" office:string-value="Oralité, mondialité : la langue dans la littérature française et francophone" calcext:value-type="string">
            <text:p>Oralité, mondialité : la langue dans la littérature française et francophone</text:p>
          </table:table-cell>
          <table:table-cell table:style-name="ce4" table:formula="of:==IF(LEN([.L192]) &lt; 5; &quot;&quot;; ORG.LIBREOFFICE.REGEX([.L192]; &quot;,[^,]*?$&quot;; &quot;&quot;))" office:value-type="string" office:string-value="colloque" calcext:value-type="string">
            <text:p>colloque</text:p>
          </table:table-cell>
          <table:table-cell table:formula="of:=IF([.K192] = &quot;&quot;; [.J192]; IF([.K192] = &quot;-&quot;; &quot;&quot;; [.K192]))" office:value-type="string" office:string-value="11 au 13 février 2019" calcext:value-type="string">
            <text:p>11 au 13 février 2019</text:p>
          </table:table-cell>
          <table:table-cell table:formula="of:=IF([.H192] = &quot;&quot;; [.G192]; IF([.H192] = &quot;-&quot;; &quot;&quot;; [.H192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La Guadeloupe au sein de l'organisation des Etats de la Caraïbe orientale : une adhésion pour quoi faire ?" : journées d'étude, le 28 février et le 15 mars 2019. Université des Antilles</text:p>
          </table:table-cell>
          <table:table-cell table:formula="of:=ORG.LIBREOFFICE.REGEX([.A193]; &quot;:[^:]*?$&quot;; &quot;&quot;)" office:value-type="string" office:string-value="&quot;La Guadeloupe au sein de l'organisation des Etats de la Caraïbe orientale : une adhésion pour quoi faire ?&quot; " calcext:value-type="string">
            <text:p>"La Guadeloupe au sein de l'organisation des Etats de la Caraïbe orientale : une adhésion pour quoi faire ?" </text:p>
          </table:table-cell>
          <table:table-cell table:formula="of:=IF(ORG.LIBREOFFICE.REGEX([.A193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93] = 1; IF(MID([.B193]; 1; 1) = CHAR(34); MID([.B193]; 2; LEN([.B193]) - 3); [.B193]); ORG.LIBREOFFICE.REGEX([.A193]; &quot;\.[^.]*?$&quot;; &quot;&quot;))" office:value-type="string" office:string-value="La Guadeloupe au sein de l'organisation des Etats de la Caraïbe orientale : une adhésion pour quoi faire ?" calcext:value-type="string">
            <text:p>La Guadeloupe au sein de l'organisation des Etats de la Caraïbe orientale : une adhésion pour quoi faire ?</text:p>
          </table:table-cell>
          <table:table-cell table:style-name="ce6"/>
          <table:table-cell table:formula="of:= ORG.LIBREOFFICE.REGEX(ORG.LIBREOFFICE.REGEX(MID([.A193]; FIND([.M193]; [.A193]) + LEN([.M193]) + 1; 999); &quot;^\W*&quot;; &quot;&quot;); &quot;\W*$&quot;; &quot;&quot;)" office:value-type="string" office:string-value="journées d'étude, le 28 février et le 15 mars 2019. Université des Antilles" calcext:value-type="string">
            <text:p>journées d'étude, le 28 février et le 15 mars 2019. Université des Antilles</text:p>
          </table:table-cell>
          <table:table-cell table:formula="of:=TRIM(ORG.LIBREOFFICE.REGEX([.F193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93] = &quot;&quot;; [.F193]; TRIM(MID([.F193]; 1; FIND([.P193]; [.F193]) - 1))); &quot;^\W*&quot;; &quot;&quot;); &quot;\W*$&quot;; &quot;&quot;)" office:value-type="string" office:string-value="journées d'étude, le 28 février et le 15 mars 2019" calcext:value-type="string">
            <text:p>journées d'étude, le 28 février et le 15 mars 2019</text:p>
          </table:table-cell>
          <table:table-cell table:formula="of:=IF([.I193] = &quot;&quot;; &quot;&quot;; IFERROR(ORG.LIBREOFFICE.REGEX(ORG.LIBREOFFICE.REGEX(ORG.LIBREOFFICE.REGEX([.I19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5 mars 2019" calcext:value-type="string">
            <text:p>15 mars 2019</text:p>
          </table:table-cell>
          <table:table-cell office:value-type="string" calcext:value-type="string">
            <text:p>28 février et 15 mars 2019</text:p>
          </table:table-cell>
          <table:table-cell table:style-name="ce3" office:value-type="string" calcext:value-type="string">
            <text:p>journées d'étude</text:p>
          </table:table-cell>
          <table:table-cell table:formula="of:=IF([.E193] = &quot;&quot;; [.D193]; IF([.E193] = &quot;-&quot;; &quot;&quot;; [.E193]))" office:value-type="string" office:string-value="La Guadeloupe au sein de l'organisation des Etats de la Caraïbe orientale : une adhésion pour quoi faire ?" calcext:value-type="string">
            <text:p>La Guadeloupe au sein de l'organisation des Etats de la Caraïbe orientale : une adhésion pour quoi faire ?</text:p>
          </table:table-cell>
          <table:table-cell table:style-name="ce4" table:formula="of:==IF(LEN([.L193]) &lt; 5; &quot;&quot;; ORG.LIBREOFFICE.REGEX([.L193]; &quot;,[^,]*?$&quot;; &quot;&quot;))" office:value-type="string" office:string-value="journées d'étude" calcext:value-type="string">
            <text:p>journées d'étude</text:p>
          </table:table-cell>
          <table:table-cell table:formula="of:=IF([.K193] = &quot;&quot;; [.J193]; IF([.K193] = &quot;-&quot;; &quot;&quot;; [.K193]))" office:value-type="string" office:string-value="28 février et 15 mars 2019" calcext:value-type="string">
            <text:p>28 février et 15 mars 2019</text:p>
          </table:table-cell>
          <table:table-cell table:formula="of:=IF([.H193] = &quot;&quot;; [.G193]; IF([.H193] = &quot;-&quot;; &quot;&quot;; [.H193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Réflexions croisées sur la crise des gilets jaunes" : conférence, le 30 mars 2019. Université des Antilles</text:p>
          </table:table-cell>
          <table:table-cell table:formula="of:=ORG.LIBREOFFICE.REGEX([.A194]; &quot;:[^:]*?$&quot;; &quot;&quot;)" office:value-type="string" office:string-value="&quot;Réflexions croisées sur la crise des gilets jaunes&quot; " calcext:value-type="string">
            <text:p>"Réflexions croisées sur la crise des gilets jaunes" </text:p>
          </table:table-cell>
          <table:table-cell table:formula="of:=IF(ORG.LIBREOFFICE.REGEX([.A194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94] = 1; IF(MID([.B194]; 1; 1) = CHAR(34); MID([.B194]; 2; LEN([.B194]) - 3); [.B194]); ORG.LIBREOFFICE.REGEX([.A194]; &quot;\.[^.]*?$&quot;; &quot;&quot;))" office:value-type="string" office:string-value="Réflexions croisées sur la crise des gilets jaunes" calcext:value-type="string">
            <text:p>Réflexions croisées sur la crise des gilets jaunes</text:p>
          </table:table-cell>
          <table:table-cell table:style-name="ce6"/>
          <table:table-cell table:formula="of:= ORG.LIBREOFFICE.REGEX(ORG.LIBREOFFICE.REGEX(MID([.A194]; FIND([.M194]; [.A194]) + LEN([.M194]) + 1; 999); &quot;^\W*&quot;; &quot;&quot;); &quot;\W*$&quot;; &quot;&quot;)" office:value-type="string" office:string-value="conférence, le 30 mars 2019. Université des Antilles" calcext:value-type="string">
            <text:p>conférence, le 30 mars 2019. Université des Antilles</text:p>
          </table:table-cell>
          <table:table-cell table:formula="of:=TRIM(ORG.LIBREOFFICE.REGEX([.F194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94] = &quot;&quot;; [.F194]; TRIM(MID([.F194]; 1; FIND([.P194]; [.F194]) - 1))); &quot;^\W*&quot;; &quot;&quot;); &quot;\W*$&quot;; &quot;&quot;)" office:value-type="string" office:string-value="conférence, le 30 mars 2019" calcext:value-type="string">
            <text:p>conférence, le 30 mars 2019</text:p>
          </table:table-cell>
          <table:table-cell table:formula="of:=IF([.I194] = &quot;&quot;; &quot;&quot;; IFERROR(ORG.LIBREOFFICE.REGEX(ORG.LIBREOFFICE.REGEX(ORG.LIBREOFFICE.REGEX([.I19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30 mars 2019" calcext:value-type="string">
            <text:p>30 mars 2019</text:p>
          </table:table-cell>
          <table:table-cell/>
          <table:table-cell table:formula="of:=IF([.I194] = &quot;&quot;; &quot;&quot;; IFERROR(ORG.LIBREOFFICE.REGEX(ORG.LIBREOFFICE.REGEX(ORG.LIBREOFFICE.REGEX([.I19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nférence, le" calcext:value-type="string">
            <text:p>conférence, le</text:p>
          </table:table-cell>
          <table:table-cell table:formula="of:=IF([.E194] = &quot;&quot;; [.D194]; IF([.E194] = &quot;-&quot;; &quot;&quot;; [.E194]))" office:value-type="string" office:string-value="Réflexions croisées sur la crise des gilets jaunes" calcext:value-type="string">
            <text:p>Réflexions croisées sur la crise des gilets jaunes</text:p>
          </table:table-cell>
          <table:table-cell table:style-name="ce4" table:formula="of:==IF(LEN([.L194]) &lt; 5; &quot;&quot;; ORG.LIBREOFFICE.REGEX([.L194]; &quot;,[^,]*?$&quot;; &quot;&quot;))" office:value-type="string" office:string-value="conférence" calcext:value-type="string">
            <text:p>conférence</text:p>
          </table:table-cell>
          <table:table-cell table:formula="of:=IF([.K194] = &quot;&quot;; [.J194]; IF([.K194] = &quot;-&quot;; &quot;&quot;; [.K194]))" office:value-type="string" office:string-value="30 mars 2019" calcext:value-type="string">
            <text:p>30 mars 2019</text:p>
          </table:table-cell>
          <table:table-cell table:formula="of:=IF([.H194] = &quot;&quot;; [.G194]; IF([.H194] = &quot;-&quot;; &quot;&quot;; [.H194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er colloque international BIOSPHERES, du 18 au 20 juin 2019. Université des Antilles</text:p>
          </table:table-cell>
          <table:table-cell table:formula="of:=ORG.LIBREOFFICE.REGEX([.A195]; &quot;:[^:]*?$&quot;; &quot;&quot;)" office:value-type="string" office:string-value="1er colloque international BIOSPHERES, du 18 au 20 juin 2019. Université des Antilles" calcext:value-type="string">
            <text:p>1er colloque international BIOSPHERES, du 18 au 20 juin 2019. Université des Antilles</text:p>
          </table:table-cell>
          <table:table-cell table:formula="of:=IF(ORG.LIBREOFFICE.REGEX([.A195]; &quot;[^:]*?$&quot;; &quot;&quot;) = &quot;&quot;; &quot;&quot;; 1)">
            <text:p/>
          </table:table-cell>
          <table:table-cell table:style-name="ce4" table:formula="of:=IF([.C195] = 1; IF(MID([.B195]; 1; 1) = CHAR(34); MID([.B195]; 2; LEN([.B195]) - 3); [.B195]); ORG.LIBREOFFICE.REGEX([.A195]; &quot;\.[^.]*?$&quot;; &quot;&quot;))" office:value-type="string" office:string-value="1er colloque international BIOSPHERES, du 18 au 20 juin 2019" calcext:value-type="string">
            <text:p>1er colloque international BIOSPHERES, du 18 au 20 juin 2019</text:p>
          </table:table-cell>
          <table:table-cell table:style-name="ce6" office:value-type="string" calcext:value-type="string">
            <text:p>1er colloque international BIOSPHERES</text:p>
          </table:table-cell>
          <table:table-cell table:formula="of:= ORG.LIBREOFFICE.REGEX(ORG.LIBREOFFICE.REGEX(MID([.A195]; FIND([.M195]; [.A195]) + LEN([.M195]) + 1; 999); &quot;^\W*&quot;; &quot;&quot;); &quot;\W*$&quot;; &quot;&quot;)" office:value-type="string" office:string-value="du 18 au 20 juin 2019. Université des Antilles" calcext:value-type="string">
            <text:p>du 18 au 20 juin 2019. Université des Antilles</text:p>
          </table:table-cell>
          <table:table-cell table:formula="of:=TRIM(ORG.LIBREOFFICE.REGEX([.F195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95] = &quot;&quot;; [.F195]; TRIM(MID([.F195]; 1; FIND([.P195]; [.F195]) - 1))); &quot;^\W*&quot;; &quot;&quot;); &quot;\W*$&quot;; &quot;&quot;)" office:value-type="string" office:string-value="du 18 au 20 juin 2019" calcext:value-type="string">
            <text:p>du 18 au 20 juin 2019</text:p>
          </table:table-cell>
          <table:table-cell table:formula="of:=IF([.I195] = &quot;&quot;; &quot;&quot;; IFERROR(ORG.LIBREOFFICE.REGEX(ORG.LIBREOFFICE.REGEX(ORG.LIBREOFFICE.REGEX([.I19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8 au 20 juin 2019" calcext:value-type="string">
            <text:p>18 au 20 juin 2019</text:p>
          </table:table-cell>
          <table:table-cell/>
          <table:table-cell table:formula="of:=IF([.I195] = &quot;&quot;; &quot;&quot;; IFERROR(ORG.LIBREOFFICE.REGEX(ORG.LIBREOFFICE.REGEX(ORG.LIBREOFFICE.REGEX([.I19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du" calcext:value-type="string">
            <text:p>du</text:p>
          </table:table-cell>
          <table:table-cell table:formula="of:=IF([.E195] = &quot;&quot;; [.D195]; IF([.E195] = &quot;-&quot;; &quot;&quot;; [.E195]))" office:value-type="string" office:string-value="1er colloque international BIOSPHERES" calcext:value-type="string">
            <text:p>1er colloque international BIOSPHERES</text:p>
          </table:table-cell>
          <table:table-cell table:style-name="ce4" table:formula="of:==IF(LEN([.L195]) &lt; 5; &quot;&quot;; ORG.LIBREOFFICE.REGEX([.L195]; &quot;,[^,]*?$&quot;; &quot;&quot;))">
            <text:p/>
          </table:table-cell>
          <table:table-cell table:formula="of:=IF([.K195] = &quot;&quot;; [.J195]; IF([.K195] = &quot;-&quot;; &quot;&quot;; [.K195]))" office:value-type="string" office:string-value="18 au 20 juin 2019" calcext:value-type="string">
            <text:p>18 au 20 juin 2019</text:p>
          </table:table-cell>
          <table:table-cell table:formula="of:=IF([.H195] = &quot;&quot;; [.G195]; IF([.H195] = &quot;-&quot;; &quot;&quot;; [.H195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es récifs coralliens et le littoral de demain" : séminaire, le 22 mai 2019. Université des Antilles</text:p>
          </table:table-cell>
          <table:table-cell table:formula="of:=ORG.LIBREOFFICE.REGEX([.A196]; &quot;:[^:]*?$&quot;; &quot;&quot;)" office:value-type="string" office:string-value="&quot;Les récifs coralliens et le littoral de demain&quot; " calcext:value-type="string">
            <text:p>"Les récifs coralliens et le littoral de demain" </text:p>
          </table:table-cell>
          <table:table-cell table:formula="of:=IF(ORG.LIBREOFFICE.REGEX([.A196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96] = 1; IF(MID([.B196]; 1; 1) = CHAR(34); MID([.B196]; 2; LEN([.B196]) - 3); [.B196]); ORG.LIBREOFFICE.REGEX([.A196]; &quot;\.[^.]*?$&quot;; &quot;&quot;))" office:value-type="string" office:string-value="Les récifs coralliens et le littoral de demain" calcext:value-type="string">
            <text:p>Les récifs coralliens et le littoral de demain</text:p>
          </table:table-cell>
          <table:table-cell table:style-name="ce6"/>
          <table:table-cell table:formula="of:= ORG.LIBREOFFICE.REGEX(ORG.LIBREOFFICE.REGEX(MID([.A196]; FIND([.M196]; [.A196]) + LEN([.M196]) + 1; 999); &quot;^\W*&quot;; &quot;&quot;); &quot;\W*$&quot;; &quot;&quot;)" office:value-type="string" office:string-value="séminaire, le 22 mai 2019. Université des Antilles" calcext:value-type="string">
            <text:p>séminaire, le 22 mai 2019. Université des Antilles</text:p>
          </table:table-cell>
          <table:table-cell table:formula="of:=TRIM(ORG.LIBREOFFICE.REGEX([.F196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96] = &quot;&quot;; [.F196]; TRIM(MID([.F196]; 1; FIND([.P196]; [.F196]) - 1))); &quot;^\W*&quot;; &quot;&quot;); &quot;\W*$&quot;; &quot;&quot;)" office:value-type="string" office:string-value="séminaire, le 22 mai 2019" calcext:value-type="string">
            <text:p>séminaire, le 22 mai 2019</text:p>
          </table:table-cell>
          <table:table-cell table:formula="of:=IF([.I196] = &quot;&quot;; &quot;&quot;; IFERROR(ORG.LIBREOFFICE.REGEX(ORG.LIBREOFFICE.REGEX(ORG.LIBREOFFICE.REGEX([.I19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2 mai 2019" calcext:value-type="string">
            <text:p>22 mai 2019</text:p>
          </table:table-cell>
          <table:table-cell/>
          <table:table-cell table:formula="of:=IF([.I196] = &quot;&quot;; &quot;&quot;; IFERROR(ORG.LIBREOFFICE.REGEX(ORG.LIBREOFFICE.REGEX(ORG.LIBREOFFICE.REGEX([.I19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séminaire, le" calcext:value-type="string">
            <text:p>séminaire, le</text:p>
          </table:table-cell>
          <table:table-cell table:formula="of:=IF([.E196] = &quot;&quot;; [.D196]; IF([.E196] = &quot;-&quot;; &quot;&quot;; [.E196]))" office:value-type="string" office:string-value="Les récifs coralliens et le littoral de demain" calcext:value-type="string">
            <text:p>Les récifs coralliens et le littoral de demain</text:p>
          </table:table-cell>
          <table:table-cell table:style-name="ce4" table:formula="of:==IF(LEN([.L196]) &lt; 5; &quot;&quot;; ORG.LIBREOFFICE.REGEX([.L196]; &quot;,[^,]*?$&quot;; &quot;&quot;))" office:value-type="string" office:string-value="séminaire" calcext:value-type="string">
            <text:p>séminaire</text:p>
          </table:table-cell>
          <table:table-cell table:formula="of:=IF([.K196] = &quot;&quot;; [.J196]; IF([.K196] = &quot;-&quot;; &quot;&quot;; [.K196]))" office:value-type="string" office:string-value="22 mai 2019" calcext:value-type="string">
            <text:p>22 mai 2019</text:p>
          </table:table-cell>
          <table:table-cell table:formula="of:=IF([.H196] = &quot;&quot;; [.G196]; IF([.H196] = &quot;-&quot;; &quot;&quot;; [.H196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Entre exclusif et contrebande, le commerce colonial aux Antilles XVIIe-début XIXe siècle" : journées d'étude, du 24 au 26 octobre 2019. Université des Antilles</text:p>
          </table:table-cell>
          <table:table-cell table:formula="of:=ORG.LIBREOFFICE.REGEX([.A197]; &quot;:[^:]*?$&quot;; &quot;&quot;)" office:value-type="string" office:string-value="&quot;Entre exclusif et contrebande, le commerce colonial aux Antilles XVIIe-début XIXe siècle&quot; " calcext:value-type="string">
            <text:p>"Entre exclusif et contrebande, le commerce colonial aux Antilles XVIIe-début XIXe siècle" </text:p>
          </table:table-cell>
          <table:table-cell table:formula="of:=IF(ORG.LIBREOFFICE.REGEX([.A197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97] = 1; IF(MID([.B197]; 1; 1) = CHAR(34); MID([.B197]; 2; LEN([.B197]) - 3); [.B197]); ORG.LIBREOFFICE.REGEX([.A197]; &quot;\.[^.]*?$&quot;; &quot;&quot;))" office:value-type="string" office:string-value="Entre exclusif et contrebande, le commerce colonial aux Antilles XVIIe-début XIXe siècle" calcext:value-type="string">
            <text:p>Entre exclusif et contrebande, le commerce colonial aux Antilles XVIIe-début XIXe siècle</text:p>
          </table:table-cell>
          <table:table-cell table:style-name="ce6"/>
          <table:table-cell table:formula="of:= ORG.LIBREOFFICE.REGEX(ORG.LIBREOFFICE.REGEX(MID([.A197]; FIND([.M197]; [.A197]) + LEN([.M197]) + 1; 999); &quot;^\W*&quot;; &quot;&quot;); &quot;\W*$&quot;; &quot;&quot;)" office:value-type="string" office:string-value="journées d'étude, du 24 au 26 octobre 2019. Université des Antilles" calcext:value-type="string">
            <text:p>journées d'étude, du 24 au 26 octobre 2019. Université des Antilles</text:p>
          </table:table-cell>
          <table:table-cell table:formula="of:=TRIM(ORG.LIBREOFFICE.REGEX([.F197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97] = &quot;&quot;; [.F197]; TRIM(MID([.F197]; 1; FIND([.P197]; [.F197]) - 1))); &quot;^\W*&quot;; &quot;&quot;); &quot;\W*$&quot;; &quot;&quot;)" office:value-type="string" office:string-value="journées d'étude, du 24 au 26 octobre 2019" calcext:value-type="string">
            <text:p>journées d'étude, du 24 au 26 octobre 2019</text:p>
          </table:table-cell>
          <table:table-cell table:formula="of:=IF([.I197] = &quot;&quot;; &quot;&quot;; IFERROR(ORG.LIBREOFFICE.REGEX(ORG.LIBREOFFICE.REGEX(ORG.LIBREOFFICE.REGEX([.I19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4 au 26 octobre 2019" calcext:value-type="string">
            <text:p>24 au 26 octobre 2019</text:p>
          </table:table-cell>
          <table:table-cell/>
          <table:table-cell table:formula="of:=IF([.I197] = &quot;&quot;; &quot;&quot;; IFERROR(ORG.LIBREOFFICE.REGEX(ORG.LIBREOFFICE.REGEX(ORG.LIBREOFFICE.REGEX([.I19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journées d'étude, du" calcext:value-type="string">
            <text:p>journées d'étude, du</text:p>
          </table:table-cell>
          <table:table-cell table:formula="of:=IF([.E197] = &quot;&quot;; [.D197]; IF([.E197] = &quot;-&quot;; &quot;&quot;; [.E197]))" office:value-type="string" office:string-value="Entre exclusif et contrebande, le commerce colonial aux Antilles XVIIe-début XIXe siècle" calcext:value-type="string">
            <text:p>Entre exclusif et contrebande, le commerce colonial aux Antilles XVIIe-début XIXe siècle</text:p>
          </table:table-cell>
          <table:table-cell table:style-name="ce4" table:formula="of:==IF(LEN([.L197]) &lt; 5; &quot;&quot;; ORG.LIBREOFFICE.REGEX([.L197]; &quot;,[^,]*?$&quot;; &quot;&quot;))" office:value-type="string" office:string-value="journées d'étude" calcext:value-type="string">
            <text:p>journées d'étude</text:p>
          </table:table-cell>
          <table:table-cell table:formula="of:=IF([.K197] = &quot;&quot;; [.J197]; IF([.K197] = &quot;-&quot;; &quot;&quot;; [.K197]))" office:value-type="string" office:string-value="24 au 26 octobre 2019" calcext:value-type="string">
            <text:p>24 au 26 octobre 2019</text:p>
          </table:table-cell>
          <table:table-cell table:formula="of:=IF([.H197] = &quot;&quot;; [.G197]; IF([.H197] = &quot;-&quot;; &quot;&quot;; [.H197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Édouard Glissant et "Le discours antillais" : de la source au delta" : colloque international, les 5 et 6 novembre 2019. Université des Antilles</text:p>
          </table:table-cell>
          <table:table-cell table:formula="of:=ORG.LIBREOFFICE.REGEX([.A198]; &quot;:[^:]*?$&quot;; &quot;&quot;)" office:value-type="string" office:string-value="&quot;Édouard Glissant et &quot;Le discours antillais&quot; : de la source au delta&quot; " calcext:value-type="string">
            <text:p>"Édouard Glissant et "Le discours antillais" : de la source au delta" </text:p>
          </table:table-cell>
          <table:table-cell table:formula="of:=IF(ORG.LIBREOFFICE.REGEX([.A198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98] = 1; IF(MID([.B198]; 1; 1) = CHAR(34); MID([.B198]; 2; LEN([.B198]) - 3); [.B198]); ORG.LIBREOFFICE.REGEX([.A198]; &quot;\.[^.]*?$&quot;; &quot;&quot;))" office:value-type="string" office:string-value="Édouard Glissant et &quot;Le discours antillais&quot; : de la source au delta" calcext:value-type="string">
            <text:p>Édouard Glissant et "Le discours antillais" : de la source au delta</text:p>
          </table:table-cell>
          <table:table-cell table:style-name="ce6"/>
          <table:table-cell table:formula="of:= ORG.LIBREOFFICE.REGEX(ORG.LIBREOFFICE.REGEX(MID([.A198]; FIND([.M198]; [.A198]) + LEN([.M198]) + 1; 999); &quot;^\W*&quot;; &quot;&quot;); &quot;\W*$&quot;; &quot;&quot;)" office:value-type="string" office:string-value="colloque international, les 5 et 6 novembre 2019. Université des Antilles" calcext:value-type="string">
            <text:p>colloque international, les 5 et 6 novembre 2019. Université des Antilles</text:p>
          </table:table-cell>
          <table:table-cell table:formula="of:=TRIM(ORG.LIBREOFFICE.REGEX([.F198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198] = &quot;&quot;; [.F198]; TRIM(MID([.F198]; 1; FIND([.P198]; [.F198]) - 1))); &quot;^\W*&quot;; &quot;&quot;); &quot;\W*$&quot;; &quot;&quot;)" office:value-type="string" office:string-value="colloque international, les 5 et 6 novembre 2019" calcext:value-type="string">
            <text:p>colloque international, les 5 et 6 novembre 2019</text:p>
          </table:table-cell>
          <table:table-cell table:formula="of:=IF([.I198] = &quot;&quot;; &quot;&quot;; IFERROR(ORG.LIBREOFFICE.REGEX(ORG.LIBREOFFICE.REGEX(ORG.LIBREOFFICE.REGEX([.I19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5 et 6 novembre 2019" calcext:value-type="string">
            <text:p>5 et 6 novembre 2019</text:p>
          </table:table-cell>
          <table:table-cell/>
          <table:table-cell table:formula="of:=IF([.I198] = &quot;&quot;; &quot;&quot;; IFERROR(ORG.LIBREOFFICE.REGEX(ORG.LIBREOFFICE.REGEX(ORG.LIBREOFFICE.REGEX([.I19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 international, les" calcext:value-type="string">
            <text:p>colloque international, les</text:p>
          </table:table-cell>
          <table:table-cell table:formula="of:=IF([.E198] = &quot;&quot;; [.D198]; IF([.E198] = &quot;-&quot;; &quot;&quot;; [.E198]))" office:value-type="string" office:string-value="Édouard Glissant et &quot;Le discours antillais&quot; : de la source au delta" calcext:value-type="string">
            <text:p>Édouard Glissant et "Le discours antillais" : de la source au delta</text:p>
          </table:table-cell>
          <table:table-cell table:style-name="ce4" table:formula="of:==IF(LEN([.L198]) &lt; 5; &quot;&quot;; ORG.LIBREOFFICE.REGEX([.L198]; &quot;,[^,]*?$&quot;; &quot;&quot;))" office:value-type="string" office:string-value="colloque international" calcext:value-type="string">
            <text:p>colloque international</text:p>
          </table:table-cell>
          <table:table-cell table:formula="of:=IF([.K198] = &quot;&quot;; [.J198]; IF([.K198] = &quot;-&quot;; &quot;&quot;; [.K198]))" office:value-type="string" office:string-value="5 et 6 novembre 2019" calcext:value-type="string">
            <text:p>5 et 6 novembre 2019</text:p>
          </table:table-cell>
          <table:table-cell table:formula="of:=IF([.H198] = &quot;&quot;; [.G198]; IF([.H198] = &quot;-&quot;; &quot;&quot;; [.H198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"La protection juridique de la biodiversité sur le plateau des Guyanes : vers une gestion en patrimoine commun dans un contexte transfrontalier ?" : colloque inaugural, le 16 novembre 2019. Université de Guyane</text:p>
          </table:table-cell>
          <table:table-cell table:formula="of:=ORG.LIBREOFFICE.REGEX([.A199]; &quot;:[^:]*?$&quot;; &quot;&quot;)" office:value-type="string" office:string-value="&quot;La protection juridique de la biodiversité sur le plateau des Guyanes : vers une gestion en patrimoine commun dans un contexte transfrontalier ?&quot; " calcext:value-type="string">
            <text:p>"La protection juridique de la biodiversité sur le plateau des Guyanes : vers une gestion en patrimoine commun dans un contexte transfrontalier ?" </text:p>
          </table:table-cell>
          <table:table-cell table:formula="of:=IF(ORG.LIBREOFFICE.REGEX([.A199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199] = 1; IF(MID([.B199]; 1; 1) = CHAR(34); MID([.B199]; 2; LEN([.B199]) - 3); [.B199]); ORG.LIBREOFFICE.REGEX([.A199]; &quot;\.[^.]*?$&quot;; &quot;&quot;))" office:value-type="string" office:string-value="La protection juridique de la biodiversité sur le plateau des Guyanes : vers une gestion en patrimoine commun dans un contexte transfrontalier ?" calcext:value-type="string">
            <text:p>La protection juridique de la biodiversité sur le plateau des Guyanes : vers une gestion en patrimoine commun dans un contexte transfrontalier ?</text:p>
          </table:table-cell>
          <table:table-cell table:style-name="ce6"/>
          <table:table-cell table:formula="of:= ORG.LIBREOFFICE.REGEX(ORG.LIBREOFFICE.REGEX(MID([.A199]; FIND([.M199]; [.A199]) + LEN([.M199]) + 1; 999); &quot;^\W*&quot;; &quot;&quot;); &quot;\W*$&quot;; &quot;&quot;)" office:value-type="string" office:string-value="colloque inaugural, le 16 novembre 2019. Université de Guyane" calcext:value-type="string">
            <text:p>colloque inaugural, le 16 novembre 2019. Université de Guyane</text:p>
          </table:table-cell>
          <table:table-cell table:formula="of:=TRIM(ORG.LIBREOFFICE.REGEX([.F199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199] = &quot;&quot;; [.F199]; TRIM(MID([.F199]; 1; FIND([.P199]; [.F199]) - 1))); &quot;^\W*&quot;; &quot;&quot;); &quot;\W*$&quot;; &quot;&quot;)" office:value-type="string" office:string-value="colloque inaugural, le 16 novembre 2019" calcext:value-type="string">
            <text:p>colloque inaugural, le 16 novembre 2019</text:p>
          </table:table-cell>
          <table:table-cell table:formula="of:=IF([.I199] = &quot;&quot;; &quot;&quot;; IFERROR(ORG.LIBREOFFICE.REGEX(ORG.LIBREOFFICE.REGEX(ORG.LIBREOFFICE.REGEX([.I19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6 novembre 2019" calcext:value-type="string">
            <text:p>16 novembre 2019</text:p>
          </table:table-cell>
          <table:table-cell/>
          <table:table-cell table:formula="of:=IF([.I199] = &quot;&quot;; &quot;&quot;; IFERROR(ORG.LIBREOFFICE.REGEX(ORG.LIBREOFFICE.REGEX(ORG.LIBREOFFICE.REGEX([.I19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 inaugural, le" calcext:value-type="string">
            <text:p>colloque inaugural, le</text:p>
          </table:table-cell>
          <table:table-cell table:formula="of:=IF([.E199] = &quot;&quot;; [.D199]; IF([.E199] = &quot;-&quot;; &quot;&quot;; [.E199]))" office:value-type="string" office:string-value="La protection juridique de la biodiversité sur le plateau des Guyanes : vers une gestion en patrimoine commun dans un contexte transfrontalier ?" calcext:value-type="string">
            <text:p>La protection juridique de la biodiversité sur le plateau des Guyanes : vers une gestion en patrimoine commun dans un contexte transfrontalier ?</text:p>
          </table:table-cell>
          <table:table-cell table:style-name="ce4" table:formula="of:==IF(LEN([.L199]) &lt; 5; &quot;&quot;; ORG.LIBREOFFICE.REGEX([.L199]; &quot;,[^,]*?$&quot;; &quot;&quot;))" office:value-type="string" office:string-value="colloque inaugural" calcext:value-type="string">
            <text:p>colloque inaugural</text:p>
          </table:table-cell>
          <table:table-cell table:formula="of:=IF([.K199] = &quot;&quot;; [.J199]; IF([.K199] = &quot;-&quot;; &quot;&quot;; [.K199]))" office:value-type="string" office:string-value="16 novembre 2019" calcext:value-type="string">
            <text:p>16 novembre 2019</text:p>
          </table:table-cell>
          <table:table-cell table:formula="of:=IF([.H199] = &quot;&quot;; [.G199]; IF([.H199] = &quot;-&quot;; &quot;&quot;; [.H199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Littérature, patrimoine culturel et mémoire d'Amazonie" : colloque, les 14 et 15 novembre 2019. Université de Guyane</text:p>
          </table:table-cell>
          <table:table-cell table:formula="of:=ORG.LIBREOFFICE.REGEX([.A200]; &quot;:[^:]*?$&quot;; &quot;&quot;)" office:value-type="string" office:string-value="&quot;Littérature, patrimoine culturel et mémoire d'Amazonie&quot; " calcext:value-type="string">
            <text:p>"Littérature, patrimoine culturel et mémoire d'Amazonie" </text:p>
          </table:table-cell>
          <table:table-cell table:formula="of:=IF(ORG.LIBREOFFICE.REGEX([.A200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200] = 1; IF(MID([.B200]; 1; 1) = CHAR(34); MID([.B200]; 2; LEN([.B200]) - 3); [.B200]); ORG.LIBREOFFICE.REGEX([.A200]; &quot;\.[^.]*?$&quot;; &quot;&quot;))" office:value-type="string" office:string-value="Littérature, patrimoine culturel et mémoire d'Amazonie" calcext:value-type="string">
            <text:p>Littérature, patrimoine culturel et mémoire d'Amazonie</text:p>
          </table:table-cell>
          <table:table-cell table:style-name="ce6"/>
          <table:table-cell table:formula="of:= ORG.LIBREOFFICE.REGEX(ORG.LIBREOFFICE.REGEX(MID([.A200]; FIND([.M200]; [.A200]) + LEN([.M200]) + 1; 999); &quot;^\W*&quot;; &quot;&quot;); &quot;\W*$&quot;; &quot;&quot;)" office:value-type="string" office:string-value="colloque, les 14 et 15 novembre 2019. Université de Guyane" calcext:value-type="string">
            <text:p>colloque, les 14 et 15 novembre 2019. Université de Guyane</text:p>
          </table:table-cell>
          <table:table-cell table:formula="of:=TRIM(ORG.LIBREOFFICE.REGEX([.F200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200] = &quot;&quot;; [.F200]; TRIM(MID([.F200]; 1; FIND([.P200]; [.F200]) - 1))); &quot;^\W*&quot;; &quot;&quot;); &quot;\W*$&quot;; &quot;&quot;)" office:value-type="string" office:string-value="colloque, les 14 et 15 novembre 2019" calcext:value-type="string">
            <text:p>colloque, les 14 et 15 novembre 2019</text:p>
          </table:table-cell>
          <table:table-cell table:formula="of:=IF([.I200] = &quot;&quot;; &quot;&quot;; IFERROR(ORG.LIBREOFFICE.REGEX(ORG.LIBREOFFICE.REGEX(ORG.LIBREOFFICE.REGEX([.I20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4 et 15 novembre 2019" calcext:value-type="string">
            <text:p>14 et 15 novembre 2019</text:p>
          </table:table-cell>
          <table:table-cell/>
          <table:table-cell table:formula="of:=IF([.I200] = &quot;&quot;; &quot;&quot;; IFERROR(ORG.LIBREOFFICE.REGEX(ORG.LIBREOFFICE.REGEX(ORG.LIBREOFFICE.REGEX([.I20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, les" calcext:value-type="string">
            <text:p>colloque, les</text:p>
          </table:table-cell>
          <table:table-cell table:formula="of:=IF([.E200] = &quot;&quot;; [.D200]; IF([.E200] = &quot;-&quot;; &quot;&quot;; [.E200]))" office:value-type="string" office:string-value="Littérature, patrimoine culturel et mémoire d'Amazonie" calcext:value-type="string">
            <text:p>Littérature, patrimoine culturel et mémoire d'Amazonie</text:p>
          </table:table-cell>
          <table:table-cell table:style-name="ce4" table:formula="of:==IF(LEN([.L200]) &lt; 5; &quot;&quot;; ORG.LIBREOFFICE.REGEX([.L200]; &quot;,[^,]*?$&quot;; &quot;&quot;))" office:value-type="string" office:string-value="colloque" calcext:value-type="string">
            <text:p>colloque</text:p>
          </table:table-cell>
          <table:table-cell table:formula="of:=IF([.K200] = &quot;&quot;; [.J200]; IF([.K200] = &quot;-&quot;; &quot;&quot;; [.K200]))" office:value-type="string" office:string-value="14 et 15 novembre 2019" calcext:value-type="string">
            <text:p>14 et 15 novembre 2019</text:p>
          </table:table-cell>
          <table:table-cell table:formula="of:=IF([.H200] = &quot;&quot;; [.G200]; IF([.H200] = &quot;-&quot;; &quot;&quot;; [.H200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Enjeux de l'interculturalité et de la pluriethnicité dans la relation d'aide et de soins en Guyane" : colloque, du 9 au 13 décembre 2019. Université de Guyane</text:p>
          </table:table-cell>
          <table:table-cell table:formula="of:=ORG.LIBREOFFICE.REGEX([.A201]; &quot;:[^:]*?$&quot;; &quot;&quot;)" office:value-type="string" office:string-value="&quot;Enjeux de l'interculturalité et de la pluriethnicité dans la relation d'aide et de soins en Guyane&quot; " calcext:value-type="string">
            <text:p>"Enjeux de l'interculturalité et de la pluriethnicité dans la relation d'aide et de soins en Guyane" </text:p>
          </table:table-cell>
          <table:table-cell table:formula="of:=IF(ORG.LIBREOFFICE.REGEX([.A201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201] = 1; IF(MID([.B201]; 1; 1) = CHAR(34); MID([.B201]; 2; LEN([.B201]) - 3); [.B201]); ORG.LIBREOFFICE.REGEX([.A201]; &quot;\.[^.]*?$&quot;; &quot;&quot;))" office:value-type="string" office:string-value="Enjeux de l'interculturalité et de la pluriethnicité dans la relation d'aide et de soins en Guyane" calcext:value-type="string">
            <text:p>Enjeux de l'interculturalité et de la pluriethnicité dans la relation d'aide et de soins en Guyane</text:p>
          </table:table-cell>
          <table:table-cell table:style-name="ce6"/>
          <table:table-cell table:formula="of:= ORG.LIBREOFFICE.REGEX(ORG.LIBREOFFICE.REGEX(MID([.A201]; FIND([.M201]; [.A201]) + LEN([.M201]) + 1; 999); &quot;^\W*&quot;; &quot;&quot;); &quot;\W*$&quot;; &quot;&quot;)" office:value-type="string" office:string-value="colloque, du 9 au 13 décembre 2019. Université de Guyane" calcext:value-type="string">
            <text:p>colloque, du 9 au 13 décembre 2019. Université de Guyane</text:p>
          </table:table-cell>
          <table:table-cell table:formula="of:=TRIM(ORG.LIBREOFFICE.REGEX([.F201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201] = &quot;&quot;; [.F201]; TRIM(MID([.F201]; 1; FIND([.P201]; [.F201]) - 1))); &quot;^\W*&quot;; &quot;&quot;); &quot;\W*$&quot;; &quot;&quot;)" office:value-type="string" office:string-value="colloque, du 9 au 13 décembre 2019" calcext:value-type="string">
            <text:p>colloque, du 9 au 13 décembre 2019</text:p>
          </table:table-cell>
          <table:table-cell table:formula="of:=IF([.I201] = &quot;&quot;; &quot;&quot;; IFERROR(ORG.LIBREOFFICE.REGEX(ORG.LIBREOFFICE.REGEX(ORG.LIBREOFFICE.REGEX([.I20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9 au 13 décembre 2019" calcext:value-type="string">
            <text:p>9 au 13 décembre 2019</text:p>
          </table:table-cell>
          <table:table-cell/>
          <table:table-cell table:formula="of:=IF([.I201] = &quot;&quot;; &quot;&quot;; IFERROR(ORG.LIBREOFFICE.REGEX(ORG.LIBREOFFICE.REGEX(ORG.LIBREOFFICE.REGEX([.I20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lloque, du" calcext:value-type="string">
            <text:p>colloque, du</text:p>
          </table:table-cell>
          <table:table-cell table:formula="of:=IF([.E201] = &quot;&quot;; [.D201]; IF([.E201] = &quot;-&quot;; &quot;&quot;; [.E201]))" office:value-type="string" office:string-value="Enjeux de l'interculturalité et de la pluriethnicité dans la relation d'aide et de soins en Guyane" calcext:value-type="string">
            <text:p>Enjeux de l'interculturalité et de la pluriethnicité dans la relation d'aide et de soins en Guyane</text:p>
          </table:table-cell>
          <table:table-cell table:style-name="ce4" table:formula="of:==IF(LEN([.L201]) &lt; 5; &quot;&quot;; ORG.LIBREOFFICE.REGEX([.L201]; &quot;,[^,]*?$&quot;; &quot;&quot;))" office:value-type="string" office:string-value="colloque" calcext:value-type="string">
            <text:p>colloque</text:p>
          </table:table-cell>
          <table:table-cell table:formula="of:=IF([.K201] = &quot;&quot;; [.J201]; IF([.K201] = &quot;-&quot;; &quot;&quot;; [.K201]))" office:value-type="string" office:string-value="9 au 13 décembre 2019" calcext:value-type="string">
            <text:p>9 au 13 décembre 2019</text:p>
          </table:table-cell>
          <table:table-cell table:formula="of:=IF([.H201] = &quot;&quot;; [.G201]; IF([.H201] = &quot;-&quot;; &quot;&quot;; [.H201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Populations amérindiennes et droits de la personne humaine" : conférence, le 19 février 2020. Université de Guyane</text:p>
          </table:table-cell>
          <table:table-cell table:formula="of:=ORG.LIBREOFFICE.REGEX([.A202]; &quot;:[^:]*?$&quot;; &quot;&quot;)" office:value-type="string" office:string-value="&quot;Populations amérindiennes et droits de la personne humaine&quot; " calcext:value-type="string">
            <text:p>"Populations amérindiennes et droits de la personne humaine" </text:p>
          </table:table-cell>
          <table:table-cell table:formula="of:=IF(ORG.LIBREOFFICE.REGEX([.A202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202] = 1; IF(MID([.B202]; 1; 1) = CHAR(34); MID([.B202]; 2; LEN([.B202]) - 3); [.B202]); ORG.LIBREOFFICE.REGEX([.A202]; &quot;\.[^.]*?$&quot;; &quot;&quot;))" office:value-type="string" office:string-value="Populations amérindiennes et droits de la personne humaine" calcext:value-type="string">
            <text:p>Populations amérindiennes et droits de la personne humaine</text:p>
          </table:table-cell>
          <table:table-cell table:style-name="ce6"/>
          <table:table-cell table:formula="of:= ORG.LIBREOFFICE.REGEX(ORG.LIBREOFFICE.REGEX(MID([.A202]; FIND([.M202]; [.A202]) + LEN([.M202]) + 1; 999); &quot;^\W*&quot;; &quot;&quot;); &quot;\W*$&quot;; &quot;&quot;)" office:value-type="string" office:string-value="conférence, le 19 février 2020. Université de Guyane" calcext:value-type="string">
            <text:p>conférence, le 19 février 2020. Université de Guyane</text:p>
          </table:table-cell>
          <table:table-cell table:formula="of:=TRIM(ORG.LIBREOFFICE.REGEX([.F202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202] = &quot;&quot;; [.F202]; TRIM(MID([.F202]; 1; FIND([.P202]; [.F202]) - 1))); &quot;^\W*&quot;; &quot;&quot;); &quot;\W*$&quot;; &quot;&quot;)" office:value-type="string" office:string-value="conférence, le 19 février 2020" calcext:value-type="string">
            <text:p>conférence, le 19 février 2020</text:p>
          </table:table-cell>
          <table:table-cell table:formula="of:=IF([.I202] = &quot;&quot;; &quot;&quot;; IFERROR(ORG.LIBREOFFICE.REGEX(ORG.LIBREOFFICE.REGEX(ORG.LIBREOFFICE.REGEX([.I20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9 février 2020" calcext:value-type="string">
            <text:p>19 février 2020</text:p>
          </table:table-cell>
          <table:table-cell/>
          <table:table-cell table:formula="of:=IF([.I202] = &quot;&quot;; &quot;&quot;; IFERROR(ORG.LIBREOFFICE.REGEX(ORG.LIBREOFFICE.REGEX(ORG.LIBREOFFICE.REGEX([.I20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nférence, le" calcext:value-type="string">
            <text:p>conférence, le</text:p>
          </table:table-cell>
          <table:table-cell table:formula="of:=IF([.E202] = &quot;&quot;; [.D202]; IF([.E202] = &quot;-&quot;; &quot;&quot;; [.E202]))" office:value-type="string" office:string-value="Populations amérindiennes et droits de la personne humaine" calcext:value-type="string">
            <text:p>Populations amérindiennes et droits de la personne humaine</text:p>
          </table:table-cell>
          <table:table-cell table:style-name="ce4" table:formula="of:==IF(LEN([.L202]) &lt; 5; &quot;&quot;; ORG.LIBREOFFICE.REGEX([.L202]; &quot;,[^,]*?$&quot;; &quot;&quot;))" office:value-type="string" office:string-value="conférence" calcext:value-type="string">
            <text:p>conférence</text:p>
          </table:table-cell>
          <table:table-cell table:formula="of:=IF([.K202] = &quot;&quot;; [.J202]; IF([.K202] = &quot;-&quot;; &quot;&quot;; [.K202]))" office:value-type="string" office:string-value="19 février 2020" calcext:value-type="string">
            <text:p>19 février 2020</text:p>
          </table:table-cell>
          <table:table-cell table:formula="of:=IF([.H202] = &quot;&quot;; [.G202]; IF([.H202] = &quot;-&quot;; &quot;&quot;; [.H202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 thèse en 180 secondes, le 22 février 2020. Université des Antilles</text:p>
          </table:table-cell>
          <table:table-cell table:formula="of:=ORG.LIBREOFFICE.REGEX([.A203]; &quot;:[^:]*?$&quot;; &quot;&quot;)" office:value-type="string" office:string-value="Ma thèse en 180 secondes, le 22 février 2020. Université des Antilles" calcext:value-type="string">
            <text:p>Ma thèse en 180 secondes, le 22 février 2020. Université des Antilles</text:p>
          </table:table-cell>
          <table:table-cell table:formula="of:=IF(ORG.LIBREOFFICE.REGEX([.A203]; &quot;[^:]*?$&quot;; &quot;&quot;) = &quot;&quot;; &quot;&quot;; 1)">
            <text:p/>
          </table:table-cell>
          <table:table-cell table:style-name="ce4" table:formula="of:=IF([.C203] = 1; IF(MID([.B203]; 1; 1) = CHAR(34); MID([.B203]; 2; LEN([.B203]) - 3); [.B203]); ORG.LIBREOFFICE.REGEX([.A203]; &quot;\.[^.]*?$&quot;; &quot;&quot;))" office:value-type="string" office:string-value="Ma thèse en 180 secondes, le 22 février 2020" calcext:value-type="string">
            <text:p>Ma thèse en 180 secondes, le 22 février 2020</text:p>
          </table:table-cell>
          <table:table-cell table:style-name="ce6" office:value-type="string" calcext:value-type="string">
            <text:p>Ma thèse en 180 secondes</text:p>
          </table:table-cell>
          <table:table-cell table:formula="of:= ORG.LIBREOFFICE.REGEX(ORG.LIBREOFFICE.REGEX(MID([.A203]; FIND([.M203]; [.A203]) + LEN([.M203]) + 1; 999); &quot;^\W*&quot;; &quot;&quot;); &quot;\W*$&quot;; &quot;&quot;)" office:value-type="string" office:string-value="le 22 février 2020. Université des Antilles" calcext:value-type="string">
            <text:p>le 22 février 2020. Université des Antilles</text:p>
          </table:table-cell>
          <table:table-cell table:formula="of:=TRIM(ORG.LIBREOFFICE.REGEX([.F203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203] = &quot;&quot;; [.F203]; TRIM(MID([.F203]; 1; FIND([.P203]; [.F203]) - 1))); &quot;^\W*&quot;; &quot;&quot;); &quot;\W*$&quot;; &quot;&quot;)" office:value-type="string" office:string-value="le 22 février 2020" calcext:value-type="string">
            <text:p>le 22 février 2020</text:p>
          </table:table-cell>
          <table:table-cell table:formula="of:=IF([.I203] = &quot;&quot;; &quot;&quot;; IFERROR(ORG.LIBREOFFICE.REGEX(ORG.LIBREOFFICE.REGEX(ORG.LIBREOFFICE.REGEX([.I20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2 février 2020" calcext:value-type="string">
            <text:p>22 février 2020</text:p>
          </table:table-cell>
          <table:table-cell/>
          <table:table-cell table:formula="of:=IF([.I203] = &quot;&quot;; &quot;&quot;; IFERROR(ORG.LIBREOFFICE.REGEX(ORG.LIBREOFFICE.REGEX(ORG.LIBREOFFICE.REGEX([.I20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203] = &quot;&quot;; [.D203]; IF([.E203] = &quot;-&quot;; &quot;&quot;; [.E203]))" office:value-type="string" office:string-value="Ma thèse en 180 secondes" calcext:value-type="string">
            <text:p>Ma thèse en 180 secondes</text:p>
          </table:table-cell>
          <table:table-cell table:style-name="ce4" table:formula="of:==IF(LEN([.L203]) &lt; 5; &quot;&quot;; ORG.LIBREOFFICE.REGEX([.L203]; &quot;,[^,]*?$&quot;; &quot;&quot;))">
            <text:p/>
          </table:table-cell>
          <table:table-cell table:formula="of:=IF([.K203] = &quot;&quot;; [.J203]; IF([.K203] = &quot;-&quot;; &quot;&quot;; [.K203]))" office:value-type="string" office:string-value="22 février 2020" calcext:value-type="string">
            <text:p>22 février 2020</text:p>
          </table:table-cell>
          <table:table-cell table:formula="of:=IF([.H203] = &quot;&quot;; [.G203]; IF([.H203] = &quot;-&quot;; &quot;&quot;; [.H203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"Les migrations" : table ronde, le 10 mars 2020. Université des Antilles</text:p>
          </table:table-cell>
          <table:table-cell table:formula="of:=ORG.LIBREOFFICE.REGEX([.A204]; &quot;:[^:]*?$&quot;; &quot;&quot;)" office:value-type="string" office:string-value="&quot;Les migrations&quot; " calcext:value-type="string">
            <text:p>"Les migrations" </text:p>
          </table:table-cell>
          <table:table-cell table:formula="of:=IF(ORG.LIBREOFFICE.REGEX([.A204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204] = 1; IF(MID([.B204]; 1; 1) = CHAR(34); MID([.B204]; 2; LEN([.B204]) - 3); [.B204]); ORG.LIBREOFFICE.REGEX([.A204]; &quot;\.[^.]*?$&quot;; &quot;&quot;))" office:value-type="string" office:string-value="Les migrations" calcext:value-type="string">
            <text:p>Les migrations</text:p>
          </table:table-cell>
          <table:table-cell table:style-name="ce6"/>
          <table:table-cell table:formula="of:= ORG.LIBREOFFICE.REGEX(ORG.LIBREOFFICE.REGEX(MID([.A204]; FIND([.M204]; [.A204]) + LEN([.M204]) + 1; 999); &quot;^\W*&quot;; &quot;&quot;); &quot;\W*$&quot;; &quot;&quot;)" office:value-type="string" office:string-value="table ronde, le 10 mars 2020. Université des Antilles" calcext:value-type="string">
            <text:p>table ronde, le 10 mars 2020. Université des Antilles</text:p>
          </table:table-cell>
          <table:table-cell table:formula="of:=TRIM(ORG.LIBREOFFICE.REGEX([.F204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204] = &quot;&quot;; [.F204]; TRIM(MID([.F204]; 1; FIND([.P204]; [.F204]) - 1))); &quot;^\W*&quot;; &quot;&quot;); &quot;\W*$&quot;; &quot;&quot;)" office:value-type="string" office:string-value="table ronde, le 10 mars 2020" calcext:value-type="string">
            <text:p>table ronde, le 10 mars 2020</text:p>
          </table:table-cell>
          <table:table-cell table:formula="of:=IF([.I204] = &quot;&quot;; &quot;&quot;; IFERROR(ORG.LIBREOFFICE.REGEX(ORG.LIBREOFFICE.REGEX(ORG.LIBREOFFICE.REGEX([.I20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0 mars 2020" calcext:value-type="string">
            <text:p>10 mars 2020</text:p>
          </table:table-cell>
          <table:table-cell/>
          <table:table-cell table:formula="of:=IF([.I204] = &quot;&quot;; &quot;&quot;; IFERROR(ORG.LIBREOFFICE.REGEX(ORG.LIBREOFFICE.REGEX(ORG.LIBREOFFICE.REGEX([.I204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table ronde, le" calcext:value-type="string">
            <text:p>table ronde, le</text:p>
          </table:table-cell>
          <table:table-cell table:formula="of:=IF([.E204] = &quot;&quot;; [.D204]; IF([.E204] = &quot;-&quot;; &quot;&quot;; [.E204]))" office:value-type="string" office:string-value="Les migrations" calcext:value-type="string">
            <text:p>Les migrations</text:p>
          </table:table-cell>
          <table:table-cell table:style-name="ce4" table:formula="of:==IF(LEN([.L204]) &lt; 5; &quot;&quot;; ORG.LIBREOFFICE.REGEX([.L204]; &quot;,[^,]*?$&quot;; &quot;&quot;))" office:value-type="string" office:string-value="table ronde" calcext:value-type="string">
            <text:p>table ronde</text:p>
          </table:table-cell>
          <table:table-cell table:formula="of:=IF([.K204] = &quot;&quot;; [.J204]; IF([.K204] = &quot;-&quot;; &quot;&quot;; [.K204]))" office:value-type="string" office:string-value="10 mars 2020" calcext:value-type="string">
            <text:p>10 mars 2020</text:p>
          </table:table-cell>
          <table:table-cell table:formula="of:=IF([.H204] = &quot;&quot;; [.G204]; IF([.H204] = &quot;-&quot;; &quot;&quot;; [.H204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Projet Matrimoine Afro-Américano-Caribéen. La contribution des femmes au patrimoine mondial" : entretiens, le 11 mars 2020. Université des Antilles</text:p>
          </table:table-cell>
          <table:table-cell table:formula="of:=ORG.LIBREOFFICE.REGEX([.A205]; &quot;:[^:]*?$&quot;; &quot;&quot;)" office:value-type="string" office:string-value="&quot;Projet Matrimoine Afro-Américano-Caribéen. La contribution des femmes au patrimoine mondial&quot; " calcext:value-type="string">
            <text:p>"Projet Matrimoine Afro-Américano-Caribéen. La contribution des femmes au patrimoine mondial" </text:p>
          </table:table-cell>
          <table:table-cell table:formula="of:=IF(ORG.LIBREOFFICE.REGEX([.A205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205] = 1; IF(MID([.B205]; 1; 1) = CHAR(34); MID([.B205]; 2; LEN([.B205]) - 3); [.B205]); ORG.LIBREOFFICE.REGEX([.A205]; &quot;\.[^.]*?$&quot;; &quot;&quot;))" office:value-type="string" office:string-value="Projet Matrimoine Afro-Américano-Caribéen. La contribution des femmes au patrimoine mondial" calcext:value-type="string">
            <text:p>Projet Matrimoine Afro-Américano-Caribéen. La contribution des femmes au patrimoine mondial</text:p>
          </table:table-cell>
          <table:table-cell table:style-name="ce6"/>
          <table:table-cell table:formula="of:= ORG.LIBREOFFICE.REGEX(ORG.LIBREOFFICE.REGEX(MID([.A205]; FIND([.M205]; [.A205]) + LEN([.M205]) + 1; 999); &quot;^\W*&quot;; &quot;&quot;); &quot;\W*$&quot;; &quot;&quot;)" office:value-type="string" office:string-value="entretiens, le 11 mars 2020. Université des Antilles" calcext:value-type="string">
            <text:p>entretiens, le 11 mars 2020. Université des Antilles</text:p>
          </table:table-cell>
          <table:table-cell table:formula="of:=TRIM(ORG.LIBREOFFICE.REGEX([.F205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205] = &quot;&quot;; [.F205]; TRIM(MID([.F205]; 1; FIND([.P205]; [.F205]) - 1))); &quot;^\W*&quot;; &quot;&quot;); &quot;\W*$&quot;; &quot;&quot;)" office:value-type="string" office:string-value="entretiens, le 11 mars 2020" calcext:value-type="string">
            <text:p>entretiens, le 11 mars 2020</text:p>
          </table:table-cell>
          <table:table-cell table:formula="of:=IF([.I205] = &quot;&quot;; &quot;&quot;; IFERROR(ORG.LIBREOFFICE.REGEX(ORG.LIBREOFFICE.REGEX(ORG.LIBREOFFICE.REGEX([.I20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1 mars 2020" calcext:value-type="string">
            <text:p>11 mars 2020</text:p>
          </table:table-cell>
          <table:table-cell/>
          <table:table-cell table:formula="of:=IF([.I205] = &quot;&quot;; &quot;&quot;; IFERROR(ORG.LIBREOFFICE.REGEX(ORG.LIBREOFFICE.REGEX(ORG.LIBREOFFICE.REGEX([.I205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entretiens, le" calcext:value-type="string">
            <text:p>entretiens, le</text:p>
          </table:table-cell>
          <table:table-cell table:formula="of:=IF([.E205] = &quot;&quot;; [.D205]; IF([.E205] = &quot;-&quot;; &quot;&quot;; [.E205]))" office:value-type="string" office:string-value="Projet Matrimoine Afro-Américano-Caribéen. La contribution des femmes au patrimoine mondial" calcext:value-type="string">
            <text:p>Projet Matrimoine Afro-Américano-Caribéen. La contribution des femmes au patrimoine mondial</text:p>
          </table:table-cell>
          <table:table-cell table:style-name="ce4" table:formula="of:==IF(LEN([.L205]) &lt; 5; &quot;&quot;; ORG.LIBREOFFICE.REGEX([.L205]; &quot;,[^,]*?$&quot;; &quot;&quot;))" office:value-type="string" office:string-value="entretiens" calcext:value-type="string">
            <text:p>entretiens</text:p>
          </table:table-cell>
          <table:table-cell table:formula="of:=IF([.K205] = &quot;&quot;; [.J205]; IF([.K205] = &quot;-&quot;; &quot;&quot;; [.K205]))" office:value-type="string" office:string-value="11 mars 2020" calcext:value-type="string">
            <text:p>11 mars 2020</text:p>
          </table:table-cell>
          <table:table-cell table:formula="of:=IF([.H205] = &quot;&quot;; [.G205]; IF([.H205] = &quot;-&quot;; &quot;&quot;; [.H205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s rencontres culturelles de la BU 2020-2021. Université des Antilles</text:p>
          </table:table-cell>
          <table:table-cell table:formula="of:=ORG.LIBREOFFICE.REGEX([.A206]; &quot;:[^:]*?$&quot;; &quot;&quot;)" office:value-type="string" office:string-value="Les rencontres culturelles de la BU 2020-2021. Université des Antilles" calcext:value-type="string">
            <text:p>Les rencontres culturelles de la BU 2020-2021. Université des Antilles</text:p>
          </table:table-cell>
          <table:table-cell table:formula="of:=IF(ORG.LIBREOFFICE.REGEX([.A206]; &quot;[^:]*?$&quot;; &quot;&quot;) = &quot;&quot;; &quot;&quot;; 1)">
            <text:p/>
          </table:table-cell>
          <table:table-cell table:style-name="ce4" table:formula="of:=IF([.C206] = 1; IF(MID([.B206]; 1; 1) = CHAR(34); MID([.B206]; 2; LEN([.B206]) - 3); [.B206]); ORG.LIBREOFFICE.REGEX([.A206]; &quot;\.[^.]*?$&quot;; &quot;&quot;))" office:value-type="string" office:string-value="Les rencontres culturelles de la BU 2020-2021" calcext:value-type="string">
            <text:p>Les rencontres culturelles de la BU 2020-2021</text:p>
          </table:table-cell>
          <table:table-cell table:style-name="ce6" office:value-type="string" calcext:value-type="string">
            <text:p>Les rencontres culturelles de la BU</text:p>
          </table:table-cell>
          <table:table-cell table:formula="of:= ORG.LIBREOFFICE.REGEX(ORG.LIBREOFFICE.REGEX(MID([.A206]; FIND([.M206]; [.A206]) + LEN([.M206]) + 1; 999); &quot;^\W*&quot;; &quot;&quot;); &quot;\W*$&quot;; &quot;&quot;)" office:value-type="string" office:string-value="2020-2021. Université des Antilles" calcext:value-type="string">
            <text:p>2020-2021. Université des Antilles</text:p>
          </table:table-cell>
          <table:table-cell table:formula="of:=TRIM(ORG.LIBREOFFICE.REGEX([.F206]; &quot;[^.]+\.(.*)$&quot;; &quot;$1&quot;))" office:value-type="string" office:string-value="Université des Antilles" calcext:value-type="string">
            <text:p>Université des Antilles</text:p>
          </table:table-cell>
          <table:table-cell/>
          <table:table-cell table:formula="of:= ORG.LIBREOFFICE.REGEX(ORG.LIBREOFFICE.REGEX(IF([.P206] = &quot;&quot;; [.F206]; TRIM(MID([.F206]; 1; FIND([.P206]; [.F206]) - 1))); &quot;^\W*&quot;; &quot;&quot;); &quot;\W*$&quot;; &quot;&quot;)" office:value-type="string" office:string-value="2020-2021" calcext:value-type="string">
            <text:p>2020-2021</text:p>
          </table:table-cell>
          <table:table-cell table:formula="of:=IF([.I206] = &quot;&quot;; &quot;&quot;; IFERROR(ORG.LIBREOFFICE.REGEX(ORG.LIBREOFFICE.REGEX(ORG.LIBREOFFICE.REGEX([.I20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020-2021" calcext:value-type="string">
            <text:p>2020-2021</text:p>
          </table:table-cell>
          <table:table-cell/>
          <table:table-cell table:formula="of:=IF([.I206] = &quot;&quot;; &quot;&quot;; IFERROR(ORG.LIBREOFFICE.REGEX(ORG.LIBREOFFICE.REGEX(ORG.LIBREOFFICE.REGEX([.I206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>
            <text:p/>
          </table:table-cell>
          <table:table-cell table:formula="of:=IF([.E206] = &quot;&quot;; [.D206]; IF([.E206] = &quot;-&quot;; &quot;&quot;; [.E206]))" office:value-type="string" office:string-value="Les rencontres culturelles de la BU" calcext:value-type="string">
            <text:p>Les rencontres culturelles de la BU</text:p>
          </table:table-cell>
          <table:table-cell table:style-name="ce4" table:formula="of:==IF(LEN([.L206]) &lt; 5; &quot;&quot;; ORG.LIBREOFFICE.REGEX([.L206]; &quot;,[^,]*?$&quot;; &quot;&quot;))">
            <text:p/>
          </table:table-cell>
          <table:table-cell table:formula="of:=IF([.K206] = &quot;&quot;; [.J206]; IF([.K206] = &quot;-&quot;; &quot;&quot;; [.K206]))" office:value-type="string" office:string-value="2020-2021" calcext:value-type="string">
            <text:p>2020-2021</text:p>
          </table:table-cell>
          <table:table-cell table:formula="of:=IF([.H206] = &quot;&quot;; [.G206]; IF([.H206] = &quot;-&quot;; &quot;&quot;; [.H206]))" office:value-type="string" office:string-value="Université des Antilles" calcext:value-type="string">
            <text:p>Université des Antil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ycle de conférences FEMPOCO : séminaire de recherche sur les féminismes postcoloniaux, les 27 avril, 17 mai et 7 juin 2019. Université de Guyane</text:p>
          </table:table-cell>
          <table:table-cell table:formula="of:=ORG.LIBREOFFICE.REGEX([.A207]; &quot;:[^:]*?$&quot;; &quot;&quot;)" office:value-type="string" office:string-value="Cycle de conférences FEMPOCO " calcext:value-type="string">
            <text:p>Cycle de conférences FEMPOCO </text:p>
          </table:table-cell>
          <table:table-cell table:formula="of:=IF(ORG.LIBREOFFICE.REGEX([.A207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207] = 1; IF(MID([.B207]; 1; 1) = CHAR(34); MID([.B207]; 2; LEN([.B207]) - 3); [.B207]); ORG.LIBREOFFICE.REGEX([.A207]; &quot;\.[^.]*?$&quot;; &quot;&quot;))" office:value-type="string" office:string-value="Cycle de conférences FEMPOCO " calcext:value-type="string">
            <text:p>Cycle de conférences FEMPOCO </text:p>
          </table:table-cell>
          <table:table-cell table:style-name="ce6"/>
          <table:table-cell table:formula="of:= ORG.LIBREOFFICE.REGEX(ORG.LIBREOFFICE.REGEX(MID([.A207]; FIND([.M207]; [.A207]) + LEN([.M207]) + 1; 999); &quot;^\W*&quot;; &quot;&quot;); &quot;\W*$&quot;; &quot;&quot;)" office:value-type="string" office:string-value="séminaire de recherche sur les féminismes postcoloniaux, les 27 avril, 17 mai et 7 juin 2019. Université de Guyane" calcext:value-type="string">
            <text:p>séminaire de recherche sur les féminismes postcoloniaux, les 27 avril, 17 mai et 7 juin 2019. Université de Guyane</text:p>
          </table:table-cell>
          <table:table-cell table:formula="of:=TRIM(ORG.LIBREOFFICE.REGEX([.F207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207] = &quot;&quot;; [.F207]; TRIM(MID([.F207]; 1; FIND([.P207]; [.F207]) - 1))); &quot;^\W*&quot;; &quot;&quot;); &quot;\W*$&quot;; &quot;&quot;)" office:value-type="string" office:string-value="séminaire de recherche sur les féminismes postcoloniaux, les 27 avril, 17 mai et 7 juin 2019" calcext:value-type="string">
            <text:p>séminaire de recherche sur les féminismes postcoloniaux, les 27 avril, 17 mai et 7 juin 2019</text:p>
          </table:table-cell>
          <table:table-cell table:formula="of:=IF([.I207] = &quot;&quot;; &quot;&quot;; IFERROR(ORG.LIBREOFFICE.REGEX(ORG.LIBREOFFICE.REGEX(ORG.LIBREOFFICE.REGEX([.I207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7 mai et 7 juin 2019" calcext:value-type="string">
            <text:p>17 mai et 7 juin 2019</text:p>
          </table:table-cell>
          <table:table-cell table:style-name="ce7" office:value-type="string" calcext:value-type="string">
            <text:p>27 avril, 17 mai et 7 juin 2019</text:p>
          </table:table-cell>
          <table:table-cell table:style-name="ce3" office:value-type="string" calcext:value-type="string">
            <text:p>séminaire de recherche sur les féminismes postcoloniaux</text:p>
          </table:table-cell>
          <table:table-cell table:formula="of:=IF([.E207] = &quot;&quot;; [.D207]; IF([.E207] = &quot;-&quot;; &quot;&quot;; [.E207]))" office:value-type="string" office:string-value="Cycle de conférences FEMPOCO " calcext:value-type="string">
            <text:p>Cycle de conférences FEMPOCO </text:p>
          </table:table-cell>
          <table:table-cell table:style-name="ce4" table:formula="of:==IF(LEN([.L207]) &lt; 5; &quot;&quot;; ORG.LIBREOFFICE.REGEX([.L207]; &quot;,[^,]*?$&quot;; &quot;&quot;))" office:value-type="string" office:string-value="séminaire de recherche sur les féminismes postcoloniaux" calcext:value-type="string">
            <text:p>séminaire de recherche sur les féminismes postcoloniaux</text:p>
          </table:table-cell>
          <table:table-cell table:formula="of:=IF([.K207] = &quot;&quot;; [.J207]; IF([.K207] = &quot;-&quot;; &quot;&quot;; [.K207]))" office:value-type="string" office:string-value="27 avril, 17 mai et 7 juin 2019" calcext:value-type="string">
            <text:p>27 avril, 17 mai et 7 juin 2019</text:p>
          </table:table-cell>
          <table:table-cell table:formula="of:=IF([.H207] = &quot;&quot;; [.G207]; IF([.H207] = &quot;-&quot;; &quot;&quot;; [.H207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ournée internationale de la langue et de la culture créoles. "Lasimèn kréyòl / Semaine créole".</text:p>
          </table:table-cell>
          <table:table-cell table:formula="of:=ORG.LIBREOFFICE.REGEX([.A208]; &quot;:[^:]*?$&quot;; &quot;&quot;)" office:value-type="string" office:string-value="Journée internationale de la langue et de la culture créoles. &quot;Lasimèn kréyòl / Semaine créole&quot;." calcext:value-type="string">
            <text:p>Journée internationale de la langue et de la culture créoles. "Lasimèn kréyòl / Semaine créole".</text:p>
          </table:table-cell>
          <table:table-cell table:formula="of:=IF(ORG.LIBREOFFICE.REGEX([.A208]; &quot;[^:]*?$&quot;; &quot;&quot;) = &quot;&quot;; &quot;&quot;; 1)">
            <text:p/>
          </table:table-cell>
          <table:table-cell table:style-name="ce4" table:formula="of:=IF([.C208] = 1; IF(MID([.B208]; 1; 1) = CHAR(34); MID([.B208]; 2; LEN([.B208]) - 3); [.B208]); ORG.LIBREOFFICE.REGEX([.A208]; &quot;\.[^.]*?$&quot;; &quot;&quot;))" office:value-type="string" office:string-value="Journée internationale de la langue et de la culture créoles. &quot;Lasimèn kréyòl / Semaine créole&quot;" calcext:value-type="string">
            <text:p>Journée internationale de la langue et de la culture créoles. "Lasimèn kréyòl / Semaine créole"</text:p>
          </table:table-cell>
          <table:table-cell table:style-name="ce6"/>
          <table:table-cell table:formula="of:= ORG.LIBREOFFICE.REGEX(ORG.LIBREOFFICE.REGEX(MID([.A208]; FIND([.M208]; [.A208]) + LEN([.M208]) + 1; 999); &quot;^\W*&quot;; &quot;&quot;); &quot;\W*$&quot;; &quot;&quot;)">
            <text:p/>
          </table:table-cell>
          <table:table-cell table:formula="of:=TRIM(ORG.LIBREOFFICE.REGEX([.F208]; &quot;[^.]+\.(.*)$&quot;; &quot;$1&quot;))">
            <text:p/>
          </table:table-cell>
          <table:table-cell/>
          <table:table-cell table:formula="of:= ORG.LIBREOFFICE.REGEX(ORG.LIBREOFFICE.REGEX(IF([.P208] = &quot;&quot;; [.F208]; TRIM(MID([.F208]; 1; FIND([.P208]; [.F208]) - 1))); &quot;^\W*&quot;; &quot;&quot;); &quot;\W*$&quot;; &quot;&quot;)">
            <text:p/>
          </table:table-cell>
          <table:table-cell table:formula="of:=IF([.I208] = &quot;&quot;; &quot;&quot;; IFERROR(ORG.LIBREOFFICE.REGEX(ORG.LIBREOFFICE.REGEX(ORG.LIBREOFFICE.REGEX([.I20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>
            <text:p/>
          </table:table-cell>
          <table:table-cell/>
          <table:table-cell table:formula="of:=IF([.I208] = &quot;&quot;; &quot;&quot;; IFERROR(ORG.LIBREOFFICE.REGEX(ORG.LIBREOFFICE.REGEX(ORG.LIBREOFFICE.REGEX([.I208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>
            <text:p/>
          </table:table-cell>
          <table:table-cell table:formula="of:=IF([.E208] = &quot;&quot;; [.D208]; IF([.E208] = &quot;-&quot;; &quot;&quot;; [.E208]))" office:value-type="string" office:string-value="Journée internationale de la langue et de la culture créoles. &quot;Lasimèn kréyòl / Semaine créole&quot;" calcext:value-type="string">
            <text:p>Journée internationale de la langue et de la culture créoles. "Lasimèn kréyòl / Semaine créole"</text:p>
          </table:table-cell>
          <table:table-cell table:style-name="ce4" table:formula="of:==IF(LEN([.L208]) &lt; 5; &quot;&quot;; ORG.LIBREOFFICE.REGEX([.L208]; &quot;,[^,]*?$&quot;; &quot;&quot;))">
            <text:p/>
          </table:table-cell>
          <table:table-cell table:formula="of:=IF([.K208] = &quot;&quot;; [.J208]; IF([.K208] = &quot;-&quot;; &quot;&quot;; [.K208]))">
            <text:p/>
          </table:table-cell>
          <table:table-cell table:formula="of:=IF([.H208] = &quot;&quot;; [.G208]; IF([.H208] = &quot;-&quot;; &quot;&quot;; [.H208])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Nuit européenne des musées : conférences, le 14 novembre 2020. Université des Guyane</text:p>
          </table:table-cell>
          <table:table-cell table:formula="of:=ORG.LIBREOFFICE.REGEX([.A209]; &quot;:[^:]*?$&quot;; &quot;&quot;)" office:value-type="string" office:string-value="Nuit européenne des musées " calcext:value-type="string">
            <text:p>Nuit européenne des musées </text:p>
          </table:table-cell>
          <table:table-cell table:formula="of:=IF(ORG.LIBREOFFICE.REGEX([.A209]; &quot;[^:]*?$&quot;; &quot;&quot;) = &quot;&quot;; &quot;&quot;; 1)" office:value-type="float" office:value="1" calcext:value-type="float">
            <text:p>1</text:p>
          </table:table-cell>
          <table:table-cell table:style-name="ce4" table:formula="of:=IF([.C209] = 1; IF(MID([.B209]; 1; 1) = CHAR(34); MID([.B209]; 2; LEN([.B209]) - 3); [.B209]); ORG.LIBREOFFICE.REGEX([.A209]; &quot;\.[^.]*?$&quot;; &quot;&quot;))" office:value-type="string" office:string-value="Nuit européenne des musées " calcext:value-type="string">
            <text:p>Nuit européenne des musées </text:p>
          </table:table-cell>
          <table:table-cell table:style-name="ce6"/>
          <table:table-cell table:formula="of:= ORG.LIBREOFFICE.REGEX(ORG.LIBREOFFICE.REGEX(MID([.A209]; FIND([.M209]; [.A209]) + LEN([.M209]) + 1; 999); &quot;^\W*&quot;; &quot;&quot;); &quot;\W*$&quot;; &quot;&quot;)" office:value-type="string" office:string-value="conférences, le 14 novembre 2020. Université des Guyane" calcext:value-type="string">
            <text:p>conférences, le 14 novembre 2020. Université des Guyane</text:p>
          </table:table-cell>
          <table:table-cell table:formula="of:=TRIM(ORG.LIBREOFFICE.REGEX([.F209]; &quot;[^.]+\.(.*)$&quot;; &quot;$1&quot;))" office:value-type="string" office:string-value="Université des Guyane" calcext:value-type="string">
            <text:p>Université des Guyane</text:p>
          </table:table-cell>
          <table:table-cell/>
          <table:table-cell table:formula="of:= ORG.LIBREOFFICE.REGEX(ORG.LIBREOFFICE.REGEX(IF([.P209] = &quot;&quot;; [.F209]; TRIM(MID([.F209]; 1; FIND([.P209]; [.F209]) - 1))); &quot;^\W*&quot;; &quot;&quot;); &quot;\W*$&quot;; &quot;&quot;)" office:value-type="string" office:string-value="conférences, le 14 novembre 2020" calcext:value-type="string">
            <text:p>conférences, le 14 novembre 2020</text:p>
          </table:table-cell>
          <table:table-cell table:formula="of:=IF([.I209] = &quot;&quot;; &quot;&quot;; IFERROR(ORG.LIBREOFFICE.REGEX(ORG.LIBREOFFICE.REGEX(ORG.LIBREOFFICE.REGEX([.I20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4 novembre 2020" calcext:value-type="string">
            <text:p>14 novembre 2020</text:p>
          </table:table-cell>
          <table:table-cell/>
          <table:table-cell table:formula="of:=IF([.I209] = &quot;&quot;; &quot;&quot;; IFERROR(ORG.LIBREOFFICE.REGEX(ORG.LIBREOFFICE.REGEX(ORG.LIBREOFFICE.REGEX([.I209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conférences, le" calcext:value-type="string">
            <text:p>conférences, le</text:p>
          </table:table-cell>
          <table:table-cell table:formula="of:=IF([.E209] = &quot;&quot;; [.D209]; IF([.E209] = &quot;-&quot;; &quot;&quot;; [.E209]))" office:value-type="string" office:string-value="Nuit européenne des musées " calcext:value-type="string">
            <text:p>Nuit européenne des musées </text:p>
          </table:table-cell>
          <table:table-cell table:style-name="ce4" table:formula="of:==IF(LEN([.L209]) &lt; 5; &quot;&quot;; ORG.LIBREOFFICE.REGEX([.L209]; &quot;,[^,]*?$&quot;; &quot;&quot;))" office:value-type="string" office:string-value="conférences" calcext:value-type="string">
            <text:p>conférences</text:p>
          </table:table-cell>
          <table:table-cell table:formula="of:=IF([.K209] = &quot;&quot;; [.J209]; IF([.K209] = &quot;-&quot;; &quot;&quot;; [.K209]))" office:value-type="string" office:string-value="14 novembre 2020" calcext:value-type="string">
            <text:p>14 novembre 2020</text:p>
          </table:table-cell>
          <table:table-cell table:formula="of:=IF([.H209] = &quot;&quot;; [.G209]; IF([.H209] = &quot;-&quot;; &quot;&quot;; [.H209]))" office:value-type="string" office:string-value="Université des Guyane" calcext:value-type="string">
            <text:p>Université des Guyan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es jeudis-conférences. Université de Guyane</text:p>
          </table:table-cell>
          <table:table-cell table:formula="of:=ORG.LIBREOFFICE.REGEX([.A210]; &quot;:[^:]*?$&quot;; &quot;&quot;)" office:value-type="string" office:string-value="Les jeudis-conférences. Université de Guyane" calcext:value-type="string">
            <text:p>Les jeudis-conférences. Université de Guyane</text:p>
          </table:table-cell>
          <table:table-cell table:formula="of:=IF(ORG.LIBREOFFICE.REGEX([.A210]; &quot;[^:]*?$&quot;; &quot;&quot;) = &quot;&quot;; &quot;&quot;; 1)">
            <text:p/>
          </table:table-cell>
          <table:table-cell table:style-name="ce4" table:formula="of:=IF([.C210] = 1; IF(MID([.B210]; 1; 1) = CHAR(34); MID([.B210]; 2; LEN([.B210]) - 3); [.B210]); ORG.LIBREOFFICE.REGEX([.A210]; &quot;\.[^.]*?$&quot;; &quot;&quot;))" office:value-type="string" office:string-value="Les jeudis-conférences" calcext:value-type="string">
            <text:p>Les jeudis-conférences</text:p>
          </table:table-cell>
          <table:table-cell table:style-name="ce6"/>
          <table:table-cell table:formula="of:= ORG.LIBREOFFICE.REGEX(ORG.LIBREOFFICE.REGEX(MID([.A210]; FIND([.M210]; [.A210]) + LEN([.M210]) + 1; 999); &quot;^\W*&quot;; &quot;&quot;); &quot;\W*$&quot;; &quot;&quot;)" office:value-type="string" office:string-value="Université de Guyane" calcext:value-type="string">
            <text:p>Université de Guyane</text:p>
          </table:table-cell>
          <table:table-cell table:formula="of:=TRIM(ORG.LIBREOFFICE.REGEX([.F210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210] = &quot;&quot;; [.F210]; TRIM(MID([.F210]; 1; FIND([.P210]; [.F210]) - 1))); &quot;^\W*&quot;; &quot;&quot;); &quot;\W*$&quot;; &quot;&quot;)">
            <text:p/>
          </table:table-cell>
          <table:table-cell table:formula="of:=IF([.I210] = &quot;&quot;; &quot;&quot;; IFERROR(ORG.LIBREOFFICE.REGEX(ORG.LIBREOFFICE.REGEX(ORG.LIBREOFFICE.REGEX([.I21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>
            <text:p/>
          </table:table-cell>
          <table:table-cell/>
          <table:table-cell table:formula="of:=IF([.I210] = &quot;&quot;; &quot;&quot;; IFERROR(ORG.LIBREOFFICE.REGEX(ORG.LIBREOFFICE.REGEX(ORG.LIBREOFFICE.REGEX([.I210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>
            <text:p/>
          </table:table-cell>
          <table:table-cell table:formula="of:=IF([.E210] = &quot;&quot;; [.D210]; IF([.E210] = &quot;-&quot;; &quot;&quot;; [.E210]))" office:value-type="string" office:string-value="Les jeudis-conférences" calcext:value-type="string">
            <text:p>Les jeudis-conférences</text:p>
          </table:table-cell>
          <table:table-cell table:style-name="ce4" table:formula="of:==IF(LEN([.L210]) &lt; 5; &quot;&quot;; ORG.LIBREOFFICE.REGEX([.L210]; &quot;,[^,]*?$&quot;; &quot;&quot;))">
            <text:p/>
          </table:table-cell>
          <table:table-cell table:formula="of:=IF([.K210] = &quot;&quot;; [.J210]; IF([.K210] = &quot;-&quot;; &quot;&quot;; [.K210]))">
            <text:p/>
          </table:table-cell>
          <table:table-cell table:formula="of:=IF([.H210] = &quot;&quot;; [.G210]; IF([.H210] = &quot;-&quot;; &quot;&quot;; [.H210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ournées de l'archéologie en Guyane 2020. "Actualités des découvertes en Guyane", le 5 décembre 2020. Université de Guyane</text:p>
          </table:table-cell>
          <table:table-cell table:formula="of:=ORG.LIBREOFFICE.REGEX([.A211]; &quot;:[^:]*?$&quot;; &quot;&quot;)" office:value-type="string" office:string-value="Journées de l'archéologie en Guyane 2020. &quot;Actualités des découvertes en Guyane&quot;, le 5 décembre 2020. Université de Guyane" calcext:value-type="string">
            <text:p>Journées de l'archéologie en Guyane 2020. "Actualités des découvertes en Guyane", le 5 décembre 2020. Université de Guyane</text:p>
          </table:table-cell>
          <table:table-cell table:formula="of:=IF(ORG.LIBREOFFICE.REGEX([.A211]; &quot;[^:]*?$&quot;; &quot;&quot;) = &quot;&quot;; &quot;&quot;; 1)">
            <text:p/>
          </table:table-cell>
          <table:table-cell table:style-name="ce4" table:formula="of:=IF([.C211] = 1; IF(MID([.B211]; 1; 1) = CHAR(34); MID([.B211]; 2; LEN([.B211]) - 3); [.B211]); ORG.LIBREOFFICE.REGEX([.A211]; &quot;\.[^.]*?$&quot;; &quot;&quot;))" office:value-type="string" office:string-value="Journées de l'archéologie en Guyane 2020. &quot;Actualités des découvertes en Guyane&quot;, le 5 décembre 2020" calcext:value-type="string">
            <text:p>Journées de l'archéologie en Guyane 2020. "Actualités des découvertes en Guyane", le 5 décembre 2020</text:p>
          </table:table-cell>
          <table:table-cell table:style-name="ce6" office:value-type="string" calcext:value-type="string">
            <text:p>Journées de l'archéologie en Guyane 2020. "Actualités des découvertes en Guyane"</text:p>
          </table:table-cell>
          <table:table-cell table:formula="of:= ORG.LIBREOFFICE.REGEX(ORG.LIBREOFFICE.REGEX(MID([.A211]; FIND([.M211]; [.A211]) + LEN([.M211]) + 1; 999); &quot;^\W*&quot;; &quot;&quot;); &quot;\W*$&quot;; &quot;&quot;)" office:value-type="string" office:string-value="le 5 décembre 2020. Université de Guyane" calcext:value-type="string">
            <text:p>le 5 décembre 2020. Université de Guyane</text:p>
          </table:table-cell>
          <table:table-cell table:formula="of:=TRIM(ORG.LIBREOFFICE.REGEX([.F211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211] = &quot;&quot;; [.F211]; TRIM(MID([.F211]; 1; FIND([.P211]; [.F211]) - 1))); &quot;^\W*&quot;; &quot;&quot;); &quot;\W*$&quot;; &quot;&quot;)" office:value-type="string" office:string-value="le 5 décembre 2020" calcext:value-type="string">
            <text:p>le 5 décembre 2020</text:p>
          </table:table-cell>
          <table:table-cell table:formula="of:=IF([.I211] = &quot;&quot;; &quot;&quot;; IFERROR(ORG.LIBREOFFICE.REGEX(ORG.LIBREOFFICE.REGEX(ORG.LIBREOFFICE.REGEX([.I21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5 décembre 2020" calcext:value-type="string">
            <text:p>5 décembre 2020</text:p>
          </table:table-cell>
          <table:table-cell/>
          <table:table-cell table:formula="of:=IF([.I211] = &quot;&quot;; &quot;&quot;; IFERROR(ORG.LIBREOFFICE.REGEX(ORG.LIBREOFFICE.REGEX(ORG.LIBREOFFICE.REGEX([.I211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211] = &quot;&quot;; [.D211]; IF([.E211] = &quot;-&quot;; &quot;&quot;; [.E211]))" office:value-type="string" office:string-value="Journées de l'archéologie en Guyane 2020. &quot;Actualités des découvertes en Guyane&quot;" calcext:value-type="string">
            <text:p>Journées de l'archéologie en Guyane 2020. "Actualités des découvertes en Guyane"</text:p>
          </table:table-cell>
          <table:table-cell table:style-name="ce4" table:formula="of:==IF(LEN([.L211]) &lt; 5; &quot;&quot;; ORG.LIBREOFFICE.REGEX([.L211]; &quot;,[^,]*?$&quot;; &quot;&quot;))">
            <text:p/>
          </table:table-cell>
          <table:table-cell table:formula="of:=IF([.K211] = &quot;&quot;; [.J211]; IF([.K211] = &quot;-&quot;; &quot;&quot;; [.K211]))" office:value-type="string" office:string-value="5 décembre 2020" calcext:value-type="string">
            <text:p>5 décembre 2020</text:p>
          </table:table-cell>
          <table:table-cell table:formula="of:=IF([.H211] = &quot;&quot;; [.G211]; IF([.H211] = &quot;-&quot;; &quot;&quot;; [.H211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éminaire préparatoire aux états généraux du multilinguisme dans les Outre-mer, le 27 mars 2021. Université de Guyane</text:p>
          </table:table-cell>
          <table:table-cell table:formula="of:=ORG.LIBREOFFICE.REGEX([.A212]; &quot;:[^:]*?$&quot;; &quot;&quot;)" office:value-type="string" office:string-value="Séminaire préparatoire aux états généraux du multilinguisme dans les Outre-mer, le 27 mars 2021. Université de Guyane" calcext:value-type="string">
            <text:p>Séminaire préparatoire aux états généraux du multilinguisme dans les Outre-mer, le 27 mars 2021. Université de Guyane</text:p>
          </table:table-cell>
          <table:table-cell table:formula="of:=IF(ORG.LIBREOFFICE.REGEX([.A212]; &quot;[^:]*?$&quot;; &quot;&quot;) = &quot;&quot;; &quot;&quot;; 1)">
            <text:p/>
          </table:table-cell>
          <table:table-cell table:style-name="ce4" table:formula="of:=IF([.C212] = 1; IF(MID([.B212]; 1; 1) = CHAR(34); MID([.B212]; 2; LEN([.B212]) - 3); [.B212]); ORG.LIBREOFFICE.REGEX([.A212]; &quot;\.[^.]*?$&quot;; &quot;&quot;))" office:value-type="string" office:string-value="Séminaire préparatoire aux états généraux du multilinguisme dans les Outre-mer, le 27 mars 2021" calcext:value-type="string">
            <text:p>Séminaire préparatoire aux états généraux du multilinguisme dans les Outre-mer, le 27 mars 2021</text:p>
          </table:table-cell>
          <table:table-cell table:style-name="ce6" office:value-type="string" calcext:value-type="string">
            <text:p>Séminaire préparatoire aux états généraux du multilinguisme dans les Outre-mer</text:p>
          </table:table-cell>
          <table:table-cell table:formula="of:= ORG.LIBREOFFICE.REGEX(ORG.LIBREOFFICE.REGEX(MID([.A212]; FIND([.M212]; [.A212]) + LEN([.M212]) + 1; 999); &quot;^\W*&quot;; &quot;&quot;); &quot;\W*$&quot;; &quot;&quot;)" office:value-type="string" office:string-value="le 27 mars 2021. Université de Guyane" calcext:value-type="string">
            <text:p>le 27 mars 2021. Université de Guyane</text:p>
          </table:table-cell>
          <table:table-cell table:formula="of:=TRIM(ORG.LIBREOFFICE.REGEX([.F212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212] = &quot;&quot;; [.F212]; TRIM(MID([.F212]; 1; FIND([.P212]; [.F212]) - 1))); &quot;^\W*&quot;; &quot;&quot;); &quot;\W*$&quot;; &quot;&quot;)" office:value-type="string" office:string-value="le 27 mars 2021" calcext:value-type="string">
            <text:p>le 27 mars 2021</text:p>
          </table:table-cell>
          <table:table-cell table:formula="of:=IF([.I212] = &quot;&quot;; &quot;&quot;; IFERROR(ORG.LIBREOFFICE.REGEX(ORG.LIBREOFFICE.REGEX(ORG.LIBREOFFICE.REGEX([.I21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27 mars 2021" calcext:value-type="string">
            <text:p>27 mars 2021</text:p>
          </table:table-cell>
          <table:table-cell/>
          <table:table-cell table:formula="of:=IF([.I212] = &quot;&quot;; &quot;&quot;; IFERROR(ORG.LIBREOFFICE.REGEX(ORG.LIBREOFFICE.REGEX(ORG.LIBREOFFICE.REGEX([.I212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212] = &quot;&quot;; [.D212]; IF([.E212] = &quot;-&quot;; &quot;&quot;; [.E212]))" office:value-type="string" office:string-value="Séminaire préparatoire aux états généraux du multilinguisme dans les Outre-mer" calcext:value-type="string">
            <text:p>Séminaire préparatoire aux états généraux du multilinguisme dans les Outre-mer</text:p>
          </table:table-cell>
          <table:table-cell table:style-name="ce4" table:formula="of:==IF(LEN([.L212]) &lt; 5; &quot;&quot;; ORG.LIBREOFFICE.REGEX([.L212]; &quot;,[^,]*?$&quot;; &quot;&quot;))">
            <text:p/>
          </table:table-cell>
          <table:table-cell table:formula="of:=IF([.K212] = &quot;&quot;; [.J212]; IF([.K212] = &quot;-&quot;; &quot;&quot;; [.K212]))" office:value-type="string" office:string-value="27 mars 2021" calcext:value-type="string">
            <text:p>27 mars 2021</text:p>
          </table:table-cell>
          <table:table-cell table:formula="of:=IF([.H212] = &quot;&quot;; [.G212]; IF([.H212] = &quot;-&quot;; &quot;&quot;; [.H212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Conférence-débat. Intervention sociale et innovation (ISI)", le 17 mars 2021. Université de Guyane</text:p>
          </table:table-cell>
          <table:table-cell table:formula="of:=ORG.LIBREOFFICE.REGEX([.A213]; &quot;:[^:]*?$&quot;; &quot;&quot;)" office:value-type="string" office:string-value="&quot;Conférence-débat. Intervention sociale et innovation (ISI)&quot;, le 17 mars 2021. Université de Guyane" calcext:value-type="string">
            <text:p>"Conférence-débat. Intervention sociale et innovation (ISI)", le 17 mars 2021. Université de Guyane</text:p>
          </table:table-cell>
          <table:table-cell table:formula="of:=IF(ORG.LIBREOFFICE.REGEX([.A213]; &quot;[^:]*?$&quot;; &quot;&quot;) = &quot;&quot;; &quot;&quot;; 1)">
            <text:p/>
          </table:table-cell>
          <table:table-cell table:style-name="ce4" table:formula="of:=IF([.C213] = 1; IF(MID([.B213]; 1; 1) = CHAR(34); MID([.B213]; 2; LEN([.B213]) - 3); [.B213]); ORG.LIBREOFFICE.REGEX([.A213]; &quot;\.[^.]*?$&quot;; &quot;&quot;))" office:value-type="string" office:string-value="&quot;Conférence-débat. Intervention sociale et innovation (ISI)&quot;, le 17 mars 2021" calcext:value-type="string">
            <text:p>"Conférence-débat. Intervention sociale et innovation (ISI)", le 17 mars 2021</text:p>
          </table:table-cell>
          <table:table-cell table:style-name="ce6" office:value-type="string" calcext:value-type="string">
            <text:p>Conférence-débat. Intervention sociale et innovation (ISI)</text:p>
          </table:table-cell>
          <table:table-cell table:formula="of:= ORG.LIBREOFFICE.REGEX(ORG.LIBREOFFICE.REGEX(MID([.A213]; FIND([.M213]; [.A213]) + LEN([.M213]) + 1; 999); &quot;^\W*&quot;; &quot;&quot;); &quot;\W*$&quot;; &quot;&quot;)" office:value-type="string" office:string-value="le 17 mars 2021. Université de Guyane" calcext:value-type="string">
            <text:p>le 17 mars 2021. Université de Guyane</text:p>
          </table:table-cell>
          <table:table-cell table:formula="of:=TRIM(ORG.LIBREOFFICE.REGEX([.F213]; &quot;[^.]+\.(.*)$&quot;; &quot;$1&quot;))" office:value-type="string" office:string-value="Université de Guyane" calcext:value-type="string">
            <text:p>Université de Guyane</text:p>
          </table:table-cell>
          <table:table-cell/>
          <table:table-cell table:formula="of:= ORG.LIBREOFFICE.REGEX(ORG.LIBREOFFICE.REGEX(IF([.P213] = &quot;&quot;; [.F213]; TRIM(MID([.F213]; 1; FIND([.P213]; [.F213]) - 1))); &quot;^\W*&quot;; &quot;&quot;); &quot;\W*$&quot;; &quot;&quot;)" office:value-type="string" office:string-value="le 17 mars 2021" calcext:value-type="string">
            <text:p>le 17 mars 2021</text:p>
          </table:table-cell>
          <table:table-cell table:formula="of:=IF([.I213] = &quot;&quot;; &quot;&quot;; IFERROR(ORG.LIBREOFFICE.REGEX(ORG.LIBREOFFICE.REGEX(ORG.LIBREOFFICE.REGEX([.I21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); &quot;^\W*&quot;; &quot;&quot;); &quot;\W*$&quot;; &quot;&quot;); &quot;&quot;))" office:value-type="string" office:string-value="17 mars 2021" calcext:value-type="string">
            <text:p>17 mars 2021</text:p>
          </table:table-cell>
          <table:table-cell/>
          <table:table-cell table:formula="of:=IF([.I213] = &quot;&quot;; &quot;&quot;; IFERROR(ORG.LIBREOFFICE.REGEX(ORG.LIBREOFFICE.REGEX(ORG.LIBREOFFICE.REGEX([.I213]; &quot;(\d\d?(?:ème|er|e|me)?)?\s*(?:et|au|)\s*(\d\d?(?:ème|er|e|me)?)?\s*(janvier|février|mars|avril|mai|juin|juillet|août|septembre|octobre|novembre|décembre)?(\d\d?)?\s*(?:et|au|)\s*(\d\d?)?\s*(janvier|février|mars|avril|mai|juin|juillet|août|septembre|octobre|novembre|décembre)?\s*(\d{4}-\d{4}|\d{4})&quot;; &quot;&quot;); &quot;^\W*&quot;; &quot;&quot;); &quot;\W*$&quot;; &quot;&quot;); &quot;&quot;))" office:value-type="string" office:string-value="le" calcext:value-type="string">
            <text:p>le</text:p>
          </table:table-cell>
          <table:table-cell table:formula="of:=IF([.E213] = &quot;&quot;; [.D213]; IF([.E213] = &quot;-&quot;; &quot;&quot;; [.E213]))" office:value-type="string" office:string-value="Conférence-débat. Intervention sociale et innovation (ISI)" calcext:value-type="string">
            <text:p>Conférence-débat. Intervention sociale et innovation (ISI)</text:p>
          </table:table-cell>
          <table:table-cell table:style-name="ce4" table:formula="of:==IF(LEN([.L213]) &lt; 5; &quot;&quot;; ORG.LIBREOFFICE.REGEX([.L213]; &quot;,[^,]*?$&quot;; &quot;&quot;))">
            <text:p/>
          </table:table-cell>
          <table:table-cell table:formula="of:=IF([.K213] = &quot;&quot;; [.J213]; IF([.K213] = &quot;-&quot;; &quot;&quot;; [.K213]))" office:value-type="string" office:string-value="17 mars 2021" calcext:value-type="string">
            <text:p>17 mars 2021</text:p>
          </table:table-cell>
          <table:table-cell table:formula="of:=IF([.H213] = &quot;&quot;; [.G213]; IF([.H213] = &quot;-&quot;; &quot;&quot;; [.H213]))" office:value-type="string" office:string-value="Université de Guyane" calcext:value-type="string">
            <text:p>Université de Guyane</text:p>
          </table:table-cell>
          <table:table-cell table:number-columns-repeated="6"/>
        </table:table-row>
        <table:table-row table:style-name="ro4" table:number-rows-repeated="1048362">
          <table:table-cell table:number-columns-repeated="22"/>
        </table:table-row>
        <table:table-row table:style-name="ro4">
          <table:table-cell table:number-columns-repeated="22"/>
        </table:table-row>
      </table:table>
      <table:named-expressions/>
      <table:database-ranges>
        <table:database-range table:name="__Anonymous_Sheet_DB__0" table:target-range-address="manifestations.A1:manifestations.P2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0:55:07.102667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6-02T17:34:08.631651227</dc:date>
    <dc:creator>Daniel Berthereau</dc:creator>
    <meta:editing-duration>PT23M30S</meta:editing-duration>
    <meta:editing-cycles>7</meta:editing-cycles>
    <meta:document-statistic meta:table-count="1" meta:cell-count="2836" meta:object-count="0"/>
  </office:meta>
</office:document-meta>
</file>